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P27" style:family="paragraph" style:parent-style-name="Text_20_body" style:list-style-name="L12">
      <style:paragraph-properties fo:margin-top="0cm" fo:margin-bottom="0cm" loext:contextual-spacing="false"/>
    </style:style>
    <style:style style:name="P28" style:family="paragraph" style:parent-style-name="Text_20_body" style:list-style-name="L13">
      <style:paragraph-properties fo:margin-top="0cm" fo:margin-bottom="0cm" loext:contextual-spacing="false"/>
    </style:style>
    <style:style style:name="P29" style:family="paragraph" style:parent-style-name="Text_20_body" style:list-style-name="L14">
      <style:paragraph-properties fo:margin-top="0cm" fo:margin-bottom="0cm" loext:contextual-spacing="false"/>
    </style:style>
    <style:style style:name="P30" style:family="paragraph" style:parent-style-name="Text_20_body" style:list-style-name="L15">
      <style:paragraph-properties fo:margin-top="0cm" fo:margin-bottom="0cm" loext:contextual-spacing="false"/>
    </style:style>
    <style:style style:name="P31" style:family="paragraph" style:parent-style-name="Preformatted_20_Text" style:list-style-name="L3"/>
    <style:style style:name="P32" style:family="paragraph" style:parent-style-name="Preformatted_20_Text" style:list-style-name="L14"/>
    <style:style style:name="P33" style:family="paragraph" style:parent-style-name="Preformatted_20_Text">
      <style:paragraph-properties fo:margin-top="0cm" fo:margin-bottom="0.499cm" loext:contextual-spacing="false"/>
    </style:style>
    <style:style style:name="P34" style:family="paragraph" style:parent-style-name="Preformatted_20_Text" style:list-style-name="L3">
      <style:paragraph-properties fo:margin-top="0cm" fo:margin-bottom="0.499cm" loext:contextual-spacing="false"/>
    </style:style>
    <style:style style:name="P35" style:family="paragraph" style:parent-style-name="Preformatted_20_Text" style:list-style-name="L14">
      <style:paragraph-properties fo:margin-top="0cm" fo:margin-bottom="0.499cm" loext:contextual-spacing="false"/>
    </style:style>
    <style:style style:name="P36" style:family="paragraph" style:parent-style-name="Preformatted_20_Text">
      <style:paragraph-properties fo:margin-left="1cm" fo:margin-right="0cm" fo:text-indent="0cm" style:auto-text-indent="false"/>
    </style:style>
    <style:style style:name="P37" style:family="paragraph" style:parent-style-name="Preformatted_20_Text">
      <style:paragraph-properties fo:margin-left="1cm" fo:margin-right="0cm" fo:margin-top="0cm" fo:margin-bottom="0.499cm" loext:contextual-spacing="false" fo:text-indent="0cm" style:auto-text-indent="false"/>
    </style:style>
    <style:style style:name="P38" style:family="paragraph" style:parent-style-name="List_20_Heading">
      <style:paragraph-properties fo:margin-left="1cm" fo:margin-right="0cm" fo:text-indent="0cm" style:auto-text-indent="false"/>
    </style:style>
    <style:style style:name="P39" style:family="paragraph" style:parent-style-name="List_20_Contents">
      <style:paragraph-properties fo:margin-top="0cm" fo:margin-bottom="0.499cm" loext:contextual-spacing="false"/>
    </style:style>
    <style:style style:name="P40" style:family="paragraph" style:parent-style-name="List_20_Contents">
      <style:paragraph-properties fo:margin-left="2cm" fo:margin-right="0cm" fo:text-indent="0cm"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linux.yaroslavl.ru/docs/prog/gnu_make_3-79_russian_manual.html#TOC1" office:name="SEC1" text:style-name="Internet_20_link" text:visited-style-name="Visited_20_Internet_20_Link">Назначение программы </text:a><text:a xlink:type="simple" xlink:href="http://linux.yaroslavl.ru/docs/prog/gnu_make_3-79_russian_manual.html#TOC1" office:name="SEC1" text:style-name="Internet_20_link" text:visited-style-name="Visited_20_Internet_20_Link"><text:span text:style-name="Source_20_Text">make</text:span></text:a></text:h>
      <text:p text:style-name="Text_20_body">Утилита <text:span text:style-name="Source_20_Text">make</text:span> автоматически определяет какие части большой программы должны быть перекомпилированы, и выполняет необходимые для этого действия. В данном руководстве описывается программа GNU <text:span text:style-name="Source_20_Text">make</text:span>, авторами которой являются Richard Stallman и Roland McGrath. Начиная с версии 3.76, разработку программы ведет Paul D. Smith. </text:p>
      <text:p text:style-name="Text_20_body">GNU <text:span text:style-name="Source_20_Text">make</text:span> удовлетворяет требованиям раздела 6.2 стандарта <text:span text:style-name="Citation">IEEE Standard 1003.2-1992</text:span> (POSIX.2). <text:bookmark text:name="IDX1"/><text:bookmark text:name="IDX2"/><text:bookmark text:name="IDX3"/></text:p>
      <text:p text:style-name="Text_20_body">В приводимых примерах будут фигурировать программы на языке Си, поскольку они широко распространены. Однако, вы можете использовать <text:span text:style-name="Source_20_Text">make</text:span> с любым языком программирования для которого имеется компилятор, работающий из командной строки. На самом деле, область применения <text:span text:style-name="Source_20_Text">make</text:span> не ограничивается только сборкой программ. Вы можете использовать ее для решения любых задач, где одни файлы должны автоматически обновляться при изменении других файлов. </text:p>
      <text:p text:style-name="Text_20_body">Перед тем, как использовать <text:span text:style-name="Source_20_Text">make</text:span>, вы должны создать так называемый <text:span text:style-name="Strong_20_Emphasis">make-файл (makefile)</text:span>, который будет описывать зависимости между файлами вашей программы, и содержать команды для обновления этих файлов. Как правило, исполняемый файл программы зависит от объектных файлов, которые, в свою очередь, получаются в результате компиляции соответствующих файлов с исходными текстами. </text:p>
      <text:p text:style-name="Text_20_body">После того, как нужный make-файл создан, простой команды : </text:p>
      <text:p text:style-name="P33">make</text:p>
      <text:p text:style-name="Text_20_body">будет достаточно для выполнения всех необходимых перекомпиляций если какие-либо из исходных файлов программы были изменены. Используя информацию из make-файла, и, зная время последней модефикации файлов, утилита <text:span text:style-name="Source_20_Text">make</text:span> решает, каких из файлов должны быть обновлены. Для каждого из этих файлов будут выполнены указанные в make-файле команды. </text:p>
      <text:p text:style-name="Text_20_body">При вызове <text:span text:style-name="Source_20_Text">make</text:span>, в командной строке могут быть заданы параметры, указывающие, какие файлы следует перекомпилировать и каким образом это делать. Смотрите раздел <text:a xlink:type="simple" xlink:href="http://linux.yaroslavl.ru/docs/prog/gnu_make_3-79_russian_manual.html#SEC85" text:style-name="Internet_20_link" text:visited-style-name="Visited_20_Internet_20_Link">Запуск </text:a><text:a xlink:type="simple" xlink:href="http://linux.yaroslavl.ru/docs/prog/gnu_make_3-79_russian_manual.html#SEC85" text:style-name="Internet_20_link" text:visited-style-name="Visited_20_Internet_20_Link"><text:span text:style-name="Source_20_Text">make</text:span></text:a>. </text:p>
      <text:h text:style-name="Heading_20_2" text:outline-level="2"><text:a xlink:type="simple" xlink:href="http://linux.yaroslavl.ru/docs/prog/gnu_make_3-79_russian_manual.html#TOC2" office:name="SEC2" text:style-name="Internet_20_link" text:visited-style-name="Visited_20_Internet_20_Link">Как читать данное руководство</text:a></text:h>
      <text:p text:style-name="Text_20_body">Если вы - начинающий пользователь make, или просто хотите получить общее представление об этой утилите, то вам следует прочесть несколько первых разделов из каждой главы, пропуская остальные. В каждой главе первые несколько разделов посвящены введению в тему и содержат общую информацию, а последующие разделы содержат специальную и техническую информацию. Исключение составляет раздел <text:a xlink:type="simple" xlink:href="http://linux.yaroslavl.ru/docs/prog/gnu_make_3-79_russian_manual.html#SEC4" text:style-name="Internet_20_link" text:visited-style-name="Visited_20_Internet_20_Link">Знакомство с make-файлами</text:a>, который целиком посвящен введению в данную тему. </text:p>
      <text:p text:style-name="Text_20_body">Если вы знакомы с другими версиями программы <text:span text:style-name="Source_20_Text">make</text:span>, обратите внимание на раздел <text:a xlink:type="simple" xlink:href="http://linux.yaroslavl.ru/docs/prog/gnu_make_3-79_russian_manual.html#SEC114" text:style-name="Internet_20_link" text:visited-style-name="Visited_20_Internet_20_Link">Возможности GNU </text:a><text:a xlink:type="simple" xlink:href="http://linux.yaroslavl.ru/docs/prog/gnu_make_3-79_russian_manual.html#SEC114" text:style-name="Internet_20_link" text:visited-style-name="Visited_20_Internet_20_Link"><text:span text:style-name="Source_20_Text">make</text:span></text:a>, в котором описан широкий набор возможностей, имеющихся в утилите GNU <text:span text:style-name="Source_20_Text">make</text:span>, а также раздел <text:a xlink:type="simple" xlink:href="http://linux.yaroslavl.ru/docs/prog/gnu_make_3-79_russian_manual.html#SEC115" text:style-name="Internet_20_link" text:visited-style-name="Visited_20_Internet_20_Link">Несовместимость и нереализованные функции</text:a>, в котором описаны несколько вещей, которые имеются в других реализациях, но отсутствуют в GNU <text:span text:style-name="Source_20_Text">make</text:span> </text:p>
      <text:p text:style-name="Text_20_body">Для быстрого получения справки, смотрите разделы <text:a xlink:type="simple" xlink:href="http://linux.yaroslavl.ru/docs/prog/gnu_make_3-79_russian_manual.html#SEC92" text:style-name="Internet_20_link" text:visited-style-name="Visited_20_Internet_20_Link">Обзор опций</text:a> и <text:a xlink:type="simple" xlink:href="http://linux.yaroslavl.ru/docs/prog/gnu_make_3-79_russian_manual.html#SEC123" text:style-name="Internet_20_link" text:visited-style-name="Visited_20_Internet_20_Link">Справочник</text:a>, а также раздел <text:a xlink:type="simple" xlink:href="http://linux.yaroslavl.ru/docs/prog/gnu_make_3-79_russian_manual.html#SEC36" text:style-name="Internet_20_link" text:visited-style-name="Visited_20_Internet_20_Link">Имена специальных целей</text:a>. </text:p>
      <text:h text:style-name="Heading_20_2" text:outline-level="2"><text:a xlink:type="simple" xlink:href="http://linux.yaroslavl.ru/docs/prog/gnu_make_3-79_russian_manual.html#TOC3" office:name="SEC3" text:style-name="Internet_20_link" text:visited-style-name="Visited_20_Internet_20_Link">Ошибки и проблемы</text:a></text:h>
      <text:p text:style-name="Text_20_body"><text:bookmark text:name="IDX4"/><text:bookmark text:name="IDX5"/><text:bookmark text:name="IDX6"/>Если у вас возникли проблемы с использованием GNU <text:span text:style-name="Source_20_Text">make</text:span> или вам кажется, что вы обнаружили ошибку в ее работе, пожалуйста, сообщите об этом разработчикам. Мы не может обещать невозможного, однако постараемся исправить положение. </text:p>
      <text:p text:style-name="Text_20_body"><text:soft-page-break/>Прежде, чем сообщать об ошибке, убедитесь в том что это - действительно ошибка. Еще раз внимательно перечитайте документацию. Если у вас что-то не получается - посмотрите, действительно ли в документации говорится о том, что это можно сделать. Если из документации непонятно - допустимы ли ваши действия или нет, сообщите нам об этом. Это означает ошибку в документации! </text:p>
      <text:p text:style-name="Text_20_body">Прежде, чем сообщать об ошибке или пытаться исправить ее самостоятельно, попробуйте локализовать ошибку - создать make-файл минимального размера, на котором она проявляется. Затем, вышлите нам этот make-файл вместе с полученными результатами работы <text:span text:style-name="Source_20_Text">make</text:span>. Укажите также, каких результатов вы на самом деле ожидали - это поможет нам обнаружить возможные ошибки в документации. </text:p>
      <text:p text:style-name="Text_20_body">Если вы действительно обнаружили проблему, пожалуйста, сообщите нам об этом по следующему адресу: </text:p>
      <text:p text:style-name="P33"><text:s text:c="4"/>bug-make@gnu.org</text:p>
      <text:p text:style-name="Text_20_body">Пожалуйста, укажите номер версии вашей программы <text:span text:style-name="Source_20_Text">make</text:span>. Вы можете получить эту информацию, набрав в командной строке <text:span text:style-name="Example">`make --version'</text:span>. Не забудьте также указать тип вашей машины и операционной системы. По возможности, укажите содержимое файла <text:span text:style-name="Teletype">`config.h'</text:span>, который получается в результате работы процесса конфигурирования на вашей машине. </text:p>
      <text:h text:style-name="Heading_20_1" text:outline-level="1"><text:a xlink:type="simple" xlink:href="http://linux.yaroslavl.ru/docs/prog/gnu_make_3-79_russian_manual.html#TOC4" office:name="SEC4" text:style-name="Internet_20_link" text:visited-style-name="Visited_20_Internet_20_Link">Знакомство с make-файлами (makefiles)</text:a></text:h>
      <text:p text:style-name="Text_20_body">Для работы с утилитой <text:span text:style-name="Source_20_Text">make</text:span>, вам понадобится так называемый <text:span text:style-name="Strong_20_Emphasis">make-файл (makefile)</text:span>, который будет содержать описание требуемых действий. Как правило, make-файл описывает, каким образом нужно компилировать и компоновать программу. <text:bookmark text:name="IDX7"/></text:p>
      <text:p text:style-name="Text_20_body">В этой главе мы обсудим простой make-файл, который описывает, как скомпилировать и скомпоновать программу - текстовой редактор. Наш текстовой редактор будет состоять из восьми файлов с исходными текстами на языке Си и трех заголовочных файлов. Make-файл также может инструктировать <text:span text:style-name="Source_20_Text">make</text:span> как выполнять те или иные действия, когда явно будет затребовано их выполнение (например, удалить определенные файлы в ответ на команду "очистка"). Пример более сложного make-файла будет приведен в разделе <text:a xlink:type="simple" xlink:href="http://linux.yaroslavl.ru/docs/prog/gnu_make_3-79_russian_manual.html#SEC125" text:style-name="Internet_20_link" text:visited-style-name="Visited_20_Internet_20_Link">Пример "сложного" make-файла</text:a>. </text:p>
      <text:p text:style-name="Text_20_body">При компиляции текстового редактора, любой файл с исходным текстом, который был модефицирован, должен быть откомпилирован заново. Если был модефицирован какой-либо из заголовочных файлов, то, во избежании проблем, должны быть перекомпилированы все исходные файлы, которые включали в себя этот заголовочный файл. Каждая компиляция исходного файла породит новую версию соответствующего ему объектного файла. И, наконец, если какие-либо из исходных файлов были перекомпилированы, то все объектные файлы (как "новые", так и оставшиеся от предыдущих компиляций) должны быть заново скомпонованы для получения новой версии исполняемого файла нашего текстового редактора. <text:bookmark text:name="IDX8"/><text:bookmark text:name="IDX9"/></text:p>
      <text:h text:style-name="Heading_20_2" text:outline-level="2"><text:a xlink:type="simple" xlink:href="http://linux.yaroslavl.ru/docs/prog/gnu_make_3-79_russian_manual.html#TOC5" office:name="SEC5" text:style-name="Internet_20_link" text:visited-style-name="Visited_20_Internet_20_Link">Как выглядят правила (rules)</text:a></text:h>
      <text:p text:style-name="Text_20_body"><text:bookmark text:name="IDX10"/><text:bookmark text:name="IDX11"/><text:bookmark text:name="IDX12"/>Простой make-файл состоит из "правил" (rules) следующего вида: </text:p>
      <text:p text:style-name="Preformatted_20_Text"><text:bookmark text:name="IDX13"/><text:bookmark text:name="IDX14"/><text:bookmark text:name="IDX15"/><text:span text:style-name="Variable">цель</text:span> ... : <text:span text:style-name="Variable">пререквизит</text:span> ...</text:p>
      <text:p text:style-name="Preformatted_20_Text"><text:s text:c="8"/><text:span text:style-name="Variable">команда</text:span></text:p>
      <text:p text:style-name="Preformatted_20_Text"><text:s text:c="8"/>...</text:p>
      <text:p text:style-name="P33"><text:s text:c="8"/>...</text:p>
      <text:p text:style-name="Text_20_body">Обычно, <text:span text:style-name="Strong_20_Emphasis">цель (target)</text:span> представляет собой имя файла, который генерируется в процессе работы утилиты <text:span text:style-name="Source_20_Text">make</text:span>. Примером могут служить объектные и исполняемый файлы собираемой программы. Цель также может быть именем некоторого действия, которое нужно выполнить (например, <text:span text:style-name="Example">`clean'</text:span> - очистить). Подробнее это обсуждает в разделе <text:a xlink:type="simple" xlink:href="http://linux.yaroslavl.ru/docs/prog/gnu_make_3-79_russian_manual.html#SEC33" text:style-name="Internet_20_link" text:visited-style-name="Visited_20_Internet_20_Link">Абстрактные цели </text:a>). </text:p>
      <text:p text:style-name="Text_20_body"><text:soft-page-break/><text:span text:style-name="Strong_20_Emphasis">Пререквизит (prerequisite)</text:span> - это файл, который используется как исходдные данные для порождения цели. Очень часто цель зависит сразу от нескольких файлов.</text:p>
      <text:p text:style-name="Text_20_body"><text:bookmark text:name="IDX16"/><text:span text:style-name="Strong_20_Emphasis">Команда</text:span> - это действие, выполняемое утилитой <text:span text:style-name="Source_20_Text">make</text:span>. В правиле может содержаться несколько команд - каждая на свое собственной строке. <text:span text:style-name="Strong_20_Emphasis">Важное замечание:</text:span> строки, содержащие команды обязательно должны начинаться с символа табуляции! Это - "грабли", на которые наступают многие начинающие пользователи. </text:p>
      <text:p text:style-name="Text_20_body">Обычно, команды находятся в правилах с пререквизитами и служат для создания файла-цели, если какой-нибудь из пререквизитов был модефицирован. Однако, правило, имеющее команды, не обязательно должно иметь пререквизиты. Например, правило с целью <text:span text:style-name="Example">`clean'</text:span> ("очистка"), содержащее команды удаления, может не иметь пререквизитов. </text:p>
      <text:p text:style-name="Text_20_body"><text:span text:style-name="Strong_20_Emphasis">Правило (rule)</text:span> описывает, когда и каким образом следует обновлять файлы, указанные в нем в качестве цели. Для создания или обновления цели, <text:span text:style-name="Source_20_Text">make</text:span> исполняет указанные в правиле команды, используя пререквизиты в качестве исходных данных. Правило также может описывать каким образом должно выполняться некоторое действие. Подробно это обсуждается в разделе <text:a xlink:type="simple" xlink:href="http://linux.yaroslavl.ru/docs/prog/gnu_make_3-79_russian_manual.html#SEC20" text:style-name="Internet_20_link" text:visited-style-name="Visited_20_Internet_20_Link">Составление правил</text:a>. </text:p>
      <text:p text:style-name="Text_20_body">Помимо правил, make-файл может содержать и другие конструкции, однако, простой make-файл может состоять и из одних лишь правил. Правила могут выглядеть более сложными, чем приведенный выше шаблон, однако все они более или менее соответствуют ему по структуре. </text:p>
      <text:h text:style-name="Heading_20_2" text:outline-level="2"><text:a xlink:type="simple" xlink:href="http://linux.yaroslavl.ru/docs/prog/gnu_make_3-79_russian_manual.html#TOC6" office:name="SEC6" text:style-name="Internet_20_link" text:visited-style-name="Visited_20_Internet_20_Link">Пример простого make-файла</text:a></text:h>
      <text:p text:style-name="Text_20_body"><text:bookmark text:name="IDX17"/><text:bookmark text:name="IDX18"/>Вот пример простого make-файла, в котором описывается, что исполняемый файл <text:span text:style-name="Source_20_Text">edit</text:span> зависит от восьми объектных файлов, которые, в свою очередь, зависят от восьми соответствующих исходных файлов и трех заголовочных файлов. </text:p>
      <text:p text:style-name="Text_20_body">В данном примере, заголовочный файл <text:span text:style-name="Teletype">`defs.h'</text:span> включается во все файлы с исходным текстом. Заголовочный файл <text:span text:style-name="Teletype">`command.h'</text:span> включается только в те исходные файлы, которые относятся к командам редактирования, а файл <text:span text:style-name="Teletype">`buffer.h'</text:span> - только в "низкоуровневые" файлы, непосредственно оперирующие буфером редактирования. </text:p>
      <text:p text:style-name="Preformatted_20_Text">edit : main.o kbd.o command.o display.o \</text:p>
      <text:p text:style-name="Preformatted_20_Text"><text:s text:c="7"/>insert.o search.o files.o utils.o</text:p>
      <text:p text:style-name="Preformatted_20_Text"><text:s text:c="8"/>cc -o edit main.o kbd.o command.o display.o \</text:p>
      <text:p text:style-name="Preformatted_20_Text"><text:s text:c="19"/>insert.o search.o files.o utils.o</text:p>
      <text:p text:style-name="Preformatted_20_Text"/>
      <text:p text:style-name="Preformatted_20_Text">main.o : main.c defs.h</text:p>
      <text:p text:style-name="Preformatted_20_Text"><text:s text:c="8"/>cc -c main.c</text:p>
      <text:p text:style-name="Preformatted_20_Text">kbd.o : kbd.c defs.h command.h</text:p>
      <text:p text:style-name="Preformatted_20_Text"><text:s text:c="8"/>cc -c kbd.c</text:p>
      <text:p text:style-name="Preformatted_20_Text">command.o : command.c defs.h command.h</text:p>
      <text:p text:style-name="Preformatted_20_Text"><text:s text:c="8"/>cc -c command.c</text:p>
      <text:p text:style-name="Preformatted_20_Text">display.o : display.c defs.h buffer.h</text:p>
      <text:p text:style-name="Preformatted_20_Text"><text:s text:c="8"/>cc -c display.c</text:p>
      <text:p text:style-name="Preformatted_20_Text">insert.o : insert.c defs.h buffer.h</text:p>
      <text:p text:style-name="Preformatted_20_Text"><text:s text:c="8"/>cc -c insert.c</text:p>
      <text:p text:style-name="Preformatted_20_Text">search.o : search.c defs.h buffer.h</text:p>
      <text:p text:style-name="Preformatted_20_Text"><text:s text:c="8"/>cc -c search.c</text:p>
      <text:p text:style-name="Preformatted_20_Text">files.o : files.c defs.h buffer.h command.h</text:p>
      <text:p text:style-name="Preformatted_20_Text"><text:s text:c="8"/>cc -c files.c</text:p>
      <text:p text:style-name="Preformatted_20_Text">utils.o : utils.c defs.h</text:p>
      <text:p text:style-name="Preformatted_20_Text"><text:s text:c="8"/>cc -c utils.c</text:p>
      <text:p text:style-name="Preformatted_20_Text">clean :</text:p>
      <text:p text:style-name="Preformatted_20_Text"><text:s text:c="8"/>rm edit main.o kbd.o command.o display.o \</text:p>
      <text:p text:style-name="P33"><text:s text:c="11"/>insert.o search.o files.o utils.o</text:p>
      <text:p text:style-name="Text_20_body">Для повышения удобочитаемости, мы разбили длинные строки на две части с помощью символа обратной косой черты, за которым следует перевод строки. <text:bookmark text:name="IDX19"/><text:bookmark text:name="IDX20"/><text:bookmark text:name="IDX21"/><text:bookmark text:name="IDX22"/><text:bookmark text:name="IDX23"/></text:p>
      <text:p text:style-name="Text_20_body"><text:soft-page-break/>Для того, чтобы с помощью этого make-файла создать исполняемый файл <text:span text:style-name="Teletype">`edit'</text:span>, наберите:</text:p>
      <text:p text:style-name="P33">make</text:p>
      <text:p text:style-name="Text_20_body">Для того, чтобы удалить исполняемый и объектные файлы из директории проекта, наберите:</text:p>
      <text:p text:style-name="P33">make clean</text:p>
      <text:p text:style-name="Text_20_body">В приведенном примере, целями, в частности, являются объектные файлы <text:span text:style-name="Example">`main.o'</text:span> и <text:span text:style-name="Example">`kbd.o'</text:span>, а также исполняемый файл <text:span text:style-name="Example">`edit'</text:span>. К пререквизитам относятся такие файлы, как <text:span text:style-name="Example">`main.c'</text:span> и <text:span text:style-name="Example">`defs.h'</text:span>. Каждый объектный файл, фактически, является одновременно и целью и пререквизитом. Примерами команд могут служить <text:span text:style-name="Example">`cc -c main.c'</text:span> и <text:span text:style-name="Example">`cc -c kbd.c'</text:span>. </text:p>
      <text:p text:style-name="Text_20_body">В случае, если цель является файлом, этот файл должен быть перекомпилирован или перекомпонован всякий раз, когда был изменен какой-либо из его пререквизитов. Кроме того, любые пререквизиты, которые сами генерируются автоматически, должны быть обновлены первыми. В нашем примере, исполняемый файл <text:span text:style-name="Teletype">`edit'</text:span> зависит от восьми объектных файлов; объектный файл <text:span text:style-name="Teletype">`main.o'</text:span> зависит от исходного файла <text:span text:style-name="Teletype">`main.c'</text:span> и заголовочного файла <text:span text:style-name="Teletype">`defs.h'</text:span>. </text:p>
      <text:p text:style-name="Text_20_body">За каждой строкой, содержащей цель и пререквизиты, следует строка с командой. Эти команды указывают, каким образом надо обновлять целевой файл. В начале каждой строки, содержащей команду, должен находится символ табуляции. Именно наличие символа табуляции является признаком, по которому <text:span text:style-name="Source_20_Text">make</text:span> отличает строки с командами от прочих строк make-файла. Имейте ввиду, что <text:span text:style-name="Source_20_Text">make</text:span> не имеет ни малейшего представления о том, как работают эти команды. Поэтому, ответственность за то, что выполняемые команды нужным образом обновят целевой файл, целиком ложится на вас. Утилита <text:span text:style-name="Source_20_Text">make</text:span> просто исполняет указанные в правиле команды если цель нуждается в обновлении. <text:bookmark text:name="IDX24"/></text:p>
      <text:p text:style-name="Text_20_body">Цель <text:span text:style-name="Example">`clean'</text:span> является не файлом, а именем действия. Поскольку, при обычной сборке программы это действие не требуется, цель <text:span text:style-name="Example">`clean'</text:span> не является пререквизитом какого-либо из правил. Следовательно, <text:span text:style-name="Source_20_Text">make</text:span> не будет "трогать" это правило, пока вы специально об этом не попросите. Заметьте, что это правило не только не является пререквизитом, но и само не содержит каких-либо пререквизитов. Таким образом, единственное предназначение данного правила - выполнение указанных в нем команд. Цели, которые являются не файлами, а именами действий называются <text:span text:style-name="Emphasis">абстрактными целями (phony targets)</text:span>. Абстрактные цели подробно рассматриваются в разделе <text:a xlink:type="simple" xlink:href="http://linux.yaroslavl.ru/docs/prog/gnu_make_3-79_russian_manual.html#SEC33" text:style-name="Internet_20_link" text:visited-style-name="Visited_20_Internet_20_Link">Абстрактные цели</text:a>. В разделе <text:a xlink:type="simple" xlink:href="http://linux.yaroslavl.ru/docs/prog/gnu_make_3-79_russian_manual.html#SEC48" text:style-name="Internet_20_link" text:visited-style-name="Visited_20_Internet_20_Link">Ошибки при выполнении команд</text:a> описано, как заставить <text:span text:style-name="Source_20_Text">make</text:span> игнорировать ошибки, которые могут возникнуть при выполнении команды <text:span text:style-name="Source_20_Text">rm</text:span> и любых других команд. <text:bookmark text:name="IDX25"/><text:bookmark text:name="IDX26"/></text:p>
      <text:h text:style-name="Heading_20_2" text:outline-level="2"><text:a xlink:type="simple" xlink:href="http://linux.yaroslavl.ru/docs/prog/gnu_make_3-79_russian_manual.html#TOC7" office:name="SEC7" text:style-name="Internet_20_link" text:visited-style-name="Visited_20_Internet_20_Link">Как </text:a><text:a xlink:type="simple" xlink:href="http://linux.yaroslavl.ru/docs/prog/gnu_make_3-79_russian_manual.html#TOC7" office:name="SEC7" text:style-name="Internet_20_link" text:visited-style-name="Visited_20_Internet_20_Link"><text:span text:style-name="Source_20_Text">make</text:span></text:a><text:a xlink:type="simple" xlink:href="http://linux.yaroslavl.ru/docs/prog/gnu_make_3-79_russian_manual.html#TOC7" office:name="SEC7" text:style-name="Internet_20_link" text:visited-style-name="Visited_20_Internet_20_Link"> обрабатывает make-файл</text:a></text:h>
      <text:p text:style-name="Text_20_body"><text:bookmark text:name="IDX27"/><text:bookmark text:name="IDX28"/>По умолчанию, <text:span text:style-name="Source_20_Text">make</text:span> начинает свою работу с первой встреченной цели (кроме целей, чье имя начинается с символа <text:span text:style-name="Example">`.'</text:span>). Эта цель будет являться <text:span text:style-name="Strong_20_Emphasis">главной целью по умолчанию (default goal)</text:span>. <text:span text:style-name="Strong_20_Emphasis">Главная цель (goal)</text:span> - это цель, которую стремится достичь <text:span text:style-name="Source_20_Text">make</text:span> в качестве результата своей работы. В разделе <text:a xlink:type="simple" xlink:href="http://linux.yaroslavl.ru/docs/prog/gnu_make_3-79_russian_manual.html#SEC87" text:style-name="Internet_20_link" text:visited-style-name="Visited_20_Internet_20_Link">Аргументы для задания главной цели</text:a> обсуждается, каким образом можно явно задать главную цель. <text:bookmark text:name="IDX29"/><text:bookmark text:name="IDX30"/><text:bookmark text:name="IDX31"/></text:p>
      <text:p text:style-name="Text_20_body">В примере из предыдущего раздела, главная цель заключалась в обновлении исполняемого файла <text:span text:style-name="Teletype">`edit'</text:span>, поэтому мы поместили данное правило в начало make-файла. </text:p>
      <text:p text:style-name="Text_20_body">Таким образом, когда вы даете команду: </text:p>
      <text:p text:style-name="P33">make</text:p>
      <text:p text:style-name="Text_20_body"><text:span text:style-name="Source_20_Text">make</text:span> читает make-файл из текущей директории и начинает его обработку с первого встреченного правила. В нашем примере это правило обеспечивает перекомпоновку исполняемого файла <text:span text:style-name="Teletype">`edit'</text:span>. Однако, прежде <text:soft-page-break/>чем <text:span text:style-name="Source_20_Text">make</text:span> сможет полностью обработать это правило, ей нужно обработать правила для всех файлов, от которых зависит <text:span text:style-name="Teletype">`edit'</text:span>. В данном случае - от всех объектных файлов программы. Каждый из этих объектных файлов обрабатывается согласно своему собственному правилу. Эти правила говорят, что каждый файл с расширением <text:span text:style-name="Example">`.o'</text:span> (объектный файл) получается в результате компиляции соответствующего ему исходного файла. Такая компиляция должна быть выполнена, если исходный файл или какой-либо из заголовочных файлов, перечисленных в качестве пререквизитов, являются "более новыми", чем объектный файл, либо объектного файла вообще не существует. </text:p>
      <text:p text:style-name="Text_20_body">Другие правила обрабатывается потому, что их цели прямо или косвенно являются пререквизитами для главной цели. Если какое-либо правило никоим образом не "связано" с главной целью (то есть ни прямо, ни косвенно не являются его пререквизитом), то это правило не обрабатывается. Чтобы задействовать такие правила, придется явно указать <text:span text:style-name="Source_20_Text">make</text:span> на необходимость их обработки (подобным, например, образом: <text:span text:style-name="Source_20_Text">make clean</text:span>). </text:p>
      <text:p text:style-name="Text_20_body">Перед перекомпиляцией объектного файла, <text:span text:style-name="Source_20_Text">make</text:span> рассматривает необходимость обновления его пререквизитов, в данном случае - файла с исходным текстом и заголовочных файлов. В нашем make-файле не содержится никаких инструкций по обновлению этих файлов - файлы с расширениями <text:span text:style-name="Example">`.c'</text:span> и <text:span text:style-name="Example">`.h'</text:span> не являются целями каких-либо правил. Таким образом, утилита <text:span text:style-name="Source_20_Text">make</text:span> не предпринимает никаких действий с этими файлами. Однако, <text:span text:style-name="Source_20_Text">make</text:span> могла бы автоматически обновлять и исходные тексты, если бы они, например, генерировались с помощью программ, подобных Bison или Yacc, и для них были бы определены соответствующие правила. </text:p>
      <text:p text:style-name="Text_20_body">После перекомпиляции объектных файлов, которые нуждаются в этом, <text:span text:style-name="Source_20_Text">make</text:span> принимает решение - нужно ли перекомпоновывать файл <text:span text:style-name="Teletype">`edit'</text:span>. Это нужно делать, если файла <text:span text:style-name="Teletype">`edit'</text:span> не существует или какой-нибудь из объектных файлов по сравнению с ним является более "свежим". Если какой-либо из объектных файлов только что был откомпилирован заново, то он будет "моложе", чем файл <text:span text:style-name="Teletype">`edit'</text:span>. Соответственно, файл <text:span text:style-name="Teletype">`edit'</text:span> будет перекомпонован. <text:bookmark text:name="IDX32"/></text:p>
      <text:p text:style-name="Text_20_body">Так, если мы модефицируем файл <text:span text:style-name="Teletype">`insert.c'</text:span> и запустим <text:span text:style-name="Source_20_Text">make</text:span>, этот файл будет скомпилирован заново для обновления объектного файла <text:span text:style-name="Teletype">`insert.o'</text:span>, и, затем, файл <text:span text:style-name="Teletype">`edit'</text:span> будет перекомпонован. Если мы изменим файл <text:span text:style-name="Teletype">`command.h'</text:span> и запустим <text:span text:style-name="Source_20_Text">make</text:span>, то будут перекомпилированы объектные файлы <text:span text:style-name="Teletype">`kbd.o'</text:span>, <text:span text:style-name="Teletype">`command.o'</text:span> и <text:span text:style-name="Teletype">`files.o'</text:span>, а затем исполняемый файл <text:span text:style-name="Teletype">`edit'</text:span> будет скомпонован заново. </text:p>
      <text:h text:style-name="Heading_20_2" text:outline-level="2"><text:a xlink:type="simple" xlink:href="http://linux.yaroslavl.ru/docs/prog/gnu_make_3-79_russian_manual.html#TOC8" office:name="SEC8" text:style-name="Internet_20_link" text:visited-style-name="Visited_20_Internet_20_Link">Упрощение make-файла с помощью переменных</text:a></text:h>
      <text:p text:style-name="Text_20_body"><text:bookmark text:name="IDX33"/><text:bookmark text:name="IDX34"/>В приведенном выше примере, в правиле для <text:span text:style-name="Teletype">`edit'</text:span> нам дважды пришлось перечислять список объектных файлов программы: </text:p>
      <text:p text:style-name="Preformatted_20_Text">edit : main.o kbd.o command.o display.o \</text:p>
      <text:p text:style-name="Preformatted_20_Text"><text:s text:c="14"/>insert.o search.o files.o utils.o</text:p>
      <text:p text:style-name="Preformatted_20_Text"><text:s text:c="8"/>cc -o edit main.o kbd.o command.o display.o \</text:p>
      <text:p text:style-name="P33"><text:s text:c="19"/>insert.o search.o files.o utils.o</text:p>
      <text:p text:style-name="Text_20_body"><text:bookmark text:name="IDX35"/>Подобное дублирование чревато ошибками. При добавлении в проект нового объектного файла, можно добавить его в один список и забыть про другой. Мы можем устранить подобный риск, и, одновременно, упростить make-файл, используя переменные. <text:span text:style-name="Strong_20_Emphasis">Переменные (variables)</text:span> позволяют, один раз определив текстовую строку, затем использовать ее многократно в нужных местах. Переменные подробно обсуждаются в разделе <text:a xlink:type="simple" xlink:href="http://linux.yaroslavl.ru/docs/prog/gnu_make_3-79_russian_manual.html#SEC57" text:style-name="Internet_20_link" text:visited-style-name="Visited_20_Internet_20_Link">Использование переменных</text:a>). </text:p>
      <text:p text:style-name="Text_20_body"><text:bookmark text:name="IDX36"/><text:bookmark text:name="IDX37"/><text:bookmark text:name="IDX38"/><text:bookmark text:name="IDX39"/><text:bookmark text:name="IDX40"/>Обычной практикой при построении make-файлов является использование переменной с именем <text:span text:style-name="Source_20_Text">objects</text:span>, <text:span text:style-name="Source_20_Text">OBJECTS</text:span>, <text:span text:style-name="Source_20_Text">objs</text:span>, <text:span text:style-name="Source_20_Text">OBJS</text:span>, <text:span text:style-name="Source_20_Text">obj</text:span>, или <text:span text:style-name="Source_20_Text">OBJ</text:span>, которая содержит список всех объектных файлов программы. Мы могли бы определить подобную переменную с именем <text:span text:style-name="Source_20_Text">objects</text:span> таким образом: </text:p>
      <text:p text:style-name="Preformatted_20_Text"><text:soft-page-break/>objects = main.o kbd.o command.o display.o \</text:p>
      <text:p text:style-name="P33"><text:s text:c="10"/>insert.o search.o files.o utils.o</text:p>
      <text:p text:style-name="Text_20_body">Далее, всякий раз, когда нам нужен будет список объектных файлов, мы можем использовать значение этой переменной с помощью записи <text:span text:style-name="Example">`$(objects)'</text:span> (смотрите раздел <text:a xlink:type="simple" xlink:href="http://linux.yaroslavl.ru/docs/prog/gnu_make_3-79_russian_manual.html#SEC57" text:style-name="Internet_20_link" text:visited-style-name="Visited_20_Internet_20_Link">Использование переменных</text:a>). </text:p>
      <text:p text:style-name="Text_20_body">Вот как будет выглядеть наш простой пример с использованием переменной для хранения списка объектных файлов: </text:p>
      <text:p text:style-name="Preformatted_20_Text">objects = main.o kbd.o command.o display.o \</text:p>
      <text:p text:style-name="Preformatted_20_Text"><text:s text:c="10"/>insert.o search.o files.o utils.o</text:p>
      <text:p text:style-name="Preformatted_20_Text"/>
      <text:p text:style-name="Preformatted_20_Text">edit : $(objects)</text:p>
      <text:p text:style-name="Preformatted_20_Text"><text:s text:c="8"/>cc -o edit $(objects)</text:p>
      <text:p text:style-name="Preformatted_20_Text">main.o : main.c defs.h</text:p>
      <text:p text:style-name="Preformatted_20_Text"><text:s text:c="8"/>cc -c main.c</text:p>
      <text:p text:style-name="Preformatted_20_Text">kbd.o : kbd.c defs.h command.h</text:p>
      <text:p text:style-name="Preformatted_20_Text"><text:s text:c="8"/>cc -c kbd.c</text:p>
      <text:p text:style-name="Preformatted_20_Text">command.o : command.c defs.h command.h</text:p>
      <text:p text:style-name="Preformatted_20_Text"><text:s text:c="8"/>cc -c command.c</text:p>
      <text:p text:style-name="Preformatted_20_Text">display.o : display.c defs.h buffer.h</text:p>
      <text:p text:style-name="Preformatted_20_Text"><text:s text:c="8"/>cc -c display.c</text:p>
      <text:p text:style-name="Preformatted_20_Text">insert.o : insert.c defs.h buffer.h</text:p>
      <text:p text:style-name="Preformatted_20_Text"><text:s text:c="8"/>cc -c insert.c</text:p>
      <text:p text:style-name="Preformatted_20_Text">search.o : search.c defs.h buffer.h</text:p>
      <text:p text:style-name="Preformatted_20_Text"><text:s text:c="8"/>cc -c search.c</text:p>
      <text:p text:style-name="Preformatted_20_Text">files.o : files.c defs.h buffer.h command.h</text:p>
      <text:p text:style-name="Preformatted_20_Text"><text:s text:c="8"/>cc -c files.c</text:p>
      <text:p text:style-name="Preformatted_20_Text">utils.o : utils.c defs.h</text:p>
      <text:p text:style-name="Preformatted_20_Text"><text:s text:c="8"/>cc -c utils.c</text:p>
      <text:p text:style-name="Preformatted_20_Text">clean :</text:p>
      <text:p text:style-name="P33"><text:s text:c="8"/>rm edit $(objects)</text:p>
      <text:h text:style-name="Heading_20_2" text:outline-level="2"><text:a xlink:type="simple" xlink:href="http://linux.yaroslavl.ru/docs/prog/gnu_make_3-79_russian_manual.html#TOC9" office:name="SEC9" text:style-name="Internet_20_link" text:visited-style-name="Visited_20_Internet_20_Link">Неявные правила упрощают make-файл</text:a></text:h>
      <text:p text:style-name="Text_20_body"><text:bookmark text:name="IDX41"/><text:bookmark text:name="IDX42"/><text:bookmark text:name="IDX43"/>На самом деле, нет необходимости явного указания команд компиляции отдельно для каждого из исходных файлов. Утилита <text:span text:style-name="Source_20_Text">make</text:span> сама может "догадаться" об использовании нужных команд, поскольку у нее имеется, так называемое, <text:span text:style-name="Strong_20_Emphasis">неявное правило (implicit rule)</text:span> для обновления файлов с расширением <text:span text:style-name="Example">`.o'</text:span> из файлов с расширеним <text:span text:style-name="Example">`.c'</text:span>, с помощью команды <text:span text:style-name="Example">`cc -c'</text:span>. Например, она бы использовала команду <text:span text:style-name="Example">`cc -c main.c -o main.o'</text:span> для преобразования файла <text:span text:style-name="Teletype">`main.c'</text:span> в файл <text:span text:style-name="Teletype">`main.o'</text:span>. Таким образом, можно убрать явное указание команд компиляции из правил, описывающих построение объектных файлов. Смотрите раздел <text:a xlink:type="simple" xlink:href="http://linux.yaroslavl.ru/docs/prog/gnu_make_3-79_russian_manual.html#SEC93" text:style-name="Internet_20_link" text:visited-style-name="Visited_20_Internet_20_Link">Использование неявных правил</text:a>. </text:p>
      <text:p text:style-name="Text_20_body">Когда файл с расширением <text:span text:style-name="Example">`.c'</text:span> автоматически используется подобным образом, он также автоматически добавляется в список пререквизитов "своего" объектного файла. Таким образом, мы вполне можем убрать файлы с расширением <text:span text:style-name="Example">`.c'</text:span> из списков пререквизитов объектных файлов. </text:p>
      <text:p text:style-name="Text_20_body">Вот новый вариант нашего примера, в который были внесены оба описанных выше изменения, а также используется переменная <text:span text:style-name="Source_20_Text">objects</text:span>:</text:p>
      <text:p text:style-name="Preformatted_20_Text">objects = main.o kbd.o command.o display.o \</text:p>
      <text:p text:style-name="Preformatted_20_Text"><text:s text:c="10"/>insert.o search.o files.o utils.o</text:p>
      <text:p text:style-name="Preformatted_20_Text"/>
      <text:p text:style-name="Preformatted_20_Text">edit : $(objects)</text:p>
      <text:p text:style-name="Preformatted_20_Text"><text:s text:c="8"/>cc -o edit $(objects)</text:p>
      <text:p text:style-name="Preformatted_20_Text"/>
      <text:p text:style-name="Preformatted_20_Text">main.o : defs.h</text:p>
      <text:p text:style-name="Preformatted_20_Text">kbd.o : defs.h command.h</text:p>
      <text:p text:style-name="Preformatted_20_Text">command.o : defs.h command.h</text:p>
      <text:p text:style-name="Preformatted_20_Text">display.o : defs.h buffer.h</text:p>
      <text:p text:style-name="Preformatted_20_Text">insert.o : defs.h buffer.h</text:p>
      <text:p text:style-name="Preformatted_20_Text">search.o : defs.h buffer.h</text:p>
      <text:p text:style-name="Preformatted_20_Text">files.o : defs.h buffer.h command.h</text:p>
      <text:p text:style-name="Preformatted_20_Text"><text:soft-page-break/>utils.o : defs.h</text:p>
      <text:p text:style-name="Preformatted_20_Text"/>
      <text:p text:style-name="Preformatted_20_Text">.PHONY : clean</text:p>
      <text:p text:style-name="Preformatted_20_Text">clean :</text:p>
      <text:p text:style-name="P33"><text:s text:c="8"/>-rm edit $(objects)</text:p>
      <text:p text:style-name="Text_20_body">Примерно так и выглядят make-файлы в реальной практике. Для правила с <text:span text:style-name="Example">`clean'</text:span> здесь использована более сложная запись, которую мы обсудим позже (смотрите разделы <text:a xlink:type="simple" xlink:href="http://linux.yaroslavl.ru/docs/prog/gnu_make_3-79_russian_manual.html#SEC33" text:style-name="Internet_20_link" text:visited-style-name="Visited_20_Internet_20_Link">Абстрактные цели</text:a>, и <text:a xlink:type="simple" xlink:href="http://linux.yaroslavl.ru/docs/prog/gnu_make_3-79_russian_manual.html#SEC48" text:style-name="Internet_20_link" text:visited-style-name="Visited_20_Internet_20_Link">Ошибки при исполнении команд</text:a>). </text:p>
      <text:p text:style-name="Text_20_body">Из-за своего удобства, неявные правила широко используются и играют важную роль в работе <text:span text:style-name="Source_20_Text">make</text:span>. </text:p>
      <text:h text:style-name="Heading_20_2" text:outline-level="2"><text:a xlink:type="simple" xlink:href="http://linux.yaroslavl.ru/docs/prog/gnu_make_3-79_russian_manual.html#TOC10" office:name="SEC10" text:style-name="Internet_20_link" text:visited-style-name="Visited_20_Internet_20_Link">Другой стиль написания make-файлов</text:a></text:h>
      <text:p text:style-name="Text_20_body"><text:bookmark text:name="IDX44"/>Если для создания объектных файлов используются только неявные правила, то можно использовать другой стиль написания make-файлов. В таком make-файле записи группируются по их пререквизитам, а не по их целям. Вот как может выглядеть подобный make-файл: </text:p>
      <text:p text:style-name="Preformatted_20_Text">objects = main.o kbd.o command.o display.o \</text:p>
      <text:p text:style-name="Preformatted_20_Text"><text:s text:c="10"/>insert.o search.o files.o utils.o</text:p>
      <text:p text:style-name="Preformatted_20_Text"/>
      <text:p text:style-name="Preformatted_20_Text">edit : $(objects)</text:p>
      <text:p text:style-name="Preformatted_20_Text"><text:s text:c="8"/>cc -o edit $(objects)</text:p>
      <text:p text:style-name="Preformatted_20_Text"/>
      <text:p text:style-name="Preformatted_20_Text">$(objects) : defs.h</text:p>
      <text:p text:style-name="Preformatted_20_Text">kbd.o command.o files.o : command.h</text:p>
      <text:p text:style-name="P33">display.o insert.o search.o files.o : buffer.h</text:p>
      <text:p text:style-name="Text_20_body">Здесь, заголовочный файл <text:span text:style-name="Teletype">`defs.h'</text:span> объявляется пререквизитом для всех объектных файлов программы. Файлы <text:span text:style-name="Teletype">`command.h'</text:span> и <text:span text:style-name="Teletype">`buffer.h'</text:span> являются пререквизитами для перечисленных объектных файлов. </text:p>
      <text:p text:style-name="Text_20_body">Какой стиль построения make-файлов предпочесть - является делом вкуса. Альтернативный стиль более компактен, однако он нравится не всем - многие считают более "естественным" располагать информацию о каждой цели в одном месте, а не "распылять" ее по make-файлу. </text:p>
      <text:h text:style-name="Heading_20_2" text:outline-level="2"><text:a xlink:type="simple" xlink:href="http://linux.yaroslavl.ru/docs/prog/gnu_make_3-79_russian_manual.html#TOC11" office:name="SEC11" text:style-name="Internet_20_link" text:visited-style-name="Visited_20_Internet_20_Link">Правило для очистки каталога</text:a></text:h>
      <text:p text:style-name="Text_20_body"><text:bookmark text:name="IDX45"/><text:bookmark text:name="IDX46"/>Компиляция программы - не единственная вещь, для которой вы, возможно, захотите написать правила. Часто, в make-файле указывается, каким образом можно выполнить некоторые другие действия, не относящиеся к компиляции программы. Таким действием, например, может быть удаление все объектных и исполняемых файлов программы для очистки каталога. </text:p>
      <text:p text:style-name="Text_20_body"><text:bookmark text:name="IDX47"/>Вот как можно было бы написать правило для очистки каталога в нашем проекте текстового редактора:</text:p>
      <text:p text:style-name="Preformatted_20_Text">clean:</text:p>
      <text:p text:style-name="P33"><text:s text:c="8"/>rm edit $(objects)</text:p>
      <text:p text:style-name="Text_20_body">На практике, скорее всего, мы бы записали это правило чуть более сложным способом, предполагающим возможность непредвиденных ситуаций: </text:p>
      <text:p text:style-name="Preformatted_20_Text">.PHONY : clean</text:p>
      <text:p text:style-name="Preformatted_20_Text">clean :</text:p>
      <text:p text:style-name="P33"><text:s text:c="8"/>-rm edit $(objects)</text:p>
      <text:p text:style-name="Text_20_body">Такая запись предотвратит возможную путаницу если, вдруг, в каталоге будет находится файл с именем <text:span text:style-name="Teletype">`clean'</text:span>, а также позволит <text:span text:style-name="Source_20_Text">make</text:span> продолжить работу, даже если команда <text:span text:style-name="Source_20_Text">rm</text:span> завершится с ошибкой (смотрите раздел <text:a xlink:type="simple" xlink:href="http://linux.yaroslavl.ru/docs/prog/gnu_make_3-79_russian_manual.html#SEC33" text:style-name="Internet_20_link" text:visited-style-name="Visited_20_Internet_20_Link">Абстрактные цели</text:a>, а также раздел <text:a xlink:type="simple" xlink:href="http://linux.yaroslavl.ru/docs/prog/gnu_make_3-79_russian_manual.html#SEC48" text:style-name="Internet_20_link" text:visited-style-name="Visited_20_Internet_20_Link">Ошибки при исполнении команд</text:a>.) </text:p>
      <text:p text:style-name="Text_20_body"><text:soft-page-break/>Подобное правило не следует помещать в начало make-файла, поскольку мы не хотим, чтобы оно запускалось "по умолчанию"! В нашем примере, мы помещаем данное правило в конец make-файла, чтобы главной целью по умолчанию оставалась сборка файла <text:span text:style-name="Source_20_Text">edit</text:span>. </text:p>
      <text:p text:style-name="Text_20_body">Поскольку <text:span text:style-name="Source_20_Text">clean</text:span> не является пререквизитом цели <text:span text:style-name="Source_20_Text">edit</text:span>, это правило не будеть выполняться, если вызывать <text:span text:style-name="Example">`make'</text:span> без аргументов. Для запуска данного правила, нужно будет набрать <text:span text:style-name="Example">`make clean'</text:span>. Смотрите раздел <text:a xlink:type="simple" xlink:href="http://linux.yaroslavl.ru/docs/prog/gnu_make_3-79_russian_manual.html#SEC85" text:style-name="Internet_20_link" text:visited-style-name="Visited_20_Internet_20_Link">Запуск </text:a><text:a xlink:type="simple" xlink:href="http://linux.yaroslavl.ru/docs/prog/gnu_make_3-79_russian_manual.html#SEC85" text:style-name="Internet_20_link" text:visited-style-name="Visited_20_Internet_20_Link"><text:span text:style-name="Source_20_Text">make</text:span></text:a>. </text:p>
      <text:h text:style-name="Heading_20_1" text:outline-level="1"><text:a xlink:type="simple" xlink:href="http://linux.yaroslavl.ru/docs/prog/gnu_make_3-79_russian_manual.html#TOC12" office:name="SEC12" text:style-name="Internet_20_link" text:visited-style-name="Visited_20_Internet_20_Link">Создание make-файлов</text:a></text:h>
      <text:p text:style-name="Text_20_body"><text:bookmark text:name="IDX48"/>Make-файл является хранилищем информации, указывающей программе <text:span text:style-name="Source_20_Text">make</text:span>, каким образом нужно перекомпилировать проект. </text:p>
      <text:h text:style-name="Heading_20_2" text:outline-level="2"><text:a xlink:type="simple" xlink:href="http://linux.yaroslavl.ru/docs/prog/gnu_make_3-79_russian_manual.html#TOC13" office:name="SEC13" text:style-name="Internet_20_link" text:visited-style-name="Visited_20_Internet_20_Link">Из чего состоят make-файлы</text:a></text:h>
      <text:p text:style-name="Text_20_body">Make-файл может состоять из конструкций пяти видов: <text:span text:style-name="Strong_20_Emphasis">явные правила</text:span>, <text:span text:style-name="Strong_20_Emphasis">неявные правила</text:span>, <text:span text:style-name="Strong_20_Emphasis">определения переменных</text:span>, <text:span text:style-name="Strong_20_Emphasis">директивы</text:span> и <text:span text:style-name="Strong_20_Emphasis">комментарии</text:span>. Правила, переменные и директивы подробно рассматриваются в следующих главах. </text:p>
      <text:list xml:id="list1226436145123548467" text:style-name="L1">
        <text:list-item>
          <text:p text:style-name="P16"><text:bookmark text:name="IDX49"/><text:bookmark text:name="IDX50"/><text:span text:style-name="Strong_20_Emphasis">Явное правило (explicit rule)</text:span> описывает, когда и каким образом следует обновлять файлы, называемые целями правила. В этом правиле перечисляются файлы, от которых зависит цель правила (так называемые <text:span text:style-name="Strong_20_Emphasis">пререквизиты</text:span>), а также могут быть заданы команды, которые следует использовать для создания или обновления цели. Смотрите раздел <text:a xlink:type="simple" xlink:href="http://linux.yaroslavl.ru/docs/prog/gnu_make_3-79_russian_manual.html#SEC20" text:style-name="Internet_20_link" text:visited-style-name="Visited_20_Internet_20_Link">Составление правил</text:a>. <text:bookmark text:name="IDX51"/><text:bookmark text:name="IDX52"/></text:p>
        </text:list-item>
        <text:list-item>
          <text:p text:style-name="P16"><text:span text:style-name="Strong_20_Emphasis">Неявное правило (implicit rule)</text:span> описывает, когда и каким образом нужно обновлять некоторую группу файлов, имена которых подходят под определенный шаблон. Такое правило описывает, как цель может зависеть от файла со "сходным" именем и задает команды для обновления целей. Смотрите раздел <text:a xlink:type="simple" xlink:href="http://linux.yaroslavl.ru/docs/prog/gnu_make_3-79_russian_manual.html#SEC93" text:style-name="Internet_20_link" text:visited-style-name="Visited_20_Internet_20_Link">Использование неявных правил</text:a>. <text:bookmark text:name="IDX53"/></text:p>
        </text:list-item>
        <text:list-item>
          <text:p text:style-name="P16"><text:span text:style-name="Strong_20_Emphasis">Определение переменной (variable definition)</text:span> - это строка make-файла, в которой переменной присваивается определенное текстовое значение. Далее, это значение может быть "подставлено" в нужном месте текста. В нашем примере make-файла, переменная <text:span text:style-name="Source_20_Text">objects</text:span> определялась как список объектных файлов программы (смотрите раздел <text:a xlink:type="simple" xlink:href="http://linux.yaroslavl.ru/docs/prog/gnu_make_3-79_russian_manual.html#SEC8" text:style-name="Internet_20_link" text:visited-style-name="Visited_20_Internet_20_Link">Упрощение make-файла с помощью переменных</text:a>). <text:bookmark text:name="IDX54"/></text:p>
        </text:list-item>
        <text:list-item>
          <text:p text:style-name="P16"><text:span text:style-name="Strong_20_Emphasis">Директива</text:span> указывает программе <text:span text:style-name="Source_20_Text">make</text:span> на необходимость произведения некоторого специального действия во время чтения make-файла. Возможны, в частности, следующие действия: </text:p>
          <text:list>
            <text:list-item>
              <text:p text:style-name="P16">Чтение другого make-файла (смотрите раздел <text:a xlink:type="simple" xlink:href="http://linux.yaroslavl.ru/docs/prog/gnu_make_3-79_russian_manual.html#SEC15" text:style-name="Internet_20_link" text:visited-style-name="Visited_20_Internet_20_Link">Подключение других make-файлов</text:a>). </text:p>
            </text:list-item>
            <text:list-item>
              <text:p text:style-name="P16">Решение (на основе значения переменных) об использовании или игнорировании части make-файла (смотрите раздел <text:a xlink:type="simple" xlink:href="http://linux.yaroslavl.ru/docs/prog/gnu_make_3-79_russian_manual.html#SEC71" text:style-name="Internet_20_link" text:visited-style-name="Visited_20_Internet_20_Link">Условные части make-файла</text:a>). </text:p>
            </text:list-item>
            <text:list-item>
              <text:p text:style-name="P16">Определение многострочной переменной, состоящей из нескольких строк (смотрите раздел <text:a xlink:type="simple" xlink:href="http://linux.yaroslavl.ru/docs/prog/gnu_make_3-79_russian_manual.html#SEC67" text:style-name="Internet_20_link" text:visited-style-name="Visited_20_Internet_20_Link">Многострочные переменные</text:a>). </text:p>
            </text:list-item>
          </text:list>
        </text:list-item>
        <text:list-item>
          <text:p text:style-name="P1"><text:bookmark text:name="IDX55"/><text:bookmark text:name="IDX56"/>Символ <text:span text:style-name="Example">`#'</text:span> обозначает начало <text:span text:style-name="Strong_20_Emphasis">комментария</text:span>. Весь текст, начиная с этого символа и до конца строки, будет игнорирован. Комментарий может быть продолжен на следущую строку с помощью одиночного символа обратной косой черты, находящегося в конце строки. Комментарии могут находиться практически в любом месте make-файла за несколькими исключениями. Они не могут находится внутри директивы <text:span text:style-name="Source_20_Text">define</text:span> и, возможно, внутри команд (поскольку, здесь уже интерпретатор командной строки будет решать - что именно является комментарием). Строка make-файла, целиком состоящая из комментария, рассматривается как пустая и игнорируется. </text:p>
        </text:list-item>
      </text:list>
      <text:h text:style-name="Heading_20_2" text:outline-level="2"><text:soft-page-break/><text:a xlink:type="simple" xlink:href="http://linux.yaroslavl.ru/docs/prog/gnu_make_3-79_russian_manual.html#TOC14" office:name="SEC14" text:style-name="Internet_20_link" text:visited-style-name="Visited_20_Internet_20_Link">Имена make-файлов</text:a></text:h>
      <text:p text:style-name="Text_20_body"><text:bookmark text:name="IDX57"/><text:bookmark text:name="IDX58"/><text:bookmark text:name="IDX59"/><text:bookmark text:name="IDX60"/>По умолчанию, когда <text:span text:style-name="Source_20_Text">make</text:span> ищет make-файл для обработки, она поочередно пробует найти файлы со следующими именами (в указанном порядке): <text:span text:style-name="Teletype">`GNUmakefile'</text:span>, <text:span text:style-name="Teletype">`makefile'</text:span> и <text:span text:style-name="Teletype">`Makefile'</text:span>. <text:bookmark text:name="IDX61"/><text:bookmark text:name="IDX62"/><text:bookmark text:name="IDX63"/></text:p>
      <text:p text:style-name="Text_20_body"><text:bookmark text:name="IDX64"/>Обычно, вам имеет смысл давать своему make-файлу имя <text:span text:style-name="Teletype">`makefile'</text:span>, либо <text:span text:style-name="Teletype">`Makefile'</text:span>. Мы рекомендуем использовать имя <text:span text:style-name="Teletype">`Makefile'</text:span>, потому что при выводе содержимого каталога, файл с таким именем будет находится в начале списка, наряду с такими важными файлами как <text:span text:style-name="Teletype">`README'</text:span>. Первое из проверяемых имен - <text:span text:style-name="Teletype">`GNUmakefile'</text:span> - не может быть рекомендовано для большинсства make-файлов. Это имя можно использовать, если ваш make-файл специфичен для GNU <text:span text:style-name="Source_20_Text">make</text:span> и не будет обрабатываться другими версиями <text:span text:style-name="Source_20_Text">make</text:span>. Другие версии программы <text:span text:style-name="Source_20_Text">make</text:span> ищут make-файлы с именами <text:span text:style-name="Teletype">`makefile'</text:span> и <text:span text:style-name="Teletype">`Makefile'</text:span>, но не <text:span text:style-name="Teletype">`GNUmakefile'</text:span>. </text:p>
      <text:p text:style-name="Text_20_body">В том случае, если <text:span text:style-name="Source_20_Text">make</text:span> не может найти файлов с перечисленными выше именами, то она пробует продолжить работу без использования make-файла. В таком случае, при вызове <text:span text:style-name="Source_20_Text">make</text:span> вы должны явно указать главную цель и утилита попробует достичь этой цели, используя только "встроенные" в нее неявные правила. Смотрите раздел <text:a xlink:type="simple" xlink:href="http://linux.yaroslavl.ru/docs/prog/gnu_make_3-79_russian_manual.html#SEC93" text:style-name="Internet_20_link" text:visited-style-name="Visited_20_Internet_20_Link">Использование неявных правил</text:a>. </text:p>
      <text:p text:style-name="Text_20_body"><text:bookmark text:name="IDX65"/><text:bookmark text:name="IDX66"/><text:bookmark text:name="IDX67"/>Если вы хотите использовать "нестандартное" имя для вашего make-файла, вы можете указать его в командной строке, используя опции <text:span text:style-name="Example">`-f'</text:span> или <text:span text:style-name="Example">`--file'</text:span>. Аргументы <text:span text:style-name="Example">`-f </text:span><text:span text:style-name="Example"><text:span text:style-name="Variable">имя_файла</text:span></text:span><text:span text:style-name="Example">'</text:span> или <text:span text:style-name="Example">`--file=</text:span><text:span text:style-name="Example"><text:span text:style-name="Variable">имя_файла</text:span></text:span><text:span text:style-name="Example">'</text:span>, указывают программе <text:span text:style-name="Source_20_Text">make</text:span> на необходимость использования файла с именем <text:span text:style-name="Variable">имя_файла</text:span> в качестве make-файла. Вы можете задать обработку сразу нескольких make-файлов, перечислив их в командной строке с помощь нескольких опций <text:span text:style-name="Example">`-f'</text:span> или <text:span text:style-name="Example">`--file'</text:span>. Все указанные таким образом make-файлы логически "объединяются" в том порядке, как они были заданы в командной строке. При наличии в командной строке опций <text:span text:style-name="Example">`-f'</text:span> или <text:span text:style-name="Example">`--file'</text:span>, автоматического поиска make-файлов с именами <text:span text:style-name="Teletype">`GNUmakefile'</text:span>, <text:span text:style-name="Teletype">`makefile'</text:span> и <text:span text:style-name="Teletype">`Makefile'</text:span>, не производится. <text:bookmark text:name="IDX68"/><text:bookmark text:name="IDX69"/><text:bookmark text:name="IDX70"/><text:bookmark text:name="IDX71"/></text:p>
      <text:h text:style-name="Heading_20_2" text:outline-level="2"><text:a xlink:type="simple" xlink:href="http://linux.yaroslavl.ru/docs/prog/gnu_make_3-79_russian_manual.html#TOC15" office:name="SEC15" text:style-name="Internet_20_link" text:visited-style-name="Visited_20_Internet_20_Link">Подключение других make-файлов</text:a></text:h>
      <text:p text:style-name="Text_20_body"><text:bookmark text:name="IDX72"/><text:bookmark text:name="IDX73"/><text:bookmark text:name="IDX74"/>Встретив в make-файле директиву <text:span text:style-name="Source_20_Text">include</text:span>, <text:span text:style-name="Source_20_Text">make</text:span> приостанавливает чтение текущего make-файла и, прежде чем продолжить работу, прочитывает один или несколько указанных в этой директиве make-файлов. Эта директива представляет собой строку make-файла, выглядящую подобным образом: </text:p>
      <text:p text:style-name="P33">include <text:span text:style-name="Variable">имена_файлов</text:span>...</text:p>
      <text:p text:style-name="Text_20_body">Имена файлов могут представлять собой шаблоны имен, допустимые в интерпретаторе командной строки. <text:bookmark text:name="IDX75"/><text:bookmark text:name="IDX76"/><text:bookmark text:name="IDX77"/></text:p>
      <text:p text:style-name="Text_20_body">В начале строки могут находится дополнительные пробелы - все они будут игнорированы. Наличие символа табуляции в начале строки недопустимо, поскольку такие строки <text:span text:style-name="Source_20_Text">make</text:span> считает командами. Между словом <text:span text:style-name="Source_20_Text">include</text:span> и началом списка файлов, а также между именами файлов необходим пробел. Лишние пробелы между именами, а также пробелы после конца директивы, игнорируются. В конце строки с директивой может находится комментарий, начинающийся, как обычно, с символа <text:span text:style-name="Example">`#'</text:span>. Если имена файлов содержат ссылки на переменные или функции, то эти ссылки "раскрываются" (вместо них подставляются вычисленные значения). Смотрите раздел <text:a xlink:type="simple" xlink:href="http://linux.yaroslavl.ru/docs/prog/gnu_make_3-79_russian_manual.html#SEC57" text:style-name="Internet_20_link" text:visited-style-name="Visited_20_Internet_20_Link">Использование переменных</text:a>. </text:p>
      <text:p text:style-name="Text_20_body">Если, например, у вас есть три файла с расширением <text:span text:style-name="Teletype">`.mk'</text:span> - <text:span text:style-name="Teletype">`a.mk'</text:span>, <text:span text:style-name="Teletype">`b.mk'</text:span>, и <text:span text:style-name="Teletype">`c.mk'</text:span>, а переменная <text:span text:style-name="Source_20_Text">$(bar)</text:span> ссылается на строку <text:span text:style-name="Source_20_Text">bish bash</text:span>, то следующая запись</text:p>
      <text:p text:style-name="P33">include foo *.mk $(bar)</text:p>
      <text:p text:style-name="Text_20_body">будет эквивалентна </text:p>
      <text:p text:style-name="P33">include foo a.mk b.mk c.mk bish bash</text:p>
      <text:p text:style-name="Text_20_body"><text:soft-page-break/>Когда <text:span text:style-name="Source_20_Text">make</text:span> обрабатывает директиву <text:span text:style-name="Source_20_Text">include</text:span>, она приостанавливает чтение текущего make-файла и поочередно читает каждый файл из списка, указанного в директиве. Когда весь список будет прочитан, <text:span text:style-name="Source_20_Text">make</text:span> возвращается к обработке make-файла, в котором была встречена директива <text:span text:style-name="Source_20_Text">include</text:span>. </text:p>
      <text:p text:style-name="Text_20_body">Директива <text:span text:style-name="Source_20_Text">include</text:span> может оказаться полезной если, предположим, у нас имеется несколько программ, собираемых при помощи отдельных make-файлов, которым требуется наличие некоторого "общего" набора определений переменных (смотрите раздел <text:a xlink:type="simple" xlink:href="http://linux.yaroslavl.ru/docs/prog/gnu_make_3-79_russian_manual.html#SEC64" text:style-name="Internet_20_link" text:visited-style-name="Visited_20_Internet_20_Link">Установка значения переменной</text:a>) или шаблонных правил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text:p>
      <text:p text:style-name="Text_20_body">Другой случай, когда директива <text:span text:style-name="Source_20_Text">include</text:span> может быть использована - это автоматическая генерация пререквизиттов для исходных файлов. Автоматически сгенерированные пререквизиты могут быть помещены в отдельный файл, который, затем, будет включаться в основной make-файл программы. Подобная практика, в целом, выглядит более привлекательной, чем "беспорядочное" добавление новых пререквизитов в конец главного make-файла, которое традиционно практикуется при работе с другими версиями <text:span text:style-name="Source_20_Text">make</text:span>. Смотрите раздел <text:a xlink:type="simple" xlink:href="http://linux.yaroslavl.ru/docs/prog/gnu_make_3-79_russian_manual.html#SEC43" text:style-name="Internet_20_link" text:visited-style-name="Visited_20_Internet_20_Link">Автоматическая генерация списка пререквизитов</text:a>. <text:bookmark text:name="IDX78"/><text:bookmark text:name="IDX79"/><text:bookmark text:name="IDX80"/></text:p>
      <text:p text:style-name="Text_20_body"><text:bookmark text:name="IDX81"/><text:bookmark text:name="IDX82"/><text:bookmark text:name="IDX83"/><text:bookmark text:name="IDX84"/><text:bookmark text:name="IDX85"/><text:bookmark text:name="IDX86"/><text:bookmark text:name="IDX87"/>Если указанное в директиве имя начинается не с символа '/' и файл с таким именем отсутствует в текущей директории, производится его поиск еще в нескольких каталогах. Сначала поиск производится во всех каталогах, которые были указаны в командной строке с помощью опций <text:span text:style-name="Example">`-I'</text:span> и <text:span text:style-name="Example">`--include-dir'</text:span> (смотрите раздел <text:a xlink:type="simple" xlink:href="http://linux.yaroslavl.ru/docs/prog/gnu_make_3-79_russian_manual.html#SEC92" text:style-name="Internet_20_link" text:visited-style-name="Visited_20_Internet_20_Link">Обзор опций</text:a>). Затем, поиск производится поочередно в следующих директориях (если, конечно, они существуют): <text:span text:style-name="Teletype">`</text:span><text:span text:style-name="Teletype"><text:span text:style-name="Variable">prefix</text:span></text:span><text:span text:style-name="Teletype">/include'</text:span> (обычно <text:span text:style-name="Teletype">`/usr/local/include'</text:span> <text:a xlink:type="simple" xlink:href="http://linux.yaroslavl.ru/docs/prog/gnu_make_3-79_russian_manual.html#FOOT1" office:name="DOCF1" text:style-name="Internet_20_link" text:visited-style-name="Visited_20_Internet_20_Link">(1)</text:a>) <text:span text:style-name="Teletype">`/usr/gnu/include'</text:span>, <text:span text:style-name="Teletype">`/usr/local/include'</text:span>, <text:span text:style-name="Teletype">`/usr/include'</text:span>. </text:p>
      <text:p text:style-name="Text_20_body">Если поиск включаемого make-файла завершился неудачно, <text:span text:style-name="Source_20_Text">make</text:span> выдает предупреждающее сообщение, которое, однако не является фатальной ошибкой, поскольку обработка make-файла, содержащего директиву <text:span text:style-name="Source_20_Text">include</text:span>, еще продолжается. После того, как все включаемые файлы будут прочитаны, <text:span text:style-name="Source_20_Text">make</text:span> попытается создать или обновить те из них, которые не существуют или устарели. Смотрите раздел <text:a xlink:type="simple" xlink:href="http://linux.yaroslavl.ru/docs/prog/gnu_make_3-79_russian_manual.html#SEC17" text:style-name="Internet_20_link" text:visited-style-name="Visited_20_Internet_20_Link">Автоматическое обновление make-файлов</text:a>. Только после неудачной попытки найти способ создания отсутствующих make-файлов, ситуация будет квалифицирована как фатальная ошибка и <text:span text:style-name="Source_20_Text">make</text:span> завершит работу. </text:p>
      <text:p text:style-name="Text_20_body">Если вы хотите, чтобы <text:span text:style-name="Source_20_Text">make</text:span> просто игнорировала make-файлы, которые не существуют и не могут быть построены автоматически, используйте директиву <text:span text:style-name="Source_20_Text">-include</text:span>:</text:p>
      <text:p text:style-name="P33">-include <text:span text:style-name="Variable">имена_файлов</text:span>...</text:p>
      <text:p text:style-name="Text_20_body">Эта директива работает аналогично директиве <text:span text:style-name="Source_20_Text">include</text:span>, за исключением того, что отсутствие включаемых make-файлов <text:span text:style-name="Variable">имена_файлов</text:span> не вызывает ошибки (даже не выдается каких-либо предупреждающих сообщений). Для совместимости с другими версиями <text:span text:style-name="Source_20_Text">make</text:span>, директива <text:span text:style-name="Source_20_Text">-include</text:span> имеет второе, дополнительное имя <text:span text:style-name="Source_20_Text">sinclude</text:span>. </text:p>
      <text:h text:style-name="Heading_20_2" text:outline-level="2"><text:a xlink:type="simple" xlink:href="http://linux.yaroslavl.ru/docs/prog/gnu_make_3-79_russian_manual.html#TOC16" office:name="SEC16" text:style-name="Internet_20_link" text:visited-style-name="Visited_20_Internet_20_Link">Переменная </text:a><text:a xlink:type="simple" xlink:href="http://linux.yaroslavl.ru/docs/prog/gnu_make_3-79_russian_manual.html#TOC16" office:name="SEC16" text:style-name="Internet_20_link" text:visited-style-name="Visited_20_Internet_20_Link"><text:span text:style-name="Source_20_Text">MAKEFILES</text:span></text:a></text:h>
      <text:p text:style-name="Text_20_body"><text:bookmark text:name="IDX88"/><text:bookmark text:name="IDX89"/><text:bookmark text:name="IDX90"/>Если среди переменных среды (environment variables) имеется переменная с именем <text:span text:style-name="Source_20_Text">MAKEFILES</text:span>, то ее содержимое интерпретируется как список имен (разделенных пробелами) дополнительных make-файлов, которые должны быть прочитаны перед тем, как начнут обрабатываться "основные" make-файлы. Этот механизм работает во многом аналогично директиве <text:span text:style-name="Source_20_Text">include</text:span>. Аналогичным образом производится и поиск этих дополнительных make-файлов в разных каталогах (смотрите раздел <text:a xlink:type="simple" xlink:href="http://linux.yaroslavl.ru/docs/prog/gnu_make_3-79_russian_manual.html#SEC15" text:style-name="Internet_20_link" text:visited-style-name="Visited_20_Internet_20_Link">Подключение других make-файлов</text:a>). При этом, главная цель не может браться из этих файлов, а отсутствие какого-либо из них не рассматривается как ошибка. </text:p>
      <text:p text:style-name="Text_20_body"><text:bookmark text:name="IDX91"/>Одно из основных применений переменной <text:span text:style-name="Source_20_Text">MAKEFILES</text:span> - это организация "связи" между рекурсивными вызовами <text:span text:style-name="Source_20_Text">make</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Обычно, нежелательно устанавливать <text:soft-page-break/>переменную <text:span text:style-name="Source_20_Text">MAKEFILES</text:span> перед первым вызовом <text:span text:style-name="Source_20_Text">make</text:span> (на самом "высоком" уровне), чтобы не создавать причудливую "смесь" из основного make-файла и файлов, перечисленных в <text:span text:style-name="Source_20_Text">MAKEFILES</text:span>. Однако, если вы запускаете <text:span text:style-name="Source_20_Text">make</text:span> без указания конкретного make-файла, дополнительные make-файлы, перечисленные в <text:span text:style-name="Source_20_Text">MAKEFILES</text:span> могут сделать что-нибудь полезное в помощь встроенным в <text:span text:style-name="Source_20_Text">make</text:span> неявным правилам, например, задать нужные пути поиска (смотрите раздел <text:a xlink:type="simple" xlink:href="http://linux.yaroslavl.ru/docs/prog/gnu_make_3-79_russian_manual.html#SEC26" text:style-name="Internet_20_link" text:visited-style-name="Visited_20_Internet_20_Link">Поиск пререквизитов по каталогам</text:a>). </text:p>
      <text:p text:style-name="Text_20_body">Некоторые пользователя соблазняются возможностью автоматически устанавливать переменную <text:span text:style-name="Source_20_Text">MAKEFILES</text:span> при входе в систему, и пишут свои make-файлы в рассчете на это. Делать этого категорически не рекомендуется, поскольку такие make-файлы не будут работать при попытке их использования другими пользователями. Гораздо лучше, явно подключать нужные make-файлы с помощью обычной директивы <text:span text:style-name="Source_20_Text">include</text:span>. Смотрите раздел <text:a xlink:type="simple" xlink:href="http://linux.yaroslavl.ru/docs/prog/gnu_make_3-79_russian_manual.html#SEC15" text:style-name="Internet_20_link" text:visited-style-name="Visited_20_Internet_20_Link">Подключение других make-файлов </text:a>. </text:p>
      <text:h text:style-name="Heading_20_2" text:outline-level="2"><text:a xlink:type="simple" xlink:href="http://linux.yaroslavl.ru/docs/prog/gnu_make_3-79_russian_manual.html#TOC17" office:name="SEC17" text:style-name="Internet_20_link" text:visited-style-name="Visited_20_Internet_20_Link">Автоматическое обновление make-файлов</text:a></text:h>
      <text:p text:style-name="Text_20_body"><text:bookmark text:name="IDX92"/><text:bookmark text:name="IDX93"/><text:bookmark text:name="IDX94"/>Иногда make-файлы могут быть получены из других файлов, таких как файлы RCS или SCCS. Если make-файл может быть получен из других файлов, скорее всего, вы захотите, чтобы <text:span text:style-name="Source_20_Text">make</text:span> всегда работала с самой "свежей" версией этого файла. </text:p>
      <text:p text:style-name="Text_20_body">Для этого, после чтения всех make-файлов, утилита <text:span text:style-name="Source_20_Text">make</text:span> поочередно рассматривает каждый из них в качестве главной цели, пробуя обновить их. Если в make-файле имеется правило (найденное в этом же make-файле, либо в каком-нибудь другом), указывающее на способ его обновления, или имеется неявное правило, которое может быть к нему применено, то этот make-файл, при необходимости, обновляется (смотрите раздел <text:a xlink:type="simple" xlink:href="http://linux.yaroslavl.ru/docs/prog/gnu_make_3-79_russian_manual.html#SEC93" text:style-name="Internet_20_link" text:visited-style-name="Visited_20_Internet_20_Link">Использование неявных правил</text:a>). После того, как все make-файлы были проверены, если хотя бы один из них был действительно обновлен, <text:span text:style-name="Source_20_Text">make</text:span> начинает всю процедуру сначала и перечитывает все make-файлы заново. Возможно, утилита опять попытается обновить некоторые из make-файлов, но как правило, они уже не будут меняться, поскольку только что была получена их самая свежая версия. </text:p>
      <text:p text:style-name="Text_20_body">Если вам заранее известно, что некоторые ваши make-файлы не могут быть "обновлены", и вы хотите, чтобы <text:span text:style-name="Source_20_Text">make</text:span> не пыталась искать подходящие для них неявные правила (скажем, по соображениям эффективности), вы можете использовать любой "стандартный" прием для отключения поиска неявных правил. Например, вы можете создать явное правило с пустой командой, где в качестве цели выступает нужный вам make-файл (смотрите раздел <text:a xlink:type="simple" xlink:href="http://linux.yaroslavl.ru/docs/prog/gnu_make_3-79_russian_manual.html#SEC56" text:style-name="Internet_20_link" text:visited-style-name="Visited_20_Internet_20_Link">Пустые команды</text:a>). </text:p>
      <text:p text:style-name="Text_20_body">Если в make-файле для обновления файла имеется правило с двойным двоеточием (double-colon rule), не имеющее пререквизитов, то этот файл всегда будет обновляться (смотрите раздел <text:a xlink:type="simple" xlink:href="http://linux.yaroslavl.ru/docs/prog/gnu_make_3-79_russian_manual.html#SEC42" text:style-name="Internet_20_link" text:visited-style-name="Visited_20_Internet_20_Link">Правила с двойным двоеточием</text:a>). В случае, если бы целью такого правила являлся make-файл, мог бы возникнуть бесконечный цикл: make-файл все время бы обновлялся, что, в свою очередь, заставляло бы <text:span text:style-name="Source_20_Text">make</text:span> заново перечитывать все make-файлы и так далее, до бесконечности. Поэтому, во избежание зацикливания, <text:span text:style-name="Source_20_Text">make</text:span> <text:span text:style-name="Strong_20_Emphasis">не</text:span> пытается обновить make-файлы, которые являются целями правил с двойным двоеточием без пререквизитов. </text:p>
      <text:p text:style-name="Text_20_body">В том случае, если при запуске <text:span text:style-name="Source_20_Text">make</text:span>, ей не были указаны make-файлы для обработки (с помощью опций <text:span text:style-name="Example">`-f'</text:span> и <text:span text:style-name="Example">`--file'</text:span>), то утилита попытается найти подходящий make-файл, поочередно пробую принятые по умолчанию имена make-файлов (смотрите раздел <text:a xlink:type="simple" xlink:href="http://linux.yaroslavl.ru/docs/prog/gnu_make_3-79_russian_manual.html#SEC14" text:style-name="Internet_20_link" text:visited-style-name="Visited_20_Internet_20_Link">Имена make-файлов</text:a>). В отличие от make-файлов, указываемых с помощью опций <text:span text:style-name="Example">`-f'</text:span> и <text:span text:style-name="Example">`--file'</text:span>, <text:span text:style-name="Source_20_Text">make</text:span> не может быть уверена, что эти файлы вообще существуют. Однако, если make-файл с именем, принятым по умолчанию, в данный момент не существует, но может быть построен с использованием каких-либо известных <text:span text:style-name="Source_20_Text">make</text:span> правил, то вы, скорее всего захотите, чтобы эти правила были выполнены и нужный make-файл был создан. </text:p>
      <text:p text:style-name="Text_20_body">Поэтому, если ни один из make-файлов с принятыми по умолчанию именами не существует, <text:span text:style-name="Source_20_Text">make</text:span> предпринимает попытку создать их (в том же самом порядке, каком происходил их поиск). Смотрите раздел <text:a xlink:type="simple" xlink:href="http://linux.yaroslavl.ru/docs/prog/gnu_make_3-79_russian_manual.html#SEC14" text:style-name="Internet_20_link" text:visited-style-name="Visited_20_Internet_20_Link">Имена make-файлов </text:a>. Эти попытки продолжаются до тех пор, пока какой-либо из make-файлов не будет <text:soft-page-break/>создан, либо <text:span text:style-name="Source_20_Text">make</text:span> "перепробует" все имена make-файлов, принятых по умолчанию. Заметьте, что невозможность найти или построить make-файл не является ошибкой, поскольку наличие make-файла не является обязательным условием работы <text:span text:style-name="Source_20_Text">make</text:span>. </text:p>
      <text:p text:style-name="Text_20_body">При использовании опций <text:span text:style-name="Example">`-t'</text:span> или <text:span text:style-name="Example">`--touch'</text:span> (смотрите раздел <text:a xlink:type="simple" xlink:href="http://linux.yaroslavl.ru/docs/prog/gnu_make_3-79_russian_manual.html#SEC88" text:style-name="Internet_20_link" text:visited-style-name="Visited_20_Internet_20_Link">Вместо исполнения команд</text:a>), вряд ли вы захотите оказаться в ситуации, когда для определения того, какие цели нужно пометить как обновленные, будет использована устаревшая версия make-файла. Поэтому, опция <text:span text:style-name="Example">`-t'</text:span> не оказывает влияния на процедуру обновления make-файлов - они обновляются даже тогда, когда она указана. Аналогично, опции <text:span text:style-name="Example">`-q'</text:span> (или <text:span text:style-name="Example">`--question'</text:span>) и <text:span text:style-name="Example">`-n'</text:span> (или <text:span text:style-name="Example">`--just-print'</text:span>) не отменяют процедуру обновления файлов; в противном случае, использование устаревшей версии make-файла могло бы вызвать некорректную работу этих опций. Таким образом, при обработке <text:span text:style-name="Example">`make -f mfile -n foo'</text:span>, файл <text:span text:style-name="Teletype">`mfile'</text:span> будет обновлен, затем он будет перечитан заново, и, после этого, будут напечатаны команды, обновляющие цель <text:span text:style-name="Teletype">`foo'</text:span> и ее пререквизиты. Эти команды будут соответствовать работе с обновленной версией <text:span text:style-name="Teletype">`mfile'</text:span>. </text:p>
      <text:p text:style-name="Text_20_body">Однако, в определенных ситуациях, вам может понадобиться избежать обновления make-файлов. Вы может сделать это, указав в командной строке эти файлы в качестве целей и, одновременно, указать их (с помощью опций <text:span text:style-name="Example">`-f'</text:span> и <text:span text:style-name="Example">`--file'</text:span>) в качестве make-файлов. Когда make-файл явно указан в командной строке в качестве цели, опция <text:span text:style-name="Example">`-t'</text:span> и аналогичные опции, могут быть к нему применены. </text:p>
      <text:p text:style-name="Text_20_body">Таким образом, при обработке <text:span text:style-name="Example">`make -f mfile -n mfile foo'</text:span> будет прочитан make-файл <text:span text:style-name="Teletype">`mfile'</text:span>, затем будут напечатаны команды, требуемые для его обновления (без их реального исполнения), и, затем, будут напечатаны команды, необходимые для обновления <text:span text:style-name="Teletype">`foo'</text:span> (также без их выполнения). Команды для обновления <text:span text:style-name="Teletype">`foo'</text:span> будут соответствовать нынешнему состоянию <text:span text:style-name="Teletype">`mfile'</text:span>. </text:p>
      <text:h text:style-name="Heading_20_2" text:outline-level="2"><text:a xlink:type="simple" xlink:href="http://linux.yaroslavl.ru/docs/prog/gnu_make_3-79_russian_manual.html#TOC18" office:name="SEC18" text:style-name="Internet_20_link" text:visited-style-name="Visited_20_Internet_20_Link">"Перекрытие" (overriding) части make-файла</text:a></text:h>
      <text:p text:style-name="Text_20_body"><text:bookmark text:name="IDX95"/><text:bookmark text:name="IDX96"/>Иногда, возникает потребность в нескольких make-файлах, лишь незначительно различающихся между собой. Зачастую, в такой ситуации может быть использована директива <text:span text:style-name="Example">`include'</text:span>: нужный make-файлы можно получить путем включения другого make-файла и добавления своего набора правил или определений переменных. Однако, с помощью подобной методики, вам не удастся задать разные команды для обновления одной и той же цели. Этого можно добиться другим способом. </text:p>
      <text:p text:style-name="Text_20_body"><text:bookmark text:name="IDX97"/>Во "внешнем" make-файле (make-файле, который включает в себя другие make-файлы) вы можете задать шаблонное правило с произвольным соответствием (match-anything pattern rule), которое будет указывать, что цели, не описанные в данном make-файле, следут поискать в другом make-файле.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где подробно описаны шаблонные правила. </text:p>
      <text:p text:style-name="Text_20_body">Например, если у нас имеется make-файл с именем <text:span text:style-name="Teletype">`Makefile'</text:span>, который описывает цель <text:span text:style-name="Example">`foo'</text:span> (и другие цели), то мы можем написать make-файл с именем <text:span text:style-name="Teletype">`GNUmakefile'</text:span>, который будет содержать следующие строки:</text:p>
      <text:p text:style-name="Preformatted_20_Text">foo:</text:p>
      <text:p text:style-name="Preformatted_20_Text"><text:s text:c="8"/>frobnicate &gt; foo</text:p>
      <text:p text:style-name="Preformatted_20_Text"/>
      <text:p text:style-name="Preformatted_20_Text">%: force</text:p>
      <text:p text:style-name="Preformatted_20_Text"><text:s text:c="8"/>@$(MAKE) -f Makefile $@</text:p>
      <text:p text:style-name="P33">force: ;</text:p>
      <text:p text:style-name="Text_20_body">В таком случае, при выполнении команды <text:span text:style-name="Example">`make foo'</text:span>, <text:span text:style-name="Source_20_Text">make</text:span> считает файл <text:span text:style-name="Teletype">`GNUmakefile'</text:span>, и увидит, что для достижения цели <text:span text:style-name="Teletype">`foo'</text:span>, должна быть выполнена команда <text:span text:style-name="Example">`frobnicate &gt; foo'</text:span>. При выполнении команды <text:span text:style-name="Example">`make bar'</text:span>, <text:span text:style-name="Source_20_Text">make</text:span> увидит, что цель <text:span text:style-name="Teletype">`bar'</text:span> не описана в make-файле <text:span text:style-name="Teletype">`GNUmakefile'</text:span>, и, поэтому, использует команду из шаблонного правила: <text:span text:style-name="Example">`make -f Makefile bar'</text:span>. <text:soft-page-break/>Если <text:span text:style-name="Teletype">`Makefile'</text:span> содержит правило для цели <text:span text:style-name="Teletype">`bar'</text:span>, то эта цель будет обновлена. Аналогично <text:span text:style-name="Source_20_Text">make</text:span> поступит и с любыми другими целями, не описанными в <text:span text:style-name="Teletype">`GNUmakefile'</text:span> </text:p>
      <text:p text:style-name="Text_20_body">В данном примере, шаблонное правило содержит лишь <text:span text:style-name="Example">`%'</text:span>, поэтому любая цель подходит под такой шаблон. Пререквизит <text:span text:style-name="Teletype">`force'</text:span> указан лишь для того, чтобы команды из данного правила выполнялись всегда - даже в том случае, если целевой файл уже существует. Правило, описывающее цель <text:span text:style-name="Teletype">`force'</text:span>, содержит пустую команду для того, чтобы <text:span text:style-name="Source_20_Text">make</text:span> не пыталась использовать неявное правило для обновления этой цели (иначе возник бы бесконечный цикл, поскольку для обновления <text:span text:style-name="Teletype">`force'</text:span>, <text:span text:style-name="Source_20_Text">make</text:span> попыталась бы использовать то же самое шаблонное правило). </text:p>
      <text:h text:style-name="Heading_20_2" text:outline-level="2"><text:a xlink:type="simple" xlink:href="http://linux.yaroslavl.ru/docs/prog/gnu_make_3-79_russian_manual.html#TOC19" office:name="SEC19" text:style-name="Internet_20_link" text:visited-style-name="Visited_20_Internet_20_Link">Как </text:a><text:a xlink:type="simple" xlink:href="http://linux.yaroslavl.ru/docs/prog/gnu_make_3-79_russian_manual.html#TOC19" office:name="SEC19" text:style-name="Internet_20_link" text:visited-style-name="Visited_20_Internet_20_Link"><text:span text:style-name="Source_20_Text">make</text:span></text:a><text:a xlink:type="simple" xlink:href="http://linux.yaroslavl.ru/docs/prog/gnu_make_3-79_russian_manual.html#TOC19" office:name="SEC19" text:style-name="Internet_20_link" text:visited-style-name="Visited_20_Internet_20_Link"> читает make-файл</text:a></text:h>
      <text:p text:style-name="Text_20_body"><text:bookmark text:name="IDX98"/><text:bookmark text:name="IDX99"/>Программа GNU <text:span text:style-name="Source_20_Text">make</text:span> работает по двухпроходной схеме. На первом проходе производится чтение всех make-файлов (в том числе и подключаемых), в ходе которого вся содержащаяся в них информация (переменные и их значения, явные и неявные правила) переводится во внутреннее представление и строится граф зависимостей для всех целей и их пререквизитов. Далее, на втором проходе, это внутреннее представление используется для определения того, какие именно цели нуждаются в обновлении и исполняются соответствующие правила. </text:p>
      <text:p text:style-name="Text_20_body">Понимание такой двухпроходной схемы является важным, поскольку она оказывает непосредственное влияние на ход вычисления переменных и функций; непонимание, зачастую, является источником недоразумений при написании make-файлов. Здесь мы опишем, как происходит "пофазная" обработка различных конструкций. Мы будем говорить, что расширение (expansion) является <text:span text:style-name="Strong_20_Emphasis">немедленным (immediate)</text:span>, если оно производится во время первой фазы работы: это означает, <text:span text:style-name="Source_20_Text">make</text:span> будет вычислять переменные и функции в момент считывания и "разбора" make-файла. Мы будем говорить, что расширение является <text:span text:style-name="Strong_20_Emphasis">отложенным (deferred)</text:span>, если оно не происходит "немедленно". Расширение отложенной конструкции не происходит до тех пор, пока эта конструкция не встретится позже, уже в "немедленном" контексте, либо она будет расширена на втором проходе. </text:p>
      <text:p text:style-name="Text_20_body">Возможно, вы еще не знакомы со всеми конструкциями. В таком случае, вы сможете вернуться к данному разделу потом, когда вы ознакомитесь с этими конструкциями в следующих главах. </text:p>
      <text:h text:style-name="Heading_20_3" text:outline-level="3">Присваивание значения переменным</text:h>
      <text:p text:style-name="Text_20_body"><text:bookmark text:name="IDX100"/><text:bookmark text:name="IDX101"/><text:bookmark text:name="IDX102"/><text:bookmark text:name="IDX103"/><text:bookmark text:name="IDX104"/>Определения переменных обрабатываются следующим образом: </text:p>
      <text:p text:style-name="Preformatted_20_Text"><text:span text:style-name="Variable">немедленно</text:span> = <text:span text:style-name="Variable">отложенно</text:span></text:p>
      <text:p text:style-name="Preformatted_20_Text"><text:span text:style-name="Variable">немедленно</text:span> ?= <text:span text:style-name="Variable">отложенно</text:span></text:p>
      <text:p text:style-name="Preformatted_20_Text"><text:span text:style-name="Variable">немедленно</text:span> := <text:span text:style-name="Variable">немедленно</text:span></text:p>
      <text:p text:style-name="Preformatted_20_Text"><text:span text:style-name="Variable">немедленно</text:span> += <text:span text:style-name="Variable">отложенно</text:span> или <text:span text:style-name="Variable">немедленно</text:span></text:p>
      <text:p text:style-name="Preformatted_20_Text"/>
      <text:p text:style-name="Preformatted_20_Text">define <text:span text:style-name="Variable">немедленно</text:span></text:p>
      <text:p text:style-name="Preformatted_20_Text"><text:s text:c="2"/><text:span text:style-name="Variable">отложенно</text:span></text:p>
      <text:p text:style-name="P33">endef</text:p>
      <text:p text:style-name="Text_20_body">В операторе добавления, <text:span text:style-name="Example">`+='</text:span>, правая часть обрабатывается "немедленно", если переменная была ранее определена как упрощенно вычисляемая (с помощью <text:span text:style-name="Example">`:='</text:span>) и "отложенно" в противном случае. </text:p>
      <text:h text:style-name="Heading_20_3" text:outline-level="3">Условные конструкции</text:h>
      <text:p text:style-name="Text_20_body"><text:bookmark text:name="IDX105"/><text:bookmark text:name="IDX106"/><text:bookmark text:name="IDX107"/><text:bookmark text:name="IDX108"/>Все условные конструкции (во всех формах - <text:span text:style-name="Source_20_Text">ifdef</text:span>, <text:span text:style-name="Source_20_Text">ifeq</text:span>, <text:span text:style-name="Source_20_Text">ifndef</text:span> и <text:span text:style-name="Source_20_Text">ifneq</text:span>) целиком и полностью обрабатываются "немедленно". </text:p>
      <text:h text:style-name="Heading_20_3" text:outline-level="3">Определения правил</text:h>
      <text:p text:style-name="Text_20_body"><text:bookmark text:name="IDX109"/><text:bookmark text:name="IDX110"/><text:bookmark text:name="IDX111"/><text:bookmark text:name="IDX112"/><text:bookmark text:name="IDX113"/>Правила всегда обрабатываются одинаковым образом, независимо от их формы: </text:p>
      <text:p text:style-name="Preformatted_20_Text"><text:soft-page-break/><text:span text:style-name="Variable">немедленно</text:span> : <text:span text:style-name="Variable">немедленно</text:span> ; <text:span text:style-name="Variable">отложенно</text:span></text:p>
      <text:p text:style-name="P33"><text:s text:c="4"/><text:span text:style-name="Variable">отложенно</text:span></text:p>
      <text:p text:style-name="Text_20_body">То есть, разделы целей и пререквизитов обрабатываются немедленно, а обработка команд, используемых для обновления цели, всегда откладывается. Это общее правило действует для явных правил, шаблонных правил, суффиксных правил, статических шаблонных правил и простом определении пререквизитов. </text:p>
      <text:h text:style-name="Heading_20_1" text:outline-level="1"><text:a xlink:type="simple" xlink:href="http://linux.yaroslavl.ru/docs/prog/gnu_make_3-79_russian_manual.html#TOC20" office:name="SEC20" text:style-name="Internet_20_link" text:visited-style-name="Visited_20_Internet_20_Link">Составление правил (rules)</text:a></text:h>
      <text:p text:style-name="Text_20_body"><text:bookmark text:name="IDX114"/><text:bookmark text:name="IDX115"/><text:bookmark text:name="IDX116"/><text:bookmark text:name="IDX117"/><text:span text:style-name="Strong_20_Emphasis">Правила (rules)</text:span> содержатся в make-файле и описывают, когда и каким образом должны быть обновлены или созданы некоторые файлы, называемые <text:span text:style-name="Strong_20_Emphasis">целями (targets)</text:span>. Чаще всего, каждое правило содержит только одну цель. В правиле перечисляются файлы, которые являются <text:span text:style-name="Strong_20_Emphasis">пререквизитами (prerequisites)</text:span> для этой цели и <text:span text:style-name="Strong_20_Emphasis">команды</text:span>, которые должны быть выполнены для создания или обновления цели. </text:p>
      <text:p text:style-name="Text_20_body"><text:bookmark text:name="IDX118"/><text:bookmark text:name="IDX119"/>Порядок следования правил внутри make-файле не имеет значения. Исключение составляет лишь выбор <text:span text:style-name="Strong_20_Emphasis">главной цели по умолчанию (default goal)</text:span> - цели, к которой стремиться <text:span text:style-name="Source_20_Text">make</text:span>, если вы не задали ее явно. По умолчанию, главной целью становиться цель из первого правила в первом обрабатываемом make-файле. Если это правило содержит несколько целей, то только первая из них становится главной целью. Здесь есть два исключения. Во-первых, главными целями, выбираемыми по умолчанию, не могут стать цели, имя которых начинается с точки (если только они не содержат по крайней мере одного символа <text:span text:style-name="Example">`/'</text:span>). И, во-вторых, из процесса выбора главной цели исключаются шаблонные правила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text:p>
      <text:p text:style-name="Text_20_body">Поэтому, мы обычно пишем make-файлы таким образом, чтобы первое правило описывало процесс сборки готовой программы, или всех программ, описываемых в этом make-файле (часто, для этого используется цель с именем <text:span text:style-name="Example">`all'</text:span>). Смотрите раздел <text:a xlink:type="simple" xlink:href="http://linux.yaroslavl.ru/docs/prog/gnu_make_3-79_russian_manual.html#SEC87" text:style-name="Internet_20_link" text:visited-style-name="Visited_20_Internet_20_Link">Аргументы для задания главной цели</text:a>. </text:p>
      <text:h text:style-name="Heading_20_2" text:outline-level="2"><text:a xlink:type="simple" xlink:href="http://linux.yaroslavl.ru/docs/prog/gnu_make_3-79_russian_manual.html#TOC21" office:name="SEC21" text:style-name="Internet_20_link" text:visited-style-name="Visited_20_Internet_20_Link">Синтаксис правил</text:a></text:h>
      <text:p text:style-name="Text_20_body"><text:bookmark text:name="IDX120"/><text:bookmark text:name="IDX121"/>В общем виде, правило выглядит так: </text:p>
      <text:p text:style-name="Preformatted_20_Text"><text:span text:style-name="Variable">цели</text:span> : <text:span text:style-name="Variable">пререквизиты</text:span></text:p>
      <text:p text:style-name="Preformatted_20_Text"><text:s text:c="8"/><text:span text:style-name="Variable">команда</text:span></text:p>
      <text:p text:style-name="P33"><text:s text:c="8"/>...</text:p>
      <text:p text:style-name="Text_20_body">или так: </text:p>
      <text:p text:style-name="Preformatted_20_Text"><text:span text:style-name="Variable">цели</text:span> : <text:span text:style-name="Variable">пререквизиты</text:span> ; <text:span text:style-name="Variable">команда</text:span></text:p>
      <text:p text:style-name="Preformatted_20_Text"><text:s text:c="8"/><text:span text:style-name="Variable">команда</text:span></text:p>
      <text:p text:style-name="P33"><text:s text:c="8"/>...</text:p>
      <text:p text:style-name="Text_20_body"><text:bookmark text:name="IDX122"/><text:bookmark text:name="IDX123"/><text:span text:style-name="Variable">Цели (targets)</text:span> - это имена файлов, разделенные пробелами. В именах целей могут быть использованы шаблонные символы (смотрите раздел <text:a xlink:type="simple" xlink:href="http://linux.yaroslavl.ru/docs/prog/gnu_make_3-79_russian_manual.html#SEC22" text:style-name="Internet_20_link" text:visited-style-name="Visited_20_Internet_20_Link">Использование шаблонных символов в именах файлов</text:a>). Для файлов, содержащихся в архиве, может быть использована специальная форма записи: <text:span text:style-name="Teletype">`</text:span><text:span text:style-name="Teletype"><text:span text:style-name="Variable">a</text:span></text:span><text:span text:style-name="Teletype">(</text:span><text:span text:style-name="Teletype"><text:span text:style-name="Variable">m</text:span></text:span><text:span text:style-name="Teletype">)'</text:span>, где <text:span text:style-name="Variable">a</text:span> - это имя архивного файла, а <text:span text:style-name="Variable">m</text:span> - имя содержащегося в нем файла (смотрите раздел <text:a xlink:type="simple" xlink:href="http://linux.yaroslavl.ru/docs/prog/gnu_make_3-79_russian_manual.html#SEC109" text:style-name="Internet_20_link" text:visited-style-name="Visited_20_Internet_20_Link">Использование элементов архива в качестве целей</text:a>). Обычно, в правиле содержится только одна цель, однако, иногда имеет смысл задать несколько целей в одном правиле (смотрите раздел <text:a xlink:type="simple" xlink:href="http://linux.yaroslavl.ru/docs/prog/gnu_make_3-79_russian_manual.html#SEC37" text:style-name="Internet_20_link" text:visited-style-name="Visited_20_Internet_20_Link">Правила с несколькими целями</text:a>). </text:p>
      <text:p text:style-name="Text_20_body"><text:bookmark text:name="IDX124"/><text:bookmark text:name="IDX125"/>Строки, содержащие <text:span text:style-name="Variable">команды</text:span>, должны начинаться с символа табуляции. Первая команда может располагаться либо в строке с пререквизитами (и отделяться от них точкой с запятой), либо в следующей строке после пререквизитов (эта строка должна начинаться с символа табуляции). В обоих случаях, результат будет один и тот же. Смотрите раздел <text:a xlink:type="simple" xlink:href="http://linux.yaroslavl.ru/docs/prog/gnu_make_3-79_russian_manual.html#SEC44" text:style-name="Internet_20_link" text:visited-style-name="Visited_20_Internet_20_Link">Написание команд</text:a>. </text:p>
      <text:p text:style-name="Text_20_body"><text:bookmark text:name="IDX126"/><text:bookmark text:name="IDX127"/><text:bookmark text:name="IDX128"/>Поскольку знак доллара используется для ссылки на переменные, для использования его в правилах, нужно писать <text:span text:style-name="Example">`$$'</text:span> (смотрите раздел <text:a xlink:type="simple" xlink:href="http://linux.yaroslavl.ru/docs/prog/gnu_make_3-79_russian_manual.html#SEC57" text:style-name="Internet_20_link" text:visited-style-name="Visited_20_Internet_20_Link">Использование переменных</text:a>). Длинные строки make-файла могут быть <text:soft-page-break/>разделены на части с помощью символа '\', находящегося в конце строки. Это может повысить удобочитаемость make-файла, но "технической" необходимости в этом нет - <text:span text:style-name="Source_20_Text">make</text:span> никак не ограничивает длину строк make-файла. </text:p>
      <text:p text:style-name="Text_20_body">Правило содержит информацию о двух вещах: когда следует считать, что цель "устарела", и каким образом она может быть обновлена при возникновении такой необходимости. </text:p>
      <text:p text:style-name="Text_20_body"><text:bookmark text:name="IDX129"/><text:bookmark text:name="IDX130"/>Критерий "устаревания" вычисляется по отношению к <text:span text:style-name="Variable">пререквизитам</text:span>, которые представляют из себя имена файлов, разделенные пробелами. В именах пререквизитов могут использоваться шаблонные символы. Пререквизиты также могут быть файлами, находящимися в архивах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Цель считается "устаревшей", если такого файла не существует, либо он "старше", чем какой-либо из пререквизитов (проверяется время последней модефикации файла). Смысл здесь в том, что, поскольку целевой файл строится на основе информации из файлов-пререквизитов, то изменение хотя бы одного из них может привести к тому, что содержимое целевого файла уже не будет "правильным". </text:p>
      <text:p text:style-name="Text_20_body"><text:span text:style-name="Variable">Команды</text:span> указывают на то, каким образом следует обновлять цель. Это - просто строки (с некоторыми дополнительными возможностями), исполняемые интерпретатором командной строки (обычно <text:span text:style-name="Example">`sh'</text:span>). Смотрите раздел <text:a xlink:type="simple" xlink:href="http://linux.yaroslavl.ru/docs/prog/gnu_make_3-79_russian_manual.html#SEC44" text:style-name="Internet_20_link" text:visited-style-name="Visited_20_Internet_20_Link">Написание команд</text:a>. </text:p>
      <text:h text:style-name="Heading_20_2" text:outline-level="2"><text:a xlink:type="simple" xlink:href="http://linux.yaroslavl.ru/docs/prog/gnu_make_3-79_russian_manual.html#TOC22" office:name="SEC22" text:style-name="Internet_20_link" text:visited-style-name="Visited_20_Internet_20_Link">Использование шаблонных символов (wildcard characters) в именах файлов</text:a></text:h>
      <text:p text:style-name="Text_20_body"><text:bookmark text:name="IDX131"/><text:bookmark text:name="IDX132"/><text:bookmark text:name="IDX133"/><text:bookmark text:name="IDX134"/><text:bookmark text:name="IDX135"/><text:bookmark text:name="IDX136"/>При использованием <text:span text:style-name="Strong_20_Emphasis">шаблонных символов (wildcard characters)</text:span>, с помощью одного имени можно задать целую группу файлов. В <text:span text:style-name="Source_20_Text">make</text:span> шаблонными символами являются <text:span text:style-name="Example">`*'</text:span>, <text:span text:style-name="Example">`?'</text:span> и <text:span text:style-name="Example">`[...]'</text:span> (как в оболочке Bourne). Например, шаблон <text:span text:style-name="Teletype">`*.c'</text:span> будет соответствовать всем файлам с суффиксом <text:span text:style-name="Example">`.c'</text:span>, находящимся в текущей директории. </text:p>
      <text:p text:style-name="Text_20_body"><text:bookmark text:name="IDX137"/><text:bookmark text:name="IDX138"/><text:bookmark text:name="IDX139"/>Символ <text:span text:style-name="Example">`~'</text:span> в начале имени файла, также имеет специальное значение. Одиночный символ <text:span text:style-name="Example">`~'</text:span> или сочетание <text:span text:style-name="Example">`~/'</text:span> означает ваш домашний каталог. Например, выражение <text:span text:style-name="Teletype">`~/bin'</text:span> будет означать <text:span text:style-name="Teletype">`/home/you/bin'</text:span>. Если сразу за символом <text:span text:style-name="Example">`~'</text:span> следует некоторое имя, такая строка будет представлять собой домашнюю директорию пользователя с этим именем. Например, строка <text:span text:style-name="Teletype">`~john/bin'</text:span> будет означать <text:span text:style-name="Teletype">`/home/john/bin'</text:span>. В системах, где пользователи не имеют своего домашнего каталога (таких как MS-DOS или MS-Windows), такое поведение может эмулироваться с помощью установки переменной окружения <text:span text:style-name="Variable">HOME</text:span>. </text:p>
      <text:p text:style-name="Text_20_body">Раскрытие шаблонных имен (замена их конкретным списком файлов, удовлетворяющих шаблону) автоматически производится в именах целей, именах пререквизитов и командах (в командах этим занимается интерпретатор командной строки). В других случаях, раскрытие шаблона производится только при явном запросе с помощью функции <text:span text:style-name="Source_20_Text">wildcard</text:span>. </text:p>
      <text:p text:style-name="Text_20_body">Специальное значение шаблонных символов может быть "отключено" с помощью предшествующего им символа '\'. Таким образом, строка <text:span text:style-name="Teletype">`foo\*bar'</text:span> будет ссылаться на довольно странное имя, состоящее из семи символов - начального <text:span text:style-name="Example">`foo'</text:span>, звездочки и <text:span text:style-name="Example">`bar'</text:span>. </text:p>
      <text:h text:style-name="Heading_20_3" text:outline-level="3"><text:a xlink:type="simple" xlink:href="http://linux.yaroslavl.ru/docs/prog/gnu_make_3-79_russian_manual.html#TOC23" office:name="SEC23" text:style-name="Internet_20_link" text:visited-style-name="Visited_20_Internet_20_Link">Примеры шаблонных имен</text:a></text:h>
      <text:p text:style-name="Text_20_body">Шаблонные имена могут быть использованы в командах, которые содержатся в правилах. Такие имена будут "раскрыты" интерпретатором командной строки. Вот пример правила для удаления всех объектных файлов из текущей директории: </text:p>
      <text:p text:style-name="Preformatted_20_Text">clean:</text:p>
      <text:p text:style-name="P33"><text:s text:c="8"/>rm -f *.o</text:p>
      <text:p text:style-name="Text_20_body"><text:bookmark text:name="IDX140"/><text:soft-page-break/>Шаблоны также могут быть полезны в качестве пререквизитов правил. В следующем примере, команда <text:span text:style-name="Example">`make print'</text:span> вызовет печать всех файлов с исходными текстами (файлов с расширением <text:span text:style-name="Example">`.c'</text:span>), которые были модефицированы с тех пор, как вы последний раз распечатывали их подобным образом: </text:p>
      <text:p text:style-name="Preformatted_20_Text">print: *.c</text:p>
      <text:p text:style-name="Preformatted_20_Text"><text:s text:c="8"/>lpr -p $?</text:p>
      <text:p text:style-name="P33"><text:s text:c="8"/>touch print</text:p>
      <text:p text:style-name="Text_20_body"><text:bookmark text:name="IDX141"/><text:bookmark text:name="IDX142"/><text:bookmark text:name="IDX143"/>В данном правиле, цель <text:span text:style-name="Teletype">`print'</text:span> является пустой целью (empty target file); смотрите раздел <text:a xlink:type="simple" xlink:href="http://linux.yaroslavl.ru/docs/prog/gnu_make_3-79_russian_manual.html#SEC35" text:style-name="Internet_20_link" text:visited-style-name="Visited_20_Internet_20_Link">Использование пустых целей для фиксации событий</text:a>. Автоматичесая переменная <text:span text:style-name="Example">`$?'</text:span> используется для печати только тех пререквизитов, которые были изменены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При задании переменной, раскрытия шаблонов не производится. Например, если вы запишите: </text:p>
      <text:p text:style-name="P33">objects = *.o</text:p>
      <text:p text:style-name="Text_20_body">то значением переменной <text:span text:style-name="Source_20_Text">objects</text:span> будет строка <text:span text:style-name="Example">`*.o'</text:span>. Однако, если вы используете значение переменной <text:span text:style-name="Source_20_Text">objects</text:span> в цели, в пререквизите или в команде, то в момент использования шаблона, будет произведено его расширение. Чтобы присвоить переменной <text:span text:style-name="Source_20_Text">objects</text:span> значение, полученное после расширения шаблона, используйте функцию <text:span text:style-name="Source_20_Text">wildcard</text:span>: </text:p>
      <text:p text:style-name="P33">objects := $(wildcard *.o)</text:p>
      <text:p text:style-name="Text_20_body">Смотрите раздел <text:a xlink:type="simple" xlink:href="http://linux.yaroslavl.ru/docs/prog/gnu_make_3-79_russian_manual.html#SEC25" text:style-name="Internet_20_link" text:visited-style-name="Visited_20_Internet_20_Link">Функция </text:a><text:a xlink:type="simple" xlink:href="http://linux.yaroslavl.ru/docs/prog/gnu_make_3-79_russian_manual.html#SEC25" text:style-name="Internet_20_link" text:visited-style-name="Visited_20_Internet_20_Link"><text:span text:style-name="Source_20_Text">wildcard</text:span></text:a>. </text:p>
      <text:h text:style-name="Heading_20_3" text:outline-level="3"><text:a xlink:type="simple" xlink:href="http://linux.yaroslavl.ru/docs/prog/gnu_make_3-79_russian_manual.html#TOC24" office:name="SEC24" text:style-name="Internet_20_link" text:visited-style-name="Visited_20_Internet_20_Link">Проблемы при использовании шаблонных имен</text:a></text:h>
      <text:p text:style-name="Text_20_body"><text:bookmark text:name="IDX144"/><text:bookmark text:name="IDX145"/><text:bookmark text:name="IDX146"/><text:bookmark text:name="IDX147"/><text:bookmark text:name="IDX148"/>Вот простой пример "неправильного" использования шаблонного имени, результат которого совершенно отличен от ожидаемого. Предположим, составляя make-файл, вы хотели сказать, что исполняемый файл <text:span text:style-name="Teletype">`foo'</text:span> собирается из всех объектных файлов, находящихся в текущем каталоге, и записали это следующим образом: </text:p>
      <text:p text:style-name="Preformatted_20_Text">objects = *.o</text:p>
      <text:p text:style-name="Preformatted_20_Text"/>
      <text:p text:style-name="Preformatted_20_Text">foo : $(objects)</text:p>
      <text:p text:style-name="P33"><text:s text:c="8"/>cc -o foo $(CFLAGS) $(objects)</text:p>
      <text:p text:style-name="Text_20_body">При такой записи, переменная <text:span text:style-name="Source_20_Text">objects</text:span> получит значение <text:span text:style-name="Example">`*.o'</text:span>. Расширение шаблона <text:span text:style-name="Example">`*.o'</text:span> будет произведено только при обработке правила с <text:span text:style-name="Teletype">`foo'</text:span>, и пререквизитами этой цели станут все <text:span text:style-name="Emphasis">существующие</text:span> в данный момент файлы <text:span text:style-name="Example">`.o'</text:span>. При необходимости, эти объектные файлы будут перекомпилированы. </text:p>
      <text:p text:style-name="Text_20_body">Но что будет, если вы удалите все файлы с расширением <text:span text:style-name="Example">`.o'</text:span>? Когда шаблону не соответствует ни один файл, этот шаблон остается в "первоначальном" виде. И, таким образом, получится что цель <text:span text:style-name="Teletype">`foo'</text:span> будет зависеть от файла со странным именем <text:span text:style-name="Teletype">`*.o'</text:span>. Поскольку, такого файла на самом деле не существует, <text:span text:style-name="Source_20_Text">make</text:span> аварийно завершит работу, выдав сообщение, что она не знает как построить файл <text:span text:style-name="Teletype">`*.o'</text:span>. Пожалуй, это совсем не то, чего вы хотели добиться! </text:p>
      <text:p text:style-name="Text_20_body">На самом деле, нужный вам результат получить вполне возможно, но для этого надо использовать более сложную методику, использующую функцию <text:span text:style-name="Source_20_Text">wildcard</text:span> и строковые подстановки. Подобная методика будет обсуждаться в следующих разделах. </text:p>
      <text:p text:style-name="Text_20_body"><text:bookmark text:name="IDX149"/><text:bookmark text:name="IDX150"/>В операционных системах фирмы Microsoft для разделения имен директорий используется символ '\':</text:p>
      <text:p text:style-name="P33"><text:s text:c="2"/>c:\foo\bar\baz.c</text:p>
      <text:p text:style-name="Text_20_body"><text:soft-page-break/>Приведенное выше имя эквивалентно имени <text:span text:style-name="Teletype">`c:/foo/bar/baz.c'</text:span> в стиле Unix (здесь <text:span text:style-name="Teletype">`c:'</text:span> - это, так называемое, имя диска). Когда программа <text:span text:style-name="Source_20_Text">make</text:span> работает в таких операционных системах, она допускает использование обоих символов ('/' и '\') в именах файлов. Поддержка символа '\' <text:span text:style-name="Emphasis">не</text:span> распространяется, однако, на шаблонные имена, где этот символ имеет специальное значение. В таких случаях, вы <text:span text:style-name="Emphasis">должны</text:span> использовать имена в стиле Unix (с символом '/' в качестве "разделителя"). </text:p>
      <text:h text:style-name="Heading_20_3" text:outline-level="3"><text:a xlink:type="simple" xlink:href="http://linux.yaroslavl.ru/docs/prog/gnu_make_3-79_russian_manual.html#TOC25" office:name="SEC25" text:style-name="Internet_20_link" text:visited-style-name="Visited_20_Internet_20_Link">Функция </text:a><text:a xlink:type="simple" xlink:href="http://linux.yaroslavl.ru/docs/prog/gnu_make_3-79_russian_manual.html#TOC25" office:name="SEC25" text:style-name="Internet_20_link" text:visited-style-name="Visited_20_Internet_20_Link"><text:span text:style-name="Source_20_Text">wildcard</text:span></text:a></text:h>
      <text:p text:style-name="Text_20_body"><text:bookmark text:name="IDX151"/>Шаблонные имена автоматически "расширяются" при обработке правил, где они использованы. В других случаях, например, при присваивании переменной нового значения, или в аргументах функций, такого расширения не производится. Для "принудительного" расширения шаблонных имен в любых нужных местах, предназначена функция <text:span text:style-name="Source_20_Text">wildcard</text:span>, которая выглядит следующим образом: </text:p>
      <text:p text:style-name="P33">$(wildcard <text:span text:style-name="Variable">шаблон</text:span>...)</text:p>
      <text:p text:style-name="Text_20_body">Подобная строка, будучи использована в любом месте make-файла, будет заменена списком существующих в данный момент файлов, которые удовлетворяет указанному шаблону (шаблонам). Имена файлов отделяются друг от друга пробелами. В том случае, если не будет найдено файлов, удовлетворяющих заданному шаблону, функция возвращает пустую строку. Заметьте, что такое поведение функции <text:span text:style-name="Source_20_Text">wildcard</text:span> отличается от поведения обычных шаблонов в правилах, которые, в таких случаях, остаются в исходном виде, а не игнорируются (смотрите раздел <text:a xlink:type="simple" xlink:href="http://linux.yaroslavl.ru/docs/prog/gnu_make_3-79_russian_manual.html#SEC24" text:style-name="Internet_20_link" text:visited-style-name="Visited_20_Internet_20_Link">Проблемы при использовании шаблонных имен</text:a>). </text:p>
      <text:p text:style-name="Text_20_body">Одно из возможных применений фукнции <text:span text:style-name="Source_20_Text">wildcard</text:span> - это получение списка исходных файлов, находящихся в текущем каталоге, например: </text:p>
      <text:p text:style-name="P33">$(wildcard *.c)</text:p>
      <text:p text:style-name="Text_20_body">Затем, мы может превратить список исходных файлов в список объектных файлов, заменив их расширение с <text:span text:style-name="Example">`.c'</text:span> на <text:span text:style-name="Example">`.o'</text:span>, например: </text:p>
      <text:p text:style-name="P33">$(patsubst %.c,%.o,$(wildcard *.c))</text:p>
      <text:p text:style-name="Text_20_body">(Здесь, для замены текста, мы использовали функцию <text:span text:style-name="Source_20_Text">patsubst</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Text_20_body">Таким образом, make-файл, компилирующий все файлы с исходными текстами на языке Си из текущего каталога, и, затем, компонующий их вместе, может выглядеть так: </text:p>
      <text:p text:style-name="Preformatted_20_Text">objects := $(patsubst %.c,%.o,$(wildcard *.c))</text:p>
      <text:p text:style-name="Preformatted_20_Text"/>
      <text:p text:style-name="Preformatted_20_Text">foo : $(objects)</text:p>
      <text:p text:style-name="P33"><text:s text:c="8"/>cc -o foo $(objects)</text:p>
      <text:p text:style-name="Text_20_body">В этом make-файле для компиляции исходных текстов используются неявные правила компиляции программ на языке Си, поэтому нет необходимости в явном описании правил компиляции. Смотрите раздел <text:a xlink:type="simple" xlink:href="http://linux.yaroslavl.ru/docs/prog/gnu_make_3-79_russian_manual.html#SEC59" text:style-name="Internet_20_link" text:visited-style-name="Visited_20_Internet_20_Link">Две разновидности переменных</text:a>, где описывается оператор <text:span text:style-name="Example">`:='</text:span>, который является вариантом "стандартного" оператора <text:span text:style-name="Example">`='</text:span>. </text:p>
      <text:h text:style-name="Heading_20_2" text:outline-level="2"><text:a xlink:type="simple" xlink:href="http://linux.yaroslavl.ru/docs/prog/gnu_make_3-79_russian_manual.html#TOC26" office:name="SEC26" text:style-name="Internet_20_link" text:visited-style-name="Visited_20_Internet_20_Link">Поиск пререквизитов по каталогам</text:a></text:h>
      <text:p text:style-name="Text_20_body"><text:bookmark text:name="IDX152"/><text:bookmark text:name="IDX153"/><text:bookmark text:name="IDX154"/><text:bookmark text:name="IDX155"/><text:bookmark text:name="IDX156"/>Для больших систем, часто бывает полезным хранить бинарные файлы программы и файлы с ее исходными текстами отдельно, в разных каталогах. Утилита <text:span text:style-name="Source_20_Text">make</text:span> может способствовать использованию такой методики с помощью механизма автоматического <text:span text:style-name="Strong_20_Emphasis">поиска пререквизитов по каталогам</text:span>. Когда вы будете распределять исходные файлы по директориям, вам не придется менять отдельные правила, нужно лишь будет указать пути для поиска этих файлов. </text:p>
      <text:h text:style-name="Heading_20_3" text:outline-level="3"><text:soft-page-break/><text:a xlink:type="simple" xlink:href="http://linux.yaroslavl.ru/docs/prog/gnu_make_3-79_russian_manual.html#TOC27" office:name="SEC27" text:style-name="Internet_20_link" text:visited-style-name="Visited_20_Internet_20_Link">Переменная </text:a><text:a xlink:type="simple" xlink:href="http://linux.yaroslavl.ru/docs/prog/gnu_make_3-79_russian_manual.html#TOC27" office:name="SEC27" text:style-name="Internet_20_link" text:visited-style-name="Visited_20_Internet_20_Link"><text:span text:style-name="Source_20_Text">VPATH</text:span></text:a><text:a xlink:type="simple" xlink:href="http://linux.yaroslavl.ru/docs/prog/gnu_make_3-79_russian_manual.html#TOC27" office:name="SEC27" text:style-name="Internet_20_link" text:visited-style-name="Visited_20_Internet_20_Link">: список каталогов для поиска пререквизитов</text:a></text:h>
      <text:p text:style-name="Text_20_body"><text:bookmark text:name="IDX157"/>Значение переменной <text:span text:style-name="Source_20_Text">VPATH</text:span> указывает утилите <text:span text:style-name="Source_20_Text">make</text:span> список директорий, где следует производить поиск файлов. Чаще всего, этот путь представляет собой список каталогов с файлами, которые являются пререквизитами каких-либо правил и находятся не в текущем каталоге. Однако, содержимое переменной <text:span text:style-name="Source_20_Text">VPATH</text:span> используется для поиска любых файлов (а не только пререквизитов), в том числе и файлов, которые являются целями каких-либо правил. </text:p>
      <text:p text:style-name="Text_20_body">Таким образом, если файл, который является целью или пререквизитом, не найден в текущем каталоге, <text:span text:style-name="Source_20_Text">make</text:span> предпримет попытку найти его в каталогах, перечисленных в <text:span text:style-name="Source_20_Text">VPATH</text:span>. Если в одном из этих каталогов файл будет найден, он может стать пререквизитом (смотрите ниже). Учитывая это, правила могут составляться таким образом, что имена пререквизитов указываются так, как если бы они находились в текущем каталоге. Смотрите раздел <text:a xlink:type="simple" xlink:href="http://linux.yaroslavl.ru/docs/prog/gnu_make_3-79_russian_manual.html#SEC30" text:style-name="Internet_20_link" text:visited-style-name="Visited_20_Internet_20_Link">Написание команд с учетом поиска по каталогам</text:a>. </text:p>
      <text:p text:style-name="Text_20_body">Имена перечисленных в <text:span text:style-name="Source_20_Text">VPATH</text:span> каталогов, отделяются друг от друга пробелами или двоеточиями. При поиске, <text:span text:style-name="Source_20_Text">make</text:span> перебирает каталоги в том порядке, как они перечислены в переменной <text:span text:style-name="Source_20_Text">VPATH</text:span>. В операционных системах MS-DOS и MS-Windows для разделения имен директорий вместо символа двоеточия, должен использоваться символ точки с запятой (поскольку символ ':' может быть частью названия каталога, находясь после имени диска). </text:p>
      <text:p text:style-name="Text_20_body">Например, следующая запись: </text:p>
      <text:p text:style-name="P33">VPATH = src:../headers</text:p>
      <text:p text:style-name="Text_20_body">указывает, что путь поиска состоит из двух каталогов, <text:span text:style-name="Teletype">`src'</text:span> и <text:span text:style-name="Teletype">`../headers'</text:span>. Поиск в этих каталогах производится в указанном порядке. </text:p>
      <text:p text:style-name="Text_20_body">При таком значении переменной <text:span text:style-name="Source_20_Text">VPATH</text:span>, следующее правило, </text:p>
      <text:p text:style-name="P33">foo.o : foo.c</text:p>
      <text:p text:style-name="Text_20_body">будет интерпретировано так, как будто он записано следующим образом: </text:p>
      <text:p text:style-name="P33">foo.o : src/foo.c</text:p>
      <text:p text:style-name="Text_20_body">если предположить, что файл <text:span text:style-name="Teletype">`foo.c'</text:span> находится не в текущей директории, а в каталоге <text:span text:style-name="Teletype">`src'</text:span>. </text:p>
      <text:h text:style-name="Heading_20_3" text:outline-level="3"><text:a xlink:type="simple" xlink:href="http://linux.yaroslavl.ru/docs/prog/gnu_make_3-79_russian_manual.html#TOC28" office:name="SEC28" text:style-name="Internet_20_link" text:visited-style-name="Visited_20_Internet_20_Link">Директива </text:a><text:a xlink:type="simple" xlink:href="http://linux.yaroslavl.ru/docs/prog/gnu_make_3-79_russian_manual.html#TOC28" office:name="SEC28" text:style-name="Internet_20_link" text:visited-style-name="Visited_20_Internet_20_Link"><text:span text:style-name="Source_20_Text">vpath</text:span></text:a></text:h>
      <text:p text:style-name="Text_20_body"><text:bookmark text:name="IDX158"/>Средством, аналогичным переменной <text:span text:style-name="Source_20_Text">VPATH</text:span>, но только более "избирательным", является директива <text:span text:style-name="Source_20_Text">vpath</text:span> (обратите внимание на нижний регистр букв). Эта директива позволяет задать пути поиска для некоторой группы файлов, а именно, файлов, чье имя подходит под определенный шаблон. Таким образом, вы можете задать некоторый список каталогов поиска для одной группы файлов, и совсем другой список - для других файлов. </text:p>
      <text:p text:style-name="Text_20_body">Имеется три формы записи директивы <text:span text:style-name="Source_20_Text">vpath</text:span>: </text:p>
      <text:p text:style-name="List_20_Heading"><text:span text:style-name="Source_20_Text">vpath </text:span><text:span text:style-name="Source_20_Text"><text:span text:style-name="Variable">шаблон</text:span></text:span><text:span text:style-name="Source_20_Text"> </text:span><text:span text:style-name="Source_20_Text"><text:span text:style-name="Variable">каталоги</text:span></text:span> </text:p>
      <text:p text:style-name="List_20_Contents">Задать путь поиска <text:span text:style-name="Variable">каталоги</text:span> для файлов, чье имя удовлетворяет шаблону <text:span text:style-name="Variable">шаблон</text:span>. Путь поиска <text:span text:style-name="Variable">каталоги</text:span> - это список имен директорий, разделенных двоеточиями (точкой запятой в MS-DOS или MS-Windows) или пробелами, подобно списку поиска переменной <text:span text:style-name="Source_20_Text">VPATH</text:span>. </text:p>
      <text:p text:style-name="List_20_Heading"><text:span text:style-name="Source_20_Text">vpath </text:span><text:span text:style-name="Source_20_Text"><text:span text:style-name="Variable">шаблон</text:span></text:span> </text:p>
      <text:p text:style-name="List_20_Contents">Очистить ("забыть") пути поиска для шаблона <text:span text:style-name="Variable">шаблон</text:span>. </text:p>
      <text:p text:style-name="List_20_Heading"><text:span text:style-name="Source_20_Text">vpath</text:span> </text:p>
      <text:p text:style-name="P39">Очистить ("забыть") все пути поиска, ранее определенные с помощью директивы <text:span text:style-name="Source_20_Text">vpath</text:span> </text:p>
      <text:p text:style-name="Text_20_body"><text:soft-page-break/>В директиве <text:span text:style-name="Source_20_Text">vpath</text:span>, шаблон представляет собой строку, содержащую символ <text:span text:style-name="Example">`%'</text:span>. Имя искомого файла должно соответствовать этой шаблонной строке, причем символ <text:span text:style-name="Example">`%'</text:span>, как и в шаблонных правилах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может соответствовать любой последовательности символов (в том числе и пустой). Например, шаблону <text:span text:style-name="Source_20_Text">%.h</text:span> удовлетворяют имена файлов, имеющие расширение <text:span text:style-name="Source_20_Text">.h</text:span>. (Если шаблон не содержит символа <text:span text:style-name="Example">`%'</text:span>, он должен в точности совпадать с именем искомого файла, а необходимость в этом возникает достаточно редко.) </text:p>
      <text:p text:style-name="Text_20_body"><text:bookmark text:name="IDX159"/><text:bookmark text:name="IDX160"/><text:bookmark text:name="IDX161"/><text:bookmark text:name="IDX162"/><text:bookmark text:name="IDX163"/>Специальное значение символа <text:span text:style-name="Example">`%'</text:span> в шаблоне директивы <text:span text:style-name="Source_20_Text">vpath</text:span> может быть отменено с помощью предшествующего ему символа <text:span text:style-name="Example">`\'</text:span>. Специальное значение символа <text:span text:style-name="Example">`\'</text:span>, предшествующего символу <text:span text:style-name="Example">`%'</text:span> может быть, в свою очередь, отменено добавлением еще одного символа <text:span text:style-name="Example">`\'</text:span> (строка "<text:span text:style-name="Example">\\%</text:span>" будет интерпретироваться как два символа. Первый из них - символ <text:span text:style-name="Example">`\'</text:span>, второй - символ <text:span text:style-name="Example">`%'</text:span>, который будет интерпретироваться как шаблонный). Символы <text:span text:style-name="Example">`\'</text:span>, имеющие специальное значение, удаляются из шаблона перед тем, как он будет сравниваться с именами файлов. Символы <text:span text:style-name="Example">`\'</text:span> не имеющие специального значения, остаются в шаблоне. </text:p>
      <text:p text:style-name="Text_20_body">Если искомого пререквизита нет в текущей директории, а его имя удовлетворяет шаблону, указанному в директиве <text:span text:style-name="Source_20_Text">vpath</text:span>, предпринимается попытка найти его в каталогах, список которых указан в этой директиве. Поиск проходит аналогично поиску в каталогах, перечисленных в переменной <text:span text:style-name="Source_20_Text">VPATH</text:span>, и предшествует ему. </text:p>
      <text:p text:style-name="Text_20_body">Например, запись </text:p>
      <text:p text:style-name="P33">vpath %.h ../headers</text:p>
      <text:p text:style-name="Text_20_body">инструктирует <text:span text:style-name="Source_20_Text">make</text:span>, производить поиск пререквизитов с расширением <text:span text:style-name="Teletype">`.h'</text:span> в каталоге <text:span text:style-name="Teletype">`../headers'</text:span>, если они не могут быть найдены в текущей директории. </text:p>
      <text:p text:style-name="Text_20_body">Если имя искомого пререквизита подходит сразу под несколько шаблонов, указанных в директивах <text:span text:style-name="Source_20_Text">vpath</text:span>, <text:span text:style-name="Source_20_Text">make</text:span> обрабатывает эти директивы поочередно, друг за другом, производя поиск во всех каталогах, перечисленных в каждой из них. Отдельные директивы vpath обрабатываются в том порядке, как они расположены в make-файле; несколько директив с одинаковым шаблоном никак не влияют друг на друга. </text:p>
      <text:p text:style-name="Text_20_body">Например, в случае: </text:p>
      <text:p text:style-name="Preformatted_20_Text">vpath %.c foo</text:p>
      <text:p text:style-name="Preformatted_20_Text">vpath % <text:s text:c="2"/>blish</text:p>
      <text:p text:style-name="P33">vpath %.c bar</text:p>
      <text:p text:style-name="Text_20_body">поиск файла с раширением <text:span text:style-name="Example">`.c'</text:span> будет происходить в каталоге <text:span text:style-name="Teletype">`foo'</text:span>, затем <text:span text:style-name="Teletype">`blish'</text:span>, и, наконец <text:span text:style-name="Teletype">`bar'</text:span>, а в случае </text:p>
      <text:p text:style-name="Preformatted_20_Text">vpath %.c foo:bar</text:p>
      <text:p text:style-name="P33">vpath % <text:s text:c="2"/>blish</text:p>
      <text:p text:style-name="Text_20_body">поиск такого файла будет производиться в каталоге <text:span text:style-name="Teletype">`foo'</text:span>, затем <text:span text:style-name="Teletype">`bar'</text:span>, и затем <text:span text:style-name="Teletype">`blish'</text:span>. </text:p>
      <text:h text:style-name="Heading_20_3" text:outline-level="3"><text:a xlink:type="simple" xlink:href="http://linux.yaroslavl.ru/docs/prog/gnu_make_3-79_russian_manual.html#TOC29" office:name="SEC29" text:style-name="Internet_20_link" text:visited-style-name="Visited_20_Internet_20_Link">Процедура поиска по каталогам</text:a></text:h>
      <text:p text:style-name="Text_20_body"><text:bookmark text:name="IDX164"/><text:bookmark text:name="IDX165"/>Если файл, являющийся пререквизитом, найден с помощь поиска в каталогах (независимо от типа поиска - "общего" или "избирательного"), найденный путь к этому файлу не всегда будет присутствовать в имени пререквизита, которое передаст вам <text:span text:style-name="Source_20_Text">make</text:span>. В некоторых случаях найденный путь "отбрасывается" и не используется. </text:p>
      <text:p text:style-name="Text_20_body">Вот алгоритм, который использует <text:span text:style-name="Source_20_Text">make</text:span> при решении вопроса о том, следует ли оставлять или отбрасывать найденный в процессе поиска по каталогам путь: </text:p>
      <text:list xml:id="list6287087035946687431" text:style-name="L2">
        <text:list-item>
          <text:p text:style-name="P17"><text:soft-page-break/>Если целевой файл не может быть найден в директории, которая указана в make-файле, проводится его поиск по каталогам. </text:p>
        </text:list-item>
        <text:list-item>
          <text:p text:style-name="P17">Если поиск завершился успешно, найденный путь запоминается и искомый целевой файл временно помечается как найденная цель. </text:p>
        </text:list-item>
        <text:list-item>
          <text:p text:style-name="P17">Используя этот же метод, проверяются все пререквизиты данной цели. </text:p>
        </text:list-item>
        <text:list-item>
          <text:p text:style-name="P17">После обработки всех пререквизитов, для цели, возможно потребуется ее обновление: </text:p>
          <text:list>
            <text:list-item>
              <text:p text:style-name="P17">Если цель <text:span text:style-name="Emphasis">не</text:span> нуждается в обновлении, директория, найденная в процессе поиска по каталогам, используется для всех пререквизитов этой цели. Иначе говоря, если цель не нуждается в обновлении, то используется директория, найденная в процессе поиска по каталогам. </text:p>
            </text:list-item>
            <text:list-item>
              <text:p text:style-name="P2">Если цель <text:span text:style-name="Emphasis">нуждается</text:span> в обновлении (является устаревшей), то найденный в процессе поиска по каталогам путь <text:span text:style-name="Emphasis">отбрасывается</text:span>, и цель обновляется с использовании только ее имени, указанном в make-файле. Другими словами, если <text:span text:style-name="Source_20_Text">make</text:span> должна обновить цель, то эта цель строится или обновляется "локально", а не в той директории, которая была найдена во время поиска по каталогам. </text:p>
            </text:list-item>
          </text:list>
        </text:list-item>
      </text:list>
      <text:p text:style-name="Text_20_body">Хотя этот алгоритм и выглядит сложным, на практике, он, как правило, дает именно тот результат, который вы и ожидали. </text:p>
      <text:p text:style-name="Text_20_body"><text:bookmark text:name="IDX166"/><text:bookmark text:name="IDX167"/>Другии версии <text:span text:style-name="Source_20_Text">make</text:span> используют более простой алгоритм: если файла нет в текущей директории, но он был найден в процесс поиска по каталогам, установленный таким образом путь к этому файлу используется всегда, независимо от того, нуждается ли цель в обновлении или нет. Таким образом, при обновлении цели, новая версия файла будет расположена по тому же пути, где была найдена и "старая" версия. </text:p>
      <text:p text:style-name="Text_20_body"><text:bookmark text:name="IDX168"/>Если для вас желательно именно такое поведение <text:span text:style-name="Source_20_Text">make</text:span> по отношению к некоторым (или всем) каталогам, вы можете использовать переменную <text:span text:style-name="Source_20_Text">GPATH</text:span>. </text:p>
      <text:p text:style-name="Text_20_body">Для переменной <text:span text:style-name="Source_20_Text">GPATH</text:span> используется такой же синтаксис, что и для <text:span text:style-name="Source_20_Text">VPATH</text:span> (список имен каталогов, разделенных пробелами или двоеточиями). Если "устаревший" целевой файл был найден в результате проведения поиска по каталогам, и найденный путь присутствует в списке <text:span text:style-name="Source_20_Text">GPATH</text:span>, он не будет "отброшен". Далее, цель будет обновлена именно по этому пути. </text:p>
      <text:h text:style-name="Heading_20_3" text:outline-level="3"><text:a xlink:type="simple" xlink:href="http://linux.yaroslavl.ru/docs/prog/gnu_make_3-79_russian_manual.html#TOC30" office:name="SEC30" text:style-name="Internet_20_link" text:visited-style-name="Visited_20_Internet_20_Link">Написание команд с учетом поиска по каталогам</text:a></text:h>
      <text:p text:style-name="Text_20_body"><text:bookmark text:name="IDX169"/><text:bookmark text:name="IDX170"/>Тот факт, что пререквизит был найден с помощью поиска по каталогам, никак не влияет на исполняемые команды правила - они будут исполнены именно в том виде, как они записаны в make-файле. Имея это ввиду, следут внимательно отнестись к написанию команд - файлы, которые является пререквизитами, должны браться командами из тех каталогов, где они были найдены программой <text:span text:style-name="Source_20_Text">make</text:span>. </text:p>
      <text:p text:style-name="Text_20_body">Это может быть сделано с использованием <text:span text:style-name="Strong_20_Emphasis">автоматических переменных</text:span>, таких как <text:span text:style-name="Example">`$^'</text:span> (смотрите раздел <text:a xlink:type="simple" xlink:href="http://linux.yaroslavl.ru/docs/prog/gnu_make_3-79_russian_manual.html#SEC101" text:style-name="Internet_20_link" text:visited-style-name="Visited_20_Internet_20_Link">Автоматические переменные</text:a>). Например, значением переменной <text:span text:style-name="Example">`$^'</text:span> является список всех пререквизитов правила с именами каталогов, где эти пререквизиты были найдены, а значением переменной <text:span text:style-name="Example">`$@'</text:span> является имя цели. Например: </text:p>
      <text:p text:style-name="Preformatted_20_Text">foo.o : foo.c</text:p>
      <text:p text:style-name="P33"><text:s text:c="8"/>cc -c $(CFLAGS) $^ -o $@</text:p>
      <text:p text:style-name="Text_20_body">(Переменная <text:span text:style-name="Source_20_Text">CFLAGS</text:span> используется для того, чтобы иметь возможность указать опции компиляции исходных текстов на Си для неявных правил; в данном случае мы использовали ее просто в целях "унификации" процесса компиляции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text:p>
      <text:p text:style-name="Text_20_body"><text:soft-page-break/>Часто, в список пререквизитов попадают файлы, которые не нужно передавать в исполняемую команду (например, заголовочные файлы). В такой ситуации можно использовать автоматическую переменную <text:span text:style-name="Example">`$&lt;'</text:span>, которая содержит лишь первый пререквизит правила: </text:p>
      <text:p text:style-name="Preformatted_20_Text">VPATH = src:../headers</text:p>
      <text:p text:style-name="Preformatted_20_Text">foo.o : foo.c defs.h hack.h</text:p>
      <text:p text:style-name="P33"><text:s text:c="8"/>cc -c $(CFLAGS) $&lt; -o $@</text:p>
      <text:h text:style-name="Heading_20_3" text:outline-level="3"><text:a xlink:type="simple" xlink:href="http://linux.yaroslavl.ru/docs/prog/gnu_make_3-79_russian_manual.html#TOC31" office:name="SEC31" text:style-name="Internet_20_link" text:visited-style-name="Visited_20_Internet_20_Link">Поиск в каталогах и неявные правила</text:a></text:h>
      <text:p text:style-name="Text_20_body"><text:bookmark text:name="IDX171"/><text:bookmark text:name="IDX172"/><text:bookmark text:name="IDX173"/><text:bookmark text:name="IDX174"/><text:bookmark text:name="IDX175"/><text:bookmark text:name="IDX176"/><text:bookmark text:name="IDX177"/>Поиск в каталогах, указанных с помощью <text:span text:style-name="Source_20_Text">VPATH</text:span> или <text:span text:style-name="Source_20_Text">vpath</text:span> происходит также и при использовании неявных правил (смотрите раздел <text:a xlink:type="simple" xlink:href="http://linux.yaroslavl.ru/docs/prog/gnu_make_3-79_russian_manual.html#SEC93" text:style-name="Internet_20_link" text:visited-style-name="Visited_20_Internet_20_Link">Использование неявных правил</text:a>). </text:p>
      <text:p text:style-name="Text_20_body">Например, если для файла <text:span text:style-name="Teletype">`foo.o'</text:span> не имеется явных правил, то <text:span text:style-name="Source_20_Text">make</text:span> пробует использовать имеющиеся у нее неявные правила, в частности, правило, говорящее что для получения <text:span text:style-name="Teletype">`foo.o'</text:span>, надо скомпилировать файл <text:span text:style-name="Teletype">`foo.c'</text:span> (если, конечно, такой файл существует). Если искомого файла нет в текущей директории, то <text:span text:style-name="Source_20_Text">make</text:span> предпринимает его поиск по каталогам. Если файл <text:span text:style-name="Teletype">`foo.c'</text:span> будет найден в каком-либо из каталогов (или упомянут в make-файле), то к нему будет применено соответствующее неявное правило для компиляции программ на языке Си. </text:p>
      <text:p text:style-name="Text_20_body">Командам из неявных правил "по необходимости" приходится пользоваться автоматическими переменными, следовательно они будут использовать имена файлов, полученных в результате поиска по каталогам, без каких-либо дополнительных усилий с вашей стороны. </text:p>
      <text:h text:style-name="Heading_20_3" text:outline-level="3"><text:a xlink:type="simple" xlink:href="http://linux.yaroslavl.ru/docs/prog/gnu_make_3-79_russian_manual.html#TOC32" office:name="SEC32" text:style-name="Internet_20_link" text:visited-style-name="Visited_20_Internet_20_Link">Поиск в каталогах для подключаемых библиотек</text:a></text:h>
      <text:p text:style-name="Text_20_body"><text:bookmark text:name="IDX178"/><text:bookmark text:name="IDX179"/><text:bookmark text:name="IDX180"/><text:bookmark text:name="IDX181"/><text:bookmark text:name="IDX182"/><text:bookmark text:name="IDX183"/><text:bookmark text:name="IDX184"/><text:bookmark text:name="IDX185"/><text:bookmark text:name="IDX186"/>Поиск в каталогах может производиться специальным образом для файлов, являющихся библиотеками. Эта специфическая особенность вступает в силу для пререквизитов, чье имя имеет специальную форму <text:span text:style-name="Example">`-l</text:span><text:span text:style-name="Example"><text:span text:style-name="Variable">имя</text:span></text:span><text:span text:style-name="Example">'</text:span>. (Возможно, вам это покажется странным, поскольку пререквизит, обычно, является именем файла, а файл библиотеки <text:span text:style-name="Emphasis">имя</text:span>, как правило, называется <text:span text:style-name="Teletype">`lib</text:span><text:span text:style-name="Teletype"><text:span text:style-name="Variable">имя</text:span></text:span><text:span text:style-name="Teletype">.a'</text:span>, а не <text:span text:style-name="Example">`-l</text:span><text:span text:style-name="Example"><text:span text:style-name="Variable">имя</text:span></text:span><text:span text:style-name="Example">'</text:span>.) </text:p>
      <text:p text:style-name="Text_20_body">Когда имя пререквизита имеет форму <text:span text:style-name="Example">`-l</text:span><text:span text:style-name="Example"><text:span text:style-name="Variable">имя</text:span></text:span><text:span text:style-name="Example">'</text:span>, <text:span text:style-name="Source_20_Text">make</text:span> обрабатывает ее специальным образом, производя поиск файла с именем <text:span text:style-name="Teletype">`lib</text:span><text:span text:style-name="Teletype"><text:span text:style-name="Variable">имя</text:span></text:span><text:span text:style-name="Teletype">.so'</text:span> сначала в текущей директории, затем в каталогах, перечисленных в подходящих директивах <text:span text:style-name="Source_20_Text">vpath</text:span>, каталогах из <text:span text:style-name="Source_20_Text">VPATH</text:span>, и, наконец, в каталогах <text:span text:style-name="Teletype">`/lib'</text:span>, <text:span text:style-name="Teletype">`/usr/lib'</text:span>, и <text:span text:style-name="Teletype">`</text:span><text:span text:style-name="Teletype"><text:span text:style-name="Variable">prefix</text:span></text:span><text:span text:style-name="Teletype">/lib'</text:span> (обычно <text:span text:style-name="Teletype">`/usr/local/lib'</text:span>, но версии <text:span text:style-name="Source_20_Text">make</text:span> для операционных систем MS-DOS/MS-Windows ведут себя так, как если бы <text:span text:style-name="Variable">prefix</text:span> был корневым каталогом, где инсталлирован компилятор DJGPP). </text:p>
      <text:p text:style-name="Text_20_body">Если такой файл не обнаружен, предпринимается попытка найти файл <text:span text:style-name="Teletype">`lib</text:span><text:span text:style-name="Teletype"><text:span text:style-name="Variable">имя</text:span></text:span><text:span text:style-name="Teletype">.a'</text:span> (в перечисленных выше каталогах). </text:p>
      <text:p text:style-name="Text_20_body">Так, если в вашей системе имеется библиотека <text:span text:style-name="Teletype">`/usr/lib/libcurses.a'</text:span> (и отсутствует файл <text:span text:style-name="Teletype">`/usr/lib/libcurses.so'</text:span>), то в следующем примере: </text:p>
      <text:p text:style-name="Preformatted_20_Text">foo : foo.c -lcurses</text:p>
      <text:p text:style-name="P33"><text:s text:c="8"/>cc $^ -o $@</text:p>
      <text:p text:style-name="Text_20_body">будет выполнена команда <text:span text:style-name="Example">`cc foo.c /usr/lib/libcurses.a -o foo'</text:span> если <text:span text:style-name="Teletype">`foo'</text:span> "старше" чем <text:span text:style-name="Teletype">`foo.c'</text:span> или <text:span text:style-name="Teletype">`/usr/lib/libcurses.a'</text:span>. </text:p>
      <text:p text:style-name="Text_20_body">Хотя, по умолчанию проводится поиск файлов с именами <text:span text:style-name="Teletype">`lib</text:span><text:span text:style-name="Teletype"><text:span text:style-name="Variable">имя</text:span></text:span><text:span text:style-name="Teletype">.so'</text:span> и <text:span text:style-name="Teletype">`lib</text:span><text:span text:style-name="Teletype"><text:span text:style-name="Variable">имя</text:span></text:span><text:span text:style-name="Teletype">.a'</text:span>, это поведение может быть изменено с помощью переменной <text:span text:style-name="Source_20_Text">.LIBPATTERNS</text:span>. Каждое слово в значении этой переменной рассматривается как шаблонная строка. Встретив пререквизит вида <text:span text:style-name="Example">`-l</text:span><text:span text:style-name="Example"><text:span text:style-name="Variable">имя</text:span></text:span><text:span text:style-name="Example">'</text:span>, <text:span text:style-name="Source_20_Text">make</text:span> заменяет символ процента в каждом из шаблонов на <text:span text:style-name="Variable">имя</text:span> и производит описанную выше процедуру поиска для полученного <text:soft-page-break/>имени библиотечного файла. Если библиотечный файл не найден, используется следующий шаблон из списка и так далее. </text:p>
      <text:p text:style-name="Text_20_body">По умолчанию, значением переменной <text:span text:style-name="Source_20_Text">.LIBPATTERNS</text:span> является строка "<text:span text:style-name="Example">`lib%.so lib%.a'</text:span>", которая и обеспечивает описанное выше поведение. </text:p>
      <text:p text:style-name="Text_20_body">Присвоив этой переменной пустое значение, вы можете полностью отключить описанный механизм поиска подключаемых библиотек. </text:p>
      <text:h text:style-name="Heading_20_2" text:outline-level="2"><text:a xlink:type="simple" xlink:href="http://linux.yaroslavl.ru/docs/prog/gnu_make_3-79_russian_manual.html#TOC33" office:name="SEC33" text:style-name="Internet_20_link" text:visited-style-name="Visited_20_Internet_20_Link">Абстрактные цели (phony targets)</text:a></text:h>
      <text:p text:style-name="Text_20_body"><text:bookmark text:name="IDX187"/><text:bookmark text:name="IDX188"/><text:bookmark text:name="IDX189"/>Абстрактная цель (phony target) - это цель, которая не является, на самом деле, именем файла. Это - просто имя для некоторой последовательности команд, которую при необходимости может выполнить <text:span text:style-name="Source_20_Text">make</text:span>. Есть по крайней мере два соображения в пользу использования абстрактных целей: их использование позволяет избежать конфликтов с файлами, имеющими такое же имя, а также ускорить работу <text:span text:style-name="Source_20_Text">make</text:span>. </text:p>
      <text:p text:style-name="Text_20_body">Если вы напишите правило, которое не будет порождать указанный в нем целевой файл, то команды этого правила будут выполняться всякий раз при попытке достижения цели правила. Например: </text:p>
      <text:p text:style-name="Preformatted_20_Text">clean:</text:p>
      <text:p text:style-name="P33"><text:s text:c="8"/>rm *.o temp</text:p>
      <text:p text:style-name="Text_20_body">Поскольку исполнение команды <text:span text:style-name="Source_20_Text">rm</text:span> не приводит к созданию файла <text:span text:style-name="Teletype">`clean'</text:span>, такой файл, скорее всего, вообще не будет существовать. В таком случае, команда <text:span text:style-name="Source_20_Text">rm</text:span> будет выполняться всякий раз, когда вы скажете <text:span text:style-name="Example">`make clean'</text:span>. <text:bookmark text:name="IDX190"/></text:p>
      <text:p text:style-name="Text_20_body"><text:bookmark text:name="IDX191"/>Однако, правило с такой "псевдо-целью" откажется работать, если в текущем каталоге по какой-нибудь причине окажется файл с именем <text:span text:style-name="Teletype">`clean'</text:span>. Поскольку в правиле не указано каких-либо пререквизитов, файл <text:span text:style-name="Teletype">`clean'</text:span> всегда будет считаться "новым" и команды, указанные в правиле никогда не выполнятся. Во избежании подобной проблемы, вы можете прямо указать, что некоторая цель является абстрактной. Для этого используется специальная цель <text:span text:style-name="Source_20_Text">.PHONY</text:span> (смотрите раздел <text:a xlink:type="simple" xlink:href="http://linux.yaroslavl.ru/docs/prog/gnu_make_3-79_russian_manual.html#SEC36" text:style-name="Internet_20_link" text:visited-style-name="Visited_20_Internet_20_Link">Имена специальных целей</text:a>). В нашем примере достаточно записать: </text:p>
      <text:p text:style-name="P33">.PHONY : clean</text:p>
      <text:p text:style-name="Text_20_body">После этого, вызов <text:span text:style-name="Example">`make clean'</text:span> будет приводить к исполнению нужных команд, независимо от того, существует файл <text:span text:style-name="Teletype">`clean'</text:span> или нет. </text:p>
      <text:p text:style-name="Text_20_body">Поскольку абстрактные цели не являются файлами, которые могут быть обновлены при изменении других файлов, <text:span text:style-name="Source_20_Text">make</text:span> не предпринимает попыток применить неявные правила для таких целей (смотрите раздел <text:a xlink:type="simple" xlink:href="http://linux.yaroslavl.ru/docs/prog/gnu_make_3-79_russian_manual.html#SEC93" text:style-name="Internet_20_link" text:visited-style-name="Visited_20_Internet_20_Link">Использование неявных правил</text:a>). В результате, использование абстрактных целей может ускорить обработку make-файла. </text:p>
      <text:p text:style-name="Text_20_body">Таким образом, сначала должна идти строка, объявляющая <text:span text:style-name="Source_20_Text">clean</text:span> абстрактной целью, а затем уже следует правило, описывающее эту цель: </text:p>
      <text:p text:style-name="Preformatted_20_Text">.PHONY: clean</text:p>
      <text:p text:style-name="Preformatted_20_Text">clean:</text:p>
      <text:p text:style-name="P33"><text:s text:c="8"/>rm *.o temp</text:p>
      <text:p text:style-name="Text_20_body">Следующий пример демонстрирует полезность использования абстрактных целей при рекурсивном вызове <text:span text:style-name="Source_20_Text">make</text:span>. В таких случаях, как правило, в make-файле имеется переменная, хранящая список подкаталогов с "подчиненными" проектами, которые должны быть собраны. Далее, один из возможных вариантов - создание правила, где с помощью интерпретатора командной строки организуется цикл, выполняющий поочередную обработка всех подкаталогов, например: </text:p>
      <text:p text:style-name="Preformatted_20_Text"><text:soft-page-break/>SUBDIRS = foo bar baz</text:p>
      <text:p text:style-name="Preformatted_20_Text"/>
      <text:p text:style-name="Preformatted_20_Text">subdirs:</text:p>
      <text:p text:style-name="Preformatted_20_Text"><text:s text:c="8"/>for dir in $(SUBDIRS); do \</text:p>
      <text:p text:style-name="Preformatted_20_Text"><text:s text:c="10"/>$(MAKE) -C $$dir; \</text:p>
      <text:p text:style-name="P33"><text:s text:c="8"/>done</text:p>
      <text:p text:style-name="Text_20_body">Такому методу, однако, присущи некоторые недостатки. Во-первых, любые ошибки, возникшие при обработке подпроектов, останутся "незамеченными" - при возникновении ошибки в подпроекте <text:span text:style-name="Source_20_Text">make</text:span> будет продолжать обработку оставшихся подкаталогов "как ни в чем ни бывало". Разумеется, в цикл можно ввести дополнительный код, который будет детектировать ошибочные ситуации и прерывать работу. К сожалению, при запуске <text:span text:style-name="Source_20_Text">make</text:span> с опцией <text:span text:style-name="Source_20_Text">-k</text:span>, такое поведение будет нежелательно. Второй недостаток, (возможно, более серьезный) состоит в том, что при таком подходе нельзя задействовать возможность "параллельной" работы <text:span text:style-name="Source_20_Text">make</text:span> (из-за наличия единственного правила). </text:p>
      <text:p text:style-name="Text_20_body">Объявив подкаталоги абстрактными целями (вы должны это сделать так как подкаталоги проектов обычно уже существуют и иначе они не стали бы обрабатываться) вы можете решить эти проблемы: </text:p>
      <text:p text:style-name="Preformatted_20_Text">SUBDIRS = foo bar baz</text:p>
      <text:p text:style-name="Preformatted_20_Text"/>
      <text:p text:style-name="Preformatted_20_Text">.PHONY: subdirs $(SUBDIRS)</text:p>
      <text:p text:style-name="Preformatted_20_Text"/>
      <text:p text:style-name="Preformatted_20_Text">subdirs: $(SUBDIRS)</text:p>
      <text:p text:style-name="Preformatted_20_Text"/>
      <text:p text:style-name="Preformatted_20_Text">$(SUBDIRS):</text:p>
      <text:p text:style-name="Preformatted_20_Text"><text:s text:c="8"/>$(MAKE) -C $</text:p>
      <text:p text:style-name="Preformatted_20_Text"/>
      <text:p text:style-name="P33">foo: baz</text:p>
      <text:p text:style-name="Text_20_body">Мы также объявили, что подкаталог <text:span text:style-name="Teletype">`foo'</text:span> не может быть обработан до тех пор, пока не будет закончена обработка подкаталога <text:span text:style-name="Teletype">`baz'</text:span>; подобного рода декларация потребуется для случая "параллельной" работы. </text:p>
      <text:p text:style-name="Text_20_body">Как правило, абстрактная цель не должна быть пререквизитом какого-либо целевого файла, в противном случае указанные в подобном правиле команды будут исполняться всякий раз при его обработке. Если абстрактная цель не является пререквизитом какого-либо реального файла, команды из правила, где она описана, будут исполняться только в том случае, когда эта цель будет указана в качестве главной (смотрите раздел <text:a xlink:type="simple" xlink:href="http://linux.yaroslavl.ru/docs/prog/gnu_make_3-79_russian_manual.html#SEC87" text:style-name="Internet_20_link" text:visited-style-name="Visited_20_Internet_20_Link">Аргументы для задания главной цели</text:a>). </text:p>
      <text:p text:style-name="Text_20_body">Абстрактные цели могут иметь пререквизиты. Например, когда в одном каталоге содержится сразу несколько собираемых программ, удобно хранить их описания в одном make-файле. Так как главной целью по умолчанию становится первая цель из make-файла, в таких случаях, обычно, первым правилом make-файла делают правило с абстрактной целью <text:span text:style-name="Example">`all'</text:span>, пререквизитами которой являются все собираемые программы. Например: </text:p>
      <text:p text:style-name="Preformatted_20_Text">all : prog1 prog2 prog3</text:p>
      <text:p text:style-name="Preformatted_20_Text">.PHONY : all</text:p>
      <text:p text:style-name="Preformatted_20_Text"/>
      <text:p text:style-name="Preformatted_20_Text">prog1 : prog1.o utils.o</text:p>
      <text:p text:style-name="Preformatted_20_Text"><text:s text:c="8"/>cc -o prog1 prog1.o utils.o</text:p>
      <text:p text:style-name="Preformatted_20_Text"/>
      <text:p text:style-name="Preformatted_20_Text">prog2 : prog2.o</text:p>
      <text:p text:style-name="Preformatted_20_Text"><text:s text:c="8"/>cc -o prog2 prog2.o</text:p>
      <text:p text:style-name="Preformatted_20_Text"/>
      <text:p text:style-name="Preformatted_20_Text">prog3 : prog3.o sort.o utils.o</text:p>
      <text:p text:style-name="P33"><text:s text:c="8"/>cc -o prog3 prog3.o sort.o utils.o</text:p>
      <text:p text:style-name="Text_20_body">Теперь вам достаточно сказать <text:span text:style-name="Example">`make'</text:span>, чтобы обновить все три программы, или указать нужные аргументы для обновления конкретных программ (например, <text:span text:style-name="Example">`make prog1 prog3'</text:span>). </text:p>
      <text:p text:style-name="Text_20_body"><text:soft-page-break/>Когда одна абстрактная цель является пререквизитом другой абстрактной цели, она работает как своего рода "подпрограмма". В следующем примере, <text:span text:style-name="Example">`make cleanall'</text:span> удалит объектные файлы, diff-файлы, и файл <text:span text:style-name="Teletype">`program'</text:span>: </text:p>
      <text:p text:style-name="Preformatted_20_Text">.PHONY: cleanall cleanobj cleandiff</text:p>
      <text:p text:style-name="Preformatted_20_Text"/>
      <text:p text:style-name="Preformatted_20_Text">cleanall : cleanobj cleandiff</text:p>
      <text:p text:style-name="Preformatted_20_Text"><text:s text:c="8"/>rm program</text:p>
      <text:p text:style-name="Preformatted_20_Text"/>
      <text:p text:style-name="Preformatted_20_Text">cleanobj :</text:p>
      <text:p text:style-name="Preformatted_20_Text"><text:s text:c="8"/>rm *.o</text:p>
      <text:p text:style-name="Preformatted_20_Text"/>
      <text:p text:style-name="Preformatted_20_Text">cleandiff :</text:p>
      <text:p text:style-name="P33"><text:s text:c="8"/>rm *.diff</text:p>
      <text:h text:style-name="Heading_20_2" text:outline-level="2"><text:a xlink:type="simple" xlink:href="http://linux.yaroslavl.ru/docs/prog/gnu_make_3-79_russian_manual.html#TOC34" office:name="SEC34" text:style-name="Internet_20_link" text:visited-style-name="Visited_20_Internet_20_Link">Правила без команд и пререквизитов</text:a></text:h>
      <text:p text:style-name="Text_20_body"><text:bookmark text:name="IDX192"/><text:bookmark text:name="IDX193"/><text:bookmark text:name="IDX194"/><text:bookmark text:name="IDX195"/>Если правило не имеет команд и пререквизитов, а целью этого правила является имя несуществующего файла, то каждый раз, при обработке такого правила, <text:span text:style-name="Source_20_Text">make</text:span> будет считать что его цель нуждается в обновлении. Если эта цель, в свою очередь, является пререквизитом каких-либо правилах, то указанные в них команды всякий раз будут выполняться. </text:p>
      <text:p text:style-name="Text_20_body">Например: </text:p>
      <text:p text:style-name="Preformatted_20_Text">clean: FORCE</text:p>
      <text:p text:style-name="Preformatted_20_Text"><text:s text:c="8"/>rm $(objects)</text:p>
      <text:p text:style-name="P33">FORCE:</text:p>
      <text:p text:style-name="Text_20_body">Здесь, цель <text:span text:style-name="Example">`FORCE'</text:span> удовлетворяет специальным условиям (не имеет пререквизитов и команд). Цель <text:span text:style-name="Example">`clean'</text:span> зависит от <text:span text:style-name="Example">`FORCE'</text:span>, поэтому команды из правила с <text:span text:style-name="Example">`clean'</text:span> вынуждены будут выполняться. В имени <text:span text:style-name="Example">`FORCE'</text:span> нет ничего "необычного", просто оно часто используется для подобных целей. </text:p>
      <text:p text:style-name="Text_20_body">Очевидно, что такое использование <text:span text:style-name="Example">`FORCE'</text:span> эквивалентно объявлению цели <text:span text:style-name="Example">clean</text:span> абстрактной, с помощью <text:span text:style-name="Example">`.PHONY: clean'</text:span>. </text:p>
      <text:p text:style-name="Text_20_body">Подход с использованием <text:span text:style-name="Example">`.PHONY'</text:span> более понятен и эффективен, однако другие версии <text:span text:style-name="Source_20_Text">make</text:span> могут не поддерживать <text:span text:style-name="Example">`.PHONY'</text:span>. В силу этой причины, во многих make-файлах используется <text:span text:style-name="Example">`FORCE'</text:span>. Смотрите раздел <text:a xlink:type="simple" xlink:href="http://linux.yaroslavl.ru/docs/prog/gnu_make_3-79_russian_manual.html#SEC33" text:style-name="Internet_20_link" text:visited-style-name="Visited_20_Internet_20_Link">Абстрактные цели</text:a>. </text:p>
      <text:h text:style-name="Heading_20_2" text:outline-level="2"><text:a xlink:type="simple" xlink:href="http://linux.yaroslavl.ru/docs/prog/gnu_make_3-79_russian_manual.html#TOC35" office:name="SEC35" text:style-name="Internet_20_link" text:visited-style-name="Visited_20_Internet_20_Link">Использование пустых целей (empty target files) для фиксации событий</text:a></text:h>
      <text:p text:style-name="Text_20_body"><text:bookmark text:name="IDX196"/><text:bookmark text:name="IDX197"/><text:bookmark text:name="IDX198"/><text:span text:style-name="Strong_20_Emphasis">Пустая цель (empty target)</text:span> является вариантом абстрактной цели. Такие цели используются для хранения команд, исполняющих действие, выполнение которого вам может иногда потребоваться. В отличие от астрактных целей, пустая цель действительно может существовать в виде файла. Однако, содержимое такого файла никоим образом не используется, и, зачастую, он просто пуст. </text:p>
      <text:p text:style-name="Text_20_body">Назначение подобной цели - запомнить (с помощью времени последней модефикации), когда последний раз исполнялись указанные в правиле команды. Это делается при помощи включения в список команд, содержащихся в правиле, команды <text:span text:style-name="Source_20_Text">touch</text:span>, обновляющей эту цель. </text:p>
      <text:p text:style-name="Text_20_body">Пустая цель должна иметь какие-нибудь пререквизиты (иначе в ней нет смысла). Когда вы запрашиваете обновление этой цели, команды из ее правила будут выполняться, если какой-либо из пререквизитов "новее", чем цель. Другими словами, команды будут выполняться если какой-либо из пререквизитов был обновлен со времени последнего обновления цели. Например: </text:p>
      <text:p text:style-name="Preformatted_20_Text">print: foo.c bar.c</text:p>
      <text:p text:style-name="Preformatted_20_Text"><text:soft-page-break/><text:s text:c="8"/>lpr -p $?</text:p>
      <text:p text:style-name="P33"><text:s text:c="8"/>touch print</text:p>
      <text:p text:style-name="Text_20_body"><text:bookmark text:name="IDX199"/><text:bookmark text:name="IDX200"/><text:bookmark text:name="IDX201"/>С таким правилом, <text:span text:style-name="Example">`make print'</text:span> приведет к выполнению команды <text:span text:style-name="Source_20_Text">lpr</text:span>, если какой-нибудь из исходных файлов был изменен с момента последнего вызова <text:span text:style-name="Example">`make print'</text:span>. Автоматическая переменная <text:span text:style-name="Example">`$?'</text:span> использована для того, чтобы печатать только те исходные файлы, которые были изменены (смотрите раздел <text:a xlink:type="simple" xlink:href="http://linux.yaroslavl.ru/docs/prog/gnu_make_3-79_russian_manual.html#SEC101" text:style-name="Internet_20_link" text:visited-style-name="Visited_20_Internet_20_Link">Автоматические переменные</text:a>). </text:p>
      <text:h text:style-name="Heading_20_2" text:outline-level="2"><text:a xlink:type="simple" xlink:href="http://linux.yaroslavl.ru/docs/prog/gnu_make_3-79_russian_manual.html#TOC36" office:name="SEC36" text:style-name="Internet_20_link" text:visited-style-name="Visited_20_Internet_20_Link">Имена специальных целей</text:a></text:h>
      <text:p text:style-name="Text_20_body"><text:bookmark text:name="IDX202"/><text:bookmark text:name="IDX203"/><text:bookmark text:name="IDX204"/>Некоторые имена имеют специальное значение, когда используются в качестве целей. </text:p>
      <text:p text:style-name="List_20_Heading"><text:span text:style-name="Source_20_Text">.PHONY</text:span> </text:p>
      <text:p text:style-name="List_20_Contents"><text:bookmark text:name="IDX205"/>Пререквизиты специальной цели <text:span text:style-name="Source_20_Text">.PHONY</text:span> объявляются абстрактными целями. При необходимости обновления таких целей, <text:span text:style-name="Source_20_Text">make</text:span> будет выполнять команды "безусловно", независимо от того, существует ли файл с таким именем, и времени, когда он был модефицирован. Смотрите раздел <text:a xlink:type="simple" xlink:href="http://linux.yaroslavl.ru/docs/prog/gnu_make_3-79_russian_manual.html#SEC33" text:style-name="Internet_20_link" text:visited-style-name="Visited_20_Internet_20_Link">Абстрактные цели</text:a>. <text:bookmark text:name="IDX206"/></text:p>
      <text:p text:style-name="List_20_Heading"><text:span text:style-name="Source_20_Text">.SUFFIXES</text:span> </text:p>
      <text:p text:style-name="List_20_Contents">Пререквизиты специальной цели <text:span text:style-name="Source_20_Text">.SUFFIXES</text:span> представляют собой список суффиксов (расширений) имен файлов, которые будут использоваться при поиске суффиксных правил. Смотрите раздел <text:a xlink:type="simple" xlink:href="http://linux.yaroslavl.ru/docs/prog/gnu_make_3-79_russian_manual.html#SEC106" text:style-name="Internet_20_link" text:visited-style-name="Visited_20_Internet_20_Link">Устаревшие суффиксные правила</text:a>. <text:bookmark text:name="IDX207"/></text:p>
      <text:p text:style-name="List_20_Heading"><text:span text:style-name="Source_20_Text">.DEFAULT</text:span> </text:p>
      <text:p text:style-name="List_20_Contents">Команды, определенные для цели <text:span text:style-name="Source_20_Text">.DEFAULT</text:span>, будут использованы со всеми целями make-файла, для которых не найдено ни явных, ни неявных правил. Смотрите раздел <text:a xlink:type="simple" xlink:href="http://linux.yaroslavl.ru/docs/prog/gnu_make_3-79_russian_manual.html#SEC105" text:style-name="Internet_20_link" text:visited-style-name="Visited_20_Internet_20_Link">Определение правил "последнего шанса"</text:a>. Команды, определенные для <text:span text:style-name="Source_20_Text">.DEFAULT</text:span>, будут использованы для всех пререквизитов, не являющихся целями каких-либо правил. Смотрите раздел <text:a xlink:type="simple" xlink:href="http://linux.yaroslavl.ru/docs/prog/gnu_make_3-79_russian_manual.html#SEC107" text:style-name="Internet_20_link" text:visited-style-name="Visited_20_Internet_20_Link">Алгоритм поиска неявных правил</text:a>. <text:bookmark text:name="IDX208"/></text:p>
      <text:p text:style-name="List_20_Heading"><text:span text:style-name="Source_20_Text">.PRECIOUS</text:span> </text:p>
      <text:p text:style-name="List_20_Contents"><text:bookmark text:name="IDX209"/><text:bookmark text:name="IDX210"/>Цели, перечисленные в качестве пререквизитов <text:span text:style-name="Source_20_Text">.PRECIOUS</text:span>, подвергаются специальной обработке. В том случае, если <text:span text:style-name="Source_20_Text">make</text:span> будет принудительно завершена или прервана во время исполнения команд для их обновления, эти цели не будут удалены. Смотрите раздел <text:a xlink:type="simple" xlink:href="http://linux.yaroslavl.ru/docs/prog/gnu_make_3-79_russian_manual.html#SEC49" text:style-name="Internet_20_link" text:visited-style-name="Visited_20_Internet_20_Link">Прерывание или принудительное завершение </text:a><text:a xlink:type="simple" xlink:href="http://linux.yaroslavl.ru/docs/prog/gnu_make_3-79_russian_manual.html#SEC49" text:style-name="Internet_20_link" text:visited-style-name="Visited_20_Internet_20_Link"><text:span text:style-name="Source_20_Text">make</text:span></text:a>. Также, если цель является "промежуточным" файлов, он не будет, как обычно, удаляться после того, как необходимость в нем отпала. Смотрите раздел <text:a xlink:type="simple" xlink:href="http://linux.yaroslavl.ru/docs/prog/gnu_make_3-79_russian_manual.html#SEC97" text:style-name="Internet_20_link" text:visited-style-name="Visited_20_Internet_20_Link">"Цепочки" неявных правил</text:a>. В последнем случае, эта специальная цель работает подобно <text:span text:style-name="Source_20_Text">.SECONDARY</text:span>. В качестве пререквизита <text:span text:style-name="Source_20_Text">.PRECIOUS</text:span> может быть указан шаблон имени (например, <text:span text:style-name="Example">`%.o'</text:span>), что позволит сохранять все промежуточные файлы с именами, удовлетворяющими этому шаблону. <text:bookmark text:name="IDX211"/></text:p>
      <text:p text:style-name="List_20_Heading"><text:span text:style-name="Source_20_Text">.INTERMEDIATE</text:span> </text:p>
      <text:p text:style-name="List_20_Contents"><text:bookmark text:name="IDX212"/>Пререквизиты цели <text:span text:style-name="Source_20_Text">.INTERMEDIATE</text:span> рассматриваются как промежуточные файлы. Смотрите раздел <text:a xlink:type="simple" xlink:href="http://linux.yaroslavl.ru/docs/prog/gnu_make_3-79_russian_manual.html#SEC97" text:style-name="Internet_20_link" text:visited-style-name="Visited_20_Internet_20_Link">"Цепочки" неявных правил</text:a>. <text:span text:style-name="Source_20_Text">.INTERMEDIATE</text:span> без списка пререквизитов не производит никакого эффекта. <text:bookmark text:name="IDX213"/></text:p>
      <text:p text:style-name="List_20_Heading"><text:span text:style-name="Source_20_Text">.SECONDARY</text:span> </text:p>
      <text:p text:style-name="List_20_Contents"><text:bookmark text:name="IDX214"/><text:bookmark text:name="IDX215"/>Цели, указанные в качестве пререквизитов <text:span text:style-name="Source_20_Text">.SECONDARY</text:span> рассматриваются как промежуточные файлы, за исключением того, что они никогда не удаляются автоматически. Смотрите раздел <text:a xlink:type="simple" xlink:href="http://linux.yaroslavl.ru/docs/prog/gnu_make_3-79_russian_manual.html#SEC97" text:style-name="Internet_20_link" text:visited-style-name="Visited_20_Internet_20_Link">"Цепочки" неявных правил</text:a>. <text:span text:style-name="Source_20_Text">.SECONDARY</text:span> без указания пререквизитов, помечает таким образом все цели, перечисленные в make-файле. <text:bookmark text:name="IDX216"/></text:p>
      <text:p text:style-name="List_20_Heading"><text:span text:style-name="Source_20_Text">.DELETE_ON_ERROR</text:span> </text:p>
      <text:p text:style-name="List_20_Contents"><text:bookmark text:name="IDX217"/>При наличии в make-файле цели с именем <text:span text:style-name="Source_20_Text">.DELETE_ON_ERROR</text:span>, <text:span text:style-name="Source_20_Text">make</text:span> будет удалять цель правила если она была модефицированы, а обновляющая ее команда завершилась с ненулевым кодом возврата; аналогично, цель будет удаляться при прерывании работы <text:span text:style-name="Source_20_Text">make</text:span>. Смотрите раздел <text:a xlink:type="simple" xlink:href="http://linux.yaroslavl.ru/docs/prog/gnu_make_3-79_russian_manual.html#SEC48" text:style-name="Internet_20_link" text:visited-style-name="Visited_20_Internet_20_Link">Ошибки при исполнении команд</text:a>. <text:bookmark text:name="IDX218"/></text:p>
      <text:p text:style-name="List_20_Heading"><text:span text:style-name="Source_20_Text">.IGNORE</text:span> </text:p>
      <text:p text:style-name="List_20_Contents"><text:span text:style-name="Source_20_Text">make</text:span> будет игнорировать ошибки при выполнении команд, обновляющих цели, перечисленные в качестве пререквизитов <text:span text:style-name="Source_20_Text">.IGNORE</text:span>. Команды, указываемые для <text:span text:style-name="Source_20_Text">.IGNORE</text:span>, не имеют значения. Использование <text:span text:style-name="Source_20_Text">.IGNORE</text:span> без списка пререквизитов, означает необходимость игнорирования ошибок во всех командах, исполняемых для обновления любой цели make-файла. Такое использование <text:span text:style-name="Example">`.IGNORE'</text:span> поддерживается только по историческим соображениям для обеспечения совместимости. Этот прием не слишком полезен, поскольку воздействует на любую команду make-файла; вместо <text:soft-page-break/>этого, мы рекомендуем использовать более "избирательный" метод, позволяющий игнорировать ошибки в конкретных командах. Смотрите раздел <text:a xlink:type="simple" xlink:href="http://linux.yaroslavl.ru/docs/prog/gnu_make_3-79_russian_manual.html#SEC48" text:style-name="Internet_20_link" text:visited-style-name="Visited_20_Internet_20_Link">Ошибки при исполнении команд</text:a>. <text:bookmark text:name="IDX219"/></text:p>
      <text:p text:style-name="List_20_Heading"><text:span text:style-name="Source_20_Text">.SILENT</text:span> </text:p>
      <text:p text:style-name="List_20_Contents">Если вы указали некоторые цели в качестве пререквизитов <text:span text:style-name="Source_20_Text">.SILENT</text:span>, то в процессе обновления этих целей, <text:span text:style-name="Source_20_Text">make</text:span> не будет печатать выполняемые при этом команды. Указываемые для <text:span text:style-name="Source_20_Text">.SILENT</text:span> команды не имеют значения. В случае использования <text:span text:style-name="Source_20_Text">.SILENT</text:span> без списка пререквизитов, будет отключена печать всех исполняемых команд. Такое использование <text:span text:style-name="Example">`.SILENT'</text:span> поддерживается только по историческим причинам, для обеспечения совместимости. Мы рекомендуем использовать более избирательный метод для подавления печати отдельных команд. Смотрите раздел <text:a xlink:type="simple" xlink:href="http://linux.yaroslavl.ru/docs/prog/gnu_make_3-79_russian_manual.html#SEC45" text:style-name="Internet_20_link" text:visited-style-name="Visited_20_Internet_20_Link">Отображение исполняемых команд</text:a>. Временно подавить печать исполняемых команд можно, запуская <text:span text:style-name="Source_20_Text">make</text:span> с опциями <text:span text:style-name="Example">`-s'</text:span> или <text:span text:style-name="Example">`--silent'</text:span> (смотрите раздел <text:a xlink:type="simple" xlink:href="http://linux.yaroslavl.ru/docs/prog/gnu_make_3-79_russian_manual.html#SEC92" text:style-name="Internet_20_link" text:visited-style-name="Visited_20_Internet_20_Link">Обзор опций</text:a>). <text:bookmark text:name="IDX220"/></text:p>
      <text:p text:style-name="List_20_Heading"><text:span text:style-name="Source_20_Text">.EXPORT_ALL_VARIABLES</text:span> </text:p>
      <text:p text:style-name="List_20_Contents">Будучи просто упомянутой в качестве цели, указывает <text:span text:style-name="Source_20_Text">make</text:span> на необходимость, по умолчанию, экспортировать все переменные для возможности их использования в дочернем процессе. Смотрите раздел <text:a xlink:type="simple" xlink:href="http://linux.yaroslavl.ru/docs/prog/gnu_make_3-79_russian_manual.html#SEC52" text:style-name="Internet_20_link" text:visited-style-name="Visited_20_Internet_20_Link">Связь с make "нижнего уровня" через переменные</text:a>. <text:bookmark text:name="IDX221"/></text:p>
      <text:p text:style-name="List_20_Heading"><text:span text:style-name="Source_20_Text">.NOTPARALLEL</text:span> </text:p>
      <text:p text:style-name="P39"><text:bookmark text:name="IDX222"/>При наличии в make-файле цели <text:span text:style-name="Source_20_Text">.NOTPARALLEL</text:span>, данный экземпляр <text:span text:style-name="Source_20_Text">make</text:span> будет работать "последовательно" (даже при наличии опции <text:span text:style-name="Example">`-j'</text:span>). Рекурсивно запущенные экземпляры <text:span text:style-name="Source_20_Text">make</text:span> по-прежнему могут работать "параллельно" (если только их make-файлы не содержат такой же специальной цели). Любые пререквизиты данной цели игнорируются. </text:p>
      <text:p text:style-name="Text_20_body">Любой суффикс, определенный для суффиксных правил, а также "сцепление" двух суффиксов (например, такое как <text:span text:style-name="Example">`.c.o'</text:span>), находясь на месте цели, рассматриваются специальным образом. Такие цели представляют из себя суффиксные правила - устаревший, однако, по-прежнему, широко распространенный способ задания шаблонных правил. В принципе, любое имя могло бы, таким образом, стать специальной целью, если разбить его на две части и добавить обе из них к списку суффиксов. На практике, суффиксы обычно начинаются с символа <text:span text:style-name="Example">`.'</text:span>, поэтому такие специальные цели также начинаются с <text:span text:style-name="Example">`.'</text:span>. Смотрите раздел <text:a xlink:type="simple" xlink:href="http://linux.yaroslavl.ru/docs/prog/gnu_make_3-79_russian_manual.html#SEC106" text:style-name="Internet_20_link" text:visited-style-name="Visited_20_Internet_20_Link">Устаревшие суффиксные правила</text:a>. </text:p>
      <text:h text:style-name="Heading_20_2" text:outline-level="2"><text:a xlink:type="simple" xlink:href="http://linux.yaroslavl.ru/docs/prog/gnu_make_3-79_russian_manual.html#TOC37" office:name="SEC37" text:style-name="Internet_20_link" text:visited-style-name="Visited_20_Internet_20_Link">Правила с несколькими целями</text:a></text:h>
      <text:p text:style-name="Text_20_body"><text:bookmark text:name="IDX223"/><text:bookmark text:name="IDX224"/><text:bookmark text:name="IDX225"/><text:bookmark text:name="IDX226"/>Правило с несколькими целями, эквивалентно нескольким правилам с одной целью, которые, за исключением имени цели, полностью идентичны друг другу. Ко всем целям будет применяться один и тот же набор команд, однако, эффект от их исполнения может быть разным, поскольку они могут ссылаться на имя обрабатываемой в данный момент цели, используя автоматическую переменную <text:span text:style-name="Example">`$@'</text:span>. А также, все цели подобного правила имеют один и тот же список пререквизитов. </text:p>
      <text:p text:style-name="Text_20_body">Это может быть полезно в двух случаях. </text:p>
      <text:list xml:id="list8451732407020564839" text:style-name="L3">
        <text:list-item>
          <text:p text:style-name="P3">Вам нужны только пререквизиты, а не команды. Например, строка: </text:p>
          <text:p text:style-name="P34">kbd.o command.o files.o: command.h</text:p>
          <text:p text:style-name="P18">объявляет дополнительный пререквизит для каждого из трех указанных объектных файлов. </text:p>
        </text:list-item>
        <text:list-item>
          <text:p text:style-name="P3">Сходные команды используются для обновления всех целей. Эти команды не обязаны быть абсолютно идентичными, поскольку, для подстановки конкретного имени цели, может быть использована автоматическая переменная <text:span text:style-name="Example">`$@'</text:span> (смотрите раздел <text:a xlink:type="simple" xlink:href="http://linux.yaroslavl.ru/docs/prog/gnu_make_3-79_russian_manual.html#SEC101" text:style-name="Internet_20_link" text:visited-style-name="Visited_20_Internet_20_Link">Автоматические переменные</text:a>). Например: </text:p>
          <text:p text:style-name="P31">bigoutput littleoutput : text.g</text:p>
          <text:p text:style-name="P34"><text:s text:c="8"/>generate text.g -$(subst output,,$@) &gt; $@</text:p>
          <text:p text:style-name="P3"><text:bookmark text:name="IDX227"/>эквивалентно </text:p>
          <text:p text:style-name="P31">bigoutput : text.g</text:p>
          <text:p text:style-name="P31"><text:s text:c="8"/>generate text.g -big &gt; bigoutput</text:p>
          <text:p text:style-name="P31"><text:soft-page-break/>littleoutput : text.g</text:p>
          <text:p text:style-name="P34"><text:s text:c="8"/>generate text.g -little &gt; littleoutput</text:p>
          <text:p text:style-name="P3">Здесь, мы предполагаем, что гипотетическая программа <text:span text:style-name="Source_20_Text">generate</text:span> может генерировать выходную информацию двух видов, переключаясь с помощью опций <text:span text:style-name="Example">`-big'</text:span> и <text:span text:style-name="Example">`-little'</text:span>. Работа функции <text:span text:style-name="Source_20_Text">subst</text:span> описана в разделе <text:a xlink:type="simple" xlink:href="http://linux.yaroslavl.ru/docs/prog/gnu_make_3-79_russian_manual.html#SEC77" text:style-name="Internet_20_link" text:visited-style-name="Visited_20_Internet_20_Link">Функции анализа и подстановки строк</text:a>. </text:p>
        </text:list-item>
      </text:list>
      <text:p text:style-name="Text_20_body">Предположим, вы хотели бы менять список пререквизитов для конкретной цели, подобно тому, как переменная <text:span text:style-name="Example">`$@'</text:span> позволяет вам варьировать исполняемые команды. Этого невозможно добиться при помощи обычного правила с несколькими целями, однако вы можете это сделать, используя <text:span text:style-name="Strong_20_Emphasis">статические шаблонные правила</text:span>. Смотрите раздел <text:a xlink:type="simple" xlink:href="http://linux.yaroslavl.ru/docs/prog/gnu_make_3-79_russian_manual.html#SEC39" text:style-name="Internet_20_link" text:visited-style-name="Visited_20_Internet_20_Link">Статические шаблонные правила </text:a>. </text:p>
      <text:h text:style-name="Heading_20_2" text:outline-level="2"><text:a xlink:type="simple" xlink:href="http://linux.yaroslavl.ru/docs/prog/gnu_make_3-79_russian_manual.html#TOC38" office:name="SEC38" text:style-name="Internet_20_link" text:visited-style-name="Visited_20_Internet_20_Link">Несколько правил с одной целью</text:a></text:h>
      <text:p text:style-name="Text_20_body"><text:bookmark text:name="IDX228"/><text:bookmark text:name="IDX229"/><text:bookmark text:name="IDX230"/><text:bookmark text:name="IDX231"/>Один и тот же файл может являться целью нескольких правил. Все пререквизиты такой цели, перечисленные в разных правилах, объединяются в один общий список ее пререквизитов. Команды для обновления цели, будут выполняться в том случае, если хотя бы один пререквизит из любого правила окажется "более новым", чем эта цель. </text:p>
      <text:p text:style-name="Text_20_body">Для одной цели может быть исполнен только один набор команд. Если команды для обновления цели указаны сразу в нескольких правилах, <text:span text:style-name="Source_20_Text">make</text:span> выполнит только последний встретившийся набор команд и выдаст сообщение об ошибке. (В специальном случае, когда имя целевого файла начинается с точки, сообщение об ошибке не выдается. Такое странное поведение сохранено только для совместимости с другими реализациями <text:span text:style-name="Source_20_Text">make</text:span>). У вас нет причин писать свои make-файлы таким странным образом, поэтому вы получите сообщение об ошибке. </text:p>
      <text:p text:style-name="Text_20_body">Дополнительное правило, содержащее только пререквизиты, может быть использовано для "быстрого" добавления нескольких дополнительных пререквизитов одновременно ко многим файлам. Например, в make-файле обычно имеется переменная <text:span text:style-name="Source_20_Text">objects</text:span>, содержащая список всех объектных файлов собираемой программы. Возможно, простейший путь указать, что все объектные файлы должны быть перекомпилированы при изменении <text:span text:style-name="Teletype">`config.h'</text:span> - это написать: </text:p>
      <text:p text:style-name="Preformatted_20_Text">objects = foo.o bar.o</text:p>
      <text:p text:style-name="Preformatted_20_Text">foo.o : defs.h</text:p>
      <text:p text:style-name="Preformatted_20_Text">bar.o : defs.h test.h</text:p>
      <text:p text:style-name="P33">$(objects) : config.h</text:p>
      <text:p text:style-name="Text_20_body">Подобная запись хороша тем, что может быть легко добавлена в make-файл или удалена из него, не затрагивая "основные" правила, используемые для генерации объектных файлов. Это удобно при необходимости "срочно" добавить в make-файл еще несколько пререквизитов. </text:p>
      <text:p text:style-name="Text_20_body">Другой возможный прием заключается в том, чтобы передавать список дополнительных пререквизитов в переменной, значение которой устанавливать в командной строке при вызове <text:span text:style-name="Source_20_Text">make</text:span> (смотрите раздел <text:a xlink:type="simple" xlink:href="http://linux.yaroslavl.ru/docs/prog/gnu_make_3-79_russian_manual.html#SEC90" text:style-name="Internet_20_link" text:visited-style-name="Visited_20_Internet_20_Link">"Перекрытие" переменных</text:a>). В следующем примере, </text:p>
      <text:p text:style-name="Preformatted_20_Text">extradeps=</text:p>
      <text:p text:style-name="P33">$(objects) : $(extradeps)</text:p>
      <text:p text:style-name="Text_20_body">вызов <text:span text:style-name="Example">`make extradeps=foo.h'</text:span> будет добавлять <text:span text:style-name="Teletype">`foo.h'</text:span> в список пререквизитов каждого из объектных файлов. При обычном вызове <text:span text:style-name="Example">`make'</text:span>, этого делаться не будет. </text:p>
      <text:p text:style-name="Text_20_body">Если ни одно из правил, описывающее цель, не имеет команд, <text:span text:style-name="Source_20_Text">make</text:span> попытается применить к этой цели неявные правила (смотрите раздел <text:a xlink:type="simple" xlink:href="http://linux.yaroslavl.ru/docs/prog/gnu_make_3-79_russian_manual.html#SEC93" text:style-name="Internet_20_link" text:visited-style-name="Visited_20_Internet_20_Link">Использование неявных правил</text:a>). </text:p>
      <text:h text:style-name="Heading_20_2" text:outline-level="2"><text:soft-page-break/><text:a xlink:type="simple" xlink:href="http://linux.yaroslavl.ru/docs/prog/gnu_make_3-79_russian_manual.html#TOC39" office:name="SEC39" text:style-name="Internet_20_link" text:visited-style-name="Visited_20_Internet_20_Link">Статические шаблонные правила (static pattern rules)</text:a></text:h>
      <text:p text:style-name="Text_20_body"><text:bookmark text:name="IDX232"/><text:bookmark text:name="IDX233"/><text:bookmark text:name="IDX234"/><text:bookmark text:name="IDX235"/><text:bookmark text:name="IDX236"/><text:span text:style-name="Strong_20_Emphasis">Статические шаблонные правила (static pattern rules)</text:span> - это правила с несколькими целями, и возможностью автоматически создавать список пререквизитов для каждой цели, используя ее имя. Это - механизм более общий, чем обычные правила с несколькими целями, потому что их цели не должны иметь идентичные пререквизиты. Их пререквизиты должны быть <text:span text:style-name="Emphasis">похожими</text:span>, но не обязательно <text:span text:style-name="Emphasis">идентичными</text:span>. </text:p>
      <text:h text:style-name="Heading_20_3" text:outline-level="3"><text:a xlink:type="simple" xlink:href="http://linux.yaroslavl.ru/docs/prog/gnu_make_3-79_russian_manual.html#TOC40" office:name="SEC40" text:style-name="Internet_20_link" text:visited-style-name="Visited_20_Internet_20_Link">Синтаксис статических шаблонных правил</text:a></text:h>
      <text:p text:style-name="Text_20_body"><text:bookmark text:name="IDX237"/><text:bookmark text:name="IDX238"/>Для статических шаблонных правил используется следующий синтаксис: </text:p>
      <text:p text:style-name="Preformatted_20_Text"><text:span text:style-name="Variable">цели</text:span> ...: <text:span text:style-name="Variable">шаблон-цели</text:span>: <text:span text:style-name="Variable">шаблоны-пререквизитов</text:span> ...</text:p>
      <text:p text:style-name="Preformatted_20_Text"><text:s text:c="8"/><text:span text:style-name="Variable">команды</text:span></text:p>
      <text:p text:style-name="P33"><text:s text:c="8"/>...</text:p>
      <text:p text:style-name="Text_20_body">В списке <text:span text:style-name="Variable">целей</text:span> перечисляются цели, к которым будет применяться данное правило. Так же, как и в обычных правилах, при задании имен целей могут использоваться шаблонные символы (смотрите раздел <text:a xlink:type="simple" xlink:href="http://linux.yaroslavl.ru/docs/prog/gnu_make_3-79_russian_manual.html#SEC22" text:style-name="Internet_20_link" text:visited-style-name="Visited_20_Internet_20_Link">Использование шаблонных символов в именах файлов</text:a>). </text:p>
      <text:p text:style-name="Text_20_body"><text:bookmark text:name="IDX239"/><text:bookmark text:name="IDX240"/><text:span text:style-name="Variable">Шаблон-цели</text:span> и <text:span text:style-name="Variable">шаблоны-пререквизитов</text:span> описывают, как вычислять список пререквизитов для каждой цели. Каждая цель статического шаблонного правила сопоставляется с <text:span text:style-name="Variable">шаблоном-цели</text:span>, для получения части имени цели, называемой <text:span text:style-name="Strong_20_Emphasis">основой</text:span>. Далее, полученная основа имени подставляется в каждый из <text:span text:style-name="Variable">шаблонов-пререквизитов</text:span> для получения имен пререквизитов (по одному имени из каждого <text:span text:style-name="Variable">шаблона-пререквизита</text:span>). </text:p>
      <text:p text:style-name="Text_20_body">Обычно, в каждом шаблоне содержится по одному символу <text:span text:style-name="Example">`%'</text:span>. Когда цель сопоставляется с <text:span text:style-name="Variable">шаблоном-цели</text:span>, символ <text:span text:style-name="Example">`%'</text:span> может соответствовать любой части имени цели; именно эта часть будет являться <text:span text:style-name="Strong_20_Emphasis">основой</text:span>. Прочие части имени цели должны в точности совпадать с шаблоном. Например, цель <text:span text:style-name="Teletype">`foo.o'</text:span> удовлетворяет шаблону <text:span text:style-name="Example">`%.o'</text:span> и ее основой будет <text:span text:style-name="Example">`foo'</text:span>. Цели же <text:span text:style-name="Teletype">`foo.c'</text:span> и <text:span text:style-name="Teletype">`foo.out'</text:span> не будут удовлетворять этому шаблону. </text:p>
      <text:p text:style-name="Text_20_body"><text:bookmark text:name="IDX241"/>Имена пререквизитов для каждой цели генерируются путем подстановки основы вместо символа <text:span text:style-name="Example">`%'</text:span> в каждом из шаблонов пререквизитов. Например, из одного шаблона пререквизита <text:span text:style-name="Teletype">`%.c'</text:span> и основы <text:span text:style-name="Example">`foo'</text:span>, будет получено имя пререквизита <text:span text:style-name="Teletype">`foo.c'</text:span>. Шаблоны пререквизитов, не содержащие символа <text:span text:style-name="Example">`%'</text:span> также вполне допустимы, в этом случае, указанный пререквизит будет одинаков для всех целей. </text:p>
      <text:p text:style-name="Text_20_body"><text:bookmark text:name="IDX242"/><text:bookmark text:name="IDX243"/><text:bookmark text:name="IDX244"/><text:bookmark text:name="IDX245"/><text:bookmark text:name="IDX246"/>Специальное значение символа <text:span text:style-name="Example">`%'</text:span> в шаблоне может быть отменено с помощью предшествующего ему символа <text:span text:style-name="Example">`\'</text:span>. Специальное значение символа <text:span text:style-name="Example">`\'</text:span>, предшествующего символу <text:span text:style-name="Example">`%'</text:span>, может быть, в свою очередь, отменено добавлением еще одного символа <text:span text:style-name="Example">`\'</text:span> (строка <text:span text:style-name="Example">\\%</text:span> будет интерпретироваться как два символа. Первый из них - символ <text:span text:style-name="Example">`\'</text:span>, второй - символ <text:span text:style-name="Example">`%'</text:span>, который будет интерпретироваться как шаблонный). Символы <text:span text:style-name="Example">`\'</text:span>, имеющие специальное значение, удаляются из шаблона перед тем, как он будет сравниваться с именами файлов. Символы <text:span text:style-name="Example">`\'</text:span>, которые не могут повлиять на интерпретацию <text:span text:style-name="Example">`%'</text:span>, остаются в шаблоне. Например, шаблон <text:span text:style-name="Teletype">`the\%weird\\%pattern\\'</text:span> состоит из строки <text:span text:style-name="Example">`the%weird\'</text:span>, за которой следуют шаблонный символ <text:span text:style-name="Example">`%'</text:span> и строка <text:span text:style-name="Example">`pattern\\'</text:span>. Последние два символа остаются без изменений, поскольку не могут повлиять на способ интерпретации какого-либо символа <text:span text:style-name="Example">%</text:span>. </text:p>
      <text:p text:style-name="Text_20_body">Вот пример, где объектные файлы <text:span text:style-name="Teletype">`foo.o'</text:span> <text:span text:style-name="Teletype">`bar.o'</text:span> компилируются из соответствующих им исходных файлов с расширением <text:span text:style-name="Teletype">`.c'</text:span>: </text:p>
      <text:p text:style-name="Preformatted_20_Text">objects = foo.o bar.o</text:p>
      <text:p text:style-name="Preformatted_20_Text"/>
      <text:p text:style-name="Preformatted_20_Text">all: $(objects)</text:p>
      <text:p text:style-name="Preformatted_20_Text"/>
      <text:p text:style-name="Preformatted_20_Text">$(objects): %.o: %.c</text:p>
      <text:p text:style-name="P33"><text:s text:c="8"/>$(CC) -c $(CFLAGS) $&lt; -o $@</text:p>
      <text:p text:style-name="Text_20_body"><text:soft-page-break/>В этом примере, автоматическая переменные <text:span text:style-name="Example">`$&lt;'</text:span> и <text:span text:style-name="Example">`$@'</text:span> содержат, соответственно, имя пререквизита и имя цели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Каждая перечисленная в правиле цель, должна удовлетворять шаблону цели, иначе будет выдано соответствующее предупреждение. Если у вас имеется список файлов, лишь некоторые из которых удовлетворяют шаблону, вы можете удалить неподходящие имена с помощью функции <text:span text:style-name="Source_20_Text">filter</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Preformatted_20_Text">files = foo.elc bar.o lose.o</text:p>
      <text:p text:style-name="Preformatted_20_Text"/>
      <text:p text:style-name="Preformatted_20_Text">$(filter %.o,$(files)): %.o: %.c</text:p>
      <text:p text:style-name="Preformatted_20_Text"><text:s text:c="8"/>$(CC) -c $(CFLAGS) $&lt; -o $@</text:p>
      <text:p text:style-name="Preformatted_20_Text">$(filter %.elc,$(files)): %.elc: %.el</text:p>
      <text:p text:style-name="P33"><text:s text:c="8"/>emacs -f batch-byte-compile $&lt;</text:p>
      <text:p text:style-name="Text_20_body">В этом примере, результатом <text:span text:style-name="Example">`$(filter %.o,$(files))'</text:span> является <text:span text:style-name="Teletype">`bar.o lose.o'</text:span>, и первое статическое правило вызывает компиляцию этих объектных файлов из соответствующих им исходных файлов. Результатом выражения <text:span text:style-name="Example">`$(filter %.elc,$(files))'</text:span> является <text:span text:style-name="Teletype">`foo.elc'</text:span>, и этот файл получается из <text:span text:style-name="Teletype">`foo.el'</text:span>. </text:p>
      <text:p text:style-name="Text_20_body">Следующий пример иллюстрирует использование автоматической переменной <text:span text:style-name="Source_20_Text">$*</text:span> в статическом шаблонном правиле: <text:bookmark text:name="IDX247"/></text:p>
      <text:p text:style-name="Preformatted_20_Text">bigoutput littleoutput : %output : text.g</text:p>
      <text:p text:style-name="P33"><text:s text:c="8"/>generate text.g -$* &gt; $@</text:p>
      <text:p text:style-name="Text_20_body">При запуске команды <text:span text:style-name="Source_20_Text">generate</text:span>, ссылка на <text:span text:style-name="Source_20_Text">$*</text:span> будет заменена соответствующей основой имени - строкой <text:span text:style-name="Example">`big'</text:span> или <text:span text:style-name="Example">`little'</text:span>. </text:p>
      <text:h text:style-name="Heading_20_3" text:outline-level="3"><text:a xlink:type="simple" xlink:href="http://linux.yaroslavl.ru/docs/prog/gnu_make_3-79_russian_manual.html#TOC41" office:name="SEC41" text:style-name="Internet_20_link" text:visited-style-name="Visited_20_Internet_20_Link">Сравнение статических шаблонных правил (static pattern rules) и неявных правил (implicit rules)</text:a></text:h>
      <text:p text:style-name="Text_20_body"><text:bookmark text:name="IDX248"/><text:bookmark text:name="IDX249"/>Статические шаблонные правила имеют много общего с обычными шаблонными правилами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Оба вида правил содержат шаблон для цели и шаблон для конструирования имен пререквизитов. Разница заключается в том, каким образом <text:span text:style-name="Source_20_Text">make</text:span> принимает решение о необходимости применения данного правила. </text:p>
      <text:p text:style-name="Text_20_body">Неявное правило <text:span text:style-name="Emphasis">может</text:span> быть применено к любой цели, которая подходит под его шаблон, однако оно действительно <text:span text:style-name="Emphasis">будет</text:span> применено только в том случае, когда цель не имеет команд, определенных иным способом и имеются все необходимые для этого пререквизиты. Если для одной цели могут быть применены сразу несколько неявных правил, будет использовано только одно из них; какое именно - будет зависеть от порядка их следования. </text:p>
      <text:p text:style-name="Text_20_body">Статическое шаблонное правило, напротив, применяется к точно указанному набору целей. Оно не может быть применено к каким-либо другим целям и одинаковым образом применяется ко всем перечисленным в нем целям. Случай, когда к одной и той же цели могут быть применены два разных статических шаблонных правила, оба из которых имеют команды, считается ошибкой. </text:p>
      <text:p text:style-name="Text_20_body">Статические шаблонные правила могут быть предпочтительней неявных правил по следующим причинам: </text:p>
      <text:list xml:id="list8851219833037434442" text:style-name="L4">
        <text:list-item>
          <text:p text:style-name="P19">Вы можете использовать статические шаблонные правила для тех файлов, чье имя синтаксически не подходит для использования в неявных правилах, но может быть явно указано в списке целей. </text:p>
        </text:list-item>
        <text:list-item>
          <text:p text:style-name="P4">Если вы не уверены, какие, в точности, файлы содержатся в вашей директории, вы не можете быть уверены в том, что какие-нибудь "ненужные" в данный момент файлы не повлият на работу <text:span text:style-name="Source_20_Text">make</text:span>. Может случится, что будут использованы не те неявные правила, на которые вы рассчитывали, поскольку их выбор будет зависеть от применяемой процедуры поиска. В случае статических <text:soft-page-break/>шаблонных правил такой неоднозначности не существует: каждое правило будет применяться в точности к тем целям, которые были в нем указаны. </text:p>
        </text:list-item>
      </text:list>
      <text:h text:style-name="Heading_20_2" text:outline-level="2"><text:a xlink:type="simple" xlink:href="http://linux.yaroslavl.ru/docs/prog/gnu_make_3-79_russian_manual.html#TOC42" office:name="SEC42" text:style-name="Internet_20_link" text:visited-style-name="Visited_20_Internet_20_Link">Правила с двойным двоеточием (double-colon rules)</text:a></text:h>
      <text:p text:style-name="Text_20_body"><text:bookmark text:name="IDX250"/><text:bookmark text:name="IDX251"/><text:bookmark text:name="IDX252"/><text:bookmark text:name="IDX253"/><text:span text:style-name="Strong_20_Emphasis">Правила с двойным двоеточием (double-colon rules)</text:span> представляют собой правила, записанные с помощью <text:span text:style-name="Example">`::'</text:span> вместо обычного <text:span text:style-name="Example">`:'</text:span> после имени цели. По сравнению с обычными правилами, они обрабатываюся по-другому в случаях, когда одна и та же цель указана сразу в нескольких правилах. </text:p>
      <text:p text:style-name="Text_20_body">Когда цель указана в нескольких правилах, все они должны быть одного и того же типа: либо обычными правилами, либо правилами с двойным двоеточием. Если все они являются правилами с двойным двоеточием, то каждое из них является независимым от других. Команды, указанные в правиле с двойным двоеточием, будут выполняться, если его цель окажется "старше", чем какой-либо из его пререквизитов. Результатом может быть выполнение всех или нескольких правил. Может получиться и так, что ни одно из правил не будет выполнено. </text:p>
      <text:p text:style-name="Text_20_body">На самом деле, правила с двойным двоеточием полностью независимы друг от друга. Каждое из этих правил, обрабатывается индивидуально, как если бы они были обычными правилами с разными целями. </text:p>
      <text:p text:style-name="Text_20_body">Правила с двойным двоеточием исполняются в том порядке, как они описаны в make-файле. Однако, в случаях, когда использование таких правил действительно необходимо, порядок исполнения команд, как правило, не имеет значения. </text:p>
      <text:p text:style-name="Text_20_body">В типичных ситуациях, правила с двойным двоеточиям не слишком полезны. Они используются в тех случаях, когда способ обновления цели зависит от того, какой именно из пререквизитов вызвал необходимость ее обновления. А такие случаи встречаются нечасто. </text:p>
      <text:p text:style-name="Text_20_body">Каждое правило с двойным двоеточием должно содержать команды, в противном случае <text:span text:style-name="Source_20_Text">make</text:span> попытается применить подходящее неявное правило. Смотрите раздел <text:a xlink:type="simple" xlink:href="http://linux.yaroslavl.ru/docs/prog/gnu_make_3-79_russian_manual.html#SEC93" text:style-name="Internet_20_link" text:visited-style-name="Visited_20_Internet_20_Link">Использование неявных правил</text:a>. </text:p>
      <text:h text:style-name="Heading_20_2" text:outline-level="2"><text:a xlink:type="simple" xlink:href="http://linux.yaroslavl.ru/docs/prog/gnu_make_3-79_russian_manual.html#TOC43" office:name="SEC43" text:style-name="Internet_20_link" text:visited-style-name="Visited_20_Internet_20_Link">Автоматическая генерация списка пререквизитов</text:a></text:h>
      <text:p text:style-name="Text_20_body"><text:bookmark text:name="IDX254"/><text:bookmark text:name="IDX255"/><text:bookmark text:name="IDX256"/>Как правило, в типичном make-файле значительная часть правил служит лишь для того, чтобы описать зависимость объектных файлов от некоторых заголовочных файлов. Например, если <text:span text:style-name="Teletype">`main.c'</text:span> использует <text:span text:style-name="Teletype">`defs.h'</text:span>, включая его с помощью директивы <text:span text:style-name="Source_20_Text">#include</text:span>, вы можете написать: </text:p>
      <text:p text:style-name="P33">main.o: defs.h</text:p>
      <text:p text:style-name="Text_20_body">Это правило необходимо для того, чтобы <text:span text:style-name="Source_20_Text">make</text:span> обновляла объектный файл <text:span text:style-name="Teletype">`main.o'</text:span> при каждом изменении <text:span text:style-name="Teletype">`defs.h'</text:span>. Для большой программы, скорее всего, вам придется написать большое количество подобных правил. Далее, каждый раз при изменении исходных текстов путем добавления или удаления директивы <text:span text:style-name="Source_20_Text">#include</text:span>, вам придется модефицировать соответствующим образом и make-файл. <text:bookmark text:name="IDX257"/></text:p>
      <text:p text:style-name="Text_20_body"><text:bookmark text:name="IDX258"/>Чтобы избежать подобных неудобств, большинство современных компиляторов могут автоматически создать для вас такие правила, просматривая содержимое исходных файлов, и учитывая встретившиеся в них директивы <text:span text:style-name="Source_20_Text">#include</text:span>. Обычно, это делается при помощи опции компилятора <text:span text:style-name="Example">`-M'</text:span>. Например, результатом работы команды </text:p>
      <text:p text:style-name="P33">cc -M main.c</text:p>
      <text:p text:style-name="Text_20_body">будет строка: </text:p>
      <text:p text:style-name="P33">main.o : main.c defs.h</text:p>
      <text:p text:style-name="Text_20_body"><text:soft-page-break/>Таким образом, вам больше не потребуется писать подобные правила "вручную" - эту работу возьмет на себя компилятор. </text:p>
      <text:p text:style-name="Text_20_body">Обратите внимание, что в приведенной выше зависимости упоминается файл <text:span text:style-name="Teletype">`main.o'</text:span> и, следовательно, этот файл не сможет рассматриваться как промежуточный в процессе поиска неявных правил. Как следствие, <text:span text:style-name="Source_20_Text">make</text:span> никогда не будет удалять этот файл после его использования; смотрите раздел <text:a xlink:type="simple" xlink:href="http://linux.yaroslavl.ru/docs/prog/gnu_make_3-79_russian_manual.html#SEC97" text:style-name="Internet_20_link" text:visited-style-name="Visited_20_Internet_20_Link">"Цепочки" неявных правил</text:a>. </text:p>
      <text:p text:style-name="Text_20_body"><text:bookmark text:name="IDX259"/>При работе со старыми реализациями <text:span text:style-name="Source_20_Text">make</text:span>, обычной практикой являлась генерация пререквизитов по отдельному запросу, наподобие <text:span text:style-name="Example">`make depend'</text:span>. Эта команда создаст файл <text:span text:style-name="Teletype">`depend'</text:span>, содержащий все автоматически сгенерированные пререквизиты; затем они могут быть включены в make-файл с помощью директивы <text:span text:style-name="Source_20_Text">include</text:span> (смотрите раздел <text:a xlink:type="simple" xlink:href="http://linux.yaroslavl.ru/docs/prog/gnu_make_3-79_russian_manual.html#SEC15" text:style-name="Internet_20_link" text:visited-style-name="Visited_20_Internet_20_Link">Подключение других make-файлов</text:a>). </text:p>
      <text:p text:style-name="Text_20_body">Возможность автоматического обновления make-файлов, заложенная в GNU <text:span text:style-name="Source_20_Text">make</text:span>, делает эту практику устаревшей --вам никогда не понадобится явно указыватть утилите <text:span text:style-name="Source_20_Text">make</text:span> на необходимость обновления списка пререквизитов, поскольку она всегда обновляет любые используемые make-файлы, если они устарели. Смотрите раздел <text:a xlink:type="simple" xlink:href="http://linux.yaroslavl.ru/docs/prog/gnu_make_3-79_russian_manual.html#SEC17" text:style-name="Internet_20_link" text:visited-style-name="Visited_20_Internet_20_Link">Автоматическое обновление make-файлов</text:a>. </text:p>
      <text:p text:style-name="Text_20_body">Мы рекомендуем вам использовать подход, когда для каждого исходного файла имеется свой маленький make-файл, содержащий список пререквизитов этого исходного файла. Для каждого исходного файла <text:span text:style-name="Teletype">`</text:span><text:span text:style-name="Teletype"><text:span text:style-name="Variable">имя</text:span></text:span><text:span text:style-name="Teletype">.c'</text:span> имеется make-файл <text:span text:style-name="Teletype">`</text:span><text:span text:style-name="Teletype"><text:span text:style-name="Variable">имя</text:span></text:span><text:span text:style-name="Teletype">.d'</text:span>, в котором перечислен список файлов, от которых зависит объектный файл <text:span text:style-name="Teletype">`</text:span><text:span text:style-name="Teletype"><text:span text:style-name="Variable">name</text:span></text:span><text:span text:style-name="Teletype">.o'</text:span>. При таком подходе, новые списки пререквизитов могут строиться только для тех исходных файлов, которые действительно были модефицированы. </text:p>
      <text:p text:style-name="Text_20_body">Вот пример шаблонного правила для генерации файлов пререквизитов (то есть make-файлов), имеющих имя <text:span text:style-name="Teletype">`</text:span><text:span text:style-name="Teletype"><text:span text:style-name="Variable">имя</text:span></text:span><text:span text:style-name="Teletype">.d'</text:span> из файлов с исходным текстом <text:span text:style-name="Teletype">`</text:span><text:span text:style-name="Teletype"><text:span text:style-name="Variable">имя</text:span></text:span><text:span text:style-name="Teletype">.c'</text:span>: </text:p>
      <text:p text:style-name="Preformatted_20_Text">%.d: %.c</text:p>
      <text:p text:style-name="Preformatted_20_Text"><text:s text:c="8"/>set -e; $(CC) -M $(CPPFLAGS) $&lt; \</text:p>
      <text:p text:style-name="Preformatted_20_Text"><text:s text:c="18"/>| sed 's/\($*\)\.o[ :]*/\1.o $@ : /g' &gt; $@; \</text:p>
      <text:p text:style-name="P33"><text:s text:c="16"/>[ -s $@ ] || rm -f $@</text:p>
      <text:p text:style-name="Text_20_body">Для получения подробной информации об определении шаблонных правил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Флажок <text:span text:style-name="Example">`-e'</text:span> заставляет интерпретатор командной строки немедленно завершать работу в случае, если при вызове <text:span text:style-name="Source_20_Text">$(CC)</text:span> произойдет ошибка (команда возвратит отличный от нуля код завершения). Обычно, интерпретатор командной строки завершается с кодом возврата, полученным от последней выполненной команды из всей цепочки команд (<text:span text:style-name="Source_20_Text">sed</text:span> в данном случае) и <text:span text:style-name="Source_20_Text">make</text:span> может просто "не заметить" ошибочной ситуации, произошедшей при вызове компилятора. <text:bookmark text:name="IDX260"/></text:p>
      <text:p text:style-name="Text_20_body"><text:bookmark text:name="IDX261"/>При использовании компилятора GNU C, вместо опции <text:span text:style-name="Example">`-M'</text:span> вы можете попробовать использовать опцию <text:span text:style-name="Example">`-MM'</text:span>. При этом, в список пререквизитов не будут попадать системные заголовочные файлы. Смотрите раздел `Options Controlling the Preprocessor' руководства по компилятору GNU C. </text:p>
      <text:p text:style-name="Text_20_body"><text:bookmark text:name="IDX262"/>Назначение команды <text:span text:style-name="Source_20_Text">sed</text:span> заключается в преобразовании (например) строки: </text:p>
      <text:p text:style-name="P33">main.o : main.c defs.h</text:p>
      <text:p text:style-name="Text_20_body">в строку: </text:p>
      <text:p text:style-name="P33">main.o main.d : main.c defs.h</text:p>
      <text:p text:style-name="Text_20_body"><text:bookmark text:name="IDX263"/>Таким образом, получается, что каждый файл с расширением <text:span text:style-name="Example">`.d'</text:span> зависит от всех тех же исходных и заголовочных файлов, что и соответствующий ему объектный файл <text:span text:style-name="Example">`.o'</text:span>. Теперь, <text:span text:style-name="Source_20_Text">make</text:span> будет заново генерировать список пререквизитов при любом изменении исходного либо заголовочных файлов программы. </text:p>
      <text:p text:style-name="Text_20_body"><text:soft-page-break/>После того, как вы создали правило, обновляющее все <text:span text:style-name="Example">`.d'</text:span> файлы, надо сделать эти файлы доступными для <text:span text:style-name="Source_20_Text">make</text:span>. Для этого используется директива <text:span text:style-name="Source_20_Text">include</text:span>. Смотрите раздел <text:a xlink:type="simple" xlink:href="http://linux.yaroslavl.ru/docs/prog/gnu_make_3-79_russian_manual.html#SEC15" text:style-name="Internet_20_link" text:visited-style-name="Visited_20_Internet_20_Link">Подключение других make-файлов</text:a>. Например: </text:p>
      <text:p text:style-name="Preformatted_20_Text">sources = foo.c bar.c</text:p>
      <text:p text:style-name="Preformatted_20_Text"/>
      <text:p text:style-name="P33">include $(sources:.c=.d)</text:p>
      <text:p text:style-name="Text_20_body">(В этом примере, для преобразования списка исходных файлов <text:span text:style-name="Example">`foo.c bar.c'</text:span> в список пререквизитов (<text:span text:style-name="Example">`foo.d bar.d'</text:span>), используется техника ссылки на переменную с подстановкой. Смотрите раздел <text:a xlink:type="simple" xlink:href="http://linux.yaroslavl.ru/docs/prog/gnu_make_3-79_russian_manual.html#SEC61" text:style-name="Internet_20_link" text:visited-style-name="Visited_20_Internet_20_Link">Ссылка с заменой</text:a>). Поскольку файлы с расширением <text:span text:style-name="Example">`.d'</text:span> являются полноправными make-файлами, утилита <text:span text:style-name="Source_20_Text">make</text:span> будет сама заботится об их своевременном обновлении, не требуя от вас каких-либо дополнительных усилий. Смотрите раздел <text:a xlink:type="simple" xlink:href="http://linux.yaroslavl.ru/docs/prog/gnu_make_3-79_russian_manual.html#SEC17" text:style-name="Internet_20_link" text:visited-style-name="Visited_20_Internet_20_Link">Автоматическое обновление make-файлов</text:a>. </text:p>
      <text:h text:style-name="Heading_20_1" text:outline-level="1"><text:a xlink:type="simple" xlink:href="http://linux.yaroslavl.ru/docs/prog/gnu_make_3-79_russian_manual.html#TOC44" office:name="SEC44" text:style-name="Internet_20_link" text:visited-style-name="Visited_20_Internet_20_Link">Написание команд</text:a></text:h>
      <text:p text:style-name="Text_20_body"><text:bookmark text:name="IDX264"/><text:bookmark text:name="IDX265"/><text:bookmark text:name="IDX266"/>Определенные в правиле команды, представляют собой текстовые строки с командами для интерпретатора командной строки. Команды эти исполняются последовательно, одна за другой. Каждая строка, содержащая команду, должна начинаться с символа табуляции. Первая команда также может быть расположена в строке правила, содержащей список целей и пререквизитов - в таком случае она отделяется от списка пререквизитов символом точки с запятой и не требует наличия символа табуляции в ее начале. Среди строк, содержащих команды, могут присутствовать пустые строки и строки, содержащие лишь комментарии - все они будут проигнорированы. (Но имейте ввиду, что "пустая" строка, начинающаяся с символа табуляции, на самом деле <text:span text:style-name="Emphasis">не</text:span> является пустой! Она рассматривается как строка, содержащая пустую команду; смотрите раздел <text:a xlink:type="simple" xlink:href="http://linux.yaroslavl.ru/docs/prog/gnu_make_3-79_russian_manual.html#SEC56" text:style-name="Internet_20_link" text:visited-style-name="Visited_20_Internet_20_Link">Пустые команды</text:a>.) </text:p>
      <text:p text:style-name="Text_20_body">Несмотря на то, что пользователи могут пользоваться разными интерпретаторами командной строки, для интерпретации команд из make-файла всегда используется оболочка <text:span text:style-name="Teletype">`/bin/sh'</text:span>(если только в make-файле явно не задается использование какой-либо другого интерпретатора). Смотрите раздел <text:a xlink:type="simple" xlink:href="http://linux.yaroslavl.ru/docs/prog/gnu_make_3-79_russian_manual.html#SEC46" text:style-name="Internet_20_link" text:visited-style-name="Visited_20_Internet_20_Link">Исполнение команд</text:a>. </text:p>
      <text:p text:style-name="Text_20_body"><text:bookmark text:name="IDX267"/><text:bookmark text:name="IDX268"/><text:bookmark text:name="IDX269"/>Тип используемой в системе оболочки определяется исходя из того, может ли в командных строках использоваться комментарий и используемый для этого синтаксис. В оболочке <text:span text:style-name="Teletype">`/bin/sh'</text:span>, комментарий начинается с символа <text:span text:style-name="Example">`#'</text:span> и продолжается до конца строки. Символ <text:span text:style-name="Example">`#'</text:span> может располагаться и не в начале строки. Текст до символа <text:span text:style-name="Example">`#'</text:span> не является частью комментария. </text:p>
      <text:h text:style-name="Heading_20_2" text:outline-level="2"><text:a xlink:type="simple" xlink:href="http://linux.yaroslavl.ru/docs/prog/gnu_make_3-79_russian_manual.html#TOC45" office:name="SEC45" text:style-name="Internet_20_link" text:visited-style-name="Visited_20_Internet_20_Link">Отображение исполняемых команд (command echoing)</text:a></text:h>
      <text:p text:style-name="Text_20_body"><text:bookmark text:name="IDX270"/><text:bookmark text:name="IDX271"/><text:bookmark text:name="IDX272"/><text:bookmark text:name="IDX273"/><text:bookmark text:name="IDX274"/>Обычно, <text:span text:style-name="Source_20_Text">make</text:span> печатает каждую командную строку перед тем, как она будет выполнена. Мы называем такой механизм <text:span text:style-name="Strong_20_Emphasis">эхом (echoing)</text:span>, поскольку он создает впечатление, что это вы сами набираете исполняемые команды. </text:p>
      <text:p text:style-name="Text_20_body">Если строка, содержащая команду, начинается с символа <text:span text:style-name="Example">`@'</text:span>, печать этой команды не производится. Символ <text:span text:style-name="Example">`@'</text:span> удаляется из строки с командой перед тем, как она передается для обработки интерпретатору командной строки. Такой прием часто используется для команд, назначением которых является вывод некоторого сообщения, например, команд <text:span text:style-name="Source_20_Text">echo</text:span>, используемых для отображения хода обработки make-файла: </text:p>
      <text:p text:style-name="P33">@echo About to make distribution files</text:p>
      <text:p text:style-name="Text_20_body"><text:bookmark text:name="IDX275"/><text:bookmark text:name="IDX276"/><text:bookmark text:name="IDX277"/><text:bookmark text:name="IDX278"/>Когда <text:span text:style-name="Source_20_Text">make</text:span> вызывается с опцией <text:span text:style-name="Example">`-n'</text:span> или <text:span text:style-name="Example">`--just-print'</text:span>, происходит только лишь отображение команд, без их реального выполнения. Смотрите раздел <text:a xlink:type="simple" xlink:href="http://linux.yaroslavl.ru/docs/prog/gnu_make_3-79_russian_manual.html#SEC92" text:style-name="Internet_20_link" text:visited-style-name="Visited_20_Internet_20_Link">Обзор опций</text:a>. Это единственный случай, когда <text:soft-page-break/>команды, начинающиеся с символа <text:span text:style-name="Example">`@'</text:span>, также будут напечатаны. Используя эти опции, можно увидеть, какие команды <text:span text:style-name="Source_20_Text">make</text:span> считает необходимым выполнить, без того, чтобы реально их выполнять. </text:p>
      <text:p text:style-name="Text_20_body"><text:bookmark text:name="IDX279"/><text:bookmark text:name="IDX280"/><text:bookmark text:name="IDX281"/><text:bookmark text:name="IDX282"/>Опции <text:span text:style-name="Example">`-s'</text:span> и <text:span text:style-name="Example">`--silent'</text:span> отключают всякое отображение команд, как если бы все команды начинались с символа <text:span text:style-name="Example">`@'</text:span>. Использование в make-файле правила со специальной целью <text:span text:style-name="Source_20_Text">.SILENT</text:span> без указания пререквизитов, имеет аналогичный эффект (смотрите раздел <text:a xlink:type="simple" xlink:href="http://linux.yaroslavl.ru/docs/prog/gnu_make_3-79_russian_manual.html#SEC36" text:style-name="Internet_20_link" text:visited-style-name="Visited_20_Internet_20_Link">Имена специальных целей</text:a>). Использование специальной цели <text:span text:style-name="Source_20_Text">.SILENT</text:span> является устаревшей практикой, взамен которой мы рекомедуем пользоваться более гибким механизмом - символом <text:span text:style-name="Example">`@'</text:span>. </text:p>
      <text:h text:style-name="Heading_20_2" text:outline-level="2"><text:a xlink:type="simple" xlink:href="http://linux.yaroslavl.ru/docs/prog/gnu_make_3-79_russian_manual.html#TOC46" office:name="SEC46" text:style-name="Internet_20_link" text:visited-style-name="Visited_20_Internet_20_Link">Исполнение команд</text:a></text:h>
      <text:p text:style-name="Text_20_body"><text:bookmark text:name="IDX283"/><text:bookmark text:name="IDX284"/><text:bookmark text:name="IDX285"/><text:bookmark text:name="IDX286"/>Последовательность команд, обновляющих цель, исполняется путем вызова отдельного экземпляра интерпретатора командной строки для каждой из строк make-файла, содержащих команды. (На практике, <text:span text:style-name="Source_20_Text">make</text:span> может использовать некоторую оптимизацию, однако это не сказывается на конечном результате.) </text:p>
      <text:p text:style-name="Text_20_body"><text:bookmark text:name="IDX287"/>Это, в частности, означает, что (<text:span text:style-name="Strong_20_Emphasis">обратите внимание!</text:span>) такие команды, как <text:span text:style-name="Source_20_Text">cd</text:span>, влияющие на переменные среды процесса, не окажут никакого влияния на следующие за ними команды. <text:a xlink:type="simple" xlink:href="http://linux.yaroslavl.ru/docs/prog/gnu_make_3-79_russian_manual.html#FOOT2" office:name="DOCF2" text:style-name="Internet_20_link" text:visited-style-name="Visited_20_Internet_20_Link">(2)</text:a> Если вы хотите, чтобы команда <text:span text:style-name="Source_20_Text">cd</text:span> повлияла на следующую за ней команду, поместите обе команды на одну строку make-файла, отделив друг от друга с помощью точки с запятой. В таком случае, <text:span text:style-name="Source_20_Text">make</text:span> будет рассматривать их как единую команду и "вместе" передаст их интерпретатору командной строки для последовательного выполнения. Например: </text:p>
      <text:p text:style-name="Preformatted_20_Text">foo : bar/lose</text:p>
      <text:p text:style-name="P33"><text:s text:c="8"/>cd bar; gobble lose &gt; ../foo</text:p>
      <text:p text:style-name="Text_20_body"><text:bookmark text:name="IDX288"/><text:bookmark text:name="IDX289"/><text:bookmark text:name="IDX290"/><text:bookmark text:name="IDX291"/><text:bookmark text:name="IDX292"/><text:bookmark text:name="IDX293"/>Для повышения удобочитаемости, вы можете разбить длинные строки с командами на несколько частей с помощью символа <text:span text:style-name="Example">'\'</text:span>. Его нужно поместить в конец каждой строки-фрагмента, за исключением последней. Перед вызовом интерпретатора командной строки, подобная последовательность строк будет скомбинирована в одну строку, путем удаления конечных символов <text:span text:style-name="Example">'\'</text:span>. Таким образом, предыдущий пример можно записать так: </text:p>
      <text:p text:style-name="Preformatted_20_Text">foo : bar/lose</text:p>
      <text:p text:style-name="Preformatted_20_Text"><text:s text:c="8"/>cd bar; <text:s/>\</text:p>
      <text:p text:style-name="P33"><text:s text:c="8"/>gobble lose &gt; ../foo</text:p>
      <text:p text:style-name="Text_20_body"><text:bookmark text:name="IDX294"/>Имя программы, являющейся интерпретатором командной строки, берется из переменной <text:span text:style-name="Source_20_Text">SHELL</text:span>. По умолчанию, используется программа <text:span text:style-name="Teletype">`/bin/sh'</text:span>. </text:p>
      <text:p text:style-name="Text_20_body"><text:bookmark text:name="IDX295"/>При работе в операционной системе MS-DOS, если переменная <text:span text:style-name="Source_20_Text">SHELL</text:span> не установлена, имя интерпретатора командной строки берется из переменной <text:span text:style-name="Source_20_Text">COMSPEC</text:span> (которая установлена всегда). </text:p>
      <text:p text:style-name="Text_20_body"><text:bookmark text:name="IDX296"/>При работе в операционной системе MS-DOS, обработка строк make-файла, изменяющих содержимое переменной <text:span text:style-name="Source_20_Text">SHELL</text:span>, имеет некоторые особенности. Стандартный для MS-DOS интерпретатор командной строки <text:span text:style-name="Teletype">`command.com'</text:span> обладает столь ограниченными возможностями, что большое число пользователей <text:span text:style-name="Source_20_Text">make</text:span> предпочитают заменить его на что-нибудь более приемлимое. Поэтому, работая под управлением MS-DOS, <text:span text:style-name="Source_20_Text">make</text:span> отслеживает значение переменной <text:span text:style-name="Source_20_Text">SHELL</text:span>, и меняет свое поведение в зависимости от того, указывает ли эта переменная на интерпретатор с ограниченными функциональными возможностями (в стиле MS-DOS), либо на "полнофункциональный" интерпретатор (в стиле Unix). Это позволяет утилите <text:span text:style-name="Source_20_Text">make</text:span> сохранять приемлимую функциональность даже в случае, когда переменная <text:span text:style-name="Source_20_Text">SHELL</text:span> указывает на командный интерпретатор <text:span text:style-name="Teletype">`command.com'</text:span>. </text:p>
      <text:p text:style-name="Text_20_body">Если переменная <text:span text:style-name="Source_20_Text">SHELL</text:span> указывает на интерпретатор командной строки, выдержанный в Unix-стиле, программа <text:span text:style-name="Source_20_Text">make</text:span>, работающая под управлением MS-DOS, дополнительно проверяет - действительно ли <text:soft-page-break/>указанный интерпретатор существует; если нет, <text:span text:style-name="Source_20_Text">make</text:span> будет игнорировать строки make-файла, изменяющие значение переменной <text:span text:style-name="Source_20_Text">SHELL</text:span>. Работая под управлением MS-DOS, утилита GNU <text:span text:style-name="Source_20_Text">make</text:span> проводит поиск интерпретатора командной строки в следующих местах: </text:p>
      <text:list xml:id="list5619636167393361622" text:style-name="L5">
        <text:list-item>
          <text:p text:style-name="P20">В точности том месте, куда указывает значение переменной <text:span text:style-name="Source_20_Text">SHELL</text:span>. Например, если в make-файле указано <text:span text:style-name="Example">`SHELL = /bin/sh'</text:span>, <text:span text:style-name="Source_20_Text">make</text:span> будет искать интерпретатор в каталоге <text:span text:style-name="Teletype">`/bin'</text:span> текущего диска. </text:p>
        </text:list-item>
        <text:list-item>
          <text:p text:style-name="P20">В текущем каталоге. </text:p>
        </text:list-item>
        <text:list-item>
          <text:p text:style-name="P5">В каждом из каталогов, перечисленных в переменной <text:span text:style-name="Source_20_Text">PATH</text:span> (в том порядке, как они указаны). </text:p>
        </text:list-item>
      </text:list>
      <text:p text:style-name="Text_20_body">В каждом из проверяемых каталогов <text:span text:style-name="Source_20_Text">make</text:span> сначала пытается найти файл с известным ей конкретным именем (<text:span text:style-name="Teletype">`sh'</text:span> в приведенном выше примере). Если такого файла не существует, делается попытка найти файл с подобным именем, но имеющим другое расширение. При этом, проверяются нзвестные расширения, используемые для исполняемых файлов ( <text:span text:style-name="Teletype">`.exe'</text:span>, <text:span text:style-name="Teletype">`.com'</text:span>, <text:span text:style-name="Teletype">`.bat'</text:span>, <text:span text:style-name="Teletype">`.btm'</text:span>, <text:span text:style-name="Teletype">`.sh'</text:span> и некоторые другие). </text:p>
      <text:p text:style-name="Text_20_body">При успешном завершении любой из этих попыток, в переменную <text:span text:style-name="Source_20_Text">SHELL</text:span> записывается полное имя (с путем) найденного интерпретатора командной строки. При неудачном завершении всех попыток найти командный интерпретатор, присваивание переменной <text:span text:style-name="Source_20_Text">SHELL</text:span> нового значения игнорируется и ее содержимое не изменяется. Таким образом, <text:span text:style-name="Source_20_Text">make</text:span> будет поддерживать специфических для оболочек Unix-подобного стиля возможности, только в том случае, если подходящая оболочка действительно имеется в системе, где была запущена <text:span text:style-name="Source_20_Text">make</text:span>. </text:p>
      <text:p text:style-name="Text_20_body">Обратите внимание, что описанная выше процедура поиска командного интерпретатора выполняется только в тех случаях, когда переменная <text:span text:style-name="Source_20_Text">SHELL</text:span> устанавливается из из make-файла. Если значение этой переменной берется из среды (environment) или устанавливается с помощью командной строки, ожидается что она будет содержать полное имя (с путем) интерпретатора командной строки, подобно тому, как это происходит в Unix. </text:p>
      <text:p text:style-name="Text_20_body">Эффект от подобной специфической для MS-DOS обработки, состоит в том, что строка make-файла <text:span text:style-name="Example">`SHELL = /bin/sh'</text:span> (встречающаяся во многих make-файлах, ориентированных на Unix), без именений будет работать в среде MS-DOS - достаточно лишь поместить (например) программу <text:span text:style-name="Teletype">`sh.exe'</text:span> в какой-нибудь из каталогов, перечисленных в <text:span text:style-name="Source_20_Text">PATH</text:span>. </text:p>
      <text:p text:style-name="Text_20_body"><text:bookmark text:name="IDX297"/>В отличие от большинства переменных, <text:span text:style-name="Source_20_Text">SHELL</text:span> никогда не получает свое значение из среды (environment). Это делается потому, что значение переменной <text:span text:style-name="Source_20_Text">SHELL</text:span> используется для указания командного интерпретатора, который выбран вами для интерактивного использования. Было бы неправильно, если бы ваш персональный выбор отражался бы на работоспособности make-файлов. Смотрите раздел <text:a xlink:type="simple" xlink:href="http://linux.yaroslavl.ru/docs/prog/gnu_make_3-79_russian_manual.html#SEC68" text:style-name="Internet_20_link" text:visited-style-name="Visited_20_Internet_20_Link">Переменные из операционного окружения</text:a>. Переменная среды <text:span text:style-name="Source_20_Text">SHELL</text:span> <text:span text:style-name="Strong_20_Emphasis">используется</text:span>, однако, при работе <text:span text:style-name="Source_20_Text">make</text:span> в операционных системах MS-DOS и MS-Windows, поскольку, как правило, пользователи, работающие в этих системах, не используют переменную <text:span text:style-name="Source_20_Text">SHELL</text:span> для каких-либо иных целей, кроме работы с <text:span text:style-name="Source_20_Text">make</text:span>. Если, при работе в MS-DOS, вы по какой-либо причине не можете воспользоваться переменной <text:span text:style-name="Source_20_Text">SHELL</text:span>, вместо нее вы можете использовать переменную <text:span text:style-name="Source_20_Text">MAKESHELL</text:span>. При наличии переменой <text:span text:style-name="Source_20_Text">MAKESHELL</text:span>, значение переменной <text:span text:style-name="Source_20_Text">SHELL</text:span> не учитывается. </text:p>
      <text:h text:style-name="Heading_20_2" text:outline-level="2"><text:a xlink:type="simple" xlink:href="http://linux.yaroslavl.ru/docs/prog/gnu_make_3-79_russian_manual.html#TOC47" office:name="SEC47" text:style-name="Internet_20_link" text:visited-style-name="Visited_20_Internet_20_Link">Параллельное исполнение команд</text:a></text:h>
      <text:p text:style-name="Text_20_body"><text:bookmark text:name="IDX298"/><text:bookmark text:name="IDX299"/><text:bookmark text:name="IDX300"/><text:bookmark text:name="IDX301"/><text:bookmark text:name="IDX302"/><text:bookmark text:name="IDX303"/>GNU <text:span text:style-name="Source_20_Text">make</text:span> умеет одновременно выполнять несколько команд. Обычно, <text:span text:style-name="Source_20_Text">make</text:span> выполняет команды поочередно, ожидая завершения очередной команды, перед тем, как выполнять следующую. Однако, с помощью опций <text:span text:style-name="Example">`-j'</text:span> и <text:span text:style-name="Example">`--jobs'</text:span> можно заставить <text:span text:style-name="Source_20_Text">make</text:span> выполнять одновременно несколько команд. </text:p>
      <text:p text:style-name="Text_20_body"><text:soft-page-break/>В операционной системе MS-DOS, опция <text:span text:style-name="Example">`-j'</text:span> не работает, поскольку эта система не поддерживает многозадачность. </text:p>
      <text:p text:style-name="Text_20_body">За опцией <text:span text:style-name="Example">`-j'</text:span> может следовать целое число, которое будет указывать количество одновременно исполняемых команд (это понятие называется числом <text:span text:style-name="Strong_20_Emphasis">слотов задания (job slots)</text:span>). В случае, если после опции <text:span text:style-name="Example">`-j'</text:span> не указано конкретное число слотов задания, подразумевается их неограниченное количество. По умолчанию, количество слотов задания равняется единице, что, фактически, означает последовательное выполнение (одновременно может выполняться только одна команда). </text:p>
      <text:p text:style-name="Text_20_body">Одно из неприятных последствий одновременной работы нескольких команд, заключается в возможности "перемешивания" их сообщений, поскольку нескольким командам может "одновременно" понадобится вывести некоторую информацию. </text:p>
      <text:p text:style-name="Text_20_body">Другая проблема заключается в том, что два разных процесса не могут одновременно читать данные из одного устройства. Дабы иметь уверенность в том, что одновременно только одна команда сможет попытаться прочесть входные данные с терминала, <text:span text:style-name="Source_20_Text">make</text:span> закрывает стандартные потоки ввода у всех запущенных команд, кроме одной. Это означает, что попытка запущенной команды прочитать данные из стандартного ввода обычно заканчивается фатальной ошибкой (например, получением сигнала <text:span text:style-name="Example">`Broken pipe'</text:span>). <text:bookmark text:name="IDX304"/><text:bookmark text:name="IDX305"/></text:p>
      <text:p text:style-name="Text_20_body">Невозможно заранее предсказать, какая именно команда получит в качестве стандартного ввода работающий входной поток (подключенный к терминалу или другому источнику, куда был перенаправлен стандартный ввод утилиты <text:span text:style-name="Source_20_Text">make</text:span>). Сначала этот входной поток получит в свое распоряжение первая запущенная команда, затем первая команда, которая была запущена по окончанию работы этой команды и так далее. </text:p>
      <text:p text:style-name="Text_20_body">Возможно, в будущем, если мы найдем лучшую альтернативу, подобное поведение <text:span text:style-name="Source_20_Text">make</text:span> будет изменено. Пока же, вам не следует использовать команды, работающие со стандартным вводом, если вы используете механизм параллельного исполнения команд. Если вы не пользуетесь подобной возможностью, во всех командах стандартный ввод будет работать нормально. </text:p>
      <text:p text:style-name="Text_20_body">Наконец, параллельное исполнение команд имеет некоторые особенности при рекурсивной работе <text:span text:style-name="Source_20_Text">make</text:span>. Подробно это обсуждается в разделе <text:a xlink:type="simple" xlink:href="http://linux.yaroslavl.ru/docs/prog/gnu_make_3-79_russian_manual.html#SEC53" text:style-name="Internet_20_link" text:visited-style-name="Visited_20_Internet_20_Link">Передача опций в </text:a><text:a xlink:type="simple" xlink:href="http://linux.yaroslavl.ru/docs/prog/gnu_make_3-79_russian_manual.html#SEC53" text:style-name="Internet_20_link" text:visited-style-name="Visited_20_Internet_20_Link"><text:span text:style-name="Source_20_Text">make</text:span></text:a><text:a xlink:type="simple" xlink:href="http://linux.yaroslavl.ru/docs/prog/gnu_make_3-79_russian_manual.html#SEC53" text:style-name="Internet_20_link" text:visited-style-name="Visited_20_Internet_20_Link"> "нижнего уровня"</text:a>. </text:p>
      <text:p text:style-name="Text_20_body">При аварийном завершении команды (от нее был получен ненулевой код возврата либо она была прервана полученным сигналом) для которой не был указан режим игнорирования ошибок (смотрите раздел <text:a xlink:type="simple" xlink:href="http://linux.yaroslavl.ru/docs/prog/gnu_make_3-79_russian_manual.html#SEC48" text:style-name="Internet_20_link" text:visited-style-name="Visited_20_Internet_20_Link">Ошибки при исполнении команд</text:a>), оставшиеся командные строки (обновляющие ту же цель) не будут выполняться. При этом, если в командной строке не были указаны опции <text:span text:style-name="Example">`-k'</text:span> или <text:span text:style-name="Example">`--keep-going'</text:span> (смотрите раздел <text:a xlink:type="simple" xlink:href="http://linux.yaroslavl.ru/docs/prog/gnu_make_3-79_russian_manual.html#SEC92" text:style-name="Internet_20_link" text:visited-style-name="Visited_20_Internet_20_Link">Обзор опций</text:a>), программа <text:span text:style-name="Source_20_Text">make</text:span> аварийно завершается. При любом аварийном завершении (в том числе и из-за получения сигнала), перед тем как закончить работу, программа <text:span text:style-name="Source_20_Text">make</text:span> дожидается завершения всех своих дочерних процессов. </text:p>
      <text:p text:style-name="Text_20_body"><text:bookmark text:name="IDX306"/><text:bookmark text:name="IDX307"/><text:bookmark text:name="IDX308"/><text:bookmark text:name="IDX309"/><text:bookmark text:name="IDX310"/><text:bookmark text:name="IDX311"/>Если ваша компьютерная система сильно загружена, вам возможно захочется, чтобы <text:span text:style-name="Source_20_Text">make</text:span> одновременно запускала меньшее число заданий, чем это делается при нормальной загрузке. В таком случае можно использовать опцию <text:span text:style-name="Example">`-l'</text:span> для того, чтобы поставить число одновременно выполняемых команд в зависимость от средней загрузки системы. Для этого, за опцией <text:span text:style-name="Example">`-l'</text:span> или <text:span text:style-name="Example">`--max-load'</text:span> должно следовать число с плавающей точкой. Например в следующем случае: </text:p>
      <text:p text:style-name="P33">-l 2.5</text:p>
      <text:p text:style-name="Text_20_body"><text:span text:style-name="Source_20_Text">make</text:span> будет запускать одновременно не более одной команды, если средняя загрузка системы будет больше чем 2.5. Опция <text:span text:style-name="Example">`-l'</text:span>, за которой не следует число, отменяет установленное ранее ограничение на максимальную загрузку систему. </text:p>
      <text:p text:style-name="Text_20_body"><text:soft-page-break/>При наличии ограничения на загрузку системы, <text:span text:style-name="Source_20_Text">make</text:span> поступает следующим образом. Перед тем как запустить новое задание, если, по крайней мере, одно задание уже работает, <text:span text:style-name="Source_20_Text">make</text:span> проверяет среднюю загрузку системы. Если она превышает установленный предел, <text:span text:style-name="Source_20_Text">make</text:span> ожидает, пока загрузка не упадет до нужного уровня либо все прочие задания завершатся. </text:p>
      <text:p text:style-name="Text_20_body">По умолчанию, загрузка системы не ограничивается. </text:p>
      <text:h text:style-name="Heading_20_2" text:outline-level="2"><text:a xlink:type="simple" xlink:href="http://linux.yaroslavl.ru/docs/prog/gnu_make_3-79_russian_manual.html#TOC48" office:name="SEC48" text:style-name="Internet_20_link" text:visited-style-name="Visited_20_Internet_20_Link">Ошибки при исполнении команд</text:a></text:h>
      <text:p text:style-name="Text_20_body"><text:bookmark text:name="IDX312"/><text:bookmark text:name="IDX313"/><text:bookmark text:name="IDX314"/>После завершения очередной команды, <text:span text:style-name="Source_20_Text">make</text:span> проверяет полученный от нее код возврата. В случае успешного ее завершения, выполняется (своим экземпляром командного интерпретатора) следующая командная строка; после выполнения последней команды, обработка правила считается завершенной. </text:p>
      <text:p text:style-name="Text_20_body">Если во время выполнения команды произошла ошибка (от нее был получен ненулевой код возврата), <text:span text:style-name="Source_20_Text">make</text:span> прекращает обработку текущего правила, и, возможно, прерывает работу. </text:p>
      <text:p text:style-name="Text_20_body">В определенных ситуациях, ошибка при выполнении некоторой команды не является проблемой. Например, вы можете использовать команду <text:span text:style-name="Source_20_Text">mkdir</text:span>, дабы быть уверенным в существовании некоторого каталога. Если такая директория уже существует, команда <text:span text:style-name="Source_20_Text">mkdir</text:span> сообщит об ошибке, но, скорее всего, вы захотите, чтобы <text:span text:style-name="Source_20_Text">make</text:span> в таком случае продолжила работу, не обращая внимания на ошибку. </text:p>
      <text:p text:style-name="Text_20_body"><text:bookmark text:name="IDX315"/>Для того, чтобы проигнорировать ошибки в команде, поместите в начало строки (после символа табуляции), где она описана, символ <text:span text:style-name="Example">`-'</text:span>. Перед тем, как эта команда будет передана интерпретатору командной строки, символ <text:span text:style-name="Example">`-'</text:span> будет из нее удален. </text:p>
      <text:p text:style-name="Text_20_body">В следующем примере: </text:p>
      <text:p text:style-name="Preformatted_20_Text">clean:</text:p>
      <text:p text:style-name="P33"><text:s text:c="8"/>-rm -f *.o</text:p>
      <text:p text:style-name="Text_20_body"><text:bookmark text:name="IDX316"/>обработка make-файла не будет прервана даже в том случае, если команда <text:span text:style-name="Source_20_Text">rm</text:span> не сможет удалить файл. </text:p>
      <text:p text:style-name="Text_20_body"><text:bookmark text:name="IDX317"/><text:bookmark text:name="IDX318"/><text:bookmark text:name="IDX319"/>При запуске <text:span text:style-name="Source_20_Text">make</text:span> с опцией <text:span text:style-name="Example">`-i'</text:span> или <text:span text:style-name="Example">`--ignore-errors'</text:span>, будут игнорироваться ошибки во всех командах, любого из правил. Такой же эффект достигается при изпользовании специальной цели <text:span text:style-name="Source_20_Text">.IGNORE</text:span> в правиле, не имеющем пререквизитов. Вместо подобной устаревшей практики, мы рекомендуем применять более гибкую методику с использованием <text:span text:style-name="Example">`-'</text:span>. </text:p>
      <text:p text:style-name="Text_20_body">Когда произошедшая ошибка игнорируется (например, вследствие использования <text:span text:style-name="Example">`-'</text:span> или опции <text:span text:style-name="Example">`-i'</text:span>), ошибочное завершение команды обрабатывается аналогично нормальному завершению, за исключением того, что при этом печатается полученный от команды код возврата и выдается сообщение, что ошибка была проигнорирована. </text:p>
      <text:p text:style-name="Text_20_body">При возникновении ошибки, насчет которой <text:span text:style-name="Source_20_Text">make</text:span> не имеет инструкций о необходимости ее игнорирования, считается что текущая цель не может быть корректно обновлена. По этой причине, любые другие цели, прямо или косвенно зависящие от нее, также не могут быть достигнуты. Соответственно, никакие команды, обновляющие эти цели, более исполняться не будут, поскольку не будут выполняться их предварительные условия. </text:p>
      <text:p text:style-name="Text_20_body"><text:bookmark text:name="IDX320"/><text:bookmark text:name="IDX321"/>Обычно, в такой ситуации <text:span text:style-name="Source_20_Text">make</text:span> прекращает работу, возвращая ненулевой результат. Однако, если была указана опция <text:span text:style-name="Example">`-k'</text:span> или <text:span text:style-name="Example">`--keep-going'</text:span>, <text:span text:style-name="Source_20_Text">make</text:span> продолжает обработку других пререквизитов оставшихся целей, при необходимости обновляя их. Например, после неудачной компиляции объектного файла, <text:span text:style-name="Example">`make -k'</text:span> продолжит работу, компилируя оставшиеся объектные файлы, хотя уже заранее известно, что их компоновка закончится неудачей. Смотрите раздел <text:a xlink:type="simple" xlink:href="http://linux.yaroslavl.ru/docs/prog/gnu_make_3-79_russian_manual.html#SEC92" text:style-name="Internet_20_link" text:visited-style-name="Visited_20_Internet_20_Link">Обзор опций</text:a>. По окончанию работы <text:span text:style-name="Source_20_Text">make</text:span>, ненулевой код возврата будет указывать на произошедшую ошибку. </text:p>
      <text:p text:style-name="Text_20_body"><text:soft-page-break/>Мотивы подобного поведения <text:span text:style-name="Source_20_Text">make</text:span> просты. Обычно, запуская <text:span text:style-name="Source_20_Text">make</text:span>, вы хотите получить свежую версию указанной цели. Как только <text:span text:style-name="Source_20_Text">make</text:span> понимает, что это невозможно, она сразу же может собщить о происшедшей ошибке. Напротив, задание опции <text:span text:style-name="Example">`-k'</text:span> означает, что ваша цель - наболее полно протестировать процесс сборки программы, по возможности обнаружив максимальное количество проблем. После устранения всех найденных проблем, можно будет заново повторить процесс компиляции. Подобными соображениями, например, руководствуется редактор Emacs, по умолчанию запуская <text:span text:style-name="Source_20_Text">make</text:span> с опцией <text:span text:style-name="Example">`-k'</text:span>, при выполнении команды <text:span text:style-name="Source_20_Text">compile</text:span>. <text:bookmark text:name="IDX322"/></text:p>
      <text:p text:style-name="Text_20_body"><text:bookmark text:name="IDX323"/><text:bookmark text:name="IDX324"/><text:bookmark text:name="IDX325"/><text:bookmark text:name="IDX326"/>Обычно, если при аварийном завершении команды, целевой файл все же обновился, то он, скорее всего просто поврежден и непригоден для дальнейшего использования. В любом случае, он, как минимум, обновился некорректно. Однако, поскольку время модефикации файла все-таки изменилось, при следующем запуске, <text:span text:style-name="Source_20_Text">make</text:span> уже не будет обновлять этот файл, считая что имеется его "свежая" версия. Похожая ситуация возникает, когда исполняемая команда аварийно завершается из-за получения сигнала (смотрите раздел <text:a xlink:type="simple" xlink:href="http://linux.yaroslavl.ru/docs/prog/gnu_make_3-79_russian_manual.html#SEC49" text:style-name="Internet_20_link" text:visited-style-name="Visited_20_Internet_20_Link">Прерывание или принудительное завершение make</text:a>. Пожалуй, правильнее всего будет удалять целевой файл, если обновляющая его команда завершилась с ошибкой. Утилита <text:span text:style-name="Source_20_Text">make</text:span> будет поступать подобным образом при наличии в make-файле специальной цели <text:span text:style-name="Source_20_Text">.DELETE_ON_ERROR</text:span>. Практически во всех случаях подобное поведение является наилучшей стратегией, однако, по умолчанию, <text:span text:style-name="Source_20_Text">make</text:span> этого не делает (из "исторических" сображений). Для того, чтобы <text:span text:style-name="Source_20_Text">make</text:span> автоматически удаляла некорректно построенные целевые файлы, вы должны явно этого потребовать. </text:p>
      <text:h text:style-name="Heading_20_2" text:outline-level="2"><text:a xlink:type="simple" xlink:href="http://linux.yaroslavl.ru/docs/prog/gnu_make_3-79_russian_manual.html#TOC49" office:name="SEC49" text:style-name="Internet_20_link" text:visited-style-name="Visited_20_Internet_20_Link">Прерывание (interrupting) или принудительное завершение (killing) </text:a><text:a xlink:type="simple" xlink:href="http://linux.yaroslavl.ru/docs/prog/gnu_make_3-79_russian_manual.html#TOC49" office:name="SEC49" text:style-name="Internet_20_link" text:visited-style-name="Visited_20_Internet_20_Link"><text:span text:style-name="Source_20_Text">make</text:span></text:a></text:h>
      <text:p text:style-name="Text_20_body"><text:bookmark text:name="IDX327"/><text:bookmark text:name="IDX328"/><text:bookmark text:name="IDX329"/><text:bookmark text:name="IDX330"/><text:bookmark text:name="IDX331"/><text:bookmark text:name="IDX332"/>Если при выполнении какой-либо команды, программа <text:span text:style-name="Source_20_Text">make</text:span> получит прерывающий ее сигнал, она может удалить целевой файл, который предполагалось обновить с помощью этой команды. Файл будет удален в том случае, если время его последней модефикации изменилось с тех пор, как <text:span text:style-name="Source_20_Text">make</text:span> проверяла его впервые. </text:p>
      <text:p text:style-name="Text_20_body">Смысл удаления целевого файла заключается в том, чтобы при следующем запуске <text:span text:style-name="Source_20_Text">make</text:span>, он был построен заново. Для чего это делается? Предположим, что во время работы компилятора, в то самое время как он начал записывать на диск объектный файл <text:span text:style-name="Teletype">`foo.o'</text:span>, вы нажали <text:span text:style-name="User_20_Entry">Ctrl-c</text:span>. Нажатие <text:span text:style-name="User_20_Entry">Ctrl-c</text:span> немедленно прервет работу компилятора, в результате чего на диске останется фрагмент не полностью записанного файла с более поздним временем модефикации, чем исходный файл <text:span text:style-name="Teletype">`foo.c'</text:span>. К счастью, <text:span text:style-name="Source_20_Text">make</text:span> также получит сигнал <text:span text:style-name="User_20_Entry">Ctrl-c</text:span> и удалит этот "не доделанный" файл. Если бы <text:span text:style-name="Source_20_Text">make</text:span> этого не сделала, при следующем вызове она могла бы подумать, что уже имеется "свежая" версия файла <text:span text:style-name="Teletype">`foo.o'</text:span>, и он больше не нуждается в обновлении - результатом был бы странный сбой в работе компоновщика, попытающегося скомпоновать поврежденный объектный файл. </text:p>
      <text:p text:style-name="Text_20_body"><text:bookmark text:name="IDX333"/>Вы можете предотвратить удаление целевого файла в подобной ситуации, сделав его пререквизитом специальной цели <text:span text:style-name="Source_20_Text">.PRECIOUS</text:span>. Перед тем, как обновить цель, <text:span text:style-name="Source_20_Text">make</text:span> проверяет - не является ли она пререквизитом цели <text:span text:style-name="Source_20_Text">.PRECIOUS</text:span>, и на основании этого решает - нужно ли удалять ее при получении сигнала или нет. В некоторых ситуациях вам может потребоваться, чтобы при возникновении сигнала, цель, тем не менее, не удалялась. Например, если цель служит только для запоминания времени последней модефикации (и ее содержимое не имеет значия), или, по каким-либо соображениям, она должна существовать всегда, или же процесс ее обновления является "атомарной" операцией. </text:p>
      <text:h text:style-name="Heading_20_2" text:outline-level="2"><text:a xlink:type="simple" xlink:href="http://linux.yaroslavl.ru/docs/prog/gnu_make_3-79_russian_manual.html#TOC50" office:name="SEC50" text:style-name="Internet_20_link" text:visited-style-name="Visited_20_Internet_20_Link">Рекурсивный вызов </text:a><text:a xlink:type="simple" xlink:href="http://linux.yaroslavl.ru/docs/prog/gnu_make_3-79_russian_manual.html#TOC50" office:name="SEC50" text:style-name="Internet_20_link" text:visited-style-name="Visited_20_Internet_20_Link"><text:span text:style-name="Source_20_Text">make</text:span></text:a></text:h>
      <text:p text:style-name="Text_20_body"><text:bookmark text:name="IDX334"/><text:bookmark text:name="IDX335"/>При рекурсивном использовании, программа <text:span text:style-name="Source_20_Text">make</text:span> сама выступает в качестве одной из команд make-файла. Подобная техника полезна, когда вы хотите иметь отдельные make-файлы для различных подсистем, <text:soft-page-break/>составляющих большую систему. Предположим, у вас имеется подкаталог <text:span text:style-name="Teletype">`subdir'</text:span>, содержащий свой собственный make-файл, и вы хотите, чтобы make-файл из "объемлющего" каталога запускал <text:span text:style-name="Source_20_Text">make</text:span> в этом подкаталоге. Вы можете сделать это, написав: </text:p>
      <text:p text:style-name="Preformatted_20_Text">subsystem:</text:p>
      <text:p text:style-name="P33"><text:s text:c="8"/>cd subdir &amp;&amp; $(MAKE)</text:p>
      <text:p text:style-name="Text_20_body">или (смотрите раздел <text:a xlink:type="simple" xlink:href="http://linux.yaroslavl.ru/docs/prog/gnu_make_3-79_russian_manual.html#SEC92" text:style-name="Internet_20_link" text:visited-style-name="Visited_20_Internet_20_Link">Обзор опций</text:a>): </text:p>
      <text:p text:style-name="Preformatted_20_Text">subsystem:</text:p>
      <text:p text:style-name="P33"><text:s text:c="8"/>$(MAKE) -C subdir</text:p>
      <text:p text:style-name="Text_20_body"><text:bookmark text:name="IDX336"/><text:bookmark text:name="IDX337"/>Разумеется, вы может просто взять и использовать приведенные выше примеры в своих make-файлах, однако, для понимания механизма рекурсивного вызова <text:span text:style-name="Source_20_Text">make</text:span>, вам необходимо знать множество вещей, в том числе, каким образом <text:span text:style-name="Source_20_Text">make</text:span> "верхнего уровня" взаимодействует с рекурсивно вызванными копиями <text:span text:style-name="Source_20_Text">make</text:span>. </text:p>
      <text:p text:style-name="Text_20_body">Для удобства, GNU <text:span text:style-name="Source_20_Text">make</text:span> записывает имя текущего рабочего каталога в переменную <text:span text:style-name="Source_20_Text">CURDIR</text:span>. В случае, если <text:span text:style-name="Source_20_Text">make</text:span> была запущена с параметром <text:span text:style-name="Source_20_Text">-C</text:span>, эта переменная будет содержать имя нового (установленного с помощью параметра <text:span text:style-name="Source_20_Text">-C</text:span>) каталога, а не "оригинального" рабочего каталога. Переменная <text:span text:style-name="Source_20_Text">CURDIR</text:span> имеет "приоритет" такой же, как если бы она была установлена внутри make-файла (по умолчанию, переменная среды <text:span text:style-name="Source_20_Text">CURDIR</text:span> не будет "перекрывать" ее значение). Если вы сами запишете в переменную <text:span text:style-name="Source_20_Text">CURDIR</text:span> новое значение, это никак не повлияет на работу <text:span text:style-name="Source_20_Text">make</text:span>. </text:p>
      <text:h text:style-name="Heading_20_3" text:outline-level="3"><text:a xlink:type="simple" xlink:href="http://linux.yaroslavl.ru/docs/prog/gnu_make_3-79_russian_manual.html#TOC51" office:name="SEC51" text:style-name="Internet_20_link" text:visited-style-name="Visited_20_Internet_20_Link">Как работает переменная </text:a><text:a xlink:type="simple" xlink:href="http://linux.yaroslavl.ru/docs/prog/gnu_make_3-79_russian_manual.html#TOC51" office:name="SEC51" text:style-name="Internet_20_link" text:visited-style-name="Visited_20_Internet_20_Link"><text:span text:style-name="Source_20_Text">MAKE</text:span></text:a></text:h>
      <text:p text:style-name="Text_20_body"><text:bookmark text:name="IDX338"/><text:bookmark text:name="IDX339"/>При рекурсивном использовании <text:span text:style-name="Source_20_Text">make</text:span>, вместо "прямого" указания имени команды (<text:span text:style-name="Example">`make'</text:span>), всегда следует использовать переменную <text:span text:style-name="Source_20_Text">MAKE</text:span>, как показано в следующем примере: </text:p>
      <text:p text:style-name="Preformatted_20_Text">subsystem:</text:p>
      <text:p text:style-name="P33"><text:s text:c="8"/>cd subdir &amp;&amp; $(MAKE)</text:p>
      <text:p text:style-name="Text_20_body">Эта переменная содержит имя исполняемого файла, запущенного в ответ на команду <text:span text:style-name="Source_20_Text">make</text:span>. Если, например, этот файл назывался <text:span text:style-name="Teletype">`/bin/make'</text:span>, то в приведенном выше примере будет вызвана команда <text:span text:style-name="Example">`cd subdir &amp;&amp; /bin/make'</text:span>. Таким образом, при каждом рекурсивном вызове, будет использована та же самая программа <text:span text:style-name="Source_20_Text">make</text:span>, которая была вызвана для make-файла "верхнего" уровня. <text:bookmark text:name="IDX340"/></text:p>
      <text:p text:style-name="Text_20_body">Использование переменной <text:span text:style-name="Source_20_Text">MAKE</text:span> оказывает влияние на работу опций <text:span text:style-name="Example">`-t'</text:span> (<text:span text:style-name="Example">`--touch'</text:span>), <text:span text:style-name="Example">`-n'</text:span> (<text:span text:style-name="Example">`--just-print'</text:span>) и <text:span text:style-name="Example">`-q'</text:span> (<text:span text:style-name="Example">`--question'</text:span>). Командная строка, содержащая переменную <text:span text:style-name="Source_20_Text">MAKE</text:span>, работает так, как если бы в ее начале находился специальный символ <text:span text:style-name="Example">`+'</text:span> (смотрите раздел <text:a xlink:type="simple" xlink:href="http://linux.yaroslavl.ru/docs/prog/gnu_make_3-79_russian_manual.html#SEC88" text:style-name="Internet_20_link" text:visited-style-name="Visited_20_Internet_20_Link">Вместо исполнения команд</text:a>). </text:p>
      <text:p text:style-name="Text_20_body">Предположим, в предыдущем примере <text:span text:style-name="Source_20_Text">make</text:span> была вызвана следующим образом: <text:span text:style-name="Example">`make -t'</text:span>. (Опция <text:span text:style-name="Example">`-t'</text:span> заставляет <text:span text:style-name="Source_20_Text">make</text:span> пометить все цели как "обновленные", не выполняя в действительности каких-либо команд; смотрите раздел <text:a xlink:type="simple" xlink:href="http://linux.yaroslavl.ru/docs/prog/gnu_make_3-79_russian_manual.html#SEC88" text:style-name="Internet_20_link" text:visited-style-name="Visited_20_Internet_20_Link">Вместо исполнения команд</text:a>.) Следуя тому, каким образом обычно описывается поведение опции <text:span text:style-name="Example">`-t'</text:span>, команда <text:span text:style-name="Example">`make -t'</text:span> создала бы файл с именем <text:span text:style-name="Teletype">`subsystem'</text:span> и на этом завершила бы свою работу. Скорее всего, однако, вы хотели бы получить другой результат, а именно, запуск команды <text:span text:style-name="Example">`cd subdir &amp;&amp; make -t'</text:span>. Но для достижения такого результата потребовалось бы выполнение команды, в то время как опция <text:span text:style-name="Example">`-t'</text:span> говорит, что команды выполняться не должны. <text:bookmark text:name="IDX341"/><text:bookmark text:name="IDX342"/><text:bookmark text:name="IDX343"/></text:p>
      <text:p text:style-name="Text_20_body">Для получения желаемого результата, <text:span text:style-name="Source_20_Text">make</text:span> обрабатывает строки с командами, содержащие ссылку на переменную <text:span text:style-name="Source_20_Text">MAKE</text:span> специальным образом: опции <text:span text:style-name="Example">`-t'</text:span>, <text:span text:style-name="Example">`-n'</text:span> и <text:span text:style-name="Example">`-q'</text:span> на такие строки не действуют. Командные строки с переменной <text:span text:style-name="Source_20_Text">MAKE</text:span> выполняются обычными образом, не обращая внимания на опции, отключающие выполнение команд. Для передачи параметров от <text:span text:style-name="Source_20_Text">make</text:span> "высшего" уровня на "нижние" <text:soft-page-break/>уровни используется обычный механизм - переменная <text:span text:style-name="Source_20_Text">MAKEFLAGS</text:span> (смотрите раздел <text:a xlink:type="simple" xlink:href="http://linux.yaroslavl.ru/docs/prog/gnu_make_3-79_russian_manual.html#SEC53" text:style-name="Internet_20_link" text:visited-style-name="Visited_20_Internet_20_Link">Передача опций в </text:a><text:a xlink:type="simple" xlink:href="http://linux.yaroslavl.ru/docs/prog/gnu_make_3-79_russian_manual.html#SEC53" text:style-name="Internet_20_link" text:visited-style-name="Visited_20_Internet_20_Link"><text:span text:style-name="Source_20_Text">make</text:span></text:a><text:a xlink:type="simple" xlink:href="http://linux.yaroslavl.ru/docs/prog/gnu_make_3-79_russian_manual.html#SEC53" text:style-name="Internet_20_link" text:visited-style-name="Visited_20_Internet_20_Link"> "нижнего уровня"</text:a>). Таким образом, все ваши запросы на обновление даты модефикации целевых файлов или печать исполняемых команд, будут переданы "вниз", во все подсистемы. </text:p>
      <text:h text:style-name="Heading_20_3" text:outline-level="3"><text:a xlink:type="simple" xlink:href="http://linux.yaroslavl.ru/docs/prog/gnu_make_3-79_russian_manual.html#TOC52" office:name="SEC52" text:style-name="Internet_20_link" text:visited-style-name="Visited_20_Internet_20_Link">Связь с </text:a><text:a xlink:type="simple" xlink:href="http://linux.yaroslavl.ru/docs/prog/gnu_make_3-79_russian_manual.html#TOC52" office:name="SEC52" text:style-name="Internet_20_link" text:visited-style-name="Visited_20_Internet_20_Link"><text:span text:style-name="Source_20_Text">make</text:span></text:a><text:a xlink:type="simple" xlink:href="http://linux.yaroslavl.ru/docs/prog/gnu_make_3-79_russian_manual.html#TOC52" office:name="SEC52" text:style-name="Internet_20_link" text:visited-style-name="Visited_20_Internet_20_Link"> "нижнего уровня" (sub-</text:a><text:a xlink:type="simple" xlink:href="http://linux.yaroslavl.ru/docs/prog/gnu_make_3-79_russian_manual.html#TOC52" office:name="SEC52" text:style-name="Internet_20_link" text:visited-style-name="Visited_20_Internet_20_Link"><text:span text:style-name="Source_20_Text">make</text:span></text:a><text:a xlink:type="simple" xlink:href="http://linux.yaroslavl.ru/docs/prog/gnu_make_3-79_russian_manual.html#TOC52" office:name="SEC52" text:style-name="Internet_20_link" text:visited-style-name="Visited_20_Internet_20_Link">) через переменные</text:a></text:h>
      <text:p text:style-name="Text_20_body"><text:bookmark text:name="IDX344"/><text:bookmark text:name="IDX345"/><text:bookmark text:name="IDX346"/><text:bookmark text:name="IDX347"/><text:bookmark text:name="IDX348"/><text:bookmark text:name="IDX349"/><text:bookmark text:name="IDX350"/>Значения переменных, определенных в <text:span text:style-name="Source_20_Text">make</text:span> "верхнего уровня", могут быть переданы в "порожденные" <text:span text:style-name="Source_20_Text">make</text:span> через среду (как переменные среды), при явном на то указании. Эти переменные будут определены и в "порожденных" <text:span text:style-name="Source_20_Text">make</text:span>, однако их значение может быть "перекрыто" другим значением, устанавливаемым в самом make-файле "нижнего уровня" (если только не использовать опцию <text:span text:style-name="Example">`-e'</text:span>; смотрите раздел <text:a xlink:type="simple" xlink:href="http://linux.yaroslavl.ru/docs/prog/gnu_make_3-79_russian_manual.html#SEC92" text:style-name="Internet_20_link" text:visited-style-name="Visited_20_Internet_20_Link">Обзор опций</text:a>). </text:p>
      <text:p text:style-name="Text_20_body">Чтобы "передать вниз" или <text:span text:style-name="Strong_20_Emphasis">экспортировать</text:span> переменную, <text:span text:style-name="Source_20_Text">make</text:span> добавляет переменную с таким же именем и значением в набор переменных среды перед выполнением каждой команды. В свою очередь, "порожденные" копии <text:span text:style-name="Source_20_Text">make</text:span>, будут использовать значения переменных среды для инициализации своих внутренних таблиц переменных. Смотрите раздел <text:a xlink:type="simple" xlink:href="http://linux.yaroslavl.ru/docs/prog/gnu_make_3-79_russian_manual.html#SEC68" text:style-name="Internet_20_link" text:visited-style-name="Visited_20_Internet_20_Link">Переменные из операционного окружения</text:a>. </text:p>
      <text:p text:style-name="Text_20_body">За исключением случаев явного указания, <text:span text:style-name="Source_20_Text">make</text:span> экспортирует только те переменные, которые "изначально" были определены в среде, либо те из них, которые были определены с помощью командной строки (и только в том случае, если имя переменной состоит только из букв, цифр и символов подчеркивания, поскольку прочие имена могут "не работать" с некоторыми версиями командных интерпретаторов). </text:p>
      <text:p text:style-name="Text_20_body">Специальные переменные <text:span text:style-name="Source_20_Text">SHELL</text:span> и <text:span text:style-name="Source_20_Text">MAKEFLAGS</text:span> экспортируются всегда (за исключением случаев, когда вы "принудительно" запретили их экспорт). Переменная <text:span text:style-name="Source_20_Text">MAKEFILES</text:span> экспортируется в том случае, если вы присвоили ей какое-либо значение. </text:p>
      <text:p text:style-name="Text_20_body">Переменные, определенные с помощью командной строки, автоматически передаются "вниз", поскольку <text:span text:style-name="Source_20_Text">make</text:span> помещает их (наряду с другими параметрами) в специальную переменную <text:span text:style-name="Source_20_Text">MAKEFLAGS</text:span> (смотрите следующий раздел). </text:p>
      <text:p text:style-name="Text_20_body">Переменные, которые по умолчанию созданы самой <text:span text:style-name="Source_20_Text">make</text:span>, <text:span text:style-name="Emphasis">не</text:span> передаются "вниз"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Такие переменные каждая <text:span text:style-name="Source_20_Text">make</text:span> "нижнего уровня", при необходимости, создаст самостоятельно. </text:p>
      <text:p text:style-name="Text_20_body"><text:bookmark text:name="IDX351"/>Для экспорта указанной переменной в <text:span text:style-name="Source_20_Text">make</text:span> "нижнего уровня", используется директива <text:span text:style-name="Source_20_Text">export</text:span>: </text:p>
      <text:p text:style-name="P33">export <text:span text:style-name="Variable">переменная</text:span> ...</text:p>
      <text:p text:style-name="Text_20_body"><text:bookmark text:name="IDX352"/>Для <text:span text:style-name="Emphasis">запрета</text:span> экспорта переменной, используется директива <text:span text:style-name="Source_20_Text">unexport</text:span>: </text:p>
      <text:p text:style-name="P33">unexport <text:span text:style-name="Variable">переменная</text:span> ...</text:p>
      <text:p text:style-name="Text_20_body">Для удобства, вы можете одновременно определить переменную и указать на необходимость ее экспортирования. Это делается с помощью записи: </text:p>
      <text:p text:style-name="P33">export <text:span text:style-name="Variable">переменная</text:span> = значение</text:p>
      <text:p text:style-name="Text_20_body">что эквивалентно: </text:p>
      <text:p text:style-name="Preformatted_20_Text"><text:span text:style-name="Variable">переменная</text:span> = значение</text:p>
      <text:p text:style-name="P33">export <text:span text:style-name="Variable">переменная</text:span></text:p>
      <text:p text:style-name="Text_20_body">или </text:p>
      <text:p text:style-name="P33">export <text:span text:style-name="Variable">переменная</text:span> := значение</text:p>
      <text:p text:style-name="Text_20_body">что эквивалентно: </text:p>
      <text:p text:style-name="Preformatted_20_Text"><text:soft-page-break/><text:span text:style-name="Variable">переменная</text:span> := значение</text:p>
      <text:p text:style-name="P33">export <text:span text:style-name="Variable">переменная</text:span></text:p>
      <text:p text:style-name="Text_20_body">Аналогично, </text:p>
      <text:p text:style-name="P33">export <text:span text:style-name="Variable">переменная</text:span> += значение</text:p>
      <text:p text:style-name="Text_20_body">эквивалентно: </text:p>
      <text:p text:style-name="Preformatted_20_Text"><text:span text:style-name="Variable">переменная</text:span> += значение </text:p>
      <text:p text:style-name="P33">export <text:span text:style-name="Variable">переменная</text:span></text:p>
      <text:p text:style-name="Text_20_body">Смотрите раздел <text:a xlink:type="simple" xlink:href="http://linux.yaroslavl.ru/docs/prog/gnu_make_3-79_russian_manual.html#SEC65" text:style-name="Internet_20_link" text:visited-style-name="Visited_20_Internet_20_Link">Добавление текста к переменной</text:a>. </text:p>
      <text:p text:style-name="Text_20_body">Вы можете заметить, что директивы <text:span text:style-name="Source_20_Text">export</text:span> и <text:span text:style-name="Source_20_Text">unexport</text:span> работают в <text:span text:style-name="Source_20_Text">make</text:span> таким же образом, как и подобные директивы командного интерпретатора <text:span text:style-name="Source_20_Text">sh</text:span>. </text:p>
      <text:p text:style-name="Text_20_body">Если вы хотите, чтобы, по умолчанию, все переменные экспортировались, используйте директиву <text:span text:style-name="Source_20_Text">export</text:span> без аргументов: </text:p>
      <text:p text:style-name="P33">export</text:p>
      <text:p text:style-name="Text_20_body">Эта конструкция говорит о том, что все переменные, которые не были явно указаны в директивах <text:span text:style-name="Source_20_Text">export</text:span> и <text:span text:style-name="Source_20_Text">unexport</text:span>, должны быть экспортированы. Любые переменные, перечисленные в директиве <text:span text:style-name="Source_20_Text">unexport</text:span>, по-прежнему <text:span text:style-name="Emphasis">не</text:span> будут экспортироваться. При использовании директивы <text:span text:style-name="Source_20_Text">export</text:span> без параметров, переменные, чьи имена содержат не только алфавитно-цифровые символы и подчеркивания, экспортированы не будут. Для экспорта таких переменных надо явно указать их в директиве <text:span text:style-name="Source_20_Text">export</text:span>. </text:p>
      <text:p text:style-name="Text_20_body"><text:bookmark text:name="IDX353"/>Старые версии GNU <text:span text:style-name="Source_20_Text">make</text:span>, по умолчанию, экспортируют все переменные (как если бы была использована директива <text:span text:style-name="Source_20_Text">export</text:span> без параметров). Если ваш make-файл рассчитан на такое поведение и вы хотите, чтобы он оставался "совместим" со старыми версиями <text:span text:style-name="Source_20_Text">make</text:span>, то вместо директивы <text:span text:style-name="Source_20_Text">export</text:span> без параметров, можно использовать правило со специальной целью <text:span text:style-name="Source_20_Text">.EXPORT_ALL_VARIABLES</text:span>. Старые версии <text:span text:style-name="Source_20_Text">make</text:span> просто проигнорируют такое правило, в то время как использование директивы <text:span text:style-name="Source_20_Text">export</text:span> вызвало бы синтаксическую ошибку. <text:bookmark text:name="IDX354"/></text:p>
      <text:p text:style-name="Text_20_body">Аналогично, вы можете использовать директиву <text:span text:style-name="Source_20_Text">unexport</text:span> без параметров для того, чтобы, по умолчанию, <text:span text:style-name="Emphasis">не</text:span> экспортировать переменные. Поскольку именно так, по умолчанию, и ведет себя <text:span text:style-name="Source_20_Text">make</text:span>, необходимость в директиве <text:span text:style-name="Source_20_Text">unexport</text:span> без параметров может возникнуть только в случае, если ранее где-то была использована директива <text:span text:style-name="Source_20_Text">export</text:span> без параметров (возможно, в каком-нибудь из включаемых make-файлов). Вы <text:span text:style-name="Strong_20_Emphasis">не можете</text:span> использовать директивы <text:span text:style-name="Source_20_Text">export</text:span> и <text:span text:style-name="Source_20_Text">unexport</text:span> без параметров для того, чтобы экспортировать переменные для одних команд и не экспортировать для других. Сработает самая "последняя" из перечисленных в make-файле директив <text:span text:style-name="Source_20_Text">export</text:span> или <text:span text:style-name="Source_20_Text">unexport</text:span>, которая и будет определять поведение <text:span text:style-name="Source_20_Text">make</text:span> на все время обработки make-файла. </text:p>
      <text:p text:style-name="Text_20_body"><text:bookmark text:name="IDX355"/><text:bookmark text:name="IDX356"/>Специальная переменная <text:span text:style-name="Source_20_Text">MAKELEVEL</text:span> используется для отражения "уровня вложенности" <text:span text:style-name="Source_20_Text">make</text:span>. Ее значение меняется при переходе "с уровня на уровень". Значением этой переменной является строка с десятичным числом, показывающим "уровень вложенности" данной копии <text:span text:style-name="Source_20_Text">make</text:span>. Для <text:span text:style-name="Source_20_Text">make</text:span> самого "верхнего" уровня, ее значением является <text:span text:style-name="Example">`0'</text:span>. Далее, во "вложенной" копии <text:span text:style-name="Source_20_Text">make</text:span> ее значением будет <text:span text:style-name="Example">`1'</text:span>, следующая "вложенная" копия <text:span text:style-name="Source_20_Text">make</text:span> получит значение <text:span text:style-name="Example">`2'</text:span> и так далее. Значение этой переменной увеличивается в тот момент, когда <text:span text:style-name="Source_20_Text">make</text:span> устанавливает переменные среды для запуска очередной команды. </text:p>
      <text:p text:style-name="Text_20_body">В основном, переменная <text:span text:style-name="Source_20_Text">MAKELEVEL</text:span> применяется в условных директивах (смотрите раздел <text:a xlink:type="simple" xlink:href="http://linux.yaroslavl.ru/docs/prog/gnu_make_3-79_russian_manual.html#SEC71" text:style-name="Internet_20_link" text:visited-style-name="Visited_20_Internet_20_Link">Условные части make-файла</text:a>); с ее использованием вы можете написать make-файл, который будет вести себя по-<text:soft-page-break/>разному в зависимости от того, был ли он запущен непосредственно вами, либо исполнялся рекурсивно вызванной копией <text:span text:style-name="Source_20_Text">make</text:span>. </text:p>
      <text:p text:style-name="Text_20_body"><text:bookmark text:name="IDX357"/>Для передачи во "вложенные" копии <text:span text:style-name="Source_20_Text">make</text:span> дополнительного списка make-файлов, которые нужно интерпретировать, вы можете использовать переменную <text:span text:style-name="Source_20_Text">MAKEFILES</text:span>. Значением этой переменной является список имен make-файлов, разделенных пробелами. Будучи определенной в make-файле "высшего уровня", эта переменная будет передаваться "вниз" через переменные среды и будет работать как список make-файлов, которые должны быть прочтены "порожденными" копиями <text:span text:style-name="Source_20_Text">make</text:span> перед чтением основного make-файла. Смотрите раздел <text:a xlink:type="simple" xlink:href="http://linux.yaroslavl.ru/docs/prog/gnu_make_3-79_russian_manual.html#SEC16" text:style-name="Internet_20_link" text:visited-style-name="Visited_20_Internet_20_Link">Переменная </text:a><text:a xlink:type="simple" xlink:href="http://linux.yaroslavl.ru/docs/prog/gnu_make_3-79_russian_manual.html#SEC16" text:style-name="Internet_20_link" text:visited-style-name="Visited_20_Internet_20_Link"><text:span text:style-name="Source_20_Text">MAKEFILES</text:span></text:a>. </text:p>
      <text:h text:style-name="Heading_20_3" text:outline-level="3"><text:a xlink:type="simple" xlink:href="http://linux.yaroslavl.ru/docs/prog/gnu_make_3-79_russian_manual.html#TOC53" office:name="SEC53" text:style-name="Internet_20_link" text:visited-style-name="Visited_20_Internet_20_Link">Передача опций в </text:a><text:a xlink:type="simple" xlink:href="http://linux.yaroslavl.ru/docs/prog/gnu_make_3-79_russian_manual.html#TOC53" office:name="SEC53" text:style-name="Internet_20_link" text:visited-style-name="Visited_20_Internet_20_Link"><text:span text:style-name="Source_20_Text">make</text:span></text:a><text:a xlink:type="simple" xlink:href="http://linux.yaroslavl.ru/docs/prog/gnu_make_3-79_russian_manual.html#TOC53" office:name="SEC53" text:style-name="Internet_20_link" text:visited-style-name="Visited_20_Internet_20_Link"> "нижнего уровня"</text:a></text:h>
      <text:p text:style-name="Text_20_body"><text:bookmark text:name="IDX358"/><text:bookmark text:name="IDX359"/><text:bookmark text:name="IDX360"/>Такие опции как <text:span text:style-name="Example">`-s'</text:span> и <text:span text:style-name="Example">`-k'</text:span> автоматически передаются в "порожденные" <text:span text:style-name="Source_20_Text">make</text:span> с помощью переменной <text:span text:style-name="Source_20_Text">MAKEFLAGS</text:span>. Эта автоматически устанавливаемая переменная содержит имена всех опций, переданных программе <text:span text:style-name="Source_20_Text">make</text:span> в командной строке. Например, при вызове <text:span text:style-name="Example">`make -ks'</text:span>, переменная <text:span text:style-name="Source_20_Text">MAKEFLAGS</text:span> получит значение <text:span text:style-name="Example">`ks'</text:span>. </text:p>
      <text:p text:style-name="Text_20_body">Далее, каждая "порожденная" копия <text:span text:style-name="Source_20_Text">make</text:span> получит значение переменной <text:span text:style-name="Source_20_Text">MAKEFLAGS</text:span> через переменные среды и интерпретирует ее содержимое как набор опций для своей работы (аналогично тому, как если бы эти опции были переданы через командную строку). Смотрите раздел <text:a xlink:type="simple" xlink:href="http://linux.yaroslavl.ru/docs/prog/gnu_make_3-79_russian_manual.html#SEC92" text:style-name="Internet_20_link" text:visited-style-name="Visited_20_Internet_20_Link">Обзор опций</text:a>. </text:p>
      <text:p text:style-name="Text_20_body"><text:bookmark text:name="IDX361"/><text:bookmark text:name="IDX362"/><text:bookmark text:name="IDX363"/>Аналогично, переменные, определенные с помощью командной строки, передаются в "порожденные" <text:span text:style-name="Source_20_Text">make</text:span> через переменную <text:span text:style-name="Source_20_Text">MAKEFLAGS</text:span>. Слова (из переменной <text:span text:style-name="Source_20_Text">MAKEFLAGS</text:span>), содержащие символ <text:span text:style-name="Example">`='</text:span>, <text:span text:style-name="Source_20_Text">make</text:span> рассматривает как определение переменной (аналогично тому, как если бы она были определена с помощью командной строки). Смотрите раздел <text:a xlink:type="simple" xlink:href="http://linux.yaroslavl.ru/docs/prog/gnu_make_3-79_russian_manual.html#SEC90" text:style-name="Internet_20_link" text:visited-style-name="Visited_20_Internet_20_Link">"Перекрытие" переменных</text:a>. </text:p>
      <text:p text:style-name="Text_20_body"><text:bookmark text:name="IDX364"/><text:bookmark text:name="IDX365"/><text:bookmark text:name="IDX366"/><text:bookmark text:name="IDX367"/><text:bookmark text:name="IDX368"/><text:bookmark text:name="IDX369"/><text:bookmark text:name="IDX370"/><text:bookmark text:name="IDX371"/><text:bookmark text:name="IDX372"/><text:bookmark text:name="IDX373"/><text:bookmark text:name="IDX374"/><text:bookmark text:name="IDX375"/><text:bookmark text:name="IDX376"/><text:bookmark text:name="IDX377"/>Опции <text:span text:style-name="Example">`-C'</text:span>, <text:span text:style-name="Example">`-f'</text:span>, <text:span text:style-name="Example">`-o'</text:span>, и <text:span text:style-name="Example">`-W'</text:span> не записываются в переменную <text:span text:style-name="Source_20_Text">MAKEFLAGS</text:span> и, соответственно, не передаются в "порожденные" копии <text:span text:style-name="Source_20_Text">make</text:span>. </text:p>
      <text:p text:style-name="Text_20_body"><text:bookmark text:name="IDX378"/><text:bookmark text:name="IDX379"/><text:bookmark text:name="IDX380"/><text:bookmark text:name="IDX381"/>Опция <text:span text:style-name="Example">`-j'</text:span> обрабатывается специальным образом (смотрите раздел <text:a xlink:type="simple" xlink:href="http://linux.yaroslavl.ru/docs/prog/gnu_make_3-79_russian_manual.html#SEC47" text:style-name="Internet_20_link" text:visited-style-name="Visited_20_Internet_20_Link">Параллельное исполнение команд</text:a>). Если в этой опции вы задали некоторое числовое значение <text:span text:style-name="Example">`N'</text:span>, то при наличии в вашей операционной системе соответствующих возможностей (присутствующих в большинстве UNIX системах; в других системах, обычно, отсутствуют), <text:span text:style-name="Source_20_Text">make</text:span> "верхнего уровня" и "подчиненные" <text:span text:style-name="Source_20_Text">make</text:span> взаимодействуют между собой, контролируя общее число запущенных во всех копиях <text:span text:style-name="Source_20_Text">make</text:span> заданий, не допуская ситуацию, когда оно превысит <text:span text:style-name="Example">`N'</text:span>. Обратите внимание, что задания, помеченные как рекурсивно исполняемые (смотрите раздел <text:a xlink:type="simple" xlink:href="http://linux.yaroslavl.ru/docs/prog/gnu_make_3-79_russian_manual.html#SEC88" text:style-name="Internet_20_link" text:visited-style-name="Visited_20_Internet_20_Link">Вместо исполнения команд</text:a>), при подсчете общего количества заданий не учитываются (иначе, может получиться, что у нас запущено <text:span text:style-name="Example">`N'</text:span> "порожденных" копий <text:span text:style-name="Source_20_Text">make</text:span> и не осталось свободных слотов заданий для выполнения "реальной" работы!) </text:p>
      <text:p text:style-name="Text_20_body">Если ваша операционная система не поддерживает нужный механизм межпрограммного взаимодействия, то, вместо указанного вами числового значения, в переменную <text:span text:style-name="Source_20_Text">MAKEFLAGS</text:span> всегда записывается <text:span text:style-name="Example">`-j 1'</text:span>. Это делается для того, чтобы случайно не превысить максимальное число одновременной запускаемых заданий из-за возможного рекурсивного запуска <text:span text:style-name="Source_20_Text">make</text:span>. Опция <text:span text:style-name="Example">`-j'</text:span> без числовых аргументов передается "вниз" без изменений (поскольку она означает запуск максимального возможного числа заданий). </text:p>
      <text:p text:style-name="Text_20_body">Если вы не хотите передавать "вниз" другие опции, вы должны соответствующим образом изменить значение <text:span text:style-name="Source_20_Text">MAKEFLAGS</text:span>, например: </text:p>
      <text:p text:style-name="Preformatted_20_Text">subsystem:</text:p>
      <text:p text:style-name="P33"><text:s text:c="8"/>cd subdir &amp;&amp; $(MAKE) MAKEFLAGS=</text:p>
      <text:p text:style-name="Text_20_body"><text:bookmark text:name="IDX382"/>На самом деле, определения переменных, заданные в командной строке, помещаются в переменную <text:span text:style-name="Source_20_Text">MAKEOVERRIDES</text:span>, а <text:span text:style-name="Source_20_Text">MAKEFLAGS</text:span> содержит ссылку на эту переменную. Если вы хотите передать опции в <text:soft-page-break/><text:span text:style-name="Source_20_Text">make</text:span> "нижнего уровня", но не хотите передавать определения переменных, заданные в командной строке, вы можете записать в переменную <text:span text:style-name="Source_20_Text">MAKEOVERRIDES</text:span> пустое значение, например: </text:p>
      <text:p text:style-name="P33">MAKEOVERRIDES =</text:p>
      <text:p text:style-name="Text_20_body"><text:bookmark text:name="IDX383"/><text:bookmark text:name="IDX384"/>Обычно, в этом нет особого смысла, однако, некоторые системы имеют небольшой и фиксированный лимит размера операционной среды, который легко может быть превышен при записи в переменную <text:span text:style-name="Source_20_Text">MAKEFLAGS</text:span> такого большого количества информации. Эта проблема может проявляться в виде сообщения об ошибке <text:span text:style-name="Example">`Arg list too long' (список аргументов слишком велик)</text:span>. <text:bookmark text:name="IDX385"/><text:bookmark text:name="IDX386"/>(Для строгого соответствия стандарту POSIX.2, изменение <text:span text:style-name="Source_20_Text">MAKEOVERRIDES</text:span> не влияет на <text:span text:style-name="Source_20_Text">MAKEFLAGS</text:span> при наличии в make-файле специальной цели <text:span text:style-name="Example">`.POSIX'</text:span>. Для вас, скорее всего, это и неважно.) </text:p>
      <text:p text:style-name="Text_20_body"><text:bookmark text:name="IDX387"/>По "историческим" соображениям (для обеспечения совместимости) существует похожая переменная <text:span text:style-name="Source_20_Text">MFLAGS</text:span>. Она содержит такое же значение, как и <text:span text:style-name="Source_20_Text">MAKEFLAGS</text:span>, но в это значение не попадают определения переменных, заданных в командной строки, и, если это значение не пусто, оно всегда начинается с дефиса (значение переменной <text:span text:style-name="Source_20_Text">MAKEFLAGS</text:span> начинается с дефиса только в том случае, если первая опция не имеет однобуквенного варианта названия, например <text:span text:style-name="Example">`--warn-undefined-variables'</text:span>). Традиционно, <text:span text:style-name="Source_20_Text">MFLAGS</text:span> используется исключительно для рекурсивного вызова <text:span text:style-name="Source_20_Text">make</text:span>, наподобие: </text:p>
      <text:p text:style-name="Preformatted_20_Text">subsystem:</text:p>
      <text:p text:style-name="P33"><text:s text:c="8"/>cd subdir &amp;&amp; $(MAKE) $(MFLAGS)</text:p>
      <text:p text:style-name="Text_20_body">Переменная <text:span text:style-name="Source_20_Text">MAKEFLAGS</text:span> делает подобную технику ненужной. Используйте эту методику в том случае, если вы хотите сделать ваш make-файл "совместимым" со старыми вариантами <text:span text:style-name="Source_20_Text">make</text:span>; она будет нормально работать и с современными версиями <text:span text:style-name="Source_20_Text">make</text:span>. </text:p>
      <text:p text:style-name="Text_20_body"><text:bookmark text:name="IDX388"/><text:bookmark text:name="IDX389"/><text:bookmark text:name="IDX390"/><text:bookmark text:name="IDX391"/>Переменная <text:span text:style-name="Source_20_Text">MAKEFLAGS</text:span> может оказаться полезной и в том случае, если вы хотите, чтобы некоторые опции, такие как <text:span text:style-name="Example">`-k'</text:span> (смотрите раздел <text:a xlink:type="simple" xlink:href="http://linux.yaroslavl.ru/docs/prog/gnu_make_3-79_russian_manual.html#SEC92" text:style-name="Internet_20_link" text:visited-style-name="Visited_20_Internet_20_Link">Обзор опций</text:a>), использовались при каждом запуске <text:span text:style-name="Source_20_Text">make</text:span>. Поместите нужное значение в переменную среды <text:span text:style-name="Source_20_Text">MAKEFLAGS</text:span>. Вы также может установить значение <text:span text:style-name="Source_20_Text">MAKEFLAGS</text:span> в make-файле, задав, таким образом, опции, которые должны использоваться для этого make-файла. (Обратите внимание, что вы не можете подобным образом использовать переменную <text:span text:style-name="Source_20_Text">MFLAGS</text:span>. Значение этой переменной устанавливается только для совместимости; самостоятельное присваивание этой переменной другого значения никак не будет интерпретироваться <text:span text:style-name="Source_20_Text">make</text:span>.) </text:p>
      <text:p text:style-name="Text_20_body">При интерпретации значения <text:span text:style-name="Source_20_Text">MAKEFLAGS</text:span> (полученного как из операционной среды, так и из make-файла), значение этой переменной сначала предваряется дефисом (если оно еще не начинатеся с дефиса). Далее, это значение рассматривается как разделенные пробелами слова, являющиеся именами опций. Эти опции интерпретируются так, как если бы они были заданы в командной строке (за исключением того, что опции <text:span text:style-name="Example">`-C'</text:span>, <text:span text:style-name="Example">`-f'</text:span>, <text:span text:style-name="Example">`-h'</text:span>, <text:span text:style-name="Example">`-o'</text:span>, <text:span text:style-name="Example">`-W'</text:span> и их версии с длинными именами, игнорируются, а неверные опции не вызывают ошибки). </text:p>
      <text:p text:style-name="Text_20_body">Используя <text:span text:style-name="Source_20_Text">MAKEFLAGS</text:span> как переменную среды будьте внимательны и не помещайте в нее никаких опций, которые оказывают "глобальное влияние" на работу <text:span text:style-name="Source_20_Text">make</text:span>. Так, например, помещение опций <text:span text:style-name="Example">`-t'</text:span>, <text:span text:style-name="Example">`-n'</text:span> или <text:span text:style-name="Example">`-q'</text:span> в переменные среды будет иметь "катастрофические" последствия и приведет к "удивительным" и неприятным эффектам. </text:p>
      <text:h text:style-name="Heading_20_3" text:outline-level="3"><text:a xlink:type="simple" xlink:href="http://linux.yaroslavl.ru/docs/prog/gnu_make_3-79_russian_manual.html#TOC54" office:name="SEC54" text:style-name="Internet_20_link" text:visited-style-name="Visited_20_Internet_20_Link">Опция </text:a><text:a xlink:type="simple" xlink:href="http://linux.yaroslavl.ru/docs/prog/gnu_make_3-79_russian_manual.html#TOC54" office:name="SEC54" text:style-name="Internet_20_link" text:visited-style-name="Visited_20_Internet_20_Link"><text:span text:style-name="Example">`--print-directory'</text:span></text:a></text:h>
      <text:p text:style-name="Text_20_body"><text:bookmark text:name="IDX392"/><text:bookmark text:name="IDX393"/><text:bookmark text:name="IDX394"/>При многократном рекурсивном вызове <text:span text:style-name="Source_20_Text">make</text:span>, могут оказаться полезными опции <text:span text:style-name="Example">`-w'</text:span> и <text:span text:style-name="Example">`--print-directory'</text:span>, заставляющие <text:span text:style-name="Source_20_Text">make</text:span> печатать имя текущего каталога, когда утилита начинает и заканчивает работу в нем. Например, при запуске <text:span text:style-name="Example">`make -w'</text:span> в директории <text:span text:style-name="Teletype">`/u/gnu/make'</text:span>, следующая строка: </text:p>
      <text:p text:style-name="P33">make: Entering directory `/u/gnu/make'.</text:p>
      <text:p text:style-name="Text_20_body"><text:soft-page-break/>будет выведена перед тем, как <text:span text:style-name="Source_20_Text">make</text:span> начнет что-либо делать, а строка: </text:p>
      <text:p text:style-name="P33">make: Leaving directory `/u/gnu/make'.</text:p>
      <text:p text:style-name="Text_20_body">будет выведена перед тем, как работа будет закончена. </text:p>
      <text:p text:style-name="Text_20_body"><text:bookmark text:name="IDX395"/><text:bookmark text:name="IDX396"/><text:bookmark text:name="IDX397"/><text:bookmark text:name="IDX398"/><text:bookmark text:name="IDX399"/><text:bookmark text:name="IDX400"/><text:bookmark text:name="IDX401"/><text:bookmark text:name="IDX402"/><text:bookmark text:name="IDX403"/><text:bookmark text:name="IDX404"/>Как правило, вам не придется самостоятельно указывать эти опции, поскольку печать каталогов автоматически включаются при наличии опции <text:span text:style-name="Example">`-C'</text:span>, а также в "порожденных" копиях <text:span text:style-name="Source_20_Text">make</text:span>. Печать каталогов не будет включаться автоматически при наличии опции <text:span text:style-name="Example">`-s'</text:span> (подавляющей вывод информации) или опции <text:span text:style-name="Example">`--no-print-directory'</text:span> (явно запрещающей печать каталогов). </text:p>
      <text:h text:style-name="Heading_20_2" text:outline-level="2"><text:a xlink:type="simple" xlink:href="http://linux.yaroslavl.ru/docs/prog/gnu_make_3-79_russian_manual.html#TOC55" office:name="SEC55" text:style-name="Internet_20_link" text:visited-style-name="Visited_20_Internet_20_Link">Именованные командные последовательности (canned command sequences)</text:a></text:h>
      <text:p text:style-name="Text_20_body"><text:bookmark text:name="IDX405"/><text:bookmark text:name="IDX406"/>Когда одна и та же последовательность команд может быть использована для обновления разных целей, с помощью директивы <text:span text:style-name="Source_20_Text">define</text:span> можно определить ее как именованную командную последовательность и, далее, использовать ее во всех правилах с такими целями. Именованная командная последовательность на самом деле является переменной, поэтому ее имя не должно конфликтовать с именами других переменных. </text:p>
      <text:p text:style-name="Text_20_body">Вот пример определения именованной командной последовательности: </text:p>
      <text:p text:style-name="Preformatted_20_Text">define run-yacc</text:p>
      <text:p text:style-name="Preformatted_20_Text">yacc $(firstword $^)</text:p>
      <text:p text:style-name="Preformatted_20_Text">mv y.tab.c $@</text:p>
      <text:p text:style-name="P33">endef</text:p>
      <text:p text:style-name="Text_20_body"><text:bookmark text:name="IDX407"/>Здесь, <text:span text:style-name="Source_20_Text">run-yacc</text:span> является именем определяемой переменной; <text:span text:style-name="Source_20_Text">endef</text:span> обозначает конец определения; остальные строки являются командами. Ссылки на переменные и функции внутри директивы <text:span text:style-name="Source_20_Text">define</text:span> не "раскрываются"; символы <text:span text:style-name="Example">`$'</text:span>, скобки, имена переменных и прочее, становятся частью значения определяемой вами переменной. Смотрите раздел <text:a xlink:type="simple" xlink:href="http://linux.yaroslavl.ru/docs/prog/gnu_make_3-79_russian_manual.html#SEC67" text:style-name="Internet_20_link" text:visited-style-name="Visited_20_Internet_20_Link">Многострочные переменные</text:a>, где описана работа директивы <text:span text:style-name="Source_20_Text">define</text:span>. </text:p>
      <text:p text:style-name="Text_20_body">В этом примере, первая команда запустит программу Yacc для первого пререквизита правила, в котором использована данная командная последовательность. Выходная информация программы Yacc всегда будет помещаться в файл <text:span text:style-name="Teletype">`y.tab.c'</text:span>. Вторая команда даст выходному файлу имя целевого файла правила. </text:p>
      <text:p text:style-name="Text_20_body">Для того, чтобы задействовать именованную последовательность команд, подставьте переменную с этой последовательностью в качестве команды правила (подстановка делается "обычным" для всех переменных способом; смотрите раздел <text:a xlink:type="simple" xlink:href="http://linux.yaroslavl.ru/docs/prog/gnu_make_3-79_russian_manual.html#SEC58" text:style-name="Internet_20_link" text:visited-style-name="Visited_20_Internet_20_Link">Обращение к переменным</text:a>). Переменные, определенные с помощью <text:span text:style-name="Source_20_Text">define</text:span> являются рекурсивно вычисляемыми, поэтому все все ссылки на переменные, находящиеся внутри директивы <text:span text:style-name="Source_20_Text">define</text:span>, будут при этом вычислены. Так, в следующем примере: </text:p>
      <text:p text:style-name="Preformatted_20_Text">foo.c : foo.y</text:p>
      <text:p text:style-name="P33"><text:s text:c="8"/>$(run-yacc)</text:p>
      <text:p text:style-name="Text_20_body">при вычислении значения переменной <text:span text:style-name="Source_20_Text">run-yacc</text:span>, вместо <text:span text:style-name="Example">`$^'</text:span> будет подставлено имя <text:span text:style-name="Example">`foo.y'</text:span>, и имя <text:span text:style-name="Example">`foo.c'</text:span> вместо <text:span text:style-name="Example">`$@'</text:span>. </text:p>
      <text:p text:style-name="Text_20_body">Это достаточно реалистичный пример, однако, на практике, в данном конкретном правиле нет необходимости, поскольку <text:span text:style-name="Source_20_Text">make</text:span> имеет соответствующие неявные правила, имеющие аналогичный эффект (смотрите раздел <text:a xlink:type="simple" xlink:href="http://linux.yaroslavl.ru/docs/prog/gnu_make_3-79_russian_manual.html#SEC93" text:style-name="Internet_20_link" text:visited-style-name="Visited_20_Internet_20_Link">Использование неявных правил</text:a>). </text:p>
      <text:p text:style-name="Text_20_body"><text:bookmark text:name="IDX408"/><text:bookmark text:name="IDX409"/><text:bookmark text:name="IDX410"/>При выполнении команды, каждая строка именованной командной последовательности рассматривается так, как если бы она являлась отдельной строкой правила и ей предшествовал бы символ табуляции. Так же, каждая строка будет выполняться своей отдельной копией интерпретатора командной строки. В начале <text:soft-page-break/>каждой командной строки именованной последовательности могут использоваться специальные символы <text:span text:style-name="Example">`@'</text:span>, <text:span text:style-name="Example">`-'</text:span>, и <text:span text:style-name="Example">`+'</text:span>. Смотрите раздел <text:a xlink:type="simple" xlink:href="http://linux.yaroslavl.ru/docs/prog/gnu_make_3-79_russian_manual.html#SEC44" text:style-name="Internet_20_link" text:visited-style-name="Visited_20_Internet_20_Link">Написание команд</text:a>. Например, при использовании следующей командной последовательности: </text:p>
      <text:p text:style-name="Preformatted_20_Text">define frobnicate</text:p>
      <text:p text:style-name="Preformatted_20_Text">@echo "frobnicating target $@"</text:p>
      <text:p text:style-name="Preformatted_20_Text">frob-step-1 $&lt; -o $@-step-1</text:p>
      <text:p text:style-name="Preformatted_20_Text">frob-step-2 $@-step-1 -o $@</text:p>
      <text:p text:style-name="P33">endef</text:p>
      <text:p text:style-name="Text_20_body"><text:span text:style-name="Source_20_Text">make</text:span> не будет отображать первую командную строку, однако напечает следующие две строки с командами. </text:p>
      <text:p text:style-name="Text_20_body">В то же время, специальный символ в начале строки, ссылающейся на именованную командную последовательность, будет применен к каждой строке этой последовательности. Так, при обработке правила: </text:p>
      <text:p text:style-name="Preformatted_20_Text">frob.out: frob.in</text:p>
      <text:p text:style-name="P33"><text:s text:c="8"/>@$(frobnicate)</text:p>
      <text:p text:style-name="Text_20_body"><text:span text:style-name="Emphasis">ни одна</text:span> команда отображена не будет. (Смотрите раздел <text:a xlink:type="simple" xlink:href="http://linux.yaroslavl.ru/docs/prog/gnu_make_3-79_russian_manual.html#SEC45" text:style-name="Internet_20_link" text:visited-style-name="Visited_20_Internet_20_Link">Отображение исполняемых команд</text:a>, где обсуждается использование специального символа <text:span text:style-name="Example">`@'</text:span>.) </text:p>
      <text:h text:style-name="Heading_20_2" text:outline-level="2"><text:a xlink:type="simple" xlink:href="http://linux.yaroslavl.ru/docs/prog/gnu_make_3-79_russian_manual.html#TOC56" office:name="SEC56" text:style-name="Internet_20_link" text:visited-style-name="Visited_20_Internet_20_Link">Пустые команды (empty commands)</text:a></text:h>
      <text:p text:style-name="Text_20_body"><text:bookmark text:name="IDX411"/><text:bookmark text:name="IDX412"/>Иногда, возникает потребность задать команду, которая, на самом деле, не выполняет никаких действий. Такая команда задается с помощью командной строки, не содержащей ничего, кроме пробела. Например: </text:p>
      <text:p text:style-name="P33">target: ;</text:p>
      <text:p text:style-name="Text_20_body">определяется пустую команду для цели <text:span text:style-name="Teletype">`target'</text:span>. Можно также использовать отдельную командную строку, начинающуюся с символа табуляции, однако это может вызвать путаницу, поскольку такая строка выглядит как пустая. </text:p>
      <text:p text:style-name="Text_20_body"><text:bookmark text:name="IDX413"/>Если вам непонятно, зачем может понадобиться пустая команда, вспомните о наличии неявных правил. Правило с пустой командой может предовратить применение для указанной цели команд, определенных в неявных правилах (или правилах со специальной целью <text:span text:style-name="Source_20_Text">.DEFAULT</text:span>); смотрите разделы <text:a xlink:type="simple" xlink:href="http://linux.yaroslavl.ru/docs/prog/gnu_make_3-79_russian_manual.html#SEC93" text:style-name="Internet_20_link" text:visited-style-name="Visited_20_Internet_20_Link">Использование неявных правил</text:a> и <text:a xlink:type="simple" xlink:href="http://linux.yaroslavl.ru/docs/prog/gnu_make_3-79_russian_manual.html#SEC105" text:style-name="Internet_20_link" text:visited-style-name="Visited_20_Internet_20_Link">Определение правил "последнего шанса"</text:a>). </text:p>
      <text:p text:style-name="Text_20_body">Вы можете попытаться использовать пустые команды для тех целей, которые на самом деле не являются файлами, а служат лишь для того, чтобы были обновлены все их пререквизиты. Это, однако, не слишком хорошая идея, поскольку при наличии реального файла, имя которого совпадает с именем цели, пререквизиты могут и не быть обновлены в нужный момент. В таких ситуациях лучше пользоваться абстрактными целями (смотрите раздел <text:a xlink:type="simple" xlink:href="http://linux.yaroslavl.ru/docs/prog/gnu_make_3-79_russian_manual.html#SEC33" text:style-name="Internet_20_link" text:visited-style-name="Visited_20_Internet_20_Link">Абстрактные цели</text:a>). </text:p>
      <text:h text:style-name="Heading_20_1" text:outline-level="1"><text:a xlink:type="simple" xlink:href="http://linux.yaroslavl.ru/docs/prog/gnu_make_3-79_russian_manual.html#TOC57" office:name="SEC57" text:style-name="Internet_20_link" text:visited-style-name="Visited_20_Internet_20_Link">Использование переменных (variables)</text:a></text:h>
      <text:p text:style-name="Text_20_body"><text:bookmark text:name="IDX414"/><text:bookmark text:name="IDX415"/><text:bookmark text:name="IDX416"/><text:bookmark text:name="IDX417"/><text:span text:style-name="Strong_20_Emphasis">Переменная (variable)</text:span> представляет собой имя, определенное в make-файле для представления строки текста, называемой <text:span text:style-name="Strong_20_Emphasis">значением</text:span> переменной. Далее, по вашему запросу, эти значения могут быть подставлены в нужные места make-файла (например, в имена целей, имена пререквизитов, команды и так далее). В некоторых других версиях <text:span text:style-name="Source_20_Text">make</text:span>, переменные называются <text:span text:style-name="Strong_20_Emphasis">макросами (macros)</text:span>. <text:bookmark text:name="IDX418"/></text:p>
      <text:p text:style-name="Text_20_body">За исключением нескольких мест, переменные и функции во всех частях make-файла вычисляются при его чтении. Исключение составляют команды, передаваемые интерпретатора командной строки, правые части определений (с помощью символа <text:span text:style-name="Example">`='</text:span>) переменных, а также определения переменных с помощью директивы <text:span text:style-name="Source_20_Text">define</text:span>. </text:p>
      <text:p text:style-name="Text_20_body"><text:soft-page-break/>Переменная может представлять собой что угодно, например, список файлов, набор передаваемых компилятору опций, имя запускаемой программы, список каталогов с исходными файлами, директорию для выходных файлов и так далее. </text:p>
      <text:p text:style-name="Text_20_body">Именем переменной может быть любая последовательность символов, не содержащая <text:span text:style-name="Example">`:'</text:span>, <text:span text:style-name="Example">`#'</text:span>, <text:span text:style-name="Example">`='</text:span> и начальных или конечных пробелов. Однако, мы рекомендуем избегать использования имен переменных, содержащих символы, отличные от букв, цифр и символа подчеркивания. Во-первых, такие имена в будущем могут получить какое-либо специальное значение, и, во-вторых, не все интерпретаторы командной строки смогут передать (через переменные среды) такие переменные "порожденным" копиям <text:span text:style-name="Source_20_Text">make</text:span>. (смотрите раздел <text:a xlink:type="simple" xlink:href="http://linux.yaroslavl.ru/docs/prog/gnu_make_3-79_russian_manual.html#SEC52" text:style-name="Internet_20_link" text:visited-style-name="Visited_20_Internet_20_Link">Связь с make "нижнего уровня" через переменные</text:a>). </text:p>
      <text:p text:style-name="Text_20_body">Имена переменных чувствительны к регистру. Таким образом, имена <text:span text:style-name="Example">`foo'</text:span>, <text:span text:style-name="Example">`FOO'</text:span>, и <text:span text:style-name="Example">`Foo'</text:span> будут ссылаться на разные переменные. </text:p>
      <text:p text:style-name="Text_20_body">Традиционно, имена переменных записывались с использованием букв верхнего регистра. Мы, однако, рекомендуем вам пользоваться нижним регистром для всех переменных, используемых для "внутренних нужд" make-файла. Верхний же регистр мы рекомендуем оставить для переменных, влияющих на работу неявных правил или содержащих параметры, которые пользователь может переопределять (смотрите раздел <text:a xlink:type="simple" xlink:href="http://linux.yaroslavl.ru/docs/prog/gnu_make_3-79_russian_manual.html#SEC90" text:style-name="Internet_20_link" text:visited-style-name="Visited_20_Internet_20_Link">"Перекрытие" переменных</text:a>). </text:p>
      <text:p text:style-name="Text_20_body">Некоторые переменные имеют имена, состоящие лишь из одного или нескольких символов пунктуации. Это, так называемые, <text:span text:style-name="Strong_20_Emphasis">автоматические переменные</text:span>; они используются специальным образом. Смотрите раздел <text:a xlink:type="simple" xlink:href="http://linux.yaroslavl.ru/docs/prog/gnu_make_3-79_russian_manual.html#SEC101" text:style-name="Internet_20_link" text:visited-style-name="Visited_20_Internet_20_Link">Автоматические переменные</text:a>. </text:p>
      <text:h text:style-name="Heading_20_2" text:outline-level="2"><text:a xlink:type="simple" xlink:href="http://linux.yaroslavl.ru/docs/prog/gnu_make_3-79_russian_manual.html#TOC58" office:name="SEC58" text:style-name="Internet_20_link" text:visited-style-name="Visited_20_Internet_20_Link">Обращение к переменным</text:a></text:h>
      <text:p text:style-name="Text_20_body"><text:bookmark text:name="IDX419"/><text:bookmark text:name="IDX420"/><text:bookmark text:name="IDX421"/><text:bookmark text:name="IDX422"/>Для подстановки значения переменной, напишите знак доллара, за которым следует имя переменной, заключенное в круглые или фигурные скобки: обе записи <text:span text:style-name="Example">`$(foo)'</text:span> и <text:span text:style-name="Example">`${foo}'</text:span> представляют собой ссылку на переменную <text:span text:style-name="Source_20_Text">foo</text:span>. Из-за подобного специального значения символа <text:span text:style-name="Example">`$'</text:span>, для получения знака доллара в имени файла или команде нужно использовать запись <text:span text:style-name="Example">`$$'</text:span>. </text:p>
      <text:p text:style-name="Text_20_body">Ссылка на переменную может быть использована практически в любом контексте: в качестве цели, пререквизита, команды. Она может использоваться в большинстве директив, а также выступать в качестве нового значения другой переменной. Вот типичный пример, где переменная используется для хранения списка объектных файлов программы: </text:p>
      <text:p text:style-name="Preformatted_20_Text">objects = program.o foo.o utils.o</text:p>
      <text:p text:style-name="Preformatted_20_Text">program : $(objects)</text:p>
      <text:p text:style-name="Preformatted_20_Text"><text:s text:c="8"/>cc -o program $(objects)</text:p>
      <text:p text:style-name="Preformatted_20_Text"/>
      <text:p text:style-name="P33">$(objects) : defs.h</text:p>
      <text:p text:style-name="Text_20_body">Ссылки на переменную обрабатываются при помощи простой текстовой подстановки. Таким образом, правило, описывающее процесс компиляции программы из исходного файла <text:span text:style-name="Teletype">`prog.c'</text:span>, могло бы выглядеть так: </text:p>
      <text:p text:style-name="Preformatted_20_Text">foo = c</text:p>
      <text:p text:style-name="Preformatted_20_Text">prog.o : prog.$(foo)</text:p>
      <text:p text:style-name="P33"><text:s text:c="8"/>$(foo)$(foo) -$(foo) prog.$(foo)</text:p>
      <text:p text:style-name="Text_20_body">Пробелы, находящиеся в операторе присваивания перед новым значеним переменной, игнорируются, поэтому переменная <text:span text:style-name="Source_20_Text">foo</text:span> будет содержать строку <text:span text:style-name="Example">`c'</text:span>. (Не следует, однако, принимать этот пример "всерьез" и писать подобным образом свои make-файлы!) </text:p>
      <text:p text:style-name="Text_20_body">Если за знаком доллара следует символ, отличный от доллара, открывающейся круглой скобки или открывающейся фигурной скобки, то этот одиночный символ рассматривается как имя переменной. Таким <text:soft-page-break/>образом, вы можете обратиться к переменной <text:span text:style-name="Source_20_Text">x</text:span>, используя запись <text:span text:style-name="Example">`$x'</text:span>. Однако, такая практика крайне нежелательна, за исключением случаев обращения к автоматическим переменным (смотрите раздел <text:a xlink:type="simple" xlink:href="http://linux.yaroslavl.ru/docs/prog/gnu_make_3-79_russian_manual.html#SEC101" text:style-name="Internet_20_link" text:visited-style-name="Visited_20_Internet_20_Link">Автоматические переменные</text:a>). </text:p>
      <text:h text:style-name="Heading_20_2" text:outline-level="2"><text:a xlink:type="simple" xlink:href="http://linux.yaroslavl.ru/docs/prog/gnu_make_3-79_russian_manual.html#TOC59" office:name="SEC59" text:style-name="Internet_20_link" text:visited-style-name="Visited_20_Internet_20_Link">Две разновидности (flavors) переменных</text:a></text:h>
      <text:p text:style-name="Text_20_body"><text:bookmark text:name="IDX423"/><text:bookmark text:name="IDX424"/><text:bookmark text:name="IDX425"/><text:bookmark text:name="IDX426"/><text:bookmark text:name="IDX427"/>В GNU <text:span text:style-name="Source_20_Text">make</text:span> есть два способа, с помощью которых переменные могут получить свое значение. Мы называем это двумя разновидностями (flavors) переменных. Две разновидности отличаются тем, каким образом переменная была определена и что происходит при вычислении ее значения. </text:p>
      <text:p text:style-name="Text_20_body"><text:bookmark text:name="IDX428"/>Первая разновидность - это <text:span text:style-name="Strong_20_Emphasis">рекурсивно вычисляемые (recursively expanded)</text:span> переменные. Такие переменные определяются с помощью <text:span text:style-name="Example">`='</text:span> (смотрите раздел <text:a xlink:type="simple" xlink:href="http://linux.yaroslavl.ru/docs/prog/gnu_make_3-79_russian_manual.html#SEC64" text:style-name="Internet_20_link" text:visited-style-name="Visited_20_Internet_20_Link">Установка значения переменной</text:a>) или директивы <text:span text:style-name="Source_20_Text">define</text:span> (смотрите раздел <text:a xlink:type="simple" xlink:href="http://linux.yaroslavl.ru/docs/prog/gnu_make_3-79_russian_manual.html#SEC67" text:style-name="Internet_20_link" text:visited-style-name="Visited_20_Internet_20_Link">Многострочные переменные</text:a>). Значение этой переменной запоминается точно в том виде, как вы его указали; если оно содержит ссылки на другие переменные, то эти ссылки будут вычислены (заменены своими текстовыми значениями) только в момент вычисления значения самой переменной (когда будет вычисляться какая-то другая строка, где использована эта переменная). Этот процесс называется <text:span text:style-name="Strong_20_Emphasis">рекурсивным вычислением (recursive expansion)</text:span>. </text:p>
      <text:p text:style-name="Text_20_body">Например, следущий make-файл:</text:p>
      <text:p text:style-name="Preformatted_20_Text">foo = $(bar)</text:p>
      <text:p text:style-name="Preformatted_20_Text">bar = $(ugh)</text:p>
      <text:p text:style-name="Preformatted_20_Text">ugh = Huh?</text:p>
      <text:p text:style-name="Preformatted_20_Text"/>
      <text:p text:style-name="P33">all:;echo $(foo)</text:p>
      <text:p text:style-name="Text_20_body">выдаст на экран <text:span text:style-name="Example">`Huh?'</text:span>: при вычислении ссылки <text:span text:style-name="Example">`$(foo)'</text:span>, она будет заменена на <text:span text:style-name="Example">`$(bar)'</text:span>, которая, свою очередь, заменена на <text:span text:style-name="Example">`$(ugh)'</text:span>, которая , наконец, будет расширена в <text:span text:style-name="Example">`Huh?'</text:span>. </text:p>
      <text:p text:style-name="Text_20_body">Эта разновидность переменных - единственная, поддерживаемая другими версиями <text:span text:style-name="Source_20_Text">make</text:span>. Она имеется свои достоинства и недостатки. Ее преимущество (по мнению большинства) заключается в том, что, например, следующий фрагмент: </text:p>
      <text:p text:style-name="Preformatted_20_Text">CFLAGS = $(include_dirs) -O</text:p>
      <text:p text:style-name="P33">include_dirs = -Ifoo -Ibar</text:p>
      <text:p text:style-name="Text_20_body">будет работать так, как и ожидалось: ссылки на переменную <text:span text:style-name="Example">`CFLAGS'</text:span> будут "раскрываться" в текст <text:span text:style-name="Example">`-Ifoo -Ibar -O'</text:span>. С другой стороны, серьезный недостаток заключается в том, что вы не можете ничего "добавить" к переменной, наподобие </text:p>
      <text:p text:style-name="P33">CFLAGS = $(CFLAGS) -O</text:p>
      <text:p text:style-name="Text_20_body">поскольку это вызовет бесконечный цикл при попытке вычислить ее значение. (На самом деле, <text:span text:style-name="Source_20_Text">make</text:span> распознает ситуацию зацикливания и сообщает об ошибке.) <text:bookmark text:name="IDX429"/><text:bookmark text:name="IDX430"/></text:p>
      <text:p text:style-name="Text_20_body">Другой недостаток рекурсивно вычисляемых переменных состоит в том, что все функции, на которые они ссылаются (смотрите раздел <text:a xlink:type="simple" xlink:href="http://linux.yaroslavl.ru/docs/prog/gnu_make_3-79_russian_manual.html#SEC75" text:style-name="Internet_20_link" text:visited-style-name="Visited_20_Internet_20_Link">Функции преобразования текста</text:a>) будут вычисляться заново при каждой "подстановке" этой переменной. Работа <text:span text:style-name="Source_20_Text">make</text:span> при этом, разумеется, замедляется. Но еще хуже то, что результат выполнения функций <text:span text:style-name="Source_20_Text">wildcard</text:span> и <text:span text:style-name="Source_20_Text">shell</text:span> становится труднопредсказуемым, поскольку сложно в точности сказать, когда и сколько раз эти функции будут выполнены. </text:p>
      <text:p text:style-name="Text_20_body">Подобных недостатков лишена другая разновидность переменных - упрощенно вычисляемые переменные. </text:p>
      <text:p text:style-name="Text_20_body"><text:bookmark text:name="IDX431"/><text:bookmark text:name="IDX432"/><text:bookmark text:name="IDX433"/><text:span text:style-name="Strong_20_Emphasis">Упрощенно вычисляемые (simply expanded) переменные</text:span> определяются с помощью <text:span text:style-name="Example">`:='</text:span> (смотрите раздел <text:a xlink:type="simple" xlink:href="http://linux.yaroslavl.ru/docs/prog/gnu_make_3-79_russian_manual.html#SEC64" text:style-name="Internet_20_link" text:visited-style-name="Visited_20_Internet_20_Link">Установка значения переменной</text:a>). Значение такой переменной вычисляется (с расширением всех ссылок на другие переменные и вычислением функций) только в момент присваивания ей нового значения. <text:soft-page-break/>После определения переменной, ее значение представляет собой обычный текст, уже не содержащий ссылок на другие переменные. Таким образом, </text:p>
      <text:p text:style-name="Preformatted_20_Text">x := foo</text:p>
      <text:p text:style-name="Preformatted_20_Text">y := $(x) bar</text:p>
      <text:p text:style-name="P33">x := later</text:p>
      <text:p text:style-name="Text_20_body">эквивалентно </text:p>
      <text:p text:style-name="Preformatted_20_Text">y := foo bar</text:p>
      <text:p text:style-name="P33">x := later</text:p>
      <text:p text:style-name="Text_20_body">При ссылке на упрощенно вычисляемую переменную делается простая подстановка ее значения (без каких-либо дополнительных вычислений). </text:p>
      <text:p text:style-name="Text_20_body">Вот чуть более сложный пример, иллюстрирующей использование <text:span text:style-name="Example">`:='</text:span> совместно с функцией <text:span text:style-name="Source_20_Text">shell</text:span>. (Смотрите раздел <text:a xlink:type="simple" xlink:href="http://linux.yaroslavl.ru/docs/prog/gnu_make_3-79_russian_manual.html#SEC83" text:style-name="Internet_20_link" text:visited-style-name="Visited_20_Internet_20_Link">Функция </text:a><text:a xlink:type="simple" xlink:href="http://linux.yaroslavl.ru/docs/prog/gnu_make_3-79_russian_manual.html#SEC83" text:style-name="Internet_20_link" text:visited-style-name="Visited_20_Internet_20_Link"><text:span text:style-name="Source_20_Text">shell</text:span></text:a>.) Этот пример также демонстрирует использование переменной <text:span text:style-name="Source_20_Text">MAKELEVEL</text:span>, которая изменяется во время переходов "с уровня на уровень" при рекурсивном использовании <text:span text:style-name="Source_20_Text">make</text:span>. Смотрите раздел <text:a xlink:type="simple" xlink:href="http://linux.yaroslavl.ru/docs/prog/gnu_make_3-79_russian_manual.html#SEC52" text:style-name="Internet_20_link" text:visited-style-name="Visited_20_Internet_20_Link">Связь с </text:a><text:a xlink:type="simple" xlink:href="http://linux.yaroslavl.ru/docs/prog/gnu_make_3-79_russian_manual.html#SEC52" text:style-name="Internet_20_link" text:visited-style-name="Visited_20_Internet_20_Link"><text:span text:style-name="Source_20_Text">make</text:span></text:a><text:a xlink:type="simple" xlink:href="http://linux.yaroslavl.ru/docs/prog/gnu_make_3-79_russian_manual.html#SEC52" text:style-name="Internet_20_link" text:visited-style-name="Visited_20_Internet_20_Link"> "нижнего уровня" через переменные</text:a>. </text:p>
      <text:p text:style-name="Preformatted_20_Text"><text:bookmark text:name="IDX434"/><text:bookmark text:name="IDX435"/>ifeq (0,${MAKELEVEL})</text:p>
      <text:p text:style-name="Preformatted_20_Text">cur-dir <text:s text:c="2"/>:= $(shell pwd)</text:p>
      <text:p text:style-name="Preformatted_20_Text">whoami <text:s text:c="3"/>:= $(shell whoami)</text:p>
      <text:p text:style-name="Preformatted_20_Text">host-type := $(shell arch)</text:p>
      <text:p text:style-name="Preformatted_20_Text">MAKE := ${MAKE} host-type=${host-type} whoami=${whoami}</text:p>
      <text:p text:style-name="P33">endif</text:p>
      <text:p text:style-name="Text_20_body">Преимущество использования <text:span text:style-name="Example">`:='</text:span> заключается в том, что типичная команда `спуска в подкаталог' будет выглядеть как: </text:p>
      <text:p text:style-name="Preformatted_20_Text">${subdirs}:</text:p>
      <text:p text:style-name="P33"><text:s text:c="6"/>${MAKE} cur-dir=${cur-dir}/$@ -C $@ all</text:p>
      <text:p text:style-name="Text_20_body">В общем случае, упрощенно вычисляемые переменные позволяют сделать процесс программирования сложных make-файлов более предсказуемым, поскольку они работают аналогично обычным переменным в большинстве языков программирования. Они позволяют переопределять переменные, используя их собственные значения (возможно, обработанные какими-либо функциями) и использовать функции подстановки гораздо более эффективным образом (смотрите раздел <text:a xlink:type="simple" xlink:href="http://linux.yaroslavl.ru/docs/prog/gnu_make_3-79_russian_manual.html#SEC75" text:style-name="Internet_20_link" text:visited-style-name="Visited_20_Internet_20_Link">Функции преобразования текста</text:a>). </text:p>
      <text:p text:style-name="Text_20_body"><text:bookmark text:name="IDX436"/><text:bookmark text:name="IDX437"/><text:bookmark text:name="IDX438"/>Упрощенно вычисляемые переменные можно использовать для добавления начальных пробелов в значения переменных. Начальные пробелы удаляются из значения переменной, однако, что вы можете сохранить начальный пробел, "защитив" его с помощью ссылки на переменную, например: </text:p>
      <text:p text:style-name="Preformatted_20_Text">nullstring :=</text:p>
      <text:p text:style-name="P33">space := $(nullstring) # end of the line</text:p>
      <text:p text:style-name="Text_20_body">Здесь, значением переменной <text:span text:style-name="Source_20_Text">space</text:span> будет в точности один пробел. Комментарий <text:span text:style-name="Example">`# конец строки'</text:span> включен только для большей ясности. Поскольку конечные пробелы <text:span text:style-name="Emphasis">не</text:span> удаляются из значения переменной, единственного пробела в конце строки было бы достаточно для получения нужного эффекта (но такая запись была бы менее понятна). Если вы помещаете пробел в конец значения переменной, хорошей идеей будет помещение соответствующего комментария в конец строки, поясняющего ваши намерения. И наоборот, если для вас <text:span text:style-name="Emphasis">не</text:span> желательно наличие пробелов в конце значения переменной, помните, что вы не должны помещать каких-либо комментариев в конец строки после пробелов: </text:p>
      <text:p text:style-name="P33">dir := /foo/bar <text:s text:c="3"/># directory to put the frobs in</text:p>
      <text:p text:style-name="Text_20_body">Здесь, значением переменной <text:span text:style-name="Source_20_Text">dir</text:span> будет строка <text:span text:style-name="Example">`/foo/bar '</text:span> (с четырьмя пробелами в конце), чего вы, скорее всего, совсем не хотели. (Представьте себе, что случится со строкой, наподобие <text:span text:style-name="Example">`$(dir)/file'</text:span> в этом случае!) </text:p>
      <text:p text:style-name="Text_20_body"><text:bookmark text:name="IDX439"/><text:bookmark text:name="IDX440"/><text:bookmark text:name="IDX441"/><text:soft-page-break/>GNU <text:span text:style-name="Source_20_Text">make</text:span> поддерживает еще один оператор присваивания <text:span text:style-name="Example">`?='</text:span>. Он называется оператором условного присваивания, поскольку срабатывает лишь в том случае, когда переменная еще не была определена. Например, выражение: </text:p>
      <text:p text:style-name="P33">FOO ?= bar</text:p>
      <text:p text:style-name="Text_20_body">эквивалентно (смотрите раздел <text:a xlink:type="simple" xlink:href="http://linux.yaroslavl.ru/docs/prog/gnu_make_3-79_russian_manual.html#SEC82" text:style-name="Internet_20_link" text:visited-style-name="Visited_20_Internet_20_Link">Функция </text:a><text:a xlink:type="simple" xlink:href="http://linux.yaroslavl.ru/docs/prog/gnu_make_3-79_russian_manual.html#SEC82" text:style-name="Internet_20_link" text:visited-style-name="Visited_20_Internet_20_Link"><text:span text:style-name="Source_20_Text">origin</text:span></text:a>): </text:p>
      <text:p text:style-name="Preformatted_20_Text">ifeq ($(origin FOO), undefined)</text:p>
      <text:p text:style-name="Preformatted_20_Text"><text:s text:c="2"/>FOO = bar</text:p>
      <text:p text:style-name="P33">endif</text:p>
      <text:p text:style-name="Text_20_body">Обратите внимание на то, что переменная, содержащая "пустое" значение, все равно считается определенной, и оператор <text:span text:style-name="Example">`?='</text:span> не будет присваивать ей нового значения. </text:p>
      <text:h text:style-name="Heading_20_2" text:outline-level="2"><text:a xlink:type="simple" xlink:href="http://linux.yaroslavl.ru/docs/prog/gnu_make_3-79_russian_manual.html#TOC60" office:name="SEC60" text:style-name="Internet_20_link" text:visited-style-name="Visited_20_Internet_20_Link">"Расширенные" способы обращения к переменным</text:a></text:h>
      <text:p text:style-name="Text_20_body"><text:bookmark text:name="IDX442"/>В этом разделе обсуждаются некоторые дополнительные возможности, которые можно использовать в ссылках на переменные для придания им большей гибкости. </text:p>
      <text:h text:style-name="Heading_20_3" text:outline-level="3"><text:a xlink:type="simple" xlink:href="http://linux.yaroslavl.ru/docs/prog/gnu_make_3-79_russian_manual.html#TOC61" office:name="SEC61" text:style-name="Internet_20_link" text:visited-style-name="Visited_20_Internet_20_Link">Ссылка с заменой (substitution reference)</text:a></text:h>
      <text:p text:style-name="Text_20_body"><text:bookmark text:name="IDX443"/><text:bookmark text:name="IDX444"/><text:bookmark text:name="IDX445"/><text:bookmark text:name="IDX446"/><text:bookmark text:name="IDX447"/><text:bookmark text:name="IDX448"/>При использовании <text:span text:style-name="Strong_20_Emphasis">ссылки с заменой (substitution reference)</text:span>, вместо нее подставляется значение переменной, модефицированное указанным вами способом. Такая ссылка имеет форму <text:span text:style-name="Example">`$(</text:span><text:span text:style-name="Example"><text:span text:style-name="Variable">переменная</text:span></text:span><text:span text:style-name="Example">:</text:span><text:span text:style-name="Example"><text:span text:style-name="Variable">a</text:span></text:span><text:span text:style-name="Example">=</text:span><text:span text:style-name="Example"><text:span text:style-name="Variable">b</text:span></text:span><text:span text:style-name="Example">)'</text:span> (или <text:span text:style-name="Example">`${</text:span><text:span text:style-name="Example"><text:span text:style-name="Variable">переменная</text:span></text:span><text:span text:style-name="Example">:</text:span><text:span text:style-name="Example"><text:span text:style-name="Variable">a</text:span></text:span><text:span text:style-name="Example">=</text:span><text:span text:style-name="Example"><text:span text:style-name="Variable">b</text:span></text:span><text:span text:style-name="Example">}'</text:span>). Это значит, что должно быть взято значение переменной <text:span text:style-name="Variable">переменная</text:span>, и каждая найденная в нем цепочка символов <text:span text:style-name="Variable">a</text:span>, находящаяся в конце слова, должна быть заменена на цепочку символов <text:span text:style-name="Variable">b</text:span>. </text:p>
      <text:p text:style-name="Text_20_body">Говоря "находящаяся в конце слова", мы имеем ввиду, что за последовательностью символов <text:span text:style-name="Variable">a</text:span> должен следовать пробел, либо она должна находиться в конце строки (со значением переменной); только в этих случаях она будет заменена на последовательность <text:span text:style-name="Variable">b</text:span>. Все прочие цепочки <text:span text:style-name="Variable">a</text:span> (не удовлетворяющие указанным условиям) будут оставлены без изменений. В следующем примере: </text:p>
      <text:p text:style-name="Preformatted_20_Text">foo := a.o b.o c.o</text:p>
      <text:p text:style-name="P33">bar := $(foo:.o=.c)</text:p>
      <text:p text:style-name="Text_20_body">переменная <text:span text:style-name="Example">`bar'</text:span> получит значение <text:span text:style-name="Example">`a.c b.c c.c'</text:span>. Смотрите раздел <text:a xlink:type="simple" xlink:href="http://linux.yaroslavl.ru/docs/prog/gnu_make_3-79_russian_manual.html#SEC64" text:style-name="Internet_20_link" text:visited-style-name="Visited_20_Internet_20_Link">Установка значения переменной</text:a>. </text:p>
      <text:p text:style-name="Text_20_body">На самом деле, ссылка с заменой представляет собой "укороченый" вариант использования функции <text:span text:style-name="Source_20_Text">patsubst</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Для поддержания совместимости с другими версиями <text:span text:style-name="Source_20_Text">make</text:span>, мы поддерживаем оба этих механизма - функцию <text:span text:style-name="Source_20_Text">patsubst</text:span> и ссылки с заменой. </text:p>
      <text:p text:style-name="Text_20_body"><text:bookmark text:name="IDX449"/>Другой вариант ссылки с заменой соизмерим по "мощности" с использование функции <text:span text:style-name="Source_20_Text">patsubst</text:span>. Он имеет аналогичную форму <text:span text:style-name="Example">`$(</text:span><text:span text:style-name="Example"><text:span text:style-name="Variable">переменная</text:span></text:span><text:span text:style-name="Example">:</text:span><text:span text:style-name="Example"><text:span text:style-name="Variable">a</text:span></text:span><text:span text:style-name="Example">=</text:span><text:span text:style-name="Example"><text:span text:style-name="Variable">b</text:span></text:span><text:span text:style-name="Example">)'</text:span>, но теперь в строке <text:span text:style-name="Variable">a</text:span> должен присутствовать одиночный символ <text:span text:style-name="Example">`%'</text:span>. Этот вариант ссылки с заменой эквивалентен <text:span text:style-name="Example">`$(patsubst </text:span><text:span text:style-name="Example"><text:span text:style-name="Variable">a</text:span></text:span><text:span text:style-name="Example">,</text:span><text:span text:style-name="Example"><text:span text:style-name="Variable">b</text:span></text:span><text:span text:style-name="Example">,$(</text:span><text:span text:style-name="Example"><text:span text:style-name="Variable">переменная</text:span></text:span><text:span text:style-name="Example">))'</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где описана работа функции <text:span text:style-name="Source_20_Text">patsubst</text:span>. В следующем примере:</text:p>
      <text:p text:style-name="Preformatted_20_Text">foo := a.o b.o c.o</text:p>
      <text:p text:style-name="P33">bar := $(foo:%.o=%.c)</text:p>
      <text:p text:style-name="Text_20_body">переменная <text:span text:style-name="Example">`bar'</text:span> получит значение <text:span text:style-name="Example">`a.c b.c c.c'</text:span>. </text:p>
      <text:h text:style-name="Heading_20_3" text:outline-level="3"><text:a xlink:type="simple" xlink:href="http://linux.yaroslavl.ru/docs/prog/gnu_make_3-79_russian_manual.html#TOC62" office:name="SEC62" text:style-name="Internet_20_link" text:visited-style-name="Visited_20_Internet_20_Link">Вычисляемые имена переменных (computed variable names)</text:a></text:h>
      <text:p text:style-name="Text_20_body"><text:bookmark text:name="IDX450"/><text:bookmark text:name="IDX451"/><text:bookmark text:name="IDX452"/><text:bookmark text:name="IDX453"/><text:bookmark text:name="IDX454"/><text:bookmark text:name="IDX455"/><text:bookmark text:name="IDX456"/>Вычисляемые имена переменных - достаточно сложная концепция, полезная для программирования лишь весьма "нетривиальных" make-файлов. В большинстве случаев, у вас не возникнет потребности в изучении <text:soft-page-break/>этого механизма - достаточно лишь знать, что знак доллара внутри имени переменной может привести к весьма "странным" результатам. Однако, если вы хотите досконально изучить работу <text:span text:style-name="Source_20_Text">make</text:span> или же действительно заинтересованы в изучении этого механизма, то читайте дальше. </text:p>
      <text:p text:style-name="Text_20_body">Внутри имени переменной может находится ссылка на другую переменную. Это называется <text:span text:style-name="Strong_20_Emphasis">вычисляемым именем переменной (computed variable name)</text:span> или <text:span text:style-name="Strong_20_Emphasis">вложенной ссылкой (nested variable reference)</text:span>. В следущем примере: </text:p>
      <text:p text:style-name="Preformatted_20_Text">x = y</text:p>
      <text:p text:style-name="Preformatted_20_Text">y = z</text:p>
      <text:p text:style-name="P33">a := $($(x))</text:p>
      <text:p text:style-name="Text_20_body">переменная <text:span text:style-name="Source_20_Text">a</text:span> получит значение <text:span text:style-name="Example">`z'</text:span>: ссылка <text:span text:style-name="Example">`$(x)'</text:span> внутри выражения <text:span text:style-name="Example">`$($(x))'</text:span> будет заменена на <text:span text:style-name="Example">`y'</text:span>, так что строка <text:span text:style-name="Example">`$($(x))'</text:span> будет преобразована в <text:span text:style-name="Example">`$(y)'</text:span> и, далее, расширена в <text:span text:style-name="Example">`z'</text:span>. Здесь имя переменной не указано "прямо", а вычисляется при расширении выражения <text:span text:style-name="Example">`$(x)'</text:span>. Ссылка <text:span text:style-name="Example">`$(x)'</text:span> здесь находится внутри другой ссылки на переменную. </text:p>
      <text:p text:style-name="Text_20_body">Предыдущий пример демонстрировал два "уровня вложенности". На самом деле, число таких уровней может быть неограниченным. Следующий пример демонстрирует три "уровня вложенности": </text:p>
      <text:p text:style-name="Preformatted_20_Text">x = y</text:p>
      <text:p text:style-name="Preformatted_20_Text">y = z</text:p>
      <text:p text:style-name="Preformatted_20_Text">z = u</text:p>
      <text:p text:style-name="P33">a := $($($(x)))</text:p>
      <text:p text:style-name="Text_20_body">Здесь самая внутренняя ссылка <text:span text:style-name="Example">`$(x)'</text:span> заменяется на <text:span text:style-name="Example">`y'</text:span>, так что строка <text:span text:style-name="Example">`$($(x))'</text:span> расширяется в <text:span text:style-name="Example">`$(y)'</text:span>, которая, в свою очередь, расширяется в <text:span text:style-name="Example">`z'</text:span>; теперь мы получаем ссылку <text:span text:style-name="Example">`$(z)'</text:span>, которая заменяется на <text:span text:style-name="Example">`u'</text:span>. </text:p>
      <text:p text:style-name="Text_20_body">Ссылки на вычисляемые имена переменных, в свою очередь, сами могут находится внутри имен переменных. В следующем примере: </text:p>
      <text:p text:style-name="Preformatted_20_Text">x = $(y)</text:p>
      <text:p text:style-name="Preformatted_20_Text">y = z</text:p>
      <text:p text:style-name="Preformatted_20_Text">z = Hello</text:p>
      <text:p text:style-name="P33">a := $($(x))</text:p>
      <text:p text:style-name="Text_20_body">переменная <text:span text:style-name="Source_20_Text">a</text:span> получит значение <text:span text:style-name="Example">`Hello'</text:span>: строка <text:span text:style-name="Example">`$($(x))'</text:span> преобразуется в строку <text:span text:style-name="Example">`$($(y))'</text:span>, которая преобразуется в строку <text:span text:style-name="Example">`$(z)'</text:span> которая, в свою очередь, имеет значение <text:span text:style-name="Example">`Hello'</text:span>. </text:p>
      <text:p text:style-name="Text_20_body">Вложенные ссылки могут содержать ссылки с заменой, а также вызовы функций (смотрите раздел <text:a xlink:type="simple" xlink:href="http://linux.yaroslavl.ru/docs/prog/gnu_make_3-79_russian_manual.html#SEC75" text:style-name="Internet_20_link" text:visited-style-name="Visited_20_Internet_20_Link">Функции преобразования текста</text:a>). Вот пример, в котором используется функция <text:span text:style-name="Source_20_Text">subst</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Preformatted_20_Text">x = variable1</text:p>
      <text:p text:style-name="Preformatted_20_Text">variable2 := Hello</text:p>
      <text:p text:style-name="Preformatted_20_Text">y = $(subst 1,2,$(x))</text:p>
      <text:p text:style-name="Preformatted_20_Text">z = y</text:p>
      <text:p text:style-name="P33">a := $($($(z)))</text:p>
      <text:p text:style-name="Text_20_body">Здесь, переменная <text:span text:style-name="Source_20_Text">a</text:span> получает значение <text:span text:style-name="Example">`Hello'</text:span>. Вряд ли кто-нибудь будет писать подобным образом, однако, это пример действительно работает: выражение <text:span text:style-name="Example">`$($($(z)))'</text:span> преобразуется в строку <text:span text:style-name="Example">`$($(y))'</text:span>, которая, затем, преобразуется в <text:span text:style-name="Example">`$($(subst 1,2,$(x)))'</text:span>. Далее, из переменной <text:span text:style-name="Source_20_Text">x</text:span> берется ее текущее значение (<text:span text:style-name="Example">`variable1'</text:span>), которое, с помощью подстановки, заменяется на <text:span text:style-name="Example">`variable2'</text:span>. После этого, выражение выглядит как <text:span text:style-name="Example">`$(variable2)'</text:span>, и его значеним является строка <text:span text:style-name="Example">`Hello'</text:span>. </text:p>
      <text:p text:style-name="Text_20_body"><text:soft-page-break/>Вычисляемое имя переменной совсем не обязательно должно состоять из единственной ссылки на переменную. Оно вполне может включать в себя несколько ссылок на переменные, а также обычные текстовые строки. В следующем примере: </text:p>
      <text:p text:style-name="Preformatted_20_Text">a_dirs := dira dirb</text:p>
      <text:p text:style-name="Preformatted_20_Text">1_dirs := dir1 dir2</text:p>
      <text:p text:style-name="Preformatted_20_Text"/>
      <text:p text:style-name="Preformatted_20_Text">a_files := filea fileb</text:p>
      <text:p text:style-name="Preformatted_20_Text">1_files := file1 file2</text:p>
      <text:p text:style-name="Preformatted_20_Text"/>
      <text:p text:style-name="Preformatted_20_Text">ifeq "$(use_a)" "yes"</text:p>
      <text:p text:style-name="Preformatted_20_Text">a1 := a</text:p>
      <text:p text:style-name="Preformatted_20_Text">else</text:p>
      <text:p text:style-name="Preformatted_20_Text">a1 := 1</text:p>
      <text:p text:style-name="Preformatted_20_Text">endif</text:p>
      <text:p text:style-name="Preformatted_20_Text"/>
      <text:p text:style-name="Preformatted_20_Text">ifeq "$(use_dirs)" "yes"</text:p>
      <text:p text:style-name="Preformatted_20_Text">df := dirs</text:p>
      <text:p text:style-name="Preformatted_20_Text">else</text:p>
      <text:p text:style-name="Preformatted_20_Text">df := files</text:p>
      <text:p text:style-name="Preformatted_20_Text">endif</text:p>
      <text:p text:style-name="Preformatted_20_Text"/>
      <text:p text:style-name="P33">dirs := $($(a1)_$(df))</text:p>
      <text:p text:style-name="Text_20_body">переменная <text:span text:style-name="Source_20_Text">dirs</text:span> получит значение одной из переменных (<text:span text:style-name="Source_20_Text">a_dirs</text:span> <text:span text:style-name="Source_20_Text">1_dirs</text:span>, <text:span text:style-name="Source_20_Text">a_files</text:span> или <text:span text:style-name="Source_20_Text">1_files</text:span>) в зависимости от значений переменных <text:span text:style-name="Source_20_Text">use_a</text:span> и <text:span text:style-name="Source_20_Text">use_dirs</text:span>. </text:p>
      <text:p text:style-name="Text_20_body">Вычисляемые имена переменных также могут использоваться в ссылках с заменой. В следующем примере: </text:p>
      <text:p text:style-name="Preformatted_20_Text">a_objects := a.o b.o c.o</text:p>
      <text:p text:style-name="Preformatted_20_Text">1_objects := 1.o 2.o 3.o</text:p>
      <text:p text:style-name="Preformatted_20_Text"/>
      <text:p text:style-name="P33">sources := $($(a1)_objects:.o=.c)</text:p>
      <text:p text:style-name="Text_20_body">переменная <text:span text:style-name="Source_20_Text">sources</text:span> получит значение <text:span text:style-name="Example">`a.c b.c c.c'</text:span> либо <text:span text:style-name="Example">`1.c 2.c 3.c'</text:span>, в зависимости от значения переменной <text:span text:style-name="Source_20_Text">a1</text:span>. </text:p>
      <text:p text:style-name="Text_20_body">Единственно ограничение на подобное использование вложенных ссылок состоит в том, что они не могут определять часть имени вызываемой функции. Оно вызвано тем, что распознание имен функций происходит до того, как производится вычисление вложенных ссылок. В следующем примере: </text:p>
      <text:p text:style-name="Preformatted_20_Text">ifdef do_sort</text:p>
      <text:p text:style-name="Preformatted_20_Text">func := sort</text:p>
      <text:p text:style-name="Preformatted_20_Text">else</text:p>
      <text:p text:style-name="Preformatted_20_Text">func := strip</text:p>
      <text:p text:style-name="Preformatted_20_Text">endif</text:p>
      <text:p text:style-name="Preformatted_20_Text"/>
      <text:p text:style-name="Preformatted_20_Text">bar := a d b g q c</text:p>
      <text:p text:style-name="Preformatted_20_Text"/>
      <text:p text:style-name="P33">foo := $($(func) $(bar))</text:p>
      <text:p text:style-name="Text_20_body">в переменную <text:span text:style-name="Example">`foo'</text:span>, вместо ожидаемого значения (результата применения функций <text:span text:style-name="Source_20_Text">sort</text:span> или <text:span text:style-name="Source_20_Text">strip</text:span> к аргументу <text:span text:style-name="Example">`a d b g q c'</text:span>), будет записана строка <text:span text:style-name="Example">`sort a d b g q c'</text:span> или <text:span text:style-name="Example">`strip a d b g q c'</text:span>. Возможно, в будущем подобное ограничение будет снято, если это окажется полезным. </text:p>
      <text:p text:style-name="Text_20_body">Вычисляемые имена переменных могут использоваться в левой части оператора присваивания и в директиве <text:span text:style-name="Source_20_Text">define</text:span>, например: </text:p>
      <text:p text:style-name="Preformatted_20_Text">dir = foo</text:p>
      <text:p text:style-name="Preformatted_20_Text">$(dir)_sources := $(wildcard $(dir)/*.c)</text:p>
      <text:p text:style-name="Preformatted_20_Text">define $(dir)_print</text:p>
      <text:p text:style-name="Preformatted_20_Text">lpr $($(dir)_sources)</text:p>
      <text:p text:style-name="P33">endef</text:p>
      <text:p text:style-name="Text_20_body"><text:soft-page-break/>В данном примере определяются переменные <text:span text:style-name="Example">`dir'</text:span>, <text:span text:style-name="Example">`foo_sources'</text:span>, и <text:span text:style-name="Example">`foo_print'</text:span>. </text:p>
      <text:p text:style-name="Text_20_body">Обратите внимание, что <text:span text:style-name="Strong_20_Emphasis">вложенные ссылки на переменные</text:span> и <text:span text:style-name="Strong_20_Emphasis">рекурсивно вычисляемые переменные</text:span> (смотрите раздел <text:a xlink:type="simple" xlink:href="http://linux.yaroslavl.ru/docs/prog/gnu_make_3-79_russian_manual.html#SEC59" text:style-name="Internet_20_link" text:visited-style-name="Visited_20_Internet_20_Link">Две разновидности переменных</text:a>), - это разные концепции, хотя при написаниии "нетривиальных" make-файлов, они часто используются совместно. </text:p>
      <text:h text:style-name="Heading_20_2" text:outline-level="2"><text:a xlink:type="simple" xlink:href="http://linux.yaroslavl.ru/docs/prog/gnu_make_3-79_russian_manual.html#TOC63" office:name="SEC63" text:style-name="Internet_20_link" text:visited-style-name="Visited_20_Internet_20_Link">Как переменные получают свои значения</text:a></text:h>
      <text:p text:style-name="Text_20_body"><text:bookmark text:name="IDX457"/><text:bookmark text:name="IDX458"/>Переменные могут получать свои значения разными путями: </text:p>
      <text:list xml:id="list8079573309138802398" text:style-name="L6">
        <text:list-item>
          <text:p text:style-name="P21">При запуске <text:span text:style-name="Source_20_Text">make</text:span>, в командной строке вы можете задать значение переменной, которое "перекроет" значение, устанавливаемое в make-файле. Смотрите раздел <text:a xlink:type="simple" xlink:href="http://linux.yaroslavl.ru/docs/prog/gnu_make_3-79_russian_manual.html#SEC90" text:style-name="Internet_20_link" text:visited-style-name="Visited_20_Internet_20_Link">"Перекрытие" переменных</text:a>. </text:p>
        </text:list-item>
        <text:list-item>
          <text:p text:style-name="P21">Вы можете задать значение переменной внутри make-файла с помощью оператора присваивания (смотрите раздел <text:a xlink:type="simple" xlink:href="http://linux.yaroslavl.ru/docs/prog/gnu_make_3-79_russian_manual.html#SEC64" text:style-name="Internet_20_link" text:visited-style-name="Visited_20_Internet_20_Link">Установка значения переменной</text:a>) или с помощью директивы <text:span text:style-name="Source_20_Text">define</text:span> (смотрите раздел <text:a xlink:type="simple" xlink:href="http://linux.yaroslavl.ru/docs/prog/gnu_make_3-79_russian_manual.html#SEC67" text:style-name="Internet_20_link" text:visited-style-name="Visited_20_Internet_20_Link">Многострочные переменные</text:a>). </text:p>
        </text:list-item>
        <text:list-item>
          <text:p text:style-name="P21">Переменные среды (environment variables) автоматически становятся переменными <text:span text:style-name="Source_20_Text">make</text:span>. Смотрите раздел <text:a xlink:type="simple" xlink:href="http://linux.yaroslavl.ru/docs/prog/gnu_make_3-79_russian_manual.html#SEC68" text:style-name="Internet_20_link" text:visited-style-name="Visited_20_Internet_20_Link">Переменные из операционного окружения</text:a>. </text:p>
        </text:list-item>
        <text:list-item>
          <text:p text:style-name="P21">Несколько переменных, называемых <text:span text:style-name="Strong_20_Emphasis">автоматическими</text:span>, "автоматически" получают новое значение при обработке каждого правила. Каждая из таких переменных предназначена для какого-то конкретного применения. Смотрите раздел <text:a xlink:type="simple" xlink:href="http://linux.yaroslavl.ru/docs/prog/gnu_make_3-79_russian_manual.html#SEC101" text:style-name="Internet_20_link" text:visited-style-name="Visited_20_Internet_20_Link">Автоматические переменные</text:a>. </text:p>
        </text:list-item>
        <text:list-item>
          <text:p text:style-name="P6">Некоторые переменные имеют "фиксированное" начальное значение.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text:p>
        </text:list-item>
      </text:list>
      <text:h text:style-name="Heading_20_2" text:outline-level="2"><text:a xlink:type="simple" xlink:href="http://linux.yaroslavl.ru/docs/prog/gnu_make_3-79_russian_manual.html#TOC64" office:name="SEC64" text:style-name="Internet_20_link" text:visited-style-name="Visited_20_Internet_20_Link">Установка значения переменной</text:a></text:h>
      <text:p text:style-name="Text_20_body"><text:bookmark text:name="IDX459"/><text:bookmark text:name="IDX460"/><text:bookmark text:name="IDX461"/><text:bookmark text:name="IDX462"/><text:bookmark text:name="IDX463"/>Для установки значения переменной внутри make-файла, используется строка, начинающаяся с имени переменной, за которым следует <text:span text:style-name="Example">`='</text:span> или <text:span text:style-name="Example">`:='</text:span>. Все, что в этой строке следует за символом <text:span text:style-name="Example">`='</text:span> или <text:span text:style-name="Example">`:='</text:span>, становится значением переменной. В следующем примере: </text:p>
      <text:p text:style-name="P33">objects = main.o foo.o bar.o utils.o</text:p>
      <text:p text:style-name="Text_20_body">определяется переменная с именем <text:span text:style-name="Source_20_Text">objects</text:span>. Пробелы "вокруг" имени переменной и после <text:span text:style-name="Example">`='</text:span>, игнорируются. </text:p>
      <text:p text:style-name="Text_20_body">Переменные, определенные с помощью <text:span text:style-name="Example">`='</text:span>, являются <text:span text:style-name="Strong_20_Emphasis">рекурсивно вычисляемыми (recursively expanded)</text:span> переменными. Переменные, определенные с помощью <text:span text:style-name="Example">`:='</text:span>, являются <text:span text:style-name="Strong_20_Emphasis">упрощенно вычисляемыми (simply expanded)</text:span> переменными; их определения могут содержать ссылки на другие переменные, которые будут вычислены до того, как будет сделано определение (иными словами, до того, как в переменную будет записано новое значение). Смотрите раздел <text:a xlink:type="simple" xlink:href="http://linux.yaroslavl.ru/docs/prog/gnu_make_3-79_russian_manual.html#SEC59" text:style-name="Internet_20_link" text:visited-style-name="Visited_20_Internet_20_Link">Две разновидности переменных</text:a>. </text:p>
      <text:p text:style-name="Text_20_body">Имена переменных могут содержать ссылки на другие переменные и функции, которые будут вычислены (во время чтения make-файла) для получения действительного имени переменной. </text:p>
      <text:p text:style-name="Text_20_body">На длину строки, являющейся значением переменной, не накладывается каких-либо ограничений (за исключением доступного программе объема памяти). "Хорошей идеей" является разбиение длинного определения переменной на несколько отдельных строк с помощью символа <text:span text:style-name="Example">'\'</text:span>, за которым следует символ перевода строки. Такое разбиение никак не отразится на работе <text:span text:style-name="Source_20_Text">make</text:span>, но будет способствовать повышению удобочитаемости make-файла. </text:p>
      <text:p text:style-name="Text_20_body">Большинство переменных, значение которых вы нигде не устанавливали, рассматриваются как содержащие пустую строку. Некоторые переменные имеют заранее определенные непустые начальные значения (которые, разумеется, вы можете изменить обычным образом;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Некоторые специальные переменные автоматически получают новое значение при <text:soft-page-break/>обработке каждого правила; они называются <text:span text:style-name="Strong_20_Emphasis">автоматическими</text:span> переменными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Если вы хотите, чтобы переменная получила новое значение только в том случае, если ей еще не было присвоено какого-либо значения, вместо <text:span text:style-name="Example">`='</text:span> используйте оператор <text:span text:style-name="Example">`?='</text:span>. Следующие два фрагмента make-файла производят одинаковый эффект (смотрите раздел <text:a xlink:type="simple" xlink:href="http://linux.yaroslavl.ru/docs/prog/gnu_make_3-79_russian_manual.html#SEC82" text:style-name="Internet_20_link" text:visited-style-name="Visited_20_Internet_20_Link">Функция </text:a><text:a xlink:type="simple" xlink:href="http://linux.yaroslavl.ru/docs/prog/gnu_make_3-79_russian_manual.html#SEC82" text:style-name="Internet_20_link" text:visited-style-name="Visited_20_Internet_20_Link"><text:span text:style-name="Source_20_Text">origin</text:span></text:a>): </text:p>
      <text:p text:style-name="P33">FOO ?= bar</text:p>
      <text:p text:style-name="Text_20_body">и </text:p>
      <text:p text:style-name="Preformatted_20_Text">ifeq ($(origin FOO), undefined)</text:p>
      <text:p text:style-name="Preformatted_20_Text">FOO = bar</text:p>
      <text:p text:style-name="P33">endif</text:p>
      <text:h text:style-name="Heading_20_2" text:outline-level="2"><text:a xlink:type="simple" xlink:href="http://linux.yaroslavl.ru/docs/prog/gnu_make_3-79_russian_manual.html#TOC65" office:name="SEC65" text:style-name="Internet_20_link" text:visited-style-name="Visited_20_Internet_20_Link">Добавление текста к переменной</text:a></text:h>
      <text:p text:style-name="Text_20_body"><text:bookmark text:name="IDX464"/><text:bookmark text:name="IDX465"/><text:bookmark text:name="IDX466"/>Часто возникает необходимость добавить некоторый текст к значению уже определенной переменной. Вы можете это сделать с помощью оператора <text:span text:style-name="Example">`+='</text:span>, например: </text:p>
      <text:p text:style-name="P33">objects += another.o</text:p>
      <text:p text:style-name="Text_20_body">Здесь, к значению переменной <text:span text:style-name="Source_20_Text">objects</text:span> добавляется текст <text:span text:style-name="Example">`another.o'</text:span> (предваренный одиночным пробелом). Так, в результате выполнения фрагмента: </text:p>
      <text:p text:style-name="Preformatted_20_Text">objects = main.o foo.o bar.o utils.o</text:p>
      <text:p text:style-name="P33">objects += another.o</text:p>
      <text:p text:style-name="Text_20_body">переменная <text:span text:style-name="Source_20_Text">objects</text:span> получит значение <text:span text:style-name="Example">`main.o foo.o bar.o utils.o another.o'</text:span>. </text:p>
      <text:p text:style-name="Text_20_body">Примерный аналог этого фрагмента без использования <text:span text:style-name="Example">`+='</text:span> может выглядеть так: </text:p>
      <text:p text:style-name="Preformatted_20_Text">objects = main.o foo.o bar.o utils.o</text:p>
      <text:p text:style-name="P33">objects := $(objects) another.o</text:p>
      <text:p text:style-name="Text_20_body">Однако, аналогия здесь не полная, поскольку работа оператора <text:span text:style-name="Example">`+='</text:span> отличается некоторыми деталями, которые проявляются при работе с более сложными значениями переменных. </text:p>
      <text:p text:style-name="Text_20_body">Если рассматриваемая переменная до сих пор не была определена, оператор <text:span text:style-name="Example">`+='</text:span> ведет себя как обычный <text:span text:style-name="Example">`='</text:span>, определяя рекурсивно вычисляемую переменную. Если же переменная <text:span text:style-name="Emphasis">была</text:span> ранее определена, поведение оператора <text:span text:style-name="Example">`+='</text:span> будет зависеть от ее разновидности (смотрите раздел <text:a xlink:type="simple" xlink:href="http://linux.yaroslavl.ru/docs/prog/gnu_make_3-79_russian_manual.html#SEC59" text:style-name="Internet_20_link" text:visited-style-name="Visited_20_Internet_20_Link">Две разновидности переменных</text:a>). </text:p>
      <text:p text:style-name="Text_20_body">Когда вы что-либо добавляете с помощью <text:span text:style-name="Example">`+='</text:span> к значению уже определенной переменной, <text:span text:style-name="Source_20_Text">make</text:span>, по существу, действует так, как если бы этот дополнительный текст был включен в первоначальное определение переменной. Предположим, что переменная была ранее определена с помощью <text:span text:style-name="Example">`:='</text:span> и является, вследствие этого, упрощенно вычисляемой переменной. Тогда, при добавлении к ней нового текста, оператор <text:span text:style-name="Example">`+='</text:span> предварительно его "расширит" (аналогично тому, как это делает оператор <text:span text:style-name="Example">`:='</text:span>; смотрите раздел <text:a xlink:type="simple" xlink:href="http://linux.yaroslavl.ru/docs/prog/gnu_make_3-79_russian_manual.html#SEC64" text:style-name="Internet_20_link" text:visited-style-name="Visited_20_Internet_20_Link">Установка значения переменной</text:a>, где описана работа оператора <text:span text:style-name="Example">`:='</text:span>). Таким образом, фрагмент </text:p>
      <text:p text:style-name="Preformatted_20_Text">variable := value</text:p>
      <text:p text:style-name="P33">variable += more</text:p>
      <text:p text:style-name="Text_20_body">эквивалентен следующему: </text:p>
      <text:p text:style-name="Preformatted_20_Text">variable := value</text:p>
      <text:p text:style-name="P33">variable := $(variable) more</text:p>
      <text:p text:style-name="Text_20_body"><text:soft-page-break/>С другой стороны, при использовании оператора <text:span text:style-name="Example">`+='</text:span> с рекурсивно вычисляемой переменной, <text:span text:style-name="Source_20_Text">make</text:span> работает немного по-другому. Вспомните, что когда вы определяете подобную переменную, <text:span text:style-name="Source_20_Text">make</text:span> не сразу вычисляет ссылки на функции и другие переменные, присутствующие в устанавливаемом для нее значении. Вместо этого, <text:span text:style-name="Source_20_Text">make</text:span> запоминает указанный вами текст в "оригинальном" виде, так что все присутствующие в нем ссылки на переменные и функции остаются и могут быть вычислены позднее, когда переменная будет "раскрываться" (смотрите раздел <text:a xlink:type="simple" xlink:href="http://linux.yaroslavl.ru/docs/prog/gnu_make_3-79_russian_manual.html#SEC59" text:style-name="Internet_20_link" text:visited-style-name="Visited_20_Internet_20_Link">Две разновидности переменных</text:a>). Таким образом, при использовании оператора <text:span text:style-name="Example">`+='</text:span> с рекурсивно вычисляемой переменной, указанный вами текст добавляется к "нераскрытому" значению, которое хранится внутри переменной. Поэтому, следующий фрагмент:</text:p>
      <text:p text:style-name="Preformatted_20_Text">variable = value</text:p>
      <text:p text:style-name="P33">variable += more</text:p>
      <text:p text:style-name="Text_20_body">примерно эквивалентен: </text:p>
      <text:p text:style-name="Preformatted_20_Text">temp = value</text:p>
      <text:p text:style-name="P33">variable = $(temp) more</text:p>
      <text:p text:style-name="Text_20_body">(разумеется, на самом деле, никакой переменной <text:span text:style-name="Source_20_Text">temp</text:span> не создается). Важность этого становится понятной при рассмотрении более сложных случаев, когда "старое" значение переменной содержит ссылки на другие переменные. Рассмотрим типичный пример: </text:p>
      <text:p text:style-name="Preformatted_20_Text">CFLAGS = $(includes) -O</text:p>
      <text:p text:style-name="Preformatted_20_Text">...</text:p>
      <text:p text:style-name="P33">CFLAGS += -pg # enable profiling</text:p>
      <text:p text:style-name="Text_20_body">В первой строке этого примера определяется переменная <text:span text:style-name="Source_20_Text">CFLAGS</text:span>, которая содержит ссылку на другую переменную с именем <text:span text:style-name="Source_20_Text">includes</text:span>. (переменная <text:span text:style-name="Source_20_Text">CFLAGS</text:span> используется в неявных правилах для компиляции программ на языке Си; смотрите раздел <text:a xlink:type="simple" xlink:href="http://linux.yaroslavl.ru/docs/prog/gnu_make_3-79_russian_manual.html#SEC95" text:style-name="Internet_20_link" text:visited-style-name="Visited_20_Internet_20_Link">Перечень имеющихся неявных правил</text:a>.) Использование оператора <text:span text:style-name="Example">`='</text:span> определяет переменную <text:span text:style-name="Source_20_Text">CFLAGS</text:span> как рекурсивно вычисляемую, и, значит, выражение <text:span text:style-name="Example">`$(includes) -O'</text:span> <text:span text:style-name="Emphasis">не</text:span> будет вычисляться вв момент определения этой переменной. Таким образом, переменная <text:span text:style-name="Source_20_Text">includes</text:span> совсем не обязана к этому времени быть определена. Достаточно, чтобы она была определена к тому моменту, когда будет вычисляться значение переменной <text:span text:style-name="Source_20_Text">CFLAGS</text:span>. Если мы попробуем обойтись без оператора <text:span text:style-name="Example">`+='</text:span>, придется сделать что-нибудь, наподобие: </text:p>
      <text:p text:style-name="P33">CFLAGS := $(CFLAGS) -pg # enable profiling</text:p>
      <text:p text:style-name="Text_20_body">К сожалению, этот фрагмент работает не совсем так, как хотелось бы. Из-за использования оператора <text:span text:style-name="Example">`:='</text:span> переменная <text:span text:style-name="Source_20_Text">CFLAGS</text:span> становится упрощенно вычисляемой; это означает, что <text:span text:style-name="Source_20_Text">make</text:span> "раскроет" выражение <text:span text:style-name="Example">`$(CFLAGS) -pg'</text:span> перед тем, как присвоить его переменной. Если переменная <text:span text:style-name="Source_20_Text">includes</text:span> еще не была определена, в качестве результата "раскрытия" мы получим строку <text:span text:style-name="Example">` -O -pg'</text:span>, и последующее определение <text:span text:style-name="Example">`+='</text:span> в переменную <text:span text:style-name="Source_20_Text">CFLAGS</text:span> запишется <text:span text:style-name="Emphasis">нераскрытое</text:span> значение <text:span text:style-name="Example">`$(includes) -O -pg'</text:span>. Таким образом, мы сохраняем ссылку на переменную <text:span text:style-name="Source_20_Text">includes</text:span>. Если переменная <text:span text:style-name="Source_20_Text">includes</text:span> будет определена где-нибудь позднее, то ссылка на <text:span text:style-name="Example">`$(CFLAGS)'</text:span> будет использовать ее значение. </text:p>
      <text:h text:style-name="Heading_20_2" text:outline-level="2"><text:a xlink:type="simple" xlink:href="http://linux.yaroslavl.ru/docs/prog/gnu_make_3-79_russian_manual.html#TOC66" office:name="SEC66" text:style-name="Internet_20_link" text:visited-style-name="Visited_20_Internet_20_Link">Директива </text:a><text:a xlink:type="simple" xlink:href="http://linux.yaroslavl.ru/docs/prog/gnu_make_3-79_russian_manual.html#TOC66" office:name="SEC66" text:style-name="Internet_20_link" text:visited-style-name="Visited_20_Internet_20_Link"><text:span text:style-name="Source_20_Text">override</text:span></text:a></text:h>
      <text:p text:style-name="Text_20_body"><text:bookmark text:name="IDX467"/><text:bookmark text:name="IDX468"/><text:bookmark text:name="IDX469"/>Если переменная была установлена при помощи командной строки (смотрите раздел <text:a xlink:type="simple" xlink:href="http://linux.yaroslavl.ru/docs/prog/gnu_make_3-79_russian_manual.html#SEC90" text:style-name="Internet_20_link" text:visited-style-name="Visited_20_Internet_20_Link">"Перекрытие" переменных</text:a>), то "обычное" присваивание ей нового значения внутри make-файла игнорируется. Если вы все-таки хотите присвоить подобной переменной новое значение, нужно использовать директиву <text:span text:style-name="Source_20_Text">override</text:span>, выглядящую следующим образом: </text:p>
      <text:p text:style-name="P33">override <text:span text:style-name="Variable">переменная</text:span> = <text:span text:style-name="Variable">значение</text:span></text:p>
      <text:p text:style-name="Text_20_body">или </text:p>
      <text:p text:style-name="P33"><text:soft-page-break/>override <text:span text:style-name="Variable">переменная</text:span> := <text:span text:style-name="Variable">значение</text:span></text:p>
      <text:p text:style-name="Text_20_body">При добавлении текста к переменной, определенной через командную строку, используйте конструкцию: </text:p>
      <text:p text:style-name="P33">override <text:span text:style-name="Variable">переменная</text:span> += <text:span text:style-name="Variable">добавляемый-текст</text:span></text:p>
      <text:p text:style-name="Text_20_body">Смотрите раздел <text:a xlink:type="simple" xlink:href="http://linux.yaroslavl.ru/docs/prog/gnu_make_3-79_russian_manual.html#SEC65" text:style-name="Internet_20_link" text:visited-style-name="Visited_20_Internet_20_Link">Добавление текста к переменной</text:a>. </text:p>
      <text:p text:style-name="Text_20_body">Разумеется, директива <text:span text:style-name="Source_20_Text">override</text:span> была придумана не для "экскалации войны" между make-файлом и параметрами командной строки. Идея заключалась в том, чтобы дать возможность изменять или дополнять передаваемые пользователем в командной строке значения. </text:p>
      <text:p text:style-name="Text_20_body">Предположим, вы хотите, чтобы компилятор Си всегда запускался с опцией <text:span text:style-name="Example">`-g'</text:span> и, в то же время, хотели бы дать пользователю возможность самостоятельно указать необходимые опции компиляции. Это можно сделать с помощью директивы <text:span text:style-name="Source_20_Text">override</text:span>: </text:p>
      <text:p text:style-name="P33">override CFLAGS += -g</text:p>
      <text:p text:style-name="Text_20_body">Директиву <text:span text:style-name="Source_20_Text">override</text:span> можно также использовать совместно с директивой <text:span text:style-name="Source_20_Text">define</text:span>. Выглядит это аналогично: </text:p>
      <text:p text:style-name="Preformatted_20_Text">override define foo</text:p>
      <text:p text:style-name="Preformatted_20_Text">bar</text:p>
      <text:p text:style-name="P33">endef</text:p>
      <text:p text:style-name="Text_20_body">Смотрите следующий раздел, где описана работы директивы <text:span text:style-name="Source_20_Text">define</text:span>. </text:p>
      <text:h text:style-name="Heading_20_2" text:outline-level="2"><text:a xlink:type="simple" xlink:href="http://linux.yaroslavl.ru/docs/prog/gnu_make_3-79_russian_manual.html#TOC67" office:name="SEC67" text:style-name="Internet_20_link" text:visited-style-name="Visited_20_Internet_20_Link">Многострочные переменные</text:a></text:h>
      <text:p text:style-name="Text_20_body"><text:bookmark text:name="IDX470"/><text:bookmark text:name="IDX471"/><text:bookmark text:name="IDX472"/><text:bookmark text:name="IDX473"/><text:bookmark text:name="IDX474"/>Другой способ установки значения переменной - использование директивы <text:span text:style-name="Source_20_Text">define</text:span>. Эта директива имеет несколько необычный синтаксис, позволяющий включать в ее значение символы перевода строки. С ее помощью удобно определять именованные командные последовательности (смотрите раздел <text:a xlink:type="simple" xlink:href="http://linux.yaroslavl.ru/docs/prog/gnu_make_3-79_russian_manual.html#SEC55" text:style-name="Internet_20_link" text:visited-style-name="Visited_20_Internet_20_Link">Именованные командные последовательности</text:a>). </text:p>
      <text:p text:style-name="Text_20_body">На первой строке находится только название директивы (<text:span text:style-name="Source_20_Text">define</text:span>), за которым следует имя переменной. Значение переменной указывается в следующих строках. Меткой конца значения переменной служит строка, содержащая единственное слово <text:span text:style-name="Source_20_Text">endef</text:span>. За исключением синтаксических различий, директива <text:span text:style-name="Source_20_Text">define</text:span> работает аналогично оператору <text:span text:style-name="Example">`='</text:span>, создавая рекурсивно вычисляемую переменную (смотрите раздел <text:a xlink:type="simple" xlink:href="http://linux.yaroslavl.ru/docs/prog/gnu_make_3-79_russian_manual.html#SEC59" text:style-name="Internet_20_link" text:visited-style-name="Visited_20_Internet_20_Link">Две разновидности переменных</text:a>). Имя этой переменной может содержать функции и ссылки на другие переменные, которые будут "вычислены" в момент чтения директивы <text:span text:style-name="Source_20_Text">define</text:span> для нахождения действительного имени определяемой переменной. </text:p>
      <text:p text:style-name="Preformatted_20_Text">define two-lines</text:p>
      <text:p text:style-name="Preformatted_20_Text">echo foo</text:p>
      <text:p text:style-name="Preformatted_20_Text">echo $(bar)</text:p>
      <text:p text:style-name="P33">endef</text:p>
      <text:p text:style-name="Text_20_body">При использовании обычного оператора присваивания, значение переменной не может содержать символов перевода строки. При использовании же директивы <text:span text:style-name="Source_20_Text">define</text:span>, символы перевода строки (за исключением символа, находящегося перед строкой с <text:span text:style-name="Source_20_Text">endef</text:span>) становятся частью значения переменной. </text:p>
      <text:p text:style-name="Text_20_body">Предыдущий пример функционально подобен: </text:p>
      <text:p text:style-name="P33">two-lines = echo foo; echo $(bar)</text:p>
      <text:p text:style-name="Text_20_body">поскольку две команды, разделенные точкой с запятой работают во многом также, как и две отдельные команды. Заметьте, однако, что для команд, расположенных в двух отдельных строках, <text:span text:style-name="Source_20_Text">make</text:span> будет <text:soft-page-break/>вызывать командный интерпретатор дважды, запуская каждую команду в своей отдельной копии интерпретатора. Смотрите раздел <text:a xlink:type="simple" xlink:href="http://linux.yaroslavl.ru/docs/prog/gnu_make_3-79_russian_manual.html#SEC46" text:style-name="Internet_20_link" text:visited-style-name="Visited_20_Internet_20_Link">Исполнение команд</text:a>. </text:p>
      <text:p text:style-name="Text_20_body">Для переменных, определенных при помощи <text:span text:style-name="Source_20_Text">define</text:span>, также может использоваться директива <text:span text:style-name="Source_20_Text">override</text:span>. Как обычно, при ее использовании, определение переменной внутри make-файла будет иметь "приоритет" перед определением этой же переменной из командной строки: </text:p>
      <text:p text:style-name="Preformatted_20_Text">override define two-lines</text:p>
      <text:p text:style-name="Preformatted_20_Text">foo</text:p>
      <text:p text:style-name="Preformatted_20_Text">$(bar)</text:p>
      <text:p text:style-name="P33">endef</text:p>
      <text:p text:style-name="Text_20_body">Смотрите раздел <text:a xlink:type="simple" xlink:href="http://linux.yaroslavl.ru/docs/prog/gnu_make_3-79_russian_manual.html#SEC66" text:style-name="Internet_20_link" text:visited-style-name="Visited_20_Internet_20_Link">Директива </text:a><text:a xlink:type="simple" xlink:href="http://linux.yaroslavl.ru/docs/prog/gnu_make_3-79_russian_manual.html#SEC66" text:style-name="Internet_20_link" text:visited-style-name="Visited_20_Internet_20_Link"><text:span text:style-name="Source_20_Text">override</text:span></text:a>. </text:p>
      <text:h text:style-name="Heading_20_2" text:outline-level="2"><text:a xlink:type="simple" xlink:href="http://linux.yaroslavl.ru/docs/prog/gnu_make_3-79_russian_manual.html#TOC68" office:name="SEC68" text:style-name="Internet_20_link" text:visited-style-name="Visited_20_Internet_20_Link">Переменные из операционного окружения (environment)</text:a></text:h>
      <text:p text:style-name="Text_20_body"><text:bookmark text:name="IDX475"/><text:bookmark text:name="IDX476"/>Переменные в <text:span text:style-name="Source_20_Text">make</text:span> могут "приходить" из программного окружения (environment), в котором <text:span text:style-name="Source_20_Text">make</text:span> была запущена. Каждая переменная среды (environment variable), видимая для <text:span text:style-name="Source_20_Text">make</text:span>, преобразуется в соответствующую переменную <text:span text:style-name="Source_20_Text">make</text:span> с таким же именем и значением. Однако, явное определение такой же переменной внутри make-файла или через командную строку, "перекроет" значение, полученное из операционной среды. (При наличии опции <text:span text:style-name="Example">`-e'</text:span>, значения из переменных среды будут иметь "приоритет" перед значениями, определенными в make-файле. Смотрите раздел <text:a xlink:type="simple" xlink:href="http://linux.yaroslavl.ru/docs/prog/gnu_make_3-79_russian_manual.html#SEC92" text:style-name="Internet_20_link" text:visited-style-name="Visited_20_Internet_20_Link">Обзор опций</text:a>. Но мы не рекомендуем использовать такую практику.) </text:p>
      <text:p text:style-name="Text_20_body">Таким образом, установив, например, переменную среды <text:span text:style-name="Source_20_Text">CFLAGS</text:span>, вы заставите большинство make-файлов запускать компилятор Си с указанными вами опциями. Такая методика относительно безопасна для переменных со стандартными или общепринятыми значениями, поскольку вряд-ли make-файлы будут использовать такие переменные для каких-либо других целей. (Разумеется, стропроцентной гарантии надежности здесь дать нельзя; например, некоторые make-файлы самостоятельно устанавливают переменную <text:span text:style-name="Source_20_Text">CFLAGS</text:span> и, таким образом, не зависят от значения соответствующей переменной среды.) </text:p>
      <text:p text:style-name="Text_20_body">При рекурсивном вызове <text:span text:style-name="Source_20_Text">make</text:span>, переменные, определенные на "верхних уровнях" могут быть переданы на "нижние уровни" через операционное окружение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По умолчанию, через операционную среду будут передаваться только переменные, которые были "первоначально" в ней определены, а также переменные, определенные с помощью командной строки. Для передачи через операционную среду любых других переменных, следует использовать директиву <text:span text:style-name="Source_20_Text">export</text:span>. Смотрите раздел <text:a xlink:type="simple" xlink:href="http://linux.yaroslavl.ru/docs/prog/gnu_make_3-79_russian_manual.html#SEC52" text:style-name="Internet_20_link" text:visited-style-name="Visited_20_Internet_20_Link">Связь с </text:a><text:a xlink:type="simple" xlink:href="http://linux.yaroslavl.ru/docs/prog/gnu_make_3-79_russian_manual.html#SEC52" text:style-name="Internet_20_link" text:visited-style-name="Visited_20_Internet_20_Link"><text:span text:style-name="Source_20_Text">make</text:span></text:a><text:a xlink:type="simple" xlink:href="http://linux.yaroslavl.ru/docs/prog/gnu_make_3-79_russian_manual.html#SEC52" text:style-name="Internet_20_link" text:visited-style-name="Visited_20_Internet_20_Link"> "нижнего уровня" через переменные</text:a>, где обсуждается этот вопрос. </text:p>
      <text:p text:style-name="Text_20_body">Использовать переменные среды для других целей мы не рекомендуем. Плохо, если поведение make-файлов будет зависеть от значения (неподконтрольных им) переменных среды; это может привести к тому, что один и тот же make-файл у разных пользователей будет работать по-разному, выдавая разные результаты. Это противоречило бы самой идее make-файлов. </text:p>
      <text:p text:style-name="Text_20_body">Скорее всего, такие проблемы возникли бы и с переменной <text:span text:style-name="Source_20_Text">SHELL</text:span>, которая обычно присутствует в операционной среде для указания выбранной пользователем командной оболочки. Было бы очень нежелательно, чтобы этот выбор пользователя влиял на работу <text:span text:style-name="Source_20_Text">make</text:span>. Поэтому <text:span text:style-name="Source_20_Text">make</text:span> игнорирует значение переменной среды <text:span text:style-name="Source_20_Text">SHELL</text:span> (за исключением случаев, когда она работает в операционных системах MS-DOS и MS-Windows, где переменная <text:span text:style-name="Source_20_Text">SHELL</text:span> , как правило, не устанавливается. Смотрите раздел <text:a xlink:type="simple" xlink:href="http://linux.yaroslavl.ru/docs/prog/gnu_make_3-79_russian_manual.html#SEC46" text:style-name="Internet_20_link" text:visited-style-name="Visited_20_Internet_20_Link">Исполнение команд</text:a>.) </text:p>
      <text:h text:style-name="Heading_20_2" text:outline-level="2"><text:soft-page-break/><text:a xlink:type="simple" xlink:href="http://linux.yaroslavl.ru/docs/prog/gnu_make_3-79_russian_manual.html#TOC69" office:name="SEC69" text:style-name="Internet_20_link" text:visited-style-name="Visited_20_Internet_20_Link">Целе-зависимые (target-specific) значения переменных</text:a></text:h>
      <text:p text:style-name="Text_20_body"><text:bookmark text:name="IDX477"/><text:bookmark text:name="IDX478"/>Значения переменных в <text:span text:style-name="Source_20_Text">make</text:span> обычно являются глобальными; другими словами, они одинаковы - в каком бы месте make-файла они ни вычислялись. Одно из исключений - автоматические переменные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Другое исключение - это <text:span text:style-name="Strong_20_Emphasis">целе-зависимые значения переменных (target-specific variable values)</text:span>. С их помощью вы можете задать для одной и той же переменной разные значения в зависимости от того, какую цель в данный момент обновляет <text:span text:style-name="Source_20_Text">make</text:span>. Так же как и автоматические переменные, эти значения доступны только в контексте выполняемых для обновления цели команд (а также других целе-зависимых операторов присваивания). </text:p>
      <text:p text:style-name="Text_20_body">Целе-зависимые значения переменных устанавливаются с помощью конструкции вида: </text:p>
      <text:p text:style-name="P33"><text:span text:style-name="Variable">цель</text:span> ... : <text:span text:style-name="Variable">присваивание-переменной</text:span></text:p>
      <text:p text:style-name="Text_20_body">или: </text:p>
      <text:p text:style-name="P33"><text:span text:style-name="Variable">цель</text:span> ... : override <text:span text:style-name="Variable">присваивание-переменной</text:span></text:p>
      <text:p text:style-name="Text_20_body">При указании сразу нескольких <text:span text:style-name="Variable">целей</text:span>, для каждой из них создается свое отдельное целе-зависимое значение. </text:p>
      <text:p text:style-name="Text_20_body"><text:span text:style-name="Variable">Присваивание-переменной</text:span> может быть любой допустимой формой оператора присваивания; рекурсивной (<text:span text:style-name="Example">`='</text:span>), статической (<text:span text:style-name="Example">`:='</text:span>), дополняющей (<text:span text:style-name="Example">`+='</text:span>), или условной (<text:span text:style-name="Example">`?='</text:span>). Все переменные, участвующие в <text:span text:style-name="Variable">присваивании-переменной</text:span>, вычисляются "в контексте" указанных целей: таким образом, все ранее определенные для этих целей целе-зависимые переменные будут здесь доступны. Обратите внимание, что целе-зависимые значения переменных не обязательно должны принадлежать к одной разновидности (рекурсивно вычисляемые или упрощенно вычисляемые). </text:p>
      <text:p text:style-name="Text_20_body">Целе-зависимые переменные имеют такой же приоритет как и любые другие переменные make-файла; переменные, определенные через командную строку (или "взятые" из переменных среды при наличии опции <text:span text:style-name="Example">`-e'</text:span>) будут иметь перед ними "приоритет". По-прежнему, использование директивы <text:span text:style-name="Source_20_Text">override</text:span> позволит целе-зависимой переменной избежать "перекрытия". </text:p>
      <text:p text:style-name="Text_20_body">Одна из особенностей целе-зависимых переменных заключается в следующем: когда вы определили целе-зависимую переменную, ее значение также будет "видно" для всех пререквизитов данной цели (конечно, если для пререквизитов не определены свои собственные целе-зависимые переменные). Так, например, в следующем выражении: </text:p>
      <text:p text:style-name="Preformatted_20_Text">prog : CFLAGS = -g</text:p>
      <text:p text:style-name="P33">prog : prog.o foo.o bar.o</text:p>
      <text:p text:style-name="Text_20_body">переменная <text:span text:style-name="Source_20_Text">CFLAGS</text:span> будет иметь значение <text:span text:style-name="Example">`-g'</text:span> во всех командах, выполняемых для цели <text:span text:style-name="Teletype">`prog'</text:span>, а также (обратите внимание!) для целей <text:span text:style-name="Teletype">`prog.o'</text:span>, <text:span text:style-name="Teletype">`foo.o'</text:span>, <text:span text:style-name="Teletype">`bar.o'</text:span>, и всех их пререквизитов. </text:p>
      <text:h text:style-name="Heading_20_2" text:outline-level="2"><text:a xlink:type="simple" xlink:href="http://linux.yaroslavl.ru/docs/prog/gnu_make_3-79_russian_manual.html#TOC70" office:name="SEC70" text:style-name="Internet_20_link" text:visited-style-name="Visited_20_Internet_20_Link">Шаблонно-зависимые (pattern-specific) значения переменных</text:a></text:h>
      <text:p text:style-name="Text_20_body"><text:bookmark text:name="IDX479"/><text:bookmark text:name="IDX480"/>В дополнении к целе-зависимым значениям переменных (смотрите раздел <text:a xlink:type="simple" xlink:href="http://linux.yaroslavl.ru/docs/prog/gnu_make_3-79_russian_manual.html#SEC69" text:style-name="Internet_20_link" text:visited-style-name="Visited_20_Internet_20_Link">Целе-зависимые значения переменных</text:a>), GNU <text:span text:style-name="Source_20_Text">make</text:span> поддерживает шаблонно-зависимые значения переменных. Эти переменные считается определенными для всех целей, подходящих под указанный шаблон. Определенные таким образом переменные "принимаются в рассчет" после целе-зависимых переменных, явно определенных для рассматриваемой цели но до того, как будут рассмотрены целе-зависимые переменные "родительских" целей. </text:p>
      <text:p text:style-name="Text_20_body">Шаблонно-зависимые переменные устанавливаются с помощью конструкции вида: </text:p>
      <text:p text:style-name="P33"><text:soft-page-break/><text:span text:style-name="Variable">шаблон</text:span> ... : <text:span text:style-name="Variable">присваивание-переменной</text:span></text:p>
      <text:p text:style-name="Text_20_body">или: </text:p>
      <text:p text:style-name="P33"><text:span text:style-name="Variable">шаблон</text:span> ... : override <text:span text:style-name="Variable">присваивание-переменной</text:span></text:p>
      <text:p text:style-name="Text_20_body">где <text:span text:style-name="Variable">шаблон</text:span> представляет собой шаблон с символом <text:span text:style-name="Source_20_Text">'%'</text:span>. Подобно случаю задания целе-зависимых переменных, при указании сразу нескольких <text:span text:style-name="Variable">шаблонов</text:span>, для каждого из них создается отдельный экземпляр шаблонного-зависимого значения. <text:span text:style-name="Variable">Присваивание-переменной</text:span> может быть любой допустимой формой оператора присваивания. Как обычно, переменные, определенные через командную строку будут иметь "приоритет" если только не использовать директиву <text:span text:style-name="Source_20_Text">override</text:span>. </text:p>
      <text:p text:style-name="Text_20_body">В следующем примере: </text:p>
      <text:p text:style-name="P33">%.o : CFLAGS = -O</text:p>
      <text:p text:style-name="Text_20_body">переменной <text:span text:style-name="Source_20_Text">CFLAGS</text:span> будет присвоено значение <text:span text:style-name="Example">`-O'</text:span> при обработке всех целей, удовлетворяющих шаблону <text:span text:style-name="Source_20_Text">%.o</text:span>. </text:p>
      <text:h text:style-name="Heading_20_1" text:outline-level="1"><text:a xlink:type="simple" xlink:href="http://linux.yaroslavl.ru/docs/prog/gnu_make_3-79_russian_manual.html#TOC71" office:name="SEC71" text:style-name="Internet_20_link" text:visited-style-name="Visited_20_Internet_20_Link">Условные части (conditional parts) make-файла</text:a></text:h>
      <text:p text:style-name="Text_20_body"><text:bookmark text:name="IDX481"/><text:span text:style-name="Strong_20_Emphasis">Условная конструкция (conditional)</text:span> заставляет <text:span text:style-name="Source_20_Text">make</text:span> обрабатывать или игнорировать часть make-файла в зависимости от значения некоторых переменных. В качестве условия может использоваться сравнение двух переменных или сравнение переменной с константной строкой. Условные конструкции управляют тем, "каким" <text:span text:style-name="Source_20_Text">make</text:span> "увидит" обрабатываемый make-файл, и, поэтому, их <text:span text:style-name="Emphasis">нельзя</text:span> использовать для управления командами оболочки во время их исполнения. </text:p>
      <text:h text:style-name="Heading_20_2" text:outline-level="2"><text:a xlink:type="simple" xlink:href="http://linux.yaroslavl.ru/docs/prog/gnu_make_3-79_russian_manual.html#TOC72" office:name="SEC72" text:style-name="Internet_20_link" text:visited-style-name="Visited_20_Internet_20_Link">Пример условной конструкции</text:a></text:h>
      <text:p text:style-name="Text_20_body">В следующем примере, условная конструкция инструктирует <text:span text:style-name="Source_20_Text">make</text:span> использовать разные наборы библиотек в зависимости от того, имеет ли переменная <text:span text:style-name="Source_20_Text">CC</text:span> значение <text:span text:style-name="Example">`gcc'</text:span> или нет. Условная конструкция работает, управляя тем, какая из двух командных строк будет использоваться в качестве команды правила. В результате, при запуске <text:span text:style-name="Source_20_Text">make</text:span> с параметром <text:span text:style-name="Example">`CC=gcc'</text:span> произойдет не только изменение используемого компилятора, но и изменение набора библиотек, с которыми будет компоноваться собираемая программа. </text:p>
      <text:p text:style-name="Preformatted_20_Text">libs_for_gcc = -lgnu</text:p>
      <text:p text:style-name="Preformatted_20_Text">normal_libs =</text:p>
      <text:p text:style-name="Preformatted_20_Text"/>
      <text:p text:style-name="Preformatted_20_Text">foo: $(objects)</text:p>
      <text:p text:style-name="Preformatted_20_Text">ifeq ($(CC),gcc)</text:p>
      <text:p text:style-name="Preformatted_20_Text"><text:s text:c="8"/>$(CC) -o foo $(objects) $(libs_for_gcc)</text:p>
      <text:p text:style-name="Preformatted_20_Text">else</text:p>
      <text:p text:style-name="Preformatted_20_Text"><text:s text:c="8"/>$(CC) -o foo $(objects) $(normal_libs)</text:p>
      <text:p text:style-name="P33">endif</text:p>
      <text:p text:style-name="Text_20_body">В этой условной конструкции используется три директивы: <text:span text:style-name="Source_20_Text">ifeq</text:span>, <text:span text:style-name="Source_20_Text">else</text:span> и <text:span text:style-name="Source_20_Text">endif</text:span>. </text:p>
      <text:p text:style-name="Text_20_body">Директива <text:span text:style-name="Source_20_Text">ifeq</text:span> определяет начало условной конструкции и указывает само условие. Она имеет два параметра, разделенных запятой и заключенных в скобки. Эти параметры вычисляются и, затем, сравниваются. Если два параметра совпадают, строки, следующие за <text:span text:style-name="Source_20_Text">ifeq</text:span>, обрабатываются; в противном случае они игнорируются. </text:p>
      <text:p text:style-name="Text_20_body">При использовании директивы <text:span text:style-name="Source_20_Text">else</text:span>, следующие за ней строки должны быть обработаны, если условие (из директивы <text:span text:style-name="Source_20_Text">ifeq</text:span>) не выполняется. В предыдущем примере, это означает использование второй, альтернативной команды компоновки, если первая альтернатива не будет использована. Наличие директивы <text:span text:style-name="Source_20_Text">else</text:span> в условной конструкции не является обязательным. </text:p>
      <text:p text:style-name="Text_20_body"><text:soft-page-break/>Директива <text:span text:style-name="Source_20_Text">endif</text:span> завершает условную конструкцию. Следующие за этой директивой строки, относятся уже к "безусловной" части make-файла. Наличие директивы <text:span text:style-name="Source_20_Text">endif</text:span> является обязательным. </text:p>
      <text:p text:style-name="Text_20_body">Как видно из предыдущего примера, условные конструкции работают на "текстовом" уровне: отдельные строки рассматриваются как часть make-файла либо игнорируются, в зависимости от проверяемого условия. Поэтому, более крупные синтаксические элементы (например, правила) могут пересекать "границы" условной конструкции. </text:p>
      <text:p text:style-name="Text_20_body">Если переменная <text:span text:style-name="Source_20_Text">CC</text:span> будет содержать значение <text:span text:style-name="Example">`gcc'</text:span>, то приведенный выше пример будет работать как: </text:p>
      <text:p text:style-name="Preformatted_20_Text">foo: $(objects)</text:p>
      <text:p text:style-name="P33"><text:s text:c="8"/>$(CC) -o foo $(objects) $(libs_for_gcc)</text:p>
      <text:p text:style-name="Text_20_body">При любом другом значении переменной <text:span text:style-name="Source_20_Text">CC</text:span>, тот же пример будет работать как: </text:p>
      <text:p text:style-name="Preformatted_20_Text">foo: $(objects)</text:p>
      <text:p text:style-name="P33"><text:s text:c="8"/>$(CC) -o foo $(objects) $(normal_libs)</text:p>
      <text:p text:style-name="Text_20_body">Аналогичного результата можно добиться, заключив оператор присваивания переменной нужного значения в условную конструкцию, и, затем, использовать эту переменную "безусловно": </text:p>
      <text:p text:style-name="Preformatted_20_Text">libs_for_gcc = -lgnu</text:p>
      <text:p text:style-name="Preformatted_20_Text">normal_libs =</text:p>
      <text:p text:style-name="Preformatted_20_Text"/>
      <text:p text:style-name="Preformatted_20_Text">ifeq ($(CC),gcc)</text:p>
      <text:p text:style-name="Preformatted_20_Text"><text:s text:c="2"/>libs=$(libs_for_gcc)</text:p>
      <text:p text:style-name="Preformatted_20_Text">else</text:p>
      <text:p text:style-name="Preformatted_20_Text"><text:s text:c="2"/>libs=$(normal_libs)</text:p>
      <text:p text:style-name="Preformatted_20_Text">endif</text:p>
      <text:p text:style-name="Preformatted_20_Text"/>
      <text:p text:style-name="Preformatted_20_Text">foo: $(objects)</text:p>
      <text:p text:style-name="P33"><text:s text:c="8"/>$(CC) -o foo $(objects) $(libs)</text:p>
      <text:h text:style-name="Heading_20_2" text:outline-level="2"><text:a xlink:type="simple" xlink:href="http://linux.yaroslavl.ru/docs/prog/gnu_make_3-79_russian_manual.html#TOC73" office:name="SEC73" text:style-name="Internet_20_link" text:visited-style-name="Visited_20_Internet_20_Link">Синтаксис условных конструкций</text:a></text:h>
      <text:p text:style-name="Text_20_body"><text:bookmark text:name="IDX482"/><text:bookmark text:name="IDX483"/><text:bookmark text:name="IDX484"/><text:bookmark text:name="IDX485"/><text:bookmark text:name="IDX486"/><text:bookmark text:name="IDX487"/>Синтаксис простой (без директивы <text:span text:style-name="Source_20_Text">else</text:span>) условной конструкции выглядит следующим образом: </text:p>
      <text:p text:style-name="Preformatted_20_Text"><text:span text:style-name="Variable">условная-директива</text:span></text:p>
      <text:p text:style-name="Preformatted_20_Text"><text:span text:style-name="Variable">фрагмент-для-выполненного-условия</text:span></text:p>
      <text:p text:style-name="P33">endif</text:p>
      <text:p text:style-name="Text_20_body"><text:span text:style-name="Variable">Фрагмент-для-выполненного-условия</text:span> представляет собой последовательность любых строк текста, которые будут рассматриваться как часть make-файла, если проверяемое условие выполняется. В противном случае, этот текст не используется. </text:p>
      <text:p text:style-name="Text_20_body">Синтаксис "сложной" условной конструкции выглядит так: </text:p>
      <text:p text:style-name="Preformatted_20_Text"><text:span text:style-name="Variable">условная-директива</text:span></text:p>
      <text:p text:style-name="Preformatted_20_Text"><text:span text:style-name="Variable">фрагмент-для-выполненного-условия</text:span></text:p>
      <text:p text:style-name="Preformatted_20_Text">else</text:p>
      <text:p text:style-name="Preformatted_20_Text"><text:span text:style-name="Variable">фрагмент-для-невыполненного-условия</text:span></text:p>
      <text:p text:style-name="P33">endif</text:p>
      <text:p text:style-name="Text_20_body">При выполнении условия, используется фрагмент <text:span text:style-name="Variable">фрагмент-для-выполненного-условия</text:span>; иначе, используется фрагмент <text:span text:style-name="Variable">фрагмент-для-невыполненного-условия</text:span>. Фрагмент <text:span text:style-name="Variable">фрагмент-для-невыполненного-условия</text:span> может содержать любое количество строк. </text:p>
      <text:p text:style-name="Text_20_body"><text:span text:style-name="Variable">Условная-директива</text:span> имеет одинаковый синтаксис как в простой, так и в сложной условной конструкции. Имеется четыре разных директивы, проверяющих разные условия. Вот они: </text:p>
      <text:p text:style-name="List_20_Heading"><text:span text:style-name="Source_20_Text">if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oft-page-break/><text:span text:style-name="Source_20_Text">if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P39">Значения параметров <text:span text:style-name="Variable">параметр1</text:span> и <text:span text:style-name="Variable">параметр2</text:span> вычисляются и сравниваются между собой. При их совпадении используется фрагмент <text:span text:style-name="Variable">фрагмент-для-выполненного-условия</text:span>; иначе используется фрагмент <text:span text:style-name="Variable">фрагмент-для-невыполненного-условия</text:span> (если он имеется). Часто возникает необходимость проверить - содержит ли переменная какое-нибудь "непустое" значение. Трудность состоит в том, что после разного рода преобразований и вычислений функций, значение, выглядящее как "пустое", будет, на самом деле, состоять из пробелов и, таким образом, не будет считаться "пустым". Для того, чтобы избежать интерпретации пробелов как непустых значений, можно воспользоваться функцией <text:span text:style-name="Source_20_Text">strip</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В следующем примере: </text:p>
      <text:p text:style-name="P36">ifeq ($(strip $(foo)),)</text:p>
      <text:p text:style-name="P36"><text:span text:style-name="Variable">фрагмент-для-случая-пустого-значения</text:span></text:p>
      <text:p text:style-name="P37">endif</text:p>
      <text:p text:style-name="List_20_Contents">фрагмент <text:span text:style-name="Variable">фрагмент-для-случая-пустого-значения</text:span> будет использован даже в том случае, если значение переменной <text:span text:style-name="Source_20_Text">$(foo)</text:span> будет состоять из пробелов. </text:p>
      <text:p text:style-name="List_20_Heading"><text:span text:style-name="Source_20_Text">ifn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n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n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n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Heading"><text:span text:style-name="Source_20_Text">ifneq '</text:span><text:span text:style-name="Source_20_Text"><text:span text:style-name="Variable">параметр1</text:span></text:span><text:span text:style-name="Source_20_Text">' "</text:span><text:span text:style-name="Source_20_Text"><text:span text:style-name="Variable">параметр2</text:span></text:span><text:span text:style-name="Source_20_Text">"</text:span> </text:p>
      <text:p text:style-name="List_20_Contents">Значения параметров <text:span text:style-name="Variable">параметр1</text:span> и <text:span text:style-name="Variable">параметр2</text:span> вычисляются и сравниваются между собой. Если они не совпадают, используется фрагмент <text:span text:style-name="Variable">фрагмент-для-выполненного-условия</text:span>; иначе используется фрагмент <text:span text:style-name="Variable">фрагмент-для-невыполненного-условия</text:span> (если он имеется). </text:p>
      <text:p text:style-name="List_20_Heading"><text:span text:style-name="Source_20_Text">ifdef </text:span><text:span text:style-name="Source_20_Text"><text:span text:style-name="Variable">имя-переменной</text:span></text:span> </text:p>
      <text:p text:style-name="P39">Если переменная <text:span text:style-name="Variable">имя-переменной</text:span> имеет непустое значение, будет использован фрагмент <text:span text:style-name="Variable">фрагмент-для-выполненного-условия</text:span>; иначе, будет использован фрагмент <text:span text:style-name="Variable">фрагмент-для-невыполненного-условия</text:span> (если таковой имеется). Переменные, которые еще не определены, рассматриваются как имеющие пустые значения. Обратите внимание, что директива <text:span text:style-name="Source_20_Text">ifdef</text:span> просто проверяет - имеет ли переменная непустое значение. Она никогда не пытается вычислить это значение и проверить - не пустое ли оно. Как следствие, проверка с помощью <text:span text:style-name="Source_20_Text">ifdef</text:span> будет возвращать "истину" для всех определений, кроме определений, подобных: <text:span text:style-name="Source_20_Text">foo =</text:span>. Для проверки "вычисленного" значения переменной, используйте конструкцию <text:span text:style-name="Source_20_Text">ifeq ($(foo),)</text:span>. В следующем примере: </text:p>
      <text:p text:style-name="P36">bar =</text:p>
      <text:p text:style-name="P36">foo = $(bar)</text:p>
      <text:p text:style-name="P36">ifdef foo</text:p>
      <text:p text:style-name="P36">frobozz = yes</text:p>
      <text:p text:style-name="P36">else</text:p>
      <text:p text:style-name="P36">frobozz = no</text:p>
      <text:p text:style-name="P37">endif</text:p>
      <text:p text:style-name="P39">переменная <text:span text:style-name="Example">`frobozz'</text:span> получит значение <text:span text:style-name="Example">`yes'</text:span>, а в примере: </text:p>
      <text:p text:style-name="P36">foo =</text:p>
      <text:p text:style-name="P36">ifdef foo</text:p>
      <text:p text:style-name="P36">frobozz = yes</text:p>
      <text:p text:style-name="P36">else</text:p>
      <text:p text:style-name="P36">frobozz = no</text:p>
      <text:p text:style-name="P37">endif</text:p>
      <text:p text:style-name="List_20_Contents">переменная <text:span text:style-name="Example">`frobozz'</text:span> будет установлена в <text:span text:style-name="Example">`no'</text:span>. </text:p>
      <text:p text:style-name="List_20_Heading"><text:span text:style-name="Source_20_Text">ifndef </text:span><text:span text:style-name="Source_20_Text"><text:span text:style-name="Variable">имя-переменной</text:span></text:span> </text:p>
      <text:p text:style-name="P39">Если переменная <text:span text:style-name="Variable">имя-переменной</text:span> имеет пустое значение, будет использован фрагмент <text:span text:style-name="Variable">фрагмент-для-выполненного-условия</text:span>; иначе, будет использован фрагмент <text:span text:style-name="Variable">фрагмент-для-невыполненного-условия</text:span> (если такой фрагмент имеется). </text:p>
      <text:p text:style-name="Text_20_body"><text:soft-page-break/>В начале строки с условной директивой могут находится пробелы (которые игнорируются) но не символ табуляции. (При наличии символа табуляции такая строка рассматривалась бы как команда правила.) За этим маленьким исключением, пробелы и символы табуляции могут свободно использоваться в любом месте строки с условной директивой (только, разумеется, не внутри имени самой директивы и не внутри аргументов). В конце строки может располагаться комментарий, начало которого обозначается символом <text:span text:style-name="Example">`#'</text:span>. </text:p>
      <text:p text:style-name="Text_20_body">Две другие директивы, используемые в условных конструкциях - это директивы <text:span text:style-name="Source_20_Text">else</text:span> и <text:span text:style-name="Source_20_Text">endif</text:span>. Каждая из этих директив записывается в одно слово и не имеет параметров. В начале строк с этими директивами, могут находится дополнительные пробелы (которые будут игнорированы), а в конце строк - пробелы и символы табуляции (которые также будут игнорированы). В конце таких строк может располагаться комментарий, начало которого обозначается символом <text:span text:style-name="Example">`#'</text:span>. </text:p>
      <text:p text:style-name="Text_20_body">Условные конструкции влияют на то, какие строки make-файла в действительности будет использовать <text:span text:style-name="Source_20_Text">make</text:span>. При выполнении указаного условия, <text:span text:style-name="Source_20_Text">make</text:span> будет рассматривать строки <text:span text:style-name="Variable">фрагмент-для-выполненного-условия</text:span> как часть make-файла; при невыполнении условия, эти строки будут игнорироваться. Вследствие этого, синтаксические единицы make-файла (такие как правила) вполне могут пересекать границы условной конструкции. </text:p>
      <text:p text:style-name="Text_20_body">Условия, указанные в условных конструкциях, вычисляются в момент чтения make-файла. Как следствие, в качестве условий не может использоваться проверка автоматических переменных, поскольку они являются неопределенными до момента запуска команд правила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Во избежании неприятных конфузов, не разрешается "начинать" условную конструкцию в одном make-файле и "заканчивать" ее в другом. Однако, внутри условной конструкции вы можете использовать директиву <text:span text:style-name="Source_20_Text">include</text:span> (при условии, что включаемый make-файл не будет пытаться "завершить" эту условную конструкцию). </text:p>
      <text:h text:style-name="Heading_20_2" text:outline-level="2"><text:a xlink:type="simple" xlink:href="http://linux.yaroslavl.ru/docs/prog/gnu_make_3-79_russian_manual.html#TOC74" office:name="SEC74" text:style-name="Internet_20_link" text:visited-style-name="Visited_20_Internet_20_Link">Проверка опций запуска </text:a><text:a xlink:type="simple" xlink:href="http://linux.yaroslavl.ru/docs/prog/gnu_make_3-79_russian_manual.html#TOC74" office:name="SEC74" text:style-name="Internet_20_link" text:visited-style-name="Visited_20_Internet_20_Link"><text:span text:style-name="Source_20_Text">make</text:span></text:a><text:a xlink:type="simple" xlink:href="http://linux.yaroslavl.ru/docs/prog/gnu_make_3-79_russian_manual.html#TOC74" office:name="SEC74" text:style-name="Internet_20_link" text:visited-style-name="Visited_20_Internet_20_Link"> в условных конструкциях</text:a></text:h>
      <text:p text:style-name="Text_20_body">Вы можете написать условную конструкцию, проверяющую наличие определенных опций (например, <text:span text:style-name="Example">`-t'</text:span>), указанных при запуске <text:span text:style-name="Source_20_Text">make</text:span>. Это можно сделать, используя переменную <text:span text:style-name="Source_20_Text">MAKEFLAGS</text:span> совместно с функцией <text:span text:style-name="Source_20_Text">findstring</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Необходимость в этом может возникнуть, например, в ситуации, когда одного лишь использования команды <text:span text:style-name="Source_20_Text">touch</text:span> недостаточно для обновления файла. </text:p>
      <text:p text:style-name="Text_20_body">Функция <text:span text:style-name="Source_20_Text">findstring</text:span> определяет, входит ли одна строка в другую в качестве подстроки. Если, например, вы хотите проверить наличие опции <text:span text:style-name="Example">`-t'</text:span>, используйте <text:span text:style-name="Example">`t'</text:span> как первую строку (первый параметр функции), а переменную <text:span text:style-name="Source_20_Text">MAKEFLAGS</text:span> - как другую строку (второй параметр функцции). </text:p>
      <text:p text:style-name="Text_20_body">В следующем примере, в качестве завершающего шага пометки архивного файла как "обновленного", используется команда <text:span text:style-name="Example">`ranlib -t'</text:span>: </text:p>
      <text:p text:style-name="Preformatted_20_Text">archive.a: ...</text:p>
      <text:p text:style-name="Preformatted_20_Text">ifneq (,$(findstring t,$(MAKEFLAGS)))</text:p>
      <text:p text:style-name="Preformatted_20_Text"><text:s text:c="8"/>+touch archive.a</text:p>
      <text:p text:style-name="Preformatted_20_Text"><text:s text:c="8"/>+ranlib -t archive.a</text:p>
      <text:p text:style-name="Preformatted_20_Text">else</text:p>
      <text:p text:style-name="Preformatted_20_Text"><text:s text:c="8"/>ranlib archive.a</text:p>
      <text:p text:style-name="P33">endif</text:p>
      <text:p text:style-name="Text_20_body">Префикс <text:span text:style-name="Example">`+'</text:span> помечает командные строки как "рекурсивные". Эти команды будут выполняться даже при наличии опции <text:span text:style-name="Example">`-t'</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h text:style-name="Heading_20_1" text:outline-level="1"><text:soft-page-break/><text:a xlink:type="simple" xlink:href="http://linux.yaroslavl.ru/docs/prog/gnu_make_3-79_russian_manual.html#TOC75" office:name="SEC75" text:style-name="Internet_20_link" text:visited-style-name="Visited_20_Internet_20_Link">Функции преобразования текста</text:a></text:h>
      <text:p text:style-name="Text_20_body"><text:bookmark text:name="IDX488"/>С помощью <text:span text:style-name="Strong_20_Emphasis">функций</text:span>, вы можете производить в make-файле некоторую текстовую обработку, определяя с ее помощью имена обрабатываемых файлов или используемые команды. При <text:span text:style-name="Strong_20_Emphasis">вызове функции</text:span>, вы указываете ее имя и некоторый текст (<text:span text:style-name="Strong_20_Emphasis">параметры</text:span>), который будет обрабатываться этой функцией. Результат работы функции будет "подставлен" в make-файл на месте ее вызова (подобно тому, как вместо ссылки на переменную подставляется ее значение). </text:p>
      <text:h text:style-name="Heading_20_2" text:outline-level="2"><text:a xlink:type="simple" xlink:href="http://linux.yaroslavl.ru/docs/prog/gnu_make_3-79_russian_manual.html#TOC76" office:name="SEC76" text:style-name="Internet_20_link" text:visited-style-name="Visited_20_Internet_20_Link">Синтаксис вызова функций</text:a></text:h>
      <text:p text:style-name="Text_20_body"><text:bookmark text:name="IDX489"/><text:bookmark text:name="IDX490"/><text:bookmark text:name="IDX491"/><text:bookmark text:name="IDX492"/>Вызов функции внешне напоминает ссылку на переменную. Он выглядит так: </text:p>
      <text:p text:style-name="P33">$(<text:span text:style-name="Variable">функция</text:span> <text:span text:style-name="Variable">параметры</text:span>)</text:p>
      <text:p text:style-name="Text_20_body">или так: </text:p>
      <text:p text:style-name="P33">${<text:span text:style-name="Variable">функция</text:span> <text:span text:style-name="Variable">параметры</text:span>}</text:p>
      <text:p text:style-name="Text_20_body">Здесь <text:span text:style-name="Variable">функция</text:span> является именем функции. В <text:span text:style-name="Source_20_Text">make</text:span> имеется некоторое количество "встроенных" функций. С помощью встроенной функции <text:span text:style-name="Source_20_Text">call</text:span> вы можете определить свою собственную функцию. </text:p>
      <text:p text:style-name="Text_20_body"><text:span text:style-name="Variable">Параметры</text:span> являются параметрами функции. От имени функции они отделяются одним или несколькими пробелами или символами табуляции. При наличии нескольких параметров, они отделяются друг от друга запятыми. Такие пробелы и запятые не рассматриваются как часть значения параметра. Разделители, которые вы использовали для обозначения вызова функции (круглые или фигурные скобки), могут появляться в аргументах только "попарно"; другие символы разделителей могут появляться и поодиночке. Если аргументы сами, в свою очередь, содержат ссылки на другие функции или переменные, для всех ссылок рекомендуется использовать один и тот же вид разделителей; то есть, например, писать <text:span text:style-name="Example">`$(subst a,b,$(x))'</text:span>, а не <text:span text:style-name="Example">`$(subst a,b,${x})'</text:span>. Такая запись является не только более ясной, но и более "простой" для <text:span text:style-name="Source_20_Text">make</text:span> (только один вид разделителей используется при поиске конца ссылки). </text:p>
      <text:p text:style-name="Text_20_body">Перед тем, как аргумент будет передан для обработки в функцию, вычисляются все содержащиеся в нем ссылки на переменные и функции. Обработка аргументов производится в том порядке, как они перечислены. </text:p>
      <text:p text:style-name="Text_20_body">Запятые и непарные скобки не могут "явным" образом появляться в аргументах функции; нельзя также "явным" образом указать наличии ведущих пробелов в первом параметре функции. Однако, эти символы могут быть вставлены в аргумент с помощью ссылки на переменные. Это можно сделать, определив, например, переменные <text:span text:style-name="Source_20_Text">comma</text:span> и <text:span text:style-name="Source_20_Text">space</text:span>, значениями которых будут, соответственно, одиночные символы запятой и пробела. Далее, значения этих переменных могут быть подставлены в любое место аргументов, где требуется наличие соответствующего символа. Например: </text:p>
      <text:p text:style-name="Preformatted_20_Text">comma:= ,</text:p>
      <text:p text:style-name="Preformatted_20_Text">empty:=</text:p>
      <text:p text:style-name="Preformatted_20_Text">space:= $(empty) $(empty)</text:p>
      <text:p text:style-name="Preformatted_20_Text">foo:= a b c</text:p>
      <text:p text:style-name="Preformatted_20_Text">bar:= $(subst $(space),$(comma),$(foo))</text:p>
      <text:p text:style-name="P33"># bar is now `a,b,c'.</text:p>
      <text:p text:style-name="Text_20_body">Здесь, с помощью функции <text:span text:style-name="Source_20_Text">subst</text:span>, каждый символ пробела, содержащийся в переменной <text:span text:style-name="Source_20_Text">foo</text:span>, заменяется на символ запятой. </text:p>
      <text:h text:style-name="Heading_20_2" text:outline-level="2"><text:a xlink:type="simple" xlink:href="http://linux.yaroslavl.ru/docs/prog/gnu_make_3-79_russian_manual.html#TOC77" office:name="SEC77" text:style-name="Internet_20_link" text:visited-style-name="Visited_20_Internet_20_Link">Функции анализа и подстановки строк</text:a></text:h>
      <text:p text:style-name="Text_20_body"><text:bookmark text:name="IDX493"/>Ниже перечислены функции, оперирующие со строками: </text:p>
      <text:p text:style-name="List_20_Heading"><text:soft-page-break/><text:span text:style-name="Source_20_Text">$(subst </text:span><text:span text:style-name="Source_20_Text"><text:span text:style-name="Variable">заменяемый_фрагмент</text:span></text:span><text:span text:style-name="Source_20_Text">,</text:span><text:span text:style-name="Source_20_Text"><text:span text:style-name="Variable">замена</text:span></text:span><text:span text:style-name="Source_20_Text">,</text:span><text:span text:style-name="Source_20_Text"><text:span text:style-name="Variable">текст</text:span></text:span><text:span text:style-name="Source_20_Text">)</text:span> </text:p>
      <text:p text:style-name="P39"><text:bookmark text:name="IDX494"/>Производит текстовую замену в тексте <text:span text:style-name="Variable">текст</text:span>: каждой вхождение подстроки <text:span text:style-name="Variable">заменяемый_фрагмент</text:span> заменяется на фрагмент <text:span text:style-name="Variable">замена</text:span>. Результат подставляется в место вызова функции. Результатом следующего примера: </text:p>
      <text:p text:style-name="P37">$(subst ee,EE,feet on the street)</text:p>
      <text:p text:style-name="List_20_Contents">будет строка <text:span text:style-name="Example">`fEEt on the strEEt'</text:span>. </text:p>
      <text:p text:style-name="List_20_Heading"><text:span text:style-name="Source_20_Text">$(patsubst </text:span><text:span text:style-name="Source_20_Text"><text:span text:style-name="Variable">шаблон</text:span></text:span><text:span text:style-name="Source_20_Text">,</text:span><text:span text:style-name="Source_20_Text"><text:span text:style-name="Variable">замена</text:span></text:span><text:span text:style-name="Source_20_Text">,</text:span><text:span text:style-name="Source_20_Text"><text:span text:style-name="Variable">текст</text:span></text:span><text:span text:style-name="Source_20_Text">)</text:span> </text:p>
      <text:p text:style-name="P39"><text:bookmark text:name="IDX495"/>Находит в <text:span text:style-name="Variable">тексте</text:span> разделенные пробелом слова, удовлетворяющие <text:span text:style-name="Variable">шаблону</text:span> и заменяет их на строку <text:span text:style-name="Variable">замена</text:span>. <text:span text:style-name="Variable">Шаблон</text:span> может содержать символ <text:span text:style-name="Example">`%'</text:span>, который работает как специальный шаблонный символ, соответствующий любому количеству произвольных символов внутри слова. Если строка <text:span text:style-name="Variable">замена</text:span> также содержит символ <text:span text:style-name="Example">`%'</text:span>, он будет заменен текстом, соответствующим символу <text:span text:style-name="Example">`%'</text:span> в <text:span text:style-name="Variable">шаблоне</text:span>. <text:bookmark text:name="IDX496"/><text:bookmark text:name="IDX497"/><text:bookmark text:name="IDX498"/><text:bookmark text:name="IDX499"/><text:bookmark text:name="IDX500"/>Специальное значение символа <text:span text:style-name="Example">`%'</text:span> может быть отменено предшествующим ему символом <text:span text:style-name="Example">`\'</text:span>. Специальное значение символа <text:span text:style-name="Example">`\'</text:span>, который мог бы отменить специальное значение символа <text:span text:style-name="Example">`%'</text:span>, может, в свою очередь, быть отменено дополнительным символом <text:span text:style-name="Example">`\'</text:span>. Символы <text:span text:style-name="Example">`\'</text:span>, отменяющие специальное значение символов <text:span text:style-name="Example">`%'</text:span> и <text:span text:style-name="Example">`\'</text:span>, удаляются из шаблона перед тем, как он будет использоваться для сравнения или подстановки. Символы <text:span text:style-name="Example">`\'</text:span>, не могущие повлиять на трактовку <text:span text:style-name="Example">`%'</text:span>, остаются нетронутыми. Например, в шаблоне <text:span text:style-name="Teletype">`the\%weird\\%pattern\\'</text:span> за строкой <text:span text:style-name="Example">`the%weird\'</text:span> следует шаблонный символ <text:span text:style-name="Example">`%'</text:span> и строка <text:span text:style-name="Example">`pattern\\'</text:span>. Два завершающих символа <text:span text:style-name="Example">`\'</text:span> остаются нетронутыми, поскольку они не могут повлиять на трактовку символа <text:span text:style-name="Example">`%'</text:span>. Пробельные символы между словами преобразуются в одиночные пробелы; начальные и конечные пробелы отбрасываются. Например, результатом выражения </text:p>
      <text:p text:style-name="P37">$(patsubst %.c,%.o,x.c.c bar.c)</text:p>
      <text:p text:style-name="P39">будет строка <text:span text:style-name="Example">`x.c.o bar.o'</text:span>. Ссылка с заменой (смотрите раздел <text:a xlink:type="simple" xlink:href="http://linux.yaroslavl.ru/docs/prog/gnu_make_3-79_russian_manual.html#SEC61" text:style-name="Internet_20_link" text:visited-style-name="Visited_20_Internet_20_Link">Ссылка с заменой</text:a>) является упрощенным способом получения эффекта, аналогичного использованию функции <text:span text:style-name="Source_20_Text">patsubst</text:span>. Выражение: </text:p>
      <text:p text:style-name="P37">$(<text:span text:style-name="Variable">переменная</text:span>:<text:span text:style-name="Variable">шаблон</text:span>=<text:span text:style-name="Variable">замена</text:span>)</text:p>
      <text:p text:style-name="P39">эквивалентно </text:p>
      <text:p text:style-name="P37">$(patsubst <text:span text:style-name="Variable">шаблон</text:span>,<text:span text:style-name="Variable">замена</text:span>,$(<text:span text:style-name="Variable">переменная</text:span>))</text:p>
      <text:p text:style-name="P39">Еще одна упрощенная форма записи имеется для распространенного способа использования функции <text:span text:style-name="Source_20_Text">patsubst</text:span>: замены суффиксов в именах файлов. Выражение: </text:p>
      <text:p text:style-name="P37">$(<text:span text:style-name="Variable">переменная</text:span>:<text:span text:style-name="Variable">суффикс</text:span>=<text:span text:style-name="Variable">замена</text:span>)</text:p>
      <text:p text:style-name="P39">эквивалентно: </text:p>
      <text:p text:style-name="P37">$(patsubst %<text:span text:style-name="Variable">суффикс</text:span>,%<text:span text:style-name="Variable">замена</text:span>,$(<text:span text:style-name="Variable">переменная</text:span>))</text:p>
      <text:p text:style-name="P39">Пусть, например, у вас имеется список объектных файлов: </text:p>
      <text:p text:style-name="P37">objects = foo.o bar.o baz.o</text:p>
      <text:p text:style-name="P39">Тогда, для получения списка соответствующих исходных файлов, вы можете просто написать: </text:p>
      <text:p text:style-name="P37">$(objects:.o=.c)</text:p>
      <text:p text:style-name="P39">вместо того, чтобы использовать "обобщенную" форму записи: </text:p>
      <text:p text:style-name="P37">$(patsubst %.o,%.c,$(objects))</text:p>
      <text:p text:style-name="List_20_Heading"><text:span text:style-name="Source_20_Text">$(strip </text:span><text:span text:style-name="Source_20_Text"><text:span text:style-name="Variable">строка</text:span></text:span><text:span text:style-name="Source_20_Text">)</text:span> </text:p>
      <text:p text:style-name="P39"><text:bookmark text:name="IDX501"/><text:bookmark text:name="IDX502"/><text:bookmark text:name="IDX503"/><text:bookmark text:name="IDX504"/><text:soft-page-break/>Удаляет начальные и конечные пробелы из <text:span text:style-name="Variable">строки</text:span>, а также заменяет все внутренние последовательности пробельных символов на одиночные пробелы. Так, результатом выражения <text:span text:style-name="Example">`$(strip a b c )'</text:span> будет строка <text:span text:style-name="Example">`a b c'</text:span>. Функция <text:span text:style-name="Source_20_Text">strip</text:span> весьма полезна в условных конструкциях. Например, при использовании директив <text:span text:style-name="Source_20_Text">ifeq</text:span> и <text:span text:style-name="Source_20_Text">ifneq</text:span> для сравнения с пустой строкой <text:span text:style-name="Example">`'</text:span>, обычно желательно, чтобы строка, целиком состоящая из пробельных символов, рассматривалась как пустая (смотрите раздел <text:a xlink:type="simple" xlink:href="http://linux.yaroslavl.ru/docs/prog/gnu_make_3-79_russian_manual.html#SEC71" text:style-name="Internet_20_link" text:visited-style-name="Visited_20_Internet_20_Link">Условные части make-файла</text:a>). Так, например, следующий фрагмент make-файла не всегда будет работать желаемым образом: </text:p>
      <text:p text:style-name="P36">.PHONY: all</text:p>
      <text:p text:style-name="P36">ifneq <text:s text:c="2"/>"$(needs_made)" ""</text:p>
      <text:p text:style-name="P36">all: $(needs_made)</text:p>
      <text:p text:style-name="P36">else</text:p>
      <text:p text:style-name="P36">all:;@echo 'Nothing to make!'</text:p>
      <text:p text:style-name="P37">endif</text:p>
      <text:p text:style-name="List_20_Contents">Заменив в директиве <text:span text:style-name="Source_20_Text">ifneq</text:span> ссылку на переменную <text:span text:style-name="Example">`$(needs_made)'</text:span> вызовом функции <text:span text:style-name="Example">`$(strip $(needs_made))'</text:span>, мы получим более надежно работающую конструкцию. </text:p>
      <text:p text:style-name="List_20_Heading"><text:span text:style-name="Source_20_Text">$(findstring </text:span><text:span text:style-name="Source_20_Text"><text:span text:style-name="Variable">фрагмент</text:span></text:span><text:span text:style-name="Source_20_Text">,</text:span><text:span text:style-name="Source_20_Text"><text:span text:style-name="Variable">строка</text:span></text:span><text:span text:style-name="Source_20_Text">)</text:span> </text:p>
      <text:p text:style-name="P39"><text:bookmark text:name="IDX505"/><text:bookmark text:name="IDX506"/><text:bookmark text:name="IDX507"/><text:bookmark text:name="IDX508"/>Производит поиск <text:span text:style-name="Variable">фрагмента</text:span> в <text:span text:style-name="Variable">строке</text:span>. В случае успеха (фрагмент найден) возвращает значение <text:span text:style-name="Variable">фрагмент</text:span>; в противном случае, возвращается пустая строка. Эту функцию можно использовать в условных конструкциях для проверки наличия в рассматриваемой строке определенной подстроки. Результатами следующих двух примеров: </text:p>
      <text:p text:style-name="P36">$(findstring a,a b c)</text:p>
      <text:p text:style-name="P37">$(findstring a,b c)</text:p>
      <text:p text:style-name="List_20_Contents">будут, соответственно, строки <text:span text:style-name="Example">`a'</text:span> и <text:span text:style-name="Example">`'</text:span> (пустая строка). В разделе <text:a xlink:type="simple" xlink:href="http://linux.yaroslavl.ru/docs/prog/gnu_make_3-79_russian_manual.html#SEC74" text:style-name="Internet_20_link" text:visited-style-name="Visited_20_Internet_20_Link">Проверка опций запуска </text:a><text:a xlink:type="simple" xlink:href="http://linux.yaroslavl.ru/docs/prog/gnu_make_3-79_russian_manual.html#SEC74" text:style-name="Internet_20_link" text:visited-style-name="Visited_20_Internet_20_Link"><text:span text:style-name="Source_20_Text">make</text:span></text:a><text:a xlink:type="simple" xlink:href="http://linux.yaroslavl.ru/docs/prog/gnu_make_3-79_russian_manual.html#SEC74" text:style-name="Internet_20_link" text:visited-style-name="Visited_20_Internet_20_Link"> в условных конструкциях</text:a> приведен достаточно реалистичный пример использования функции <text:span text:style-name="Source_20_Text">findstring</text:span>. <text:bookmark text:name="IDX509"/><text:bookmark text:name="IDX510"/><text:bookmark text:name="IDX511"/></text:p>
      <text:p text:style-name="List_20_Heading"><text:span text:style-name="Source_20_Text">$(filter </text:span><text:span text:style-name="Source_20_Text"><text:span text:style-name="Variable">шаблон</text:span></text:span><text:span text:style-name="Source_20_Text">...,</text:span><text:span text:style-name="Source_20_Text"><text:span text:style-name="Variable">текст</text:span></text:span><text:span text:style-name="Source_20_Text">)</text:span> </text:p>
      <text:p text:style-name="P39">Удаляет из <text:span text:style-name="Variable">текста</text:span> все разделенные пробелами слова, которые не удовлетворяют ни одному из указанных <text:span text:style-name="Variable">шаблонов</text:span> и возвращает только слова, подходящие под шаблоны. Шаблоны записываются с использованием шаблонного символа <text:span text:style-name="Example">`%'</text:span>, аналогично тому, как это делается в функции <text:span text:style-name="Source_20_Text">patsubst</text:span> (описана выше). Функция <text:span text:style-name="Source_20_Text">filter</text:span> может быть использована для отделения друг от друга строк (например, имен файлов) разных "типов". В следующем примере: </text:p>
      <text:p text:style-name="P36">sources := foo.c bar.c baz.s ugh.h</text:p>
      <text:p text:style-name="P36">foo: $(sources)</text:p>
      <text:p text:style-name="P37"><text:s text:c="8"/>cc $(filter %.c %.s,$(sources)) -o foo</text:p>
      <text:p text:style-name="List_20_Contents">объявляется, что цель <text:span text:style-name="Teletype">`foo'</text:span> зависит от файлов <text:span text:style-name="Teletype">`foo.c'</text:span>, <text:span text:style-name="Teletype">`bar.c'</text:span>, <text:span text:style-name="Teletype">`baz.s'</text:span> и <text:span text:style-name="Teletype">`ugh.h'</text:span>, однако, при вызове компилятора, ему будут переданы только файлы <text:span text:style-name="Teletype">`foo.c'</text:span>, <text:span text:style-name="Teletype">`bar.c'</text:span> и <text:span text:style-name="Teletype">`baz.s'</text:span>. </text:p>
      <text:p text:style-name="List_20_Heading"><text:span text:style-name="Source_20_Text">$(filter-out </text:span><text:span text:style-name="Source_20_Text"><text:span text:style-name="Variable">шаблон</text:span></text:span><text:span text:style-name="Source_20_Text">...,</text:span><text:span text:style-name="Source_20_Text"><text:span text:style-name="Variable">текст</text:span></text:span><text:span text:style-name="Source_20_Text">)</text:span> </text:p>
      <text:p text:style-name="P39"><text:bookmark text:name="IDX512"/><text:bookmark text:name="IDX513"/><text:bookmark text:name="IDX514"/>Удаляет из <text:span text:style-name="Variable">текста</text:span> все разделенные пробелами слова, которые соответствуют какому-либо из перечисленных <text:span text:style-name="Variable">шаблонов</text:span>, возвращая только слова, не соответствующие ни одному из <text:span text:style-name="Variable">шаблонов</text:span>. Эта функция представляет собой "противоположность" функции <text:span text:style-name="Source_20_Text">filter</text:span>. Если, например, у нас имеется такой фрагмент: </text:p>
      <text:p text:style-name="P36">objects=main1.o foo.o main2.o bar.o</text:p>
      <text:p text:style-name="P37">mains=main1.o main2.o</text:p>
      <text:p text:style-name="P39">то следующее выражение возвратит список объектных файлов, не входящих в <text:span text:style-name="Example">`mains'</text:span>: </text:p>
      <text:p text:style-name="P37">$(filter-out $(mains),$(objects))</text:p>
      <text:p text:style-name="List_20_Heading"><text:bookmark text:name="IDX515"/><text:bookmark text:name="IDX516"/><text:span text:style-name="Source_20_Text">$(sort </text:span><text:span text:style-name="Source_20_Text"><text:span text:style-name="Variable">список</text:span></text:span><text:span text:style-name="Source_20_Text">)</text:span> </text:p>
      <text:p text:style-name="P39">Отсортировывает слова из <text:span text:style-name="Variable">списка</text:span> в лексикографическом порядке, удаляя дубликаты (повторяющейся слова). Результатом является список слов, разделенных одиночными пробелами. Так, результатом выражения </text:p>
      <text:p text:style-name="P37"><text:soft-page-break/>$(sort foo bar lose)</text:p>
      <text:p text:style-name="P39">будет строка <text:span text:style-name="Example">`bar foo lose'</text:span>. <text:bookmark text:name="IDX517"/><text:bookmark text:name="IDX518"/><text:bookmark text:name="IDX519"/>Даже если вас не интересует лексикографическая сортировка, вы можете пользоваться фунцией <text:span text:style-name="Source_20_Text">sort</text:span> просто для удаления повторяющихся слов. </text:p>
      <text:p text:style-name="Text_20_body">Вот довольно реалистичный пример использования функций <text:span text:style-name="Source_20_Text">subst</text:span> и <text:span text:style-name="Source_20_Text">patsubst</text:span>. Предположим, у вас имеется make-файл, в котором для указания списка каталогов, где <text:span text:style-name="Source_20_Text">make</text:span> следует производить поиск пререквизитов, используется переменная <text:a xlink:type="simple" xlink:href="http://linux.yaroslavl.ru/docs/prog/gnu_make_3-79_russian_manual.html#SEC27" text:style-name="Internet_20_link" text:visited-style-name="Visited_20_Internet_20_Link">Переменная </text:a><text:a xlink:type="simple" xlink:href="http://linux.yaroslavl.ru/docs/prog/gnu_make_3-79_russian_manual.html#SEC27" text:style-name="Internet_20_link" text:visited-style-name="Visited_20_Internet_20_Link"><text:span text:style-name="Source_20_Text">VPATH</text:span></text:a><text:a xlink:type="simple" xlink:href="http://linux.yaroslavl.ru/docs/prog/gnu_make_3-79_russian_manual.html#SEC27" text:style-name="Internet_20_link" text:visited-style-name="Visited_20_Internet_20_Link">: список каталогов для поиска пререквизитов</text:a>). В следующем примере демонстрируется, как можно указать компилятору на необходимость поиска заголовочных файлов в том же списке каталогов. </text:p>
      <text:p text:style-name="Text_20_body">Значение переменной <text:span text:style-name="Source_20_Text">VPATH</text:span> представляет собой список имен каталогов, разделенных двоеточиями, например <text:span text:style-name="Example">`src:../headers'</text:span>. Сперва используем функцию <text:span text:style-name="Source_20_Text">subst</text:span> для замены символов двоеточия на пробелы: </text:p>
      <text:p text:style-name="P33">$(subst :, ,$(VPATH))</text:p>
      <text:p text:style-name="Text_20_body">Полученный результат будет выглядеть как <text:span text:style-name="Example">`src ../headers'</text:span>. Далее, с помощью функции <text:span text:style-name="Source_20_Text">patsubst</text:span>, преобразуем каждое из имен каталогов в соответствующую опцию <text:span text:style-name="Example">`-I'</text:span> компилятора. Полученное значение можно добавить к содержимому переменной <text:span text:style-name="Source_20_Text">CFLAGS</text:span>, которая автоматически передается компилятору: </text:p>
      <text:p text:style-name="P33">override CFLAGS += $(patsubst %,-I%,$(subst :, ,$(VPATH)))</text:p>
      <text:p text:style-name="Text_20_body">Как результат, к первоначальному значению переменной <text:span text:style-name="Source_20_Text">CFLAGS</text:span> добавляется строка <text:span text:style-name="Example">`-Isrc -I../headers'</text:span>. Директива <text:span text:style-name="Source_20_Text">override</text:span> была использована для того, чтобы изменить значение переменной <text:span text:style-name="Source_20_Text">CFLAGS</text:span> даже в том случае, если она была задана с помощью командной строки (смотрите раздел <text:a xlink:type="simple" xlink:href="http://linux.yaroslavl.ru/docs/prog/gnu_make_3-79_russian_manual.html#SEC66" text:style-name="Internet_20_link" text:visited-style-name="Visited_20_Internet_20_Link">Директива </text:a><text:a xlink:type="simple" xlink:href="http://linux.yaroslavl.ru/docs/prog/gnu_make_3-79_russian_manual.html#SEC66" text:style-name="Internet_20_link" text:visited-style-name="Visited_20_Internet_20_Link"><text:span text:style-name="Source_20_Text">override</text:span></text:a>). </text:p>
      <text:h text:style-name="Heading_20_2" text:outline-level="2"><text:a xlink:type="simple" xlink:href="http://linux.yaroslavl.ru/docs/prog/gnu_make_3-79_russian_manual.html#TOC78" office:name="SEC78" text:style-name="Internet_20_link" text:visited-style-name="Visited_20_Internet_20_Link">Функции для обработки имен файлов</text:a></text:h>
      <text:p text:style-name="Text_20_body"><text:bookmark text:name="IDX520"/><text:bookmark text:name="IDX521"/>Несколько функций ориентированы на работу с именами файлов или списками имен файлов. </text:p>
      <text:p text:style-name="Text_20_body">Каждая из перечисленных ниже функций выполняет некоторое преобразование имени файла. Аргумент функции рассматривается как последовательность имен файлов, разделенных пробелами. (Начальные и конечные пробелы игнорируются.) Каждое из перечисленных имен файлов преобразуется одинаковым образом и результаты этих преобразований, разделенные одиночными пробелами, объединяются вместе. </text:p>
      <text:p text:style-name="List_20_Heading"><text:span text:style-name="Source_20_Text">$(dir </text:span><text:span text:style-name="Source_20_Text"><text:span text:style-name="Variable">имена</text:span></text:span><text:span text:style-name="Source_20_Text">...)</text:span> </text:p>
      <text:p text:style-name="P39"><text:bookmark text:name="IDX522"/><text:bookmark text:name="IDX523"/><text:bookmark text:name="IDX524"/>Из каждого имени файла, перечисленного в <text:span text:style-name="Variable">именах</text:span>, выделяет имя каталога, где этот файл расположен. Именем каталога считается часть имени до последнего встреченного символа <text:span text:style-name="Example">`/'</text:span> (включая и этот символ). Если имя файла не содержит символов <text:span text:style-name="Example">`/'</text:span>, его именем каталога считается строка <text:span text:style-name="Example">`./'</text:span>. Результатом следующего примера: </text:p>
      <text:p text:style-name="P37">$(dir src/foo.c hacks)</text:p>
      <text:p text:style-name="List_20_Contents">будет строка <text:span text:style-name="Example">`src/ ./'</text:span>. </text:p>
      <text:p text:style-name="List_20_Heading"><text:span text:style-name="Source_20_Text">$(notdir </text:span><text:span text:style-name="Source_20_Text"><text:span text:style-name="Variable">имена</text:span></text:span><text:span text:style-name="Source_20_Text">...)</text:span> </text:p>
      <text:p text:style-name="P39"><text:bookmark text:name="IDX525"/><text:bookmark text:name="IDX526"/><text:bookmark text:name="IDX527"/>Из каждого имени файла, перечисленного в <text:span text:style-name="Variable">именах</text:span>, удаляет имя каталога, где он находится. Имена файлов, не содержащие символов <text:span text:style-name="Example">`/'</text:span>, остаются без изменений. В противном случае (при наличии символов <text:span text:style-name="Example">`/'</text:span>), из имени файла удаляется все, что расположено до последнего встреченного символа <text:span text:style-name="Example">`/'</text:span> (включая и сам этот символ). Это означает, что имя файла, оканчивающееся символом <text:span text:style-name="Example">`/'</text:span> преобразуется в пустую и строку, и, таким образом, количество имен файлов на выходе функции может не совпадать с количеством имен файлов, переданных ей на вход. К сожалению, мы пока не видим лучшей альтернативы. Результатом следующего примера: </text:p>
      <text:p text:style-name="P37"><text:soft-page-break/>$(notdir src/foo.c hacks)</text:p>
      <text:p text:style-name="List_20_Contents">будет строка <text:span text:style-name="Example">`foo.c hacks'</text:span>. </text:p>
      <text:p text:style-name="List_20_Heading"><text:span text:style-name="Source_20_Text">$(suffix </text:span><text:span text:style-name="Source_20_Text"><text:span text:style-name="Variable">имена</text:span></text:span><text:span text:style-name="Source_20_Text">...)</text:span> </text:p>
      <text:p text:style-name="P39"><text:bookmark text:name="IDX528"/><text:bookmark text:name="IDX529"/><text:bookmark text:name="IDX530"/>Из каждого имени файла, перечисленного в <text:span text:style-name="Variable">именах</text:span>, выделяется его суффикс. Если имя файла содержит точку, суффиксом имени считается строка, начинающаяся с последнего встреченного символа точки. В противном случае (имя не содержит точек), суффиксом считается пустая строка. Из-за этого, во многих случаях результатом функции может быть пустая строка, хотя список <text:span text:style-name="Variable">имен</text:span> был непуст. Вдобавок, список имен файлов, полученный на выходе функции, может оказаться "короче" чем список, переданный ей на вход. Например, результатом следующего выражения: </text:p>
      <text:p text:style-name="P37">$(suffix src/foo.c src-1.0/bar.c hacks)</text:p>
      <text:p text:style-name="List_20_Contents">будет строка <text:span text:style-name="Example">`.c .c'</text:span>. </text:p>
      <text:p text:style-name="List_20_Heading"><text:span text:style-name="Source_20_Text">$(basename </text:span><text:span text:style-name="Source_20_Text"><text:span text:style-name="Variable">имена</text:span></text:span><text:span text:style-name="Source_20_Text">...)</text:span> </text:p>
      <text:p text:style-name="P39"><text:bookmark text:name="IDX531"/><text:bookmark text:name="IDX532"/><text:bookmark text:name="IDX533"/>Из каждого имени файла, перечисленного в <text:span text:style-name="Variable">именах</text:span>, выделяет так называемое "базовое имя" (basename) - все то, что не относится к суффиксу. Если имя файла содержит точку, то базовым именем считается все, что находится до последнего символа точки (не включая ее). Точки, которые находятся внутри имени каталога, игнорируются. Если рассматриваемое имя файла не содержит точек, оно целиком считается базовым именем. Результатом следующего примера: </text:p>
      <text:p text:style-name="P37">$(basename src/foo.c src-1.0/bar hacks)</text:p>
      <text:p text:style-name="List_20_Contents">будет строка <text:span text:style-name="Example">`src/foo src-1.0/bar hacks'</text:span>. </text:p>
      <text:p text:style-name="List_20_Heading"><text:span text:style-name="Source_20_Text">$(addsuffix </text:span><text:span text:style-name="Source_20_Text"><text:span text:style-name="Variable">суффикс</text:span></text:span><text:span text:style-name="Source_20_Text">,</text:span><text:span text:style-name="Source_20_Text"><text:span text:style-name="Variable">имена</text:span></text:span><text:span text:style-name="Source_20_Text">...)</text:span> </text:p>
      <text:p text:style-name="P39"><text:bookmark text:name="IDX534"/><text:bookmark text:name="IDX535"/><text:bookmark text:name="IDX536"/>Аргумент <text:span text:style-name="Variable">имена</text:span> рассматривается как последовательность разделенных пробелами имен; аргумент <text:span text:style-name="Variable">суффикс</text:span> рассматривается как строка. Результатом работы этой функции является список имен (разделенных одиночными символами пробелов), каждое из которых получено из соответствующего "исходного" имени, в конец которого добавлен суффикс <text:span text:style-name="Variable">суффикс</text:span>. Результатом следующего примера: </text:p>
      <text:p text:style-name="P37">$(addsuffix .c,foo bar)</text:p>
      <text:p text:style-name="List_20_Contents">будет строка <text:span text:style-name="Example">`foo.c bar.c'</text:span>. </text:p>
      <text:p text:style-name="List_20_Heading"><text:span text:style-name="Source_20_Text">$(addprefix </text:span><text:span text:style-name="Source_20_Text"><text:span text:style-name="Variable">префикс</text:span></text:span><text:span text:style-name="Source_20_Text">,</text:span><text:span text:style-name="Source_20_Text"><text:span text:style-name="Variable">имена</text:span></text:span><text:span text:style-name="Source_20_Text">...)</text:span> </text:p>
      <text:p text:style-name="P39"><text:bookmark text:name="IDX537"/><text:bookmark text:name="IDX538"/><text:bookmark text:name="IDX539"/>Аргумент <text:span text:style-name="Variable">имена</text:span> рассматривается как последовательность разделенных пробелами имен; аргумент <text:span text:style-name="Variable">префикс</text:span> рассматривается как строка. Результатом этой функции является список имен (разделенных одиночными символами пробелов), каждое из которых получено из соответствующего "исходного" имени, в начало которого добавлен префикс <text:span text:style-name="Variable">префикс</text:span>. Например, результатом следующего выражения: </text:p>
      <text:p text:style-name="P37">$(addprefix src/,foo bar)</text:p>
      <text:p text:style-name="List_20_Contents">будет строка <text:span text:style-name="Example">`src/foo src/bar'</text:span>. </text:p>
      <text:p text:style-name="List_20_Heading"><text:span text:style-name="Source_20_Text">$(join </text:span><text:span text:style-name="Source_20_Text"><text:span text:style-name="Variable">список1</text:span></text:span><text:span text:style-name="Source_20_Text">,</text:span><text:span text:style-name="Source_20_Text"><text:span text:style-name="Variable">список2</text:span></text:span><text:span text:style-name="Source_20_Text">)</text:span> </text:p>
      <text:p text:style-name="List_20_Contents"><text:bookmark text:name="IDX540"/><text:bookmark text:name="IDX541"/><text:bookmark text:name="IDX542"/>"Пословно" объединяет оба аргумента: первые два слова (по одному из каждого аргумента) объединяются в первое слово результата; вторые два слова (второе слово каждого из аргументов) объединяются во второе слово результата и так далее. Таким образом <text:span text:style-name="Variable">n</text:span>-ное слово результата строится из <text:span text:style-name="Variable">n</text:span>-ного слова каждого из аргументов. Если один из аргументов содержит большее количество слов чем другой, "избыточные" слова копируются в результат без изменений. Например, результатом выражения: <text:span text:style-name="Example">`$(join a b,.c .o)'</text:span> будет строка <text:span text:style-name="Example">`a.c b.o'</text:span>. "Оригинальные" пробелы между словами списка не сохраняются - они заменяются на одиночный символ пробела. Применив <text:span text:style-name="Source_20_Text">join</text:span> к результатам работы функций <text:span text:style-name="Source_20_Text">dir</text:span> и <text:span text:style-name="Source_20_Text">notdir</text:span>, можно получить "исходный" список файлов. </text:p>
      <text:p text:style-name="List_20_Heading"><text:span text:style-name="Source_20_Text">$(word </text:span><text:span text:style-name="Source_20_Text"><text:span text:style-name="Variable">n</text:span></text:span><text:span text:style-name="Source_20_Text">,</text:span><text:span text:style-name="Source_20_Text"><text:span text:style-name="Variable">текст</text:span></text:span><text:span text:style-name="Source_20_Text">)</text:span> </text:p>
      <text:p text:style-name="P39"><text:bookmark text:name="IDX543"/><text:bookmark text:name="IDX544"/><text:bookmark text:name="IDX545"/>Возвращает <text:span text:style-name="Variable">n</text:span>-ное слово <text:span text:style-name="Variable">текста</text:span>. Допустимые значения <text:span text:style-name="Variable">n</text:span> начинаются с 1. Если значение <text:span text:style-name="Variable">n</text:span> превышает количество слов в <text:span text:style-name="Variable">тексте</text:span>, результатом работы фунции будет пустая строка. В следующий примере: </text:p>
      <text:p text:style-name="P37">$(word 2, foo bar baz)</text:p>
      <text:p text:style-name="List_20_Contents">будет получена строка <text:span text:style-name="Example">`bar'</text:span>. </text:p>
      <text:p text:style-name="List_20_Heading"><text:soft-page-break/><text:span text:style-name="Source_20_Text">$(wordlist </text:span><text:span text:style-name="Source_20_Text"><text:span text:style-name="Variable">s</text:span></text:span><text:span text:style-name="Source_20_Text">,</text:span><text:span text:style-name="Source_20_Text"><text:span text:style-name="Variable">e</text:span></text:span><text:span text:style-name="Source_20_Text">,</text:span><text:span text:style-name="Source_20_Text"><text:span text:style-name="Variable">текст</text:span></text:span><text:span text:style-name="Source_20_Text">)</text:span> </text:p>
      <text:p text:style-name="P39"><text:bookmark text:name="IDX546"/><text:bookmark text:name="IDX547"/><text:bookmark text:name="IDX548"/>Возвращает список слов <text:span text:style-name="Variable">текста</text:span>, начиная со слова номер <text:span text:style-name="Variable">s</text:span> и заканчивая словом номер <text:span text:style-name="Variable">e</text:span> (включительно). Допустимые значения <text:span text:style-name="Variable">s</text:span> и <text:span text:style-name="Variable">e</text:span> начинаются с 1. Если <text:span text:style-name="Variable">s</text:span> превышает количество слов в <text:span text:style-name="Variable">тексте</text:span>, возращается пустая строка. Если <text:span text:style-name="Variable">e</text:span> превышается количество слов в <text:span text:style-name="Variable">тексте</text:span>, возвращаются все слова до конца <text:span text:style-name="Variable">текста</text:span>. Если величина <text:span text:style-name="Variable">s</text:span> превышает <text:span text:style-name="Variable">e</text:span>, также возвращается пустая строка. В следующем примере: </text:p>
      <text:p text:style-name="P37">$(wordlist 2, 3, foo bar baz)</text:p>
      <text:p text:style-name="List_20_Contents">будет получен результат <text:span text:style-name="Example">`bar baz'</text:span>. </text:p>
      <text:p text:style-name="List_20_Heading"><text:span text:style-name="Source_20_Text">$(words </text:span><text:span text:style-name="Source_20_Text"><text:span text:style-name="Variable">текст</text:span></text:span><text:span text:style-name="Source_20_Text">)</text:span> </text:p>
      <text:p text:style-name="List_20_Contents"><text:bookmark text:name="IDX549"/><text:bookmark text:name="IDX550"/>Возвращает число слов в <text:span text:style-name="Variable">тексте</text:span>. Таким образом, последнее слово <text:span text:style-name="Variable">текста</text:span> можно получить с помощью выражения <text:span text:style-name="Source_20_Text">$(word $(words </text:span><text:span text:style-name="Source_20_Text"><text:span text:style-name="Variable">текст</text:span></text:span><text:span text:style-name="Source_20_Text">),</text:span><text:span text:style-name="Source_20_Text"><text:span text:style-name="Variable">текст</text:span></text:span><text:span text:style-name="Source_20_Text">)</text:span>. </text:p>
      <text:p text:style-name="List_20_Heading"><text:span text:style-name="Source_20_Text">$(firstword </text:span><text:span text:style-name="Source_20_Text"><text:span text:style-name="Variable">имена</text:span></text:span><text:span text:style-name="Source_20_Text">...)</text:span> </text:p>
      <text:p text:style-name="P39"><text:bookmark text:name="IDX551"/><text:bookmark text:name="IDX552"/>Аргумент <text:span text:style-name="Variable">имена</text:span> рассматривается как последовательность имен, разделенных пробелами. Результатом функции является первое имя из списка. Остальные имена игнорируются. Например, результатом выражения: </text:p>
      <text:p text:style-name="P37">$(firstword foo bar)</text:p>
      <text:p text:style-name="List_20_Contents">будет строка <text:span text:style-name="Example">`foo'</text:span>. Хотя выражение <text:span text:style-name="Source_20_Text">$(firstword </text:span><text:span text:style-name="Source_20_Text"><text:span text:style-name="Variable">текст</text:span></text:span><text:span text:style-name="Source_20_Text">)</text:span> и эквивалентно <text:span text:style-name="Source_20_Text">$(word 1,</text:span><text:span text:style-name="Source_20_Text"><text:span text:style-name="Variable">текст</text:span></text:span><text:span text:style-name="Source_20_Text">)</text:span>, использование функции <text:span text:style-name="Source_20_Text">firstword</text:span> может повысить удобочитаемость make-файла. </text:p>
      <text:p text:style-name="List_20_Heading"><text:span text:style-name="Source_20_Text">$(wildcard </text:span><text:span text:style-name="Source_20_Text"><text:span text:style-name="Variable">шаблон</text:span></text:span><text:span text:style-name="Source_20_Text">)</text:span> </text:p>
      <text:p text:style-name="P39"><text:bookmark text:name="IDX553"/><text:bookmark text:name="IDX554"/>Аргумент <text:span text:style-name="Variable">шаблон</text:span> является шаблоном имени файла и, обычно, содержит шаблонные символы (такие же как в шаблонах имен файлов интерпретатора командной строки). Результатом функции <text:span text:style-name="Source_20_Text">wildcard</text:span> является список разделенных пробелами имен существующих в данный момент файлов, удовлетворяющих указанному шаблону. Смотрите раздел <text:a xlink:type="simple" xlink:href="http://linux.yaroslavl.ru/docs/prog/gnu_make_3-79_russian_manual.html#SEC22" text:style-name="Internet_20_link" text:visited-style-name="Visited_20_Internet_20_Link">Использование шаблонных символов в именах файлов</text:a>. </text:p>
      <text:h text:style-name="Heading_20_2" text:outline-level="2"><text:a xlink:type="simple" xlink:href="http://linux.yaroslavl.ru/docs/prog/gnu_make_3-79_russian_manual.html#TOC79" office:name="SEC79" text:style-name="Internet_20_link" text:visited-style-name="Visited_20_Internet_20_Link">Функция </text:a><text:a xlink:type="simple" xlink:href="http://linux.yaroslavl.ru/docs/prog/gnu_make_3-79_russian_manual.html#TOC79" office:name="SEC79" text:style-name="Internet_20_link" text:visited-style-name="Visited_20_Internet_20_Link"><text:span text:style-name="Source_20_Text">foreach</text:span></text:a></text:h>
      <text:p text:style-name="Text_20_body"><text:bookmark text:name="IDX555"/><text:bookmark text:name="IDX556"/>Функция <text:span text:style-name="Source_20_Text">foreach</text:span> сильно отличается от других функций. При ее использовании, некоторый фрагмент текста используется многократно, каждый раз с "подстановкой" в него нового значения. Это напоминает команду <text:span text:style-name="Source_20_Text">for</text:span> командного интерпретатора <text:span text:style-name="Source_20_Text">sh</text:span> или команду <text:span text:style-name="Source_20_Text">foreach</text:span> оболочки <text:span text:style-name="Source_20_Text">csh</text:span>. </text:p>
      <text:p text:style-name="Text_20_body">Синтаксис функции <text:span text:style-name="Source_20_Text">foreach</text:span> выглядит следующим образом: </text:p>
      <text:p text:style-name="P33">$(foreach <text:span text:style-name="Variable">переменная</text:span>,<text:span text:style-name="Variable">список</text:span>,<text:span text:style-name="Variable">текст</text:span>)</text:p>
      <text:p text:style-name="Text_20_body">Сначала, вычисляются значения первых двух аргументов - <text:span text:style-name="Variable">переменной</text:span> и <text:span text:style-name="Variable">списка</text:span>; последний аргумент, <text:span text:style-name="Variable">текст</text:span>, пока <text:span text:style-name="Strong_20_Emphasis">не</text:span> вычисляется. Далее, каждое слово из вычисленного значения аргумента <text:span text:style-name="Variable">список</text:span> поочередно подставляется в переменную с (заранее вычисленным) именем <text:span text:style-name="Variable">переменная</text:span> и производится "расширение" текста <text:span text:style-name="Variable">текст</text:span>. Как правило, <text:span text:style-name="Variable">текст</text:span> содержит ссылку на эту переменную, поэтому при каждой новой подстановке получаются разные результаты. </text:p>
      <text:p text:style-name="Text_20_body">Затем, полученные таким образом результаты "расширений" <text:span text:style-name="Variable">текста</text:span> (их количество равно количеству разделенных пробелами слов в аргументе <text:span text:style-name="Variable">список</text:span>) "соединяются" вместе (с вставкой пробела между ними). Полученная таким образом строка и является результатом работы функции <text:span text:style-name="Source_20_Text">foreach</text:span>. </text:p>
      <text:p text:style-name="Text_20_body">В следующем примере, в переменную <text:span text:style-name="Example">`files'</text:span> заносится список всех файлов, находящихся в каталогах, которые перечислены в переменной <text:span text:style-name="Example">`dirs'</text:span>: </text:p>
      <text:p text:style-name="Preformatted_20_Text">dirs := a b c d</text:p>
      <text:p text:style-name="P33">files := $(foreach dir,$(dirs),$(wildcard $(dir)/*))</text:p>
      <text:p text:style-name="Text_20_body"><text:soft-page-break/>Здесь, аргументом <text:span text:style-name="Variable">текст</text:span> является выражение <text:span text:style-name="Example">`$(wildcard $(dir)/*)'</text:span>. При первой итерации, переменная <text:span text:style-name="Source_20_Text">dir</text:span> получает значение <text:span text:style-name="Example">`a'</text:span>, что производит эффект, аналогичный <text:span text:style-name="Example">`$(wildcard a/*)'</text:span>; вторая интерация даст результат, аналогичный <text:span text:style-name="Example">`$(wildcard b/*)'</text:span>; и, наконец, третья итерация даст результат, как от выражения <text:span text:style-name="Example">`$(wildcard c/*)'</text:span>. </text:p>
      <text:p text:style-name="Text_20_body">Таким образом, приведенный выше пример даст результат, аналогичный (за исключением установки переменной <text:span text:style-name="Example">`dirs'</text:span>) выражению: </text:p>
      <text:p text:style-name="P33">files := $(wildcard a/* b/* c/* d/*)</text:p>
      <text:p text:style-name="Text_20_body">Когда выражение <text:span text:style-name="Variable">текст</text:span> достаточно сложно, вы можете повысить удобочитаемость make-файла, поместив его в отдельную дополнительную переменную: </text:p>
      <text:p text:style-name="Preformatted_20_Text">find_files = $(wildcard $(dir)/*)</text:p>
      <text:p text:style-name="Preformatted_20_Text">dirs := a b c d</text:p>
      <text:p text:style-name="P33">files := $(foreach dir,$(dirs),$(find_files))</text:p>
      <text:p text:style-name="Text_20_body">Для подобной цели в приведенном выше примере использована переменная <text:span text:style-name="Source_20_Text">find_files</text:span>. Для ее определения как рекурсивно вычисляемой переменной, мы использовали обычный оператор <text:span text:style-name="Example">`='</text:span>. Вследствие этого, ее значение (содержащее ссылку на функцию <text:span text:style-name="Source_20_Text">wildcard</text:span>), будет вычисляться многократно, под управлением функции <text:span text:style-name="Source_20_Text">foreach</text:span>; с упрощенно вычисляемой переменной этого бы не произошло, поскольку функция <text:span text:style-name="Source_20_Text">wildcard</text:span> была бы выполнена лишь однажды, во время определении переменной <text:span text:style-name="Source_20_Text">find_files</text:span>. </text:p>
      <text:p text:style-name="Text_20_body">Работа функции <text:span text:style-name="Source_20_Text">foreach</text:span> не оказывает "необратимого" влияния на <text:span text:style-name="Variable">переменную</text:span>; ее значение и "разновидность" после выполнения функции <text:span text:style-name="Source_20_Text">foreach</text:span> остаются неизменными (такими же, как и до выполнения этой функции). Другие значения, которые берутся из <text:span text:style-name="Variable">списка</text:span>, "действуют" только временно, на период работы функции <text:span text:style-name="Source_20_Text">foreach</text:span>. Во время работы функции <text:span text:style-name="Source_20_Text">foreach</text:span>, <text:span text:style-name="Variable">переменная</text:span> считается упрощенно вычисляемой. Если до выполнения функции <text:span text:style-name="Source_20_Text">foreach</text:span>, <text:span text:style-name="Variable">переменная</text:span> не была определена, она остается неопределенной и после вызова этой функции. Смотрите раздел <text:a xlink:type="simple" xlink:href="http://linux.yaroslavl.ru/docs/prog/gnu_make_3-79_russian_manual.html#SEC59" text:style-name="Internet_20_link" text:visited-style-name="Visited_20_Internet_20_Link">Две разновидности переменных</text:a>. </text:p>
      <text:p text:style-name="Text_20_body">Следует быть осторожным при использовании сложных выражений, вычисляющих имя используемой переменной, поскольку допустимым именем переменной могут считаться достаточно странные вещи. Например, следующее выражение: </text:p>
      <text:p text:style-name="P33">files := $(foreach Esta escrito en espanol!,b c ch,$(find_files))</text:p>
      <text:p text:style-name="Text_20_body">по-видимому, может оказаться полезным только в том случае, если <text:span text:style-name="Source_20_Text">find_files</text:span> будет содержать ссылку на переменную с именем <text:span text:style-name="Example">`Esta escrito en espanol!'</text:span> (нет ли у вас такой переменной?). Но, скорее всего, вы просто ошиблись. </text:p>
      <text:h text:style-name="Heading_20_2" text:outline-level="2"><text:a xlink:type="simple" xlink:href="http://linux.yaroslavl.ru/docs/prog/gnu_make_3-79_russian_manual.html#TOC80" office:name="SEC80" text:style-name="Internet_20_link" text:visited-style-name="Visited_20_Internet_20_Link">Функция </text:a><text:a xlink:type="simple" xlink:href="http://linux.yaroslavl.ru/docs/prog/gnu_make_3-79_russian_manual.html#TOC80" office:name="SEC80" text:style-name="Internet_20_link" text:visited-style-name="Visited_20_Internet_20_Link"><text:span text:style-name="Source_20_Text">if</text:span></text:a></text:h>
      <text:p text:style-name="Text_20_body"><text:bookmark text:name="IDX557"/><text:bookmark text:name="IDX558"/>Функция <text:span text:style-name="Source_20_Text">if</text:span> обеспечивает поддержку для условного вычисления выражений (не путайте с поддерживаемыми GNU <text:span text:style-name="Source_20_Text">make</text:span> условными конструкциями наподобие <text:span text:style-name="Source_20_Text">ifeq</text:span>, которые "действуют" на уровне make-файла; смотрите раздел <text:a xlink:type="simple" xlink:href="http://linux.yaroslavl.ru/docs/prog/gnu_make_3-79_russian_manual.html#SEC73" text:style-name="Internet_20_link" text:visited-style-name="Visited_20_Internet_20_Link">Синтаксис условных конструкций</text:a>). </text:p>
      <text:p text:style-name="Text_20_body">При вызове функции <text:span text:style-name="Source_20_Text">if</text:span>, ей передается два или три аргумента: </text:p>
      <text:p text:style-name="P33">$(if <text:span text:style-name="Variable">условие</text:span>,<text:span text:style-name="Variable">фрагмент-для-выполненного-условия</text:span>[,<text:span text:style-name="Variable">фрагмент-для-невыполненного-условия</text:span>])</text:p>
      <text:p text:style-name="Text_20_body">Сначала из первого аргумента, <text:span text:style-name="Variable">условия</text:span>, удаляются начальные и конечные пробелы, затем он вычисляется. Если в результате получается любая непустая строка, то условие считается "истинным". При получении пустой строки, условие считается "ложным". </text:p>
      <text:p text:style-name="Text_20_body"><text:soft-page-break/>Если условие выполняется, вычисляется второй аргумент, <text:span text:style-name="Variable">фрагмент-для-выполненного-условия</text:span>, и полученный результат становится результатом вычисления всей функции <text:span text:style-name="Source_20_Text">if</text:span>. </text:p>
      <text:p text:style-name="Text_20_body">Если условие не выполняется, вычисляется третий аргумент, <text:span text:style-name="Variable">фрагмент-для-невыполненного-условия</text:span>, и полученный результат становится результатом вычисления всей функции <text:span text:style-name="Source_20_Text">if</text:span>. При отсутствии третьего аргумента, результатом выполнения функции <text:span text:style-name="Source_20_Text">if</text:span> становится пустая строка. </text:p>
      <text:p text:style-name="Text_20_body">Обратите внимание, что всегда вычисляется только один из фрагментов - либо <text:span text:style-name="Variable">фрагмент-для-выполненного-условия</text:span>, либо <text:span text:style-name="Variable">фрагмент-для-невыполненного-условия</text:span>. Поэтому, оба из них могут производить какие-либо "побочные" эффекты (например, вызывать функцию <text:span text:style-name="Source_20_Text">shell</text:span>). </text:p>
      <text:h text:style-name="Heading_20_2" text:outline-level="2"><text:a xlink:type="simple" xlink:href="http://linux.yaroslavl.ru/docs/prog/gnu_make_3-79_russian_manual.html#TOC81" office:name="SEC81" text:style-name="Internet_20_link" text:visited-style-name="Visited_20_Internet_20_Link">Функция </text:a><text:a xlink:type="simple" xlink:href="http://linux.yaroslavl.ru/docs/prog/gnu_make_3-79_russian_manual.html#TOC81" office:name="SEC81" text:style-name="Internet_20_link" text:visited-style-name="Visited_20_Internet_20_Link"><text:span text:style-name="Source_20_Text">call</text:span></text:a></text:h>
      <text:p text:style-name="Text_20_body"><text:bookmark text:name="IDX559"/><text:bookmark text:name="IDX560"/><text:bookmark text:name="IDX561"/>Функция <text:span text:style-name="Source_20_Text">call</text:span> уникальна тем, что с ее помощью вы можете определять свои собственные функции с параметрами. Вы можете запомнить сложное выражение в качестве значения переменной, а затем использовать функцию <text:span text:style-name="Source_20_Text">call</text:span> для его вычисления с разными параметрами. </text:p>
      <text:p text:style-name="Text_20_body">Для функции <text:span text:style-name="Source_20_Text">call</text:span> используется следующий синтаксис: </text:p>
      <text:p text:style-name="P33">$(call <text:span text:style-name="Variable">переменная</text:span>,<text:span text:style-name="Variable">параметр</text:span>,<text:span text:style-name="Variable">параметр</text:span>,...)</text:p>
      <text:p text:style-name="Text_20_body">При вычислении этой функции, <text:span text:style-name="Source_20_Text">make</text:span> помещает каждый из <text:span text:style-name="Variable">параметров</text:span> во временные переменные <text:span text:style-name="Source_20_Text">$(1)</text:span>, <text:span text:style-name="Source_20_Text">$(2)</text:span> и так далее. Переменная <text:span text:style-name="Source_20_Text">$(0)</text:span> будет содержать имя <text:span text:style-name="Variable">переменной</text:span>. На максимальное число параметров ограничения нет. Нет ограничения и на минимальное число параметров, однако, нет особого смысла в использовании <text:span text:style-name="Source_20_Text">call</text:span> без параметров. </text:p>
      <text:p text:style-name="Text_20_body">Далее, значение <text:span text:style-name="Variable">переменной</text:span> вычисляется "в контексте" этих временных переменных. Так, любая ссылка на <text:span text:style-name="Source_20_Text">$(1)</text:span> в значении <text:span text:style-name="Variable">переменной</text:span> будет ссылаться на первый <text:span text:style-name="Variable">параметр</text:span>, переданный при вызове <text:span text:style-name="Source_20_Text">call</text:span>. </text:p>
      <text:p text:style-name="Text_20_body">Обратите внимание, что <text:span text:style-name="Variable">переменная</text:span> - это <text:span text:style-name="Emphasis">имя</text:span> переменной, а не <text:span text:style-name="Emphasis">ссылка</text:span> на эту переменную. Поэтому, как правило, вам не потребуется использовать <text:span text:style-name="Example">`$'</text:span> или скобки при описании этого аргумента. (Вы можете, однако, использовать внутри имени ссылку на другую переменную, если вы хотите, чтобы имя не было "константным".) </text:p>
      <text:p text:style-name="Text_20_body">Если <text:span text:style-name="Variable">переменная</text:span> представляет собой имя "встроенной" функции, то вызывается именно она (даже если существует переменная с таким же именем). </text:p>
      <text:p text:style-name="Text_20_body">Перед тем, как присвоить значения временным переменным, функция <text:span text:style-name="Source_20_Text">call</text:span> вычисляет значения всех <text:span text:style-name="Variable">параметров</text:span>. Это означает, что значения <text:span text:style-name="Variable">переменной</text:span>, содержащие ссылки на встроенные функции, имеющие специальные правила вычисления (наподобие <text:span text:style-name="Source_20_Text">foreach</text:span> или <text:span text:style-name="Source_20_Text">if</text:span>), могут работать не так, как вы ожидали. </text:p>
      <text:p text:style-name="Text_20_body">Вот несколько примеров использования функции <text:span text:style-name="Source_20_Text">call</text:span>. </text:p>
      <text:p text:style-name="Text_20_body">Следующая функция "переставляет" свои аргументы в обратном порядке: </text:p>
      <text:p text:style-name="Preformatted_20_Text">reverse = $(2) $(1)</text:p>
      <text:p text:style-name="Preformatted_20_Text"/>
      <text:p text:style-name="P33">foo = $(call reverse,a,b)</text:p>
      <text:p text:style-name="Text_20_body">Переменная <text:span text:style-name="Variable">foo</text:span> будет содержать <text:span text:style-name="Example">`b a'</text:span>. </text:p>
      <text:p text:style-name="Text_20_body">Следующий пример более интересен: здесь определяется функция, которая производит поиск указанной программы в каталогах, перечисленных в <text:span text:style-name="Source_20_Text">PATH</text:span>: </text:p>
      <text:p text:style-name="Preformatted_20_Text">pathsearch = $(firstword $(wildcard $(addsufix /$(1),$(subst :, ,$(PATH)))))</text:p>
      <text:p text:style-name="Preformatted_20_Text"/>
      <text:p text:style-name="P33"><text:soft-page-break/>LS := $(call pathsearch,ls)</text:p>
      <text:p text:style-name="Text_20_body">Переменная LS будет содержать <text:span text:style-name="Source_20_Text">/bin/ls</text:span> или что-нибудь подобное. </text:p>
      <text:p text:style-name="Text_20_body">Функция <text:span text:style-name="Source_20_Text">call</text:span> может быть "вложенной". Каждый рекурсивный вызов получит свои собственные локальные копии <text:span text:style-name="Source_20_Text">$(1)</text:span> и прочих переменных, которые "замаскируют" своих "тезок" из <text:span text:style-name="Source_20_Text">call</text:span> более "высокого" уровня. Вот пример реализации функции <text:span text:style-name="Strong_20_Emphasis">map</text:span>: </text:p>
      <text:p text:style-name="P33">map = $(foreach a,$(2),$(call $(1),$(a)))</text:p>
      <text:p text:style-name="Text_20_body">Теперь, с помощью функции <text:span text:style-name="Variable">map</text:span>, вы можете "за один шаг" вызывать функции, имеющие только один параметр (наподобие <text:span text:style-name="Source_20_Text">origin</text:span>), сразу для нескольких значений. Так, в следующем примере: </text:p>
      <text:p text:style-name="P33">o = $(call map,origin,o map MAKE)</text:p>
      <text:p text:style-name="Text_20_body">переменная <text:span text:style-name="Variable">o</text:span> будет содержать нечто вроде <text:span text:style-name="Example">`file file default'</text:span>. </text:p>
      <text:p text:style-name="Text_20_body">И последнее предупреждение: будьте осторожны при добавлении пробелов к аргументам функции <text:span text:style-name="Source_20_Text">call</text:span>. Как и с другими функциями, любые пробелы, содержащиеся во втором и последующих аргументах, сохраняются; это может привести к весьма странным результатам. Надежнее всего, удалять все "дополнительные" пробелы, указывая параметры для функции <text:span text:style-name="Source_20_Text">call</text:span>. </text:p>
      <text:h text:style-name="Heading_20_2" text:outline-level="2"><text:a xlink:type="simple" xlink:href="http://linux.yaroslavl.ru/docs/prog/gnu_make_3-79_russian_manual.html#TOC82" office:name="SEC82" text:style-name="Internet_20_link" text:visited-style-name="Visited_20_Internet_20_Link">Функция </text:a><text:a xlink:type="simple" xlink:href="http://linux.yaroslavl.ru/docs/prog/gnu_make_3-79_russian_manual.html#TOC82" office:name="SEC82" text:style-name="Internet_20_link" text:visited-style-name="Visited_20_Internet_20_Link"><text:span text:style-name="Source_20_Text">origin</text:span></text:a></text:h>
      <text:p text:style-name="Text_20_body"><text:bookmark text:name="IDX562"/><text:bookmark text:name="IDX563"/><text:bookmark text:name="IDX564"/>В отличие от других функций, функция <text:span text:style-name="Source_20_Text">origin</text:span> не оперирует значениями переменных; вместо этого, она позволяет вам получить некоторую информацию <text:span text:style-name="Emphasis">о самой</text:span> переменной. Точнее, она позволяет узнать, откуда "взялась" рассматриваемая переменная. </text:p>
      <text:p text:style-name="Text_20_body">Синтаксис функции <text:span text:style-name="Source_20_Text">origin</text:span> следующий: </text:p>
      <text:p text:style-name="P33">$(origin <text:span text:style-name="Variable">переменная</text:span>)</text:p>
      <text:p text:style-name="Text_20_body">Обратите внимание, что <text:span text:style-name="Variable">переменная</text:span> является <text:span text:style-name="Emphasis">именем</text:span> переменной, а не <text:span text:style-name="Emphasis">ссылкой</text:span> на нее. Таким образом, вам, как правило, не придется использовать символ <text:span text:style-name="Example">`$'</text:span> или скобки при написании этого аргумента. (Однако, внутри имени переменной может находится ссылка на другую переменную, если вы хотите, чтобы имя переменной не было "фиксированным".) </text:p>
      <text:p text:style-name="Text_20_body">Результатом этой функции будет строка, указывающая на то, каким образом переменная <text:span text:style-name="Variable">переменная</text:span> была определена: </text:p>
      <text:p text:style-name="List_20_Heading"><text:span text:style-name="Example">`undefined'</text:span> </text:p>
      <text:p text:style-name="List_20_Contents">Если <text:span text:style-name="Variable">переменная</text:span> не была определена. </text:p>
      <text:p text:style-name="List_20_Heading"><text:span text:style-name="Example">`default'</text:span> </text:p>
      <text:p text:style-name="List_20_Contents">Если <text:span text:style-name="Variable">переменная</text:span> была определена по умолчанию (как, например, переменная <text:span text:style-name="Source_20_Text">CC</text:span> и ей подобные).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Обратите внимание, что если вы переопределили переменную, имеющую значение по умолчанию, функция <text:span text:style-name="Source_20_Text">origin</text:span> возвратит информацию о более позднем переопределении. </text:p>
      <text:p text:style-name="List_20_Heading"><text:span text:style-name="Example">`environment'</text:span> </text:p>
      <text:p text:style-name="List_20_Contents">Если <text:span text:style-name="Variable">переменная</text:span> была создана из соответствующей переменной среды и опция <text:span text:style-name="Example">`-e'</text:span> <text:span text:style-name="Emphasis">не была </text:span>включена (смотрите раздел <text:a xlink:type="simple" xlink:href="http://linux.yaroslavl.ru/docs/prog/gnu_make_3-79_russian_manual.html#SEC92" text:style-name="Internet_20_link" text:visited-style-name="Visited_20_Internet_20_Link">Обзор опций</text:a>). </text:p>
      <text:p text:style-name="List_20_Heading"><text:span text:style-name="Example">`environment override'</text:span> </text:p>
      <text:p text:style-name="List_20_Contents">Если <text:span text:style-name="Variable">переменная</text:span> была создана из соответствующей переменной среды и опция <text:span text:style-name="Example">`-e'</text:span> <text:span text:style-name="Emphasis">была</text:span> включена (смотрите раздел <text:a xlink:type="simple" xlink:href="http://linux.yaroslavl.ru/docs/prog/gnu_make_3-79_russian_manual.html#SEC92" text:style-name="Internet_20_link" text:visited-style-name="Visited_20_Internet_20_Link">Обзор опций</text:a>). </text:p>
      <text:p text:style-name="List_20_Heading"><text:span text:style-name="Example">`file'</text:span> </text:p>
      <text:p text:style-name="List_20_Contents">Если <text:span text:style-name="Variable">переменная</text:span> была определена внутри make-файла. </text:p>
      <text:p text:style-name="List_20_Heading"><text:span text:style-name="Example">`command line'</text:span> </text:p>
      <text:p text:style-name="List_20_Contents">Если <text:span text:style-name="Variable">переменная</text:span> была определена с помощью командной строки. </text:p>
      <text:p text:style-name="List_20_Heading"><text:soft-page-break/><text:span text:style-name="Example">`override'</text:span> </text:p>
      <text:p text:style-name="List_20_Contents">Если <text:span text:style-name="Variable">переменная</text:span> была определена в make-файле с с использованием директивы <text:span text:style-name="Source_20_Text">override</text:span> (смотрите раздел <text:a xlink:type="simple" xlink:href="http://linux.yaroslavl.ru/docs/prog/gnu_make_3-79_russian_manual.html#SEC66" text:style-name="Internet_20_link" text:visited-style-name="Visited_20_Internet_20_Link">Директива </text:a><text:a xlink:type="simple" xlink:href="http://linux.yaroslavl.ru/docs/prog/gnu_make_3-79_russian_manual.html#SEC66" text:style-name="Internet_20_link" text:visited-style-name="Visited_20_Internet_20_Link"><text:span text:style-name="Source_20_Text">override</text:span></text:a>). </text:p>
      <text:p text:style-name="List_20_Heading"><text:span text:style-name="Example">`automatic'</text:span> </text:p>
      <text:p text:style-name="P39">Если <text:span text:style-name="Variable">переменная</text:span> является автоматической переменной, определяемой во время выполнения команд каждого правила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Помимо "праздного любопытства", подобная информация может быть полезна, в первую очередь, для того, чтобы определить, насколько вы можете "доверять" значению, содержащемуся в рассматриваемой переменной. Предположим, для примера, что у вас имеется make-файл <text:span text:style-name="Teletype">`foo'</text:span>, который включает в себя другой make-файл <text:span text:style-name="Teletype">`bar'</text:span>. Вы хотите, чтобы при запуске команды <text:span text:style-name="Example">`make -f bar'</text:span>, переменная <text:span text:style-name="Source_20_Text">bletch</text:span> была определена в make-файле <text:span text:style-name="Teletype">`bar'</text:span> даже в том случае, если аналогичная переменная <text:span text:style-name="Source_20_Text">bletch</text:span> будет содержаться в операционном окружении. Однако, если переменная <text:span text:style-name="Source_20_Text">bletch</text:span> уже была определена в make-файле <text:span text:style-name="Teletype">`foo'</text:span> (до подключения make-файла <text:span text:style-name="Teletype">`bar'</text:span>), вы бы не хотели "переопределять" эту переменную в <text:span text:style-name="Teletype">`bar'</text:span>. Это можно было бы сделать, используя в файле <text:span text:style-name="Teletype">`foo'</text:span> директиву <text:span text:style-name="Source_20_Text">override</text:span>: в этом случае определение переменной, данное в файле <text:span text:style-name="Teletype">`foo'</text:span> имело бы приоритет перед более поздним ее определением в файле <text:span text:style-name="Teletype">`bar'</text:span>. К сожалению, директива <text:span text:style-name="Source_20_Text">override</text:span> также "перекрыла" бы любое определение этой переменное, заданное в командной строке. Решение может выглядеть следующим образом (фрагмент make-файла <text:span text:style-name="Teletype">`bar'</text:span>): </text:p>
      <text:p text:style-name="Preformatted_20_Text">ifdef bletch</text:p>
      <text:p text:style-name="Preformatted_20_Text">ifeq "$(origin bletch)" "environment"</text:p>
      <text:p text:style-name="Preformatted_20_Text">bletch = barf, gag, etc.</text:p>
      <text:p text:style-name="Preformatted_20_Text">endif</text:p>
      <text:p text:style-name="P33">endif</text:p>
      <text:p text:style-name="Text_20_body">Здесь, переменная <text:span text:style-name="Source_20_Text">bletch</text:span> будет переопределена, если она была определена из соответствующей переменной среды. </text:p>
      <text:p text:style-name="Text_20_body">Если вы хотите "перекрыть" определение <text:span text:style-name="Source_20_Text">bletch</text:span>, пришедшее из программного окружения, даже при наличии опции <text:span text:style-name="Example">`-e'</text:span>, то можно написать: </text:p>
      <text:p text:style-name="Preformatted_20_Text">ifneq "$(findstring environment,$(origin bletch))" ""</text:p>
      <text:p text:style-name="Preformatted_20_Text">bletch = barf, gag, etc.</text:p>
      <text:p text:style-name="P33">endif</text:p>
      <text:p text:style-name="Text_20_body">Здесь, переопределение произойдет, если выражение <text:span text:style-name="Example">`$(origin bletch)'</text:span> вернет любую из строк - <text:span text:style-name="Example">`environment'</text:span> или <text:span text:style-name="Example">`environment override'</text:span>. 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h text:style-name="Heading_20_2" text:outline-level="2"><text:a xlink:type="simple" xlink:href="http://linux.yaroslavl.ru/docs/prog/gnu_make_3-79_russian_manual.html#TOC83" office:name="SEC83" text:style-name="Internet_20_link" text:visited-style-name="Visited_20_Internet_20_Link">Функция </text:a><text:a xlink:type="simple" xlink:href="http://linux.yaroslavl.ru/docs/prog/gnu_make_3-79_russian_manual.html#TOC83" office:name="SEC83" text:style-name="Internet_20_link" text:visited-style-name="Visited_20_Internet_20_Link"><text:span text:style-name="Source_20_Text">shell</text:span></text:a></text:h>
      <text:p text:style-name="Text_20_body"><text:bookmark text:name="IDX565"/><text:bookmark text:name="IDX566"/><text:bookmark text:name="IDX567"/><text:bookmark text:name="IDX568"/>В отличие от большинства других функций (кроме, пожалуй, функции <text:span text:style-name="Source_20_Text">wildcard</text:span>; смотрите раздел <text:a xlink:type="simple" xlink:href="http://linux.yaroslavl.ru/docs/prog/gnu_make_3-79_russian_manual.html#SEC25" text:style-name="Internet_20_link" text:visited-style-name="Visited_20_Internet_20_Link">Функция </text:a><text:a xlink:type="simple" xlink:href="http://linux.yaroslavl.ru/docs/prog/gnu_make_3-79_russian_manual.html#SEC25" text:style-name="Internet_20_link" text:visited-style-name="Visited_20_Internet_20_Link"><text:span text:style-name="Source_20_Text">wildcard</text:span></text:a>), функция <text:span text:style-name="Source_20_Text">shell</text:span> служит для "общения" <text:span text:style-name="Source_20_Text">make</text:span> с внешним миром. </text:p>
      <text:p text:style-name="Text_20_body">Функция <text:span text:style-name="Source_20_Text">shell</text:span> работает аналогично символу <text:span text:style-name="Example">``'</text:span> в большинстве интерпретаторов командной строки: она производит подстановку результата выполнения команды. Это означает, что в качестве аргумента она принимает команду интерпретатора командной строки, а в качестве результата возвращает "выходные данные" этой команды. Единственным преобразованием полученного результата, которое выполняет <text:span text:style-name="Source_20_Text">make</text:span> перед подстановкой его в окружающий текст, является преобразование символов перевода строки (или пар перевод-строки/возврат-каретки) в одиночные пробелы. Также производится удаление "конечных" (находящихся в конце данных) символов перевода строки (или пар перевод-строки/возврат-каретки). </text:p>
      <text:p text:style-name="Text_20_body"><text:soft-page-break/>Команды, указанные в <text:span text:style-name="Source_20_Text">shell</text:span>, запускаются в момент вычисления этой функции. Как правило, это происходит в момент чтения make-файла. Исключение составляет случай, когда эта функция <text:span text:style-name="Source_20_Text">shell</text:span> используется в командах правила. В этом случае она будет вычисляться (будут выполняться указанные в ней команды) во время работы команд правила. </text:p>
      <text:p text:style-name="Text_20_body">Вот несколько примеров использования функции <text:span text:style-name="Source_20_Text">shell</text:span>: </text:p>
      <text:p text:style-name="P33">contents := $(shell cat foo)</text:p>
      <text:p text:style-name="Text_20_body">В этом примере, в переменную <text:span text:style-name="Source_20_Text">contents</text:span> записывается содержимое файла <text:span text:style-name="Teletype">`foo'</text:span> (видоизмененное таким образом, что все символы перевода строки заменены в нем на пробелы). В следующем примере: </text:p>
      <text:p text:style-name="P33">files := $(shell echo *.c)</text:p>
      <text:p text:style-name="Text_20_body">в переменную <text:span text:style-name="Source_20_Text">files</text:span> записывается список файлов, полученных по маске <text:span text:style-name="Example">`*.c'</text:span>. Скорее всего (если только вы не имеете какой-нибудь очень странный командный интерпретатор), результат будет аналогичен использованию выражения <text:span text:style-name="Example">`$(wildcard *.c)'</text:span>. </text:p>
      <text:h text:style-name="Heading_20_2" text:outline-level="2"><text:a xlink:type="simple" xlink:href="http://linux.yaroslavl.ru/docs/prog/gnu_make_3-79_russian_manual.html#TOC84" office:name="SEC84" text:style-name="Internet_20_link" text:visited-style-name="Visited_20_Internet_20_Link">Функции управления сборкой</text:a></text:h>
      <text:p text:style-name="Text_20_body"><text:bookmark text:name="IDX569"/><text:bookmark text:name="IDX570"/>Эти функции управляют ходом сборки. В основном, они используются для выдачи некоторой информации пользователю make-файла или для завершения работы <text:span text:style-name="Source_20_Text">make</text:span> при обнаружении каких-либо проблем в "окружающей среде". </text:p>
      <text:p text:style-name="List_20_Heading"><text:span text:style-name="Source_20_Text">$(error </text:span><text:span text:style-name="Source_20_Text"><text:span text:style-name="Variable">текст</text:span></text:span><text:span text:style-name="Source_20_Text">...)</text:span> </text:p>
      <text:p text:style-name="P39"><text:bookmark text:name="IDX571"/><text:bookmark text:name="IDX572"/><text:bookmark text:name="IDX573"/>Генерирует "фатальную" ошибку с сообщением <text:span text:style-name="Variable">текст</text:span>. Обратите внимание, что ошибка генерируется в момент вычисления функции. Соответственно, если вы вызываете эту функцию внутри команд правила или в правой части оператора присваивания для рекурсивной переменной, ошибка будет генерироваться не сразу. Перед генерацией ошибки <text:span text:style-name="Variable">сообщение</text:span> "расширяется". В следующем примере: </text:p>
      <text:p text:style-name="P36">ifdef ERROR1</text:p>
      <text:p text:style-name="P36">$(error error is $(ERROR1))</text:p>
      <text:p text:style-name="P37">endif</text:p>
      <text:p text:style-name="P39">во время чтения make-файла будет генерироваться фатальная ошибка если была определена переменная <text:span text:style-name="Source_20_Text">ERROR1</text:span>. Здесь: </text:p>
      <text:p text:style-name="P36">ERR = $(error found an error!)</text:p>
      <text:p text:style-name="P36"/>
      <text:p text:style-name="P36">.PHONY: err</text:p>
      <text:p text:style-name="P37">err: ; $(ERR)</text:p>
      <text:p text:style-name="List_20_Contents">фатальная ошибка будет генерироваться при обработке цели <text:span text:style-name="Source_20_Text">err</text:span>. </text:p>
      <text:p text:style-name="List_20_Heading"><text:span text:style-name="Source_20_Text">$(warning </text:span><text:span text:style-name="Source_20_Text"><text:span text:style-name="Variable">текст</text:span></text:span><text:span text:style-name="Source_20_Text">...)</text:span> </text:p>
      <text:p text:style-name="P39"><text:bookmark text:name="IDX574"/><text:bookmark text:name="IDX575"/><text:bookmark text:name="IDX576"/>Эта функция работает подобно описанной выше функции <text:span text:style-name="Source_20_Text">error</text:span>, но, в отличии от нее, не вызывает завершения работы <text:span text:style-name="Source_20_Text">make</text:span>. Сообщение <text:span text:style-name="Variable">текст</text:span> "расширяется" и выводится, после чего обработка make-файла продолжается. Возвращаемое значение этой функции - пустая строка. </text:p>
      <text:h text:style-name="Heading_20_1" text:outline-level="1"><text:a xlink:type="simple" xlink:href="http://linux.yaroslavl.ru/docs/prog/gnu_make_3-79_russian_manual.html#TOC85" office:name="SEC85" text:style-name="Internet_20_link" text:visited-style-name="Visited_20_Internet_20_Link">Запуск </text:a><text:a xlink:type="simple" xlink:href="http://linux.yaroslavl.ru/docs/prog/gnu_make_3-79_russian_manual.html#TOC85" office:name="SEC85" text:style-name="Internet_20_link" text:visited-style-name="Visited_20_Internet_20_Link"><text:span text:style-name="Source_20_Text">make</text:span></text:a></text:h>
      <text:p text:style-name="Text_20_body">Make-файл, описывающий, каким образом следует перекомпилировать программу, может использоваться по-разному. В простейшем случае, он используется для перекомпиляции всех "устаревших" файлов программы. Обычно, make-файлы пишутся таким образом, чтобы при запуске без параметров, <text:span text:style-name="Source_20_Text">make</text:span> выполняла именно это действие. </text:p>
      <text:p text:style-name="Text_20_body"><text:soft-page-break/>Однако, у вас может возникнуть потребность выполнить какие-нибудь другие действия, например: обновить только некоторые из файлов, использовать другой компилятор или другие опции компиляции. Наконец, у вас может появиться желание просто узнать какие из файлов нуждаются в обновлении без того, чтобы в действительности их обновлять. </text:p>
      <text:p text:style-name="Text_20_body">Указывая дополнительные параметры при запуске <text:span text:style-name="Source_20_Text">make</text:span>, вы сможете выполнить эти и многие другие действия. </text:p>
      <text:p text:style-name="Text_20_body">По окончанию работы <text:span text:style-name="Source_20_Text">make</text:span>, код завершения программы представляет собой одно из трех возможных значений: </text:p>
      <text:p text:style-name="List_20_Heading"><text:span text:style-name="Source_20_Text">0</text:span> </text:p>
      <text:p text:style-name="List_20_Contents">Код завершения равен нулю если работа <text:span text:style-name="Source_20_Text">make</text:span> завершена успешно. </text:p>
      <text:p text:style-name="List_20_Heading"><text:span text:style-name="Source_20_Text">2</text:span> </text:p>
      <text:p text:style-name="List_20_Contents">Код завершения равен двум если в ходе работы <text:span text:style-name="Source_20_Text">make</text:span> возникли какие-то ошибки. Суть происшедших ошибок описана в выдаваемых <text:span text:style-name="Source_20_Text">make</text:span> сообщениях. </text:p>
      <text:p text:style-name="List_20_Heading"><text:span text:style-name="Source_20_Text">1</text:span> </text:p>
      <text:p text:style-name="P39">Код завершения равен одному, если при запуске <text:span text:style-name="Source_20_Text">make</text:span> была указана опция <text:span text:style-name="Example">`-q'</text:span> и <text:span text:style-name="Source_20_Text">make</text:span> определила, что некоторые цели нуждаются в обновлении. Смотрите раздел <text:a xlink:type="simple" xlink:href="http://linux.yaroslavl.ru/docs/prog/gnu_make_3-79_russian_manual.html#SEC88" text:style-name="Internet_20_link" text:visited-style-name="Visited_20_Internet_20_Link">Вместо исполнения команд</text:a>. </text:p>
      <text:h text:style-name="Heading_20_2" text:outline-level="2"><text:a xlink:type="simple" xlink:href="http://linux.yaroslavl.ru/docs/prog/gnu_make_3-79_russian_manual.html#TOC86" office:name="SEC86" text:style-name="Internet_20_link" text:visited-style-name="Visited_20_Internet_20_Link">Аргументы для задания make-файла</text:a></text:h>
      <text:p text:style-name="Text_20_body"><text:bookmark text:name="IDX577"/><text:bookmark text:name="IDX578"/><text:bookmark text:name="IDX579"/>Для указания имени make-файла, который следует интерпретировать, служат опции <text:span text:style-name="Example">`-f'</text:span> и <text:span text:style-name="Example">`--file'</text:span> (также работает опция <text:span text:style-name="Example">`--makefile'</text:span>). Например, <text:span text:style-name="Example">`-f altmake'</text:span> указывает на необходимость использования <text:span text:style-name="Teletype">`altmake'</text:span> в качестве make-файла. </text:p>
      <text:p text:style-name="Text_20_body">При задании сразу нескольких опций <text:span text:style-name="Example">`-f'</text:span> с аргументом, все указанные make-файлы будут использованы (логически "объединяясь" в один make-файл). </text:p>
      <text:p text:style-name="Text_20_body">При отсутствии опций <text:span text:style-name="Example">`-f'</text:span> или <text:span text:style-name="Example">`--file'</text:span>, по умолчанию, <text:span text:style-name="Source_20_Text">make</text:span> пытается найти файлы с именами <text:span text:style-name="Teletype">`GNUmakefile'</text:span>, <text:span text:style-name="Teletype">`makefile'</text:span>, и <text:span text:style-name="Teletype">`Makefile'</text:span> (в указанном порядке). Первый же найденный файл, который существует или может быть построен, используется как make-файл для работы (смотрите раздел <text:a xlink:type="simple" xlink:href="http://linux.yaroslavl.ru/docs/prog/gnu_make_3-79_russian_manual.html#SEC12" text:style-name="Internet_20_link" text:visited-style-name="Visited_20_Internet_20_Link">Создание make-файлов</text:a>). </text:p>
      <text:h text:style-name="Heading_20_2" text:outline-level="2"><text:a xlink:type="simple" xlink:href="http://linux.yaroslavl.ru/docs/prog/gnu_make_3-79_russian_manual.html#TOC87" office:name="SEC87" text:style-name="Internet_20_link" text:visited-style-name="Visited_20_Internet_20_Link">Аргументы для задания главной цели (goal)</text:a></text:h>
      <text:p text:style-name="Text_20_body"><text:bookmark text:name="IDX580"/><text:span text:style-name="Strong_20_Emphasis">Главная цель (goal)</text:span> - это цель которую стремится достичь <text:span text:style-name="Source_20_Text">make</text:span> в результате своей работы. Прочие цели make-файла обновляеются только в том случае, если они прямо или косвенно являются пререквизитами главной цели. </text:p>
      <text:p text:style-name="Text_20_body">По умолчанию, главной целью становится первая цель make-файла (кроме целей, чьи имена начинаются с точки). Поэтому, обычно, make-файлы пишутся таким образом, чтобы первая цель описывала процесс компиляции программы или набора программ, для сборки которых предназначается make-файл. Если первое правило make-файла описывает сразу несколько целей, только первая из целей (а не все описываемые цели) становится главной целью по умолчанию. </text:p>
      <text:p text:style-name="Text_20_body">Вы можете задать <text:span text:style-name="Source_20_Text">make</text:span> главную цель (или несколько главных целей), указав ее (или их) имя в качестве аргументов. При задании сразу нескольких главных целей, <text:span text:style-name="Source_20_Text">make</text:span> будет обрабатывать их поочередно, в том порядке, как они были перечислены. </text:p>
      <text:p text:style-name="Text_20_body">В качестве главной цели может быть указана любая цель make-файла (за исключением целей, чье имя начинается с символа <text:span text:style-name="Example">`-'</text:span> или содержит символ <text:span text:style-name="Example">`='</text:span>, поскольку такая цель будет "воспринята" как задание опции или определение переменной). Можно задать даже такую цель, которая не описана в make-файле; в этом случае <text:span text:style-name="Source_20_Text">make</text:span> попытается ее достичь, используя имеющиеся у нее неявные правила. </text:p>
      <text:p text:style-name="Text_20_body"><text:bookmark text:name="IDX581"/><text:bookmark text:name="IDX582"/><text:soft-page-break/>Список главных целей, указанных вами в командной строке, <text:span text:style-name="Source_20_Text">make</text:span> записывает в специальную переменную <text:span text:style-name="Source_20_Text">MAKECMDGOALS</text:span>. Если в командной строке не было задано ни одной цели, эта переменная остается пустой. Обратите внимание, что эта переменная должна использоваться только в особых случаях. </text:p>
      <text:p text:style-name="Text_20_body">Следующий пример демонстрирует "надлежащее" использование переменной <text:span text:style-name="Source_20_Text">MAKECMDGOALS</text:span>. Она используется для того, чтобы избежать подключения файлов <text:span text:style-name="Teletype">`.d'</text:span>, когда в командной строке указывается цель <text:span text:style-name="Source_20_Text">clean</text:span> (смотрите раздел <text:a xlink:type="simple" xlink:href="http://linux.yaroslavl.ru/docs/prog/gnu_make_3-79_russian_manual.html#SEC43" text:style-name="Internet_20_link" text:visited-style-name="Visited_20_Internet_20_Link">Автоматическая генерация списка пререквизитов</text:a>), так что <text:span text:style-name="Source_20_Text">make</text:span> не будет пытаться создать эти файлы только для того, чтобы тут же их удалить: </text:p>
      <text:p text:style-name="Preformatted_20_Text">sources = foo.c bar.c</text:p>
      <text:p text:style-name="Preformatted_20_Text"/>
      <text:p text:style-name="Preformatted_20_Text">ifneq ($(MAKECMDGOALS),clean)</text:p>
      <text:p text:style-name="Preformatted_20_Text">include $(sources:.c=.d)</text:p>
      <text:p text:style-name="P33">endif</text:p>
      <text:p text:style-name="Text_20_body">Явное указание главной цели полезно, если вы хотите перекомпилировать только часть программы или только одну из нескольких программ. В таком случае, укажите в качестве главной цели все файлы, которые вы хотели бы обновить. Пусть, например, у вас имеется каталог, содержащий сразу несколько программ и make-файл, который начинается примерно так: </text:p>
      <text:p text:style-name="Preformatted_20_Text">.PHONY: all</text:p>
      <text:p text:style-name="P33">all: size nm ld ar as</text:p>
      <text:p text:style-name="Text_20_body">Если вы работаете над программой <text:span text:style-name="Source_20_Text">size</text:span>, удобно запускать <text:span text:style-name="Example">`make size'</text:span> чтобы перекомпилировались только файлы, относящиеся к этой программы. </text:p>
      <text:p text:style-name="Text_20_body">Явное задание цели может применяться для построения тех файлов, которые при "обычной" работе не строятся. Это, например, может быть файл с отладочной информацией или специальная тестовая версия программы, для которых в make-файле имеется свое правило, но которые не являются пререквизитами главной цели, выбираемой по умолчанию. </text:p>
      <text:p text:style-name="Text_20_body">Явное указание главной цели может использоваться для запуска команд, ассоциированных с абстрактной (смотрите раздел <text:a xlink:type="simple" xlink:href="http://linux.yaroslavl.ru/docs/prog/gnu_make_3-79_russian_manual.html#SEC33" text:style-name="Internet_20_link" text:visited-style-name="Visited_20_Internet_20_Link">Абстрактные цели</text:a>) или пустой (смотрите раздел <text:a xlink:type="simple" xlink:href="http://linux.yaroslavl.ru/docs/prog/gnu_make_3-79_russian_manual.html#SEC35" text:style-name="Internet_20_link" text:visited-style-name="Visited_20_Internet_20_Link">Использование пустых целей для фиксации событий</text:a>) целью. Например, во многих make-файлах есть абстрактная цель <text:span text:style-name="Teletype">`clean'</text:span>, которая очищает каталог, удаляя все файлы, кроме файлов с исходными текстами. Естественно, это делается только по вашему требованию <text:span text:style-name="Example">`make clean'</text:span>. Ниже приведен список типичных абстрактных и пустых целей. Смотрите раздел <text:a xlink:type="simple" xlink:href="http://linux.yaroslavl.ru/docs/prog/gnu_make_3-79_russian_manual.html#SEC121" text:style-name="Internet_20_link" text:visited-style-name="Visited_20_Internet_20_Link">Стандартные имена целей для пользователей</text:a>, где описываются все "стандартные" имена целей, используемые в программах GNU. </text:p>
      <text:p text:style-name="List_20_Heading"><text:span text:style-name="Teletype">`all'</text:span> </text:p>
      <text:p text:style-name="List_20_Contents"><text:bookmark text:name="IDX583"/>Построить все "высокоуровневые" цели make-файла. </text:p>
      <text:p text:style-name="List_20_Heading"><text:span text:style-name="Teletype">`clean'</text:span> </text:p>
      <text:p text:style-name="List_20_Contents"><text:bookmark text:name="IDX584"/>Удалить все файлы, которые, обычно, создаются в результате работы <text:span text:style-name="Source_20_Text">make</text:span>. </text:p>
      <text:p text:style-name="List_20_Heading"><text:span text:style-name="Teletype">`mostlyclean'</text:span> </text:p>
      <text:p text:style-name="List_20_Contents"><text:bookmark text:name="IDX585"/>Работает аналогично <text:span text:style-name="Example">`clean'</text:span>, но может воздержаться от удаления некоторых файлов, которые, как правило, не желательно перекомпилировать. Например, в make-файле, описывающем сборку компилятора GCC, цель <text:span text:style-name="Example">`mostlyclean'</text:span> не удаляет файл <text:span text:style-name="Teletype">`libgcc.a'</text:span>, поскольку его перекомпиляция требуется редко и занимает много времени. </text:p>
      <text:p text:style-name="List_20_Heading"><text:span text:style-name="Teletype">`distclean'</text:span> </text:p>
      <text:p text:style-name="List_20_Heading"><text:bookmark text:name="IDX586"/><text:span text:style-name="Teletype">`realclean'</text:span> </text:p>
      <text:p text:style-name="List_20_Heading"><text:bookmark text:name="IDX587"/><text:span text:style-name="Teletype">`clobber'</text:span> </text:p>
      <text:p text:style-name="List_20_Contents"><text:bookmark text:name="IDX588"/>Любая из этих целей может быть определена для удаления <text:span text:style-name="Emphasis">большего</text:span> числа файлов, чем это делает <text:span text:style-name="Example">`clean'</text:span>. Так, например, могли бы удаляться конфигурационные файлы или линки, которые создаются при подготовке к компиляции (не обязательно самим make-файлом). </text:p>
      <text:p text:style-name="List_20_Heading"><text:span text:style-name="Teletype">`install'</text:span> </text:p>
      <text:p text:style-name="List_20_Contents"><text:bookmark text:name="IDX589"/><text:soft-page-break/>Скопировать исполняемый файл в каталог, где обычно хранятся исполняемые файлы программ; скопировать дополнительные файлы, используемые исполняемым файлом, в нужные каталоги (где исполняемый файл ожидает их найти). </text:p>
      <text:p text:style-name="List_20_Heading"><text:span text:style-name="Teletype">`print'</text:span> </text:p>
      <text:p text:style-name="List_20_Contents"><text:bookmark text:name="IDX590"/>Печать листингов всех исходных файлов, которые были модефицированы. </text:p>
      <text:p text:style-name="List_20_Heading"><text:span text:style-name="Teletype">`tar'</text:span> </text:p>
      <text:p text:style-name="List_20_Contents"><text:bookmark text:name="IDX591"/>Создает tar-архив с файлами исходных текстов. </text:p>
      <text:p text:style-name="List_20_Heading"><text:span text:style-name="Teletype">`shar'</text:span> </text:p>
      <text:p text:style-name="List_20_Contents"><text:bookmark text:name="IDX592"/>Создать самораспаковывающийся архив (shar-файл) из исходных файлов. </text:p>
      <text:p text:style-name="List_20_Heading"><text:span text:style-name="Teletype">`dist'</text:span> </text:p>
      <text:p text:style-name="List_20_Contents"><text:bookmark text:name="IDX593"/>Создать из исходных файлов дистрибутив. Это может быть tar-файл, shar-файл, сжатые их версии или что-нибудь другое. </text:p>
      <text:p text:style-name="List_20_Heading"><text:span text:style-name="Teletype">`TAGS'</text:span> </text:p>
      <text:p text:style-name="List_20_Contents"><text:bookmark text:name="IDX594"/>Обновить таблицу тегов для этой программы. </text:p>
      <text:p text:style-name="List_20_Heading"><text:span text:style-name="Teletype">`check'</text:span> </text:p>
      <text:p text:style-name="List_20_Heading"><text:bookmark text:name="IDX595"/><text:span text:style-name="Teletype">`test'</text:span> </text:p>
      <text:p text:style-name="P39"><text:bookmark text:name="IDX596"/>Выполнить самотестирование программ, построенных этим make-файлом. </text:p>
      <text:h text:style-name="Heading_20_2" text:outline-level="2"><text:a xlink:type="simple" xlink:href="http://linux.yaroslavl.ru/docs/prog/gnu_make_3-79_russian_manual.html#TOC88" office:name="SEC88" text:style-name="Internet_20_link" text:visited-style-name="Visited_20_Internet_20_Link">Вместо исполнения команд</text:a></text:h>
      <text:p text:style-name="Text_20_body"><text:bookmark text:name="IDX597"/><text:bookmark text:name="IDX598"/>Make-файл указывает программе <text:span text:style-name="Source_20_Text">make</text:span>, как определить - нуждается ли цель в обновлении и каким образом ее следует обновлять. Однако, не всегда вам требуется именно обновление цели. Указывая подходящие опции, можно заставить <text:span text:style-name="Source_20_Text">make</text:span> выполнять другие действия. </text:p>
      <text:p text:style-name="List_20_Heading"><text:span text:style-name="Example">`-n'</text:span> </text:p>
      <text:p text:style-name="List_20_Heading"><text:span text:style-name="Example">`--just-print'</text:span> </text:p>
      <text:p text:style-name="List_20_Heading"><text:span text:style-name="Example">`--dry-run'</text:span> </text:p>
      <text:p text:style-name="List_20_Heading"><text:span text:style-name="Example">`--recon'</text:span> </text:p>
      <text:p text:style-name="List_20_Contents"><text:bookmark text:name="IDX599"/><text:bookmark text:name="IDX600"/><text:bookmark text:name="IDX601"/><text:bookmark text:name="IDX602"/>"Нет операции". Будут печататься (без реального выполнения) команды, которые бы выполнила <text:span text:style-name="Source_20_Text">make</text:span> для обновления целей. </text:p>
      <text:p text:style-name="List_20_Heading"><text:span text:style-name="Example">`-t'</text:span> </text:p>
      <text:p text:style-name="List_20_Heading"><text:span text:style-name="Example">`--touch'</text:span> </text:p>
      <text:p text:style-name="List_20_Contents"><text:bookmark text:name="IDX603"/><text:bookmark text:name="IDX604"/><text:bookmark text:name="IDX605"/><text:bookmark text:name="IDX606"/>Цели помечаются как "обновленные" без реального их изменения. Иначе говоря, <text:span text:style-name="Source_20_Text">make</text:span> просто "делает вид" что скомпилировала нужные цели, на самом деле не изменяя их. </text:p>
      <text:p text:style-name="List_20_Heading"><text:span text:style-name="Example">`-q'</text:span> </text:p>
      <text:p text:style-name="List_20_Heading"><text:span text:style-name="Example">`--question'</text:span> </text:p>
      <text:p text:style-name="List_20_Contents"><text:bookmark text:name="IDX607"/><text:bookmark text:name="IDX608"/><text:bookmark text:name="IDX609"/>"Проверка". Делается проверка - нуждаются ли цели в обновлении, но никаких команд не исполняется. Никакой компиляции и никакого вывода сообщений при этом не производится. </text:p>
      <text:p text:style-name="List_20_Heading"><text:span text:style-name="Example">`-W </text:span><text:span text:style-name="Example"><text:span text:style-name="Variable">файл</text:span></text:span><text:span text:style-name="Example">'</text:span> </text:p>
      <text:p text:style-name="List_20_Heading"><text:span text:style-name="Example">`--what-if=</text:span><text:span text:style-name="Example"><text:span text:style-name="Variable">файл</text:span></text:span><text:span text:style-name="Example">'</text:span> </text:p>
      <text:p text:style-name="List_20_Heading"><text:span text:style-name="Example">`--assume-new=</text:span><text:span text:style-name="Example"><text:span text:style-name="Variable">файл</text:span></text:span><text:span text:style-name="Example">'</text:span> </text:p>
      <text:p text:style-name="List_20_Heading"><text:span text:style-name="Example">`--new-file=</text:span><text:span text:style-name="Example"><text:span text:style-name="Variable">файл</text:span></text:span><text:span text:style-name="Example">'</text:span> </text:p>
      <text:p text:style-name="P39"><text:bookmark text:name="IDX610"/><text:bookmark text:name="IDX611"/><text:bookmark text:name="IDX612"/><text:bookmark text:name="IDX613"/><text:bookmark text:name="IDX614"/><text:bookmark text:name="IDX615"/>"Что если?". За каждой опцией <text:span text:style-name="Example">`-W'</text:span> следует имя файла. Для указанных таким образом файлов, <text:span text:style-name="Source_20_Text">make</text:span> предполагает, что их время модефикации равно текущему времени (при этом, реальное время модефикации этих файлов не меняется). Совместно используя опции <text:span text:style-name="Example">`-W'</text:span> и <text:span text:style-name="Example">`-n'</text:span>, можно увидеть, какие действия предпримет <text:span text:style-name="Source_20_Text">make</text:span>, если перечисленные файлы действительно будут модефицированы. </text:p>
      <text:p text:style-name="Text_20_body">При наличии опции <text:span text:style-name="Example">`-n'</text:span>, <text:span text:style-name="Source_20_Text">make</text:span> только печатает команды, без реального их выполнения. </text:p>
      <text:p text:style-name="Text_20_body">Эффект опции <text:span text:style-name="Example">`-t'</text:span> состоит в том, что <text:span text:style-name="Source_20_Text">make</text:span> игнорирует команды, указанные в правилах и использует вместо них команду <text:span text:style-name="Source_20_Text">touch</text:span> для всех целей, нуждающихся в обновлении. Печатается также команда <text:span text:style-name="Source_20_Text">touch</text:span>, если только не были указаны опции <text:span text:style-name="Example">`-s'</text:span> или <text:span text:style-name="Source_20_Text">.SILENT</text:span>. В действительности, для увеличения скорости, <text:span text:style-name="Source_20_Text">make</text:span> не вызывает программу <text:span text:style-name="Source_20_Text">touch</text:span>, а выполняет всю требуемую работу "напрямую". </text:p>
      <text:p text:style-name="Text_20_body"><text:soft-page-break/>При наличии опции <text:span text:style-name="Example">`-q'</text:span>, <text:span text:style-name="Source_20_Text">make</text:span> ничего не печатает и не исполняет никаких команд, а просто возвращает соответствующий код возврата. Нулевой код возврата означает, что цели не нуждаются в обновлении. Код возврата, равный единице, означает, что какие-то из целей нуждаются в обновлении. И, наконец, код возврата, равный двум, означает, что произошла ошибка (таким образом, вы можете отличить ошибочную ситуацию от случая, когда цели нуждаются в обновлении). </text:p>
      <text:p text:style-name="Text_20_body">При вызове <text:span text:style-name="Source_20_Text">make</text:span>, можно указать только одну из трех вышеперечисленных опций - задание сразу нескольких опций считается ошибкой. </text:p>
      <text:p text:style-name="Text_20_body">Опции <text:span text:style-name="Example">`-n'</text:span>, <text:span text:style-name="Example">`-t'</text:span> и <text:span text:style-name="Example">`-q'</text:span> не влияют на командные строки, начинающиеся с <text:span text:style-name="Example">`+'</text:span>, а также строки, содержащие <text:span text:style-name="Example">`$(MAKE)'</text:span> или <text:span text:style-name="Example">`${MAKE}'</text:span>. Обратите внимание, что при наличии вышеперечисленных опций будут запускаться только строки, начинающиеся с <text:span text:style-name="Example">`+'</text:span> или содержащие <text:span text:style-name="Example">`$(MAKE)'</text:span> или <text:span text:style-name="Example">`${MAKE}'</text:span> - другие строки тех же правил не будут запускаться (смотрите раздел <text:a xlink:type="simple" xlink:href="http://linux.yaroslavl.ru/docs/prog/gnu_make_3-79_russian_manual.html#SEC51" text:style-name="Internet_20_link" text:visited-style-name="Visited_20_Internet_20_Link">Как работает переменная </text:a><text:a xlink:type="simple" xlink:href="http://linux.yaroslavl.ru/docs/prog/gnu_make_3-79_russian_manual.html#SEC51" text:style-name="Internet_20_link" text:visited-style-name="Visited_20_Internet_20_Link"><text:span text:style-name="Source_20_Text">MAKE</text:span></text:a>). </text:p>
      <text:p text:style-name="Text_20_body">Опцию <text:span text:style-name="Example">`-W'</text:span> можно использовать двумя путями: </text:p>
      <text:list xml:id="list6978772599984698854" text:style-name="L7">
        <text:list-item>
          <text:p text:style-name="P22">При наличии опций <text:span text:style-name="Example">`-n'</text:span> или <text:span text:style-name="Example">`-q'</text:span>, вы можете увидеть, какие действия предпринила бы <text:span text:style-name="Source_20_Text">make</text:span>, если бы вы модефицировали указанные файлы. </text:p>
        </text:list-item>
        <text:list-item>
          <text:p text:style-name="P7">При отсутствии опций <text:span text:style-name="Example">`-n'</text:span> или <text:span text:style-name="Example">`-q'</text:span>, опции <text:span text:style-name="Example">`-W'</text:span> заставят <text:span text:style-name="Source_20_Text">make</text:span> вести себя во время выполнения команд так, как если бы указанные файлы были модефицированы (хотя, на самом деле, они и не были модефицированы). </text:p>
        </text:list-item>
      </text:list>
      <text:p text:style-name="Text_20_body">Другую информацию о <text:span text:style-name="Source_20_Text">make</text:span> и используемых make-файлах вы можете получить с помощью опций <text:span text:style-name="Example">`-p'</text:span> и <text:span text:style-name="Example">`-v'</text:span> (смотрите раздел <text:a xlink:type="simple" xlink:href="http://linux.yaroslavl.ru/docs/prog/gnu_make_3-79_russian_manual.html#SEC92" text:style-name="Internet_20_link" text:visited-style-name="Visited_20_Internet_20_Link">Обзор опций</text:a>). </text:p>
      <text:h text:style-name="Heading_20_2" text:outline-level="2"><text:a xlink:type="simple" xlink:href="http://linux.yaroslavl.ru/docs/prog/gnu_make_3-79_russian_manual.html#TOC89" office:name="SEC89" text:style-name="Internet_20_link" text:visited-style-name="Visited_20_Internet_20_Link">Предотвращение перекомпиляции некоторых файлов</text:a></text:h>
      <text:p text:style-name="Text_20_body"><text:bookmark text:name="IDX616"/><text:bookmark text:name="IDX617"/><text:bookmark text:name="IDX618"/><text:bookmark text:name="IDX619"/><text:bookmark text:name="IDX620"/><text:bookmark text:name="IDX621"/>Иногда, после изменения исходного файла, вам хотелось бы избежать перекомпиляции всех файлов, которые от него зависят. Предположим, что вы добавили макрос или прототип функции в заголовочный файл, от которого зависят многие исходные файлы. Будучи "консервативной", <text:span text:style-name="Source_20_Text">make</text:span> предполагает что любые изменения, внесенные в заголовочные файлы, требуют перекомпиляции всех файлов, которые от них зависят. Вы, однако, понимаете, что, в данном случае, нет необходимости в подобной перекомпиляции и не хотели бы тратить время, ожидая ее завершения. </text:p>
      <text:p text:style-name="Text_20_body">Если вы заранее предвидели эту проблему и еще не внесли изменения в заголовочный файл, вы можете воспользоваться опцией <text:span text:style-name="Example">`-t'</text:span>. Эта опция заставит <text:span text:style-name="Source_20_Text">make</text:span> не исполняя команд, пометить все цели как "обновленные", изменив время их последней модефикации. Поступая так, вам следует придерживаться следующей процедуры: </text:p>
      <text:list xml:id="list7018484713863133098" text:style-name="L8">
        <text:list-item>
          <text:p text:style-name="P23">Используйте команду <text:span text:style-name="Example">`make'</text:span> для перекомпиляции всех файлов, которые действительно в этом нуждаются. </text:p>
        </text:list-item>
        <text:list-item>
          <text:p text:style-name="P23">Внесите изменения в заголовочные файлы. </text:p>
        </text:list-item>
        <text:list-item>
          <text:p text:style-name="P8">Используйте команду <text:span text:style-name="Example">`make -t'</text:span>, чтобы пометить все объектные файлы как "обновленные". При следующем запуске <text:span text:style-name="Source_20_Text">make</text:span>, внесенные в заголовочные файлы изменения, уже не вызовут перекомпиляции программы. </text:p>
        </text:list-item>
      </text:list>
      <text:p text:style-name="Text_20_body">Однако, если вы уже внесли изменения в заголовочный файл, в то время как у вас еще имеются другие файлы, нуждающиеся в обновлении, использовать приведенную выше процедуру уже поздно. Вместо этого, вы можете воспользоваться опцией <text:span text:style-name="Example">`-o </text:span><text:span text:style-name="Example"><text:span text:style-name="Variable">файл</text:span></text:span><text:span text:style-name="Example">'</text:span> дабы указанный файл рассматривался как "старый" (смотрите раздел <text:a xlink:type="simple" xlink:href="http://linux.yaroslavl.ru/docs/prog/gnu_make_3-79_russian_manual.html#SEC92" text:style-name="Internet_20_link" text:visited-style-name="Visited_20_Internet_20_Link">Обзор опций</text:a>). В таком случае ни этот файл, ни зависящие от него файлы обновляться не будут. Придерживайтесь следующей процедуры: </text:p>
      <text:list xml:id="list64813572145520103" text:style-name="L9">
        <text:list-item>
          <text:p text:style-name="P24"><text:soft-page-break/>Перекомпилируйте все исходные файлы, которые нуждаются в компиляции по причинам, не связанным с вашей модефикацией заголовочного файла, используя <text:span text:style-name="Example">`make -o </text:span><text:span text:style-name="Example"><text:span text:style-name="Variable">имя_заголовочного_файла</text:span></text:span><text:span text:style-name="Example">'</text:span>. Если вы изменили несколько заголовочных файлов, используйте отдельные опции <text:span text:style-name="Example">`-o'</text:span> для каждого из них. </text:p>
        </text:list-item>
        <text:list-item>
          <text:p text:style-name="P9">Обновите время модефикации всех объектных файлов, используя <text:span text:style-name="Example">`make -t'</text:span>. </text:p>
        </text:list-item>
      </text:list>
      <text:h text:style-name="Heading_20_2" text:outline-level="2"><text:a xlink:type="simple" xlink:href="http://linux.yaroslavl.ru/docs/prog/gnu_make_3-79_russian_manual.html#TOC90" office:name="SEC90" text:style-name="Internet_20_link" text:visited-style-name="Visited_20_Internet_20_Link">"Перекрытие" (overriding) переменных</text:a></text:h>
      <text:p text:style-name="Text_20_body"><text:bookmark text:name="IDX622"/><text:bookmark text:name="IDX623"/><text:bookmark text:name="IDX624"/><text:bookmark text:name="IDX625"/>Аргумент командной строки, содержащий <text:span text:style-name="Example">`='</text:span> определяет значение переменной: запись <text:span text:style-name="Example">`</text:span><text:span text:style-name="Example"><text:span text:style-name="Variable">v</text:span></text:span><text:span text:style-name="Example">=</text:span><text:span text:style-name="Example"><text:span text:style-name="Variable">x</text:span></text:span><text:span text:style-name="Example">'</text:span> означает, что переменная <text:span text:style-name="Variable">v</text:span> получит значение <text:span text:style-name="Variable">x</text:span>. Если значение переменной было задано подобным образом, то все "обычные" присваивания этой переменной нового значения внутри make-файла будут игнорироваться; мы говорим что они будут <text:span text:style-name="Strong_20_Emphasis">перекрыты (overridden)</text:span> аргументом командной строки. </text:p>
      <text:p text:style-name="Text_20_body">Чаще всего, данное средство используется для передачи дополнительных опций компилятору. Например, в "правильно" написанном make-файле переменная <text:span text:style-name="Source_20_Text">CFLAGS</text:span> используется при каждом вызове компилятора Си, так что исходный файл <text:span text:style-name="Teletype">`foo.c'</text:span> мог бы компилироваться приблизительно так: </text:p>
      <text:p text:style-name="P33">cc -c $(CFLAGS) foo.c</text:p>
      <text:p text:style-name="Text_20_body">Таким образом, значение, хранящееся в <text:span text:style-name="Source_20_Text">CFLAGS</text:span>, будет влиять на любой процесс компиляции. Вполне возможно, что в make-файле определяется некоторое "обычное" значение для переменной <text:span text:style-name="Source_20_Text">CFLAGS</text:span>, например: </text:p>
      <text:p text:style-name="P33">CFLAGS=-g</text:p>
      <text:p text:style-name="Text_20_body">Каждый раз, запуская <text:span text:style-name="Source_20_Text">make</text:span>, вы, при желании, можете "перекрыть" это значение переменной <text:span text:style-name="Source_20_Text">CFLAGS</text:span>. Например, при вызове <text:span text:style-name="Example">`make CFLAGS='-g -O''</text:span>, каждая компиляция будет осуществляться с помощью <text:span text:style-name="Example">`cc -c -g -O'</text:span>. (Этот пример также иллюстрирует, как вы можете включать пробелы и другие специальные символы в значение переменной при ее перекрытии.) </text:p>
      <text:p text:style-name="Text_20_body">Переменная <text:span text:style-name="Source_20_Text">CFLAGS</text:span> - лишь одна из многих "стандартных" переменных, существующих только для того, чтобы вы могли изменять их подобным образом.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где приведен полный список таких переменных. </text:p>
      <text:p text:style-name="Text_20_body">В вашем make-файле вы можете использовать и свои собственные переменные, давая пользователю возможность влиять на ход работы make-файла путем изменения этих переменных. </text:p>
      <text:p text:style-name="Text_20_body">Когда вы "перекрываете" значение переменной с помощью командной строки, вы можете определить как рекурсивно вычисляемую, так и упрощенно вычисляемую переменную. В приведенном выше примере создавалась рекурсивно вычисляемая переменная; для определения упрощенно вычисляемой переменной, достаточно вместо <text:span text:style-name="Example">`='</text:span> использовать оператор <text:span text:style-name="Example">`:='</text:span>. С другой стороны, если указанное в командной строке значение переменной не будет ссылаться на другие переменные или функции, тип создаваемой переменной не имеет значения. </text:p>
      <text:p text:style-name="Text_20_body">Имеется один способ, с помощью которого внутри make-файла можно изменить значение переменной, заданное с помощью командной строки. Для этого нужно использовать директиву <text:span text:style-name="Source_20_Text">override</text:span>, которая выглядит следующим образом: <text:span text:style-name="Example">`override </text:span><text:span text:style-name="Example"><text:span text:style-name="Variable">переменная</text:span></text:span><text:span text:style-name="Example"> = </text:span><text:span text:style-name="Example"><text:span text:style-name="Variable">значение</text:span></text:span><text:span text:style-name="Example">'</text:span> (смотрите раздел <text:a xlink:type="simple" xlink:href="http://linux.yaroslavl.ru/docs/prog/gnu_make_3-79_russian_manual.html#SEC66" text:style-name="Internet_20_link" text:visited-style-name="Visited_20_Internet_20_Link">Директива </text:a><text:a xlink:type="simple" xlink:href="http://linux.yaroslavl.ru/docs/prog/gnu_make_3-79_russian_manual.html#SEC66" text:style-name="Internet_20_link" text:visited-style-name="Visited_20_Internet_20_Link"><text:span text:style-name="Source_20_Text">override</text:span></text:a>). </text:p>
      <text:h text:style-name="Heading_20_2" text:outline-level="2"><text:a xlink:type="simple" xlink:href="http://linux.yaroslavl.ru/docs/prog/gnu_make_3-79_russian_manual.html#TOC91" office:name="SEC91" text:style-name="Internet_20_link" text:visited-style-name="Visited_20_Internet_20_Link">Проверка компиляции программы</text:a></text:h>
      <text:p text:style-name="Text_20_body"><text:bookmark text:name="IDX626"/><text:bookmark text:name="IDX627"/>Обычно, при возникновении ошибки во время исполнения какой-либо команды, <text:span text:style-name="Source_20_Text">make</text:span> немедленно прекращает работу, возвращая ненулевой код возврата. Никаких команд, обновляющих какие-либо цели, <text:soft-page-break/>после этого более не выполняется. Возникновение ошибки означает, что главная цель не может быть корректно обновлена и <text:span text:style-name="Source_20_Text">make</text:span> сообщает об этой ситуации сразу же, как только это становится ясным. </text:p>
      <text:p text:style-name="Text_20_body">Однако, при компиляции программы, которую вы только что модефицировали, такое поведение <text:span text:style-name="Source_20_Text">make</text:span> не слишком удобно. Скорее, вам хотелось бы, чтобы <text:span text:style-name="Source_20_Text">make</text:span> попробовала скомпилировать все модефицированные вами файлы дабы обнаружить как можно большее число ошибок. </text:p>
      <text:p text:style-name="Text_20_body"><text:bookmark text:name="IDX628"/><text:bookmark text:name="IDX629"/>В такой ситуации следует использовать опции <text:span text:style-name="Example">`-k'</text:span> или <text:span text:style-name="Example">`--keep-going'</text:span>. При этом <text:span text:style-name="Source_20_Text">make</text:span> будет продолжать обработку других пререквизитов рассматриваемой цели, обновляя их при необходимости. Только после этого <text:span text:style-name="Source_20_Text">make</text:span> завершит работу с возвратом ненулевого статуса. Например, при возникновении ошибки во время компиляции объектного файла, <text:span text:style-name="Example">`make -k'</text:span> продолжит компиляции других объъектных файлов, хотя уже и понятно, что скомпоновать готовую программу будет невозможно. В дополнении к этому, <text:span text:style-name="Example">`make -k'</text:span> будет пытаться продолжать работу как можно дольше и после того, как станет ясно что <text:span text:style-name="Source_20_Text">make</text:span> не знает, как можно обновить рассматриваемую цель или пререквизит. В этом случае будет выдано соответствующее сообщение об ошибке, но <text:span text:style-name="Source_20_Text">make</text:span> попытается продолжить работу (в то время, как без опции <text:span text:style-name="Example">`-k'</text:span> такая ошибка считалась бы фатальной; смотрите раздел <text:a xlink:type="simple" xlink:href="http://linux.yaroslavl.ru/docs/prog/gnu_make_3-79_russian_manual.html#SEC92" text:style-name="Internet_20_link" text:visited-style-name="Visited_20_Internet_20_Link">Обзор опций</text:a>). </text:p>
      <text:p text:style-name="Text_20_body">Обычно, <text:span text:style-name="Source_20_Text">make</text:span> исходит из того, что ваша задача - получить новую версию главной цели; как только <text:span text:style-name="Source_20_Text">make</text:span> понимает что это невозможно, она сообщает об этом сразу же. Запуск с опцией <text:span text:style-name="Example">`-k'</text:span> говорит, что, на самом деле, ваша задача - протестировать максимальное количество внесенных вами изменений (все обнаруженные таким образом проблемы можно было исправить "сразу", до следующей попытки компиляции). Вот почему, кстати, при выполнении команды <text:span text:style-name="User_20_Entry">M-x compile</text:span> редактор Emacs по умолчанию использует опцию <text:span text:style-name="Example">`-k'</text:span>. </text:p>
      <text:h text:style-name="Heading_20_2" text:outline-level="2"><text:a xlink:type="simple" xlink:href="http://linux.yaroslavl.ru/docs/prog/gnu_make_3-79_russian_manual.html#TOC92" office:name="SEC92" text:style-name="Internet_20_link" text:visited-style-name="Visited_20_Internet_20_Link">Обзор опций</text:a></text:h>
      <text:p text:style-name="Text_20_body"><text:bookmark text:name="IDX630"/><text:bookmark text:name="IDX631"/><text:bookmark text:name="IDX632"/>Вот полный список опций, распознаваемых программой <text:span text:style-name="Source_20_Text">make</text:span>: </text:p>
      <text:p text:style-name="List_20_Heading"><text:span text:style-name="Example">`-b'</text:span> </text:p>
      <text:p text:style-name="List_20_Heading"><text:bookmark text:name="IDX633"/><text:span text:style-name="Example">`-m'</text:span> </text:p>
      <text:p text:style-name="List_20_Contents"><text:bookmark text:name="IDX634"/>Эти опции оставлены для совместимости с другими версиями <text:span text:style-name="Source_20_Text">make</text:span>. При работе они игнорируются. </text:p>
      <text:p text:style-name="List_20_Heading"><text:span text:style-name="Example">`-C </text:span><text:span text:style-name="Example"><text:span text:style-name="Variable">каталог</text:span></text:span><text:span text:style-name="Example">'</text:span> </text:p>
      <text:p text:style-name="List_20_Heading"><text:bookmark text:name="IDX635"/><text:span text:style-name="Example">`--directory=</text:span><text:span text:style-name="Example"><text:span text:style-name="Variable">каталог</text:span></text:span><text:span text:style-name="Example">'</text:span> </text:p>
      <text:p text:style-name="List_20_Contents"><text:bookmark text:name="IDX636"/>Перед чтением make-файла перейти в каталог <text:span text:style-name="Variable">каталог</text:span>. При наличии сразу нескольких опций <text:span text:style-name="Example">`-C'</text:span>, каждая из них рассматривается относительно предыдущей: так, <text:span text:style-name="Example">`-C / -C etc'</text:span> эквивалентно <text:span text:style-name="Example">`-C /etc'</text:span>. Обычно, это используется при рекурсивном вызове <text:span text:style-name="Source_20_Text">make</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p text:style-name="List_20_Heading"><text:span text:style-name="Example">`-d'</text:span> </text:p>
      <text:p text:style-name="List_20_Contents"><text:bookmark text:name="IDX637"/>В дополнение к основной работе, выводить отладочную информацию. Отладочная информация содержит в себе много интересного: например, какие файлы <text:span text:style-name="Source_20_Text">make</text:span> считает необходимым обновить, для каких файлов сравнивается их время изменения и каков полученный результат, какие неявные правила рассматриваются в качестве кандидатов на исполнение и какие из них действительно выполняются и так далее. Опция <text:span text:style-name="Source_20_Text">-d</text:span> эквивалентна использованию опции <text:span text:style-name="Example">`--debug=a'</text:span> (смотрите ниже). </text:p>
      <text:p text:style-name="List_20_Heading"><text:span text:style-name="Example">`--debug[=</text:span><text:span text:style-name="Example"><text:span text:style-name="Variable">опции</text:span></text:span><text:span text:style-name="Example">]'</text:span> </text:p>
      <text:p text:style-name="List_20_Contents"><text:bookmark text:name="IDX638"/>В дополнение к основной работе, выводить отладочную информацию. При выводе отладочной информации можно выбрать нужный ее тип и степень "подробности". При отсутствии аргументов, выбирается "базовый" уровень отладочной информации. Ниже перечислены все возможные аргументы; при "разборе" аргументов учитывается только первый символ названия. При задании нескольких аргументов, они должны разделяться пробелами или запятыми. </text:p>
      <text:p text:style-name="P38"><text:span text:style-name="Source_20_Text">a (</text:span><text:span text:style-name="Source_20_Text"><text:span text:style-name="T1">all</text:span></text:span><text:span text:style-name="Source_20_Text">)</text:span> </text:p>
      <text:p text:style-name="P40">Выдача всей имеющейся отладочной информации ("максимальный уровень"). Эквивалентно использованию опции <text:span text:style-name="Example">`-d'</text:span>. </text:p>
      <text:p text:style-name="P38"><text:soft-page-break/><text:span text:style-name="Source_20_Text">b (</text:span><text:span text:style-name="Source_20_Text"><text:span text:style-name="T1">basic</text:span></text:span><text:span text:style-name="Source_20_Text">)</text:span> </text:p>
      <text:p text:style-name="P40">"Базовый уровень" отладочной информации: печатаются все цели, которые были найдены "устаревшими" и информация об успешности или неуспешности попытки их обновления. </text:p>
      <text:p text:style-name="P38"><text:span text:style-name="Source_20_Text">v (</text:span><text:span text:style-name="Source_20_Text"><text:span text:style-name="T1">verbose</text:span></text:span><text:span text:style-name="Source_20_Text">)</text:span> </text:p>
      <text:p text:style-name="P40">Следующий уровень после "базового"; дополнительно выдается информация о том, какие make-файлы обрабатываются, какие пререквизиты не нуждаются в обновлении и так далее. Включение этой опции также приводит к выдаче отладочной информации "базового" уровня. </text:p>
      <text:p text:style-name="P38"><text:span text:style-name="Source_20_Text">i (</text:span><text:span text:style-name="Source_20_Text"><text:span text:style-name="T1">implicit</text:span></text:span><text:span text:style-name="Source_20_Text">)</text:span> </text:p>
      <text:p text:style-name="P40">Выдается информация о процессе поиска подходящих неявных правил для каждой из целей. Включение этой опции также приводит к выдаче отладочной информации "базового" уровня. </text:p>
      <text:p text:style-name="P38"><text:span text:style-name="Source_20_Text">j (</text:span><text:span text:style-name="Source_20_Text"><text:span text:style-name="T1">jobs</text:span></text:span><text:span text:style-name="Source_20_Text">)</text:span> </text:p>
      <text:p text:style-name="P40">Выдача информации о вызове некоторых команд. </text:p>
      <text:p text:style-name="P38"><text:span text:style-name="Source_20_Text">m (</text:span><text:span text:style-name="Source_20_Text"><text:span text:style-name="T1">makefile</text:span></text:span><text:span text:style-name="Source_20_Text">)</text:span> </text:p>
      <text:p text:style-name="P40">По умолчанию, описанная выше отладочная информация не выдается на стадии, когда <text:span text:style-name="Source_20_Text">make</text:span> пробует обновить make-файлы. Данная опция разрешает выдачу отладочной информации в процессе обновления make-файлов. Обратите внимание, что <text:span text:style-name="Example">`all'</text:span> также включает данную опцию. Эта опция также разрешает выдачу отладочных сообщений "базового" уровня. </text:p>
      <text:p text:style-name="List_20_Heading"><text:span text:style-name="Example">`-e'</text:span> </text:p>
      <text:p text:style-name="List_20_Heading"><text:bookmark text:name="IDX639"/><text:span text:style-name="Example">`--environment-overrides'</text:span> </text:p>
      <text:p text:style-name="List_20_Contents"><text:bookmark text:name="IDX640"/>Дает переменным, созданным из соответствующих переменных среды "приоритет" перед переменными, определенными внутри make-файла. Смотрите раздел <text:a xlink:type="simple" xlink:href="http://linux.yaroslavl.ru/docs/prog/gnu_make_3-79_russian_manual.html#SEC68" text:style-name="Internet_20_link" text:visited-style-name="Visited_20_Internet_20_Link">Переменные из операционного окружения</text:a>. </text:p>
      <text:p text:style-name="List_20_Heading"><text:span text:style-name="Example">`-f </text:span><text:span text:style-name="Example"><text:span text:style-name="Variable">файл</text:span></text:span><text:span text:style-name="Example">'</text:span> </text:p>
      <text:p text:style-name="List_20_Heading"><text:bookmark text:name="IDX641"/><text:span text:style-name="Example">`--file=</text:span><text:span text:style-name="Example"><text:span text:style-name="Variable">файл</text:span></text:span><text:span text:style-name="Example">'</text:span> </text:p>
      <text:p text:style-name="List_20_Heading"><text:bookmark text:name="IDX642"/><text:span text:style-name="Example">`--makefile=</text:span><text:span text:style-name="Example"><text:span text:style-name="Variable">файл</text:span></text:span><text:span text:style-name="Example">'</text:span> </text:p>
      <text:p text:style-name="List_20_Contents"><text:bookmark text:name="IDX643"/>Указанный <text:span text:style-name="Variable">файл</text:span> рассматривается в качестве make-файла. Смотрите раздел <text:a xlink:type="simple" xlink:href="http://linux.yaroslavl.ru/docs/prog/gnu_make_3-79_russian_manual.html#SEC12" text:style-name="Internet_20_link" text:visited-style-name="Visited_20_Internet_20_Link">Создание make-файлов</text:a>. </text:p>
      <text:p text:style-name="List_20_Heading"><text:span text:style-name="Example">`-h'</text:span> </text:p>
      <text:p text:style-name="List_20_Heading"><text:bookmark text:name="IDX644"/><text:span text:style-name="Example">`--help'</text:span> </text:p>
      <text:p text:style-name="List_20_Contents"><text:bookmark text:name="IDX645"/>Напоминает вам список опций, распознаваемых <text:span text:style-name="Source_20_Text">make</text:span> и завершает работу. </text:p>
      <text:p text:style-name="List_20_Heading"><text:span text:style-name="Example">`-i'</text:span> </text:p>
      <text:p text:style-name="List_20_Heading"><text:bookmark text:name="IDX646"/><text:span text:style-name="Example">`--ignore-errors'</text:span> </text:p>
      <text:p text:style-name="List_20_Contents"><text:bookmark text:name="IDX647"/>Игнорировать все ошибки, возникающие в любых командах, исполняемых для обновления файлов. Смотрите раздел <text:a xlink:type="simple" xlink:href="http://linux.yaroslavl.ru/docs/prog/gnu_make_3-79_russian_manual.html#SEC48" text:style-name="Internet_20_link" text:visited-style-name="Visited_20_Internet_20_Link">Ошибки при исполнении команд</text:a>. </text:p>
      <text:p text:style-name="List_20_Heading"><text:span text:style-name="Example">`-I </text:span><text:span text:style-name="Example"><text:span text:style-name="Variable">каталог</text:span></text:span><text:span text:style-name="Example">'</text:span> </text:p>
      <text:p text:style-name="List_20_Heading"><text:bookmark text:name="IDX648"/><text:span text:style-name="Example">`--include-dir=</text:span><text:span text:style-name="Example"><text:span text:style-name="Variable">каталог</text:span></text:span><text:span text:style-name="Example">'</text:span> </text:p>
      <text:p text:style-name="List_20_Contents"><text:bookmark text:name="IDX649"/>Указывает <text:span text:style-name="Variable">каталог</text:span> для поиска включаемых make-файлов. Смотрите раздел <text:a xlink:type="simple" xlink:href="http://linux.yaroslavl.ru/docs/prog/gnu_make_3-79_russian_manual.html#SEC15" text:style-name="Internet_20_link" text:visited-style-name="Visited_20_Internet_20_Link">Подключение других make-файлов</text:a>. При наличии нескольких опций <text:span text:style-name="Example">`-I'</text:span>, поиск в указанных каталогах производится в том порядке, как они были перечислены. </text:p>
      <text:p text:style-name="List_20_Heading"><text:span text:style-name="Example">`-j [</text:span><text:span text:style-name="Example"><text:span text:style-name="Variable">число_заданий</text:span></text:span><text:span text:style-name="Example">]'</text:span> </text:p>
      <text:p text:style-name="List_20_Heading"><text:bookmark text:name="IDX650"/><text:span text:style-name="Example">`--jobs[=</text:span><text:span text:style-name="Example"><text:span text:style-name="Variable">число_заданий</text:span></text:span><text:span text:style-name="Example">]'</text:span> </text:p>
      <text:p text:style-name="List_20_Contents"><text:bookmark text:name="IDX651"/>Указывает количество одновременно выполняемых заданий (команд). При отсутствии аргумента, число одновременно выполняемых заданий не ограничено. При наличии сразу нескольких опций <text:span text:style-name="Example">`-j'</text:span>, будет действовать только последняя из перечисленных. Смотрите раздел <text:a xlink:type="simple" xlink:href="http://linux.yaroslavl.ru/docs/prog/gnu_make_3-79_russian_manual.html#SEC47" text:style-name="Internet_20_link" text:visited-style-name="Visited_20_Internet_20_Link">Параллельное исполнение команд</text:a>, где подробно описан процесс запуска команд. Обратите внимание, что при работе в операционной системе MS-DOS, эта опция игнорируется. </text:p>
      <text:p text:style-name="List_20_Heading"><text:span text:style-name="Example">`-k'</text:span> </text:p>
      <text:p text:style-name="List_20_Heading"><text:bookmark text:name="IDX652"/><text:span text:style-name="Example">`--keep-going'</text:span> </text:p>
      <text:p text:style-name="List_20_Contents"><text:bookmark text:name="IDX653"/>После возникновения ошибки, продолжить, насколько это возможно, обработку make-файла. Хотя цель, при обновлении которой произошла ошибка, уже не сможет быть корректно обновлена, и, следовательно, не могут быть правильно обновлены и все цели, зависящие от нее, <text:span text:style-name="Source_20_Text">make</text:span> попробует обработать другие пререквизиты этих целей. Смотрите раздел <text:a xlink:type="simple" xlink:href="http://linux.yaroslavl.ru/docs/prog/gnu_make_3-79_russian_manual.html#SEC91" text:style-name="Internet_20_link" text:visited-style-name="Visited_20_Internet_20_Link">Проверка компиляции программы</text:a>. </text:p>
      <text:p text:style-name="List_20_Heading"><text:span text:style-name="Example">`-l [</text:span><text:span text:style-name="Example"><text:span text:style-name="Variable">загрузка</text:span></text:span><text:span text:style-name="Example">]'</text:span> </text:p>
      <text:p text:style-name="List_20_Heading"><text:bookmark text:name="IDX654"/><text:span text:style-name="Example">`--load-average[=</text:span><text:span text:style-name="Example"><text:span text:style-name="Variable">загрузка</text:span></text:span><text:span text:style-name="Example">]'</text:span> </text:p>
      <text:p text:style-name="List_20_Heading"><text:bookmark text:name="IDX655"/><text:span text:style-name="Example">`--max-load[=</text:span><text:span text:style-name="Example"><text:span text:style-name="Variable">загрузка</text:span></text:span><text:span text:style-name="Example">]'</text:span> </text:p>
      <text:p text:style-name="List_20_Contents"><text:bookmark text:name="IDX656"/>Указывает, что новые задания (команды) не должны запускаться если уже имеется хотя бы одно запущенная задание и загрузка системы равна или превышает значение <text:span text:style-name="Variable">загрузка</text:span> (число с плавающей <text:soft-page-break/>точкой). При отсутствии аргумента, ограничение на максимальную загрузку снимается. Смотрите раздел <text:a xlink:type="simple" xlink:href="http://linux.yaroslavl.ru/docs/prog/gnu_make_3-79_russian_manual.html#SEC47" text:style-name="Internet_20_link" text:visited-style-name="Visited_20_Internet_20_Link">Параллельное исполнение команд</text:a>. </text:p>
      <text:p text:style-name="List_20_Heading"><text:span text:style-name="Example">`-n'</text:span> </text:p>
      <text:p text:style-name="List_20_Heading"><text:bookmark text:name="IDX657"/><text:span text:style-name="Example">`--just-print'</text:span> </text:p>
      <text:p text:style-name="List_20_Heading"><text:bookmark text:name="IDX658"/><text:span text:style-name="Example">`--dry-run'</text:span> </text:p>
      <text:p text:style-name="List_20_Heading"><text:bookmark text:name="IDX659"/><text:span text:style-name="Example">`--recon'</text:span> </text:p>
      <text:p text:style-name="List_20_Contents"><text:bookmark text:name="IDX660"/>Печатать команды, которые должны выполняться, но не исполнять их. Смотрите раздел <text:a xlink:type="simple" xlink:href="http://linux.yaroslavl.ru/docs/prog/gnu_make_3-79_russian_manual.html#SEC88" text:style-name="Internet_20_link" text:visited-style-name="Visited_20_Internet_20_Link">Вместо исполнения команд</text:a>. </text:p>
      <text:p text:style-name="List_20_Heading"><text:span text:style-name="Example">`-o </text:span><text:span text:style-name="Example"><text:span text:style-name="Variable">файл</text:span></text:span><text:span text:style-name="Example">'</text:span> </text:p>
      <text:p text:style-name="List_20_Heading"><text:bookmark text:name="IDX661"/><text:span text:style-name="Example">`--old-file=</text:span><text:span text:style-name="Example"><text:span text:style-name="Variable">файл</text:span></text:span><text:span text:style-name="Example">'</text:span> </text:p>
      <text:p text:style-name="List_20_Heading"><text:bookmark text:name="IDX662"/><text:span text:style-name="Example">`--assume-old=</text:span><text:span text:style-name="Example"><text:span text:style-name="Variable">файл</text:span></text:span><text:span text:style-name="Example">'</text:span> </text:p>
      <text:p text:style-name="List_20_Contents"><text:bookmark text:name="IDX663"/>Не обновлять <text:span text:style-name="Variable">файл</text:span> даже если он "старше" своих пререквизитов и при обработке других файлов не принимать в рассчет возможные изменения в этом файле. По существу, этот файл обрабатывается как "очень старый" и его правила игнорируются. Смотрите раздел <text:a xlink:type="simple" xlink:href="http://linux.yaroslavl.ru/docs/prog/gnu_make_3-79_russian_manual.html#SEC89" text:style-name="Internet_20_link" text:visited-style-name="Visited_20_Internet_20_Link">Предотвращение перекомпиляции некоторых файлов</text:a>. </text:p>
      <text:p text:style-name="List_20_Heading"><text:span text:style-name="Example">`-p'</text:span> </text:p>
      <text:p text:style-name="List_20_Heading"><text:bookmark text:name="IDX664"/><text:span text:style-name="Example">`--print-data-base'</text:span> </text:p>
      <text:p text:style-name="List_20_Contents"><text:bookmark text:name="IDX665"/><text:bookmark text:name="IDX666"/><text:bookmark text:name="IDX667"/>Перед началом основной работы, распечатать базу данных (правила и значения переменных), полученную в результате чтения make-файла. Печатается также информация о номере версии (аналогично опции <text:span text:style-name="Example">`-v'</text:span>, смотрите ниже). Для того, чтобы просто распечатать базу данных, не обновляя при этом никаких файлов, используйте <text:span text:style-name="Example">`make -qp'</text:span>. Для распечатки базы данных с предопределенными правилами и переменными, используйте <text:span text:style-name="Example">`make -p -f /dev/null'</text:span>. Помимо всего прочего, выводимая информация содержит имя файла и номер строки, где было дано определение правила или переменной. Это может оказаться ценным подспорьем для отладки сложных make-файлов. </text:p>
      <text:p text:style-name="List_20_Heading"><text:span text:style-name="Example">`-q'</text:span> </text:p>
      <text:p text:style-name="List_20_Heading"><text:bookmark text:name="IDX668"/><text:span text:style-name="Example">`--question'</text:span> </text:p>
      <text:p text:style-name="List_20_Contents"><text:bookmark text:name="IDX669"/>"Режим проверки". Никаких команд не выполняется и не печатается никаких сообщений. Вся работа <text:span text:style-name="Source_20_Text">make</text:span> заключается в возврате соответствующего кода завершения. В случае, если указанная цель не нуждается в обновлении, возвращается нулевой код. В случае, если обновление требуется, возвращается код, равный единице. При возникновении каких-либо ошибок ошибок, возвращается код, равный двум. Смотрите раздел <text:a xlink:type="simple" xlink:href="http://linux.yaroslavl.ru/docs/prog/gnu_make_3-79_russian_manual.html#SEC88" text:style-name="Internet_20_link" text:visited-style-name="Visited_20_Internet_20_Link">Вместо исполнения команд</text:a>. </text:p>
      <text:p text:style-name="List_20_Heading"><text:span text:style-name="Example">`-r'</text:span> </text:p>
      <text:p text:style-name="List_20_Heading"><text:bookmark text:name="IDX670"/><text:span text:style-name="Example">`--no-builtin-rules'</text:span> </text:p>
      <text:p text:style-name="List_20_Contents"><text:bookmark text:name="IDX671"/>Отключает использование встроенных неявных правил (смотрите раздел <text:a xlink:type="simple" xlink:href="http://linux.yaroslavl.ru/docs/prog/gnu_make_3-79_russian_manual.html#SEC93" text:style-name="Internet_20_link" text:visited-style-name="Visited_20_Internet_20_Link">Использование неявных правил</text:a>). Однако, вы по-прежнему можете задать свои собственные неявные правила с помощью шаблонных правил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Опция <text:span text:style-name="Example">`-r'</text:span> также очищает используемый по умолчанию список суффиксов для суффиксных правил. (смотрите раздел <text:a xlink:type="simple" xlink:href="http://linux.yaroslavl.ru/docs/prog/gnu_make_3-79_russian_manual.html#SEC106" text:style-name="Internet_20_link" text:visited-style-name="Visited_20_Internet_20_Link">Устаревшие суффиксные правила</text:a>). По-прежнему, вы можете использовать специальную цель <text:span text:style-name="Source_20_Text">.SUFFIXES</text:span> для определения своего собственного списка суффиксов. Далее, эти суффиксы можно будет использовать в своих суффиксных правилах. Обратите внимание, что опция <text:span text:style-name="Source_20_Text">-r</text:span> воздействует только на <text:span text:style-name="Emphasis">правила</text:span> и никак не влияет на используемые по умолчанию переменные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смотрите описание опции <text:span text:style-name="Example">`-R'</text:span>. </text:p>
      <text:p text:style-name="List_20_Heading"><text:span text:style-name="Example">`-R'</text:span> </text:p>
      <text:p text:style-name="List_20_Heading"><text:bookmark text:name="IDX672"/><text:span text:style-name="Example">`--no-builtin-variables'</text:span> </text:p>
      <text:p text:style-name="List_20_Contents"><text:bookmark text:name="IDX673"/>Отключает использование встроенных переменных, используемых неявными правилами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Разумеется, вы по-прежнему можете определять свои собственные переменные. Включение опции <text:span text:style-name="Example">`-R'</text:span> автоматически приводит к включению опции <text:span text:style-name="Example">`-r'</text:span> (смотрите выше), поскольку нет смысла в наличии неявных правил без наличия переменных, которые в них используются. </text:p>
      <text:p text:style-name="List_20_Heading"><text:span text:style-name="Example">`-s'</text:span> </text:p>
      <text:p text:style-name="List_20_Heading"><text:bookmark text:name="IDX674"/><text:span text:style-name="Example">`--silent'</text:span> </text:p>
      <text:p text:style-name="List_20_Heading"><text:bookmark text:name="IDX675"/><text:span text:style-name="Example">`--quiet'</text:span> </text:p>
      <text:p text:style-name="List_20_Contents"><text:bookmark text:name="IDX676"/>"Бесшумный режим". Отключается печать исполняемых команд. Смотрите раздел <text:a xlink:type="simple" xlink:href="http://linux.yaroslavl.ru/docs/prog/gnu_make_3-79_russian_manual.html#SEC45" text:style-name="Internet_20_link" text:visited-style-name="Visited_20_Internet_20_Link">Отображение исполняемых команд</text:a>. </text:p>
      <text:p text:style-name="List_20_Heading"><text:span text:style-name="Example">`-S'</text:span> </text:p>
      <text:p text:style-name="List_20_Heading"><text:bookmark text:name="IDX677"/><text:soft-page-break/><text:span text:style-name="Example">`--no-keep-going'</text:span> </text:p>
      <text:p text:style-name="List_20_Heading"><text:bookmark text:name="IDX678"/><text:span text:style-name="Example">`--stop'</text:span> </text:p>
      <text:p text:style-name="List_20_Contents"><text:bookmark text:name="IDX679"/>Отменяет опцию <text:span text:style-name="Example">`-k'</text:span>. Как правило, это может потребоваться только при рекурсивном использовании <text:span text:style-name="Source_20_Text">make</text:span>, когда опция <text:span text:style-name="Example">`-k'</text:span> может быть "унаследована" через переменную <text:span text:style-name="Source_20_Text">MAKEFLAGS</text:span> от <text:span text:style-name="Source_20_Text">make</text:span> "верхнего уровня"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или в случае, если эта опция была установлена через переменную среду <text:span text:style-name="Source_20_Text">MAKEFLAGS</text:span>. </text:p>
      <text:p text:style-name="List_20_Heading"><text:span text:style-name="Example">`-t'</text:span> </text:p>
      <text:p text:style-name="List_20_Heading"><text:bookmark text:name="IDX680"/><text:span text:style-name="Example">`--touch'</text:span> </text:p>
      <text:p text:style-name="List_20_Contents"><text:bookmark text:name="IDX681"/>Не выполняя команд, просто обновляет время последней модефикации файлов (в действительности не изменяя их). Таким образом, <text:span text:style-name="Source_20_Text">make</text:span> "делает вид" что все необходимые команды были выполнены, дабы "обмануть" последующие запуски <text:span text:style-name="Source_20_Text">make</text:span>. Смотрите раздел <text:a xlink:type="simple" xlink:href="http://linux.yaroslavl.ru/docs/prog/gnu_make_3-79_russian_manual.html#SEC88" text:style-name="Internet_20_link" text:visited-style-name="Visited_20_Internet_20_Link">Вместо исполнения команд</text:a>. </text:p>
      <text:p text:style-name="List_20_Heading"><text:span text:style-name="Example">`-v'</text:span> </text:p>
      <text:p text:style-name="List_20_Heading"><text:bookmark text:name="IDX682"/><text:span text:style-name="Example">`--version'</text:span> </text:p>
      <text:p text:style-name="List_20_Contents"><text:bookmark text:name="IDX683"/>Выдает информацию о версии программы <text:span text:style-name="Source_20_Text">make</text:span>, ее авторах, авторских правах, замечание об отсутствии гарантий и завершает работу. </text:p>
      <text:p text:style-name="List_20_Heading"><text:span text:style-name="Example">`-w'</text:span> </text:p>
      <text:p text:style-name="List_20_Heading"><text:bookmark text:name="IDX684"/><text:span text:style-name="Example">`--print-directory'</text:span> </text:p>
      <text:p text:style-name="List_20_Contents"><text:bookmark text:name="IDX685"/>Печатать сообщение с именем текущего каталога до и после обработки make-файла. Это может оказаться полезным при поиске нетривиальных ошибок, связанных с рекурсивным вызовом <text:span text:style-name="Source_20_Text">make</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На практике, вам редко когда понадобится указывать эту опцию, поскольку, во многих случаях, <text:span text:style-name="Source_20_Text">make</text:span> включает ее автоматически; смотрите раздел <text:a xlink:type="simple" xlink:href="http://linux.yaroslavl.ru/docs/prog/gnu_make_3-79_russian_manual.html#SEC54" text:style-name="Internet_20_link" text:visited-style-name="Visited_20_Internet_20_Link">Опция </text:a><text:a xlink:type="simple" xlink:href="http://linux.yaroslavl.ru/docs/prog/gnu_make_3-79_russian_manual.html#SEC54" text:style-name="Internet_20_link" text:visited-style-name="Visited_20_Internet_20_Link"><text:span text:style-name="Example">`--print-directory'</text:span></text:a>.) </text:p>
      <text:p text:style-name="List_20_Heading"><text:span text:style-name="Example">`--no-print-directory'</text:span> </text:p>
      <text:p text:style-name="List_20_Contents"><text:bookmark text:name="IDX686"/>Отменить печать рабочего каталога (опции <text:span text:style-name="Source_20_Text">-w</text:span>). Эта опция может оказаться полезной в тех случаях, когда <text:span text:style-name="Source_20_Text">make</text:span> автоматически включает опцию <text:span text:style-name="Source_20_Text">-w</text:span>, а вы не хотели бы получать дополнительные сообщения. Смотрите раздел <text:a xlink:type="simple" xlink:href="http://linux.yaroslavl.ru/docs/prog/gnu_make_3-79_russian_manual.html#SEC54" text:style-name="Internet_20_link" text:visited-style-name="Visited_20_Internet_20_Link">Опция </text:a><text:a xlink:type="simple" xlink:href="http://linux.yaroslavl.ru/docs/prog/gnu_make_3-79_russian_manual.html#SEC54" text:style-name="Internet_20_link" text:visited-style-name="Visited_20_Internet_20_Link"><text:span text:style-name="Example">`--print-directory'</text:span></text:a>. </text:p>
      <text:p text:style-name="List_20_Heading"><text:span text:style-name="Example">`-W </text:span><text:span text:style-name="Example"><text:span text:style-name="Variable">файл</text:span></text:span><text:span text:style-name="Example">'</text:span> </text:p>
      <text:p text:style-name="List_20_Heading"><text:bookmark text:name="IDX687"/><text:span text:style-name="Example">`--what-if=</text:span><text:span text:style-name="Example"><text:span text:style-name="Variable">файл</text:span></text:span><text:span text:style-name="Example">'</text:span> </text:p>
      <text:p text:style-name="List_20_Heading"><text:bookmark text:name="IDX688"/><text:span text:style-name="Example">`--new-file=</text:span><text:span text:style-name="Example"><text:span text:style-name="Variable">файл</text:span></text:span><text:span text:style-name="Example">'</text:span> </text:p>
      <text:p text:style-name="List_20_Heading"><text:bookmark text:name="IDX689"/><text:span text:style-name="Example">`--assume-new=</text:span><text:span text:style-name="Example"><text:span text:style-name="Variable">файл</text:span></text:span><text:span text:style-name="Example">'</text:span> </text:p>
      <text:p text:style-name="List_20_Contents"><text:bookmark text:name="IDX690"/>"Притвориться", что цель <text:span text:style-name="Variable">файл</text:span> только что была модефицирована. Будучи использована совместно с опцией <text:span text:style-name="Example">`-n'</text:span>, покажет, какие действия будут выполнены если этот файл действительно будет модефицирован. Без опции <text:span text:style-name="Example">`-n'</text:span>, эффект сходен с выполнением команды <text:span text:style-name="Source_20_Text">touch</text:span> для указанного файла с последующим запуском <text:span text:style-name="Source_20_Text">make</text:span>, за исключеним того, что время последней модефикации этого файла происходит только в "воображении" <text:span text:style-name="Source_20_Text">make</text:span>. Смотрите раздел <text:a xlink:type="simple" xlink:href="http://linux.yaroslavl.ru/docs/prog/gnu_make_3-79_russian_manual.html#SEC88" text:style-name="Internet_20_link" text:visited-style-name="Visited_20_Internet_20_Link">Вместо исполнения команд</text:a>. </text:p>
      <text:p text:style-name="List_20_Heading"><text:span text:style-name="Example">`--warn-undefined-variables'</text:span> </text:p>
      <text:p text:style-name="P39"><text:bookmark text:name="IDX691"/><text:bookmark text:name="IDX692"/><text:bookmark text:name="IDX693"/>Когда <text:span text:style-name="Source_20_Text">make</text:span> будет встречать ссылки на неопределенные переменные, будут выдаваться соответствующие предупреждающие сообщения. Это может оказаться полезным при отладке make-файлов, в которых переменные используются нетривиальным образом. </text:p>
      <text:h text:style-name="Heading_20_1" text:outline-level="1"><text:a xlink:type="simple" xlink:href="http://linux.yaroslavl.ru/docs/prog/gnu_make_3-79_russian_manual.html#TOC93" office:name="SEC93" text:style-name="Internet_20_link" text:visited-style-name="Visited_20_Internet_20_Link">Использование неявных правил (implicit rules)</text:a></text:h>
      <text:p text:style-name="Text_20_body"><text:bookmark text:name="IDX694"/><text:bookmark text:name="IDX695"/>Некоторые "стандартные" способы обновления целевых файлов используются очень часто. Например, одним из типичных способов порождения объектного файла является его получение из соответствующего исходного файла на языке Си с использованием программы <text:span text:style-name="Source_20_Text">cc</text:span> (компилятора языка Си). </text:p>
      <text:p text:style-name="Text_20_body"><text:span text:style-name="Strong_20_Emphasis">Неявные правила (implicit rules)</text:span> указывают <text:span text:style-name="Source_20_Text">make</text:span> на некоторые "стандартные" приемы обработки файлов, дабы пользователь мог использовать их, не занимаясь каждый раз детальным описанием способа обработки. Так, например, имеется неявное правило для компиляции исходных файлов на языке Си. Вопрос о запуске тех или иных правил решается исходя из имен обрабатываемых файлов. Как правило, например, при компиляции программ на Си, из "входного" файла с расширением <text:span text:style-name="Teletype">`.c'</text:span> получается файл с расширением <text:span text:style-name="Teletype">`.o'</text:span>. Таким образом, при наличии подобной комбинации расширений файлов, <text:span text:style-name="Source_20_Text">make</text:span> может применить к ним неявное правило для компиляции Си-программ. </text:p>
      <text:p text:style-name="Text_20_body"><text:soft-page-break/>Неявные правила могут применяться последовательно, связываюсь в "цепочки"; так например, <text:span text:style-name="Source_20_Text">make</text:span> может получить файл <text:span text:style-name="Teletype">`.o'</text:span> из файла <text:span text:style-name="Teletype">`.y'</text:span>, используя "промежуточный" файл <text:span text:style-name="Teletype">`.c'</text:span>. Смотрите раздел <text:a xlink:type="simple" xlink:href="http://linux.yaroslavl.ru/docs/prog/gnu_make_3-79_russian_manual.html#SEC97" text:style-name="Internet_20_link" text:visited-style-name="Visited_20_Internet_20_Link">"Цепочки" неявных правил</text:a>. </text:p>
      <text:p text:style-name="Text_20_body">Во встроенных неявных правилах используются некоторые переменные, изменяя которые, можно влиять на работу этих правил. Так, например, в неявном правиле для компиляции Си-программ используется переменная <text:span text:style-name="Source_20_Text">CFLAGS</text:span>, содержащая передаваемые компилятору опции. Смотрите раздел <text:a xlink:type="simple" xlink:href="http://linux.yaroslavl.ru/docs/prog/gnu_make_3-79_russian_manual.html#SEC96" text:style-name="Internet_20_link" text:visited-style-name="Visited_20_Internet_20_Link">Используемые в неявных правилах переменные</text:a>. </text:p>
      <text:p text:style-name="Text_20_body">Вы можете определить свои собственные неявные правила с помощью <text:span text:style-name="Strong_20_Emphasis">шаблонных правил (pattern rules)</text:span>.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text:p>
      <text:p text:style-name="Text_20_body"><text:span text:style-name="Strong_20_Emphasis">Суффиксные правила (suffix rules)</text:span> - более ограниченный (и устаревший) механизм задания неявных правил. Механизм шаблонных правил является более общим и понятным, однако суффиксные правила по-прежнему поддерживаются из соображений обеспечения совместимости. Смотрите раздел <text:a xlink:type="simple" xlink:href="http://linux.yaroslavl.ru/docs/prog/gnu_make_3-79_russian_manual.html#SEC106" text:style-name="Internet_20_link" text:visited-style-name="Visited_20_Internet_20_Link">Устаревшие суффиксные правила</text:a>. </text:p>
      <text:h text:style-name="Heading_20_2" text:outline-level="2"><text:a xlink:type="simple" xlink:href="http://linux.yaroslavl.ru/docs/prog/gnu_make_3-79_russian_manual.html#TOC94" office:name="SEC94" text:style-name="Internet_20_link" text:visited-style-name="Visited_20_Internet_20_Link">Использование неявных правил (implicit rules)</text:a></text:h>
      <text:p text:style-name="Text_20_body"><text:bookmark text:name="IDX696"/><text:bookmark text:name="IDX697"/>Для того, чтобы предоставить <text:span text:style-name="Source_20_Text">make</text:span> возможность использовать "общепринятую" методику для обновления целевого файла, достаточно воздержаться от самостоятельного задания команд. Для этого, можно либо задать правило, не содержащее команд, либо вообще не задавать правила. Исходя из имеющихся в наличии исходных файлов, <text:span text:style-name="Source_20_Text">make</text:span> решит, каким неявным правилом следует воспользоваться. </text:p>
      <text:p text:style-name="Text_20_body">Представьте себе такой фрагмент make-файла: </text:p>
      <text:p text:style-name="Preformatted_20_Text">foo : foo.o bar.o</text:p>
      <text:p text:style-name="P33"><text:s text:c="8"/>cc -o foo foo.o bar.o $(CFLAGS) $(LDFLAGS)</text:p>
      <text:p text:style-name="Text_20_body">Поскольку, вы упомянули файл <text:span text:style-name="Teletype">`foo.o'</text:span>, но не указали правила для его создания, <text:span text:style-name="Source_20_Text">make</text:span> автоматически попробует найти неявное правило, с помощью которого можно этот файл обновить. Такая попытка будет произведена независимо от того, существует ли в данный момент файл <text:span text:style-name="Teletype">`foo.o'</text:span> или нет. </text:p>
      <text:p text:style-name="Text_20_body">В случае, если неявное правило найдено, из него могут быть получены как нужные команды, так и пререквизиты (исходные файлы). Для задания дополнительных пререквизитов, которые не могут быть получены из неявного правила (например, заголовочных файлов), вы можете написать дополнительное правило для <text:span text:style-name="Teletype">`foo.o'</text:span> без указания команд. </text:p>
      <text:p text:style-name="Text_20_body">Каждое неявное правило имеет шаблон цели и шаблоны пререквизитов. Один и тот же шаблон цели может фигурировать сразу в нескольких неявных правилах. Например, сразу несколько правил описывают создание файлов <text:span text:style-name="Example">`.o'</text:span>: одно - из файлов <text:span text:style-name="Example">`.c'</text:span> с помощью компилятора языка Си; другое - из файлов <text:span text:style-name="Example">`.p'</text:span> с помощью компилятора языка Паскаль; и так далее. В действительности, будет использовано то правило, чьи пререквизиты существуют или могут быть получены. Так, если у вас имеется файл <text:span text:style-name="Teletype">`foo.c'</text:span>, <text:span text:style-name="Source_20_Text">make</text:span> запустит компилятор Си; в противном случае, если у вас есть файл <text:span text:style-name="Teletype">`foo.p'</text:span>, <text:span text:style-name="Source_20_Text">make</text:span> запустит компилятор Паскаля; и так далее. </text:p>
      <text:p text:style-name="Text_20_body">Разумеется, составляя make-файл, вы заранее представляете, какие именно неявные правила вы хотели бы использовать. Ваша уверенность, что <text:span text:style-name="Source_20_Text">make</text:span> выберет нужные правила, основана на том, что вы знаете, какие именно файлы пререквизитов реально существуют. Смотрите раздел <text:a xlink:type="simple" xlink:href="http://linux.yaroslavl.ru/docs/prog/gnu_make_3-79_russian_manual.html#SEC95" text:style-name="Internet_20_link" text:visited-style-name="Visited_20_Internet_20_Link">Перечень имеющихся неявных правил</text:a>, где приведен полный список встроенных неявных правил. </text:p>
      <text:p text:style-name="Text_20_body">Выше, мы уже сказали, что неявное правило может быть использовано в том случае, если его пререквизиты "существуют или могут быть построены". Считается, что файл "может быть построен", если его имя упоминается в make-файле в качестве цели или пререквизита, или же для его построения может быть <text:soft-page-break/>использовано подходящее неявное правило. В случае, когда пререквизит одного неявного правила является результатом работы другого неявного правила, мы говорим, что эти правила связаны в <text:span text:style-name="Strong_20_Emphasis">цепочку</text:span> (происходит <text:span text:style-name="Strong_20_Emphasis">chaining</text:span>). Смотрите раздел <text:a xlink:type="simple" xlink:href="http://linux.yaroslavl.ru/docs/prog/gnu_make_3-79_russian_manual.html#SEC97" text:style-name="Internet_20_link" text:visited-style-name="Visited_20_Internet_20_Link">"Цепочки" неявных правил</text:a>. </text:p>
      <text:p text:style-name="Text_20_body">В общем случае, <text:span text:style-name="Source_20_Text">make</text:span> производит поиск подходящих неявных правил для каждой цели и каждого правила с двойным двоеточием, которые не имеют команд. Файлы, упоминаемые только в качестве пререквизитов, расматриваются как цели, описанные в "пустых" правилах (без пререквизитов и команд), поэтому к таким файлам также могут быть применены неявные правила. Смотрите раздел <text:a xlink:type="simple" xlink:href="http://linux.yaroslavl.ru/docs/prog/gnu_make_3-79_russian_manual.html#SEC107" text:style-name="Internet_20_link" text:visited-style-name="Visited_20_Internet_20_Link">Алгоритм поиска неявных правил</text:a>, где детально описана процедура поиска подходящих неявных правил. </text:p>
      <text:p text:style-name="Text_20_body">Заметьте, что явное указание пререквизитов не влияет на процедуру поиска неявных правил. Рассмотрим, например, следующее явное правило: </text:p>
      <text:p text:style-name="P33">foo.o: foo.p</text:p>
      <text:p text:style-name="Text_20_body">Наличие пререквизита <text:span text:style-name="Teletype">`foo.p'</text:span> не означает, что для получения объектного файла <text:span text:style-name="Teletype">`foo.o'</text:span> <text:span text:style-name="Source_20_Text">make</text:span> обязательно будет использовать неявное правило, описывающее получение файла <text:span text:style-name="Teletype">`.o'</text:span> из исходного файла <text:span text:style-name="Teletype">`.p'</text:span> на языке Паскаль. Например, при наличии файла <text:span text:style-name="Teletype">`foo.c'</text:span>, вместо неявного правила компиляции исходных файлов на Паскале, будет использовано правило для компиляции исходных файлов на Си, поскольку в списке предопределенных неявных правил оно находится ближе к началу списка (смотрите раздел <text:a xlink:type="simple" xlink:href="http://linux.yaroslavl.ru/docs/prog/gnu_make_3-79_russian_manual.html#SEC95" text:style-name="Internet_20_link" text:visited-style-name="Visited_20_Internet_20_Link">Перечень имеющихся неявных правил</text:a>). </text:p>
      <text:p text:style-name="Text_20_body">Если вы не хотите, чтобы неявное правило было использовано для цели, не имеющей команд, задайте для этой цели пустую команду с помощью символа <text:span text:style-name="Example">';'</text:span> (смотрите раздел <text:a xlink:type="simple" xlink:href="http://linux.yaroslavl.ru/docs/prog/gnu_make_3-79_russian_manual.html#SEC56" text:style-name="Internet_20_link" text:visited-style-name="Visited_20_Internet_20_Link">Пустые команды</text:a>). </text:p>
      <text:h text:style-name="Heading_20_2" text:outline-level="2"><text:a xlink:type="simple" xlink:href="http://linux.yaroslavl.ru/docs/prog/gnu_make_3-79_russian_manual.html#TOC95" office:name="SEC95" text:style-name="Internet_20_link" text:visited-style-name="Visited_20_Internet_20_Link">Перечень имеющихся неявных правил</text:a></text:h>
      <text:p text:style-name="Text_20_body"><text:bookmark text:name="IDX698"/><text:bookmark text:name="IDX699"/>Ниже приведен полный список предопределенных неявных правил. Эти правила доступны всегда, если только make-файл явно не заменяет или не отменяет их. Смотрите раздел <text:a xlink:type="simple" xlink:href="http://linux.yaroslavl.ru/docs/prog/gnu_make_3-79_russian_manual.html#SEC104" text:style-name="Internet_20_link" text:visited-style-name="Visited_20_Internet_20_Link">Отмена действия неявных правил</text:a>, где обсуждается вопрос перекрытия и отмены действия неявных правил. Опции <text:span text:style-name="Example">`-r'</text:span> и <text:span text:style-name="Example">`--no-builtin-rules'</text:span> отменяют все предопределенные правила. </text:p>
      <text:p text:style-name="Text_20_body">Даже в отсутствие опции <text:span text:style-name="Example">`-r'</text:span>, не всегда все эти правила являются определенными. Дело в том, что многие из них реализованы в <text:span text:style-name="Source_20_Text">make</text:span> в виде суффиксных правил, поэтому список действительно определенных правил будет зависеть от используемого <text:span text:style-name="Strong_20_Emphasis">списка суффиксов</text:span> (списка пререквизитов специальной цели <text:span text:style-name="Source_20_Text">.SUFFIXES</text:span>). По умолчанию используется следующий список суффиксов: <text:span text:style-name="Source_20_Text">.out</text:span>, <text:span text:style-name="Source_20_Text">.a</text:span>, <text:span text:style-name="Source_20_Text">.ln</text:span>, <text:span text:style-name="Source_20_Text">.o</text:span>, <text:span text:style-name="Source_20_Text">.c</text:span>, <text:span text:style-name="Source_20_Text">.cc</text:span>, <text:span text:style-name="Source_20_Text">.C</text:span>, <text:span text:style-name="Source_20_Text">.p</text:span>, <text:span text:style-name="Source_20_Text">.f</text:span>, <text:span text:style-name="Source_20_Text">.F</text:span>, <text:span text:style-name="Source_20_Text">.r</text:span>, <text:span text:style-name="Source_20_Text">.y</text:span>, <text:span text:style-name="Source_20_Text">.l</text:span>, <text:span text:style-name="Source_20_Text">.s</text:span>, <text:span text:style-name="Source_20_Text">.S</text:span>, <text:span text:style-name="Source_20_Text">.mod</text:span>, <text:span text:style-name="Source_20_Text">.sym</text:span>, <text:span text:style-name="Source_20_Text">.def</text:span>, <text:span text:style-name="Source_20_Text">.h</text:span>, <text:span text:style-name="Source_20_Text">.info</text:span>, <text:span text:style-name="Source_20_Text">.dvi</text:span>, <text:span text:style-name="Source_20_Text">.tex</text:span>, <text:span text:style-name="Source_20_Text">.texinfo</text:span>, <text:span text:style-name="Source_20_Text">.texi</text:span>, <text:span text:style-name="Source_20_Text">.txinfo</text:span>, <text:span text:style-name="Source_20_Text">.w</text:span>, <text:span text:style-name="Source_20_Text">.ch</text:span> <text:span text:style-name="Source_20_Text">.web</text:span>, <text:span text:style-name="Source_20_Text">.sh</text:span>, <text:span text:style-name="Source_20_Text">.elc</text:span>, <text:span text:style-name="Source_20_Text">.el</text:span>. Все описанные ниже неявные правила, чьи пререквизиты имеют одно из перечисленных расширений, на самом деле являются суффиксными правилами. Если вы модефицируете список суффиксов, "в силе" останутся только те предопределенные правила, чьи суффиксы остались в этом списке; прочие правила будут "отключены". Смотрите раздел <text:a xlink:type="simple" xlink:href="http://linux.yaroslavl.ru/docs/prog/gnu_make_3-79_russian_manual.html#SEC106" text:style-name="Internet_20_link" text:visited-style-name="Visited_20_Internet_20_Link">Устаревшие суффиксные правила</text:a>, где подробно описаны суффиксные правила. </text:p>
      <text:p text:style-name="List_20_Heading">Компиляция программ на языке Си </text:p>
      <text:p text:style-name="List_20_Contents"><text:bookmark text:name="IDX700"/><text:bookmark text:name="IDX701"/><text:bookmark text:name="IDX702"/><text:bookmark text:name="IDX703"/><text:bookmark text:name="IDX704"/><text:span text:style-name="Teletype">`</text:span><text:span text:style-name="Teletype"><text:span text:style-name="Variable">n</text:span></text:span><text:span text:style-name="Teletype">.o'</text:span> автоматически получается из <text:span text:style-name="Teletype">`</text:span><text:span text:style-name="Teletype"><text:span text:style-name="Variable">n</text:span></text:span><text:span text:style-name="Teletype">.c'</text:span> при помощи команды <text:span text:style-name="Example">`$(CC) -c $(CPPFLAGS) $(CFLAGS)'</text:span>. </text:p>
      <text:p text:style-name="List_20_Heading">Компиляция программ на языке C++ </text:p>
      <text:p text:style-name="List_20_Contents"><text:bookmark text:name="IDX705"/><text:bookmark text:name="IDX706"/><text:bookmark text:name="IDX707"/><text:bookmark text:name="IDX708"/><text:span text:style-name="Teletype">`</text:span><text:span text:style-name="Teletype"><text:span text:style-name="Variable">n</text:span></text:span><text:span text:style-name="Teletype">.o'</text:span> автоматически получается из <text:span text:style-name="Teletype">`</text:span><text:span text:style-name="Teletype"><text:span text:style-name="Variable">n</text:span></text:span><text:span text:style-name="Teletype">.cc'</text:span> или <text:span text:style-name="Teletype">`</text:span><text:span text:style-name="Teletype"><text:span text:style-name="Variable">n</text:span></text:span><text:span text:style-name="Teletype">.C'</text:span> с помощью команды <text:span text:style-name="Example">`$(CXX) -c $(CPPFLAGS) $(CXXFLAGS)'</text:span>. Мы рекомендуем вам пользоваться суффиксом <text:span text:style-name="Example">`.cc'</text:span> (вместо <text:span text:style-name="Example">`.C'</text:span>). </text:p>
      <text:p text:style-name="List_20_Heading">Компиляция программ на языке Паскаль </text:p>
      <text:p text:style-name="List_20_Contents"><text:bookmark text:name="IDX709"/><text:bookmark text:name="IDX710"/><text:bookmark text:name="IDX711"/><text:span text:style-name="Teletype">`</text:span><text:span text:style-name="Teletype"><text:span text:style-name="Variable">n</text:span></text:span><text:span text:style-name="Teletype">.o'</text:span> автоматически получается из <text:span text:style-name="Teletype">`</text:span><text:span text:style-name="Teletype"><text:span text:style-name="Variable">n</text:span></text:span><text:span text:style-name="Teletype">.p'</text:span> с помощью команды <text:span text:style-name="Example">`$(PC) -c $(PFLAGS)'</text:span>. </text:p>
      <text:p text:style-name="List_20_Heading">Компиляция программ на языках Фортран и Ратфор </text:p>
      <text:p text:style-name="List_20_Contents"><text:bookmark text:name="IDX712"/><text:bookmark text:name="IDX713"/><text:bookmark text:name="IDX714"/><text:bookmark text:name="IDX715"/><text:bookmark text:name="IDX716"/><text:bookmark text:name="IDX717"/><text:soft-page-break/><text:span text:style-name="Teletype">`</text:span><text:span text:style-name="Teletype"><text:span text:style-name="Variable">n</text:span></text:span><text:span text:style-name="Teletype">.o'</text:span> автоматически получается из <text:span text:style-name="Teletype">`</text:span><text:span text:style-name="Teletype"><text:span text:style-name="Variable">n</text:span></text:span><text:span text:style-name="Teletype">.r'</text:span>, <text:span text:style-name="Teletype">`</text:span><text:span text:style-name="Teletype"><text:span text:style-name="Variable">n</text:span></text:span><text:span text:style-name="Teletype">.F'</text:span> или <text:span text:style-name="Teletype">`</text:span><text:span text:style-name="Teletype"><text:span text:style-name="Variable">n</text:span></text:span><text:span text:style-name="Teletype">.f'</text:span> при помощи компилятора Фортрана. При этом, используются следующие команды: </text:p>
      <text:p text:style-name="P38"><text:span text:style-name="Example">`.f'</text:span> </text:p>
      <text:p text:style-name="P40"><text:span text:style-name="Example">`$(FC) -c $(FFLAGS)'</text:span>. </text:p>
      <text:p text:style-name="P38"><text:span text:style-name="Example">`.F'</text:span> </text:p>
      <text:p text:style-name="P40"><text:span text:style-name="Example">`$(FC) -c $(FFLAGS) $(CPPFLAGS)'</text:span>. </text:p>
      <text:p text:style-name="P38"><text:span text:style-name="Example">`.r'</text:span> </text:p>
      <text:p text:style-name="P40"><text:span text:style-name="Example">`$(FC) -c $(FFLAGS) $(RFLAGS)'</text:span>. </text:p>
      <text:p text:style-name="List_20_Heading">Препроцессорная обработка программ на языках Фортран и Ратфор </text:p>
      <text:p text:style-name="List_20_Contents"><text:span text:style-name="Teletype">`</text:span><text:span text:style-name="Teletype"><text:span text:style-name="Variable">n</text:span></text:span><text:span text:style-name="Teletype">.f'</text:span> автоматически получается из <text:span text:style-name="Teletype">`</text:span><text:span text:style-name="Teletype"><text:span text:style-name="Variable">n</text:span></text:span><text:span text:style-name="Teletype">.r'</text:span> или <text:span text:style-name="Teletype">`</text:span><text:span text:style-name="Teletype"><text:span text:style-name="Variable">n</text:span></text:span><text:span text:style-name="Teletype">.F'</text:span>. При этом, исходный текст на Ратфоре или Фортране пропускается через препроцессор для получения "обычной" фортрановской программы. Для этого, используются следующие команды: </text:p>
      <text:p text:style-name="P38"><text:span text:style-name="Example">`.F'</text:span> </text:p>
      <text:p text:style-name="P40"><text:span text:style-name="Example">`$(FC) -F $(CPPFLAGS) $(FFLAGS)'</text:span>. </text:p>
      <text:p text:style-name="P38"><text:span text:style-name="Example">`.r'</text:span> </text:p>
      <text:p text:style-name="P40"><text:span text:style-name="Example">`$(FC) -F $(FFLAGS) $(RFLAGS)'</text:span>. </text:p>
      <text:p text:style-name="List_20_Heading">Компиляция программ на языке Modula-2 </text:p>
      <text:p text:style-name="List_20_Contents"><text:bookmark text:name="IDX718"/><text:bookmark text:name="IDX719"/><text:bookmark text:name="IDX720"/><text:bookmark text:name="IDX721"/><text:bookmark text:name="IDX722"/><text:span text:style-name="Teletype">`</text:span><text:span text:style-name="Teletype"><text:span text:style-name="Variable">n</text:span></text:span><text:span text:style-name="Teletype">.sym'</text:span> получается из <text:span text:style-name="Teletype">`</text:span><text:span text:style-name="Teletype"><text:span text:style-name="Variable">n</text:span></text:span><text:span text:style-name="Teletype">.def'</text:span> с помощью команды <text:span text:style-name="Example">`$(M2C) $(M2FLAGS) $(DEFFLAGS)'</text:span>. <text:span text:style-name="Teletype">`</text:span><text:span text:style-name="Teletype"><text:span text:style-name="Variable">n</text:span></text:span><text:span text:style-name="Teletype">.o'</text:span> получается из <text:span text:style-name="Teletype">`</text:span><text:span text:style-name="Teletype"><text:span text:style-name="Variable">n</text:span></text:span><text:span text:style-name="Teletype">.mod'</text:span> с помощью команды <text:span text:style-name="Example">`$(M2C) $(M2FLAGS) $(MODFLAGS)'</text:span>. </text:p>
      <text:p text:style-name="List_20_Heading">Ассемблирование и препроцессорная обработка ассемблерных программ </text:p>
      <text:p text:style-name="List_20_Contents"><text:bookmark text:name="IDX723"/><text:bookmark text:name="IDX724"/><text:bookmark text:name="IDX725"/><text:span text:style-name="Teletype">`</text:span><text:span text:style-name="Teletype"><text:span text:style-name="Variable">n</text:span></text:span><text:span text:style-name="Teletype">.o'</text:span> автоматически получается из <text:span text:style-name="Teletype">`</text:span><text:span text:style-name="Teletype"><text:span text:style-name="Variable">n</text:span></text:span><text:span text:style-name="Teletype">.s'</text:span> путем запуска ассемблера (<text:span text:style-name="Source_20_Text">as</text:span>). Для этого используется команда <text:span text:style-name="Example">`$(AS) $(ASFLAGS)'</text:span>. <text:bookmark text:name="IDX726"/><text:span text:style-name="Teletype">`</text:span><text:span text:style-name="Teletype"><text:span text:style-name="Variable">n</text:span></text:span><text:span text:style-name="Teletype">.s'</text:span> автоматически получается из <text:span text:style-name="Teletype">`</text:span><text:span text:style-name="Teletype"><text:span text:style-name="Variable">n</text:span></text:span><text:span text:style-name="Teletype">.S'</text:span> с помощью препроцессора языка Си (<text:span text:style-name="Source_20_Text">cpp</text:span>). При этом используется команда <text:span text:style-name="Example">`$(CPP) $(CPPFLAGS)'</text:span>. </text:p>
      <text:p text:style-name="List_20_Heading">Компоновка одиночного объектного файла </text:p>
      <text:p text:style-name="P39"><text:bookmark text:name="IDX727"/><text:bookmark text:name="IDX728"/><text:bookmark text:name="IDX729"/><text:span text:style-name="Teletype">`</text:span><text:span text:style-name="Teletype"><text:span text:style-name="Variable">n</text:span></text:span><text:span text:style-name="Teletype">'</text:span> автоматически получается из <text:span text:style-name="Teletype">`</text:span><text:span text:style-name="Teletype"><text:span text:style-name="Variable">n</text:span></text:span><text:span text:style-name="Teletype">.o'</text:span> путем запуска компоновщика (обычно, <text:span text:style-name="Source_20_Text">ld</text:span>) с помощью компилятора Си. Для этого используется команда <text:span text:style-name="Example">`$(CC) $(LDFLAGS) </text:span><text:span text:style-name="Example"><text:span text:style-name="Variable">n</text:span></text:span><text:span text:style-name="Example">.o $(LOADLIBES) $(LDLIBS)'</text:span>. Это правило будет работать правильно как в простейшем случае, когда текст программы состоит только из одного исходного файла, так и в более сложной ситуации, когда программа состоит из нескольких объектных файлов, один из которых имеет имя, соответствующее имени исполняемого файла. Таким образом, обрабока правила </text:p>
      <text:p text:style-name="P37">x: y.o z.o</text:p>
      <text:p text:style-name="P39">при наличии файлов <text:span text:style-name="Teletype">`x.c'</text:span>, <text:span text:style-name="Teletype">`y.c'</text:span> и <text:span text:style-name="Teletype">`z.c'</text:span>, вызовет выполнение команд: </text:p>
      <text:p text:style-name="P36">cc -c x.c -o x.o</text:p>
      <text:p text:style-name="P36">cc -c y.c -o y.o</text:p>
      <text:p text:style-name="P36">cc -c z.c -o z.o</text:p>
      <text:p text:style-name="P36">cc x.o y.o z.o -o x</text:p>
      <text:p text:style-name="P36">rm -f x.o</text:p>
      <text:p text:style-name="P36">rm -f y.o</text:p>
      <text:p text:style-name="P37">rm -f z.o</text:p>
      <text:p text:style-name="List_20_Contents">В более сложных ситуациях, когда, например, отсутствует объектный файл, чье имя соответствует имени исполняемого файла, вам придется задать явное правило для компоновки программы. Все типы файлов, автоматически преобразуемые в объектные файлы <text:span text:style-name="Example">`.o'</text:span>, автоматически компонуются путем вызова соответствующего компилятора (<text:span text:style-name="Example">`$(CC)'</text:span>, <text:span text:style-name="Example">`$(FC)'</text:span> или <text:span text:style-name="Example">`$(PC)'</text:span>; компилятора Си <text:span text:style-name="Example">`$(CC)'</text:span> для ассемблирования файлов <text:span text:style-name="Example">`.s'</text:span>) без опции <text:span text:style-name="Example">`-c'</text:span>. Для ускорения работы, компиляция и компоновка делается за один шаг (вместо того, чтобы использовать объектные файлы <text:span text:style-name="Example">`.o'</text:span> в качестве промежуточных). </text:p>
      <text:p text:style-name="List_20_Heading">Генерация программы на Си с помощью Yacc </text:p>
      <text:p text:style-name="List_20_Contents"><text:bookmark text:name="IDX730"/><text:bookmark text:name="IDX731"/><text:bookmark text:name="IDX732"/><text:span text:style-name="Teletype">`</text:span><text:span text:style-name="Teletype"><text:span text:style-name="Variable">n</text:span></text:span><text:span text:style-name="Teletype">.c'</text:span> автоматически получается из <text:span text:style-name="Teletype">`</text:span><text:span text:style-name="Teletype"><text:span text:style-name="Variable">n</text:span></text:span><text:span text:style-name="Teletype">.y'</text:span> путем запуска программы Yacc с помощью команды <text:span text:style-name="Example">`$(YACC) $(YFLAGS)'</text:span>. </text:p>
      <text:p text:style-name="List_20_Heading">Генерация программы на Си с помощью Lex </text:p>
      <text:p text:style-name="List_20_Contents"><text:bookmark text:name="IDX733"/><text:bookmark text:name="IDX734"/><text:bookmark text:name="IDX735"/><text:span text:style-name="Teletype">`</text:span><text:span text:style-name="Teletype"><text:span text:style-name="Variable">n</text:span></text:span><text:span text:style-name="Teletype">.c'</text:span> автоматически получается из <text:span text:style-name="Teletype">`</text:span><text:span text:style-name="Teletype"><text:span text:style-name="Variable">n</text:span></text:span><text:span text:style-name="Teletype">.l'</text:span> с помощью программы Lex. При этом, используется команда <text:span text:style-name="Example">`$(LEX) $(LFLAGS)'</text:span>. </text:p>
      <text:p text:style-name="List_20_Heading">Генерация программы на Ратфоре с помощью Lex </text:p>
      <text:p text:style-name="P39"><text:soft-page-break/><text:span text:style-name="Teletype">`</text:span><text:span text:style-name="Teletype"><text:span text:style-name="Variable">n</text:span></text:span><text:span text:style-name="Teletype">.r'</text:span> автоматически получается из <text:span text:style-name="Teletype">`</text:span><text:span text:style-name="Teletype"><text:span text:style-name="Variable">n</text:span></text:span><text:span text:style-name="Teletype">.l'</text:span> с помощью программы Lex. Для этого используется команда <text:span text:style-name="Example">`$(LEX) $(LFLAGS)'</text:span>. Соглашение об использовании суффикса <text:span text:style-name="Example">`.l'</text:span> для всех Lex-файлов, независимо от того, должны ли они преобразовываться в код на языках Си или Ратфор, делает невозможным автоматическое определение используемого в данном случае языка. При необходимости получения объектного файла из файла <text:span text:style-name="Example">`.l'</text:span>, программа <text:span text:style-name="Source_20_Text">make</text:span> должна решить - какой компилятор нужно использовать. Она будет использовать компилятор Си, поскольку он более распространен. Если вы используете язык Ратфор, убедитесь в том, что <text:span text:style-name="Source_20_Text">make</text:span> знает об этом. Для этого достаточно, чтобы нужный файл <text:span text:style-name="Teletype">`</text:span><text:span text:style-name="Teletype"><text:span text:style-name="Variable">n</text:span></text:span><text:span text:style-name="Teletype">.r'</text:span> был упомянут в make-файле. Или, если вы пользуетесь исключительно Ратфором и не используете Си, удалите <text:span text:style-name="Example">`.c'</text:span> из списка суффиксов для неявных правил: </text:p>
      <text:p text:style-name="P36">.SUFFIXES:</text:p>
      <text:p text:style-name="P37">.SUFFIXES: .o .r .f .l ...</text:p>
      <text:p text:style-name="List_20_Heading">Получение Lint-библиотек из исходных файлов на Си, Yacc или Lex </text:p>
      <text:p text:style-name="List_20_Contents"><text:bookmark text:name="IDX736"/><text:bookmark text:name="IDX737"/><text:bookmark text:name="IDX738"/><text:span text:style-name="Teletype">`</text:span><text:span text:style-name="Teletype"><text:span text:style-name="Variable">n</text:span></text:span><text:span text:style-name="Teletype">.ln'</text:span> получается из <text:span text:style-name="Teletype">`</text:span><text:span text:style-name="Teletype"><text:span text:style-name="Variable">n</text:span></text:span><text:span text:style-name="Teletype">.c'</text:span> путем запуска <text:span text:style-name="Source_20_Text">lint</text:span>. При этом, используется команда <text:span text:style-name="Example">`$(LINT) $(LINTFLAGS) $(CPPFLAGS) -i'</text:span>. Эта же команда используется для Си-программ, полученных из <text:span text:style-name="Teletype">`</text:span><text:span text:style-name="Teletype"><text:span text:style-name="Variable">n</text:span></text:span><text:span text:style-name="Teletype">.y'</text:span> или <text:span text:style-name="Teletype">`</text:span><text:span text:style-name="Teletype"><text:span text:style-name="Variable">n</text:span></text:span><text:span text:style-name="Teletype">.l'</text:span>. </text:p>
      <text:p text:style-name="List_20_Heading">Файлы программ TeX и Web </text:p>
      <text:p text:style-name="List_20_Contents"><text:bookmark text:name="IDX739"/><text:bookmark text:name="IDX740"/><text:bookmark text:name="IDX741"/><text:bookmark text:name="IDX742"/><text:bookmark text:name="IDX743"/><text:bookmark text:name="IDX744"/><text:bookmark text:name="IDX745"/><text:bookmark text:name="IDX746"/><text:bookmark text:name="IDX747"/><text:bookmark text:name="IDX748"/><text:bookmark text:name="IDX749"/><text:bookmark text:name="IDX750"/><text:span text:style-name="Teletype">`</text:span><text:span text:style-name="Teletype"><text:span text:style-name="Variable">n</text:span></text:span><text:span text:style-name="Teletype">.dvi'</text:span> получается из <text:span text:style-name="Teletype">`</text:span><text:span text:style-name="Teletype"><text:span text:style-name="Variable">n</text:span></text:span><text:span text:style-name="Teletype">.tex'</text:span> с помощью команды <text:span text:style-name="Example">`$(TEX)'</text:span>. <text:span text:style-name="Teletype">`</text:span><text:span text:style-name="Teletype"><text:span text:style-name="Variable">n</text:span></text:span><text:span text:style-name="Teletype">.tex'</text:span> получается из <text:span text:style-name="Teletype">`</text:span><text:span text:style-name="Teletype"><text:span text:style-name="Variable">n</text:span></text:span><text:span text:style-name="Teletype">.web'</text:span> с помощью <text:span text:style-name="Example">`$(WEAVE)'</text:span>, или из <text:span text:style-name="Teletype">`</text:span><text:span text:style-name="Teletype"><text:span text:style-name="Variable">n</text:span></text:span><text:span text:style-name="Teletype">.w'</text:span> (и из <text:span text:style-name="Teletype">`</text:span><text:span text:style-name="Teletype"><text:span text:style-name="Variable">n</text:span></text:span><text:span text:style-name="Teletype">.ch'</text:span> если такой файл существует или может быть получен) с помощью <text:span text:style-name="Example">`$(CWEAVE)'</text:span>. <text:span text:style-name="Teletype">`</text:span><text:span text:style-name="Teletype"><text:span text:style-name="Variable">n</text:span></text:span><text:span text:style-name="Teletype">.p'</text:span> получается из <text:span text:style-name="Teletype">`</text:span><text:span text:style-name="Teletype"><text:span text:style-name="Variable">n</text:span></text:span><text:span text:style-name="Teletype">.web'</text:span> с помощью <text:span text:style-name="Example">`$(TANGLE)'</text:span> и <text:span text:style-name="Teletype">`</text:span><text:span text:style-name="Teletype"><text:span text:style-name="Variable">n</text:span></text:span><text:span text:style-name="Teletype">.c'</text:span> получается из <text:span text:style-name="Teletype">`</text:span><text:span text:style-name="Teletype"><text:span text:style-name="Variable">n</text:span></text:span><text:span text:style-name="Teletype">.w'</text:span> (и из <text:span text:style-name="Teletype">`</text:span><text:span text:style-name="Teletype"><text:span text:style-name="Variable">n</text:span></text:span><text:span text:style-name="Teletype">.ch'</text:span> если такой существует или может быть создан) с помощью <text:span text:style-name="Example">`$(CTANGLE)'</text:span>. </text:p>
      <text:p text:style-name="List_20_Heading">Файлы программ Texinfo и Info </text:p>
      <text:p text:style-name="List_20_Contents"><text:bookmark text:name="IDX751"/><text:bookmark text:name="IDX752"/><text:bookmark text:name="IDX753"/><text:bookmark text:name="IDX754"/><text:bookmark text:name="IDX755"/><text:bookmark text:name="IDX756"/><text:bookmark text:name="IDX757"/><text:bookmark text:name="IDX758"/><text:span text:style-name="Teletype">`</text:span><text:span text:style-name="Teletype"><text:span text:style-name="Variable">n</text:span></text:span><text:span text:style-name="Teletype">.dvi'</text:span> получается из <text:span text:style-name="Teletype">`</text:span><text:span text:style-name="Teletype"><text:span text:style-name="Variable">n</text:span></text:span><text:span text:style-name="Teletype">.texinfo'</text:span>, <text:span text:style-name="Teletype">`</text:span><text:span text:style-name="Teletype"><text:span text:style-name="Variable">n</text:span></text:span><text:span text:style-name="Teletype">.texi'</text:span>, или <text:span text:style-name="Teletype">`</text:span><text:span text:style-name="Teletype"><text:span text:style-name="Variable">n</text:span></text:span><text:span text:style-name="Teletype">.txinfo'</text:span>, с помощью команды <text:span text:style-name="Example">`$(TEXI2DVI) $(TEXI2DVI_FLAGS)'</text:span>. <text:span text:style-name="Teletype">`</text:span><text:span text:style-name="Teletype"><text:span text:style-name="Variable">n</text:span></text:span><text:span text:style-name="Teletype">.info'</text:span> получается из <text:span text:style-name="Teletype">`</text:span><text:span text:style-name="Teletype"><text:span text:style-name="Variable">n</text:span></text:span><text:span text:style-name="Teletype">.texinfo'</text:span>, <text:span text:style-name="Teletype">`</text:span><text:span text:style-name="Teletype"><text:span text:style-name="Variable">n</text:span></text:span><text:span text:style-name="Teletype">.texi'</text:span>, или <text:span text:style-name="Teletype">`</text:span><text:span text:style-name="Teletype"><text:span text:style-name="Variable">n</text:span></text:span><text:span text:style-name="Teletype">.txinfo'</text:span>, с помощью команды <text:span text:style-name="Example">`$(MAKEINFO) $(MAKEINFO_FLAGS)'</text:span>. </text:p>
      <text:p text:style-name="List_20_Heading">RCS </text:p>
      <text:p text:style-name="List_20_Contents"><text:bookmark text:name="IDX759"/><text:bookmark text:name="IDX760"/><text:bookmark text:name="IDX761"/>Любой файл <text:span text:style-name="Teletype">`</text:span><text:span text:style-name="Teletype"><text:span text:style-name="Variable">n</text:span></text:span><text:span text:style-name="Teletype">'</text:span> при необходимости может быть извлечен из RCS-файла с именем <text:span text:style-name="Teletype">`</text:span><text:span text:style-name="Teletype"><text:span text:style-name="Variable">n</text:span></text:span><text:span text:style-name="Teletype">,v'</text:span> или <text:span text:style-name="Teletype">`RCS/</text:span><text:span text:style-name="Teletype"><text:span text:style-name="Variable">n</text:span></text:span><text:span text:style-name="Teletype">,v'</text:span>. Для этого используется команда <text:span text:style-name="Example">`$(CO) $(COFLAGS)'</text:span>. Если файл <text:span text:style-name="Teletype">`</text:span><text:span text:style-name="Teletype"><text:span text:style-name="Variable">n</text:span></text:span><text:span text:style-name="Teletype">'</text:span> уже существует, он не будет извлекаться из RCS-файла, даже если этот RCS-файл является более "новым". Правила для RCS являются терминальными (смотрите раздел <text:a xlink:type="simple" xlink:href="http://linux.yaroslavl.ru/docs/prog/gnu_make_3-79_russian_manual.html#SEC103" text:style-name="Internet_20_link" text:visited-style-name="Visited_20_Internet_20_Link">Шаблонные правила с призвольным соответствием</text:a>), поэтому RCS-файлы не могут быть получены из других файлов - они должны действительно существовать. </text:p>
      <text:p text:style-name="List_20_Heading">SCCS </text:p>
      <text:p text:style-name="P39"><text:bookmark text:name="IDX762"/><text:bookmark text:name="IDX763"/><text:bookmark text:name="IDX764"/>Любой файл <text:span text:style-name="Teletype">`</text:span><text:span text:style-name="Teletype"><text:span text:style-name="Variable">n</text:span></text:span><text:span text:style-name="Teletype">'</text:span> при необходимости может быть извлечен SCCS-файла с именем <text:span text:style-name="Teletype">`s.</text:span><text:span text:style-name="Teletype"><text:span text:style-name="Variable">n</text:span></text:span><text:span text:style-name="Teletype">'</text:span> или <text:span text:style-name="Teletype">`SCCS/s.</text:span><text:span text:style-name="Teletype"><text:span text:style-name="Variable">n</text:span></text:span><text:span text:style-name="Teletype">'</text:span>. Для этого используется команда <text:span text:style-name="Example">`$(GET) $(GFLAGS)'</text:span>. Правила для SCCS являются терминальными (смотрите раздел <text:a xlink:type="simple" xlink:href="http://linux.yaroslavl.ru/docs/prog/gnu_make_3-79_russian_manual.html#SEC103" text:style-name="Internet_20_link" text:visited-style-name="Visited_20_Internet_20_Link">Шаблонные правила с призвольным соответствием</text:a>), поэтому SCCS-файлы не могут быть получены из других файлов - они должны в действительности существовать. <text:bookmark text:name="IDX765"/>При работе с системой SCCS, файл с именем <text:span text:style-name="Teletype">`</text:span><text:span text:style-name="Teletype"><text:span text:style-name="Variable">n</text:span></text:span><text:span text:style-name="Teletype">.sh'</text:span> извлекается в файл <text:span text:style-name="Teletype">`</text:span><text:span text:style-name="Teletype"><text:span text:style-name="Variable">n</text:span></text:span><text:span text:style-name="Teletype">'</text:span> и его атрибуты устанавливаются как "исполняемый всеми (everyone)". Это делается для нормальной работы скриптов, помещаемых в SCCS. При работе с системой RCS подобных манипуляций не производится, поскольку она запоминает атрибуты помещаемых в нее файлов. Мы не рекомендуем вам использовать систему SCCS. Общепризнано, что RCS более совершенна и, к тому же, является свободным программным обеспечением. Используя свободное программное обеспечение вместо аналогичного или даже худшего "закрытого" (proprietary) программного обеспечения, вы, тем самым, поддерживаете движение за свободное программное обеспечение. </text:p>
      <text:p text:style-name="Text_20_body">Как правило, у вас может возникнуть необходимость в изменении только упоминаемых выше переменных (все они перечислены в следующем разделе). </text:p>
      <text:p text:style-name="Text_20_body">Однако, на самом деле, для выполнения команд, предопределенные неявные правила используют такие переменные, как <text:span text:style-name="Source_20_Text">COMPILE.c</text:span>, <text:span text:style-name="Source_20_Text">LINK.p</text:span>, и <text:span text:style-name="Source_20_Text">PREPROCESS.S</text:span>, которые содержат указанные выше команды. </text:p>
      <text:p text:style-name="Text_20_body"><text:span text:style-name="Source_20_Text">make</text:span> следует соглашению, согласно которому, правило, описывающее процесс компиляции исходного файла <text:span text:style-name="Teletype">`.</text:span><text:span text:style-name="Teletype"><text:span text:style-name="Variable">x</text:span></text:span><text:span text:style-name="Teletype">'</text:span>, использует переменную <text:span text:style-name="Source_20_Text">COMPILE.</text:span><text:span text:style-name="Source_20_Text"><text:span text:style-name="Variable">x</text:span></text:span>. Аналогично, правило для получения исполняемого <text:soft-page-break/>файла из файла <text:span text:style-name="Teletype">`.</text:span><text:span text:style-name="Teletype"><text:span text:style-name="Variable">x</text:span></text:span><text:span text:style-name="Teletype">'</text:span> использует переменную <text:span text:style-name="Source_20_Text">LINK.</text:span><text:span text:style-name="Source_20_Text"><text:span text:style-name="Variable">x</text:span></text:span>, а правило для препроцессорной обработки файла <text:span text:style-name="Teletype">`.</text:span><text:span text:style-name="Teletype"><text:span text:style-name="Variable">x</text:span></text:span><text:span text:style-name="Teletype">'</text:span> использует переменную <text:span text:style-name="Source_20_Text">PREPROCESS.</text:span><text:span text:style-name="Source_20_Text"><text:span text:style-name="Variable">x</text:span></text:span>. </text:p>
      <text:p text:style-name="Text_20_body"><text:bookmark text:name="IDX766"/>Каждое правило, создающее объектный файл, использует переменную <text:span text:style-name="Source_20_Text">OUTPUT_OPTION</text:span>. В зависимости от опций, с которыми была скомпилирована программа <text:span text:style-name="Source_20_Text">make</text:span>, она определяет эту переменную как содержащую строку <text:span text:style-name="Example">`-o $@'</text:span> или как пустую. Опция <text:span text:style-name="Example">`-o'</text:span> нужна для того, чтобы выходные файлы помещались в нужное место, если исходные файлы находятся в других каталогах (например, при использовании <text:span text:style-name="Source_20_Text">VPATH</text:span>; смотрите раздел <text:a xlink:type="simple" xlink:href="http://linux.yaroslavl.ru/docs/prog/gnu_make_3-79_russian_manual.html#SEC26" text:style-name="Internet_20_link" text:visited-style-name="Visited_20_Internet_20_Link">Поиск пререквизитов по каталогам</text:a>). Однако, компиляторы в некоторых системах не допускают использования опции <text:span text:style-name="Example">`-o'</text:span> для объектных файлов. Если у вас именно такая система и вы используете <text:span text:style-name="Source_20_Text">VPATH</text:span>, некоторые скопилированные файлы могут быть помещены в "неверные" каталоги. Для обхода этой проблемы, поместите в переменную <text:span text:style-name="Source_20_Text">OUTPUT_OPTION</text:span> строку <text:span text:style-name="Example">`; mv $*.o $@'</text:span>. </text:p>
      <text:h text:style-name="Heading_20_2" text:outline-level="2"><text:a xlink:type="simple" xlink:href="http://linux.yaroslavl.ru/docs/prog/gnu_make_3-79_russian_manual.html#TOC96" office:name="SEC96" text:style-name="Internet_20_link" text:visited-style-name="Visited_20_Internet_20_Link">Используемые в неявных правилах переменные</text:a></text:h>
      <text:p text:style-name="Text_20_body"><text:bookmark text:name="IDX767"/>Команды, содержащиеся во "встроенных" неявных правилах, широко используют некоторые предопределенные переменные. Вы можете изменять эти переменные внутри make-файла, с помощью аргументов, передаваемых программе <text:span text:style-name="Source_20_Text">make</text:span> или с помощью переменных среды, влияя, таким образом, на работу неявных правил. Переменные, используемые неявными правилами, могут быть "отключены" с помощью опций <text:span text:style-name="Example">`-R'</text:span> или <text:span text:style-name="Example">`--no-builtin-variables'</text:span>. </text:p>
      <text:p text:style-name="Text_20_body">Например, команда для компиляции исходных текстов на Си выглядит как <text:span text:style-name="Example">`$(CC) -c $(CFLAGS) $(CPPFLAGS)'</text:span>. По умолчанию, первая переменная содержит значение <text:span text:style-name="Example">`cc'</text:span>, остальные - пустое значение. В результате, используется команда <text:span text:style-name="Example">`cc -c'</text:span>. Присвоив переменной <text:span text:style-name="Example">`CC'</text:span> значение <text:span text:style-name="Example">`ncc'</text:span>, вы заставите <text:span text:style-name="Source_20_Text">make</text:span> использовать <text:span text:style-name="Example">`ncc'</text:span> для всех компиляций Си-программ, выполняемых предопределенными неявными правилами. Задав переменной <text:span text:style-name="Example">`CFLAGS'</text:span> значение <text:span text:style-name="Example">`-g'</text:span>, вы можете включить опцию <text:span text:style-name="Example">`-g'</text:span> для всех выполняемых неявными правилами компиляций. <text:span text:style-name="Emphasis">Все</text:span> неявные правила, выполняющие компиляцию программ на Си, используют переменную <text:span text:style-name="Example">`$(CC)'</text:span> для получения имени используемого компилятора и переменную <text:span text:style-name="Example">`$(CFLAGS)'</text:span> для передачи компилятору требуемых опций. </text:p>
      <text:p text:style-name="Text_20_body">Переменные, используемые в неявных правилах, можно разделить на два класса: переменные для хранения имен программ (такие, как <text:span text:style-name="Source_20_Text">CC</text:span>) и переменные для передачи аргументов (такие, как <text:span text:style-name="Source_20_Text">CFLAGS</text:span>). ("Имя программы", на самом деле, может включать в себя какие-то дополнительные аргументы, но в любом случае оно должно начинаться с имени исполняемого файла программы.) Если значение переменной содержит более одного аргумента, они должны быть разделены пробелами. </text:p>
      <text:p text:style-name="Text_20_body">Вот список переменных, используемых в неявных правилах для хранения имен программ: </text:p>
      <text:p text:style-name="List_20_Heading"><text:span text:style-name="Source_20_Text">AR</text:span> </text:p>
      <text:p text:style-name="List_20_Contents"><text:bookmark text:name="IDX768"/>Программа работы с архивами; по умолчанию, <text:span text:style-name="Example">`ar'</text:span>. <text:bookmark text:name="IDX769"/></text:p>
      <text:p text:style-name="List_20_Heading"><text:span text:style-name="Source_20_Text">AS</text:span> </text:p>
      <text:p text:style-name="List_20_Contents"><text:bookmark text:name="IDX770"/>Ассемблер; по умолчанию, <text:span text:style-name="Example">`as'</text:span>. <text:bookmark text:name="IDX771"/></text:p>
      <text:p text:style-name="List_20_Heading"><text:span text:style-name="Source_20_Text">CC</text:span> </text:p>
      <text:p text:style-name="List_20_Contents"><text:bookmark text:name="IDX772"/>Компилятор Си; по умолчанию, <text:span text:style-name="Example">`cc'</text:span>. <text:bookmark text:name="IDX773"/></text:p>
      <text:p text:style-name="List_20_Heading"><text:span text:style-name="Source_20_Text">CXX</text:span> </text:p>
      <text:p text:style-name="List_20_Contents"><text:bookmark text:name="IDX774"/>Компилятор C++; по умолчанию, <text:span text:style-name="Example">`g++'</text:span>. <text:bookmark text:name="IDX775"/></text:p>
      <text:p text:style-name="List_20_Heading"><text:span text:style-name="Source_20_Text">CO</text:span> </text:p>
      <text:p text:style-name="List_20_Contents"><text:bookmark text:name="IDX776"/>Программа для извлечения файлов из RCS; по умолчанию, <text:span text:style-name="Example">`co'</text:span>. <text:bookmark text:name="IDX777"/></text:p>
      <text:p text:style-name="List_20_Heading"><text:span text:style-name="Source_20_Text">CPP</text:span> </text:p>
      <text:p text:style-name="List_20_Contents"><text:bookmark text:name="IDX778"/>Препроцессор языка Си, выдающий результат на стандартный вывод; по умолчанию, <text:span text:style-name="Example">`$(CC) -E'</text:span>. </text:p>
      <text:p text:style-name="List_20_Heading"><text:span text:style-name="Source_20_Text">FC</text:span> </text:p>
      <text:p text:style-name="List_20_Contents"><text:bookmark text:name="IDX779"/>Препроцессор и компилятор для Фортрана и Ратфора; по умолчанию, <text:span text:style-name="Example">`f77'</text:span>. <text:bookmark text:name="IDX780"/></text:p>
      <text:p text:style-name="List_20_Heading"><text:soft-page-break/><text:span text:style-name="Source_20_Text">GET</text:span> </text:p>
      <text:p text:style-name="List_20_Contents"><text:bookmark text:name="IDX781"/>Программа для извлечения файлов из SCCS; по умолчанию, <text:span text:style-name="Example">`get'</text:span>. <text:bookmark text:name="IDX782"/></text:p>
      <text:p text:style-name="List_20_Heading"><text:span text:style-name="Source_20_Text">LEX</text:span> </text:p>
      <text:p text:style-name="List_20_Contents"><text:bookmark text:name="IDX783"/>Программа для преобразования Lex-грамматики в текст на языках Си или Ратфор; по умолчанию - <text:span text:style-name="Example">`lex'</text:span>. <text:bookmark text:name="IDX784"/></text:p>
      <text:p text:style-name="List_20_Heading"><text:span text:style-name="Source_20_Text">PC</text:span> </text:p>
      <text:p text:style-name="List_20_Contents"><text:bookmark text:name="IDX785"/>Компилятор Паскаля; по умолчанию, <text:span text:style-name="Example">`pc'</text:span>. <text:bookmark text:name="IDX786"/></text:p>
      <text:p text:style-name="List_20_Heading"><text:span text:style-name="Source_20_Text">YACC</text:span> </text:p>
      <text:p text:style-name="List_20_Contents"><text:bookmark text:name="IDX787"/>Программа для преобразования Yacc-грамматики в текст на Си; по умолчанию - <text:span text:style-name="Example">`yacc'</text:span>. <text:bookmark text:name="IDX788"/></text:p>
      <text:p text:style-name="List_20_Heading"><text:span text:style-name="Source_20_Text">YACCR</text:span> </text:p>
      <text:p text:style-name="List_20_Contents"><text:bookmark text:name="IDX789"/>Программа для преобразования Yacc-грамматики в текст на языке Ратфор; по умолчанию - <text:span text:style-name="Example">`yacc -r'</text:span>. </text:p>
      <text:p text:style-name="List_20_Heading"><text:span text:style-name="Source_20_Text">MAKEINFO</text:span> </text:p>
      <text:p text:style-name="List_20_Contents"><text:bookmark text:name="IDX790"/>Программа для преобразования исходного файла формата Texinfo в файл формата Info; по умолчанию, <text:span text:style-name="Example">`makeinfo'</text:span>. <text:bookmark text:name="IDX791"/></text:p>
      <text:p text:style-name="List_20_Heading"><text:span text:style-name="Source_20_Text">TEX</text:span> </text:p>
      <text:p text:style-name="List_20_Contents"><text:bookmark text:name="IDX792"/>Программа для преобразования исходных файлов на TeX в файлы формата DVI; по умолчанию - <text:span text:style-name="Example">`tex'</text:span>. <text:bookmark text:name="IDX793"/></text:p>
      <text:p text:style-name="List_20_Heading"><text:span text:style-name="Source_20_Text">TEXI2DVI</text:span> </text:p>
      <text:p text:style-name="List_20_Contents"><text:bookmark text:name="IDX794"/>Программа, преобразующая исходные файлы в формате Texinfo, в DVI-файлы программы TeX; по умолчанию - <text:span text:style-name="Example">`texi2dvi'</text:span>. <text:bookmark text:name="IDX795"/></text:p>
      <text:p text:style-name="List_20_Heading"><text:span text:style-name="Source_20_Text">WEAVE</text:span> </text:p>
      <text:p text:style-name="List_20_Contents"><text:bookmark text:name="IDX796"/>Программа, преобразующая текст из формата Web в формат TeX; по умолчанию - <text:span text:style-name="Example">`weave'</text:span>. <text:bookmark text:name="IDX797"/></text:p>
      <text:p text:style-name="List_20_Heading"><text:span text:style-name="Source_20_Text">CWEAVE</text:span> </text:p>
      <text:p text:style-name="List_20_Contents"><text:bookmark text:name="IDX798"/>Программа, преобразующая текст на Си-Web в формат TeX; по умолчанию - <text:span text:style-name="Example">`cweave'</text:span>. <text:bookmark text:name="IDX799"/></text:p>
      <text:p text:style-name="List_20_Heading"><text:span text:style-name="Source_20_Text">TANGLE</text:span> </text:p>
      <text:p text:style-name="List_20_Contents"><text:bookmark text:name="IDX800"/>Программа, преобразующая текст на Web в Паскаль; по умолчанию - <text:span text:style-name="Example">`tangle'</text:span>. <text:bookmark text:name="IDX801"/></text:p>
      <text:p text:style-name="List_20_Heading"><text:span text:style-name="Source_20_Text">CTANGLE</text:span> </text:p>
      <text:p text:style-name="List_20_Contents"><text:bookmark text:name="IDX802"/>Программа, преобразующая текст на Си-Web в текст на Си; по умолчанию - <text:span text:style-name="Example">`ctangle'</text:span>. <text:bookmark text:name="IDX803"/></text:p>
      <text:p text:style-name="List_20_Heading"><text:span text:style-name="Source_20_Text">RM</text:span> </text:p>
      <text:p text:style-name="P39"><text:bookmark text:name="IDX804"/>Команда удаления файла; по умолчанию, <text:span text:style-name="Example">`rm -f'</text:span>. <text:bookmark text:name="IDX805"/></text:p>
      <text:p text:style-name="Text_20_body">Ниже приведена таблица переменных, содержащих дополнительные параметры для перечисленных выше программ. По умолчанию, значением этих переменных является пустая строка (если не указано другое). </text:p>
      <text:p text:style-name="List_20_Heading"><text:span text:style-name="Source_20_Text">ARFLAGS</text:span> </text:p>
      <text:p text:style-name="List_20_Contents"><text:bookmark text:name="IDX806"/>Опции, передаваемые программе, манипулирующей с архивными файлам; по умолчанию <text:span text:style-name="Example">`rv'</text:span>. </text:p>
      <text:p text:style-name="List_20_Heading"><text:span text:style-name="Source_20_Text">ASFLAGS</text:span> </text:p>
      <text:p text:style-name="List_20_Contents"><text:bookmark text:name="IDX807"/>Дополнительные параметры, передаваемые ассемблеру (при его явном вызове для файлов <text:span text:style-name="Example">`.s'</text:span> и <text:span text:style-name="Example">`.S'</text:span>). </text:p>
      <text:p text:style-name="List_20_Heading"><text:span text:style-name="Source_20_Text">CFLAGS</text:span> </text:p>
      <text:p text:style-name="List_20_Contents"><text:bookmark text:name="IDX808"/>Дополнительные параметры, передаваемые компилятору Си. </text:p>
      <text:p text:style-name="List_20_Heading"><text:span text:style-name="Source_20_Text">CXXFLAGS</text:span> </text:p>
      <text:p text:style-name="List_20_Contents"><text:bookmark text:name="IDX809"/>Дополнительные параметры, передаваемые компилятору C++. </text:p>
      <text:p text:style-name="List_20_Heading"><text:span text:style-name="Source_20_Text">COFLAGS</text:span> </text:p>
      <text:p text:style-name="List_20_Contents"><text:bookmark text:name="IDX810"/>Дополнительные параметры, передаваемые программе <text:span text:style-name="Source_20_Text">co</text:span> (входящей в систему RCS). </text:p>
      <text:p text:style-name="List_20_Heading"><text:span text:style-name="Source_20_Text">CPPFLAGS</text:span> </text:p>
      <text:p text:style-name="List_20_Contents"><text:bookmark text:name="IDX811"/>Дополнительные параметры, передаваемые препроцессору языка Си и программам, его использующим (компиляторам Си и Фортрана). </text:p>
      <text:p text:style-name="List_20_Heading"><text:span text:style-name="Source_20_Text">FFLAGS</text:span> </text:p>
      <text:p text:style-name="List_20_Contents"><text:bookmark text:name="IDX812"/>Дополнительные параметры для компилятора Фортрана. </text:p>
      <text:p text:style-name="List_20_Heading"><text:span text:style-name="Source_20_Text">GFLAGS</text:span> </text:p>
      <text:p text:style-name="List_20_Contents"><text:bookmark text:name="IDX813"/>Дополнительные параметры, передаваемые программе <text:span text:style-name="Source_20_Text">get</text:span> (входящей в систему SCCS). </text:p>
      <text:p text:style-name="List_20_Heading"><text:span text:style-name="Source_20_Text">LDFLAGS</text:span> </text:p>
      <text:p text:style-name="List_20_Contents"><text:bookmark text:name="IDX814"/><text:soft-page-break/>Дополнительные параметры, передаваемые компиляторам, когда предполагается вызов компоновщика <text:span text:style-name="Example">`ld'</text:span>. </text:p>
      <text:p text:style-name="List_20_Heading"><text:span text:style-name="Source_20_Text">LFLAGS</text:span> </text:p>
      <text:p text:style-name="List_20_Contents"><text:bookmark text:name="IDX815"/>Дополнительные параметры, передаваемые программе Lex. </text:p>
      <text:p text:style-name="List_20_Heading"><text:span text:style-name="Source_20_Text">PFLAGS</text:span> </text:p>
      <text:p text:style-name="List_20_Contents"><text:bookmark text:name="IDX816"/>Дополнительные параметры, передаваемые компилятору Паскаля. </text:p>
      <text:p text:style-name="List_20_Heading"><text:span text:style-name="Source_20_Text">RFLAGS</text:span> </text:p>
      <text:p text:style-name="List_20_Contents"><text:bookmark text:name="IDX817"/>Дополнительные параметры, передаваемые компилятору Фортрана при компиляции программ на Ратфоре. </text:p>
      <text:p text:style-name="List_20_Heading"><text:span text:style-name="Source_20_Text">YFLAGS</text:span> </text:p>
      <text:p text:style-name="P39"><text:bookmark text:name="IDX818"/>Дополнительные параметры, передаваемые программе Yacc. </text:p>
      <text:h text:style-name="Heading_20_2" text:outline-level="2"><text:a xlink:type="simple" xlink:href="http://linux.yaroslavl.ru/docs/prog/gnu_make_3-79_russian_manual.html#TOC97" office:name="SEC97" text:style-name="Internet_20_link" text:visited-style-name="Visited_20_Internet_20_Link">"Цепочки" (chains) неявных правил</text:a></text:h>
      <text:p text:style-name="Text_20_body"><text:bookmark text:name="IDX819"/><text:bookmark text:name="IDX820"/>В некоторых случаях, файл может быть получен путем последовательного применения нескольких неявных правил. Например, файл <text:span text:style-name="Teletype">`</text:span><text:span text:style-name="Teletype"><text:span text:style-name="Variable">n</text:span></text:span><text:span text:style-name="Teletype">.o'</text:span> может быть получен из <text:span text:style-name="Teletype">`</text:span><text:span text:style-name="Teletype"><text:span text:style-name="Variable">n</text:span></text:span><text:span text:style-name="Teletype">.y'</text:span> с помощью программы Yacc и последующего запуска компилятора <text:span text:style-name="Source_20_Text">cc</text:span>. Подобная последовательность называется <text:span text:style-name="Strong_20_Emphasis">цепочкой (chain)</text:span>. </text:p>
      <text:p text:style-name="Text_20_body">Если файл <text:span text:style-name="Teletype">`</text:span><text:span text:style-name="Teletype"><text:span text:style-name="Variable">n</text:span></text:span><text:span text:style-name="Teletype">.c'</text:span> существует или упоминается в make-файле, то ситуация проста - <text:span text:style-name="Source_20_Text">make</text:span> "догадается" что объектный файл может быть построен путем компиляции из файла <text:span text:style-name="Teletype">`</text:span><text:span text:style-name="Teletype"><text:span text:style-name="Variable">n</text:span></text:span><text:span text:style-name="Teletype">.c'</text:span>; далее, при рассмотрении способа получения <text:span text:style-name="Teletype">`</text:span><text:span text:style-name="Teletype"><text:span text:style-name="Variable">n</text:span></text:span><text:span text:style-name="Teletype">.c'</text:span>, будет использовано правило для запуска Yacc. В результате, оба файла - <text:span text:style-name="Teletype">`</text:span><text:span text:style-name="Teletype"><text:span text:style-name="Variable">n</text:span></text:span><text:span text:style-name="Teletype">.c'</text:span> и <text:span text:style-name="Teletype">`</text:span><text:span text:style-name="Teletype"><text:span text:style-name="Variable">n</text:span></text:span><text:span text:style-name="Teletype">.o'</text:span>, будут обновлены. </text:p>
      <text:p text:style-name="Text_20_body"><text:bookmark text:name="IDX821"/><text:bookmark text:name="IDX822"/>Однако, даже если файл <text:span text:style-name="Teletype">`</text:span><text:span text:style-name="Teletype"><text:span text:style-name="Variable">n</text:span></text:span><text:span text:style-name="Teletype">.c'</text:span> не существует и не упоминается в make-файле, <text:span text:style-name="Source_20_Text">make</text:span> знает, как "восстановить" недостающее звено между <text:span text:style-name="Teletype">`</text:span><text:span text:style-name="Teletype"><text:span text:style-name="Variable">n</text:span></text:span><text:span text:style-name="Teletype">.o'</text:span> и <text:span text:style-name="Teletype">`</text:span><text:span text:style-name="Teletype"><text:span text:style-name="Variable">n</text:span></text:span><text:span text:style-name="Teletype">.y'</text:span>! В этом случае, <text:span text:style-name="Teletype">`</text:span><text:span text:style-name="Teletype"><text:span text:style-name="Variable">n</text:span></text:span><text:span text:style-name="Teletype">.c'</text:span> называется <text:span text:style-name="Strong_20_Emphasis">промежуточным (intermediate) файлом</text:span>. Как только <text:span text:style-name="Source_20_Text">make</text:span> решит воспользоваться промежуточным файлов, он будет занесен в "базу данных" также, как если бы он упоминался в make-файле. Туда же добавляется неявное правило, описывающее процесс создания промежуточного файла. </text:p>
      <text:p text:style-name="Text_20_body">Промежуточные файлы порождаются практически также, как и "обычные" файлы. Имеется, однако, два отличия. </text:p>
      <text:p text:style-name="Text_20_body">Первое отличие проявляется в случае, когда промежуточный файл не существует. Если "обычный" файл <text:span text:style-name="Variable">b</text:span> не существует и <text:span text:style-name="Source_20_Text">make</text:span> рассматривает цель, зависящую от <text:span text:style-name="Variable">b</text:span>, всегда сначала будет создан файл <text:span text:style-name="Variable">b</text:span>, а затем будет обновлена зависящая от него цель. Однако, если <text:span text:style-name="Variable">b</text:span> является промежуточным файлом, <text:span text:style-name="Source_20_Text">make</text:span> может оставить "все как есть". Она не будет беспокоиться об обновлении <text:span text:style-name="Variable">b</text:span> или рассматриваемой цели, если только какой-нибудь из пререквизитов <text:span text:style-name="Variable">b</text:span> не являются "более новым", чем цель, или имеются какие-либо другие причины для обновления цели. </text:p>
      <text:p text:style-name="Text_20_body">Второе отличие состоит в том, что если <text:span text:style-name="Source_20_Text">make</text:span> <text:span text:style-name="Emphasis">создала</text:span> промежуточный файл <text:span text:style-name="Variable">b</text:span> для того, чтобы обновить что-нибудь еще, файл <text:span text:style-name="Variable">b</text:span> будет потом удален (когда он станет больше не нужен). Таким образом, если до запуска <text:span text:style-name="Source_20_Text">make</text:span> промежуточный файл не существовал, его не будет и после завершения работы <text:span text:style-name="Source_20_Text">make</text:span>. Программа <text:span text:style-name="Source_20_Text">make</text:span> сообщит вам об удалении, печатая для каждого удаляемого файла соответствующую команду <text:span text:style-name="Example">`rm -f'</text:span>. </text:p>
      <text:p text:style-name="Text_20_body">Обычно, файл не может считаться промежуточным, если он упоминается в make-файле в качестве цели или пререквизита. Однако, вы можете явно пометить файл как промежуточный, указав его в качестве пререквизита специальной цели <text:span text:style-name="Source_20_Text">.INTERMEDIATE</text:span>. Это сработает даже в том случае, если рассматриваемый файл тем или иным образом упоминается "явно". </text:p>
      <text:p text:style-name="Text_20_body"><text:bookmark text:name="IDX823"/><text:bookmark text:name="IDX824"/><text:bookmark text:name="IDX825"/>Вы можете предотвратить автоматическое удаление промежуточного файла, пометив его как <text:span text:style-name="Strong_20_Emphasis">вторичный (secondary)</text:span> Для этого, укажите нужный файл в качестве пререквизита специальной цели <text:span text:style-name="Source_20_Text">.SECONDARY</text:span>. Когда файл считается вторичным, <text:span text:style-name="Source_20_Text">make</text:span> не будет создавать его без крайней необходимости, и, в тоже время, <text:soft-page-break/>не будет автоматически удалять его. Помечая файл как вторичный, вы также помечаете его как промежуточный. </text:p>
      <text:p text:style-name="Text_20_body">Указав шаблон неявного правила (например, <text:span text:style-name="Example">`%.o'</text:span>) в качестве пререквизита специальной цели <text:span text:style-name="Source_20_Text">.PRECIOUS</text:span>, можно предотвратить автоматическое удаление промежуточных файлов, полученных с помощью неявных правил, чьи цели подходят под этот шаблон; смотрите раздел <text:a xlink:type="simple" xlink:href="http://linux.yaroslavl.ru/docs/prog/gnu_make_3-79_russian_manual.html#SEC49" text:style-name="Internet_20_link" text:visited-style-name="Visited_20_Internet_20_Link">Прерывание или принудительное завершение </text:a><text:a xlink:type="simple" xlink:href="http://linux.yaroslavl.ru/docs/prog/gnu_make_3-79_russian_manual.html#SEC49" text:style-name="Internet_20_link" text:visited-style-name="Visited_20_Internet_20_Link"><text:span text:style-name="Source_20_Text">make</text:span></text:a>. <text:bookmark text:name="IDX826"/><text:bookmark text:name="IDX827"/></text:p>
      <text:p text:style-name="Text_20_body">"Цепочка" может состоять более чем из двух неявных правил. Например, файл <text:span text:style-name="Teletype">`foo'</text:span> может быть получен из <text:span text:style-name="Teletype">`RCS/foo.y,v'</text:span> путем последовательного запуска RCS, Yacc и <text:span text:style-name="Source_20_Text">cc</text:span>. В этом случае, оба файла <text:span text:style-name="Teletype">`foo.y'</text:span> и <text:span text:style-name="Teletype">`foo.c'</text:span> считаются промежуточными и будут в конце удалены. </text:p>
      <text:p text:style-name="Text_20_body">Ни одно из неявных правил не может использоваться в цепочке правил более одного раза. Это, например, означает, что <text:span text:style-name="Source_20_Text">make</text:span> даже не будет пытаться получить файл <text:span text:style-name="Teletype">`foo'</text:span> из <text:span text:style-name="Teletype">`foo.o.o'</text:span> путем двухкратного запуска компоновщика. Помимо всего прочего, это ограничение предотвращает возможное зацикливание в процессе поиска подходящих неявных правил для построения цепочки. </text:p>
      <text:p text:style-name="Text_20_body">Несколько специальных неявных правил предназначены для оптимизации распространенных случаев, которые, в противном случае, обрабатывались бы с помощью цепочки правил. Например, файл <text:span text:style-name="Teletype">`foo'</text:span> может быть получен из <text:span text:style-name="Teletype">`foo.c'</text:span> путем поочередной компиляции и компоновки с использованием отдельных правил, связанных в цепочку (при этом, <text:span text:style-name="Teletype">`foo.o'</text:span> будет рассматриваться как промежуточный файл). На самом деле, для этого случая существует специальное правило, осуществляющее компиляцию и компоновку за "один шаг", однократным вызовом команды <text:span text:style-name="Source_20_Text">cc</text:span>. Оптимизированное правило используется вместо цепочки правил, поскольку находится ближе к началу списка правил. </text:p>
      <text:h text:style-name="Heading_20_2" text:outline-level="2"><text:a xlink:type="simple" xlink:href="http://linux.yaroslavl.ru/docs/prog/gnu_make_3-79_russian_manual.html#TOC98" office:name="SEC98" text:style-name="Internet_20_link" text:visited-style-name="Visited_20_Internet_20_Link">Определение и переопределение шаблонных правил (pattern rules)</text:a></text:h>
      <text:p text:style-name="Text_20_body">Вы можете задать неявное правило, написав <text:span text:style-name="Strong_20_Emphasis">шаблонное правило (pattern rule)</text:span>. Шаблонное правило выглядит подобно обычному правилу, за исключением того, что имя его цели содержит специальный шаблонный символ <text:span text:style-name="Example">`%'</text:span> (в точности один). Цель рассматривается как шаблон имени файлов; символ <text:span text:style-name="Example">`%'</text:span> может соответствовать любой непустой подстроке, прочие символы должны совпадать. В именах пререквизитов также используется символ <text:span text:style-name="Example">`%'</text:span>, показывающий, как их имена связаны с именем цели. </text:p>
      <text:p text:style-name="Text_20_body">Так, шаблонное правило <text:span text:style-name="Example">`%.o : %.c'</text:span> показывает, как файлы с именами <text:span text:style-name="Teletype">`</text:span><text:span text:style-name="Teletype"><text:span text:style-name="Variable">основа</text:span></text:span><text:span text:style-name="Teletype">.o'</text:span> могут быть получены из соответствующих файлов с именами <text:span text:style-name="Teletype">`</text:span><text:span text:style-name="Teletype"><text:span text:style-name="Variable">основа</text:span></text:span><text:span text:style-name="Teletype">.c'</text:span>. </text:p>
      <text:p text:style-name="Text_20_body">Обратите внимание, что "расширение" символа <text:span text:style-name="Example">`%'</text:span> в шаблонном правиле прозводится <text:span text:style-name="Strong_20_Emphasis">после</text:span> вычисления всех переменных и функций (что имеет место в момент чтения make-файла). Смотрите раздел <text:a xlink:type="simple" xlink:href="http://linux.yaroslavl.ru/docs/prog/gnu_make_3-79_russian_manual.html#SEC57" text:style-name="Internet_20_link" text:visited-style-name="Visited_20_Internet_20_Link">Использование переменных</text:a> и раздел <text:a xlink:type="simple" xlink:href="http://linux.yaroslavl.ru/docs/prog/gnu_make_3-79_russian_manual.html#SEC75" text:style-name="Internet_20_link" text:visited-style-name="Visited_20_Internet_20_Link">Функции преобразования текста</text:a>. </text:p>
      <text:h text:style-name="Heading_20_3" text:outline-level="3"><text:a xlink:type="simple" xlink:href="http://linux.yaroslavl.ru/docs/prog/gnu_make_3-79_russian_manual.html#TOC99" office:name="SEC99" text:style-name="Internet_20_link" text:visited-style-name="Visited_20_Internet_20_Link">Введение в шаблонные правила (pattern rules)</text:a></text:h>
      <text:p text:style-name="Text_20_body"><text:bookmark text:name="IDX828"/><text:bookmark text:name="IDX829"/>Шаблонное правило содержит в имени цели символ <text:span text:style-name="Example">`%'</text:span> (в точности один); в остальном, оно выглядит как обычное правило. Цель является шаблоном, с которым сверяются имена файлов; символ <text:span text:style-name="Example">`%'</text:span> может соответствовать любой непустой строке, другие символы должны в точности совпадать. <text:bookmark text:name="IDX830"/><text:bookmark text:name="IDX831"/></text:p>
      <text:p text:style-name="Text_20_body">Например, шаблону <text:span text:style-name="Example">`%.c'</text:span> удовлетворяют все имена файлов, оканчивающиеся на <text:span text:style-name="Example">`.c'</text:span>. Под шаблон <text:span text:style-name="Example">`s.%.c'</text:span> подходят все имена файлов, которые начинаются с <text:span text:style-name="Example">`s.'</text:span>, заканчиваются на <text:span text:style-name="Example">`.c'</text:span> и имеют длину по крайней мере пять символов. (Требуется, по крайней мере, один символ для сопоставления с <text:span text:style-name="Example">`%'</text:span>.) Подстрока, которая соответствует символу<text:span text:style-name="Example">`%'</text:span>, называется <text:span text:style-name="Strong_20_Emphasis">основой (stem)</text:span>. </text:p>
      <text:p text:style-name="Text_20_body">Символ <text:span text:style-name="Example">`%'</text:span> в пререквизите шаблонного правила означает ту же основу, которая соответствует символу <text:span text:style-name="Example">`%'</text:span> в имени цели. Для того, чтобы шаблонное правило могло быть применено к рассматриваемому файлу, <text:soft-page-break/>имя этого файла должно подходить под шаблон цели, а из шаблонов пререквизитов должны получиться имена файлов, которые существуют или могут быть получены. Эти файлы станут пререквизитами рассматриваемого целевого файла. <text:bookmark text:name="IDX832"/></text:p>
      <text:p text:style-name="Text_20_body">Таким образом, правило вида </text:p>
      <text:p text:style-name="P33">%.o : %.c ; <text:span text:style-name="Variable">команда</text:span>...</text:p>
      <text:p text:style-name="Text_20_body">указывает, как файл <text:span text:style-name="Teletype">`</text:span><text:span text:style-name="Teletype"><text:span text:style-name="Variable">n</text:span></text:span><text:span text:style-name="Teletype">.o'</text:span> может быть получен из файла <text:span text:style-name="Teletype">`</text:span><text:span text:style-name="Teletype"><text:span text:style-name="Variable">n</text:span></text:span><text:span text:style-name="Teletype">.c'</text:span>, являющегося его пререквизитом, при условии, что <text:span text:style-name="Teletype">`</text:span><text:span text:style-name="Teletype"><text:span text:style-name="Variable">n</text:span></text:span><text:span text:style-name="Teletype">.c'</text:span> существует или может быть создан. </text:p>
      <text:p text:style-name="Text_20_body">В шаблонном правиле также могут присутствовать пререквизиты, не использующие шаблонный символ <text:span text:style-name="Example">`%'</text:span>; такие пререквизиты будут добавлены к каждому файлу, полученному с помощью этого шаблонного правила. Такие "константные" пререквизиты иногда могут оказаться полезными. </text:p>
      <text:p text:style-name="Text_20_body">Шаблонное правило не обязано содержать пререквизитов с <text:span text:style-name="Example">`%'</text:span>. Более того, оно вообще не обязано иметь каких-либо пререквизитов. Такое правило можно рассматривать как "обобщенный" шаблон. Оно будет описывать способ получения любых файлов, подходящих под шаблон цели. Смотрите раздел <text:a xlink:type="simple" xlink:href="http://linux.yaroslavl.ru/docs/prog/gnu_make_3-79_russian_manual.html#SEC105" text:style-name="Internet_20_link" text:visited-style-name="Visited_20_Internet_20_Link">Определение правил "последнего шанса"</text:a>. </text:p>
      <text:p text:style-name="Text_20_body">Шаблонные правила могут иметь несколько целей. Однако, в отличие от обычных правил, такой случай не рассматривается как несколько правил с одними и теми же пререквизитами и командами. Наличие в шаблонном правиле нескольких целей, означает для <text:span text:style-name="Source_20_Text">make</text:span>, что указанные в правиле команды обновляют сразу все перечисленные цели. Команды правила исполняются только один раз, вызывая обновление всех целей. Когда выполняется поиск подходящего шаблонного правила для обрабатываемой цели, прочие присутствующие в правиле шаблоны целей не принимаются во внимание: для <text:span text:style-name="Source_20_Text">make</text:span> существенны лишь указанные в правиле пререквизиты и команды рассматриваемой цели. Однако, после выполнения команд, обновляющих эту цель, все прочие цели, перечисленные в шаблонном правиле, также помечаются как обновленные. <text:bookmark text:name="IDX833"/><text:bookmark text:name="IDX834"/></text:p>
      <text:p text:style-name="Text_20_body">Порядок следования шаблонных правил в make-файле является существенным, посколько именно в этом порядке они рассматриваются. Из нескольких подходящих правил будет использовано только первое из найденных. Написанные вами правила имеют "приоритет" над предопределенными правилами. Помните, однако, что правила, чьи пререквизиты в действительности существуют или могут быть построены, всегда имеют больший приоритет, нежели правила, чьи пререквизиты, для своего построения, требуют использовать цепочки неявных правил. <text:bookmark text:name="IDX835"/><text:bookmark text:name="IDX836"/></text:p>
      <text:h text:style-name="Heading_20_3" text:outline-level="3"><text:a xlink:type="simple" xlink:href="http://linux.yaroslavl.ru/docs/prog/gnu_make_3-79_russian_manual.html#TOC100" office:name="SEC100" text:style-name="Internet_20_link" text:visited-style-name="Visited_20_Internet_20_Link">Примеры шаблонных правил</text:a></text:h>
      <text:p text:style-name="Text_20_body">Вот несколько примеров шаблонных правил, в действительности предопределенных в <text:span text:style-name="Source_20_Text">make</text:span>. Сперва, правило, компилирующее файлы <text:span text:style-name="Example">`.c'</text:span> в файлы <text:span text:style-name="Example">`.o'</text:span>: </text:p>
      <text:p text:style-name="Preformatted_20_Text">%.o : %.c</text:p>
      <text:p text:style-name="P33"><text:s text:c="8"/>$(CC) -c $(CFLAGS) $(CPPFLAGS) $&lt; -o $@</text:p>
      <text:p text:style-name="Text_20_body">С помощью этого правила, любой файл <text:span text:style-name="Teletype">`</text:span><text:span text:style-name="Teletype"><text:span text:style-name="Variable">x</text:span></text:span><text:span text:style-name="Teletype">.o'</text:span> может быть получен из соответствующего файла <text:span text:style-name="Teletype">`</text:span><text:span text:style-name="Teletype"><text:span text:style-name="Variable">x</text:span></text:span><text:span text:style-name="Teletype">.c'</text:span>. Для того, чтобы при каждом применении этого правила, использовались правильные имена целевого и исходного файлов, его команда использует автоматические переменные <text:span text:style-name="Example">`$@'</text:span> и <text:span text:style-name="Example">`$&lt;'</text:span>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Вот другое встроенное правило: </text:p>
      <text:p text:style-name="Preformatted_20_Text">% :: RCS/%,v</text:p>
      <text:p text:style-name="P33"><text:s text:c="8"/>$(CO) $(COFLAGS) $&lt;</text:p>
      <text:p text:style-name="Text_20_body"><text:soft-page-break/>С его помощью, любой файл <text:span text:style-name="Teletype">`</text:span><text:span text:style-name="Teletype"><text:span text:style-name="Variable">x</text:span></text:span><text:span text:style-name="Teletype">'</text:span> может быть получен из соответствующего файла <text:span text:style-name="Teletype">`</text:span><text:span text:style-name="Teletype"><text:span text:style-name="Variable">x</text:span></text:span><text:span text:style-name="Teletype">,v'</text:span>, находящегося в подкаталоге <text:span text:style-name="Teletype">`RCS'</text:span>. Так как в качестве имени цели указан шаблон <text:span text:style-name="Example">`%'</text:span>, это правило может быть применено к любому файлу, имеющему подобный пререквизит. Двойное двоеточие определяет это правило как <text:span text:style-name="Strong_20_Emphasis">терминальное (terminal)</text:span>, вследствие чего, его пререквизит не может быть промежуточным файлом. (смотрите раздел <text:a xlink:type="simple" xlink:href="http://linux.yaroslavl.ru/docs/prog/gnu_make_3-79_russian_manual.html#SEC103" text:style-name="Internet_20_link" text:visited-style-name="Visited_20_Internet_20_Link">Шаблонные правила с призвольным соответствием</text:a>). </text:p>
      <text:p text:style-name="Text_20_body">Следующее правило имеет две цели: </text:p>
      <text:p text:style-name="Preformatted_20_Text">%.tab.c %.tab.h: %.y</text:p>
      <text:p text:style-name="P33"><text:s text:c="8"/>bison -d $&lt;</text:p>
      <text:p text:style-name="Text_20_body">Правило говорит о том, что выполнение команды <text:span text:style-name="Example">`bison -d </text:span><text:span text:style-name="Example"><text:span text:style-name="Variable">x</text:span></text:span><text:span text:style-name="Example">.y'</text:span> приведет к созданию обоих файлов - <text:span text:style-name="Teletype">`</text:span><text:span text:style-name="Teletype"><text:span text:style-name="Variable">x</text:span></text:span><text:span text:style-name="Teletype">.tab.c'</text:span> и <text:span text:style-name="Teletype">`</text:span><text:span text:style-name="Teletype"><text:span text:style-name="Variable">x</text:span></text:span><text:span text:style-name="Teletype">.tab.h'</text:span>. Например, если файл <text:span text:style-name="Teletype">`foo'</text:span> зависит от файлов <text:span text:style-name="Teletype">`parse.tab.o'</text:span> и <text:span text:style-name="Teletype">`scan.o'</text:span>, а файл <text:span text:style-name="Teletype">`scan.o'</text:span> зависит от файла <text:span text:style-name="Teletype">`parse.tab.h'</text:span>, то при изменении <text:span text:style-name="Teletype">`parse.y'</text:span>, команда <text:span text:style-name="Example">`bison -d parse.y'</text:span> будет запущена только один раз, в результате чего пререквизиты обоих файлов <text:span text:style-name="Teletype">`parse.tab.o'</text:span> и <text:span text:style-name="Teletype">`scan.o'</text:span>, будут обновлены. (Предполагается, что файл <text:span text:style-name="Teletype">`parse.tab.o'</text:span> будет скомпилирован из <text:span text:style-name="Teletype">`parse.tab.c'</text:span>, а файл <text:span text:style-name="Teletype">`scan.o'</text:span> - из файла <text:span text:style-name="Teletype">`scan.c'</text:span>. В свою очередь, <text:span text:style-name="Teletype">`foo'</text:span> компонуется из <text:span text:style-name="Teletype">`parse.tab.o'</text:span>, <text:span text:style-name="Teletype">`scan.o'</text:span> и прочих, после чего успешно работает.) </text:p>
      <text:h text:style-name="Heading_20_3" text:outline-level="3"><text:a xlink:type="simple" xlink:href="http://linux.yaroslavl.ru/docs/prog/gnu_make_3-79_russian_manual.html#TOC101" office:name="SEC101" text:style-name="Internet_20_link" text:visited-style-name="Visited_20_Internet_20_Link">Автоматические переменные</text:a></text:h>
      <text:p text:style-name="Text_20_body"><text:bookmark text:name="IDX837"/><text:bookmark text:name="IDX838"/><text:bookmark text:name="IDX839"/>Предположим, вы хотите написать шаблонное правило для компиляции файлов <text:span text:style-name="Example">`.c'</text:span> в объектные файлы <text:span text:style-name="Example">`.o'</text:span>: каким образом вам задать правильное имя исходного файла для команды <text:span text:style-name="Example">`cc'</text:span>? Вы не можете явно указать имя файла, поскольку это имя будет различным в каждом случае использования данного правила. </text:p>
      <text:p text:style-name="Text_20_body">Здесь, вам придется воспользоваться так называемыми <text:span text:style-name="Strong_20_Emphasis">автоматическими переменными</text:span>. Значения этих переменных автоматически вычисляются заново для каждого исполняемого правила в зависимости от его целей и пререквизитов. В приведенном выше примере вам следует использовать <text:span text:style-name="Example">`$@'</text:span> в качестве имени объектного файла и <text:span text:style-name="Example">`$&lt;'</text:span> в качестве имени исходного файла. </text:p>
      <text:p text:style-name="Text_20_body">Вот полный перечень имеющихся автоматических переменных: </text:p>
      <text:p text:style-name="List_20_Heading"><text:span text:style-name="Source_20_Text">$@</text:span> </text:p>
      <text:p text:style-name="List_20_Contents"><text:bookmark text:name="IDX840"/><text:bookmark text:name="IDX841"/>Имя файла цели правила. Если цель является элементом архива (archive member), то <text:span text:style-name="Example">`$@'</text:span> обозначает имя архивного файла. В шаблонном правиле с несколькими целями (смотрите раздел <text:a xlink:type="simple" xlink:href="http://linux.yaroslavl.ru/docs/prog/gnu_make_3-79_russian_manual.html#SEC99" text:style-name="Internet_20_link" text:visited-style-name="Visited_20_Internet_20_Link">Введение в шаблонные правила</text:a>), <text:span text:style-name="Example">`$@'</text:span> обозначает имя цели, которая вызывала запуск команд данного правила. <text:bookmark text:name="IDX842"/><text:bookmark text:name="IDX843"/></text:p>
      <text:p text:style-name="List_20_Heading"><text:span text:style-name="Source_20_Text">$%</text:span> </text:p>
      <text:p text:style-name="List_20_Contents">Для целей, являющихся элементами архива, обозначает имя этого элемента.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Например, для цели <text:span text:style-name="Teletype">`foo.a(bar.o)'</text:span> переменная <text:span text:style-name="Example">`$%'</text:span> принимает значение <text:span text:style-name="Teletype">`bar.o'</text:span>, а переменная <text:span text:style-name="Example">`$@'</text:span> - значение <text:span text:style-name="Teletype">`foo.a'</text:span>. Если цель не является элементом архива, <text:span text:style-name="Example">`$%'</text:span> имеет пустое значение. <text:bookmark text:name="IDX844"/><text:bookmark text:name="IDX845"/></text:p>
      <text:p text:style-name="List_20_Heading"><text:span text:style-name="Source_20_Text">$&lt;</text:span> </text:p>
      <text:p text:style-name="List_20_Contents">Имя первого пререквизита. В случае, если выполняемые команды относятся к неявному правилу, первым пререквизитом является тот, который был указан в неявном правиле. (смотрите раздел <text:a xlink:type="simple" xlink:href="http://linux.yaroslavl.ru/docs/prog/gnu_make_3-79_russian_manual.html#SEC93" text:style-name="Internet_20_link" text:visited-style-name="Visited_20_Internet_20_Link">Использование неявных правил</text:a>). <text:bookmark text:name="IDX846"/><text:bookmark text:name="IDX847"/></text:p>
      <text:p text:style-name="List_20_Heading"><text:span text:style-name="Source_20_Text">$?</text:span> </text:p>
      <text:p text:style-name="List_20_Contents">Имена всех пререквизитов (разделенные пробелами), которые являются "более новыми", чем цель. Для членов архива, используется имя самого элемента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text:bookmark text:name="IDX848"/><text:bookmark text:name="IDX849"/><text:bookmark text:name="IDX850"/><text:bookmark text:name="IDX851"/></text:p>
      <text:p text:style-name="List_20_Heading"><text:span text:style-name="Source_20_Text">$^</text:span> </text:p>
      <text:p text:style-name="List_20_Contents">Имена всех пререквизитов (разделенные пробелами). Для пререквизитов, которые являются элементами архивов, используются только имена элементов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Независимого от того, сколько раз конкретный файл был указан в списке пререквизитов, цель будет иметь только одну зависимость от этого файла. Таким образом, если в <text:soft-page-break/>списке пререквизитов одно и то же имя файла будет фигурировать несколько раз, переменная <text:span text:style-name="Source_20_Text">$^</text:span> все равно будет содержать только одну копию этого имени. <text:bookmark text:name="IDX852"/><text:bookmark text:name="IDX853"/><text:bookmark text:name="IDX854"/><text:bookmark text:name="IDX855"/></text:p>
      <text:p text:style-name="List_20_Heading"><text:span text:style-name="Source_20_Text">$+</text:span> </text:p>
      <text:p text:style-name="List_20_Contents">Аналогично <text:span text:style-name="Example">`$^'</text:span>, но пререквизиты, перечисленные более, чем один раз, также будут продублированы (в том порядке, как они были указаны в make-файле). В основном, эта переменная может быть полезна в командах компоновки, где порядок следования библиотек и их возможное дублирование является существенным. <text:bookmark text:name="IDX856"/><text:bookmark text:name="IDX857"/></text:p>
      <text:p text:style-name="List_20_Heading"><text:span text:style-name="Source_20_Text">$*</text:span> </text:p>
      <text:p text:style-name="P39">Основа (stem), с которой было сопоставлено неявное правило (смотрите раздел <text:a xlink:type="simple" xlink:href="http://linux.yaroslavl.ru/docs/prog/gnu_make_3-79_russian_manual.html#SEC102" text:style-name="Internet_20_link" text:visited-style-name="Visited_20_Internet_20_Link">Процедура сопоставления с шаблоном</text:a>). Например, для цели <text:span text:style-name="Teletype">`dir/a.foo.b'</text:span> и шаблона цели <text:span text:style-name="Teletype">`a.%.b'</text:span>, основой будет строка <text:span text:style-name="Teletype">`dir/foo'</text:span>. Основа имени может быть полезной для конструирования имен взаимосвязанных файлов. <text:bookmark text:name="IDX858"/>В статическом шаблонном правиле, основой является часть имени файла, соотвествующая символу <text:span text:style-name="Example">`%'</text:span> в шаблоне цели. Для явного правила такое определение неприменимо, поэтому <text:span text:style-name="Example">`$*'</text:span> вычисляется по-другому. В случае явного правила, если имя цели имеет один из "известных" суффиксов (смотрите раздел <text:a xlink:type="simple" xlink:href="http://linux.yaroslavl.ru/docs/prog/gnu_make_3-79_russian_manual.html#SEC106" text:style-name="Internet_20_link" text:visited-style-name="Visited_20_Internet_20_Link">Устаревшие суффиксные правила</text:a>), в переменную <text:span text:style-name="Example">`$*'</text:span> записывается имя цели без этого суффикса. Например, для цели <text:span text:style-name="Example">`foo.c'</text:span>, переменная <text:span text:style-name="Example">`$*'</text:span> будет установлена в <text:span text:style-name="Example">`foo'</text:span>, поскольку <text:span text:style-name="Example">`.c'</text:span> является одним из "известных" суффиксов. Программа GNU <text:span text:style-name="Source_20_Text">make</text:span> поступает столь причудливым образом лишь по соображениям совместимости с другими версиями <text:span text:style-name="Source_20_Text">make</text:span>. Мы рекомендуем вам избегать использования переменной <text:span text:style-name="Example">`$*'</text:span> где-либо, кроме неявных или статических шаблонных правил. В случае, если цель явного правила не имеет один известных <text:span text:style-name="Source_20_Text">make</text:span> суффиксов, для данного правила значением переменной <text:span text:style-name="Example">`$*'</text:span> является пустая строка. </text:p>
      <text:p text:style-name="Text_20_body">Переменная <text:span text:style-name="Example">`$?'</text:span> может оказаться полезна даже в явных правилах, когда вы хотите работать только с пререквизитами, которые были изменены. Представьте, например, что архивный файл <text:span text:style-name="Teletype">`lib'</text:span> содержит копии некоторых объектных файлов. Следующее правило запишет в архив копии только изменившихся объектных файлов: </text:p>
      <text:p text:style-name="Preformatted_20_Text">lib: foo.o bar.o lose.o win.o</text:p>
      <text:p text:style-name="P33"><text:s text:c="8"/>ar r lib $?</text:p>
      <text:p text:style-name="Text_20_body">Из всех перечисленных выше переменных, четыре переменные представляют собой одиночные имена файлов, а две переменные - списки имен файлов. Каждая из указанных шести переменных имеет варианты, позволяющие получить вместо полного имени файла только имя каталога, где он расположен, или же только имя файла внутри каталога. Имена этих дополнительных вариантов переменных образуются путем добавления к "основному" имени переменной символов <text:span text:style-name="Example">`D'</text:span> и <text:span text:style-name="Example">`F'</text:span>, соответственно. В GNU <text:span text:style-name="Source_20_Text">make</text:span> эти варианты переменных можно считать устаревшими, поскольку вместо них лучше использовать функции <text:span text:style-name="Source_20_Text">dir</text:span> и <text:span text:style-name="Source_20_Text">notdir</text:span> (смотрите раздел <text:a xlink:type="simple" xlink:href="http://linux.yaroslavl.ru/docs/prog/gnu_make_3-79_russian_manual.html#SEC78" text:style-name="Internet_20_link" text:visited-style-name="Visited_20_Internet_20_Link">Функции для обработки имен файлов</text:a>). Заметьте, однако что <text:span text:style-name="Example">`D'</text:span>-варианты переменных не содержат конечного <text:span text:style-name="Example">'/'</text:span>, который всегда присутствует на выходе функции <text:span text:style-name="Source_20_Text">dir</text:span>. Вот список дополнительных вариантов автоматических переменных: </text:p>
      <text:p text:style-name="List_20_Heading"><text:span text:style-name="Example">`$(@D)'</text:span> </text:p>
      <text:p text:style-name="List_20_Contents"><text:bookmark text:name="IDX859"/><text:bookmark text:name="IDX860"/>Часть имени файла, определяющее имя каталога, где он расположен (без конечного символа <text:span text:style-name="Example">'/'</text:span>). Например, если значением <text:span text:style-name="Example">`$@'</text:span> является <text:span text:style-name="Teletype">`dir/foo.o'</text:span>, то <text:span text:style-name="Example">`$(@D)'</text:span> получит значение <text:span text:style-name="Teletype">`dir'</text:span>. В случае, если <text:span text:style-name="Example">`$@'</text:span> не содержит символов <text:span text:style-name="Example">'/'</text:span>, переменная <text:span text:style-name="Example">`$(@D)'</text:span> будет содержать <text:span text:style-name="Teletype">`.'</text:span>. <text:bookmark text:name="IDX861"/><text:bookmark text:name="IDX862"/></text:p>
      <text:p text:style-name="List_20_Heading"><text:span text:style-name="Example">`$(@F)'</text:span> </text:p>
      <text:p text:style-name="List_20_Contents">Имя файла без имени каталога. Например, если значением <text:span text:style-name="Example">`$@'</text:span> является <text:span text:style-name="Teletype">`dir/foo.o'</text:span>, то <text:span text:style-name="Example">`$(@F)'</text:span> будет содержать <text:span text:style-name="Teletype">`foo.o'</text:span>. Выражение <text:span text:style-name="Example">`$(@F)'</text:span> эквивалентно <text:span text:style-name="Example">`$(notdir $@)'</text:span>. <text:bookmark text:name="IDX863"/><text:bookmark text:name="IDX864"/></text:p>
      <text:p text:style-name="List_20_Heading"><text:span text:style-name="Example">`$(*D)'</text:span> </text:p>
      <text:p text:style-name="List_20_Heading"><text:bookmark text:name="IDX865"/><text:bookmark text:name="IDX866"/><text:span text:style-name="Example">`$(*F)'</text:span> </text:p>
      <text:p text:style-name="List_20_Contents">Часть основы, определяющая имя каталога и имя файла внутри каталога, соответственно; в данном примере, это будут строки <text:span text:style-name="Teletype">`dir'</text:span> и <text:span text:style-name="Teletype">`foo'</text:span>. <text:bookmark text:name="IDX867"/><text:bookmark text:name="IDX868"/></text:p>
      <text:p text:style-name="List_20_Heading"><text:span text:style-name="Example">`$(%D)'</text:span> </text:p>
      <text:p text:style-name="List_20_Heading"><text:bookmark text:name="IDX869"/><text:bookmark text:name="IDX870"/><text:span text:style-name="Example">`$(%F)'</text:span> </text:p>
      <text:p text:style-name="List_20_Contents"><text:soft-page-break/>Для целей, являющихся элементами архивов, определяет имя каталога и имя файла элемента архива. Эти переменные имеют смысл только целей, которые являются элементами архива (имеющих форму <text:span text:style-name="Teletype">`</text:span><text:span text:style-name="Teletype"><text:span text:style-name="Variable">архив</text:span></text:span><text:span text:style-name="Teletype">(</text:span><text:span text:style-name="Teletype"><text:span text:style-name="Variable">элемент</text:span></text:span><text:span text:style-name="Teletype">)'</text:span>) и полезны только в случае, если <text:span text:style-name="Variable">элемент</text:span> может содержать имя каталога. (Смотрите раздел <text:a xlink:type="simple" xlink:href="http://linux.yaroslavl.ru/docs/prog/gnu_make_3-79_russian_manual.html#SEC109" text:style-name="Internet_20_link" text:visited-style-name="Visited_20_Internet_20_Link">Использование элементов архива в качестве целей</text:a>.) <text:bookmark text:name="IDX871"/><text:bookmark text:name="IDX872"/></text:p>
      <text:p text:style-name="List_20_Heading"><text:span text:style-name="Example">`$(&lt;D)'</text:span> </text:p>
      <text:p text:style-name="List_20_Heading"><text:bookmark text:name="IDX873"/><text:bookmark text:name="IDX874"/><text:span text:style-name="Example">`$(&lt;F)'</text:span> </text:p>
      <text:p text:style-name="List_20_Contents">Имя каталога и имя файла (внутри каталога) первого пререквизита. <text:bookmark text:name="IDX875"/><text:bookmark text:name="IDX876"/></text:p>
      <text:p text:style-name="List_20_Heading"><text:span text:style-name="Example">`$(^D)'</text:span> </text:p>
      <text:p text:style-name="List_20_Heading"><text:bookmark text:name="IDX877"/><text:bookmark text:name="IDX878"/><text:span text:style-name="Example">`$(^F)'</text:span> </text:p>
      <text:p text:style-name="List_20_Contents">Список каталогов и имен файлов всех пререквизитов. <text:bookmark text:name="IDX879"/><text:bookmark text:name="IDX880"/></text:p>
      <text:p text:style-name="List_20_Heading"><text:span text:style-name="Example">`$(?D)'</text:span> </text:p>
      <text:p text:style-name="List_20_Heading"><text:bookmark text:name="IDX881"/><text:bookmark text:name="IDX882"/><text:span text:style-name="Example">`$(?F)'</text:span> </text:p>
      <text:p text:style-name="P39">Список каталогов и имен файлов всех пререквизитов, которые являются "более новыми", чем цель. </text:p>
      <text:p text:style-name="Text_20_body">Вы можете обратить внимание на то, что при ссылке на автоматические переменные, чьи имена состоят из одного символа, мы используем запись вида <text:span text:style-name="Example">$имя_переменной</text:span>, а не <text:span text:style-name="Example">$(имя_переменной)</text:span>, как это практикуется для "обычных" переменных. На самом деле, это лишь ничего не значащее стилистическое соглашение. С тем же успехом, мы могли бы писать <text:span text:style-name="Example">`$(&lt;)'</text:span> вместо <text:span text:style-name="Example">`$&lt;'</text:span>. </text:p>
      <text:h text:style-name="Heading_20_3" text:outline-level="3"><text:a xlink:type="simple" xlink:href="http://linux.yaroslavl.ru/docs/prog/gnu_make_3-79_russian_manual.html#TOC102" office:name="SEC102" text:style-name="Internet_20_link" text:visited-style-name="Visited_20_Internet_20_Link">Процедура сопоставления с шаблоном</text:a></text:h>
      <text:p text:style-name="Text_20_body"><text:bookmark text:name="IDX883"/>Шаблон цели состоит из символа <text:span text:style-name="Example">`%'</text:span>, заключенного между префиксом и суффиксом, каждый из которых (или оба сразу) может быть пустым. Имя файла будет подходить под указанный шаблон только если оно начинается с указанного префикса и заканчивается указанным суффиксом (причем, префикс и суффикс не могут перекрываться). Текст, заключенный между префиксом и суффиксом, называется <text:span text:style-name="Strong_20_Emphasis">основой (stem)</text:span>. Таким образом, файл <text:span text:style-name="Teletype">`test.o'</text:span> удовлетворяет шаблону <text:span text:style-name="Example">`%.o'</text:span> и его основой является строка <text:span text:style-name="Example">`test'</text:span>. Пререквизиты шаблонного правила преобразуются в имена конкретных файлов, путем подстановки основы вместо символа <text:span text:style-name="Example">`%'</text:span>. Так, в приведенном выше примере, из пререквизита <text:span text:style-name="Example">`%.c'</text:span>, будет получено имя файла <text:span text:style-name="Example">`test.c'</text:span>. </text:p>
      <text:p text:style-name="Text_20_body">Если шаблон цели не содержит символа <text:span text:style-name="Example">'/'</text:span> (так, обычно, и происходит), то имя каталога будет удалено из имени рассматриваемого файла, перед тем, как оно будет сравниваться с префиксом и суффиксом шаблона. Далее, после сравнения имени файла с шаблоном, это имя каталога будет опять добавлено к уже сгенерированным именам пререквизитов (имя каталога удалялось лишь для нахождения подходящего неявного правила). Так, имя <text:span text:style-name="Teletype">`src/eat'</text:span> подойдет под шаблон <text:span text:style-name="Example">`e%t'</text:span>, а его основой будет являться <text:span text:style-name="Example">`src/a'</text:span>. Далее, при получении имен пререквизитов, имя каталога, содержащегося в выделенной основе, будет добавляться в начало каждого пререквизита, а оставшаяся часть основы будет подставляться вместо символа <text:span text:style-name="Example">`%'</text:span>. Например, основа <text:span text:style-name="Example">`src/a'</text:span> в комбинации с шаблоном пререквизита <text:span text:style-name="Example">`c%r'</text:span>, даст имя файла <text:span text:style-name="Teletype">`src/car'</text:span>. </text:p>
      <text:h text:style-name="Heading_20_3" text:outline-level="3"><text:a xlink:type="simple" xlink:href="http://linux.yaroslavl.ru/docs/prog/gnu_make_3-79_russian_manual.html#TOC103" office:name="SEC103" text:style-name="Internet_20_link" text:visited-style-name="Visited_20_Internet_20_Link">Шаблонные правила с призвольным (match-anything) соответствием</text:a></text:h>
      <text:p text:style-name="Text_20_body"><text:bookmark text:name="IDX884"/><text:bookmark text:name="IDX885"/>Когда в качестве цели шаблонного правила выступает шаблон <text:span text:style-name="Example">`%'</text:span>, ему может соответствовать любое имя файла. Такие правила мы называем <text:span text:style-name="Strong_20_Emphasis">правилами с произвольным (match-anything) соответствием</text:span>. Зачастую, они весьма полезны, но, к сожалению, могут требовать очень много времени для своей обработки, поскольку <text:span text:style-name="Source_20_Text">make</text:span> должна будет рассмотреть возможность их применения к любому файлу, указанному в качестве цели или пререквизита. </text:p>
      <text:p text:style-name="Text_20_body">Допустим, что в make-файле упоминается имя <text:span text:style-name="Teletype">`foo.c'</text:span>. Для такой цели <text:span text:style-name="Source_20_Text">make</text:span> должна будет рассмотреть возможность компоновки ее из объектного файла <text:span text:style-name="Teletype">`foo.c.o'</text:span>, возможность использования компилятора Си для компиляции и компоновки ее из файла <text:span text:style-name="Teletype">`foo.c.c'</text:span>, возможность использования компилятора <text:soft-page-break/>Паскаля для компиляции и компоновки ее из файла <text:span text:style-name="Teletype">`foo.c.p'</text:span>, и множество других аналогичных возможностей. </text:p>
      <text:p text:style-name="Text_20_body">Конечно, мы знаем, что подобные сценарии бессмыслены, поскольку <text:span text:style-name="Teletype">`foo.c'</text:span> является исходным текстом на языке Си, а не исполняемым файлом. В конце концов <text:span text:style-name="Source_20_Text">make</text:span> также отвергнет подобные возможности, поскольку файлы <text:span text:style-name="Teletype">`foo.c.o'</text:span> и <text:span text:style-name="Teletype">`foo.c.p'</text:span> не будут существовать. Однако, из-за большого числа разнообразных возможностей, <text:span text:style-name="Source_20_Text">make</text:span> придется затратить очень много времени на их проверку. </text:p>
      <text:p text:style-name="Text_20_body">Для ускорения работы, мы внесли некоторые ограничения в процесс обработки программой <text:span text:style-name="Source_20_Text">make</text:span> шаблонных правил с произвольным соответствием. Существуют два возможных вида ограничений. Каждый раз, при задании правила с произвольным соответствие, вы должны выбрать один или другой вид ограничения. </text:p>
      <text:p text:style-name="Text_20_body">Один из вариантов - пометить такое правила как <text:span text:style-name="Strong_20_Emphasis">терминальное</text:span>, задав его с помощью двойного двоеточия. Если правило является терминальным, оно может быть применено только в том случае, когда его пререквизит реально существуют. Случаи, когда пререквизит "может быть получен", не рассматриваются. Иными словами, терминальное правило не может служить "окончанием" цепочки правил. </text:p>
      <text:p text:style-name="Text_20_body">Например, встроенные неявные правила для извлечения исходных файлов из файлов RCS и SCCS, являются терминальными. В результате, например, при отсутствии файла <text:span text:style-name="Teletype">`foo.c,v'</text:span>, <text:span text:style-name="Source_20_Text">make</text:span> не будет пытаться получить его из файлов <text:span text:style-name="Teletype">`foo.c,v.o'</text:span> или <text:span text:style-name="Teletype">`RCS/SCCS/s.foo.c,v'</text:span>. Как правило, файлы RCS и SCCS являются действительно "исходными", и не могут быть получены из любых других файлов; таким образом, <text:span text:style-name="Source_20_Text">make</text:span> может сэкономить массу времени, не пытаясь найти способ для их обновления. </text:p>
      <text:p text:style-name="Text_20_body">Если вы не помечаете правило с произвольным соответствием как терминальное, оно будет считаться нетерминальным. Для таких правил существует другое ограничение - они не могут быть применены к файлам, имеющим некоторые "известные" типы. Такими "известными" типами считаются все типы, которые подходят под шаблон цели любого из неявных правил (кроме правил с произвольным соответствием). </text:p>
      <text:p text:style-name="Text_20_body">Так, например, файл <text:span text:style-name="Teletype">`foo.c'</text:span> подходит под шаблон цели неявного правила <text:span text:style-name="Example">`%.c : %.y'</text:span> (правила для запуска Yacc). Независимо от того, применимо ли в данном случае это правило (это зависит от существования файла <text:span text:style-name="Teletype">`foo.y'</text:span>), самого факта наличия правила с такой целью, достаточно, чтобы предотвратить попытки применения любых нетерминальных правил с произвольным соответствием к файлу <text:span text:style-name="Teletype">`foo.c'</text:span>. Таким образом, <text:span text:style-name="Source_20_Text">make</text:span> даже не будет рассматривать возможность получения файла <text:span text:style-name="Teletype">`foo.c'</text:span> из таких файлов, как <text:span text:style-name="Teletype">`foo.c.o'</text:span>, <text:span text:style-name="Teletype">`foo.c.c'</text:span>, <text:span text:style-name="Teletype">`foo.c.p'</text:span> и так далее. </text:p>
      <text:p text:style-name="Text_20_body">Смысл этого ограничения состоит в том, что нетерминальные правила с произвольным соответствием используются для создания файлов, содержащих определенный вид данных (например, исполняемых файлов), а файлы с "известными" суффиксами содержат какие-то другие специфические виды данных (например, исходные файлы на Си). </text:p>
      <text:p text:style-name="Text_20_body">На самом деле, <text:span text:style-name="Source_20_Text">make</text:span> содержит большое число специальных шаблонных правил-"пустышек", единственное назначение которых - распознать определенные имена файлов, дабы нетерминальные правила с произвольным соответствием к таким файлам не применялись. Эти правила-"пустышки" не содержат ни команд, ни пререквизитов, и, будучи "бесполезны", игнорируются во всех других случаях. Так, например, встроенное неявное правило </text:p>
      <text:p text:style-name="P33">%.p :</text:p>
      <text:p text:style-name="Text_20_body">существует только для того, чтобы файлы с исходными текстами на Паскале (например, <text:span text:style-name="Teletype">`foo.p'</text:span>) сопоставлялись с определенным шаблоном цели, и, соответственно, не тратилось время на поиск файлов <text:span text:style-name="Teletype">`foo.p.o'</text:span>, <text:span text:style-name="Teletype">`foo.p.c'</text:span> и тому подобных. </text:p>
      <text:p text:style-name="Text_20_body"><text:soft-page-break/>Аналогичные шаблонные правила-"пустышки" существуются для всех суффиксов, которые используются в суффиксных правилах (смотрите раздел <text:a xlink:type="simple" xlink:href="http://linux.yaroslavl.ru/docs/prog/gnu_make_3-79_russian_manual.html#SEC106" text:style-name="Internet_20_link" text:visited-style-name="Visited_20_Internet_20_Link">Устаревшие суффиксные правила</text:a>). </text:p>
      <text:h text:style-name="Heading_20_3" text:outline-level="3"><text:a xlink:type="simple" xlink:href="http://linux.yaroslavl.ru/docs/prog/gnu_make_3-79_russian_manual.html#TOC104" office:name="SEC104" text:style-name="Internet_20_link" text:visited-style-name="Visited_20_Internet_20_Link">Отмена действия неявных правил</text:a></text:h>
      <text:p text:style-name="Text_20_body">Вы можете "перекрыть" встроенное неявное правило (или ваше собственное правило), задав новое шаблонное правило, имеющее такую же цель и пререквизиты, но другие команды. При определении нового правила, встроенное правило будет заменено. "Позиция" нового правила в списке неявных правил, будет зависеть от месторасположения его определения. </text:p>
      <text:p text:style-name="Text_20_body">Вы можете отменить встроенное неявное правило, определив собственное шаблонное правило с такой же целью и пререквизитами, но не имеющее команд. Так, например, для отключения правила, запускающего ассемблер, достаточно написать: </text:p>
      <text:p text:style-name="P33">%.o : %.s</text:p>
      <text:h text:style-name="Heading_20_2" text:outline-level="2"><text:a xlink:type="simple" xlink:href="http://linux.yaroslavl.ru/docs/prog/gnu_make_3-79_russian_manual.html#TOC105" office:name="SEC105" text:style-name="Internet_20_link" text:visited-style-name="Visited_20_Internet_20_Link">Определение правил "последнего шанса" (last-resort rules)</text:a></text:h>
      <text:p text:style-name="Text_20_body"><text:bookmark text:name="IDX886"/><text:bookmark text:name="IDX887"/>Вы можете определить правило "последнего шанса" (last-resort rule), написав терминальное правило с произвольным соответствием, не имеющее пререквизитов (смотрите раздел <text:a xlink:type="simple" xlink:href="http://linux.yaroslavl.ru/docs/prog/gnu_make_3-79_russian_manual.html#SEC103" text:style-name="Internet_20_link" text:visited-style-name="Visited_20_Internet_20_Link">Шаблонные правила с призвольным соответствием</text:a>). Такое правило является обычным шаблонным правилом; единственная его особенность заключается в том, что с ним может быть "сопоставлена" любая цель. Таким образом, команды из этого правила будут использованы для всех целей и пререквизитов, не имеющих своих собственных команд и к которым не подходит ни одно из имеющихся неявных правил. </text:p>
      <text:p text:style-name="Text_20_body">Например, при тестировании работы make-файла, обычно, важен лишь сам факт наличия требуемых исходных файлов, а не их реальное содержимое. Написав, в таком случае, следующее правило: </text:p>
      <text:p text:style-name="Preformatted_20_Text">%::</text:p>
      <text:p text:style-name="P33"><text:s text:c="8"/>touch $@</text:p>
      <text:p text:style-name="Text_20_body">вы получите эффект, что все требуемые (в качестве пререквизитов) исходные файлы, при необходимости, будут созданы автоматически. </text:p>
      <text:p text:style-name="Text_20_body"><text:bookmark text:name="IDX888"/>Возможен и другой подход - вы можете задать команды, которые будут использованы для целей, не имеющих подходящих правил (даже правил без команд). Для этого надо задать правило со специальной целью <text:span text:style-name="Source_20_Text">.DEFAULT</text:span>. Команды из этого правила будут использованы для всех пререквизитов, не имеющих явных правил и к которым не может быть применено ни одно из неявных правил. Естественно, по умолчанию правила с целью <text:span text:style-name="Source_20_Text">.DEFAULT</text:span> не существует. Такое правило нужно писать самостоятельно. </text:p>
      <text:p text:style-name="Text_20_body">Правило для цели <text:span text:style-name="Source_20_Text">.DEFAULT</text:span>, не имеющее пререквизитов и команд: </text:p>
      <text:p text:style-name="P33">.DEFAULT:</text:p>
      <text:p text:style-name="Text_20_body">очищает список команд, ранее определенных для <text:span text:style-name="Source_20_Text">.DEFAULT</text:span>. Далее, <text:span text:style-name="Source_20_Text">make</text:span> работает так, как если бы <text:span text:style-name="Source_20_Text">.DEFAULT</text:span> никогда не определялась. </text:p>
      <text:p text:style-name="Text_20_body">Если вы не хотите, чтобы для цели были использованы команды из шаблонного правила с произвольным (match-anything) соответствием или из правила для цели <text:span text:style-name="Source_20_Text">.DEFAULT</text:span> и, в то же время, вы не хотите, чтобы для цели запускались какие-либо команды, вы можете использовать для нее пустые команды (смотрите раздел <text:a xlink:type="simple" xlink:href="http://linux.yaroslavl.ru/docs/prog/gnu_make_3-79_russian_manual.html#SEC56" text:style-name="Internet_20_link" text:visited-style-name="Visited_20_Internet_20_Link">Пустые команды</text:a>). </text:p>
      <text:p text:style-name="Text_20_body">Вы можете использовать правило "последнего шанса" для "перекрытия" части другого make-файла. Смотрите раздел<text:a xlink:type="simple" xlink:href="http://linux.yaroslavl.ru/docs/prog/gnu_make_3-79_russian_manual.html#SEC18" text:style-name="Internet_20_link" text:visited-style-name="Visited_20_Internet_20_Link">"Перекрытие" части make-файла</text:a>. </text:p>
      <text:h text:style-name="Heading_20_2" text:outline-level="2"><text:soft-page-break/><text:a xlink:type="simple" xlink:href="http://linux.yaroslavl.ru/docs/prog/gnu_make_3-79_russian_manual.html#TOC106" office:name="SEC106" text:style-name="Internet_20_link" text:visited-style-name="Visited_20_Internet_20_Link">Устаревшие суффиксные правила (suffix rules)</text:a></text:h>
      <text:p text:style-name="Text_20_body"><text:bookmark text:name="IDX889"/><text:bookmark text:name="IDX890"/><text:span text:style-name="Strong_20_Emphasis">Суффиксные правила (suffix rules)</text:span> являются устаревшим способом задания неявных (implicit) правил. Поскольку механизм шаблонных (pattern) правил является более "общим" и понятным, суффиксные правила можно считать устаревшими. Программа GNU <text:span text:style-name="Source_20_Text">make</text:span> поддерживает их только по соображениям совместимости со "старыми" make-файлами. Суффиксные правила разделяются на два вида: с <text:span text:style-name="Strong_20_Emphasis">одиночным суффиксом (single-suffix)</text:span> и с <text:span text:style-name="Strong_20_Emphasis">двойным суффиксом (double-suffix)</text:span>. </text:p>
      <text:p text:style-name="Text_20_body">Правило с двойным суффиксом содержит в себе пару суффиксов: один для цели и один для пререквизита. Под него подходит любая цель, чье имя имеет указанный суффикс цели. Соответствующее имя пререквизита получается путем замены суффикса цели на суффикс пререквизита в имени обрабатываемого файла. Правило с двойным суффиксом, чей суффикс цели <text:span text:style-name="Example">`.o'</text:span> и суффикс пререквизита <text:span text:style-name="Example">`.c'</text:span>, эквивалентно шаблонному правилу <text:span text:style-name="Example">`%.o : %.c'</text:span>. </text:p>
      <text:p text:style-name="Text_20_body">Правило с одиночным суффиксом определяет только суффикс исходного файла. Под это правило может подойти любое имя файла, а имя соответствующего пререквизита получается путем добавления указанного суффикса исходного файла. Так, правило с одиночным суффиксом <text:span text:style-name="Example">`.c'</text:span> эквивалентно шаблонному правилу <text:span text:style-name="Example">`% : %.c'</text:span>. </text:p>
      <text:p text:style-name="Text_20_body">Суффиксное правило распознается путем сравнения цели каждого правила с определенным в данный момент списком "известных" суффиксов. Когда <text:span text:style-name="Source_20_Text">make</text:span> видит правило, чья цель является одним из "известных" суффиксов, это правило рассматривается как суффиксное правило с одиночных суффиксом. Если <text:span text:style-name="Source_20_Text">make</text:span> видит правило, чья цель представляет собой конкатенацию (сцепление) двух "известных" суффиксов, такое правило рассматривается как суффиксное правило с двойным суффиксом. </text:p>
      <text:p text:style-name="Text_20_body">Например, оба суффикса - <text:span text:style-name="Example">`.c'</text:span> и <text:span text:style-name="Example">`.o'</text:span> присутствуют в используемом по умолчанию списке "известных" суффиксов. Следовательно, при наличии у правила цели <text:span text:style-name="Example">`.c.o'</text:span>, <text:span text:style-name="Source_20_Text">make</text:span> будет рассматривать его как суффиксное правило с двумя суффиксами. При этом, <text:span text:style-name="Example">`.c'</text:span> будет являться исходным суффиксом, а <text:span text:style-name="Example">`.o'</text:span> будет суффиксом цели. Вот пример устаревшего способа, которым можно задать правило, компилирующее файлы с исходными текстами на языке Си: </text:p>
      <text:p text:style-name="Preformatted_20_Text">.c.o:</text:p>
      <text:p text:style-name="P33"><text:s text:c="8"/>$(CC) -c $(CFLAGS) $(CPPFLAGS) -o $@ $&lt;</text:p>
      <text:p text:style-name="Text_20_body">Суффиксные правила не могут иметь собственных пререквизитов. Более того, при наличии пререквизитов, суффиксное правило будет рассматриваться как обычное правило со "странным" именем целевого файла. Так, например, правило: </text:p>
      <text:p text:style-name="Preformatted_20_Text">.c.o: foo.h</text:p>
      <text:p text:style-name="P33"><text:s text:c="8"/>$(CC) -c $(CFLAGS) $(CPPFLAGS) -o $@ $&lt;</text:p>
      <text:p text:style-name="Text_20_body">описывает процесс получения файла <text:span text:style-name="Teletype">`.c.o'</text:span> из пререквизита <text:span text:style-name="Teletype">`foo.h'</text:span>, а не рассматривается как шаблонное правило: </text:p>
      <text:p text:style-name="Preformatted_20_Text">%.o: %.c foo.h</text:p>
      <text:p text:style-name="P33"><text:s text:c="8"/>$(CC) -c $(CFLAGS) $(CPPFLAGS) -o $@ $&lt;</text:p>
      <text:p text:style-name="Text_20_body">которое задает способ получения файлов <text:span text:style-name="Example">`.o'</text:span> из файлов <text:span text:style-name="Example">`.c'</text:span> и указывает на зависимость всех файлов <text:span text:style-name="Example">`.o'</text:span>, полученных с помощью этого шаблонного правила, от файла <text:span text:style-name="Teletype">`foo.h'</text:span>. </text:p>
      <text:p text:style-name="Text_20_body">Суффиксные правила без команд также не имеют смысла, поскольку не отменяют действие ранее определенных правил (как это делают шаблонные правила, не имеющие команд; смотрите раздел <text:a xlink:type="simple" xlink:href="http://linux.yaroslavl.ru/docs/prog/gnu_make_3-79_russian_manual.html#SEC104" text:style-name="Internet_20_link" text:visited-style-name="Visited_20_Internet_20_Link">Отмена действия неявных правил</text:a>). Такие правила просто добавляют в базу данных свой суффикс (или пару сцепленных суффиксов) в качестве цели. </text:p>
      <text:p text:style-name="Text_20_body"><text:bookmark text:name="IDX891"/><text:soft-page-break/>"Известные суффиксы" являются просто списком пререквизитов специальной цели <text:span text:style-name="Source_20_Text">.SUFFIXES</text:span>. Вы можете добавить в этот список новые суффиксы, указав их в правиле для цели <text:span text:style-name="Source_20_Text">.SUFFIXES</text:span>, например: </text:p>
      <text:p text:style-name="P33">.SUFFIXES: .hack .win</text:p>
      <text:p text:style-name="Text_20_body">Здесь, суффиксы <text:span text:style-name="Example">`.hack'</text:span> и <text:span text:style-name="Example">`.win'</text:span> добавляются в конец списка "известных" суффиксов. </text:p>
      <text:p text:style-name="Text_20_body">Если вы хотите задать свой собственный список суффиксов, а не добавлять свои суффиксы к существующему списку, используйте правило с целью <text:span text:style-name="Source_20_Text">.SUFFIXES</text:span>, не имеющее пререквизитов. Такое правило обрабатывается специальным образом и очищает список "известных" суффиксов. Далее, вы можете написать еще одно правило для добавления нужных вам суффиксов. Например: </text:p>
      <text:p text:style-name="Preformatted_20_Text">.SUFFIXES: <text:s text:c="11"/># Delete the default suffixes</text:p>
      <text:p text:style-name="P33">.SUFFIXES: .c .o .h <text:s text:c="2"/># Define our suffix list</text:p>
      <text:p text:style-name="Text_20_body">Задание опций <text:span text:style-name="Example">`-r'</text:span> или <text:span text:style-name="Example">`--no-builtin-rules'</text:span> приводит к тому, что используемый по умолчанию список суффиксов, будет пуст. </text:p>
      <text:p text:style-name="Text_20_body"><text:bookmark text:name="IDX892"/>Определенный по умолчанию список "известных" суффиксов (который был определен до того, как <text:span text:style-name="Source_20_Text">make</text:span> начнет обрабатывать make-файлы) заносится в переменную <text:span text:style-name="Source_20_Text">SUFFIXES</text:span>. Далее, вы можете менять список суффиксов с помощью правил для специальной цели <text:span text:style-name="Source_20_Text">.SUFFIXES</text:span>, но это не будет отражаться на значении этой переменной. </text:p>
      <text:h text:style-name="Heading_20_2" text:outline-level="2"><text:a xlink:type="simple" xlink:href="http://linux.yaroslavl.ru/docs/prog/gnu_make_3-79_russian_manual.html#TOC107" office:name="SEC107" text:style-name="Internet_20_link" text:visited-style-name="Visited_20_Internet_20_Link">Алгоритм поиска неявных правил</text:a></text:h>
      <text:p text:style-name="Text_20_body"><text:bookmark text:name="IDX893"/><text:bookmark text:name="IDX894"/>Ниже приведен алгоритм, которому следует <text:span text:style-name="Source_20_Text">make</text:span> в процессе поиска подходящего неявного правила для цели <text:span text:style-name="Variable">t</text:span>. Эта процедура выполняется для всех правил с двойным двоеточием, у которых нет команд. Она также выполняется для каждой цели обычных правил, если ни в одном из этих правил не указано команд. Этот же алгоритм поиска применяется для всех пререквизитов, не являющихся целями ни одного из правил make-файла, а также рекурсивно выполняется для пререквизитов неявных правил в процессе поиска возможных "цепочек" неявных правил. </text:p>
      <text:p text:style-name="Text_20_body">Суффиксные правила не упоминаются в этом алгоритме, поскольку преобразуются в эквивалентные им шаблонные правила во время чтения make-файла. </text:p>
      <text:p text:style-name="Text_20_body">Для целей, которые являются элементами архива (имеют форму <text:span text:style-name="Example">`</text:span><text:span text:style-name="Example"><text:span text:style-name="Variable">архив</text:span></text:span><text:span text:style-name="Example">(</text:span><text:span text:style-name="Example"><text:span text:style-name="Variable">элемент</text:span></text:span><text:span text:style-name="Example">)'</text:span>), указанный ниже алгоритм применяется дважды; первый раз - с использованием полного имени цели <text:span text:style-name="Variable">t</text:span>, и во второй раз - используя <text:span text:style-name="Example">`(</text:span><text:span text:style-name="Example"><text:span text:style-name="Variable">элемент</text:span></text:span><text:span text:style-name="Example">)'</text:span> в качестве цели <text:span text:style-name="Variable">t</text:span> (если при первом проходе подходящее правило найдено не было). </text:p>
      <text:list xml:id="list7601082523712789266" text:style-name="L10">
        <text:list-item>
          <text:p text:style-name="P25">Разделить имя цели <text:span text:style-name="Variable">t</text:span> на две части - имя каталога (<text:span text:style-name="Variable">d</text:span>), и остаток строки (без имени каталога) <text:span text:style-name="Variable">n</text:span> . Например, если имя <text:span text:style-name="Variable">t</text:span> представляет собой строку <text:span text:style-name="Example">`src/foo.o'</text:span>, то частью <text:span text:style-name="Variable">d</text:span> будет <text:span text:style-name="Example">`src/'</text:span>, а частью <text:span text:style-name="Variable">n</text:span> - фрагмент <text:span text:style-name="Example">`foo.o'</text:span>. </text:p>
        </text:list-item>
        <text:list-item>
          <text:p text:style-name="P25">Составить список шаблонных правил, чьи цели могут быть сопоставлены с <text:span text:style-name="Variable">t</text:span> или <text:span text:style-name="Variable">n</text:span>. Если шаблон цели содержит символ <text:span text:style-name="Example">'/'</text:span>, он будет сравниваться с <text:span text:style-name="Variable">t</text:span>; в противном случае, шаблон будет сравниваться с <text:span text:style-name="Variable">n</text:span>. </text:p>
        </text:list-item>
        <text:list-item>
          <text:p text:style-name="P25">Если хотя бы одно правило из этого списка, <text:span text:style-name="Emphasis">не</text:span> является правилом с произвольным соответствием, удалить из списка все нетерминальные правила с произвольным соответствием. </text:p>
        </text:list-item>
        <text:list-item>
          <text:p text:style-name="P25">Удалить из списка все правила, не имеющие команд. </text:p>
        </text:list-item>
        <text:list-item>
          <text:p text:style-name="P25">Для каждого шаблонного правила из списка: </text:p>
          <text:list>
            <text:list-item>
              <text:p text:style-name="P25">Ищется основа <text:span text:style-name="Variable">s</text:span>, которая представляет из себя непустую часть <text:span text:style-name="Variable">t</text:span> или <text:span text:style-name="Variable">n</text:span>, соответствующую символу <text:span text:style-name="Example">`%'</text:span> в шаблоне цели. </text:p>
            </text:list-item>
            <text:list-item>
              <text:p text:style-name="P25"><text:soft-page-break/>Путем подстановки основы <text:span text:style-name="Variable">s</text:span> вместо <text:span text:style-name="Example">`%'</text:span>, вычисляются имена пререквизитов; Если шаблон цели не содержит символа <text:span text:style-name="Example">'/'</text:span>, добавить <text:span text:style-name="Variable">d</text:span> в начало имени каждого из пререквизитов. </text:p>
            </text:list-item>
            <text:list-item>
              <text:p text:style-name="P25">Проверить, все ли пререквизиты существуют или должны существовать. (Мы говорим, что файл "должен существовать", если он упоминается в make-файле в качестве цели или явно указанного пререквизита.) Если все пререквизиты существуют или должны существовать, или, если в правиле нет пререквизитов, это правило применяется. </text:p>
            </text:list-item>
          </text:list>
        </text:list-item>
        <text:list-item>
          <text:p text:style-name="P25">Если подходящее шаблонное правило до сих пор не найдено, производится вторая попытка - для каждого шаблонного правила из списка: </text:p>
          <text:list>
            <text:list-item>
              <text:p text:style-name="P25">Если правило является терминальным, пропустить его и перейти к следующему правилу. </text:p>
            </text:list-item>
            <text:list-item>
              <text:p text:style-name="P25">Вычислить имена пререквизитов (также, как это делалось ранее, во время первого прохода). </text:p>
            </text:list-item>
            <text:list-item>
              <text:p text:style-name="P25">Проверить, все ли пререквизиты существуют или могут быть созданы. </text:p>
            </text:list-item>
            <text:list-item>
              <text:p text:style-name="P25">Рекурсивно используя описываемый алгоритм поиска, для каждого несуществующего пререквизита определить, может ли он быть создан с помощью подходящего неявного правила. </text:p>
            </text:list-item>
            <text:list-item>
              <text:p text:style-name="P25">Если все пререквизиты существуют, должны существовать, или могут быть получены с помощью неявных правил, рассматриваемое правило применяется. </text:p>
            </text:list-item>
          </text:list>
        </text:list-item>
        <text:list-item>
          <text:p text:style-name="P10">Если ни одно из неявных правил не может быть применено, используется правило для цели <text:span text:style-name="Source_20_Text">.DEFAULT</text:span> (если такое правило существует). В этом случае, для цели <text:span text:style-name="Variable">t</text:span> выполняются те же команды, какие указаны для цели <text:span text:style-name="Source_20_Text">.DEFAULT</text:span>. Иначе, считается, что для цели <text:span text:style-name="Variable">t</text:span> нет команд. </text:p>
        </text:list-item>
      </text:list>
      <text:p text:style-name="Text_20_body">Как только подходящее правило будет найдено, для каждого шаблона цели (кроме того, который был сопоставлен с <text:span text:style-name="Variable">t</text:span> или <text:span text:style-name="Variable">n</text:span>), символ <text:span text:style-name="Example">`%'</text:span> заменяется на <text:span text:style-name="Variable">s</text:span> и получившееся имя запоминается до тех пор, пока не будут выполнены команды, обновляющие <text:span text:style-name="Variable">t</text:span>. После выполнения этих команд, все запомненные имена файлов добавляются в "базу данных" и помечаются как обновленные (информация о статусе обновления, при этом, заимствуется из файла <text:span text:style-name="Variable">t</text:span>). </text:p>
      <text:p text:style-name="Text_20_body">При выполнении команд шаблонного правила для цели <text:span text:style-name="Variable">t</text:span>, автоматические переменные получают значения, соответствующие данной цели и пререквизитам. Смотрите раздел <text:a xlink:type="simple" xlink:href="http://linux.yaroslavl.ru/docs/prog/gnu_make_3-79_russian_manual.html#SEC101" text:style-name="Internet_20_link" text:visited-style-name="Visited_20_Internet_20_Link">Автоматические переменные</text:a>. </text:p>
      <text:h text:style-name="Heading_20_1" text:outline-level="1"><text:a xlink:type="simple" xlink:href="http://linux.yaroslavl.ru/docs/prog/gnu_make_3-79_russian_manual.html#TOC108" office:name="SEC108" text:style-name="Internet_20_link" text:visited-style-name="Visited_20_Internet_20_Link">Использование </text:a><text:a xlink:type="simple" xlink:href="http://linux.yaroslavl.ru/docs/prog/gnu_make_3-79_russian_manual.html#TOC108" office:name="SEC108" text:style-name="Internet_20_link" text:visited-style-name="Visited_20_Internet_20_Link"><text:span text:style-name="Source_20_Text">make</text:span></text:a><text:a xlink:type="simple" xlink:href="http://linux.yaroslavl.ru/docs/prog/gnu_make_3-79_russian_manual.html#TOC108" office:name="SEC108" text:style-name="Internet_20_link" text:visited-style-name="Visited_20_Internet_20_Link"> для обновления архивов</text:a></text:h>
      <text:p text:style-name="Text_20_body"><text:bookmark text:name="IDX895"/><text:span text:style-name="Strong_20_Emphasis">Архивные файлы</text:span> представляют из себя файлы, содержащие внутри себя набор файлов. Эти "внутренние" файлы называются <text:span text:style-name="Strong_20_Emphasis">элементами (members)</text:span>. Для работы с архивными файлами используется программа <text:span text:style-name="Source_20_Text">ar</text:span>. Одно из основных применений архивных файлов - хранение библиотеки подпрограмм, используемых при компоновке программы. </text:p>
      <text:h text:style-name="Heading_20_2" text:outline-level="2"><text:a xlink:type="simple" xlink:href="http://linux.yaroslavl.ru/docs/prog/gnu_make_3-79_russian_manual.html#TOC109" office:name="SEC109" text:style-name="Internet_20_link" text:visited-style-name="Visited_20_Internet_20_Link">Использование элементов архива в качестве целей</text:a></text:h>
      <text:p text:style-name="Text_20_body"><text:bookmark text:name="IDX896"/>Отдельные элементы архивного файла могут быть использованы в качестве целей или пререквизитов. Указать элемент <text:span text:style-name="Variable">элемент</text:span> архива <text:span text:style-name="Variable">архив</text:span> можно с помощью конструкции: </text:p>
      <text:p text:style-name="P33"><text:span text:style-name="Variable">архив</text:span>(<text:span text:style-name="Variable">элемент</text:span>)</text:p>
      <text:p text:style-name="Text_20_body">Эту конструкцию можно использовать только в именах целей и пререквизитов, но не в командах! Большинство программ не поддерживают такой синтаксис и не могут "напрямую" работать с элементами архивов. Только программа <text:span text:style-name="Source_20_Text">ar</text:span> и другие программы, специально спроектированные для работы с архивами, могут это делать. Поэтому, как правило, все команды для обновления цели, являющейся элементом архива, так или иначе будут использовать программу <text:span text:style-name="Source_20_Text">ar</text:span>. Например, следующее правило создает элемент <text:span text:style-name="Teletype">`hack.o'</text:span> архива <text:span text:style-name="Teletype">`foolib'</text:span> путем копирования в архив файла <text:span text:style-name="Teletype">`hack.o'</text:span>: </text:p>
      <text:p text:style-name="Preformatted_20_Text">foolib(hack.o) : hack.o</text:p>
      <text:p text:style-name="P33"><text:soft-page-break/><text:s text:c="8"/>ar cr foolib hack.o</text:p>
      <text:p text:style-name="Text_20_body">На самом деле, практически все цели, являющиеся элементами архивов, обновляются подобным образом; для этого даже существует соответствующее неявное правило. <text:span text:style-name="Strong_20_Emphasis">Обратите внимание</text:span> на необходимость задания для программы <text:span text:style-name="Source_20_Text">ar</text:span> опции <text:span text:style-name="Example">`c'</text:span> в том случае, если архивный файл пока не существует. </text:p>
      <text:p text:style-name="Text_20_body">Для задания сразу нескольких элементов одного архива, можно написать имена всех элементов "вместе" внутри скобок. Так, следующий пример: </text:p>
      <text:p text:style-name="P33">foolib(hack.o kludge.o)</text:p>
      <text:p text:style-name="Text_20_body">эквивалентен: </text:p>
      <text:p text:style-name="P33">foolib(hack.o) foolib(kludge.o)</text:p>
      <text:p text:style-name="Text_20_body"><text:bookmark text:name="IDX897"/>При задании имен элементов архивов можно также использовать шаблонные символы "в стиле" командного интерпретатора. Смотрите раздел <text:a xlink:type="simple" xlink:href="http://linux.yaroslavl.ru/docs/prog/gnu_make_3-79_russian_manual.html#SEC22" text:style-name="Internet_20_link" text:visited-style-name="Visited_20_Internet_20_Link">Использование шаблонных символов в именах файлов</text:a>. Например, <text:span text:style-name="Example">`foolib(*.o)'</text:span> будет ссылаться на все существующие элементы архива <text:span text:style-name="Teletype">`foolib'</text:span>, чьи имена заканчиваются на <text:span text:style-name="Example">`.o'</text:span>; возможно, это будут элементы <text:span text:style-name="Example">`foolib(hack.o) foolib(kludge.o)'</text:span>. </text:p>
      <text:h text:style-name="Heading_20_2" text:outline-level="2"><text:a xlink:type="simple" xlink:href="http://linux.yaroslavl.ru/docs/prog/gnu_make_3-79_russian_manual.html#TOC110" office:name="SEC110" text:style-name="Internet_20_link" text:visited-style-name="Visited_20_Internet_20_Link">Неявные правила для целей - элементов архива</text:a></text:h>
      <text:p text:style-name="Text_20_body">Вспомните, что цель вида <text:span text:style-name="Teletype">`</text:span><text:span text:style-name="Teletype"><text:span text:style-name="Variable">a</text:span></text:span><text:span text:style-name="Teletype">(</text:span><text:span text:style-name="Teletype"><text:span text:style-name="Variable">m</text:span></text:span><text:span text:style-name="Teletype">)'</text:span>, означает элемент <text:span text:style-name="Variable">m</text:span> архивного файла <text:span text:style-name="Variable">a</text:span>. </text:p>
      <text:p text:style-name="Text_20_body">Когда <text:span text:style-name="Source_20_Text">make</text:span> подбирает подходящее неявное правило для подобной цели, наряду с правилами, которые могут соответствовать цели <text:span text:style-name="Teletype">`</text:span><text:span text:style-name="Teletype"><text:span text:style-name="Variable">a</text:span></text:span><text:span text:style-name="Teletype">(</text:span><text:span text:style-name="Teletype"><text:span text:style-name="Variable">m</text:span></text:span><text:span text:style-name="Teletype">)'</text:span>, она рассматривает также и правила, которые могут быть применены к цели <text:span text:style-name="Teletype">`(</text:span><text:span text:style-name="Teletype"><text:span text:style-name="Variable">m</text:span></text:span><text:span text:style-name="Teletype">)'</text:span>. </text:p>
      <text:p text:style-name="Text_20_body">При этом, будет запущено специальное правило с целью <text:span text:style-name="Teletype">`(%)'</text:span>. Это правило обновляет цель <text:span text:style-name="Teletype">`</text:span><text:span text:style-name="Teletype"><text:span text:style-name="Variable">a</text:span></text:span><text:span text:style-name="Teletype">(</text:span><text:span text:style-name="Teletype"><text:span text:style-name="Variable">m</text:span></text:span><text:span text:style-name="Teletype">)'</text:span> путем копирования файла <text:span text:style-name="Variable">m</text:span> в архив. Например, это правило сможет обновить цель <text:span text:style-name="Teletype">`foo.a(bar.o)'</text:span> путем копирования <text:span text:style-name="Emphasis">файла</text:span> <text:span text:style-name="Teletype">`bar.o'</text:span> в архив <text:span text:style-name="Teletype">`foo.a'</text:span> в качестве <text:span text:style-name="Emphasis">элемента</text:span> с именем <text:span text:style-name="Teletype">`bar.o'</text:span>. </text:p>
      <text:p text:style-name="Text_20_body">Будучи связанным в цепочку с другими, это правило может сослужить хорошую службу. Так, при наличии файла <text:span text:style-name="Teletype">`bar.c'</text:span>, команды <text:span text:style-name="Example">`make "foo.a(bar.o)"'</text:span> (здесь, кавычки использованы для предотвращения специальной интерпретации символов <text:span text:style-name="Example">`('</text:span> и <text:span text:style-name="Example">`)'</text:span> интерпретатором командной строки) будет достаточно для запуска такой последовательности команд (при этом, даже не потребуется make-файла): </text:p>
      <text:p text:style-name="Preformatted_20_Text">cc -c bar.c -o bar.o</text:p>
      <text:p text:style-name="Preformatted_20_Text">ar r foo.a bar.o</text:p>
      <text:p text:style-name="P33">rm -f bar.o</text:p>
      <text:p text:style-name="Text_20_body">В этом примере, <text:span text:style-name="Source_20_Text">make</text:span> использовала файл <text:span text:style-name="Teletype">`bar.o'</text:span> в качестве промежуточного. Смотрите раздел <text:a xlink:type="simple" xlink:href="http://linux.yaroslavl.ru/docs/prog/gnu_make_3-79_russian_manual.html#SEC97" text:style-name="Internet_20_link" text:visited-style-name="Visited_20_Internet_20_Link">"Цепочки" неявных правил</text:a>. </text:p>
      <text:p text:style-name="Text_20_body">Подобные неявные правила пишутся с использованием автоматической переменной <text:span text:style-name="Example">`$%'</text:span>. Смотрите раздел <text:a xlink:type="simple" xlink:href="http://linux.yaroslavl.ru/docs/prog/gnu_make_3-79_russian_manual.html#SEC101" text:style-name="Internet_20_link" text:visited-style-name="Visited_20_Internet_20_Link">Автоматические переменные</text:a>. </text:p>
      <text:p text:style-name="Text_20_body">Имя каталога не может содержаться в имени элемента архива, но его можно использовать в make-файле для получения аналогичного эффекта. Например, цель <text:span text:style-name="Teletype">`foo.a(dir/file.o)'</text:span> будет автоматически обновляться <text:span text:style-name="Source_20_Text">make</text:span> с помощью команды: </text:p>
      <text:p text:style-name="P33">ar r foo.a dir/file.o</text:p>
      <text:p text:style-name="Text_20_body">которая будет копировать файл <text:span text:style-name="Teletype">`dir/file.o'</text:span> в элемент <text:span text:style-name="Teletype">`file.o'</text:span> архива <text:span text:style-name="Teletype">foo.a</text:span>. В подобных случаях, могут быть полезны автоматические переменные <text:span text:style-name="Source_20_Text">%D</text:span> и <text:span text:style-name="Source_20_Text">%F</text:span>. </text:p>
      <text:h text:style-name="Heading_20_3" text:outline-level="3"><text:soft-page-break/><text:a xlink:type="simple" xlink:href="http://linux.yaroslavl.ru/docs/prog/gnu_make_3-79_russian_manual.html#TOC111" office:name="SEC111" text:style-name="Internet_20_link" text:visited-style-name="Visited_20_Internet_20_Link">Обновление каталога символов архивного файла</text:a></text:h>
      <text:p text:style-name="Text_20_body"><text:bookmark text:name="IDX898"/><text:bookmark text:name="IDX899"/><text:bookmark text:name="IDX900"/><text:bookmark text:name="IDX901"/><text:bookmark text:name="IDX902"/>Архивный файл, используемый в качестве библиотеки, как правило, содержит специальный элемент с именем <text:span text:style-name="Teletype">`__.SYMDEF'</text:span>, содержащий каталог всех внешних символов, на которые ссылаются другие элементы этого архива. После обновления любого другого элемента архива, вам потребуется обновить <text:span text:style-name="Teletype">`__.SYMDEF'</text:span>, дабы он содержал актуальную информацию. Это делается путем запуска программы <text:span text:style-name="Source_20_Text">ranlib</text:span>: </text:p>
      <text:p text:style-name="P33">ranlib <text:span text:style-name="Variable">файл_архива</text:span></text:p>
      <text:p text:style-name="Text_20_body">Обычно, эта команда помещается в правило для архивного файла, пререквизитами которого являются все элементы этого архива. Например, </text:p>
      <text:p text:style-name="Preformatted_20_Text">libfoo.a: libfoo.a(x.o) libfoo.a(y.o) ...</text:p>
      <text:p text:style-name="P33"><text:s text:c="8"/>ranlib libfoo.a</text:p>
      <text:p text:style-name="Text_20_body">Здесь, при обновлении любого из элементов архива (<text:span text:style-name="Teletype">`x.o'</text:span>, <text:span text:style-name="Teletype">`y.o'</text:span>, и так далее), будет запущена программа <text:span text:style-name="Source_20_Text">ranlib</text:span>, которая обновит каталог архива - элемент <text:span text:style-name="Teletype">`__.SYMDEF'</text:span>. В приведенном выше фрагменте, правила, обновляющие элементы архива, не показаны; в большинстве ситуаций, вы можете не указывать их явно, положившись на встроенное неявное правило, копирующее файлы в архив (это правило обсуждалось в предыдущем разделе). </text:p>
      <text:p text:style-name="Text_20_body">Программа GNU <text:span text:style-name="Source_20_Text">ar</text:span> автоматически обновляет элемент <text:span text:style-name="Teletype">`__.SYMDEF'</text:span>, вследствие чего, необходимость в подобного рода правилах, отпадает. </text:p>
      <text:h text:style-name="Heading_20_2" text:outline-level="2"><text:a xlink:type="simple" xlink:href="http://linux.yaroslavl.ru/docs/prog/gnu_make_3-79_russian_manual.html#TOC112" office:name="SEC112" text:style-name="Internet_20_link" text:visited-style-name="Visited_20_Internet_20_Link">Проблемы при использовании архивов</text:a></text:h>
      <text:p text:style-name="Text_20_body"><text:bookmark text:name="IDX903"/><text:bookmark text:name="IDX904"/><text:bookmark text:name="IDX905"/><text:bookmark text:name="IDX906"/>Следует быть осторожным при одновременном использовании параллельного исполнения команд (опция <text:span text:style-name="Source_20_Text">-j</text:span>; смотрите раздел <text:a xlink:type="simple" xlink:href="http://linux.yaroslavl.ru/docs/prog/gnu_make_3-79_russian_manual.html#SEC47" text:style-name="Internet_20_link" text:visited-style-name="Visited_20_Internet_20_Link">Параллельное исполнение команд</text:a>) и архивных файлов. При работе сразу нескольких программ <text:span text:style-name="Source_20_Text">ar</text:span> с одним и тем же архивным файлов, этот файл может быть поврежден, поскольку эти программы ничего не знают друг о друге и никак не синхронизируют между собой свою работу. </text:p>
      <text:p text:style-name="Text_20_body">Возможно, будущие версии <text:span text:style-name="Source_20_Text">make</text:span> будут иметь какой-либо механизм для обхода этой проблемы, например, с помощью "сериализации" все команд, оперирующих с одним и тем же архивным файлом. В настоящее время, однако, вам либо придется писать свои make-файлы таким образом, чтобы избежать подобной проблемы, либо отказаться от использования опции <text:span text:style-name="Source_20_Text">-j</text:span>. </text:p>
      <text:h text:style-name="Heading_20_2" text:outline-level="2"><text:a xlink:type="simple" xlink:href="http://linux.yaroslavl.ru/docs/prog/gnu_make_3-79_russian_manual.html#TOC113" office:name="SEC113" text:style-name="Internet_20_link" text:visited-style-name="Visited_20_Internet_20_Link">Суффиксные правила для архивных файлов</text:a></text:h>
      <text:p text:style-name="Text_20_body"><text:bookmark text:name="IDX907"/><text:bookmark text:name="IDX908"/><text:bookmark text:name="IDX909"/><text:bookmark text:name="IDX910"/>Для работы с архивными файлами, вы можете использовать суффиксное правило специального вида. Смотрите раздел <text:a xlink:type="simple" xlink:href="http://linux.yaroslavl.ru/docs/prog/gnu_make_3-79_russian_manual.html#SEC106" text:style-name="Internet_20_link" text:visited-style-name="Visited_20_Internet_20_Link">Устаревшие суффиксные правила</text:a>, где подробно обсуждаются суффиксные правила. Суффиксные правила для архивных файлов можно считать устаревшими, поскольку поддерживаемые в GNU <text:span text:style-name="Source_20_Text">make</text:span> шаблонные правила для архивов являются более "общим" механизмом (смотрите раздел <text:a xlink:type="simple" xlink:href="http://linux.yaroslavl.ru/docs/prog/gnu_make_3-79_russian_manual.html#SEC110" text:style-name="Internet_20_link" text:visited-style-name="Visited_20_Internet_20_Link">Неявные правила для целей - элементов архива</text:a>). Однако, суффиксные правила для архивов по-прежнему поддерживаются из соображений совместимости с другими реализациями <text:span text:style-name="Source_20_Text">make</text:span>. </text:p>
      <text:p text:style-name="Text_20_body">Суффиксное правило для архивов пишется с использованием целевого суффикса <text:span text:style-name="Example">`.a'</text:span> (это обычный суффикс архивных файлов). Вот пример устаревшей записи - суффиксное правило для обновления библиотеки (которая является архивным файлом) из исходных файлов на языке Си: </text:p>
      <text:p text:style-name="Preformatted_20_Text">.c.a:</text:p>
      <text:p text:style-name="Preformatted_20_Text"><text:s text:c="8"/>$(CC) $(CFLAGS) $(CPPFLAGS) -c $&lt; -o $*.o</text:p>
      <text:p text:style-name="Preformatted_20_Text"><text:s text:c="8"/>$(AR) r $@ $*.o</text:p>
      <text:p text:style-name="P33"><text:s text:c="8"/>$(RM) $*.o</text:p>
      <text:p text:style-name="Text_20_body"><text:soft-page-break/>Это будет работать аналогично следующему шаблонному првилу: </text:p>
      <text:p text:style-name="Preformatted_20_Text">(%.o): %.c</text:p>
      <text:p text:style-name="Preformatted_20_Text"><text:s text:c="8"/>$(CC) $(CFLAGS) $(CPPFLAGS) -c $&lt; -o $*.o</text:p>
      <text:p text:style-name="Preformatted_20_Text"><text:s text:c="8"/>$(AR) r $@ $*.o</text:p>
      <text:p text:style-name="P33"><text:s text:c="8"/>$(RM) $*.o</text:p>
      <text:p text:style-name="Text_20_body">На самом деле, <text:span text:style-name="Source_20_Text">make</text:span> именно так и поступает, видя суффиксное правило с целевым суффиксом <text:span text:style-name="Example">`.a'</text:span>. Любое правило с двойным суффиксом вида <text:span text:style-name="Example">`.</text:span><text:span text:style-name="Example"><text:span text:style-name="Variable">x</text:span></text:span><text:span text:style-name="Example">.a'</text:span>, преобразуется <text:span text:style-name="Source_20_Text">make</text:span> в соответствующее шаблонное правило с шаблоном цели <text:span text:style-name="Example">`(%.o)'</text:span> и шаблоном пререквизита <text:span text:style-name="Example">`%.</text:span><text:span text:style-name="Example"><text:span text:style-name="Variable">x</text:span></text:span><text:span text:style-name="Example">'</text:span>. </text:p>
      <text:p text:style-name="Text_20_body">Поскольку вы вправе использовать суффикс <text:span text:style-name="Example">`.a'</text:span> для совершенно произвольных файлов (а не только для архивов), <text:span text:style-name="Source_20_Text">make</text:span> также преобразует подобное суффиксное правило в шаблонное правило и "обычным" способом (смотрите раздел <text:a xlink:type="simple" xlink:href="http://linux.yaroslavl.ru/docs/prog/gnu_make_3-79_russian_manual.html#SEC106" text:style-name="Internet_20_link" text:visited-style-name="Visited_20_Internet_20_Link">Устаревшие суффиксные правила</text:a>). Так, суффиксное правило <text:span text:style-name="Example">`.</text:span><text:span text:style-name="Example"><text:span text:style-name="Variable">x</text:span></text:span><text:span text:style-name="Example">.a'</text:span> будет преобразовано в два шаблонных правила: <text:span text:style-name="Example">`(%.o): %.</text:span><text:span text:style-name="Example"><text:span text:style-name="Variable">x</text:span></text:span><text:span text:style-name="Example">'</text:span> и <text:span text:style-name="Example">`%.a: %.</text:span><text:span text:style-name="Example"><text:span text:style-name="Variable">x</text:span></text:span><text:span text:style-name="Example">'</text:span>. </text:p>
      <text:h text:style-name="Heading_20_1" text:outline-level="1"><text:a xlink:type="simple" xlink:href="http://linux.yaroslavl.ru/docs/prog/gnu_make_3-79_russian_manual.html#TOC114" office:name="SEC114" text:style-name="Internet_20_link" text:visited-style-name="Visited_20_Internet_20_Link">Возможности GNU </text:a><text:a xlink:type="simple" xlink:href="http://linux.yaroslavl.ru/docs/prog/gnu_make_3-79_russian_manual.html#TOC114" office:name="SEC114" text:style-name="Internet_20_link" text:visited-style-name="Visited_20_Internet_20_Link"><text:span text:style-name="Source_20_Text">make</text:span></text:a></text:h>
      <text:p text:style-name="Text_20_body"><text:bookmark text:name="IDX911"/><text:bookmark text:name="IDX912"/><text:bookmark text:name="IDX913"/>Ниже приведен обзор возможностей программы GNU <text:span text:style-name="Source_20_Text">make</text:span> в сравнении с другими версиями <text:span text:style-name="Source_20_Text">make</text:span> и указано, откуда были "позаимствованы" те или иные функции. В качестве "базовой", мы рассматриваем версию <text:span text:style-name="Source_20_Text">make</text:span> из состава операционной системы BSD 4.2. Если вы стремитесь к написанию "переносимых" make-файлов, вам следует использовать только те возможности <text:span text:style-name="Source_20_Text">make</text:span>, которые не перечислены здесь, а также в разделе <text:a xlink:type="simple" xlink:href="http://linux.yaroslavl.ru/docs/prog/gnu_make_3-79_russian_manual.html#SEC115" text:style-name="Internet_20_link" text:visited-style-name="Visited_20_Internet_20_Link">Несовместимость и нереализованные функции</text:a>. </text:p>
      <text:p text:style-name="Text_20_body">Многие возможности были позаимствованы из версии программы <text:span text:style-name="Source_20_Text">make</text:span>, имевшейся в System V. </text:p>
      <text:list xml:id="list4923899924091678788" text:style-name="L11">
        <text:list-item>
          <text:p text:style-name="P26">Переменная <text:span text:style-name="Source_20_Text">VPATH</text:span> и ее специальное значение. Смотрите раздел <text:a xlink:type="simple" xlink:href="http://linux.yaroslavl.ru/docs/prog/gnu_make_3-79_russian_manual.html#SEC26" text:style-name="Internet_20_link" text:visited-style-name="Visited_20_Internet_20_Link">Поиск пререквизитов по каталогам </text:a>. Такая возможность существовала в <text:span text:style-name="Source_20_Text">make</text:span> из System V, однако не была документирована. Она была документирована в <text:span text:style-name="Source_20_Text">make</text:span>, входившей в состав BSD 4.3 (в документации говорилось, что она имитирует соответствующие возможности <text:span text:style-name="Source_20_Text">make</text:span> из System V). </text:p>
        </text:list-item>
        <text:list-item>
          <text:p text:style-name="P26">Включаемые make-файлы. Смотрите раздел <text:a xlink:type="simple" xlink:href="http://linux.yaroslavl.ru/docs/prog/gnu_make_3-79_russian_manual.html#SEC15" text:style-name="Internet_20_link" text:visited-style-name="Visited_20_Internet_20_Link">Подключение других make-файлов</text:a>. Возможность подключения нескольких файлов в одной директиве, является особенностью GNU <text:span text:style-name="Source_20_Text">make</text:span>. </text:p>
        </text:list-item>
        <text:list-item>
          <text:p text:style-name="P26">Переменные могут читаться из операционного окружения и передаваться через него. Смотрите раздел <text:a xlink:type="simple" xlink:href="http://linux.yaroslavl.ru/docs/prog/gnu_make_3-79_russian_manual.html#SEC68" text:style-name="Internet_20_link" text:visited-style-name="Visited_20_Internet_20_Link">Переменные из операционного окружения</text:a>. </text:p>
        </text:list-item>
        <text:list-item>
          <text:p text:style-name="P26">При рекурсивном вызове, опции передаются через переменную <text:span text:style-name="Source_20_Text">MAKEFLAGS</text:span> в <text:span text:style-name="Source_20_Text">make</text:span> "нижнего уровня". Смотрите раздел <text:a xlink:type="simple" xlink:href="http://linux.yaroslavl.ru/docs/prog/gnu_make_3-79_russian_manual.html#SEC53" text:style-name="Internet_20_link" text:visited-style-name="Visited_20_Internet_20_Link">Передача опций в make "нижнего уровня"</text:a>. </text:p>
        </text:list-item>
        <text:list-item>
          <text:p text:style-name="P26">При работе с архивом, в автоматическую переменную <text:span text:style-name="Source_20_Text">$%</text:span> заносится имя элемента архива. Смотрите раздел <text:a xlink:type="simple" xlink:href="http://linux.yaroslavl.ru/docs/prog/gnu_make_3-79_russian_manual.html#SEC101" text:style-name="Internet_20_link" text:visited-style-name="Visited_20_Internet_20_Link">Автоматические переменные</text:a>. </text:p>
        </text:list-item>
        <text:list-item>
          <text:p text:style-name="P26">Автоматические переменные <text:span text:style-name="Source_20_Text">$@</text:span>, <text:span text:style-name="Source_20_Text">$*</text:span>, <text:span text:style-name="Source_20_Text">$&lt;</text:span>, <text:span text:style-name="Source_20_Text">$%</text:span>, и <text:span text:style-name="Source_20_Text">$?</text:span> имеют "родственные" формы вида <text:span text:style-name="Source_20_Text">$(@F)</text:span> и <text:span text:style-name="Source_20_Text">$(@D)</text:span>. Подобные же две формы имеет и переменная <text:span text:style-name="Source_20_Text">$^</text:span> - это было "само собой напрашивающееся" расширение. Смотрите раздел <text:a xlink:type="simple" xlink:href="http://linux.yaroslavl.ru/docs/prog/gnu_make_3-79_russian_manual.html#SEC101" text:style-name="Internet_20_link" text:visited-style-name="Visited_20_Internet_20_Link">Автоматические переменные</text:a>. </text:p>
        </text:list-item>
        <text:list-item>
          <text:p text:style-name="P26">Ссылка на переменную с заменой. Смотрите раздел <text:a xlink:type="simple" xlink:href="http://linux.yaroslavl.ru/docs/prog/gnu_make_3-79_russian_manual.html#SEC58" text:style-name="Internet_20_link" text:visited-style-name="Visited_20_Internet_20_Link">Обращение к переменным</text:a>. </text:p>
        </text:list-item>
        <text:list-item>
          <text:p text:style-name="P26">Опции командной строки <text:span text:style-name="Example">`-b'</text:span> и <text:span text:style-name="Example">`-m'</text:span>, принимаются, но игнорируются (хотя в <text:span text:style-name="Source_20_Text">make</text:span> из System V они выполняют какие-то действия). </text:p>
        </text:list-item>
        <text:list-item>
          <text:p text:style-name="P26">Выполнение рекурсивных команд для запуска <text:span text:style-name="Source_20_Text">make</text:span> через переменную <text:span text:style-name="Source_20_Text">MAKE</text:span>, даже при наличии опций <text:span text:style-name="Example">`-n'</text:span>, <text:span text:style-name="Example">`-q'</text:span> или <text:span text:style-name="Example">`-t'</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list-item>
        <text:list-item>
          <text:p text:style-name="P26">Поддержка суффикса <text:span text:style-name="Example">`.a'</text:span> в суффиксных правилах. Смотрите раздел <text:a xlink:type="simple" xlink:href="http://linux.yaroslavl.ru/docs/prog/gnu_make_3-79_russian_manual.html#SEC113" text:style-name="Internet_20_link" text:visited-style-name="Visited_20_Internet_20_Link">Суффиксные правила для архивных файлов</text:a>. В GNU <text:span text:style-name="Source_20_Text">make</text:span> подобную возможность можно считать устаревшей, поскольку обычного шаблонного правила вполне достаточно: остальную работу берет на себя обобщенный механизм "цепочек" неявных правил (смотрите раздел <text:a xlink:type="simple" xlink:href="http://linux.yaroslavl.ru/docs/prog/gnu_make_3-79_russian_manual.html#SEC97" text:style-name="Internet_20_link" text:visited-style-name="Visited_20_Internet_20_Link">"Цепочки" неявных правил</text:a>) и шаблонное <text:soft-page-break/>правило для занесения элементов в архивы (смотрите раздел <text:a xlink:type="simple" xlink:href="http://linux.yaroslavl.ru/docs/prog/gnu_make_3-79_russian_manual.html#SEC110" text:style-name="Internet_20_link" text:visited-style-name="Visited_20_Internet_20_Link">Неявные правила для целей - элементов архива</text:a>). </text:p>
        </text:list-item>
        <text:list-item>
          <text:p text:style-name="P11">"Оригинальный" вид команд (как они записаны в make-файле), включая расположение строк и комбинаций "<text:span text:style-name="Example">\</text:span>, перевод строки", при печати команд сохраняется (за исключением начальных пробелов). </text:p>
        </text:list-item>
      </text:list>
      <text:p text:style-name="Text_20_body">Следующие возможности "навеяны" различными версиями <text:span text:style-name="Source_20_Text">make</text:span>. В некоторых случаях, мы затрудняемся сказать, откуда именно были "позаимствованы" те или иные возможности. </text:p>
      <text:list xml:id="list5902332329244281085" text:style-name="L12">
        <text:list-item>
          <text:p text:style-name="P27">Шаблонные правила с использованием шаблонного символа <text:span text:style-name="Example">`%'</text:span>. Это было реализовано в нескольких различных версиях <text:span text:style-name="Source_20_Text">make</text:span>. Трудно сказать, кто именно является изобретателем подобной конструкции, однако, она распространилась довольно широко. Смотрите раздел <text:a xlink:type="simple" xlink:href="http://linux.yaroslavl.ru/docs/prog/gnu_make_3-79_russian_manual.html#SEC98" text:style-name="Internet_20_link" text:visited-style-name="Visited_20_Internet_20_Link">Определение и переопределение шаблонных правил</text:a>. </text:p>
        </text:list-item>
        <text:list-item>
          <text:p text:style-name="P27">Связывание правил в цепочки и промежуточные файлы. Это было реализовано Stu Feldman в его версии <text:span text:style-name="Source_20_Text">make</text:span> для AT&amp;T Eighth Edition Research Unix, и, позднее, Andrew Hume из AT&amp;T Bell Labs в его программе <text:span text:style-name="Source_20_Text">mk</text:span> (он использовал термин "transitive closure"). Мы затрудняемся сказать, была ли подобная возможность "позаимствована" нами из этих программ или же мы независимо "изобрели" ее сами. Смотрите раздел <text:a xlink:type="simple" xlink:href="http://linux.yaroslavl.ru/docs/prog/gnu_make_3-79_russian_manual.html#SEC97" text:style-name="Internet_20_link" text:visited-style-name="Visited_20_Internet_20_Link">"Цепочки" неявных правил</text:a>. </text:p>
        </text:list-item>
        <text:list-item>
          <text:p text:style-name="P27">Автоматическая переменная <text:span text:style-name="Source_20_Text">$^</text:span>, содержащая список всех пререквизитов текущей цели. Мы не знаем, чье это "изобретение", но уж точно - не наше. Смотрите раздел <text:a xlink:type="simple" xlink:href="http://linux.yaroslavl.ru/docs/prog/gnu_make_3-79_russian_manual.html#SEC101" text:style-name="Internet_20_link" text:visited-style-name="Visited_20_Internet_20_Link">Автоматические переменные</text:a>. Автоматическая переменная <text:span text:style-name="Source_20_Text">$+</text:span> является просто "расширением" <text:span text:style-name="Source_20_Text">$^</text:span>. </text:p>
        </text:list-item>
        <text:list-item>
          <text:p text:style-name="P27">Опция "что, если" (<text:span text:style-name="Example">`-W'</text:span> в GNU <text:span text:style-name="Source_20_Text">make</text:span>) была (насколько нам известно) придумана Andrew Hume для программы <text:span text:style-name="Source_20_Text">mk</text:span>. Смотрите раздел <text:a xlink:type="simple" xlink:href="http://linux.yaroslavl.ru/docs/prog/gnu_make_3-79_russian_manual.html#SEC88" text:style-name="Internet_20_link" text:visited-style-name="Visited_20_Internet_20_Link">Вместо исполнения команд</text:a>. </text:p>
        </text:list-item>
        <text:list-item>
          <text:p text:style-name="P27">Концепция одновременного выполнения нескольких команд (параллелизм) существует во многих версиях <text:span text:style-name="Source_20_Text">make</text:span> и ей подобных программ. Однако, в реализациях <text:span text:style-name="Source_20_Text">make</text:span> из System V и BSD, такой возможности нет. Смотрите раздел <text:a xlink:type="simple" xlink:href="http://linux.yaroslavl.ru/docs/prog/gnu_make_3-79_russian_manual.html#SEC46" text:style-name="Internet_20_link" text:visited-style-name="Visited_20_Internet_20_Link">Исполнение команд</text:a>. </text:p>
        </text:list-item>
        <text:list-item>
          <text:p text:style-name="P27">Модефицированный вариант ссылки на переменную с возможностью замены, "пришел" из SunOS 4. Смотрите раздел <text:a xlink:type="simple" xlink:href="http://linux.yaroslavl.ru/docs/prog/gnu_make_3-79_russian_manual.html#SEC58" text:style-name="Internet_20_link" text:visited-style-name="Visited_20_Internet_20_Link">Обращение к переменным</text:a>. До тех пор, пока этот альтернативный синтаксис не был поддержан в GNU <text:span text:style-name="Source_20_Text">make</text:span> (для обеспечения совместимости с SunOS 4), подобная функциональность достигалась с использованием функции <text:span text:style-name="Source_20_Text">patsubst</text:span>. Сложно сказать, что здесь явилось "первоисточником", поскольку функция <text:span text:style-name="Source_20_Text">patsubst</text:span> существовала в GNU <text:span text:style-name="Source_20_Text">make</text:span> еще до того, как была реализована система SunOS 4. </text:p>
        </text:list-item>
        <text:list-item>
          <text:p text:style-name="P27">Специальное значение символа <text:span text:style-name="Example">`+'</text:span> в начале строки, содержащей команды (смотрите раздел <text:a xlink:type="simple" xlink:href="http://linux.yaroslavl.ru/docs/prog/gnu_make_3-79_russian_manual.html#SEC88" text:style-name="Internet_20_link" text:visited-style-name="Visited_20_Internet_20_Link">Вместо исполнения команд</text:a>), определено стандартом <text:span text:style-name="Citation">IEEE Standard 1003.2-1992</text:span> (POSIX.2). </text:p>
        </text:list-item>
        <text:list-item>
          <text:p text:style-name="P27">Синтаксис оператора <text:span text:style-name="Example">`+='</text:span>, добавляющего значение к переменной, "позаимствован" из <text:span text:style-name="Source_20_Text">make</text:span> системы SunOS 4. Смотрите раздел <text:a xlink:type="simple" xlink:href="http://linux.yaroslavl.ru/docs/prog/gnu_make_3-79_russian_manual.html#SEC65" text:style-name="Internet_20_link" text:visited-style-name="Visited_20_Internet_20_Link">Добавление текста к переменной</text:a>. </text:p>
        </text:list-item>
        <text:list-item>
          <text:p text:style-name="P27">Синтаксис <text:span text:style-name="Example">`</text:span><text:span text:style-name="Example"><text:span text:style-name="Variable">архив</text:span></text:span><text:span text:style-name="Example">(</text:span><text:span text:style-name="Example"><text:span text:style-name="Variable">элемент1</text:span></text:span><text:span text:style-name="Example"> </text:span><text:span text:style-name="Example"><text:span text:style-name="Variable">элемент2</text:span></text:span><text:span text:style-name="Example">...)'</text:span> для указания нескольких элементов одного архивного файла, взят из <text:span text:style-name="Source_20_Text">make</text:span>, входящей в SunOS 4. Смотрите раздел <text:a xlink:type="simple" xlink:href="http://linux.yaroslavl.ru/docs/prog/gnu_make_3-79_russian_manual.html#SEC109" text:style-name="Internet_20_link" text:visited-style-name="Visited_20_Internet_20_Link">Использование элементов архива в качестве целей</text:a>. </text:p>
        </text:list-item>
        <text:list-item>
          <text:p text:style-name="P12">Директива <text:span text:style-name="Source_20_Text">-include</text:span>, позволяющая подключать make-файлы с игнорированием несуществующих, была взята из программы <text:span text:style-name="Source_20_Text">make</text:span> операционной системы SunOS 4. (Заметьте, однако, что SunOS 4 <text:span text:style-name="Source_20_Text">make</text:span> не допускала перечисления нескольких файлов в одной директиве <text:span text:style-name="Source_20_Text">-include</text:span>.) Аналогичная возможность (под именем <text:span text:style-name="Source_20_Text">sinclude</text:span>) присутствует в версиях <text:span text:style-name="Source_20_Text">make</text:span> от SGI и, возможно, других системах. </text:p>
        </text:list-item>
      </text:list>
      <text:p text:style-name="Text_20_body">Остальные возможности являются нововведениями GNU <text:span text:style-name="Source_20_Text">make</text:span>: </text:p>
      <text:list xml:id="list3881596761036989604" text:style-name="L13">
        <text:list-item>
          <text:p text:style-name="P28">Использование опций <text:span text:style-name="Example">`-v'</text:span> и <text:span text:style-name="Example">`--version'</text:span> для вывода информации о версии и авторских правах. </text:p>
        </text:list-item>
        <text:list-item>
          <text:p text:style-name="P28"><text:soft-page-break/>Использование опций <text:span text:style-name="Example">`-h'</text:span> и <text:span text:style-name="Example">`--help'</text:span> для вывода подсказки о воспринимаемых программой <text:span text:style-name="Source_20_Text">make</text:span> опциях. </text:p>
        </text:list-item>
        <text:list-item>
          <text:p text:style-name="P28">Упрощенно вычисляемые переменные. Смотрите раздел <text:a xlink:type="simple" xlink:href="http://linux.yaroslavl.ru/docs/prog/gnu_make_3-79_russian_manual.html#SEC59" text:style-name="Internet_20_link" text:visited-style-name="Visited_20_Internet_20_Link">Две разновидности переменных</text:a>. </text:p>
        </text:list-item>
        <text:list-item>
          <text:p text:style-name="P28">При рекурсивном использовании <text:span text:style-name="Source_20_Text">make</text:span>, определение переменной, производимое с помощью командной строки, автоматически передается в <text:span text:style-name="Source_20_Text">make</text:span> "нижнего уровня" через переменную <text:span text:style-name="Source_20_Text">MAKE</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list-item>
        <text:list-item>
          <text:p text:style-name="P28">Использование опций <text:span text:style-name="Example">`-C'</text:span> и <text:span text:style-name="Example">`--directory'</text:span> для смены рабочего каталога. Смотрите раздел <text:a xlink:type="simple" xlink:href="http://linux.yaroslavl.ru/docs/prog/gnu_make_3-79_russian_manual.html#SEC92" text:style-name="Internet_20_link" text:visited-style-name="Visited_20_Internet_20_Link">Обзор опций</text:a>. </text:p>
        </text:list-item>
        <text:list-item>
          <text:p text:style-name="P28">Определение многострочных переменных с помощью конструкции <text:span text:style-name="Source_20_Text">define</text:span>. Смотрите раздел <text:a xlink:type="simple" xlink:href="http://linux.yaroslavl.ru/docs/prog/gnu_make_3-79_russian_manual.html#SEC67" text:style-name="Internet_20_link" text:visited-style-name="Visited_20_Internet_20_Link">Многострочные переменные</text:a>. </text:p>
        </text:list-item>
        <text:list-item>
          <text:p text:style-name="P28">Явное объявление абстрактных целей с использование специальной цели <text:span text:style-name="Source_20_Text">.PHONY</text:span>. Подобная возможность (но с другим синтаксисом) была реализована также Andrew Hume из AT&amp;T Bell Labs в его программе <text:span text:style-name="Source_20_Text">mk</text:span>. По-видимому, это может считаться примером независимого "параллельного" изобретения. Смотрите раздел <text:a xlink:type="simple" xlink:href="http://linux.yaroslavl.ru/docs/prog/gnu_make_3-79_russian_manual.html#SEC33" text:style-name="Internet_20_link" text:visited-style-name="Visited_20_Internet_20_Link">Абстрактные цели</text:a>. </text:p>
        </text:list-item>
        <text:list-item>
          <text:p text:style-name="P28">Манипуляции с текстом путем вызова функций. Смотрите раздел <text:a xlink:type="simple" xlink:href="http://linux.yaroslavl.ru/docs/prog/gnu_make_3-79_russian_manual.html#SEC75" text:style-name="Internet_20_link" text:visited-style-name="Visited_20_Internet_20_Link">Функции преобразования текста</text:a>. </text:p>
        </text:list-item>
        <text:list-item>
          <text:p text:style-name="P28">Использование опций <text:span text:style-name="Example">`-o'</text:span> и <text:span text:style-name="Example">`--old-file'</text:span> для имитации того, что время модефикации файла является "старым". Смотрите раздел <text:a xlink:type="simple" xlink:href="http://linux.yaroslavl.ru/docs/prog/gnu_make_3-79_russian_manual.html#SEC89" text:style-name="Internet_20_link" text:visited-style-name="Visited_20_Internet_20_Link">Предотвращение перекомпиляции некоторых файлов</text:a>. </text:p>
        </text:list-item>
        <text:list-item>
          <text:p text:style-name="P28">Условные конструкции. Подобная возможность реализовывалась многократно в различных версиях <text:span text:style-name="Source_20_Text">make</text:span>; она, скорее, выглядит логичным расширением "в духе" препроцессора языка Си и аналогичных макроязыков, нежели "революционной" концепцией. Смотрите раздел <text:a xlink:type="simple" xlink:href="http://linux.yaroslavl.ru/docs/prog/gnu_make_3-79_russian_manual.html#SEC71" text:style-name="Internet_20_link" text:visited-style-name="Visited_20_Internet_20_Link">Условные части make-файла</text:a>. </text:p>
        </text:list-item>
        <text:list-item>
          <text:p text:style-name="P28">Возможность задания путей поиска для подключаемых файлов. Смотрите раздел <text:a xlink:type="simple" xlink:href="http://linux.yaroslavl.ru/docs/prog/gnu_make_3-79_russian_manual.html#SEC15" text:style-name="Internet_20_link" text:visited-style-name="Visited_20_Internet_20_Link">Подключение других make-файлов</text:a>. </text:p>
        </text:list-item>
        <text:list-item>
          <text:p text:style-name="P28">Возможность указания дополнительных make-файлов с помощью переменной среды. Смотрите раздел <text:a xlink:type="simple" xlink:href="http://linux.yaroslavl.ru/docs/prog/gnu_make_3-79_russian_manual.html#SEC16" text:style-name="Internet_20_link" text:visited-style-name="Visited_20_Internet_20_Link">Переменная </text:a><text:a xlink:type="simple" xlink:href="http://linux.yaroslavl.ru/docs/prog/gnu_make_3-79_russian_manual.html#SEC16" text:style-name="Internet_20_link" text:visited-style-name="Visited_20_Internet_20_Link"><text:span text:style-name="Source_20_Text">MAKEFILES</text:span></text:a>. </text:p>
        </text:list-item>
        <text:list-item>
          <text:p text:style-name="P28">Удаление начальной последовательности <text:span text:style-name="Example">`./'</text:span> из имен файлов, дабы <text:span text:style-name="Teletype">`./</text:span><text:span text:style-name="Teletype"><text:span text:style-name="Variable">файл</text:span></text:span><text:span text:style-name="Teletype">'</text:span> и <text:span text:style-name="Teletype">`</text:span><text:span text:style-name="Teletype"><text:span text:style-name="Variable">файл</text:span></text:span><text:span text:style-name="Teletype">'</text:span> рассматривались как один и тот же файл. </text:p>
        </text:list-item>
        <text:list-item>
          <text:p text:style-name="P28">Использование специального метода поиска для пререквизитов, которые являются библиотеками и записаны в форме <text:span text:style-name="Example">`-l</text:span><text:span text:style-name="Example"><text:span text:style-name="Variable">имя</text:span></text:span><text:span text:style-name="Example">'</text:span>. Смотрите раздел <text:a xlink:type="simple" xlink:href="http://linux.yaroslavl.ru/docs/prog/gnu_make_3-79_russian_manual.html#SEC32" text:style-name="Internet_20_link" text:visited-style-name="Visited_20_Internet_20_Link">Поиск в каталогах для подключаемых библиотек</text:a>. </text:p>
        </text:list-item>
        <text:list-item>
          <text:p text:style-name="P28">Суффиксы (для суффиксных правил) могут содержать произвольные символы (смотрите раздел <text:a xlink:type="simple" xlink:href="http://linux.yaroslavl.ru/docs/prog/gnu_make_3-79_russian_manual.html#SEC106" text:style-name="Internet_20_link" text:visited-style-name="Visited_20_Internet_20_Link">Устаревшие суффиксные правила</text:a>). Во многих других версиях <text:span text:style-name="Source_20_Text">make</text:span>, суффиксы обязательно должны начинаться с <text:span text:style-name="Example">`.'</text:span> и не должны содержать символов <text:span text:style-name="Example">`/'</text:span>. </text:p>
        </text:list-item>
        <text:list-item>
          <text:p text:style-name="P28">Отслеживание текущего "уровня вложенности" при рекурсивном вызове <text:span text:style-name="Source_20_Text">make</text:span>, с помощью переменной <text:span text:style-name="Source_20_Text">MAKELEVEL</text:span>. 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list-item>
        <text:list-item>
          <text:p text:style-name="P28">Занесение имен всех целей, заданных через командную строку, в переменную <text:span text:style-name="Source_20_Text">MAKECMDGOALS</text:span>. Смотрите раздел <text:a xlink:type="simple" xlink:href="http://linux.yaroslavl.ru/docs/prog/gnu_make_3-79_russian_manual.html#SEC87" text:style-name="Internet_20_link" text:visited-style-name="Visited_20_Internet_20_Link">Аргументы для задания главной цели</text:a>. </text:p>
        </text:list-item>
        <text:list-item>
          <text:p text:style-name="P28">Статические шаблонные правила. Смотрите раздел <text:a xlink:type="simple" xlink:href="http://linux.yaroslavl.ru/docs/prog/gnu_make_3-79_russian_manual.html#SEC39" text:style-name="Internet_20_link" text:visited-style-name="Visited_20_Internet_20_Link">Статические шаблонные правила</text:a>. </text:p>
        </text:list-item>
        <text:list-item>
          <text:p text:style-name="P28">"Выборочный" поиск с помощью директивы <text:span text:style-name="Source_20_Text">vpath</text:span>. Смотрите раздел <text:a xlink:type="simple" xlink:href="http://linux.yaroslavl.ru/docs/prog/gnu_make_3-79_russian_manual.html#SEC26" text:style-name="Internet_20_link" text:visited-style-name="Visited_20_Internet_20_Link">Поиск пререквизитов по каталогам</text:a>. </text:p>
        </text:list-item>
        <text:list-item>
          <text:p text:style-name="P28">Вычисляемые имена переменных. Смотрите раздел <text:a xlink:type="simple" xlink:href="http://linux.yaroslavl.ru/docs/prog/gnu_make_3-79_russian_manual.html#SEC58" text:style-name="Internet_20_link" text:visited-style-name="Visited_20_Internet_20_Link">Обращение к переменным</text:a>. </text:p>
        </text:list-item>
        <text:list-item>
          <text:p text:style-name="P28">Автоматическое обновление make-файлов. Смотрите раздел <text:a xlink:type="simple" xlink:href="http://linux.yaroslavl.ru/docs/prog/gnu_make_3-79_russian_manual.html#SEC17" text:style-name="Internet_20_link" text:visited-style-name="Visited_20_Internet_20_Link">Автоматическое обновление make-файлов</text:a>. Программа <text:span text:style-name="Source_20_Text">make</text:span> из состава System V <text:span text:style-name="Source_20_Text">make</text:span>, в сильно "усеченном" виде имела подобную функциональность (умела обновлять make-файлы, получая их новые версии из системы SCCS. </text:p>
        </text:list-item>
        <text:list-item>
          <text:p text:style-name="P28">Новые встроенные неявные правила. Смотрите раздел <text:a xlink:type="simple" xlink:href="http://linux.yaroslavl.ru/docs/prog/gnu_make_3-79_russian_manual.html#SEC95" text:style-name="Internet_20_link" text:visited-style-name="Visited_20_Internet_20_Link">Перечень имеющихся неявных правил</text:a>. </text:p>
        </text:list-item>
        <text:list-item>
          <text:p text:style-name="P13">Встроенная переменная <text:span text:style-name="Example">`MAKE_VERSION'</text:span>, содержащая номер версии программы <text:span text:style-name="Source_20_Text">make</text:span>. </text:p>
        </text:list-item>
      </text:list>
      <text:h text:style-name="Heading_20_1" text:outline-level="1"><text:soft-page-break/><text:a xlink:type="simple" xlink:href="http://linux.yaroslavl.ru/docs/prog/gnu_make_3-79_russian_manual.html#TOC115" office:name="SEC115" text:style-name="Internet_20_link" text:visited-style-name="Visited_20_Internet_20_Link">Несовместимость и нереализованные функции</text:a></text:h>
      <text:p text:style-name="Text_20_body"><text:bookmark text:name="IDX914"/><text:bookmark text:name="IDX915"/><text:bookmark text:name="IDX916"/>Не все возможности, имеющиеся в различных версиях <text:span text:style-name="Source_20_Text">make</text:span> реализованы в GNU <text:span text:style-name="Source_20_Text">make</text:span>. Однако, среди нет таких, которые требовались бы стандартом POSIX.2 (<text:span text:style-name="Citation">IEEE Standard 1003.2-1992</text:span>). </text:p>
      <text:list xml:id="list5757020298055940077" text:style-name="L14">
        <text:list-item>
          <text:p text:style-name="P29">Цель, записанная как <text:span text:style-name="Example">`</text:span><text:span text:style-name="Example"><text:span text:style-name="Variable">файл</text:span></text:span><text:span text:style-name="Example">((</text:span><text:span text:style-name="Example"><text:span text:style-name="Variable">имя_символа</text:span></text:span><text:span text:style-name="Example">))'</text:span>, означает элемент архивного файла <text:span text:style-name="Variable">файл</text:span>. Однако, будучи объектным файлом, элемент выбирается не по своему имени, а по наличию определенного внутри него символьного имени <text:span text:style-name="Variable">имя_символа</text:span>. Мы не стали добавлять такую возможность в программу GNU <text:span text:style-name="Source_20_Text">make</text:span>, поскольку это потребовало бы от нее знания формата "внутреннего" представления таблицы символов, хранящейся внутри архивного файла, что противоречило бы принципам модульности. Смотрите раздел <text:a xlink:type="simple" xlink:href="http://linux.yaroslavl.ru/docs/prog/gnu_make_3-79_russian_manual.html#SEC111" text:style-name="Internet_20_link" text:visited-style-name="Visited_20_Internet_20_Link">Обновление каталога символов архивного файла</text:a>. </text:p>
        </text:list-item>
        <text:list-item>
          <text:p text:style-name="P29">Суффиксы (используемые в суффиксных правилах), которые оканчиваются символом <text:span text:style-name="Example">`~'</text:span>, имеют специальное значение в <text:span text:style-name="Source_20_Text">make</text:span> из System V; они ссылаются на файл SCCS, соответствующий файлу, чьим именем является имя суффикса без конечного <text:span text:style-name="Example">`~'</text:span>. Так, например, суффиксное правило <text:span text:style-name="Example">`.c~.o'</text:span> будет описывать процесс получения файлов <text:span text:style-name="Teletype">`</text:span><text:span text:style-name="Teletype"><text:span text:style-name="Variable">n</text:span></text:span><text:span text:style-name="Teletype">.o'</text:span> из SCCS-файлов <text:span text:style-name="Teletype">`s.</text:span><text:span text:style-name="Teletype"><text:span text:style-name="Variable">n</text:span></text:span><text:span text:style-name="Teletype">.c'</text:span>. Для полного охвата всех возможных случаев, потребуется целый набор подобных суффиксных правил. Смотрите раздел <text:a xlink:type="simple" xlink:href="http://linux.yaroslavl.ru/docs/prog/gnu_make_3-79_russian_manual.html#SEC106" text:style-name="Internet_20_link" text:visited-style-name="Visited_20_Internet_20_Link">Устаревшие суффиксные правила</text:a>. В GNU <text:span text:style-name="Source_20_Text">make</text:span>, все подобные ситуации обрабатываются с помощью двух шаблонных правил для извлечения файлов из SCCS и "обобщенного" механизма связывания правил в цепочки. Смотрите раздел <text:a xlink:type="simple" xlink:href="http://linux.yaroslavl.ru/docs/prog/gnu_make_3-79_russian_manual.html#SEC97" text:style-name="Internet_20_link" text:visited-style-name="Visited_20_Internet_20_Link">"Цепочки" неявных правил</text:a>. </text:p>
        </text:list-item>
        <text:list-item>
          <text:p text:style-name="P14">В <text:span text:style-name="Source_20_Text">make</text:span> из System V, запись <text:span text:style-name="Example">`$$@'</text:span> имеет достаточно странный смысл: в пререквизитах правила с несколькими целями, она означает конкретную цель, которая в данный момент обрабатывается. Такая возможность не предусмотрена в GNU <text:span text:style-name="Source_20_Text">make</text:span>, поскольку <text:span text:style-name="Example">`$$'</text:span> всегда означает просто <text:span text:style-name="Example">`$'</text:span>. Подобную функциональность можно получить с помощью статических шаблонных правил (смотрите раздел <text:a xlink:type="simple" xlink:href="http://linux.yaroslavl.ru/docs/prog/gnu_make_3-79_russian_manual.html#SEC39" text:style-name="Internet_20_link" text:visited-style-name="Visited_20_Internet_20_Link">Статические шаблонные правила</text:a>). Например, правило для <text:span text:style-name="Source_20_Text">make</text:span> из System V: </text:p>
          <text:p text:style-name="P35">$(targets): $$@.o lib.a</text:p>
          <text:p text:style-name="P14">может быть заменено на статическое шаблонное правило для GNU <text:span text:style-name="Source_20_Text">make</text:span>: </text:p>
          <text:p text:style-name="P35">$(targets): %: %.o lib.a</text:p>
        </text:list-item>
        <text:list-item>
          <text:p text:style-name="P29">В реализациях <text:span text:style-name="Source_20_Text">make</text:span> для System V и BSD 4.3, файлы, найденные в процессе поиска по каталогам с использованием <text:span text:style-name="Source_20_Text">VPATH</text:span> (смотрите раздел <text:a xlink:type="simple" xlink:href="http://linux.yaroslavl.ru/docs/prog/gnu_make_3-79_russian_manual.html#SEC26" text:style-name="Internet_20_link" text:visited-style-name="Visited_20_Internet_20_Link">Поиск пререквизитов по каталогам</text:a>), меняют свои имена внутри командных строк. Нам кажется, что намного проще всегда использовать автоматические переменные, а подобную возможность считать "устаревшей". </text:p>
        </text:list-item>
        <text:list-item>
          <text:p text:style-name="P29">В реализациях <text:span text:style-name="Source_20_Text">make</text:span> для некоторых вариантов Unix, автоматическая переменная <text:span text:style-name="Source_20_Text">$*</text:span>, будучи указана в качестве пререквизита правила, получает весьма странное значение, а именно - полное имя <text:span text:style-name="Emphasis">цели данного правила</text:span>. Мы затрудняемся сказать, зачем это могло понадобиться разработчикам этих вариантов <text:span text:style-name="Source_20_Text">make</text:span>; в действительности, это совершенно не согласуется с "нормальным" определением <text:span text:style-name="Source_20_Text">$*</text:span>. <text:bookmark text:name="IDX917"/></text:p>
        </text:list-item>
        <text:list-item>
          <text:p text:style-name="P14">В некоторых реализациях <text:span text:style-name="Source_20_Text">make</text:span>, поиск неявных правил (смотрите раздел <text:a xlink:type="simple" xlink:href="http://linux.yaroslavl.ru/docs/prog/gnu_make_3-79_russian_manual.html#SEC93" text:style-name="Internet_20_link" text:visited-style-name="Visited_20_Internet_20_Link">Использование неявных правил</text:a>), по-видимому, производится для <text:span text:style-name="Emphasis">всех</text:span> целей, а не только для тех, которые не имеют команд. Это, например, означает, что при наличии одного лишь правила: </text:p>
          <text:p text:style-name="P32">foo.o:</text:p>
          <text:p text:style-name="P35"><text:s text:c="8"/>cc -c foo.c</text:p>
          <text:p text:style-name="P29"><text:soft-page-break/><text:span text:style-name="Source_20_Text">make</text:span> "догадается" о зависимости файла <text:span text:style-name="Teletype">`foo.o'</text:span> от <text:span text:style-name="Teletype">`foo.c'</text:span>. Нам это кажется неправильным. Свойства пререквизитов в <text:span text:style-name="Source_20_Text">make</text:span> определены достаточно хорошо (по крайней мере, в GNU <text:span text:style-name="Source_20_Text">make</text:span>), а подобные вещи плохо "укладываются" в общую модель. </text:p>
        </text:list-item>
        <text:list-item>
          <text:p text:style-name="P29">GNU <text:span text:style-name="Source_20_Text">make</text:span> не содержит встроенных неявных правил для компиляции или препроцессорной обработки программ на языке EFL. Если мы узнаем, что кто-то использует этот язык, мы с удовольствием добавим нужные правила. </text:p>
        </text:list-item>
        <text:list-item>
          <text:p text:style-name="P14">По всей видимости, реализация <text:span text:style-name="Source_20_Text">make</text:span> из системы SVR4 поддерживает суффиксные правила без команд, но рассматривает их как правила с пустыми командами (смотрите раздел <text:a xlink:type="simple" xlink:href="http://linux.yaroslavl.ru/docs/prog/gnu_make_3-79_russian_manual.html#SEC56" text:style-name="Internet_20_link" text:visited-style-name="Visited_20_Internet_20_Link">Пустые команды</text:a>). Так, например, правило: </text:p>
          <text:p text:style-name="P35">.c.a:</text:p>
          <text:p text:style-name="P14">"перекроет" встроенное суффиксное правило для <text:span text:style-name="Teletype">`.c.a'</text:span>. Нам кажется более "естественным", чтобы правила без команд просто добавляли к цели указанные в них пререквизиты. Для получения аналогичного эффекта, приведенный выше пример для GNU <text:span text:style-name="Source_20_Text">make</text:span> можно переписать так: </text:p>
          <text:p text:style-name="P35">.c.a: ;</text:p>
        </text:list-item>
        <text:list-item>
          <text:p text:style-name="P14">Некоторые версии <text:span text:style-name="Source_20_Text">make</text:span> всегда вызывают командный интерпретатор с опцией <text:span text:style-name="Example">`-e'</text:span>, за исключением тех случаев, когда <text:span text:style-name="Source_20_Text">make</text:span> была запущена с опцией <text:span text:style-name="Example">`-k'</text:span> (смотрите раздел <text:a xlink:type="simple" xlink:href="http://linux.yaroslavl.ru/docs/prog/gnu_make_3-79_russian_manual.html#SEC91" text:style-name="Internet_20_link" text:visited-style-name="Visited_20_Internet_20_Link">Проверка компиляции программы</text:a>). Опция <text:span text:style-name="Example">`-e'</text:span> инструктирует командный интерпретатор завершать работу сразу же, как только любая из запущенных им программ вернет ненулевой код возврата. Нам кажется более естественным помещать каждую командную строку для оболочки на отдельную строку make-файла и не использовать такую специальную возможность. </text:p>
        </text:list-item>
      </text:list>
      <text:h text:style-name="Heading_20_1" text:outline-level="1"><text:a xlink:type="simple" xlink:href="http://linux.yaroslavl.ru/docs/prog/gnu_make_3-79_russian_manual.html#TOC116" office:name="SEC116" text:style-name="Internet_20_link" text:visited-style-name="Visited_20_Internet_20_Link">Принятые соглашения для make-файлов</text:a></text:h>
      <text:p text:style-name="Text_20_body"><text:bookmark text:name="IDX918"/><text:bookmark text:name="IDX919"/><text:bookmark text:name="IDX920"/>В этом разделе описаны соглашения, принятые для make-файлов программ GNU. Пакет Automake может помочь вам в создании make-файлов, следующих этим соглашениям. </text:p>
      <text:h text:style-name="Heading_20_2" text:outline-level="2"><text:a xlink:type="simple" xlink:href="http://linux.yaroslavl.ru/docs/prog/gnu_make_3-79_russian_manual.html#TOC117" office:name="SEC117" text:style-name="Internet_20_link" text:visited-style-name="Visited_20_Internet_20_Link">Общие соглашения для make-файлов</text:a></text:h>
      <text:p text:style-name="Text_20_body">Каждый make-файл должен содержать строку: </text:p>
      <text:p text:style-name="P33">SHELL = /bin/sh</text:p>
      <text:p text:style-name="Text_20_body">во избежании проблем при работе в системах, где переменная <text:span text:style-name="Source_20_Text">SHELL</text:span> может быть "унаследована" из операционного окружения. (Для GNU <text:span text:style-name="Source_20_Text">make</text:span>, однако, это не составляет проблемы.) </text:p>
      <text:p text:style-name="Text_20_body">Различные варианты программы <text:span text:style-name="Source_20_Text">make</text:span> имеют разный набор суффиксов и суффиксных правил - иногда это может служить источником недоразумений и ошибок. Поэтому, "хорошей идеей" является явное задание списка суффиксов, содержащего только те суффиксы, которые используются в данном конкретном make-файле, например: </text:p>
      <text:p text:style-name="Preformatted_20_Text">.SUFFIXES:</text:p>
      <text:p text:style-name="P33">.SUFFIXES: .c .o</text:p>
      <text:p text:style-name="Text_20_body">Первая строка очищает используемый список суффиксов, вторая строка - добавляет в него нужные суффиксы, используемые в данном make-файле. </text:p>
      <text:p text:style-name="Text_20_body">Не следует предполагать, что <text:span text:style-name="Teletype">`.'</text:span> находится в пути поиска исполняемых команд. Когда вам нужно запустить программу, являющуюся частью вашего пакета, используйте <text:span text:style-name="Teletype">`./'</text:span> если эта программа строится в ходе обработки make-файла или <text:span text:style-name="Teletype">`$(srcdir)/'</text:span> если запускаемый файл является "неизменной" частью <text:soft-page-break/>и его можно отнести к исходному коду. Если нет ни одного из этих префиксов, будет использован текущий путь поиска. </text:p>
      <text:p text:style-name="Text_20_body">Разница между <text:span text:style-name="Teletype">`./'</text:span> (директория, где происходит сборка проекта) и <text:span text:style-name="Teletype">`$(srcdir)/'</text:span> (директория с <text:span text:style-name="Emphasis">исходными текстами</text:span>) существенна, поскольку пользователь может запустить компиляцию в отдельной директории, указав опцию <text:span text:style-name="Example">`--srcdir'</text:span> для <text:span text:style-name="Teletype">`configure'</text:span>. Например, правило вида: </text:p>
      <text:p text:style-name="Preformatted_20_Text">foo.1 : foo.man sedscript</text:p>
      <text:p text:style-name="P33"><text:s text:c="8"/>sed -e sedscript foo.man &gt; foo.1</text:p>
      <text:p text:style-name="Text_20_body">не будет работать, если сборка проекта происходит не в директории с исходными файлами, поскольку файлы <text:span text:style-name="Teletype">`foo.man'</text:span> и <text:span text:style-name="Teletype">`sedscript'</text:span> находятся именно там. </text:p>
      <text:p text:style-name="Text_20_body">При использовании GNU <text:span text:style-name="Source_20_Text">make</text:span>, можно полагаться на <text:span text:style-name="Example">`VPATH'</text:span> при наличии единственного файла пререквизита, поскольку автоматическая переменная <text:span text:style-name="Example">`$&lt;'</text:span> укажет на исходный файл, где бы он ни находился. (Многие версии <text:span text:style-name="Source_20_Text">make</text:span> устанавливают <text:span text:style-name="Example">`$&lt;'</text:span> только для неявных правил.) Таким образом, для корректной работы <text:span text:style-name="Example">`VPATH'</text:span>, вместо </text:p>
      <text:p text:style-name="Preformatted_20_Text">foo.o : bar.c</text:p>
      <text:p text:style-name="P33"><text:s text:c="8"/>$(CC) -I. -I$(srcdir) $(CFLAGS) -c bar.c -o foo.o</text:p>
      <text:p text:style-name="Text_20_body">следует писать </text:p>
      <text:p text:style-name="Preformatted_20_Text">foo.o : bar.c</text:p>
      <text:p text:style-name="P33"><text:s text:c="8"/>$(CC) -I. -I$(srcdir) $(CFLAGS) -c $&lt; -o $@</text:p>
      <text:p text:style-name="Text_20_body">При наличии нескольких пререквизитов, проще всего, явно указывать префикс <text:span text:style-name="Example">`$(srcdir)'</text:span>. Так, приведенный выше пример для <text:span text:style-name="Teletype">`foo.1'</text:span>, лучше всего записать следующим образом: </text:p>
      <text:p text:style-name="Preformatted_20_Text">foo.1 : foo.man sedscript</text:p>
      <text:p text:style-name="P33"><text:s text:c="8"/>sed -e $(srcdir)/sedscript $(srcdir)/foo.man &gt; $@</text:p>
      <text:p text:style-name="Text_20_body">При использовании GNU <text:span text:style-name="Source_20_Text">make</text:span>, можно полагаться на <text:span text:style-name="Example">`VPATH'</text:span> при наличии единственного файла пререквизита, поскольку автоматическая переменная <text:span text:style-name="Example">`$&lt;'</text:span> укажет на исходный файл, где бы он ни находился. (Многие версии <text:span text:style-name="Source_20_Text">make</text:span> устанавливают <text:span text:style-name="Example">`$&lt;'</text:span> только для неявных правил.) Таким образом, для корректной работы <text:span text:style-name="Example">`VPATH'</text:span>, вместо </text:p>
      <text:p text:style-name="Preformatted_20_Text">foo.o : bar.c</text:p>
      <text:p text:style-name="P33"><text:s text:c="8"/>$(CC) -I. -I$(srcdir) $(CFLAGS) -c bar.c -o foo.o</text:p>
      <text:p text:style-name="Text_20_body">следует писать </text:p>
      <text:p text:style-name="Preformatted_20_Text">foo.o : bar.c</text:p>
      <text:p text:style-name="P33"><text:s text:c="8"/>$(CC) -I. -I$(srcdir) $(CFLAGS) -c $&lt; -o $@</text:p>
      <text:p text:style-name="Text_20_body">При наличии нескольких пререквизитов, проще всего, явно указывать префикс <text:span text:style-name="Example">`$(srcdir)'</text:span>. Так, приведенный выше пример для <text:span text:style-name="Teletype">`foo.1'</text:span>, лучше всего записать следующим образом: </text:p>
      <text:p text:style-name="Preformatted_20_Text">foo.1 : foo.man sedscript</text:p>
      <text:p text:style-name="P33"><text:s text:c="8"/>sed -e $(srcdir)/sedscript $(srcdir)/foo.man &gt; $@</text:p>
      <text:p text:style-name="Text_20_body">Пакеты GNU, обычно, содержат некоторые файлы, не являющиеся исходными, например, файлы в формате Info, выходные файлы программ Autoconf, Automake, Bison или Flex. Поскольку, как правило, эти файлы располагаются в директории с исходными текстами, они и должны всегда располагаться там, а не в директории, где происходит сборка проекта. Таким образом, правила make-файла, обновляющие эти файлы, должны помещать их в директорию с исходными текстами. </text:p>
      <text:p text:style-name="Text_20_body"><text:soft-page-break/>Однако, если файл не входит в состав дистрибутива, make-файле не должен помещать его в директорию с исходными текстами, поскольку, в обычных условиях, процесс сборки не должен модефицировать каталог с исходными текстами. </text:p>
      <text:p text:style-name="Text_20_body">Желательно, также, попробовать добиться корректной работы make-файла (по крайней мере, для целей сборки и инсталляции) при запуске <text:span text:style-name="Source_20_Text">make</text:span> в параллельном режиме. </text:p>
      <text:h text:style-name="Heading_20_2" text:outline-level="2"><text:a xlink:type="simple" xlink:href="http://linux.yaroslavl.ru/docs/prog/gnu_make_3-79_russian_manual.html#TOC118" office:name="SEC118" text:style-name="Internet_20_link" text:visited-style-name="Visited_20_Internet_20_Link">Использование утилит</text:a></text:h>
      <text:p text:style-name="Text_20_body">Команды, указываемые в make-файле (включая скрипты, такие как <text:span text:style-name="Source_20_Text">configure</text:span>), следует писать в рассчете на интерпретатор <text:span text:style-name="Source_20_Text">sh</text:span>, а не <text:span text:style-name="Source_20_Text">csh</text:span>. Не используйте специфические возможности оболочек <text:span text:style-name="Source_20_Text">ksh</text:span> или <text:span text:style-name="Source_20_Text">bash</text:span>. </text:p>
      <text:p text:style-name="Text_20_body">Скрипт <text:span text:style-name="Source_20_Text">configure</text:span> и указанные в make-файле правила для сборки и инсталляции не должны напрямую использовать никаких утилита, за исключением: </text:p>
      <text:p text:style-name="Preformatted_20_Text">cat cmp cp diff echo egrep expr false grep install-info</text:p>
      <text:p text:style-name="P33">ln ls mkdir mv pwd rm rmdir sed sleep sort tar test touch true</text:p>
      <text:p text:style-name="Text_20_body">В правиле <text:span text:style-name="Source_20_Text">dist</text:span>, для компрессирования можно использовать программу <text:span text:style-name="Source_20_Text">gzip</text:span>. </text:p>
      <text:p text:style-name="Text_20_body">Для этих программ следует пользоваться только "общепринятыми" опциями. Например, не используйте <text:span text:style-name="Example">`mkdir -p'</text:span>, поскольку эта опция поддерживается лишь в немногих системах. </text:p>
      <text:p text:style-name="Text_20_body">По возможности, следует избегать создания make-файлом символических связей, поскольку в некоторых системах они не поддерживаются. </text:p>
      <text:p text:style-name="Text_20_body">Для сборки и инсталляции, make-файл может пользоваться компиляторами и другими необходимыми программами, однако, это следует делать через определенные в <text:span text:style-name="Source_20_Text">make</text:span> переменные, дабы пользователь мог указать свою альтернативу. Вот некоторые из программ, которые мы имели ввиду: </text:p>
      <text:p text:style-name="Preformatted_20_Text">ar bison cc flex install ld ldconfig lex</text:p>
      <text:p text:style-name="P33">make makeinfo ranlib texi2dvi yacc</text:p>
      <text:p text:style-name="Text_20_body">Для запуска этих программ следует использовать следующие переменные <text:span text:style-name="Source_20_Text">make</text:span>: </text:p>
      <text:p text:style-name="Preformatted_20_Text">$(AR) $(BISON) $(CC) $(FLEX) $(INSTALL) $(LD) $(LDCONFIG) $(LEX)</text:p>
      <text:p text:style-name="P33">$(MAKE) $(MAKEINFO) $(RANLIB) $(TEXI2DVI) $(YACC)</text:p>
      <text:p text:style-name="Text_20_body">Если вы используете программы <text:span text:style-name="Source_20_Text">ranlib</text:span> или <text:span text:style-name="Source_20_Text">ldconfig</text:span>, убедитесь, что не произойдет ничего плохо при отсутствии этих программ в системе. Перед выполнением такой команды, выдайте сообщение для пользователя, что отсутствие этих команд не является проблемой, а ошибку, которая может возникнуть при попытке выполнения, проигнорируйте. (Здесь, может помочь макрос <text:span text:style-name="Example">`AC_PROG_RANLIB'</text:span> программы Autoconf.) </text:p>
      <text:p text:style-name="Text_20_body">При использовании символических ссылок, вы должны предусмотреть "запасной вариант" для систем, где они не поддерживаются. </text:p>
      <text:p text:style-name="Text_20_body">Вот список дополнительных утилит, которые можно использовать через соответствующие переменные <text:span text:style-name="Source_20_Text">make</text:span>: </text:p>
      <text:p text:style-name="P33">chgrp chmod chown mknod</text:p>
      <text:p text:style-name="Text_20_body">Все прочие утилиты возможно использовать во фрагментах make-файлов (или скриптах), используемых только для определенных систем, где эти утилиты действительно существуют. </text:p>
      <text:h text:style-name="Heading_20_2" text:outline-level="2"><text:soft-page-break/><text:a xlink:type="simple" xlink:href="http://linux.yaroslavl.ru/docs/prog/gnu_make_3-79_russian_manual.html#TOC119" office:name="SEC119" text:style-name="Internet_20_link" text:visited-style-name="Visited_20_Internet_20_Link">Переменные для имен команд</text:a></text:h>
      <text:p text:style-name="Text_20_body">Make-файлы должны предоставлять переменные, с помощью которых можно изменять определенные опции, команды и тому подобное. </text:p>
      <text:p text:style-name="Text_20_body">В частности, большинство утилит нужно запускать с помощью соответствующих переменных. Так, при использовании программы Bison, следует использовать переменную <text:span text:style-name="Source_20_Text">BISON</text:span>, чье значение, по умолчанию, устанавливается как <text:span text:style-name="Example">`BISON = bison'</text:span>, и использовать переменную <text:span text:style-name="Source_20_Text">$(BISON)</text:span> при каждом запуске Bison. </text:p>
      <text:p text:style-name="Text_20_body">Вызов утилит, манипулирующих с файлами (таких, как <text:span text:style-name="Source_20_Text">ln</text:span>, <text:span text:style-name="Source_20_Text">rm</text:span>, <text:span text:style-name="Source_20_Text">mv</text:span> и им подобных), может производится без использования переменных, поскольку пользователям нет необходимости заменять эти утилиты другими программами. </text:p>
      <text:p text:style-name="Text_20_body">Для каждой переменной, содержащая имя программы, должна иметься соответствующая переменная для хранения опций, которые будут передаваться этой программе. Для получения имени этой переменной, добавьте <text:span text:style-name="Example">`FLAGS'</text:span> к имени перенной, ссылающейся на соответствующую программу. Так, например, опции для <text:span text:style-name="Source_20_Text">BISON</text:span> должны храниться в переменной <text:span text:style-name="Source_20_Text">BISONFLAGS</text:span>. (Имена <text:span text:style-name="Source_20_Text">CFLAGS</text:span> для компилятора Си, <text:span text:style-name="Source_20_Text">YFLAGS</text:span> для программы yacc и <text:span text:style-name="Source_20_Text">LFLAGS</text:span> для lex, являются исключениями, используемыми только в силу их "стандартности".) Используйте <text:span text:style-name="Source_20_Text">CPPFLAGS</text:span> для любых команд, использующих препроцессор и переменную <text:span text:style-name="Source_20_Text">LDFLAGS</text:span> во всех командах, производящих компоновку или компиляцию с последующей компоновкой. </text:p>
      <text:p text:style-name="Text_20_body">Если имеются какие-то опции компилятора Си, которые <text:span text:style-name="Emphasis">должны</text:span> быть использованы для правильной компиляции определенных файлов, не следует включать их в <text:span text:style-name="Source_20_Text">CFLAGS</text:span>. Пользователи вправе ожидать, что они самостоятельно могут указать любое желаемое значение <text:span text:style-name="Source_20_Text">CFLAGS</text:span>. Вместо этого, передавайте необходимые опции "в обход" <text:span text:style-name="Source_20_Text">CFLAGS</text:span>, например, "прямо" указывая их в команде компиляции или используя какую-нибудь другую переменную, наподобие: </text:p>
      <text:p text:style-name="Preformatted_20_Text">CFLAGS = -g</text:p>
      <text:p text:style-name="Preformatted_20_Text">ALL_CFLAGS = -I. $(CFLAGS)</text:p>
      <text:p text:style-name="Preformatted_20_Text">.c.o:</text:p>
      <text:p text:style-name="P33"><text:s text:c="8"/>$(CC) -c $(CPPFLAGS) $(ALL_CFLAGS) $&lt;</text:p>
      <text:p text:style-name="Text_20_body">Напротив, опцию <text:span text:style-name="Example">`-g'</text:span> вполне можно включить в <text:span text:style-name="Source_20_Text">CFLAGS</text:span>, поскольку она <text:span text:style-name="Emphasis">не требуется</text:span> для успешной компиляции. Ее можно рассматривать как значение по умолчанию, которое лишь рекомендуется. Если, по умолчанию, предполагается, что пакет будет компилироваться с помощью компилятора GCC, в начальное значение <text:span text:style-name="Source_20_Text">CFLAGS</text:span> можно также включить опцию <text:span text:style-name="Example">`-O'</text:span>. </text:p>
      <text:p text:style-name="Text_20_body">Помещайте ссылку на <text:span text:style-name="Source_20_Text">CFLAGS</text:span> в конец строки с командой компиляции, после других переменных, содержащих опции компиляции, дабы пользователь мог использовать <text:span text:style-name="Source_20_Text">CFLAGS</text:span> для "перекрытия" этих опций. </text:p>
      <text:p text:style-name="Text_20_body">Переменная <text:span text:style-name="Source_20_Text">CFLAGS</text:span> должна использоваться при любом вызове компилятора Си (как для компиляции, так и для компоновки). </text:p>
      <text:p text:style-name="Text_20_body">Каждый make-файл должен определять переменную <text:span text:style-name="Source_20_Text">INSTALL</text:span>, которая является базовой командой для инсталляции файлов в систему. </text:p>
      <text:p text:style-name="Text_20_body">Каждый make-файл должен определять переменные <text:span text:style-name="Source_20_Text">INSTALL_PROGRAM</text:span> и <text:span text:style-name="Source_20_Text">INSTALL_DATA</text:span>. (По умолчанию, они должны иметь значение <text:span text:style-name="Source_20_Text">$(INSTALL)</text:span>.) Далее, эти переменные должны использоваться для инсталляции, соответственно, исполняемых и неисполняемых файлов. Эти переменные используются примерно таким способом: </text:p>
      <text:p text:style-name="Preformatted_20_Text">$(INSTALL_PROGRAM) foo $(bindir)/foo</text:p>
      <text:p text:style-name="P33">$(INSTALL_DATA) libfoo.a $(libdir)/libfoo.a</text:p>
      <text:p text:style-name="Text_20_body"><text:soft-page-break/>К имени целевого файла вы можете, дополнительно, добавить значение переменной <text:span text:style-name="Source_20_Text">DESTDIR</text:span>. Сделав это, вы дадите возможность инсталлятору получить "слепок" инсталляции, который, в дальнейшем, может быть использован для реальной инсталляции в систему. Не пытайтесь установить значение <text:span text:style-name="Source_20_Text">DESTDIR</text:span> самостоятельно, из своего make-файла. С поддержкой <text:span text:style-name="Source_20_Text">DESTDIR</text:span>, приведенный выше пример можно переписать так: </text:p>
      <text:p text:style-name="Preformatted_20_Text">$(INSTALL_PROGRAM) foo $(DESTDIR)$(bindir)/foo</text:p>
      <text:p text:style-name="P33">$(INSTALL_DATA) libfoo.a $(DESTDIR)$(libdir)/libfoo.a</text:p>
      <text:p text:style-name="Text_20_body">Никогда не используйте имя каталога в качестве второго аргумента команды инсталляции - используйте имя конкретного файла. Используйте отдельную команду для каждого инсталлируемого файла. </text:p>
      <text:h text:style-name="Heading_20_2" text:outline-level="2"><text:a xlink:type="simple" xlink:href="http://linux.yaroslavl.ru/docs/prog/gnu_make_3-79_russian_manual.html#TOC120" office:name="SEC120" text:style-name="Internet_20_link" text:visited-style-name="Visited_20_Internet_20_Link">Переменные для имен каталогов инсталляции</text:a></text:h>
      <text:p text:style-name="Text_20_body">Каталоги, куда происходит инсталляция всегда должны именоваться с использованием переменных, дабы пакет легко мог быть установлен в "нестандартное" место. Ниже приведены стандартные имена для таких переменных. Они базируются на "общепринятой" (в Unix) структуре файловой системы; ее варианты используются в SVR4, 4.4BSD, Linux, Ultrix v4 и других современных операционных системах. </text:p>
      <text:p text:style-name="Text_20_body">Следующие две переменные определяют корневые каталоги для всего процесса инсталляции. Все прочие каталоги, куда будет происходить инсталляция, должны быть подкаталогами одного из них. Процесс инсталляции не должен помещать каких-либо файлов непосредственно в эти корневые каталоги. </text:p>
      <text:p text:style-name="List_20_Heading"><text:span text:style-name="Example">`prefix'</text:span> </text:p>
      <text:p text:style-name="List_20_Contents">Префикс, используемый для конструирования значений по умолчанию для перечисленных ниже переменных. По умолчанию, значением <text:span text:style-name="Source_20_Text">prefix</text:span> должно быть <text:span text:style-name="Teletype">`/usr/local'</text:span>. При построении полной GNU-системы "с нуля", этот префикс будет содержать пустое значение, а <text:span text:style-name="Teletype">`/usr'</text:span> будет символической ссылкой на <text:span text:style-name="Teletype">`/'</text:span>. (При использовании Autoconf, записывается как <text:span text:style-name="Example">`@prefix@'</text:span>.) Запуск <text:span text:style-name="Example">`make install'</text:span> со значением <text:span text:style-name="Source_20_Text">prefix</text:span>, отличным от того, который использовался для сборки пакета, <text:span text:style-name="Variable">не</text:span> должен приводить к перекомпиляции этого пакета. </text:p>
      <text:p text:style-name="List_20_Heading"><text:span text:style-name="Example">`exec_prefix'</text:span> </text:p>
      <text:p text:style-name="P39">Префикс, используемый при конструировании значений по умолчанию для некоторых из перечисленных ниже переменных. По умолчанию, значением <text:span text:style-name="Source_20_Text">exec_prefix</text:span> должно быть <text:span text:style-name="Source_20_Text">$(prefix)</text:span>. (При использовании Autoconf, записывается как <text:span text:style-name="Example">`@exec_prefix@'</text:span>.) В основном, <text:span text:style-name="Source_20_Text">$(exec_prefix)</text:span> используется для каталогов, содержащих машинно-зависимые файлы (например, исполняемые файлы и файлы библиотек), в то время как для остальных каталогов используется <text:span text:style-name="Source_20_Text">$(prefix)</text:span>. Запуск <text:span text:style-name="Example">`make install'</text:span> со значением <text:span text:style-name="Source_20_Text">exec_prefix</text:span>, отличным от того, который использовался для сборки пакета, <text:span text:style-name="Variable">не</text:span> должен приводить к перекомпиляции этого пакета. </text:p>
      <text:p text:style-name="Text_20_body">Исполняемые файлы должны инсталлироваться в одну из следующих директорий. </text:p>
      <text:p text:style-name="List_20_Heading"><text:span text:style-name="Example">`bindir'</text:span> </text:p>
      <text:p text:style-name="List_20_Contents">Каталог для инсталляции исполняемых программ, которые могут быть запущены пользователем. Обычно, это <text:span text:style-name="Teletype">`/usr/local/bin'</text:span>, но вам следует использовать запись <text:span text:style-name="Teletype">`$(exec_prefix)/bin'</text:span>. (При использовании Autoconf, пишется как <text:span text:style-name="Example">`@bindir@'</text:span>.) </text:p>
      <text:p text:style-name="List_20_Heading"><text:span text:style-name="Example">`sbindir'</text:span> </text:p>
      <text:p text:style-name="List_20_Contents">Каталог для инсталляции исполняемых программ, которые могут быть запущены из командного интерпретатора, но полезны, в основном, только для администраторов системы. Обычно, это директория <text:span text:style-name="Teletype">`/usr/local/sbin'</text:span>, но вам следует использовать запись <text:span text:style-name="Teletype">`$(exec_prefix)/sbin'</text:span>. (При использовании Autoconf, пишется как <text:span text:style-name="Example">`@sbindir@'</text:span>.) </text:p>
      <text:p text:style-name="List_20_Heading"><text:span text:style-name="Example">`libexecdir'</text:span> </text:p>
      <text:p text:style-name="P39">Каталог для инсталляции исполняемых программ, которые запускаются не пользователями, а другими программами. Обычно, это каталог <text:span text:style-name="Teletype">`/usr/local/libexec'</text:span>, но вам следует использовать запись <text:span text:style-name="Teletype">`$(exec_prefix)/libexec'</text:span>. (При использовании Autoconf, записывается как <text:span text:style-name="Example">`@libexecdir@'</text:span>.) </text:p>
      <text:p text:style-name="Text_20_body"><text:soft-page-break/>Файлы данных, используемые программами, можно классифицировать двумя различными способами. </text:p>
      <text:list xml:id="list5849025325520705723" text:style-name="L15">
        <text:list-item>
          <text:p text:style-name="P30">В ходе "обычной" работы пакета, некоторые файлы могут модефицироваться, другие же никогда не модефицируются (хотя некоторые из них и могут редактироваться пользователем). </text:p>
        </text:list-item>
        <text:list-item>
          <text:p text:style-name="P15">Одни файлы являются архитектурно-независимыми и могут использоваться на любых машинах; другие файлы являются архитектурно-зависимыми и могут использоваться только на машинах одной архитектуры; третьи файлы могут являться специфичными для конкретной машины. </text:p>
        </text:list-item>
      </text:list>
      <text:p text:style-name="Text_20_body">Таким образом, получается шесть возможных случаев. Однако, мы не рекомендуем вам использовать каких-либо архитектурно-зависимых файлов кроме объектных и библиотечных файлов. Все прочие файлы данных, лучше всего, сохранять архитектурно-независимыми и это, в общем, не так уж и сложно. </text:p>
      <text:p text:style-name="Text_20_body">Вот список переменных, которые должны использоваться в make-файлах для задания каталогов: </text:p>
      <text:p text:style-name="List_20_Heading"><text:span text:style-name="Example">`datadir'</text:span> </text:p>
      <text:p text:style-name="List_20_Contents">Директория, куда инсталлируются файлы данных, используемые только для чтения и независимые от архитектуры. Обычно, это каталог <text:span text:style-name="Teletype">`/usr/local/share'</text:span>, но вы должны использовать запись <text:span text:style-name="Teletype">`$(prefix)/share'</text:span>. (При использовании Autoconf, записывается как <text:span text:style-name="Example">`@datadir@'</text:span>.) Ниже рассматривается специальное исключение - каталоги <text:span text:style-name="Teletype">`$(infodir)'</text:span> и <text:span text:style-name="Teletype">`$(includedir)'</text:span>. </text:p>
      <text:p text:style-name="List_20_Heading"><text:span text:style-name="Example">`sysconfdir'</text:span> </text:p>
      <text:p text:style-name="List_20_Contents">Каталог, куда инсталлируются файлы с неизменяемыми данных, относящиеся только к конкретной машине (грубо говоря, файлы конфигурации хоста). Примерами могут служить конфигурационные файлы почтовой программы и сетевой поддержки, <text:span text:style-name="Teletype">`/etc/passwd'</text:span> и тому подобное. Все файлы, помещаемые в эту директорию, должны быть обычными текстовыми ASCII файлами. Как правило, это каталог <text:span text:style-name="Teletype">`/usr/local/etc'</text:span>, но вам следует использовать запись <text:span text:style-name="Teletype">`$(prefix)/etc'</text:span>. (При использовании Autoconf, пишется как <text:span text:style-name="Example">`@sysconfdir@'</text:span>.) Не помещайте в эту директорию исполняемых файлов (их, скорее всего, следует поместить в <text:span text:style-name="Teletype">`$(libexecdir)'</text:span> или <text:span text:style-name="Teletype">`$(sbindir)'</text:span>). Также, не помещайте в этот каталог файлов, которые модефицируются в ходе "обычной" работы (разумеется, мы не рассматриваем случаи использования программ, предназначенных для изменения конфигурационных файлов). Изменяемые файлы следует помещать в <text:span text:style-name="Teletype">`$(localstatedir)'</text:span>. </text:p>
      <text:p text:style-name="List_20_Heading"><text:span text:style-name="Example">`sharedstatedir'</text:span> </text:p>
      <text:p text:style-name="List_20_Contents">Каталог для инсталляции архитектурно-независимых файлов данных, которые модефицируются в ходе работы пакета. Обычно, это будет <text:span text:style-name="Teletype">`/usr/local/com'</text:span>, но вам следует использовать запись <text:span text:style-name="Teletype">`$(prefix)/com'</text:span>. (При использовании Autoconf, пишется как <text:span text:style-name="Example">`@sharedstatedir@'</text:span>.) </text:p>
      <text:p text:style-name="List_20_Heading"><text:span text:style-name="Example">`localstatedir'</text:span> </text:p>
      <text:p text:style-name="List_20_Contents">Каталог для инсталляции файлов с модефицируемыми данными, относящимися к конкретной машине. У пользователей не должно возникать необходимости в модефикации файлов из этого каталога для конфигурирования пакета; информацию о конфигурации следует помещать в отдельные файлы, расположенные в каталогах <text:span text:style-name="Teletype">`$(datadir)'</text:span> или <text:span text:style-name="Teletype">`$(sysconfdir)'</text:span>. Переменная <text:span text:style-name="Teletype">`$(localstatedir)'</text:span> обычно будет содержать значение <text:span text:style-name="Teletype">`/usr/local/var'</text:span>, но вам следует использовать запись <text:span text:style-name="Teletype">`$(prefix)/var'</text:span>. (При использовании Autoconf, записывается как <text:span text:style-name="Example">`@localstatedir@'</text:span>.) </text:p>
      <text:p text:style-name="List_20_Heading"><text:span text:style-name="Example">`libdir'</text:span> </text:p>
      <text:p text:style-name="List_20_Contents">Каталог для размещения объектных файлов и библиотек объектных файлов. Не помещайте сюда исполняемые файлы - инсталлируйте их в директорию <text:span text:style-name="Teletype">`$(libexecdir)'</text:span>. Как правило, значением <text:span text:style-name="Source_20_Text">libdir</text:span> будет <text:span text:style-name="Teletype">`/usr/local/lib'</text:span>, но вам следует использовать запись <text:span text:style-name="Teletype">`$(exec_prefix)/lib'</text:span>. (При использовании Autoconf, пишется как <text:span text:style-name="Example">`@libdir@'</text:span>.) </text:p>
      <text:p text:style-name="List_20_Heading"><text:span text:style-name="Example">`infodir'</text:span> </text:p>
      <text:p text:style-name="List_20_Contents">Каталог, куда будут помещаться Info файлы вашего пакета. По умолчанию, это будет <text:span text:style-name="Teletype">`/usr/local/info'</text:span>, но вам следует использовать запись <text:span text:style-name="Teletype">`$(prefix)/info'</text:span>. (При использовании Autoconf, записывается как <text:span text:style-name="Example">`@infodir@'</text:span>.) </text:p>
      <text:p text:style-name="List_20_Heading"><text:span text:style-name="Example">`lispdir'</text:span> </text:p>
      <text:p text:style-name="P39">Директория, куда помещаются все Lisp-файлы для редактора Emacs, входящие в состав вашего пакета. Как правило, это <text:span text:style-name="Teletype">`/usr/local/share/emacs/site-lisp'</text:span>, но вам следует использовать запись <text:span text:style-name="Teletype">`$(prefix)/share/emacs/site-lisp'</text:span>. При использовании Autoconf, это записывается как <text:soft-page-break/><text:span text:style-name="Example">`@lispdir@'</text:span>. Для того, чтобы запись <text:span text:style-name="Example">`@lispdir@'</text:span> сработала, в вашем <text:span text:style-name="Teletype">`configure.in'</text:span> должна быть следующая строка: </text:p>
      <text:p text:style-name="P36">lispdir='${datadir}/emacs/site-lisp'</text:p>
      <text:p text:style-name="P37">AC_SUBST(lispdir)</text:p>
      <text:p text:style-name="List_20_Heading"><text:span text:style-name="Example">`includedir'</text:span> </text:p>
      <text:p text:style-name="List_20_Contents">Каталог, куда будут помещаться заголовочные файлы, предназначенные для включения в пользовательские программы с помощью директивы <text:span text:style-name="Example">`#include'</text:span> препроцессора Си. Обычно, это каталог <text:span text:style-name="Teletype">`/usr/local/include'</text:span>, но вам следует использовать запись <text:span text:style-name="Teletype">`$(prefix)/include'</text:span>. (При использовании Autoconf, записывается как <text:span text:style-name="Example">`@includedir@'</text:span>.) Кроме GCC, большинство других компиляторов не выполняют поиск заголовочных файлов в каталоге <text:span text:style-name="Teletype">`/usr/local/include'</text:span>, так что помещение их в данный каталог имеет смысл только при использовании компилятора GCC. Зачастую, это не является проблемой, поскольку многие библиотеки ориентированы на работу только с GCC. Однако, некоторые библиотеки могут работать и с другими компиляторами, поэтому их заголовочные файлы следует помещать сразу в два места - каталоги <text:span text:style-name="Source_20_Text">includedir</text:span> и <text:span text:style-name="Source_20_Text">oldincludedir</text:span>. </text:p>
      <text:p text:style-name="List_20_Heading"><text:span text:style-name="Example">`oldincludedir'</text:span> </text:p>
      <text:p text:style-name="P39">Каталог для заголовочных файлов <text:span text:style-name="Example">`#include'</text:span>, предназначенных для компиляторов, отличных от GCC. Обычно, это каталог <text:span text:style-name="Teletype">`/usr/include'</text:span>. (При использовании Autoconf, записывается как <text:span text:style-name="Example">`@oldincludedir@'</text:span>.) Указанные в make-файле команды инсталляции должны проверять значение <text:span text:style-name="Source_20_Text">oldincludedir</text:span>. Если это значение пусто, процесс инсталляции не должен пытаться его использовать, а должен отменить "вторую" инсталляцию заголовочных файлов. Пакет не должен замещать заголовочных файлов, находящихся в этой директории, если только они не взяты из этого же пакета. Так, если в пакете Foo имеется заголовочный файл <text:span text:style-name="Teletype">`foo.h'</text:span>, то при инсталляции он должен помещаться в каталог <text:span text:style-name="Source_20_Text">oldincludedir</text:span> только если (1) там нет файла <text:span text:style-name="Teletype">`foo.h'</text:span> или (2) файл <text:span text:style-name="Teletype">`foo.h'</text:span> существует и был ранее установлен пакетом Foo. Для проверки того, что <text:span text:style-name="Teletype">`foo.h'</text:span> был установлен именно пакетом Foo, поместите в этот файл (как часть комментария) строку с определенной сигнатурой, по которой файл можно будет "опознать" с помощью программы <text:span text:style-name="Source_20_Text">grep</text:span>. </text:p>
      <text:p text:style-name="Text_20_body">Файлы помощи в стиле Unix (man-страницы, man pages) должны размещаться в одном из следующих каталогов: </text:p>
      <text:p text:style-name="List_20_Heading"><text:span text:style-name="Example">`mandir'</text:span> </text:p>
      <text:p text:style-name="List_20_Contents">Корневая директория для размещения файлов помощи (если такие имеются) вашего пакета. Обычно, это будет <text:span text:style-name="Teletype">`/usr/local/man'</text:span>, но вам следует использовать запись it as <text:span text:style-name="Teletype">`$(prefix)/man'</text:span>. (При использовании Autoconf, записывается как <text:span text:style-name="Example">`@mandir@'</text:span>.) </text:p>
      <text:p text:style-name="List_20_Heading"><text:span text:style-name="Example">`man1dir'</text:span> </text:p>
      <text:p text:style-name="List_20_Contents">Каталог для установки man-страниц, относящихся к разделу 1. Следует записывать как <text:span text:style-name="Teletype">`$(mandir)/man1'</text:span>. </text:p>
      <text:p text:style-name="List_20_Heading"><text:span text:style-name="Example">`man2dir'</text:span> </text:p>
      <text:p text:style-name="List_20_Contents">Директория для man-страниц, относящихся к разделу 2. Следует записывать как <text:span text:style-name="Teletype">`$(mandir)/man2'</text:span> </text:p>
      <text:p text:style-name="List_20_Heading"><text:span text:style-name="Example">`...'</text:span> </text:p>
      <text:p text:style-name="List_20_Contents"><text:span text:style-name="Strong_20_Emphasis">Не используйте формат man-страничек как основной формат документации для программ GNU. Пишите документацию в формате Texinfo. Man-странички пригодны только для людей, использующих программы GNU в Unix-подобных операционных системах. </text:span></text:p>
      <text:p text:style-name="List_20_Heading"><text:span text:style-name="Example">`manext'</text:span> </text:p>
      <text:p text:style-name="List_20_Contents">Расширение имени файла для инсталлируемых man-страничек. Оно должно начинаться с точки за которой следует соответствующая цифра; обычно, это будет <text:span text:style-name="Example">`.1'</text:span>. </text:p>
      <text:p text:style-name="List_20_Heading"><text:span text:style-name="Example">`man1ext'</text:span> </text:p>
      <text:p text:style-name="List_20_Contents">Расширение имени файла для инсталляции man-страничек, относящихся к секции 1. </text:p>
      <text:p text:style-name="List_20_Heading"><text:span text:style-name="Example">`man2ext'</text:span> </text:p>
      <text:p text:style-name="List_20_Contents">Расширение имени файла для инсталляции man-страничек, относящихся к секции 2. </text:p>
      <text:p text:style-name="List_20_Heading"><text:span text:style-name="Example">`...'</text:span> </text:p>
      <text:p text:style-name="P39"><text:soft-page-break/>Используйте эти имена вместо <text:span text:style-name="Example">`manext'</text:span>, если пакет нуждается в инсталляции man-страничек, относящихся к нескольким секциям. </text:p>
      <text:p text:style-name="Text_20_body">И, наконец, вы должны установить следующую переменную: </text:p>
      <text:p text:style-name="List_20_Heading"><text:span text:style-name="Example">`srcdir'</text:span> </text:p>
      <text:p text:style-name="P39">Каталог с исходными файлами компилируемого пакета. Значение этой переменной, обычно, устанавливается скриптом <text:span text:style-name="Source_20_Text">configure</text:span>. (При использовании Autconf, используйте запись <text:span text:style-name="Example">`srcdir = @srcdir@'</text:span>.) </text:p>
      <text:p text:style-name="Text_20_body">Пример: </text:p>
      <text:p text:style-name="Preformatted_20_Text"># Общий префикс для инсталляционных каталогов.</text:p>
      <text:p text:style-name="Preformatted_20_Text"># Примечание: Этот каталог должен существовать еще до начала инсталляции.</text:p>
      <text:p text:style-name="Preformatted_20_Text">prefix = /usr/local</text:p>
      <text:p text:style-name="Preformatted_20_Text">exec_prefix = $(prefix)</text:p>
      <text:p text:style-name="Preformatted_20_Text"># Сюда будет помещаться исполняемый файл команды `gcc'.</text:p>
      <text:p text:style-name="Preformatted_20_Text">bindir = $(exec_prefix)/bin</text:p>
      <text:p text:style-name="Preformatted_20_Text"># Сюда будут помещаться каталоги, используемые компилятором.</text:p>
      <text:p text:style-name="Preformatted_20_Text">libexecdir = $(exec_prefix)/libexec</text:p>
      <text:p text:style-name="Preformatted_20_Text"># Сюда будут помещаться Info-файлы.</text:p>
      <text:p text:style-name="P33">infodir = $(prefix)/info</text:p>
      <text:p text:style-name="Text_20_body">Если ваша программа устанавливает большое количество файлов в один из "стандартных" каталогов, определенных пользователем, можно сгруппировать их в отдельный подкаталог, относящийся к данному пакету. Такие подкаталоги должны создаваться правилом <text:span text:style-name="Source_20_Text">install</text:span>. </text:p>
      <text:p text:style-name="Text_20_body">Не следует ожидать, что устанавливаемые пользователем значения указанных выше переменных, будут содержать имена конкретных подкаталогов (соответствующих данному пакету). Смысл наличия "унифицированного" набора имен переменных состоит в том, чтобы пользователь мог задать одинаковые значения для нескольких разных пакетов GNU-программ. Пакеты должны быть спроектированы таким образом, чтобы правильно использовать задаваемые пользователем значения. </text:p>
      <text:h text:style-name="Heading_20_2" text:outline-level="2"><text:a xlink:type="simple" xlink:href="http://linux.yaroslavl.ru/docs/prog/gnu_make_3-79_russian_manual.html#TOC121" office:name="SEC121" text:style-name="Internet_20_link" text:visited-style-name="Visited_20_Internet_20_Link">Стандартные имена целей для пользователей</text:a></text:h>
      <text:p text:style-name="Text_20_body">Все GNU-программы должны иметь в своем make-файле следующие цели: </text:p>
      <text:p text:style-name="List_20_Heading"><text:span text:style-name="Example">`all'</text:span> </text:p>
      <text:p text:style-name="List_20_Contents">Компиляция всей программы. По умолчанию, именно эта цель должна являться главной целью. Эта цель не должна пересобирать файлы документации; Info-файлы должны иметься в составе дистрибутива, а файлы DVI должны создаваться только по специальному запросу. По умолчанию, компиляция и компоновка должна выполняться с опцией <text:span text:style-name="Example">`-g'</text:span>, дабы исполняемые файлы имели отладочную информацию. Пользователи, которые не бояться оказаться в трудной ситуации, могут, при желании, потом убрать эту отладочную информацию. </text:p>
      <text:p text:style-name="List_20_Heading"><text:span text:style-name="Example">`install'</text:span> </text:p>
      <text:p text:style-name="P39">Компиляция программы и копирование исполняемых файлов, файлов библиотек и прочих файлов в те места, где они должны, в действительности, располагаться в системе. При наличии какого-нибудь простого теста, проверяющего правильность инсталляции пакета, такой тест должен запускаться. Не убирайте отладочную информацию из исполняемых файлов во время их инсталляции. Озабоченные наличием такой информации пользователи, могут использовать <text:span text:style-name="Source_20_Text">install-strip</text:span>. Будучи запущенной сразу после <text:span text:style-name="Example">`make all'</text:span>, <text:span text:style-name="Source_20_Text">install</text:span>, по возможности, не должна ничего модефицировать в каталоге, где собиралась программа. Дело в том, что сборка программного пакета и его инсталляция очень часто выполняются под разными именами пользователей. Если каталогов, куда инсталлируются файлы пакета, не существует, они должны создаваться (в том числе и каталоги, указанные в <text:span text:style-name="Source_20_Text">prefix</text:span> и <text:span text:style-name="Source_20_Text">exec_prefix</text:span>). Для этого можно использовать правило <text:span text:style-name="Source_20_Text">installdirs</text:span> (описано ниже). Используйте <text:span text:style-name="Example">`-'</text:span> во всех командах, инсталлирующих man-странички, дабы игнорировать любые ошибки, которые могут возникать в системах, не имеющих документации в формате man-страничек. Файлы Info инсталлируются путем копирования их в каталог <text:span text:style-name="Teletype">`$(infodir)'</text:span> при помощи <text:span text:style-name="Source_20_Text">$(INSTALL_DATA)</text:span> (смотрите раздел <text:a xlink:type="simple" xlink:href="http://linux.yaroslavl.ru/docs/prog/gnu_make_3-79_russian_manual.html#SEC119" text:style-name="Internet_20_link" text:visited-style-name="Visited_20_Internet_20_Link">Переменные для имен команд</text:a>), с <text:soft-page-break/>последующим запуском <text:span text:style-name="Source_20_Text">install-info</text:span> (если эта программа задана). Переменная <text:span text:style-name="Source_20_Text">install-info</text:span> содержит имя программы, которая редактирует файл <text:span text:style-name="Teletype">`dir'</text:span> (каталог Info-файлов), добавляя или обновляя записи об инсталлированных Info-файлах; эта программа является частью пакета Texinfo. Вот пример правила для инсталляции Info-файла: </text:p>
      <text:p text:style-name="P36">$(DESTDIR)$(infodir)/foo.info: foo.info</text:p>
      <text:p text:style-name="P36"><text:s text:c="8"/>$(POST_INSTALL)</text:p>
      <text:p text:style-name="P36"># В каталоге . может находится более новая версия info-файла, чем в srcdir.</text:p>
      <text:p text:style-name="P36"><text:s text:c="8"/>-if test -f foo.info; then d=.; \</text:p>
      <text:p text:style-name="P36"><text:s text:c="9"/>else d=$(srcdir); fi; \</text:p>
      <text:p text:style-name="P36"><text:s text:c="8"/>$(INSTALL_DATA) $$d/foo.info $(DESTDIR)$@; \</text:p>
      <text:p text:style-name="P36"># Запускаем install-info только при его наличии.</text:p>
      <text:p text:style-name="P36"># Используем `if' вместо начального `-' </text:p>
      <text:p text:style-name="P36"># чтобы не пропустить ошибку, которую может вернуть install-info.</text:p>
      <text:p text:style-name="P36"># Мы используем `$(SHELL) -c', поскольку некоторые оболочки</text:p>
      <text:p text:style-name="P36"># завершаются не вполне корректно, встретив неизвестную команду.</text:p>
      <text:p text:style-name="P36"><text:s text:c="8"/>if $(SHELL) -c 'install-info --version' \</text:p>
      <text:p text:style-name="P36"><text:s text:c="11"/>&gt;/dev/null 2&gt;&amp;1; then \</text:p>
      <text:p text:style-name="P36"><text:s text:c="10"/>install-info --dir-file=$(DESTDIR)$(infodir)/dir \</text:p>
      <text:p text:style-name="P36"><text:s text:c="23"/>$(DESTDIR)$(infodir)/foo.info; \</text:p>
      <text:p text:style-name="P37"><text:s text:c="8"/>else true; fi</text:p>
      <text:p text:style-name="List_20_Contents">При описании цели <text:span text:style-name="Source_20_Text">install</text:span>, вы должны отнести все ее команды к одной из трех категорий: обычные (normal), команды <text:span text:style-name="Strong_20_Emphasis">пред-инсталляции (pre-installation)</text:span> и команды <text:span text:style-name="Strong_20_Emphasis">пост-инсталляции (post-installation)</text:span>. Смотрите раздел <text:a xlink:type="simple" xlink:href="http://linux.yaroslavl.ru/docs/prog/gnu_make_3-79_russian_manual.html#SEC122" text:style-name="Internet_20_link" text:visited-style-name="Visited_20_Internet_20_Link">"Категории" команд инсталляции</text:a>. </text:p>
      <text:p text:style-name="List_20_Heading"><text:span text:style-name="Example">`uninstall'</text:span> </text:p>
      <text:p text:style-name="List_20_Contents">Удалить все инсталлированные файлы - копии файлов, созданные при выполнении <text:span text:style-name="Example">`install'</text:span>. Это правило не должно модефицировать каталоги, где осуществлялась сборка пакета - можно модефицировать только каталоги с инсталлированными файлами. Команды деинсталляции также, как и команды инсталляции, делятся на три категории. Смотрите раздел <text:a xlink:type="simple" xlink:href="http://linux.yaroslavl.ru/docs/prog/gnu_make_3-79_russian_manual.html#SEC122" text:style-name="Internet_20_link" text:visited-style-name="Visited_20_Internet_20_Link">"Категории" команд инсталляции</text:a>. </text:p>
      <text:p text:style-name="List_20_Heading"><text:span text:style-name="Example">`install-strip'</text:span> </text:p>
      <text:p text:style-name="P39">Аналогично <text:span text:style-name="Source_20_Text">install</text:span>, но в процессе инсталляции из исполняемых файлов удаляется отладочная информация. Во многих случаях, определение этой цели может быть очень простым: </text:p>
      <text:p text:style-name="P36">install-strip:</text:p>
      <text:p text:style-name="P36"><text:s text:c="8"/>$(MAKE) INSTALL_PROGRAM='$(INSTALL_PROGRAM) -s' \</text:p>
      <text:p text:style-name="P37"><text:s text:c="16"/>install</text:p>
      <text:p text:style-name="List_20_Contents">Обычно, мы не рекомендуем удалять из исполняемых файлов отладочную информацию, если только вы не уверены, что программа не содержит ошибок. Однако, вполне разумно инсталлировать исполняемые файлы без отладочной информации, сохранив где-нибудь (на случай ошибки) их "оригинальные" версии с отладочной информацией. </text:p>
      <text:p text:style-name="List_20_Heading"><text:span text:style-name="Example">`clean'</text:span> </text:p>
      <text:p text:style-name="List_20_Contents">Удалить из текущей директории все файлы, созданные в ходе сборки программы. Файлы с конфигурацией, при этом, удаляться не должны. Не должны также удаляться файлы, которые, хотя и могут быть созданы заново, но, как правило, не создаются, так как имеются в пакете уже в "готовом виде". Напротив, файлы <text:span text:style-name="Teletype">`.dvi'</text:span> следует удалить, если только они не в входят в дистрибутив пакета. </text:p>
      <text:p text:style-name="List_20_Heading"><text:span text:style-name="Example">`distclean'</text:span> </text:p>
      <text:p text:style-name="List_20_Contents">Удаляет все файлы из текущей директории, созданные в процессе конфигурировании или сборки пакета. Если вы распаковали исходные файлы и собрали программу, не создавая никаких дополнительных файлов, после команды <text:span text:style-name="Example">`make distclean'</text:span>, в каталоге должны остаться только файлы, входящие в исходный дистрибутив пакета. </text:p>
      <text:p text:style-name="List_20_Heading"><text:span text:style-name="Example">`mostlyclean'</text:span> </text:p>
      <text:p text:style-name="List_20_Contents">Подобно <text:span text:style-name="Example">`clean'</text:span>, но может воздержаться от удаления некоторых файлов, которые, обычно, "нежелательно" перекомпилировать. Так, например, <text:span text:style-name="Example">`mostlyclean'</text:span> для компилятора GCC не удаляет файл <text:span text:style-name="Teletype">`libgcc.a'</text:span>, поскольку необходимость в его перекомпиляции возникает редко, а занимает она много времени. </text:p>
      <text:p text:style-name="List_20_Heading"><text:span text:style-name="Example">`maintainer-clean'</text:span> </text:p>
      <text:p text:style-name="P39">Удаляет из текущей директории практически все, что может быть построено с помощью make-файла. В этот список, обычно, входят все файлы, удаляемые с помощью <text:span text:style-name="Source_20_Text">distclean</text:span>, а также: Си-<text:soft-page-break/>программы, полученные с помощью Bison, таблицы тегов, Info-файлы и тому подобное. Мы сказали "практически все", потому что команда <text:span text:style-name="Example">`make maintainer-clean'</text:span> не должна удалять скрипт <text:span text:style-name="Teletype">`configure'</text:span>, даже если если для него имеется правило в make-файле, с помощью которого <text:span text:style-name="Teletype">`configure'</text:span> может быть создан заново. В общем, команда <text:span text:style-name="Example">`make maintainer-clean'</text:span> не должна удалять ничего, что необходимо для запуска <text:span text:style-name="Teletype">`configure'</text:span> и последующей сборки пакет. Это и является единственным исключением; все остальные файлы, которые могут быть построены заново, команда <text:span text:style-name="Source_20_Text">maintainer-clean</text:span> должна удалять. Предполагается, что <text:span text:style-name="Example">`maintainer-clean'</text:span> будет использоваться только лицом, сопровождающим данный пакет, а не обычными пользователями. Вполне возможно, что для получения некоторых файлов, удаленных при помощи <text:span text:style-name="Example">`make maintainer-clean'</text:span>, могут потребоваться какие-то специальные программы, не включенные в состав дистрибутива. Поскольку, все нужные для сборки пакета файлы входят в дистрибутив, нам нет смысла беспокоиться о том, насколько прост процесс их создания. Так что, если после команды <text:span text:style-name="Example">`make maintainer-clean'</text:span> окажется, что для сборки пакета вам придется заново распаковывать дистрибутив - не жалуйтесь. Для того, чтобы предупредить пользователя о возможных проблемах, правило для цели <text:span text:style-name="Source_20_Text">maintainer-clean</text:span> должно начинаться следующими командами: </text:p>
      <text:p text:style-name="P36">@echo 'This command is intended for maintainers to use; it'</text:p>
      <text:p text:style-name="P37">@echo 'deletes files that may need special tools to rebuild.'</text:p>
      <text:p text:style-name="List_20_Contents">('Эта команда предназначена для использования только лицом, сопровождающим данный пакет; она удаляет некоторые файлы, для создания которых требуются специальные программы.') </text:p>
      <text:p text:style-name="List_20_Heading"><text:span text:style-name="Example">`TAGS'</text:span> </text:p>
      <text:p text:style-name="List_20_Contents">Обновляет таблицу тегов (tags table) для программы. </text:p>
      <text:p text:style-name="List_20_Heading"><text:span text:style-name="Example">`info'</text:span> </text:p>
      <text:p text:style-name="P39">Сгенерировать все необходимые Info-файлы. Один из лучших способов определить подобное правило - использовать запись, наподобие: </text:p>
      <text:p text:style-name="P36">info: foo.info</text:p>
      <text:p text:style-name="P36"/>
      <text:p text:style-name="P36">foo.info: foo.texi chap1.texi chap2.texi</text:p>
      <text:p text:style-name="P37"><text:s text:c="8"/>$(MAKEINFO) $(srcdir)/foo.texi</text:p>
      <text:p text:style-name="List_20_Contents">В make-файле вы должны определить переменную <text:span text:style-name="Source_20_Text">MAKEINFO</text:span>. Она должна запускать программу <text:span text:style-name="Source_20_Text">makeinfo</text:span>, входящую в состав пакета Texinfo. Как правило, пакеты программ GNU имеют в своем дистрибутиве все необходимые Info-файлы, а это означает, что Info-файлы находятся в каталоге с исходными файлами. Таким образом, команды, обновляющие info-файлы, должны обновлять их в директории с исходными файлами. Обычно, при сборке пользователем пакета программ, обновления Info-файлов не происходит, поскольку в дистрибутиве они находятся в "готовом виде" и не нуждаются в обновлении. </text:p>
      <text:p text:style-name="List_20_Heading"><text:span text:style-name="Example">`dvi'</text:span> </text:p>
      <text:p text:style-name="P39">Сгенерировать DVI-файлы для всей документации в формате Texinfo. Например: </text:p>
      <text:p text:style-name="P36">dvi: foo.dvi</text:p>
      <text:p text:style-name="P36"/>
      <text:p text:style-name="P36">foo.dvi: foo.texi chap1.texi chap2.texi</text:p>
      <text:p text:style-name="P37"><text:s text:c="8"/>$(TEXI2DVI) $(srcdir)/foo.texi</text:p>
      <text:p text:style-name="List_20_Contents">В make-файле вы должны определить переменную <text:span text:style-name="Source_20_Text">TEXI2DVI</text:span>. Она должна запускать программу <text:span text:style-name="Source_20_Text">texi2dvi</text:span>, которая входит в состав пакета Texinfo. <text:a xlink:type="simple" xlink:href="http://linux.yaroslavl.ru/docs/prog/gnu_make_3-79_russian_manual.html#FOOT3" office:name="DOCF3" text:style-name="Internet_20_link" text:visited-style-name="Visited_20_Internet_20_Link">(3)</text:a> Как альтернатива, в правиле можно перечислить только пререквизиты, предоставив GNU <text:span text:style-name="Source_20_Text">make</text:span> возможность самостоятельно выполнить нужные команды. </text:p>
      <text:p text:style-name="List_20_Heading"><text:span text:style-name="Example">`dist'</text:span> </text:p>
      <text:p text:style-name="List_20_Contents">Создать дистрибутивный tar-файл для этой программы. Tar-файл должен быть построен таким образом, чтобы имена содержащихся в нем файлов начинались с имени каталога, отражающим название пакета, для которого предназначается данный дистрибутив. Это имя может включать в себя номер версии пакета. Например, дистрибутивный tar-файл компилятора GCC версии 1.40 распаковывается в подкаталог с именем <text:span text:style-name="Teletype">`gcc-1.40'</text:span>. Проще всего это сделать, создав подкаталог с нужным именем и поместить туда нужные файлы с помощью <text:span text:style-name="Source_20_Text">ln</text:span> или <text:span text:style-name="Source_20_Text">cp</text:span>. Далее, для этого каталога <text:soft-page-break/>надо выполнить команду <text:span text:style-name="Source_20_Text">tar</text:span> и сжать полученный архивный файл программой <text:span text:style-name="Source_20_Text">gzip</text:span>. Например, дистрибутивный файл для GCC версии 1.40 называется <text:span text:style-name="Teletype">`gcc-1.40.tar.gz'</text:span>. Цель <text:span text:style-name="Source_20_Text">dist</text:span> должна иметь явные зависимости от всех файлов, которые не являются исходными, но, вместе с тем, должны входить в дистрибутив. В этом случае, будет уверенность, что все такие файлы имеют самую свежую версию и попадут в состав дистрибутива. Смотрите раздел `Making Releases' документа <text:span text:style-name="Citation">GNU Coding Standards</text:span>. </text:p>
      <text:p text:style-name="List_20_Heading"><text:span text:style-name="Example">`check'</text:span> </text:p>
      <text:p text:style-name="P39">Выполнить самотестирование программы (если оно предусмотрено). Перед запуском тестов, пользователь должен осуществить сборку программы, но не обязан ее инсталлировать; вы должны писать тесты таким образом, чтобы для своей работы они не требовали инсталляции проверяемого пакета. </text:p>
      <text:p text:style-name="Text_20_body">Там, где это уместно, рекомендуется использовать цели со следующими именами: </text:p>
      <text:p text:style-name="List_20_Heading"><text:span text:style-name="Source_20_Text">installcheck</text:span> </text:p>
      <text:p text:style-name="List_20_Contents">Проверить правильность инсталляции (если подобный тест предусмотрен). Перед запуском теста, пользователь должен собрать и инсталлировать пакет. Не следует предполагать, что каталог <text:span text:style-name="Teletype">`$(bindir)'</text:span> находится в пути поиска. </text:p>
      <text:p text:style-name="List_20_Heading"><text:span text:style-name="Source_20_Text">installdirs</text:span> </text:p>
      <text:p text:style-name="P39">В make-файле полезно иметь цель <text:span text:style-name="Example">`installdirs'</text:span>, создающую все каталоги (включая и родительские), которые используются для инсталляции файлов пакета. В составе пакета Texinfo имеется скрипт <text:span text:style-name="Teletype">`mkinstalldirs'</text:span>, который удобно использовать для подобной цели. Используя этот скрипт, соответствующее правило можно записать так: </text:p>
      <text:p text:style-name="P36"># Убедиться в том, что все требуемые для инсталляции каталоги (например, $(bindir)) </text:p>
      <text:p text:style-name="P36"># действительно существуют и, при необходимости, создать их.</text:p>
      <text:p text:style-name="P36">installdirs: mkinstalldirs</text:p>
      <text:p text:style-name="P36"><text:s text:c="8"/>$(srcdir)/mkinstalldirs $(bindir) $(datadir) \</text:p>
      <text:p text:style-name="P36"><text:s text:c="32"/>$(libdir) $(infodir) \</text:p>
      <text:p text:style-name="P37"><text:s text:c="32"/>$(mandir)</text:p>
      <text:p text:style-name="P39">Подобное правило не должно модефицировать каталогов, где осуществлялась сборка пакета. Это правило не должно делать ничего, кроме создания каталогов для инсталляции. </text:p>
      <text:h text:style-name="Heading_20_2" text:outline-level="2"><text:a xlink:type="simple" xlink:href="http://linux.yaroslavl.ru/docs/prog/gnu_make_3-79_russian_manual.html#TOC122" office:name="SEC122" text:style-name="Internet_20_link" text:visited-style-name="Visited_20_Internet_20_Link">"Категории" команд инсталляции</text:a></text:h>
      <text:p text:style-name="Text_20_body"><text:bookmark text:name="IDX921"/><text:bookmark text:name="IDX922"/>При описании цели <text:span text:style-name="Source_20_Text">install</text:span>, вы должны отнести указываемые команды к одной из трех категорий: обычные (normal) команды, команды <text:span text:style-name="Strong_20_Emphasis">пред-инсталляции (pre-installation)</text:span> и команды <text:span text:style-name="Strong_20_Emphasis">пост-инсталляции (post-installation)</text:span>. </text:p>
      <text:p text:style-name="Text_20_body">"Обычные" команды помещают файлы в нужное место и устанавливают для них необходимые аттрибуты доступа. Они не должны модефицировать никаких файлов, кроме тех, которые взяты из данного пакет. </text:p>
      <text:p text:style-name="Text_20_body">Команды пред-инсталляции и пост-инсталляции могут изменять другие файлы; в частности, модефицировать "глобальные" конфигурационные файлы или файлы записей. </text:p>
      <text:p text:style-name="Text_20_body">Обычно, команды пред-инсталляции исполняются до "обычных" команд инсталляции, а команды пост-инсталляции - после "обычных" команд. </text:p>
      <text:p text:style-name="Text_20_body">Чаще всего, команды пост-инсталляции используются для запуска <text:span text:style-name="Source_20_Text">install-info</text:span>. Для этого не могут быть использованы обычные команды, поскольку при этом изменяется содержимое файла (Info-директории), который не является частью инсталлируемого пакета. Для этого нужно использовать команды пост-инсталляции, потому что подобное действие должно выполняться после завершения работы "обычных" команд, которые инсталлируют необходимые Info-файлы пакета. </text:p>
      <text:p text:style-name="Text_20_body">Большинство программ не нуждается в командах пред-инсталляции, но, на всякий случай, мы предусмотрели и подобную возможность. </text:p>
      <text:p text:style-name="Text_20_body"><text:soft-page-break/>Для того, чтобы отнести команды правила <text:span text:style-name="Source_20_Text">install</text:span> к одной из трех возможных категорий, перед ними надо вставить соответствующую строку с именем категории (<text:span text:style-name="Strong_20_Emphasis">category lines</text:span>). Эта строка задаст категорию для следующих за нею команд. </text:p>
      <text:p text:style-name="Text_20_body">Строка с указанием категории состоит из символа табуляции, за которым следует ссылка на специальную переменную; в конце строки может находится комментарий. Всего существует три таких специальных переменных - по одной на каждую категорию команд; каждое имя указывает свою категорию. При "обычном" исполнении, строки с категориями не выполняют никаких операций, поскольку соответствующие переменные, обычно, не определены (и вы <text:span text:style-name="Emphasis">не должны</text:span> определять их в своем make-файле). </text:p>
      <text:p text:style-name="Text_20_body">Ниже перечислены все три возможных категории: </text:p>
      <text:p text:style-name="Preformatted_20_Text"><text:s text:c="8"/>$(PRE_INSTALL) <text:s text:c="4"/># Далее следуют команды пред-инсталляции.</text:p>
      <text:p text:style-name="Preformatted_20_Text"><text:s text:c="8"/>$(POST_INSTALL) <text:s text:c="3"/># Далее следуют команды пост-инсталляции.</text:p>
      <text:p text:style-name="P33"><text:s text:c="8"/>$(NORMAL_INSTALL) <text:s/># Далее следуют "обычные" команды.</text:p>
      <text:p text:style-name="Text_20_body">При отсутствии строки с категорией в начале правила <text:span text:style-name="Source_20_Text">install</text:span>, все командные строки от начала правила до первой строки с категорией, будут рассматриваться как "обычные". При отсутствии каких-либо строк с категориями, все команды правила будут рассматриваться как "обычные". </text:p>
      <text:p text:style-name="Text_20_body">Аналогично, имеется три категории команд для правила <text:span text:style-name="Source_20_Text">uninstall</text:span>: </text:p>
      <text:p text:style-name="Preformatted_20_Text"><text:s text:c="8"/>$(PRE_UNINSTALL) <text:s text:c="4"/># Далее следуют команды пред-деинсталляции.</text:p>
      <text:p text:style-name="Preformatted_20_Text"><text:s text:c="8"/>$(POST_UNINSTALL) <text:s text:c="3"/># Далее следуют команды пост-деинсталляции.</text:p>
      <text:p text:style-name="P33"><text:s text:c="8"/>$(NORMAL_UNINSTALL) <text:s/># Далее следуют "обычные" команды.</text:p>
      <text:p text:style-name="Text_20_body">Обычно, команды пред-деинсталляции используются для удаления записей (о деинсталлируемых Info-файлах) из Info-директории. </text:p>
      <text:p text:style-name="Text_20_body">При наличии у целей <text:span text:style-name="Source_20_Text">install</text:span> или <text:span text:style-name="Source_20_Text">uninstall</text:span> любых пререквизитов, работающих как "подпрограммы" инсталляции, для <text:span text:style-name="Emphasis">каждой</text:span> строки с командой в этих пререквизитах должна быть указана ее категория. Команды для "главной" цели, также должны начинаться со строки категории. Только в этом случае можно быть уверенным, что все команды попадут в нужную категорию, независимо от того, какие из пререквизитов обрабатывались. </text:p>
      <text:p text:style-name="Text_20_body">Команды пред-инсталляции и пост-инсталляции не должны запускать каких-либо программ, кроме: </text:p>
      <text:p text:style-name="Preformatted_20_Text">[ basename bash cat chgrp chmod chown cmp cp dd diff echo</text:p>
      <text:p text:style-name="Preformatted_20_Text">egrep expand expr false fgrep find getopt grep gunzip gzip</text:p>
      <text:p text:style-name="Preformatted_20_Text">hostname install install-info kill ldconfig ln ls md5sum</text:p>
      <text:p text:style-name="Preformatted_20_Text">mkdir mkfifo mknod mv printenv pwd rm rmdir sed sort tee</text:p>
      <text:p text:style-name="P33">test touch true uname xargs yes</text:p>
      <text:p text:style-name="Text_20_body"><text:bookmark text:name="IDX923"/>Необходимость разделения команд на категории возникает из-за необходимости уметь инсталлировать "бинарные" дистрибутивы пакетов. Как правило, такой пакет содержит все необходимые файлы (в том числе и исполняемые) в готовом виде и использует свой собственный метод их инсталляции. Таким образом, ему не требуется запускать "обычные" команды инсталляции. Однако, при инсталляции бинарного пакета, нужно выполнить команды пред-инсталляции и пост-инсталляции. </text:p>
      <text:p text:style-name="Text_20_body">Программы для сборки бинарных пакетов работают, "извлекая" команды пред-инсталляции и пост-инсталляции. Вот один из возможных способов извлечения команд пред-инсталляции: </text:p>
      <text:p text:style-name="Preformatted_20_Text">make -n install -o all \</text:p>
      <text:p text:style-name="Preformatted_20_Text"><text:s text:c="6"/>PRE_INSTALL=pre-install \</text:p>
      <text:p text:style-name="Preformatted_20_Text"><text:s text:c="6"/>POST_INSTALL=post-install \</text:p>
      <text:p text:style-name="Preformatted_20_Text"><text:s text:c="6"/>NORMAL_INSTALL=normal-install \</text:p>
      <text:p text:style-name="P33"><text:s text:c="2"/>| gawk -f pre-install.awk</text:p>
      <text:p text:style-name="Text_20_body">Здесь, файл <text:span text:style-name="Teletype">`pre-install.awk'</text:span> может содержать что-нибудь, наподобие: </text:p>
      <text:p text:style-name="Preformatted_20_Text"><text:soft-page-break/>$0 ~ /^\t[ \t]*(normal_install|post_install)[ \t]*$/ {on = 0}</text:p>
      <text:p text:style-name="Preformatted_20_Text">on {print $0}</text:p>
      <text:p text:style-name="P33">$0 ~ /^\t[ \t]*pre_install[ \t]*$/ {on = 1}</text:p>
      <text:p text:style-name="Text_20_body">В результате получается файл с командами пред-инсталляции, который, затем, выполняется командным интерпретатором в процессе инсталляции бинарного пакета. </text:p>
      <text:h text:style-name="Heading_20_1" text:outline-level="1"><text:a xlink:type="simple" xlink:href="http://linux.yaroslavl.ru/docs/prog/gnu_make_3-79_russian_manual.html#TOC123" office:name="SEC123" text:style-name="Internet_20_link" text:visited-style-name="Visited_20_Internet_20_Link">Справочник</text:a></text:h>
      <text:p text:style-name="Text_20_body">В данном приложении перечислены все директивы, функции и специальные переменные, распознаваемые программой GNU <text:span text:style-name="Source_20_Text">make</text:span>. Смотрите также разделы <text:a xlink:type="simple" xlink:href="http://linux.yaroslavl.ru/docs/prog/gnu_make_3-79_russian_manual.html#SEC36" text:style-name="Internet_20_link" text:visited-style-name="Visited_20_Internet_20_Link">Имена специальных целей</text:a>, <text:a xlink:type="simple" xlink:href="http://linux.yaroslavl.ru/docs/prog/gnu_make_3-79_russian_manual.html#SEC95" text:style-name="Internet_20_link" text:visited-style-name="Visited_20_Internet_20_Link">Перечень имеющихся неявных правил</text:a>, и <text:a xlink:type="simple" xlink:href="http://linux.yaroslavl.ru/docs/prog/gnu_make_3-79_russian_manual.html#SEC92" text:style-name="Internet_20_link" text:visited-style-name="Visited_20_Internet_20_Link">Обзор опций</text:a>. </text:p>
      <text:p text:style-name="Text_20_body">Вот перечень директив, распознаваемых GNU <text:span text:style-name="Source_20_Text">make</text:span>: </text:p>
      <text:p text:style-name="List_20_Heading"><text:span text:style-name="Source_20_Text">define </text:span><text:span text:style-name="Source_20_Text"><text:span text:style-name="Variable">имя_переменной</text:span></text:span> </text:p>
      <text:p text:style-name="List_20_Heading"><text:span text:style-name="Source_20_Text">endef</text:span> </text:p>
      <text:p text:style-name="List_20_Contents">Определить многострочную, рекурсивно-вычисляемую переменную.<text:line-break/>Смотрите раздел <text:a xlink:type="simple" xlink:href="http://linux.yaroslavl.ru/docs/prog/gnu_make_3-79_russian_manual.html#SEC55" text:style-name="Internet_20_link" text:visited-style-name="Visited_20_Internet_20_Link">Именованные командные последовательности</text:a>. </text:p>
      <text:p text:style-name="List_20_Heading"><text:span text:style-name="Source_20_Text">ifdef </text:span><text:span text:style-name="Source_20_Text"><text:span text:style-name="Variable">переменная</text:span></text:span> </text:p>
      <text:p text:style-name="List_20_Heading"><text:span text:style-name="Source_20_Text">ifndef </text:span><text:span text:style-name="Source_20_Text"><text:span text:style-name="Variable">переменная</text:span></text:span> </text:p>
      <text:p text:style-name="List_20_Heading"><text:span text:style-name="Source_20_Text">ifeq (</text:span><text:span text:style-name="Source_20_Text"><text:span text:style-name="Variable">a</text:span></text:span><text:span text:style-name="Source_20_Text">,</text:span><text:span text:style-name="Source_20_Text"><text:span text:style-name="Variable">b</text:span></text:span><text:span text:style-name="Source_20_Text">)</text:span> </text:p>
      <text:p text:style-name="List_20_Heading"><text:span text:style-name="Source_20_Text">ifeq "</text:span><text:span text:style-name="Source_20_Text"><text:span text:style-name="Variable">a</text:span></text:span><text:span text:style-name="Source_20_Text">" "</text:span><text:span text:style-name="Source_20_Text"><text:span text:style-name="Variable">b</text:span></text:span><text:span text:style-name="Source_20_Text">"</text:span> </text:p>
      <text:p text:style-name="List_20_Heading"><text:span text:style-name="Source_20_Text">ifeq '</text:span><text:span text:style-name="Source_20_Text"><text:span text:style-name="Variable">a</text:span></text:span><text:span text:style-name="Source_20_Text">' '</text:span><text:span text:style-name="Source_20_Text"><text:span text:style-name="Variable">b</text:span></text:span><text:span text:style-name="Source_20_Text">'</text:span> </text:p>
      <text:p text:style-name="List_20_Heading"><text:span text:style-name="Source_20_Text">ifneq (</text:span><text:span text:style-name="Source_20_Text"><text:span text:style-name="Variable">a</text:span></text:span><text:span text:style-name="Source_20_Text">,</text:span><text:span text:style-name="Source_20_Text"><text:span text:style-name="Variable">b</text:span></text:span><text:span text:style-name="Source_20_Text">)</text:span> </text:p>
      <text:p text:style-name="List_20_Heading"><text:span text:style-name="Source_20_Text">ifneq "</text:span><text:span text:style-name="Source_20_Text"><text:span text:style-name="Variable">a</text:span></text:span><text:span text:style-name="Source_20_Text">" "</text:span><text:span text:style-name="Source_20_Text"><text:span text:style-name="Variable">b</text:span></text:span><text:span text:style-name="Source_20_Text">"</text:span> </text:p>
      <text:p text:style-name="List_20_Heading"><text:span text:style-name="Source_20_Text">ifneq '</text:span><text:span text:style-name="Source_20_Text"><text:span text:style-name="Variable">a</text:span></text:span><text:span text:style-name="Source_20_Text">' '</text:span><text:span text:style-name="Source_20_Text"><text:span text:style-name="Variable">b</text:span></text:span><text:span text:style-name="Source_20_Text">'</text:span> </text:p>
      <text:p text:style-name="List_20_Heading"><text:span text:style-name="Source_20_Text">else</text:span> </text:p>
      <text:p text:style-name="List_20_Heading"><text:span text:style-name="Source_20_Text">endif</text:span> </text:p>
      <text:p text:style-name="List_20_Contents">Условно обработать часть make-файла.<text:line-break/>Смотрите раздел <text:a xlink:type="simple" xlink:href="http://linux.yaroslavl.ru/docs/prog/gnu_make_3-79_russian_manual.html#SEC71" text:style-name="Internet_20_link" text:visited-style-name="Visited_20_Internet_20_Link">Условные части make-файла</text:a>. </text:p>
      <text:p text:style-name="List_20_Heading"><text:span text:style-name="Source_20_Text">include </text:span><text:span text:style-name="Source_20_Text"><text:span text:style-name="Variable">файл</text:span></text:span> </text:p>
      <text:p text:style-name="List_20_Heading"><text:span text:style-name="Source_20_Text">-include </text:span><text:span text:style-name="Source_20_Text"><text:span text:style-name="Variable">файл</text:span></text:span> </text:p>
      <text:p text:style-name="List_20_Heading"><text:span text:style-name="Source_20_Text">sinclude </text:span><text:span text:style-name="Source_20_Text"><text:span text:style-name="Variable">файл</text:span></text:span> </text:p>
      <text:p text:style-name="List_20_Contents">Подключить другой make-файл.<text:line-break/>Смотрите раздел <text:a xlink:type="simple" xlink:href="http://linux.yaroslavl.ru/docs/prog/gnu_make_3-79_russian_manual.html#SEC15" text:style-name="Internet_20_link" text:visited-style-name="Visited_20_Internet_20_Link">Подключение других make-файлов</text:a>. </text:p>
      <text:p text:style-name="List_20_Heading"><text:span text:style-name="Source_20_Text">override </text:span><text:span text:style-name="Source_20_Text"><text:span text:style-name="Variable">имя_переменной</text:span></text:span><text:span text:style-name="Source_20_Text"> = </text:span><text:span text:style-name="Source_20_Text"><text:span text:style-name="Variable">значение</text:span></text:span> </text:p>
      <text:p text:style-name="List_20_Heading"><text:span text:style-name="Source_20_Text">override </text:span><text:span text:style-name="Source_20_Text"><text:span text:style-name="Variable">имя_переменной</text:span></text:span><text:span text:style-name="Source_20_Text"> := </text:span><text:span text:style-name="Source_20_Text"><text:span text:style-name="Variable">значение</text:span></text:span> </text:p>
      <text:p text:style-name="List_20_Heading"><text:span text:style-name="Source_20_Text">override </text:span><text:span text:style-name="Source_20_Text"><text:span text:style-name="Variable">имя_переменной</text:span></text:span><text:span text:style-name="Source_20_Text"> += </text:span><text:span text:style-name="Source_20_Text"><text:span text:style-name="Variable">значение</text:span></text:span> </text:p>
      <text:p text:style-name="List_20_Heading"><text:span text:style-name="Source_20_Text">override </text:span><text:span text:style-name="Source_20_Text"><text:span text:style-name="Variable">имя_переменной</text:span></text:span><text:span text:style-name="Source_20_Text"> ?= </text:span><text:span text:style-name="Source_20_Text"><text:span text:style-name="Variable">значение</text:span></text:span> </text:p>
      <text:p text:style-name="List_20_Heading"><text:span text:style-name="Source_20_Text">override define </text:span><text:span text:style-name="Source_20_Text"><text:span text:style-name="Variable">имя_переменной</text:span></text:span> </text:p>
      <text:p text:style-name="List_20_Heading"><text:span text:style-name="Source_20_Text">endef</text:span> </text:p>
      <text:p text:style-name="List_20_Contents">Определить переменную с "перекрытием" предыдущего ее определения (в том числе и заданного с помощью командной строки). <text:line-break/>Смотрите раздел <text:a xlink:type="simple" xlink:href="http://linux.yaroslavl.ru/docs/prog/gnu_make_3-79_russian_manual.html#SEC66" text:style-name="Internet_20_link" text:visited-style-name="Visited_20_Internet_20_Link">Директива </text:a><text:a xlink:type="simple" xlink:href="http://linux.yaroslavl.ru/docs/prog/gnu_make_3-79_russian_manual.html#SEC66" text:style-name="Internet_20_link" text:visited-style-name="Visited_20_Internet_20_Link"><text:span text:style-name="Source_20_Text">override</text:span></text:a>. </text:p>
      <text:p text:style-name="List_20_Heading"><text:span text:style-name="Source_20_Text">export</text:span> </text:p>
      <text:p text:style-name="List_20_Contents">Инструктирует <text:span text:style-name="Source_20_Text">make</text:span> экспортировать, по умолчанию, все переменные в дочерние процессы. <text:line-break/>Смотрите раздел <text:a xlink:type="simple" xlink:href="http://linux.yaroslavl.ru/docs/prog/gnu_make_3-79_russian_manual.html#SEC52" text:style-name="Internet_20_link" text:visited-style-name="Visited_20_Internet_20_Link">Связь с </text:a><text:a xlink:type="simple" xlink:href="http://linux.yaroslavl.ru/docs/prog/gnu_make_3-79_russian_manual.html#SEC52" text:style-name="Internet_20_link" text:visited-style-name="Visited_20_Internet_20_Link"><text:span text:style-name="Source_20_Text">make</text:span></text:a><text:a xlink:type="simple" xlink:href="http://linux.yaroslavl.ru/docs/prog/gnu_make_3-79_russian_manual.html#SEC52" text:style-name="Internet_20_link" text:visited-style-name="Visited_20_Internet_20_Link"> "нижнего уровня" через переменные</text:a>. </text:p>
      <text:p text:style-name="List_20_Heading"><text:span text:style-name="Source_20_Text">export </text:span><text:span text:style-name="Source_20_Text"><text:span text:style-name="Variable">переменная</text:span></text:span> </text:p>
      <text:p text:style-name="List_20_Heading"><text:span text:style-name="Source_20_Text">export </text:span><text:span text:style-name="Source_20_Text"><text:span text:style-name="Variable">переменная</text:span></text:span><text:span text:style-name="Source_20_Text"> = </text:span><text:span text:style-name="Source_20_Text"><text:span text:style-name="Variable">значение</text:span></text:span> </text:p>
      <text:p text:style-name="List_20_Heading"><text:span text:style-name="Source_20_Text">export </text:span><text:span text:style-name="Source_20_Text"><text:span text:style-name="Variable">переменная</text:span></text:span><text:span text:style-name="Source_20_Text"> := </text:span><text:span text:style-name="Source_20_Text"><text:span text:style-name="Variable">значение</text:span></text:span> </text:p>
      <text:p text:style-name="List_20_Heading"><text:span text:style-name="Source_20_Text">export </text:span><text:span text:style-name="Source_20_Text"><text:span text:style-name="Variable">переменная</text:span></text:span><text:span text:style-name="Source_20_Text"> += </text:span><text:span text:style-name="Source_20_Text"><text:span text:style-name="Variable">значение</text:span></text:span> </text:p>
      <text:p text:style-name="List_20_Heading"><text:span text:style-name="Source_20_Text">export </text:span><text:span text:style-name="Source_20_Text"><text:span text:style-name="Variable">переменная</text:span></text:span><text:span text:style-name="Source_20_Text"> ?= </text:span><text:span text:style-name="Source_20_Text"><text:span text:style-name="Variable">значение</text:span></text:span> </text:p>
      <text:p text:style-name="List_20_Heading"><text:span text:style-name="Source_20_Text">unexport </text:span><text:span text:style-name="Source_20_Text"><text:span text:style-name="Variable">переменная</text:span></text:span> </text:p>
      <text:p text:style-name="List_20_Contents"><text:soft-page-break/>Включить или отключить экспорт конкретной переменной в дочерние процессы. <text:line-break/>Смотрите раздел <text:a xlink:type="simple" xlink:href="http://linux.yaroslavl.ru/docs/prog/gnu_make_3-79_russian_manual.html#SEC52" text:style-name="Internet_20_link" text:visited-style-name="Visited_20_Internet_20_Link">Связь с </text:a><text:a xlink:type="simple" xlink:href="http://linux.yaroslavl.ru/docs/prog/gnu_make_3-79_russian_manual.html#SEC52" text:style-name="Internet_20_link" text:visited-style-name="Visited_20_Internet_20_Link"><text:span text:style-name="Source_20_Text">make</text:span></text:a><text:a xlink:type="simple" xlink:href="http://linux.yaroslavl.ru/docs/prog/gnu_make_3-79_russian_manual.html#SEC52" text:style-name="Internet_20_link" text:visited-style-name="Visited_20_Internet_20_Link"> "нижнего уровня" через переменные</text:a> </text:p>
      <text:p text:style-name="List_20_Heading"><text:span text:style-name="Source_20_Text">vpath </text:span><text:span text:style-name="Source_20_Text"><text:span text:style-name="Variable">шаблон</text:span></text:span><text:span text:style-name="Source_20_Text"> </text:span><text:span text:style-name="Source_20_Text"><text:span text:style-name="Variable">путь</text:span></text:span> </text:p>
      <text:p text:style-name="List_20_Contents">Задать путь поиска для файлов, подходящих под указанный шаблон (с символом <text:span text:style-name="Example">%</text:span>). <text:line-break/>Смотрите раздел <text:a xlink:type="simple" xlink:href="http://linux.yaroslavl.ru/docs/prog/gnu_make_3-79_russian_manual.html#SEC28" text:style-name="Internet_20_link" text:visited-style-name="Visited_20_Internet_20_Link">Директива </text:a><text:a xlink:type="simple" xlink:href="http://linux.yaroslavl.ru/docs/prog/gnu_make_3-79_russian_manual.html#SEC28" text:style-name="Internet_20_link" text:visited-style-name="Visited_20_Internet_20_Link"><text:span text:style-name="Source_20_Text">vpath</text:span></text:a>. </text:p>
      <text:p text:style-name="List_20_Heading"><text:span text:style-name="Source_20_Text">vpath </text:span><text:span text:style-name="Source_20_Text"><text:span text:style-name="Variable">шаблон</text:span></text:span> </text:p>
      <text:p text:style-name="List_20_Contents">Удалить все пути поиска, заданные ранее для указанного шаблона. </text:p>
      <text:p text:style-name="List_20_Heading"><text:span text:style-name="Source_20_Text">vpath</text:span> </text:p>
      <text:p text:style-name="P39">Удалить все пути поиска, заданные ранее с помощью директив <text:span text:style-name="Source_20_Text">vpath</text:span>. </text:p>
      <text:p text:style-name="Text_20_body">Далее приведен список функций, манипулирующих с текстом (смотрите раздел <text:a xlink:type="simple" xlink:href="http://linux.yaroslavl.ru/docs/prog/gnu_make_3-79_russian_manual.html#SEC75" text:style-name="Internet_20_link" text:visited-style-name="Visited_20_Internet_20_Link">Функции преобразования текста</text:a>): </text:p>
      <text:p text:style-name="List_20_Heading"><text:span text:style-name="Source_20_Text">$(subst </text:span><text:span text:style-name="Source_20_Text"><text:span text:style-name="Variable">исходная_строка</text:span></text:span><text:span text:style-name="Source_20_Text">,</text:span><text:span text:style-name="Source_20_Text"><text:span text:style-name="Variable">конечная_строка</text:span></text:span><text:span text:style-name="Source_20_Text">,</text:span><text:span text:style-name="Source_20_Text"><text:span text:style-name="Variable">текст</text:span></text:span><text:span text:style-name="Source_20_Text">)</text:span> </text:p>
      <text:p text:style-name="List_20_Contents">Заменить <text:span text:style-name="Variable">исходную_строку</text:span> на <text:span text:style-name="Variable">конечную_строку</text:span> в указанном <text:span text:style-name="Variable">тексте</text:span>.<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patsubst </text:span><text:span text:style-name="Source_20_Text"><text:span text:style-name="Variable">шаблон</text:span></text:span><text:span text:style-name="Source_20_Text">,</text:span><text:span text:style-name="Source_20_Text"><text:span text:style-name="Variable">замена</text:span></text:span><text:span text:style-name="Source_20_Text">,</text:span><text:span text:style-name="Source_20_Text"><text:span text:style-name="Variable">текст</text:span></text:span><text:span text:style-name="Source_20_Text">)</text:span> </text:p>
      <text:p text:style-name="List_20_Contents">Заменить все слова, подходящие под <text:span text:style-name="Variable">шаблон</text:span>, на <text:span text:style-name="Variable">замену</text:span> в указанном <text:span text:style-name="Variable">тексте</text:span>.<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strip </text:span><text:span text:style-name="Source_20_Text"><text:span text:style-name="Variable">строка</text:span></text:span><text:span text:style-name="Source_20_Text">)</text:span> </text:p>
      <text:p text:style-name="List_20_Contents">Удалить из указанной <text:span text:style-name="Variable">строки</text:span> избыточные пробелы.<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findstring </text:span><text:span text:style-name="Source_20_Text"><text:span text:style-name="Variable">искомая_строка</text:span></text:span><text:span text:style-name="Source_20_Text">,</text:span><text:span text:style-name="Source_20_Text"><text:span text:style-name="Variable">текст</text:span></text:span><text:span text:style-name="Source_20_Text">)</text:span> </text:p>
      <text:p text:style-name="List_20_Contents">Найти <text:span text:style-name="Variable">искомую_строку</text:span> в указанном <text:span text:style-name="Variable">тексте</text:span>.<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filter </text:span><text:span text:style-name="Source_20_Text"><text:span text:style-name="Variable">шаблон</text:span></text:span><text:span text:style-name="Source_20_Text">...,</text:span><text:span text:style-name="Source_20_Text"><text:span text:style-name="Variable">текст</text:span></text:span><text:span text:style-name="Source_20_Text">)</text:span> </text:p>
      <text:p text:style-name="List_20_Contents">Выбрать из указанного <text:span text:style-name="Variable">текста</text:span> все слова, подходящие под <text:span text:style-name="Variable">шаблон(ы)</text:span>.<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filter-out </text:span><text:span text:style-name="Source_20_Text"><text:span text:style-name="Variable">шаблон</text:span></text:span><text:span text:style-name="Source_20_Text">...,</text:span><text:span text:style-name="Source_20_Text"><text:span text:style-name="Variable">текст</text:span></text:span><text:span text:style-name="Source_20_Text">)</text:span> </text:p>
      <text:p text:style-name="List_20_Contents">Выбрать из <text:span text:style-name="Variable">текста</text:span> слова, <text:span text:style-name="Emphasis">не подходящие</text:span> ни под один из указанных <text:span text:style-name="Variable">шаблонов</text:span>.<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sort </text:span><text:span text:style-name="Source_20_Text"><text:span text:style-name="Variable">список</text:span></text:span><text:span text:style-name="Source_20_Text">)</text:span> </text:p>
      <text:p text:style-name="List_20_Contents">Отсортировать слова из <text:span text:style-name="Variable">списка</text:span> в лексикографическом порядке, удалив дубликаты.<text:line-break/>Смотрите раздел <text:a xlink:type="simple" xlink:href="http://linux.yaroslavl.ru/docs/prog/gnu_make_3-79_russian_manual.html#SEC77" text:style-name="Internet_20_link" text:visited-style-name="Visited_20_Internet_20_Link">Функции анализа и подстановки строк</text:a>. </text:p>
      <text:p text:style-name="List_20_Heading"><text:span text:style-name="Source_20_Text">$(dir </text:span><text:span text:style-name="Source_20_Text"><text:span text:style-name="Variable">имена</text:span></text:span><text:span text:style-name="Source_20_Text">...)</text:span> </text:p>
      <text:p text:style-name="List_20_Contents">Из указанных имен файлов выделяет части, определяющие имена каталогов.<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notdir </text:span><text:span text:style-name="Source_20_Text"><text:span text:style-name="Variable">имена</text:span></text:span><text:span text:style-name="Source_20_Text">...)</text:span> </text:p>
      <text:p text:style-name="List_20_Contents">Из каждого указанного имени файла выделить часть, которая не является именем каталога.<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suffix </text:span><text:span text:style-name="Source_20_Text"><text:span text:style-name="Variable">имена</text:span></text:span><text:span text:style-name="Source_20_Text">...)</text:span> </text:p>
      <text:p text:style-name="List_20_Contents">Из каждого имени файла выделить суффикс (последний <text:span text:style-name="Example">`.'</text:span> и следующие за ним символы).<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basename </text:span><text:span text:style-name="Source_20_Text"><text:span text:style-name="Variable">имена</text:span></text:span><text:span text:style-name="Source_20_Text">...)</text:span> </text:p>
      <text:p text:style-name="List_20_Contents">Выделяет "базовое имя" (часть имени без суффикса) из каждого имени файла.<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addsuffix </text:span><text:span text:style-name="Source_20_Text"><text:span text:style-name="Variable">суффикс</text:span></text:span><text:span text:style-name="Source_20_Text">,</text:span><text:span text:style-name="Source_20_Text"><text:span text:style-name="Variable">имена</text:span></text:span><text:span text:style-name="Source_20_Text">...)</text:span> </text:p>
      <text:p text:style-name="List_20_Contents">Добавляет <text:span text:style-name="Variable">суффикс</text:span> к каждому из указанных <text:span text:style-name="Variable">имен</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addprefix </text:span><text:span text:style-name="Source_20_Text"><text:span text:style-name="Variable">префикс</text:span></text:span><text:span text:style-name="Source_20_Text">,</text:span><text:span text:style-name="Source_20_Text"><text:span text:style-name="Variable">имена</text:span></text:span><text:span text:style-name="Source_20_Text">...)</text:span> </text:p>
      <text:p text:style-name="List_20_Contents">Предваряет <text:span text:style-name="Variable">префиксом</text:span> каждое из указанных <text:span text:style-name="Variable">имен</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join </text:span><text:span text:style-name="Source_20_Text"><text:span text:style-name="Variable">список1</text:span></text:span><text:span text:style-name="Source_20_Text">,</text:span><text:span text:style-name="Source_20_Text"><text:span text:style-name="Variable">список2</text:span></text:span><text:span text:style-name="Source_20_Text">)</text:span> </text:p>
      <text:p text:style-name="List_20_Contents">Объединяет два "параллельных" списка слов.<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word </text:span><text:span text:style-name="Source_20_Text"><text:span text:style-name="Variable">n</text:span></text:span><text:span text:style-name="Source_20_Text">,</text:span><text:span text:style-name="Source_20_Text"><text:span text:style-name="Variable">текст</text:span></text:span><text:span text:style-name="Source_20_Text">)</text:span> </text:p>
      <text:p text:style-name="List_20_Contents"><text:soft-page-break/>Выделяет <text:span text:style-name="Variable">n</text:span>-ное слово (счет начинается с единицы) из указанного <text:span text:style-name="Variable">текста</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words </text:span><text:span text:style-name="Source_20_Text"><text:span text:style-name="Variable">текст</text:span></text:span><text:span text:style-name="Source_20_Text">)</text:span> </text:p>
      <text:p text:style-name="List_20_Contents">Подсчитывает количество слов в указанном <text:span text:style-name="Variable">тексте</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wordlist </text:span><text:span text:style-name="Source_20_Text"><text:span text:style-name="Variable">от</text:span></text:span><text:span text:style-name="Source_20_Text">,</text:span><text:span text:style-name="Source_20_Text"><text:span text:style-name="Variable">до</text:span></text:span><text:span text:style-name="Source_20_Text">,</text:span><text:span text:style-name="Source_20_Text"><text:span text:style-name="Variable">текст</text:span></text:span><text:span text:style-name="Source_20_Text">)</text:span> </text:p>
      <text:p text:style-name="List_20_Contents">Возвращает список слов из указанного <text:span text:style-name="Variable">текста</text:span> с номерами <text:span text:style-name="Variable">от</text:span> и <text:span text:style-name="Variable">до</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firstword </text:span><text:span text:style-name="Source_20_Text"><text:span text:style-name="Variable">имена</text:span></text:span><text:span text:style-name="Source_20_Text">...)</text:span> </text:p>
      <text:p text:style-name="List_20_Contents">Выделяет первое слово из указанного списка <text:span text:style-name="Variable">имен</text:span>.<text:line-break/>Смотрите раздел <text:a xlink:type="simple" xlink:href="http://linux.yaroslavl.ru/docs/prog/gnu_make_3-79_russian_manual.html#SEC78" text:style-name="Internet_20_link" text:visited-style-name="Visited_20_Internet_20_Link">Функции для обработки имен файлов</text:a>. </text:p>
      <text:p text:style-name="List_20_Heading"><text:span text:style-name="Source_20_Text">$(wildcard </text:span><text:span text:style-name="Source_20_Text"><text:span text:style-name="Variable">шаблон</text:span></text:span><text:span text:style-name="Source_20_Text">...)</text:span> </text:p>
      <text:p text:style-name="List_20_Contents">Получить список файлов, чьи имена подходят под указанный шаблон (шаблон записывает в формате интерпретатора командной строки, а <text:span text:style-name="Emphasis">не</text:span> <text:span text:style-name="Example">`%'</text:span>-шаблона).<text:line-break/>Смотрите раздел <text:a xlink:type="simple" xlink:href="http://linux.yaroslavl.ru/docs/prog/gnu_make_3-79_russian_manual.html#SEC25" text:style-name="Internet_20_link" text:visited-style-name="Visited_20_Internet_20_Link">Функция </text:a><text:a xlink:type="simple" xlink:href="http://linux.yaroslavl.ru/docs/prog/gnu_make_3-79_russian_manual.html#SEC25" text:style-name="Internet_20_link" text:visited-style-name="Visited_20_Internet_20_Link"><text:span text:style-name="Source_20_Text">wildcard</text:span></text:a>. </text:p>
      <text:p text:style-name="List_20_Heading"><text:span text:style-name="Source_20_Text">$(error </text:span><text:span text:style-name="Source_20_Text"><text:span text:style-name="Variable">сообщение</text:span></text:span><text:span text:style-name="Source_20_Text">...)</text:span> </text:p>
      <text:p text:style-name="List_20_Contents">При вычислении этой функции, <text:span text:style-name="Source_20_Text">make</text:span> генерирует фатальную ошибку с указанным <text:span text:style-name="Variable">сообщением</text:span>.<text:line-break/>Смотрите раздел <text:a xlink:type="simple" xlink:href="http://linux.yaroslavl.ru/docs/prog/gnu_make_3-79_russian_manual.html#SEC84" text:style-name="Internet_20_link" text:visited-style-name="Visited_20_Internet_20_Link">Функции управления сборкой</text:a>. </text:p>
      <text:p text:style-name="List_20_Heading"><text:span text:style-name="Source_20_Text">$(warning </text:span><text:span text:style-name="Source_20_Text"><text:span text:style-name="Variable">сообщение</text:span></text:span><text:span text:style-name="Source_20_Text">...)</text:span> </text:p>
      <text:p text:style-name="List_20_Contents">При вычислении этой функции, <text:span text:style-name="Source_20_Text">make</text:span> выдает предупреждение (warning) с указанным <text:span text:style-name="Variable">сообщением</text:span>.<text:line-break/>Смотрите раздел <text:a xlink:type="simple" xlink:href="http://linux.yaroslavl.ru/docs/prog/gnu_make_3-79_russian_manual.html#SEC84" text:style-name="Internet_20_link" text:visited-style-name="Visited_20_Internet_20_Link">Функции управления сборкой</text:a>. </text:p>
      <text:p text:style-name="List_20_Heading"><text:span text:style-name="Source_20_Text">$(shell </text:span><text:span text:style-name="Source_20_Text"><text:span text:style-name="Variable">команда</text:span></text:span><text:span text:style-name="Source_20_Text">)</text:span> </text:p>
      <text:p text:style-name="List_20_Contents">Выполнить команду оболочки и возвратить выведенную ей информацию. <text:line-break/>Смотрите раздел <text:a xlink:type="simple" xlink:href="http://linux.yaroslavl.ru/docs/prog/gnu_make_3-79_russian_manual.html#SEC83" text:style-name="Internet_20_link" text:visited-style-name="Visited_20_Internet_20_Link">Функция </text:a><text:a xlink:type="simple" xlink:href="http://linux.yaroslavl.ru/docs/prog/gnu_make_3-79_russian_manual.html#SEC83" text:style-name="Internet_20_link" text:visited-style-name="Visited_20_Internet_20_Link"><text:span text:style-name="Source_20_Text">shell</text:span></text:a>. </text:p>
      <text:p text:style-name="List_20_Heading"><text:span text:style-name="Source_20_Text">$(origin </text:span><text:span text:style-name="Source_20_Text"><text:span text:style-name="Variable">переменная</text:span></text:span><text:span text:style-name="Source_20_Text">)</text:span> </text:p>
      <text:p text:style-name="List_20_Contents">Вернуть строку, описывающую, каким образом была определена переменная <text:span text:style-name="Source_20_Text">make</text:span> <text:span text:style-name="Variable">переменная</text:span>.<text:line-break/>Смотрите раздел <text:a xlink:type="simple" xlink:href="http://linux.yaroslavl.ru/docs/prog/gnu_make_3-79_russian_manual.html#SEC82" text:style-name="Internet_20_link" text:visited-style-name="Visited_20_Internet_20_Link">Функция </text:a><text:a xlink:type="simple" xlink:href="http://linux.yaroslavl.ru/docs/prog/gnu_make_3-79_russian_manual.html#SEC82" text:style-name="Internet_20_link" text:visited-style-name="Visited_20_Internet_20_Link"><text:span text:style-name="Source_20_Text">origin</text:span></text:a>. </text:p>
      <text:p text:style-name="List_20_Heading"><text:span text:style-name="Source_20_Text">$(foreach </text:span><text:span text:style-name="Source_20_Text"><text:span text:style-name="Variable">переменная-аргумент</text:span></text:span><text:span text:style-name="Source_20_Text">,</text:span><text:span text:style-name="Source_20_Text"><text:span text:style-name="Variable">слова</text:span></text:span><text:span text:style-name="Source_20_Text">,</text:span><text:span text:style-name="Source_20_Text"><text:span text:style-name="Variable">текст</text:span></text:span><text:span text:style-name="Source_20_Text">)</text:span> </text:p>
      <text:p text:style-name="List_20_Contents">Вычислить значение <text:span text:style-name="Variable">текста</text:span>, поочередно подставляя в <text:span text:style-name="Variable">переменную-аргумент</text:span> слова из списка <text:span text:style-name="Variable">слова</text:span>, и объединить полученные результаты.<text:line-break/>Смотрите раздел <text:a xlink:type="simple" xlink:href="http://linux.yaroslavl.ru/docs/prog/gnu_make_3-79_russian_manual.html#SEC79" text:style-name="Internet_20_link" text:visited-style-name="Visited_20_Internet_20_Link">Функция </text:a><text:a xlink:type="simple" xlink:href="http://linux.yaroslavl.ru/docs/prog/gnu_make_3-79_russian_manual.html#SEC79" text:style-name="Internet_20_link" text:visited-style-name="Visited_20_Internet_20_Link"><text:span text:style-name="Source_20_Text">foreach</text:span></text:a>. </text:p>
      <text:p text:style-name="List_20_Heading"><text:span text:style-name="Source_20_Text">$(call </text:span><text:span text:style-name="Source_20_Text"><text:span text:style-name="Variable">переменная</text:span></text:span><text:span text:style-name="Source_20_Text">,</text:span><text:span text:style-name="Source_20_Text"><text:span text:style-name="Variable">параметр</text:span></text:span><text:span text:style-name="Source_20_Text">,...)</text:span> </text:p>
      <text:p text:style-name="P39">Вычислить и вернуть значение <text:span text:style-name="Variable">переменной</text:span>, заменяя ссылки <text:span text:style-name="Source_20_Text">$(1)</text:span>, <text:span text:style-name="Source_20_Text">$(2)</text:span> на значения первого, второго и так далее <text:span text:style-name="Variable">параметров</text:span>.<text:line-break/>Смотрите раздел <text:a xlink:type="simple" xlink:href="http://linux.yaroslavl.ru/docs/prog/gnu_make_3-79_russian_manual.html#SEC81" text:style-name="Internet_20_link" text:visited-style-name="Visited_20_Internet_20_Link">Функция </text:a><text:a xlink:type="simple" xlink:href="http://linux.yaroslavl.ru/docs/prog/gnu_make_3-79_russian_manual.html#SEC81" text:style-name="Internet_20_link" text:visited-style-name="Visited_20_Internet_20_Link"><text:span text:style-name="Source_20_Text">call</text:span></text:a>. </text:p>
      <text:p text:style-name="Text_20_body">Вот список имеющихся автоматических переменных. Смотрите раздел <text:a xlink:type="simple" xlink:href="http://linux.yaroslavl.ru/docs/prog/gnu_make_3-79_russian_manual.html#SEC101" text:style-name="Internet_20_link" text:visited-style-name="Visited_20_Internet_20_Link">Автоматические переменные</text:a>, где они описаны подробно. </text:p>
      <text:p text:style-name="List_20_Heading"><text:span text:style-name="Source_20_Text">$@</text:span> </text:p>
      <text:p text:style-name="List_20_Contents">Имя файла цели. </text:p>
      <text:p text:style-name="List_20_Heading"><text:span text:style-name="Source_20_Text">$%</text:span> </text:p>
      <text:p text:style-name="List_20_Contents">Имя элемента для целей, являющихся элементами архива. </text:p>
      <text:p text:style-name="List_20_Heading"><text:span text:style-name="Source_20_Text">$&lt;</text:span> </text:p>
      <text:p text:style-name="List_20_Contents">Имя первого пререквизита из списка пререквизитов </text:p>
      <text:p text:style-name="List_20_Heading"><text:span text:style-name="Source_20_Text">$?</text:span> </text:p>
      <text:p text:style-name="List_20_Contents">Имена всех пререквизитов (разделенные пробелами), которые являются более новыми, чем цель. Для пререквизитов, являющихся элементами архивов, используются только имена элементов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text:p>
      <text:p text:style-name="List_20_Heading"><text:span text:style-name="Source_20_Text">$^</text:span> </text:p>
      <text:p text:style-name="List_20_Heading"><text:span text:style-name="Source_20_Text">$+</text:span> </text:p>
      <text:p text:style-name="List_20_Contents">Имена всех пререквизитов, разделенные пробелами. Для пререквизитов, являющихся элементами архивов, используются только имена элементов (смотрите раздел <text:a xlink:type="simple" xlink:href="http://linux.yaroslavl.ru/docs/prog/gnu_make_3-79_russian_manual.html#SEC108" text:style-name="Internet_20_link" text:visited-style-name="Visited_20_Internet_20_Link">Использование </text:a><text:a xlink:type="simple" xlink:href="http://linux.yaroslavl.ru/docs/prog/gnu_make_3-79_russian_manual.html#SEC108" text:style-name="Internet_20_link" text:visited-style-name="Visited_20_Internet_20_Link"><text:span text:style-name="Source_20_Text">make</text:span></text:a><text:a xlink:type="simple" xlink:href="http://linux.yaroslavl.ru/docs/prog/gnu_make_3-79_russian_manual.html#SEC108" text:style-name="Internet_20_link" text:visited-style-name="Visited_20_Internet_20_Link"> для обновления архивов</text:a>). Значение переменной <text:span text:style-name="Source_20_Text">$^</text:span> не содержит дубликатов пререквизитов, в то время как <text:span text:style-name="Source_20_Text">$+</text:span> сохраняет дубликаты и "оригинальный" порядок следования пререквизитов. </text:p>
      <text:p text:style-name="List_20_Heading"><text:span text:style-name="Source_20_Text">$*</text:span> </text:p>
      <text:p text:style-name="List_20_Contents"><text:soft-page-break/>Основа имени (stem), с которой было сопоставлено неявное правило (смотрите раздел <text:a xlink:type="simple" xlink:href="http://linux.yaroslavl.ru/docs/prog/gnu_make_3-79_russian_manual.html#SEC102" text:style-name="Internet_20_link" text:visited-style-name="Visited_20_Internet_20_Link">Процедура сопоставления с шаблоном</text:a>). </text:p>
      <text:p text:style-name="List_20_Heading"><text:span text:style-name="Source_20_Text">$(@D)</text:span> </text:p>
      <text:p text:style-name="List_20_Heading"><text:span text:style-name="Source_20_Text">$(@F)</text:span> </text:p>
      <text:p text:style-name="List_20_Contents">Части имени <text:span text:style-name="Source_20_Text">$@</text:span>, которые представляют собой имя каталога и имя файла внутри каталога, соответственно. </text:p>
      <text:p text:style-name="List_20_Heading"><text:span text:style-name="Source_20_Text">$(*D)</text:span> </text:p>
      <text:p text:style-name="List_20_Heading"><text:span text:style-name="Source_20_Text">$(*F)</text:span> </text:p>
      <text:p text:style-name="List_20_Contents">Части имени <text:span text:style-name="Source_20_Text">$*</text:span>, которые представляют собой имя каталога и имя файла внутри каталога, соответственно. </text:p>
      <text:p text:style-name="List_20_Heading"><text:span text:style-name="Source_20_Text">$(%D)</text:span> </text:p>
      <text:p text:style-name="List_20_Heading"><text:span text:style-name="Source_20_Text">$(%F)</text:span> </text:p>
      <text:p text:style-name="List_20_Contents">Части имени <text:span text:style-name="Source_20_Text">$%</text:span>, которые представляют собой имя каталога и имя файла внутри каталога, соответственно. </text:p>
      <text:p text:style-name="List_20_Heading"><text:span text:style-name="Source_20_Text">$(&lt;D)</text:span> </text:p>
      <text:p text:style-name="List_20_Heading"><text:span text:style-name="Source_20_Text">$(&lt;F)</text:span> </text:p>
      <text:p text:style-name="List_20_Contents">Части имени <text:span text:style-name="Source_20_Text">$&lt;</text:span>, которые представляют собой имя каталога и имя файла внутри каталога, соответственно. </text:p>
      <text:p text:style-name="List_20_Heading"><text:span text:style-name="Source_20_Text">$(^D)</text:span> </text:p>
      <text:p text:style-name="List_20_Heading"><text:span text:style-name="Source_20_Text">$(^F)</text:span> </text:p>
      <text:p text:style-name="List_20_Contents">Части имени <text:span text:style-name="Source_20_Text">$^</text:span>, которые представляют собой имя каталога и имя файла внутри каталога, соответственно. </text:p>
      <text:p text:style-name="List_20_Heading"><text:span text:style-name="Source_20_Text">$(+D)</text:span> </text:p>
      <text:p text:style-name="List_20_Heading"><text:span text:style-name="Source_20_Text">$(+F)</text:span> </text:p>
      <text:p text:style-name="List_20_Contents">Части имени <text:span text:style-name="Source_20_Text">$+</text:span>, которые представляют собой имя каталога и имя файла внутри каталога, соответственно. </text:p>
      <text:p text:style-name="List_20_Heading"><text:span text:style-name="Source_20_Text">$(?D)</text:span> </text:p>
      <text:p text:style-name="List_20_Heading"><text:span text:style-name="Source_20_Text">$(?F)</text:span> </text:p>
      <text:p text:style-name="P39">Части имени <text:span text:style-name="Source_20_Text">$?</text:span>, которые представляют собой имя каталога и имя файла внутри каталога, соответственно. </text:p>
      <text:p text:style-name="Text_20_body">Следующие переменные GNU <text:span text:style-name="Source_20_Text">make</text:span> использует специальным образом: </text:p>
      <text:p text:style-name="List_20_Heading"><text:span text:style-name="Source_20_Text">MAKEFILES</text:span> </text:p>
      <text:p text:style-name="List_20_Contents">Make-файлы, которые будут считываться при каждом вызове <text:span text:style-name="Source_20_Text">make</text:span>.<text:line-break/>Смотрите раздел <text:a xlink:type="simple" xlink:href="http://linux.yaroslavl.ru/docs/prog/gnu_make_3-79_russian_manual.html#SEC16" text:style-name="Internet_20_link" text:visited-style-name="Visited_20_Internet_20_Link">Переменная </text:a><text:a xlink:type="simple" xlink:href="http://linux.yaroslavl.ru/docs/prog/gnu_make_3-79_russian_manual.html#SEC16" text:style-name="Internet_20_link" text:visited-style-name="Visited_20_Internet_20_Link"><text:span text:style-name="Source_20_Text">MAKEFILES</text:span></text:a>. </text:p>
      <text:p text:style-name="List_20_Heading"><text:span text:style-name="Source_20_Text">VPATH</text:span> </text:p>
      <text:p text:style-name="List_20_Contents">Путь поиска для файлов, которые не могут быть найдены в текущем каталоге.<text:line-break/>Смотрите раздел <text:a xlink:type="simple" xlink:href="http://linux.yaroslavl.ru/docs/prog/gnu_make_3-79_russian_manual.html#SEC27" text:style-name="Internet_20_link" text:visited-style-name="Visited_20_Internet_20_Link">Переменная </text:a><text:a xlink:type="simple" xlink:href="http://linux.yaroslavl.ru/docs/prog/gnu_make_3-79_russian_manual.html#SEC27" text:style-name="Internet_20_link" text:visited-style-name="Visited_20_Internet_20_Link"><text:span text:style-name="Source_20_Text">VPATH</text:span></text:a><text:a xlink:type="simple" xlink:href="http://linux.yaroslavl.ru/docs/prog/gnu_make_3-79_russian_manual.html#SEC27" text:style-name="Internet_20_link" text:visited-style-name="Visited_20_Internet_20_Link">: список каталогов для поиска пререквизитов</text:a>. </text:p>
      <text:p text:style-name="List_20_Heading"><text:span text:style-name="Source_20_Text">SHELL</text:span> </text:p>
      <text:p text:style-name="List_20_Contents">Имя используемого по умолчанию командного интерпретатора, обычно <text:span text:style-name="Teletype">`/bin/sh'</text:span>. В своем make-файле вы можете установить для переменной <text:span text:style-name="Source_20_Text">SHELL</text:span> новое значение, изменив, тем самым, командный интерпретатор, который будет использоваться для вызова команд. Смотрите раздел <text:a xlink:type="simple" xlink:href="http://linux.yaroslavl.ru/docs/prog/gnu_make_3-79_russian_manual.html#SEC46" text:style-name="Internet_20_link" text:visited-style-name="Visited_20_Internet_20_Link">Исполнение команд</text:a>. </text:p>
      <text:p text:style-name="List_20_Heading"><text:span text:style-name="Source_20_Text">MAKESHELL</text:span> </text:p>
      <text:p text:style-name="List_20_Contents">Используется только при работе в системе MS-DOS и содержит имя командного интерпретатора, который будет использоваться <text:span text:style-name="Source_20_Text">make</text:span>. Это значение имеет приоритет перед значением переменной <text:span text:style-name="Source_20_Text">SHELL</text:span>. Смотрите раздел <text:a xlink:type="simple" xlink:href="http://linux.yaroslavl.ru/docs/prog/gnu_make_3-79_russian_manual.html#SEC46" text:style-name="Internet_20_link" text:visited-style-name="Visited_20_Internet_20_Link">Исполнение команд</text:a>. </text:p>
      <text:p text:style-name="List_20_Heading"><text:span text:style-name="Source_20_Text">MAKE</text:span> </text:p>
      <text:p text:style-name="List_20_Contents">Имя, с помощью которого была вызвана <text:span text:style-name="Source_20_Text">make</text:span>. Использование этой переменной в командах имеет специальное значение. Смотрите раздел <text:a xlink:type="simple" xlink:href="http://linux.yaroslavl.ru/docs/prog/gnu_make_3-79_russian_manual.html#SEC51" text:style-name="Internet_20_link" text:visited-style-name="Visited_20_Internet_20_Link">Как работает переменная </text:a><text:a xlink:type="simple" xlink:href="http://linux.yaroslavl.ru/docs/prog/gnu_make_3-79_russian_manual.html#SEC51" text:style-name="Internet_20_link" text:visited-style-name="Visited_20_Internet_20_Link"><text:span text:style-name="Source_20_Text">MAKE</text:span></text:a>. </text:p>
      <text:p text:style-name="List_20_Heading"><text:span text:style-name="Source_20_Text">MAKELEVEL</text:span> </text:p>
      <text:p text:style-name="List_20_Contents">Текущий "уровень вложенности" <text:span text:style-name="Source_20_Text">make</text:span> при рекурсивном вызове.<text:line-break/>Смотрите раздел <text:a xlink:type="simple" xlink:href="http://linux.yaroslavl.ru/docs/prog/gnu_make_3-79_russian_manual.html#SEC52" text:style-name="Internet_20_link" text:visited-style-name="Visited_20_Internet_20_Link">Связь с </text:a><text:a xlink:type="simple" xlink:href="http://linux.yaroslavl.ru/docs/prog/gnu_make_3-79_russian_manual.html#SEC52" text:style-name="Internet_20_link" text:visited-style-name="Visited_20_Internet_20_Link"><text:span text:style-name="Source_20_Text">make</text:span></text:a><text:a xlink:type="simple" xlink:href="http://linux.yaroslavl.ru/docs/prog/gnu_make_3-79_russian_manual.html#SEC52" text:style-name="Internet_20_link" text:visited-style-name="Visited_20_Internet_20_Link"> "нижнего уровня" через переменные</text:a>. </text:p>
      <text:p text:style-name="List_20_Heading"><text:span text:style-name="Source_20_Text">MAKEFLAGS</text:span> </text:p>
      <text:p text:style-name="List_20_Contents"><text:soft-page-break/>Опции, заданные для <text:span text:style-name="Source_20_Text">make</text:span>. Вы можете установить эту переменную из операционной среды или присвоить ей нужное значение внутри make-файла.<text:line-break/>Смотрите раздел <text:a xlink:type="simple" xlink:href="http://linux.yaroslavl.ru/docs/prog/gnu_make_3-79_russian_manual.html#SEC53" text:style-name="Internet_20_link" text:visited-style-name="Visited_20_Internet_20_Link">Передача опций в </text:a><text:a xlink:type="simple" xlink:href="http://linux.yaroslavl.ru/docs/prog/gnu_make_3-79_russian_manual.html#SEC53" text:style-name="Internet_20_link" text:visited-style-name="Visited_20_Internet_20_Link"><text:span text:style-name="Source_20_Text">make</text:span></text:a><text:a xlink:type="simple" xlink:href="http://linux.yaroslavl.ru/docs/prog/gnu_make_3-79_russian_manual.html#SEC53" text:style-name="Internet_20_link" text:visited-style-name="Visited_20_Internet_20_Link"> "нижнего уровня"</text:a>. <text:span text:style-name="Emphasis">Никогда</text:span> не задавайте значение <text:span text:style-name="Source_20_Text">MAKEFLAGS</text:span> непосредственно в командной строке: в командный интерпретатор это значение может быть передано некорректно. Никогда не препятствуйте рекурсивно вызванным экземплярам <text:span text:style-name="Source_20_Text">make</text:span> в получении значения этой переменной через операционную среду. </text:p>
      <text:p text:style-name="List_20_Heading"><text:span text:style-name="Source_20_Text">MAKECMDGOALS</text:span> </text:p>
      <text:p text:style-name="List_20_Contents">Цели, заданные <text:span text:style-name="Source_20_Text">make</text:span> в командной строке. Присваивание этой переменной другого значения не влияет на работу <text:span text:style-name="Source_20_Text">make</text:span>.<text:line-break/>Смотрите раздел <text:a xlink:type="simple" xlink:href="http://linux.yaroslavl.ru/docs/prog/gnu_make_3-79_russian_manual.html#SEC87" text:style-name="Internet_20_link" text:visited-style-name="Visited_20_Internet_20_Link">Аргументы для задания главной цели</text:a>. </text:p>
      <text:p text:style-name="List_20_Heading"><text:span text:style-name="Source_20_Text">CURDIR</text:span> </text:p>
      <text:p text:style-name="List_20_Contents">Имя текущего рабочего каталога (после того, как были обработаны все опции <text:span text:style-name="Source_20_Text">-C</text:span>, если такие были заданы). Присваивание этой переменной другого значения, не влияет на работу <text:span text:style-name="Source_20_Text">make</text:span>.<text:line-break/>Смотрите раздел <text:a xlink:type="simple" xlink:href="http://linux.yaroslavl.ru/docs/prog/gnu_make_3-79_russian_manual.html#SEC50" text:style-name="Internet_20_link" text:visited-style-name="Visited_20_Internet_20_Link">Рекурсивный вызов </text:a><text:a xlink:type="simple" xlink:href="http://linux.yaroslavl.ru/docs/prog/gnu_make_3-79_russian_manual.html#SEC50" text:style-name="Internet_20_link" text:visited-style-name="Visited_20_Internet_20_Link"><text:span text:style-name="Source_20_Text">make</text:span></text:a>. </text:p>
      <text:p text:style-name="List_20_Heading"><text:span text:style-name="Source_20_Text">SUFFIXES</text:span> </text:p>
      <text:p text:style-name="List_20_Contents">Список используемых по умолчанию (до того, как <text:span text:style-name="Source_20_Text">make</text:span> начнет интерпретировать make-файлы) суффиксов для суффиксных правил. </text:p>
      <text:p text:style-name="List_20_Heading"><text:span text:style-name="Source_20_Text">.LIBPATTERNS</text:span> </text:p>
      <text:p text:style-name="P39">Определяет способ именования и порядок следования библиотек, поиск которых проводит <text:span text:style-name="Source_20_Text">make</text:span>.<text:line-break/>Смотрите раздел <text:a xlink:type="simple" xlink:href="http://linux.yaroslavl.ru/docs/prog/gnu_make_3-79_russian_manual.html#SEC32" text:style-name="Internet_20_link" text:visited-style-name="Visited_20_Internet_20_Link">Поиск в каталогах для подключаемых библиотек</text:a>. </text:p>
      <text:h text:style-name="Heading_20_1" text:outline-level="1"><text:a xlink:type="simple" xlink:href="http://linux.yaroslavl.ru/docs/prog/gnu_make_3-79_russian_manual.html#TOC124" office:name="SEC124" text:style-name="Internet_20_link" text:visited-style-name="Visited_20_Internet_20_Link">Сообщения об ошибках</text:a></text:h>
      <text:p text:style-name="Text_20_body">Далее, приведен список наиболее распространенных ошибок, выдаваемых программой <text:span text:style-name="Source_20_Text">make</text:span>, с информации о том, что они означают, и как их можно исправить. </text:p>
      <text:p text:style-name="Text_20_body">Иногда, ошибки <text:span text:style-name="Source_20_Text">make</text:span> не являются фатальными, особенно при наличии префикса <text:span text:style-name="Source_20_Text">-</text:span> в командах или опции <text:span text:style-name="Source_20_Text">-k</text:span> в аргументах командной строки. Ошибки, являющиеся фатальными, предваряются строчкой <text:span text:style-name="Source_20_Text">***</text:span>. </text:p>
      <text:p text:style-name="Text_20_body">Сообщения об ошибки также предваряются именем программы (обычно, <text:span text:style-name="Example">`make'</text:span>), или, если ошибка произошла в конкретном make-файле, то именем этого файла и номером строки, где была обнаружена ошибка. </text:p>
      <text:p text:style-name="Text_20_body">В приведенной ниже таблице такого рода общие "префиксы" опущены. </text:p>
      <text:p text:style-name="List_20_Heading"><text:span text:style-name="Example">`[</text:span><text:span text:style-name="Example"><text:span text:style-name="Variable">foo</text:span></text:span><text:span text:style-name="Example">] Error </text:span><text:span text:style-name="Example"><text:span text:style-name="Variable">NN</text:span></text:span><text:span text:style-name="Example">'</text:span> </text:p>
      <text:p text:style-name="List_20_Heading"><text:span text:style-name="Example">`[</text:span><text:span text:style-name="Example"><text:span text:style-name="Variable">foo</text:span></text:span><text:span text:style-name="Example">] </text:span><text:span text:style-name="Example"><text:span text:style-name="Variable">описание сигнала</text:span></text:span><text:span text:style-name="Example">'</text:span> </text:p>
      <text:p text:style-name="List_20_Contents">Эти ошибки не являются ошибками <text:span text:style-name="Source_20_Text">make</text:span>. Они означают, что программа, запущенная <text:span text:style-name="Source_20_Text">make</text:span> в качестве команды, вернула ненулевой код возврата (<text:span text:style-name="Example">`Error </text:span><text:span text:style-name="Example"><text:span text:style-name="Variable">NN</text:span></text:span><text:span text:style-name="Example">'</text:span>), который интерпретируется <text:span text:style-name="Source_20_Text">make</text:span> как ошибка, либо эта программа была аварийно завершена (например, получив соответствующий сигнал). Смотрите раздел <text:a xlink:type="simple" xlink:href="http://linux.yaroslavl.ru/docs/prog/gnu_make_3-79_russian_manual.html#SEC48" text:style-name="Internet_20_link" text:visited-style-name="Visited_20_Internet_20_Link">Ошибки при исполнении команд</text:a>. Отсутствие в начале сообщения об ошибке строки <text:span text:style-name="Source_20_Text">***</text:span> означает, что <text:span text:style-name="Source_20_Text">make</text:span> игнорировала данную ошибку из-за наличия в команде префикса <text:span text:style-name="Source_20_Text">-</text:span>. </text:p>
      <text:p text:style-name="List_20_Heading"><text:span text:style-name="Example">`missing separator. Stop.'</text:span> </text:p>
      <text:p text:style-name="List_20_Heading"><text:span text:style-name="Example">`missing separator (did you mean TAB instead of 8 spaces?). Stop.'</text:span> </text:p>
      <text:p text:style-name="List_20_Contents">Данные сообщения означают, что <text:span text:style-name="Source_20_Text">make</text:span> не смогла разобраться в "типе" очередной считанное строки. Для определения типа очередной строки, GNU <text:span text:style-name="Source_20_Text">make</text:span> проверяет наличие в ней нескольких возможных разделителей (<text:span text:style-name="Source_20_Text">:</text:span>, <text:span text:style-name="Source_20_Text">=</text:span>, символ табуляции и так далее). Данное сообщение означает, что не найден ни один из возможных разделителей. Зачастую, появление таких ошибок связано с использованием текстовых редакторов, которые, при выравнивании строк, вместо символа табуляции используют последовательность пробелов (этим отличаются многие текстовые редакторы для MS-Windows). В таких случаях <text:span text:style-name="Source_20_Text">make</text:span> будет использовать второй вариант сообщения об ошибке. Помните, что каждая команда в make-файле должна начинаться с символа табуляции. Восемь пробелов не заменяют один символ табуляции. Смотрите раздел <text:a xlink:type="simple" xlink:href="http://linux.yaroslavl.ru/docs/prog/gnu_make_3-79_russian_manual.html#SEC21" text:style-name="Internet_20_link" text:visited-style-name="Visited_20_Internet_20_Link">Синтаксис правил</text:a>. </text:p>
      <text:p text:style-name="List_20_Heading"><text:span text:style-name="Example">`commands commence before first target. Stop.'</text:span> </text:p>
      <text:p text:style-name="List_20_Heading"><text:soft-page-break/><text:span text:style-name="Example">`missing rule before commands. Stop.'</text:span> </text:p>
      <text:p text:style-name="List_20_Contents">Это означает, что make-файл, похоже, начинается с командных строк: в начале идет символ табуляции, а следующая за ним конструкция не является допустимой командой <text:span text:style-name="Source_20_Text">make</text:span> (такой, например, как оператор присваивания). Командные строки всегда должны относиться к какой-то цели. Второй вариант сообщения об ошибке используется в том случае, когда первым непробельным символом в строке является двоеточие; <text:span text:style-name="Source_20_Text">make</text:span> интерпретирует эту ситуацию как отсутствие левой части правила "цель: пререквизит". Смотрите раздел <text:a xlink:type="simple" xlink:href="http://linux.yaroslavl.ru/docs/prog/gnu_make_3-79_russian_manual.html#SEC21" text:style-name="Internet_20_link" text:visited-style-name="Visited_20_Internet_20_Link">Синтаксис правил</text:a>. </text:p>
      <text:p text:style-name="List_20_Heading"><text:span text:style-name="Example">`No rule to make target `</text:span><text:span text:style-name="Example"><text:span text:style-name="Variable">xxx</text:span></text:span><text:span text:style-name="Example">'.'</text:span> </text:p>
      <text:p text:style-name="List_20_Heading"><text:span text:style-name="Example">`No rule to make target `</text:span><text:span text:style-name="Example"><text:span text:style-name="Variable">xxx</text:span></text:span><text:span text:style-name="Example">', needed by `</text:span><text:span text:style-name="Example"><text:span text:style-name="Variable">yyy</text:span></text:span><text:span text:style-name="Example">'.'</text:span> </text:p>
      <text:p text:style-name="List_20_Contents">Это означает, что программа <text:span text:style-name="Source_20_Text">make</text:span> решила обновить указанную цель, но не может найти никаких подходящих для этого правил (ни явных, ни неявных, включая встроенные неявные правила). Если вы хотите, чтобы этот файл был создан, вам нужно добавить в make-файл соответствующее правило, описывающее процесс достижения подобной цели. Зачастую, такая ошибка является следствием простой описки (неправильно записанного имени файла) или повреждения каталога с исходными файлами (когда <text:span text:style-name="Source_20_Text">make</text:span> попытается построить недостающие исходные файлы). </text:p>
      <text:p text:style-name="List_20_Heading"><text:span text:style-name="Example">`No targets specified and no makefile found. Stop.'</text:span> </text:p>
      <text:p text:style-name="List_20_Heading"><text:span text:style-name="Example">`No targets. Stop.'</text:span> </text:p>
      <text:p text:style-name="List_20_Contents">Первое сообщение означает, что вы не задали никаких целей в командной строке и <text:span text:style-name="Source_20_Text">make</text:span> не может найти ни одного make-файла для обработки. Второе сообщение означает, что был найден некоторый make-файл, однако он не содержит ни одной цели, которую можно было бы выбрать по умолчанию, а в командной строке вы тоже не указали ни одной цели. В такой ситуации GNU <text:span text:style-name="Source_20_Text">make</text:span> не может сделать ничего полезного. Смотрите раздел <text:a xlink:type="simple" xlink:href="http://linux.yaroslavl.ru/docs/prog/gnu_make_3-79_russian_manual.html#SEC86" text:style-name="Internet_20_link" text:visited-style-name="Visited_20_Internet_20_Link">Аргументы для задания make-файла</text:a>. </text:p>
      <text:p text:style-name="List_20_Heading"><text:span text:style-name="Example">`Makefile `</text:span><text:span text:style-name="Example"><text:span text:style-name="Variable">xxx</text:span></text:span><text:span text:style-name="Example">' was not found.'</text:span> </text:p>
      <text:p text:style-name="List_20_Heading"><text:span text:style-name="Example">`Included makefile `</text:span><text:span text:style-name="Example"><text:span text:style-name="Variable">xxx</text:span></text:span><text:span text:style-name="Example">' was not found.'</text:span> </text:p>
      <text:p text:style-name="List_20_Contents">Программа <text:span text:style-name="Source_20_Text">make</text:span> не может найти make-файл, указанный в командной строке (сообщение первого вида), или подключаемый make-файл (сообщение второго вида). </text:p>
      <text:p text:style-name="List_20_Heading"><text:span text:style-name="Example">`warning: overriding commands for target `</text:span><text:span text:style-name="Example"><text:span text:style-name="Variable">xxx</text:span></text:span><text:span text:style-name="Example">''</text:span> </text:p>
      <text:p text:style-name="List_20_Heading"><text:span text:style-name="Example">`warning: ignoring old commands for target `</text:span><text:span text:style-name="Example"><text:span text:style-name="Variable">xxx</text:span></text:span><text:span text:style-name="Example">''</text:span> </text:p>
      <text:p text:style-name="List_20_Contents">Для каждой цели, GNU <text:span text:style-name="Source_20_Text">make</text:span> позволяет задать лишь один набор команд (исключением являются правила с двойным двоеточием). Такое предупреждающее сообщение выдается при попытке задать команды для цели, которая ранее уже была определена как имеющая команды; при этом, первый набор команд будет "перекрыт" вторым заданным набором. Смотрите раздел <text:a xlink:type="simple" xlink:href="http://linux.yaroslavl.ru/docs/prog/gnu_make_3-79_russian_manual.html#SEC38" text:style-name="Internet_20_link" text:visited-style-name="Visited_20_Internet_20_Link">Несколько правил с одной целью</text:a>. </text:p>
      <text:p text:style-name="List_20_Heading"><text:span text:style-name="Example">`Circular </text:span><text:span text:style-name="Example"><text:span text:style-name="Variable">xxx</text:span></text:span><text:span text:style-name="Example"> &lt;- </text:span><text:span text:style-name="Example"><text:span text:style-name="Variable">yyy</text:span></text:span><text:span text:style-name="Example"> dependency dropped.'</text:span> </text:p>
      <text:p text:style-name="List_20_Contents">Это означает, что <text:span text:style-name="Source_20_Text">make</text:span> обнаружила циклическую зависимость: пререквизит <text:span text:style-name="Variable">yyy</text:span> цели <text:span text:style-name="Variable">xxx</text:span> (возможно, через цепочку других пререквизитов) опять зависит от цели <text:span text:style-name="Variable">xxx</text:span>. </text:p>
      <text:p text:style-name="List_20_Heading"><text:span text:style-name="Example">`Recursive variable `</text:span><text:span text:style-name="Example"><text:span text:style-name="Variable">xxx</text:span></text:span><text:span text:style-name="Example">' references itself (eventually). Stop.'</text:span> </text:p>
      <text:p text:style-name="List_20_Contents">Означает, что вы определили обычную (рекурсивно вычисляемую) переменную <text:span text:style-name="Variable">xxx</text:span>, которая, при попытке ее вычисления, ссылается на саму себя (<text:span text:style-name="Variable">xxx</text:span>). Это является ошибкой; вам нужно использовать либо упрощенно-вычисляемую переменную (<text:span text:style-name="Source_20_Text">:=</text:span>), либо оператор добавления (<text:span text:style-name="Source_20_Text">+=</text:span>). Смотрите раздел <text:a xlink:type="simple" xlink:href="http://linux.yaroslavl.ru/docs/prog/gnu_make_3-79_russian_manual.html#SEC57" text:style-name="Internet_20_link" text:visited-style-name="Visited_20_Internet_20_Link">Использование переменных</text:a>. </text:p>
      <text:p text:style-name="List_20_Heading"><text:span text:style-name="Example">`Unterminated variable reference. Stop.'</text:span> </text:p>
      <text:p text:style-name="List_20_Contents">Означает, что вы забыли указать закрывающиеся круглые или фигурные скобки при ссылке на переменную или функцию. </text:p>
      <text:p text:style-name="List_20_Heading"><text:span text:style-name="Example">`insufficient arguments to function `</text:span><text:span text:style-name="Example"><text:span text:style-name="Variable">xxx</text:span></text:span><text:span text:style-name="Example">'. Stop.'</text:span> </text:p>
      <text:p text:style-name="List_20_Contents">Это означает, что вы не задали необходимого числа параметров для указанной функции. Смотрите документацию на эту функцию, где указан список требуемых аргументов. Смотрите раздел <text:a xlink:type="simple" xlink:href="http://linux.yaroslavl.ru/docs/prog/gnu_make_3-79_russian_manual.html#SEC75" text:style-name="Internet_20_link" text:visited-style-name="Visited_20_Internet_20_Link">Функции преобразования текста</text:a>. </text:p>
      <text:p text:style-name="List_20_Heading"><text:span text:style-name="Example">`missing target pattern. Stop.'</text:span> </text:p>
      <text:p text:style-name="List_20_Heading"><text:span text:style-name="Example">`multiple target patterns. Stop.'</text:span> </text:p>
      <text:p text:style-name="List_20_Heading"><text:span text:style-name="Example">`target pattern contains no `%'. Stop.'</text:span> </text:p>
      <text:p text:style-name="List_20_Contents">Эти ошибки возникают при неправильном составлении статических шаблонных правил. Первая ошибка означает, что в правиле нет шаблона цели. Вторая ошибка означает, что в разделе целей указано сразу несколько шаблонов. Третья ошибка означает, что имя цели не содержит шаблонного символа (<text:span text:style-name="Source_20_Text">%</text:span>). Смотрите раздел <text:a xlink:type="simple" xlink:href="http://linux.yaroslavl.ru/docs/prog/gnu_make_3-79_russian_manual.html#SEC40" text:style-name="Internet_20_link" text:visited-style-name="Visited_20_Internet_20_Link">Синтаксис статических шаблонных правил</text:a>. </text:p>
      <text:p text:style-name="List_20_Heading"><text:span text:style-name="Example">`warning: -jN forced in submake: disabling jobserver mode.'</text:span> </text:p>
      <text:p text:style-name="List_20_Contents"><text:soft-page-break/>Это и описанное ниже сообщение генерируется в том случае, если <text:span text:style-name="Source_20_Text">make</text:span> обнаруживает проблему, связанную с "параллельным" режимом работы в системе, где такой режим поддерживается и <text:span text:style-name="Source_20_Text">make</text:span> "нижнего уровня" могут "общаться" между собой (смотрите раздел <text:a xlink:type="simple" xlink:href="http://linux.yaroslavl.ru/docs/prog/gnu_make_3-79_russian_manual.html#SEC53" text:style-name="Internet_20_link" text:visited-style-name="Visited_20_Internet_20_Link">Передача опций в </text:a><text:a xlink:type="simple" xlink:href="http://linux.yaroslavl.ru/docs/prog/gnu_make_3-79_russian_manual.html#SEC53" text:style-name="Internet_20_link" text:visited-style-name="Visited_20_Internet_20_Link"><text:span text:style-name="Source_20_Text">make</text:span></text:a><text:a xlink:type="simple" xlink:href="http://linux.yaroslavl.ru/docs/prog/gnu_make_3-79_russian_manual.html#SEC53" text:style-name="Internet_20_link" text:visited-style-name="Visited_20_Internet_20_Link"> "нижнего уровня"</text:a>). Данное предупреждение генерируется в том случае, если <text:span text:style-name="Source_20_Text">make</text:span> "нижнего уровня" была запущена с аргументом <text:span text:style-name="Example">`-j</text:span><text:span text:style-name="Example"><text:span text:style-name="Variable">N</text:span></text:span><text:span text:style-name="Example">'</text:span> (где <text:span text:style-name="Variable">N</text:span> больше единицы). Такое может произойти, например, если вы самостоятельно установите переменную среды <text:span text:style-name="Source_20_Text">MAKE</text:span> и присвоите ей значение <text:span text:style-name="Example">`make -j2'</text:span>. В этом случае, рекурсивно вызванные копии <text:span text:style-name="Source_20_Text">make</text:span> не будут пытаться "связаться" с другими копиями <text:span text:style-name="Source_20_Text">make</text:span>, а будут работать исходя из того, что они могут запускать не более двух заданий одновременно. </text:p>
      <text:p text:style-name="List_20_Heading"><text:span text:style-name="Example">`warning: jobserver unavailable: using -j1. Add `+' to parent make rule.'</text:span> </text:p>
      <text:p text:style-name="P39">Для того, чтобы запущенные копии <text:span text:style-name="Source_20_Text">make</text:span> могли "общаться" между собой, родительская копия передает в дочернюю копию некоторую дополнительную информацию. Это может вызвать проблемы, если дочерний процесс не является, на самом деле, программой <text:span text:style-name="Source_20_Text">make</text:span>. Поэтому, родительский процесс <text:span text:style-name="Source_20_Text">make</text:span> передает эту дополнительную информацию в дочерний процесс, если только он уверен, что дочерний процесс действительно является программой <text:span text:style-name="Source_20_Text">make</text:span>. Для этого используется "обычный" алгоритм (смотрите раздел <text:a xlink:type="simple" xlink:href="http://linux.yaroslavl.ru/docs/prog/gnu_make_3-79_russian_manual.html#SEC51" text:style-name="Internet_20_link" text:visited-style-name="Visited_20_Internet_20_Link">Как работает переменная </text:a><text:a xlink:type="simple" xlink:href="http://linux.yaroslavl.ru/docs/prog/gnu_make_3-79_russian_manual.html#SEC51" text:style-name="Internet_20_link" text:visited-style-name="Visited_20_Internet_20_Link"><text:span text:style-name="Source_20_Text">MAKE</text:span></text:a>). Если make-файл построен таким образом, что родительская копия <text:span text:style-name="Source_20_Text">make</text:span> не уверена, что дочерний процесс является программой <text:span text:style-name="Source_20_Text">make</text:span>, в дочерний процесс будет передана лишь часть необходимой информации. В этом случае, дочерний процесс выдает предупреждающее сообщение и выполняет работу в "последовательном" режиме. </text:p>
      <text:h text:style-name="Heading_20_1" text:outline-level="1"><text:a xlink:type="simple" xlink:href="http://linux.yaroslavl.ru/docs/prog/gnu_make_3-79_russian_manual.html#TOC125" office:name="SEC125" text:style-name="Internet_20_link" text:visited-style-name="Visited_20_Internet_20_Link">Пример "сложного" make-файла</text:a></text:h>
      <text:p text:style-name="Text_20_body">Вот пример make-файла, используемого для сборки программы GNU <text:span text:style-name="Source_20_Text">tar</text:span>. Это - относительно сложный make-файл. </text:p>
      <text:p text:style-name="Text_20_body">По умолчанию, главной целью становится первая цель <text:span text:style-name="Example">`all'</text:span>. Интересной особенностью данного make-файла является то, что исходный файл <text:span text:style-name="Teletype">`testpad.h'</text:span> автоматически создается программой <text:span text:style-name="Source_20_Text">testpad</text:span>, которая, в свою очередь, компилируется из <text:span text:style-name="Teletype">`testpad.c'</text:span>. </text:p>
      <text:p text:style-name="Text_20_body">При выполнении команды <text:span text:style-name="Example">`make'</text:span> или <text:span text:style-name="Example">`make all'</text:span>, будет создан исполняемый файл <text:span text:style-name="Teletype">`tar'</text:span>, демон <text:span text:style-name="Teletype">`rmt'</text:span>, обеспечивающий удаленный доступ и Info-файл <text:span text:style-name="Teletype">`tar.info'</text:span>. </text:p>
      <text:p text:style-name="Text_20_body">При выполнении команды <text:span text:style-name="Example">`make install'</text:span>, <text:span text:style-name="Source_20_Text">make</text:span> не только создаст файлы <text:span text:style-name="Teletype">`tar'</text:span>, <text:span text:style-name="Teletype">`rmt'</text:span>, и <text:span text:style-name="Teletype">`tar.info'</text:span>, но и инсталлирует их в систему. </text:p>
      <text:p text:style-name="Text_20_body">При выполнении <text:span text:style-name="Example">`make clean'</text:span>, <text:span text:style-name="Source_20_Text">make</text:span> удаляет все файлы <text:span text:style-name="Example">`.o'</text:span>, а также файлы <text:span text:style-name="Teletype">`tar'</text:span>, <text:span text:style-name="Teletype">`rmt'</text:span>, <text:span text:style-name="Teletype">`testpad'</text:span>, <text:span text:style-name="Teletype">`testpad.h'</text:span>, и <text:span text:style-name="Teletype">`core'</text:span>. </text:p>
      <text:p text:style-name="Text_20_body">При выполнении команды <text:span text:style-name="Example">`make distclean'</text:span>, помимо файлов, удаляемых в <text:span text:style-name="Example">`make clean'</text:span>, <text:span text:style-name="Source_20_Text">make</text:span> также удалит файлы <text:span text:style-name="Teletype">`TAGS'</text:span>, <text:span text:style-name="Teletype">`Makefile'</text:span>, и <text:span text:style-name="Teletype">`config.status'</text:span>. (В данном случае, make-файл (и файл <text:span text:style-name="Teletype">`config.status'</text:span>) генерируется пользователем с помощью программы <text:span text:style-name="Source_20_Text">configure</text:span>, которая входит в дистрибутив <text:span text:style-name="Source_20_Text">tar</text:span>. Эта программа здесь не показана.) </text:p>
      <text:p text:style-name="Text_20_body">При выполнении <text:span text:style-name="Example">`make realclean'</text:span>, наряду с файлами, удаляемыми по команде <text:span text:style-name="Example">`make distclean'</text:span>, <text:span text:style-name="Source_20_Text">make</text:span> также удаляет Info-файлы, полученные из <text:span text:style-name="Teletype">`tar.texinfo'</text:span>. </text:p>
      <text:p text:style-name="Text_20_body">В make-файле также имеются две цели для создания дистрибутивов: <text:span text:style-name="Source_20_Text">shar</text:span> и <text:span text:style-name="Source_20_Text">dist</text:span>. </text:p>
      <text:p text:style-name="Preformatted_20_Text"># Сгенерирован автоматически из Makefile.in с помощью configure.</text:p>
      <text:p text:style-name="Preformatted_20_Text"># Un*x make-файл для программы GNU tar.</text:p>
      <text:p text:style-name="Preformatted_20_Text"># Copyright (C) 1991 Free Software Foundation, Inc.</text:p>
      <text:p text:style-name="Preformatted_20_Text"/>
      <text:p text:style-name="Preformatted_20_Text"># This program is free software; you can redistribute</text:p>
      <text:p text:style-name="Preformatted_20_Text"># it and/or modify it under the terms of the GNU</text:p>
      <text:p text:style-name="Preformatted_20_Text"># General Public License ...</text:p>
      <text:p text:style-name="Preformatted_20_Text">...</text:p>
      <text:p text:style-name="Preformatted_20_Text">...</text:p>
      <text:p text:style-name="Preformatted_20_Text"/>
      <text:p text:style-name="Preformatted_20_Text"><text:soft-page-break/>SHELL = /bin/sh</text:p>
      <text:p text:style-name="Preformatted_20_Text"/>
      <text:p text:style-name="Preformatted_20_Text">#### Начало раздела конфигурации. ####</text:p>
      <text:p text:style-name="Preformatted_20_Text"/>
      <text:p text:style-name="Preformatted_20_Text">srcdir = .</text:p>
      <text:p text:style-name="Preformatted_20_Text"/>
      <text:p text:style-name="Preformatted_20_Text"># При использовании gcc, вы должны либо запустить скрипт</text:p>
      <text:p text:style-name="Preformatted_20_Text"># fixincludes, поставляемый с этим компилятором, либо использовать</text:p>
      <text:p text:style-name="Preformatted_20_Text"># gcc с опцией -traditional. <text:s/>Иначе, вызов ioctl</text:p>
      <text:p text:style-name="Preformatted_20_Text"># может быть неправильно скомпилирован в некоторых системах.</text:p>
      <text:p text:style-name="Preformatted_20_Text">CC = gcc -O</text:p>
      <text:p text:style-name="Preformatted_20_Text">YACC = bison -y</text:p>
      <text:p text:style-name="Preformatted_20_Text">INSTALL = /usr/local/bin/install -c</text:p>
      <text:p text:style-name="Preformatted_20_Text">INSTALLDATA = /usr/local/bin/install -c -m 644</text:p>
      <text:p text:style-name="Preformatted_20_Text"/>
      <text:p text:style-name="Preformatted_20_Text"># <text:s/>Опции, которые можно задать для DEFS:</text:p>
      <text:p text:style-name="Preformatted_20_Text"># -DSTDC_HEADERS <text:s text:c="7"/>Если у вас имеются стандартные ANSI C заголовочные</text:p>
      <text:p text:style-name="Preformatted_20_Text"># <text:s text:c="22"/>файлы и библиотеки.</text:p>
      <text:p text:style-name="Preformatted_20_Text"># -DPOSIX <text:s text:c="14"/>Если у вас имеются стандартные POSIX.1 заголовочные</text:p>
      <text:p text:style-name="Preformatted_20_Text"># <text:s text:c="22"/>файлы и библиотеке.</text:p>
      <text:p text:style-name="Preformatted_20_Text"># -DBSD42 <text:s text:c="14"/>Если у вас имеется sys/dir.h (кроме случаев,</text:p>
      <text:p text:style-name="Preformatted_20_Text"># <text:s text:c="22"/>когда вы используете -DPOSIX), sys/file.h,</text:p>
      <text:p text:style-name="Preformatted_20_Text"># <text:s text:c="22"/>и st_blocks в `struct stat'.</text:p>
      <text:p text:style-name="Preformatted_20_Text"># -DUSG <text:s text:c="16"/>Если у имеются System V/ANSI C</text:p>
      <text:p text:style-name="Preformatted_20_Text"># <text:s text:c="22"/>функции для работы со строками и памятью,</text:p>
      <text:p text:style-name="Preformatted_20_Text"># <text:s text:c="22"/>соответствующие заголовочные файлы, sys/sysmacros.h,</text:p>
      <text:p text:style-name="Preformatted_20_Text"># <text:s text:c="22"/>fcntl.h, getcwd, нет valloc </text:p>
      <text:p text:style-name="Preformatted_20_Text"># <text:s text:c="22"/>и есть ndir.h (если вы только не </text:p>
      <text:p text:style-name="Preformatted_20_Text"># <text:s text:c="22"/>используете -DDIRENT).</text:p>
      <text:p text:style-name="Preformatted_20_Text"># -DNO_MEMORY_H <text:s text:c="8"/>В случаях, когда USG или STDC_HEADERS, но </text:p>
      <text:p text:style-name="Preformatted_20_Text"># <text:s text:c="22"/>не включать файл memory.h.</text:p>
      <text:p text:style-name="Preformatted_20_Text"># -DDIRENT <text:s text:c="13"/>В случае USG, но вместо ndir.h у вас </text:p>
      <text:p text:style-name="Preformatted_20_Text"># <text:s text:c="22"/>имеется dirent.h.</text:p>
      <text:p text:style-name="Preformatted_20_Text"># -DSIGTYPE=int <text:s text:c="8"/>Если ваши обработчики сигналов</text:p>
      <text:p text:style-name="Preformatted_20_Text"># <text:s text:c="22"/>возвращают int, а не void.</text:p>
      <text:p text:style-name="Preformatted_20_Text"># -DNO_MTIO <text:s text:c="12"/>Если у вас нет sys/mtio.h</text:p>
      <text:p text:style-name="Preformatted_20_Text"># <text:s text:c="22"/>(ioctl для магнитной ленты).</text:p>
      <text:p text:style-name="Preformatted_20_Text"># -DNO_REMOTE <text:s text:c="10"/>Если у вас нет удаленной оболочки или</text:p>
      <text:p text:style-name="Preformatted_20_Text"># <text:s text:c="22"/>rexec.</text:p>
      <text:p text:style-name="Preformatted_20_Text"># -DUSE_REXEC <text:s text:c="10"/>Использовать rexec для удаленных операций с</text:p>
      <text:p text:style-name="Preformatted_20_Text"># <text:s text:c="22"/>лентой вместо запуска</text:p>
      <text:p text:style-name="Preformatted_20_Text"># <text:s text:c="22"/>rsh или remsh через fork.</text:p>
      <text:p text:style-name="Preformatted_20_Text"># -DVPRINTF_MISSING <text:s text:c="4"/>Если ваша система не имеет функции vprintf</text:p>
      <text:p text:style-name="Preformatted_20_Text"># <text:s text:c="22"/>(но имеет _doprnt).</text:p>
      <text:p text:style-name="Preformatted_20_Text"># -DDOPRNT_MISSING <text:s text:c="5"/>Если ваша система не имеет функции _doprnt.</text:p>
      <text:p text:style-name="Preformatted_20_Text"># <text:s text:c="22"/>Надо также определить</text:p>
      <text:p text:style-name="Preformatted_20_Text"># <text:s text:c="22"/>-DVPRINTF_MISSING.</text:p>
      <text:p text:style-name="Preformatted_20_Text"># -DFTIME_MISSING <text:s text:c="6"/>Если ваша система не поддерживает системный вызов ftime.</text:p>
      <text:p text:style-name="Preformatted_20_Text"># -DSTRSTR_MISSING <text:s text:c="5"/>Если ваша система не имеет функции strstr.</text:p>
      <text:p text:style-name="Preformatted_20_Text"># -DVALLOC_MISSING <text:s text:c="5"/>Если ваша система не имеет функции valloc.</text:p>
      <text:p text:style-name="Preformatted_20_Text"># -DMKDIR_MISSING <text:s text:c="6"/>Если ваша система не поддерживает системых вызовов mkdir</text:p>
      <text:p text:style-name="Preformatted_20_Text"># <text:s text:c="22"/>и rmdir.</text:p>
      <text:p text:style-name="Preformatted_20_Text"># -DRENAME_MISSING <text:s text:c="5"/>Если ваша система не поддерживает системный вызов rename.</text:p>
      <text:p text:style-name="Preformatted_20_Text"># -DFTRUNCATE_MISSING <text:s text:c="2"/>Если система не поддерживает системный вызов ftruncate. </text:p>
      <text:p text:style-name="Preformatted_20_Text"># -DV7 <text:s text:c="17"/>Для Version 7 Unix (давно не</text:p>
      <text:p text:style-name="Preformatted_20_Text"># <text:s text:c="22"/>тестировалось).</text:p>
      <text:p text:style-name="Preformatted_20_Text"># -DEMUL_OPEN3 <text:s text:c="9"/>Если у вас нет версии open с тремя аргументами</text:p>
      <text:p text:style-name="Preformatted_20_Text"># <text:s text:c="22"/>и вы хотите, чтобы эта функция эмулировалась <text:s/></text:p>
      <text:p text:style-name="Preformatted_20_Text"># <text:s text:c="22"/>с помощью имеющихся у вас системных вызовов.</text:p>
      <text:p text:style-name="Preformatted_20_Text"># -DNO_OPEN3 <text:s text:c="11"/>Если у вас нет версии open с тремя аргументами</text:p>
      <text:p text:style-name="Preformatted_20_Text"># <text:s text:c="22"/>и вы хотите отключить опцию tar -k <text:s/></text:p>
      <text:p text:style-name="Preformatted_20_Text"># <text:s text:c="22"/>вместо того, чтобы эмулировать нужную функцию open.</text:p>
      <text:p text:style-name="Preformatted_20_Text"># -DXENIX <text:s text:c="14"/>Если у вас имеется sys/inode.h</text:p>
      <text:p text:style-name="Preformatted_20_Text"># <text:s text:c="22"/>и нужно, чтобы он был 94 для своего подключения.</text:p>
      <text:p text:style-name="Preformatted_20_Text"/>
      <text:p text:style-name="Preformatted_20_Text">DEFS = <text:s/>-DSIGTYPE=int -DDIRENT -DSTRSTR_MISSING \</text:p>
      <text:p text:style-name="Preformatted_20_Text"><text:s text:c="8"/>-DVPRINTF_MISSING -DBSD42</text:p>
      <text:p text:style-name="Preformatted_20_Text"># Установите для этой переменной значение rtapelib.o или, если вы определили NO_REMOTE,</text:p>
      <text:p text:style-name="Preformatted_20_Text"># установите для нее пустое значение.</text:p>
      <text:p text:style-name="Preformatted_20_Text">RTAPELIB = rtapelib.o</text:p>
      <text:p text:style-name="Preformatted_20_Text">LIBS =</text:p>
      <text:p text:style-name="Preformatted_20_Text"><text:soft-page-break/>DEF_AR_FILE = /dev/rmt8</text:p>
      <text:p text:style-name="Preformatted_20_Text">DEFBLOCKING = 20</text:p>
      <text:p text:style-name="Preformatted_20_Text"/>
      <text:p text:style-name="Preformatted_20_Text">CDEBUG = -g</text:p>
      <text:p text:style-name="Preformatted_20_Text">CFLAGS = $(CDEBUG) -I. -I$(srcdir) $(DEFS) \</text:p>
      <text:p text:style-name="Preformatted_20_Text"><text:s text:c="8"/>-DDEF_AR_FILE=\"$(DEF_AR_FILE)\" \</text:p>
      <text:p text:style-name="Preformatted_20_Text"><text:s text:c="8"/>-DDEFBLOCKING=$(DEFBLOCKING)</text:p>
      <text:p text:style-name="Preformatted_20_Text">LDFLAGS = -g</text:p>
      <text:p text:style-name="Preformatted_20_Text"/>
      <text:p text:style-name="Preformatted_20_Text">prefix = /usr/local</text:p>
      <text:p text:style-name="Preformatted_20_Text"># Префикс для каждой инсталлируемой программы,</text:p>
      <text:p text:style-name="Preformatted_20_Text"># обычно пустой или содержит `g'.</text:p>
      <text:p text:style-name="Preformatted_20_Text">binprefix =</text:p>
      <text:p text:style-name="Preformatted_20_Text"/>
      <text:p text:style-name="Preformatted_20_Text"># Каталог, куда будет инсталлироваться программа tar.</text:p>
      <text:p text:style-name="Preformatted_20_Text">bindir = $(prefix)/bin</text:p>
      <text:p text:style-name="Preformatted_20_Text"/>
      <text:p text:style-name="Preformatted_20_Text"># Каталог, куда будут инсталлироваться Info-файлы.</text:p>
      <text:p text:style-name="Preformatted_20_Text">infodir = $(prefix)/info</text:p>
      <text:p text:style-name="Preformatted_20_Text"/>
      <text:p text:style-name="Preformatted_20_Text">#### Конец раздела конфигурации. ####</text:p>
      <text:p text:style-name="Preformatted_20_Text"/>
      <text:p text:style-name="Preformatted_20_Text">SRC1 = <text:s/>tar.c create.c extract.c buffer.c \</text:p>
      <text:p text:style-name="Preformatted_20_Text"><text:s text:c="8"/>getoldopt.c update.c gnu.c mangle.c</text:p>
      <text:p text:style-name="Preformatted_20_Text">SRC2 = <text:s/>version.c list.c names.c diffarch.c \</text:p>
      <text:p text:style-name="Preformatted_20_Text"><text:s text:c="8"/>port.c wildmat.c getopt.c</text:p>
      <text:p text:style-name="Preformatted_20_Text">SRC3 = <text:s/>getopt1.c regex.c getdate.y</text:p>
      <text:p text:style-name="Preformatted_20_Text">SRCS = <text:s/>$(SRC1) $(SRC2) $(SRC3)</text:p>
      <text:p text:style-name="Preformatted_20_Text">OBJ1 = <text:s/>tar.o create.o extract.o buffer.o \</text:p>
      <text:p text:style-name="Preformatted_20_Text"><text:s text:c="8"/>getoldopt.o update.o gnu.o mangle.o</text:p>
      <text:p text:style-name="Preformatted_20_Text">OBJ2 = <text:s/>version.o list.o names.o diffarch.o \</text:p>
      <text:p text:style-name="Preformatted_20_Text"><text:s text:c="8"/>port.o wildmat.o getopt.o</text:p>
      <text:p text:style-name="Preformatted_20_Text">OBJ3 = <text:s/>getopt1.o regex.o getdate.o $(RTAPELIB)</text:p>
      <text:p text:style-name="Preformatted_20_Text">OBJS = <text:s/>$(OBJ1) $(OBJ2) $(OBJ3)</text:p>
      <text:p text:style-name="Preformatted_20_Text">AUX = <text:s text:c="2"/>README COPYING ChangeLog Makefile.in <text:s/>\</text:p>
      <text:p text:style-name="Preformatted_20_Text"><text:s text:c="8"/>makefile.pc configure configure.in \</text:p>
      <text:p text:style-name="Preformatted_20_Text"><text:s text:c="8"/>tar.texinfo tar.info* texinfo.tex \</text:p>
      <text:p text:style-name="Preformatted_20_Text"><text:s text:c="8"/>tar.h port.h open3.h getopt.h regex.h \</text:p>
      <text:p text:style-name="Preformatted_20_Text"><text:s text:c="8"/>rmt.h rmt.c rtapelib.c alloca.c \</text:p>
      <text:p text:style-name="Preformatted_20_Text"><text:s text:c="8"/>msd_dir.h msd_dir.c tcexparg.c \</text:p>
      <text:p text:style-name="Preformatted_20_Text"><text:s text:c="8"/>level-0 level-1 backup-specs testpad.c</text:p>
      <text:p text:style-name="Preformatted_20_Text"/>
      <text:p text:style-name="Preformatted_20_Text">all: <text:s text:c="3"/>tar rmt tar.info</text:p>
      <text:p text:style-name="Preformatted_20_Text"/>
      <text:p text:style-name="Preformatted_20_Text">tar: <text:s text:c="3"/>$(OBJS)</text:p>
      <text:p text:style-name="Preformatted_20_Text"><text:s text:c="8"/>$(CC) $(LDFLAGS) -o $@ $(OBJS) $(LIBS)</text:p>
      <text:p text:style-name="Preformatted_20_Text"/>
      <text:p text:style-name="Preformatted_20_Text">rmt: <text:s text:c="3"/>rmt.c</text:p>
      <text:p text:style-name="Preformatted_20_Text"><text:s text:c="8"/>$(CC) $(CFLAGS) $(LDFLAGS) -o $@ rmt.c</text:p>
      <text:p text:style-name="Preformatted_20_Text"/>
      <text:p text:style-name="Preformatted_20_Text">tar.info: tar.texinfo</text:p>
      <text:p text:style-name="Preformatted_20_Text"><text:s text:c="8"/>makeinfo tar.texinfo</text:p>
      <text:p text:style-name="Preformatted_20_Text"/>
      <text:p text:style-name="Preformatted_20_Text">install: all</text:p>
      <text:p text:style-name="Preformatted_20_Text"><text:s text:c="8"/>$(INSTALL) tar $(bindir)/$(binprefix)tar</text:p>
      <text:p text:style-name="Preformatted_20_Text"><text:s text:c="8"/>-test ! -f rmt || $(INSTALL) rmt /etc/rmt</text:p>
      <text:p text:style-name="Preformatted_20_Text"><text:s text:c="8"/>$(INSTALLDATA) $(srcdir)/tar.info* $(infodir)</text:p>
      <text:p text:style-name="Preformatted_20_Text"/>
      <text:p text:style-name="Preformatted_20_Text">$(OBJS): tar.h port.h testpad.h</text:p>
      <text:p text:style-name="Preformatted_20_Text">regex.o buffer.o tar.o: regex.h</text:p>
      <text:p text:style-name="Preformatted_20_Text"># getdate.y has 8 shift/reduce conflicts.</text:p>
      <text:p text:style-name="Preformatted_20_Text"/>
      <text:p text:style-name="Preformatted_20_Text">testpad.h: testpad</text:p>
      <text:p text:style-name="Preformatted_20_Text"><text:s text:c="8"/>./testpad</text:p>
      <text:p text:style-name="Preformatted_20_Text"/>
      <text:p text:style-name="Preformatted_20_Text">testpad: testpad.o</text:p>
      <text:p text:style-name="Preformatted_20_Text"><text:s text:c="8"/>$(CC) -o $@ testpad.o</text:p>
      <text:p text:style-name="Preformatted_20_Text"/>
      <text:p text:style-name="Preformatted_20_Text">TAGS: <text:s text:c="2"/>$(SRCS)</text:p>
      <text:p text:style-name="Preformatted_20_Text"><text:s text:c="8"/>etags $(SRCS)</text:p>
      <text:p text:style-name="Preformatted_20_Text"/>
      <text:p text:style-name="Preformatted_20_Text"><text:soft-page-break/>clean:</text:p>
      <text:p text:style-name="Preformatted_20_Text"><text:s text:c="8"/>rm -f *.o tar rmt testpad testpad.h core</text:p>
      <text:p text:style-name="Preformatted_20_Text"/>
      <text:p text:style-name="Preformatted_20_Text">distclean: clean</text:p>
      <text:p text:style-name="Preformatted_20_Text"><text:s text:c="8"/>rm -f TAGS Makefile config.status</text:p>
      <text:p text:style-name="Preformatted_20_Text"/>
      <text:p text:style-name="Preformatted_20_Text">realclean: distclean</text:p>
      <text:p text:style-name="Preformatted_20_Text"><text:s text:c="8"/>rm -f tar.info*</text:p>
      <text:p text:style-name="Preformatted_20_Text"/>
      <text:p text:style-name="Preformatted_20_Text">shar: $(SRCS) $(AUX)</text:p>
      <text:p text:style-name="Preformatted_20_Text"><text:s text:c="8"/>shar $(SRCS) $(AUX) | compress \</text:p>
      <text:p text:style-name="Preformatted_20_Text"><text:s text:c="10"/>&gt; tar-`sed -e '/version_string/!d' \</text:p>
      <text:p text:style-name="Preformatted_20_Text"><text:s text:c="21"/>-e 's/[^0-9.]*\([0-9.]*\).*/\1/' \</text:p>
      <text:p text:style-name="Preformatted_20_Text"><text:s text:c="21"/>-e q</text:p>
      <text:p text:style-name="Preformatted_20_Text"><text:s text:c="21"/>version.c`.shar.Z</text:p>
      <text:p text:style-name="Preformatted_20_Text"/>
      <text:p text:style-name="Preformatted_20_Text">dist: $(SRCS) $(AUX)</text:p>
      <text:p text:style-name="Preformatted_20_Text"><text:s text:c="8"/>echo tar-`sed \</text:p>
      <text:p text:style-name="Preformatted_20_Text"><text:s text:c="13"/>-e '/version_string/!d' \</text:p>
      <text:p text:style-name="Preformatted_20_Text"><text:s text:c="13"/>-e 's/[^0-9.]*\([0-9.]*\).*/\1/' \</text:p>
      <text:p text:style-name="Preformatted_20_Text"><text:s text:c="13"/>-e q</text:p>
      <text:p text:style-name="Preformatted_20_Text"><text:s text:c="13"/>version.c` &gt; .fname</text:p>
      <text:p text:style-name="Preformatted_20_Text"><text:s text:c="8"/>-rm -rf `cat .fname`</text:p>
      <text:p text:style-name="Preformatted_20_Text"><text:s text:c="8"/>mkdir `cat .fname`</text:p>
      <text:p text:style-name="Preformatted_20_Text"><text:s text:c="8"/>ln $(SRCS) $(AUX) `cat .fname`</text:p>
      <text:p text:style-name="Preformatted_20_Text"><text:s text:c="8"/>tar chZf `cat .fname`.tar.Z `cat .fname`</text:p>
      <text:p text:style-name="Preformatted_20_Text"><text:s text:c="8"/>-rm -rf `cat .fname` .fname</text:p>
      <text:p text:style-name="Preformatted_20_Text"/>
      <text:p text:style-name="Preformatted_20_Text">tar.zoo: $(SRCS) $(AUX)</text:p>
      <text:p text:style-name="Preformatted_20_Text"><text:s text:c="8"/>-rm -rf tmp.dir</text:p>
      <text:p text:style-name="Preformatted_20_Text"><text:s text:c="8"/>-mkdir tmp.dir</text:p>
      <text:p text:style-name="Preformatted_20_Text"><text:s text:c="8"/>-rm tar.zoo</text:p>
      <text:p text:style-name="Preformatted_20_Text"><text:s text:c="8"/>for X in $(SRCS) $(AUX) ; do \</text:p>
      <text:p text:style-name="Preformatted_20_Text"><text:s text:c="12"/>echo $$X ; \</text:p>
      <text:p text:style-name="Preformatted_20_Text"><text:s text:c="12"/>sed 's/$$/^M/' $$X \</text:p>
      <text:p text:style-name="Preformatted_20_Text"><text:s text:c="12"/>&gt; tmp.dir/$$X ; done</text:p>
      <text:p text:style-name="Preformatted_20_Text"><text:s text:c="8"/>cd tmp.dir ; zoo aM ../tar.zoo *</text:p>
      <text:p text:style-name="P33"><text:s text:c="8"/>-rm -rf tmp.di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572cm" fo:margin-left="0.457cm" fo:margin-right="0.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9:50:50.489780341</meta:creation-date>
    <dc:date>2019-02-05T19:52:52.667222236</dc:date>
    <meta:editing-duration>PT2M3S</meta:editing-duration>
    <meta:editing-cycles>1</meta:editing-cycles>
    <meta:document-statistic meta:table-count="0" meta:image-count="0" meta:object-count="0" meta:page-count="125" meta:paragraph-count="2606" meta:word-count="48434" meta:character-count="367651" meta:non-whitespace-character-count="317723"/>
    <meta:generator>LibreOffice/5.1.6.2$Linux_X86_64 LibreOffice_project/10m0$Build-2</meta:generator>
  </office:meta>
</office:document-meta>
</file>